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4pt"/>
    </style:style>
    <style:style style:name="co2" style:family="table-column">
      <style:table-column-properties fo:break-before="auto" style:column-width="52.61pt"/>
    </style:style>
    <style:style style:name="co3" style:family="table-column">
      <style:table-column-properties fo:break-before="auto" style:column-width="34.36pt"/>
    </style:style>
    <style:style style:name="co4" style:family="table-column">
      <style:table-column-properties fo:break-before="auto" style:column-width="50.5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1.74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49.8pt"/>
    </style:style>
    <style:style style:name="co11" style:family="table-column">
      <style:table-column-properties fo:break-before="auto" style:column-width="35.74pt"/>
    </style:style>
    <style:style style:name="co12" style:family="table-column">
      <style:table-column-properties fo:break-before="auto" style:column-width="41.41pt"/>
    </style:style>
    <style:style style:name="co13" style:family="table-column">
      <style:table-column-properties fo:break-before="auto" style:column-width="39.29pt"/>
    </style:style>
    <style:style style:name="co14" style:family="table-column">
      <style:table-column-properties fo:break-before="auto" style:column-width="22.45pt"/>
    </style:style>
    <style:style style:name="co15" style:family="table-column">
      <style:table-column-properties fo:break-before="auto" style:column-width="42.8pt"/>
    </style:style>
    <style:style style:name="co16" style:family="table-column">
      <style:table-column-properties fo:break-before="auto" style:column-width="32.94pt"/>
    </style:style>
    <style:style style:name="co17" style:family="table-column">
      <style:table-column-properties fo:break-before="auto" style:column-width="51.19pt"/>
    </style:style>
    <style:style style:name="co18" style:family="table-column">
      <style:table-column-properties fo:break-before="auto" style:column-width="37.84pt"/>
    </style:style>
    <style:style style:name="co19" style:family="table-column">
      <style:table-column-properties fo:break-before="auto" style:column-width="56.1pt"/>
    </style:style>
    <style:style style:name="co20" style:family="table-column">
      <style:table-column-properties fo:break-before="auto" style:column-width="56.81pt"/>
    </style:style>
    <style:style style:name="co21" style:family="table-column">
      <style:table-column-properties fo:break-before="auto" style:column-width="46.29pt"/>
    </style:style>
    <style:style style:name="co22" style:family="table-column">
      <style:table-column-properties fo:break-before="auto" style:column-width="30.16pt"/>
    </style:style>
    <style:style style:name="co23" style:family="table-column">
      <style:table-column-properties fo:break-before="auto" style:column-width="25.26pt"/>
    </style:style>
    <style:style style:name="co24" style:family="table-column">
      <style:table-column-properties fo:break-before="auto" style:column-width="26.65pt"/>
    </style:style>
    <style:style style:name="co25" style:family="table-column">
      <style:table-column-properties fo:break-before="auto" style:column-width="47pt"/>
    </style:style>
    <style:style style:name="co26" style:family="table-column">
      <style:table-column-properties fo:break-before="auto" style:column-width="51.9pt"/>
    </style:style>
    <style:style style:name="co27" style:family="table-column">
      <style:table-column-properties fo:break-before="auto" style:column-width="24.55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2pt" fo:break-before="auto" style:use-optimal-row-height="false"/>
    </style:style>
    <style:style style:name="ro4" style:family="table-row">
      <style:table-row-properties style:row-height="2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6666"/>
      <style:text-properties style:text-position=""/>
    </style:style>
    <style:style style:name="ce3" style:family="table-cell" style:parent-style-name="Default">
      <style:table-cell-properties fo:background-color="#66ff66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66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color="#dddddd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fo:color="#dddddd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fo:color="#ddddd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dddddd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color="#dddddd" fo:font-weight="bold" style:font-weight-asian="bold" style:font-weight-complex="bold"/>
    </style:style>
    <style:style style:name="ce20" style:family="table-cell" style:parent-style-name="Default">
      <style:text-properties fo:color="#dddddd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color="#ddddd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color="#dddddd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color="#dddddd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fo:color="#ddddd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  <style:text-properties fo:color="#dddddd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fo:color="#dddddd"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dddddd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fo:color="#dddddd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  <style:text-properties fo:color="#dddddd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dddddd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ddddd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dddddd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ddddd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dddddd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color="#dddddd" fo:font-weight="bold" style:font-weight-asian="bold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color="#dddddd"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47" style:family="table-cell" style:parent-style-name="Default">
      <style:table-cell-properties fo:border="none"/>
      <style:text-properties fo:color="#ddddd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1t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2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table:number-columns-repeated="2"/>
          <table:table-cell table:style-name="ce5" office:value-type="float" office:value="2012" calcext:value-type="float" table:number-columns-spanned="3" table:number-rows-spanned="1">
            <text:p>2012</text:p>
          </table:table-cell>
          <table:covered-table-cell table:style-name="ce5"/>
          <table:covered-table-cell table:style-name="ce6"/>
          <table:table-cell table:style-name="ce5" office:value-type="float" office:value="2013" calcext:value-type="float" table:number-columns-spanned="3" table:number-rows-spanned="1">
            <text:p>2013</text:p>
          </table:table-cell>
          <table:covered-table-cell table:style-name="ce5"/>
          <table:covered-table-cell table:style-name="ce6"/>
          <table:table-cell table:style-name="ce5" office:value-type="float" office:value="2014" calcext:value-type="float" table:number-columns-spanned="3" table:number-rows-spanned="1">
            <text:p>2014</text:p>
          </table:table-cell>
          <table:covered-table-cell table:style-name="ce5"/>
          <table:covered-table-cell table:style-name="ce6"/>
          <table:table-cell table:style-name="ce5" office:value-type="float" office:value="2015" calcext:value-type="float" table:number-columns-spanned="3" table:number-rows-spanned="1">
            <text:p>2015</text:p>
          </table:table-cell>
          <table:covered-table-cell table:style-name="ce5"/>
          <table:covered-table-cell table:style-name="ce6"/>
          <table:table-cell table:style-name="ce5" office:value-type="float" office:value="2016" calcext:value-type="float" table:number-columns-spanned="3" table:number-rows-spanned="1">
            <text:p>2016</text:p>
          </table:table-cell>
          <table:covered-table-cell table:style-name="ce5"/>
          <table:covered-table-cell table:style-name="ce6"/>
          <table:table-cell table:style-name="ce5" office:value-type="float" office:value="2017" calcext:value-type="float" table:number-columns-spanned="3" table:number-rows-spanned="1">
            <text:p>2017</text:p>
          </table:table-cell>
          <table:covered-table-cell table:style-name="ce5"/>
          <table:covered-table-cell table:style-name="ce6"/>
          <table:table-cell table:style-name="ce5" office:value-type="float" office:value="2018" calcext:value-type="float" table:number-columns-spanned="3" table:number-rows-spanned="1">
            <text:p>2018</text:p>
          </table:table-cell>
          <table:covered-table-cell table:style-name="ce5"/>
          <table:covered-table-cell table:style-name="ce6"/>
          <table:table-cell table:style-name="ce5" office:value-type="float" office:value="2019" calcext:value-type="float" table:number-columns-spanned="3" table:number-rows-spanned="1">
            <text:p>2019</text:p>
          </table:table-cell>
          <table:covered-table-cell table:style-name="ce5"/>
          <table:covered-table-cell table:style-name="ce6"/>
          <table:table-cell table:number-columns-repeated="2"/>
          <table:table-cell table:style-name="ce1"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]&amp;[.B2]" office:value-type="string" office:string-value="116" calcext:value-type="string">
            <text:p>116</text:p>
          </table:table-cell>
          <table:table-cell office:value-type="float" office:value="108" calcext:value-type="float">
            <text:p>108</text:p>
          </table:table-cell>
          <table:table-cell table:formula="of:=[.G2]-[.E2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table:formula="of:=[.J2]-[.H2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table:formula="of:=[.M2]-[.K2]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formula="of:=[.P2]-[.N2]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formula="of:=[.S2]-[.Q2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formula="of:=[.V2]-[.T2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formula="of:=[.Y2]-[.W2]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formula="of:=[.AB2]-[.Z2]"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]&amp;[.B3]" office:value-type="string" office:string-value="215" calcext:value-type="string">
            <text:p>215</text:p>
          </table:table-cell>
          <table:table-cell office:value-type="float" office:value="104" calcext:value-type="float">
            <text:p>104</text:p>
          </table:table-cell>
          <table:table-cell table:formula="of:=[.G3]-[.E3]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formula="of:=[.J3]-[.H3]"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formula="of:=[.M3]-[.K3]"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formula="of:=[.P3]-[.N3]"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formula="of:=[.S3]-[.Q3]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formula="of:=[.V3]-[.T3]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table:formula="of:=[.Y3]-[.W3]"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table:formula="of:=[.AB3]-[.Z3]"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]&amp;[.B4]" office:value-type="string" office:string-value="314" calcext:value-type="string">
            <text:p>314</text:p>
          </table:table-cell>
          <table:table-cell office:value-type="float" office:value="92" calcext:value-type="float">
            <text:p>92</text:p>
          </table:table-cell>
          <table:table-cell table:formula="of:=[.G4]-[.E4]"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table:formula="of:=[.J4]-[.H4]"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table:formula="of:=[.M4]-[.K4]" office:value-type="float" office:value="17" calcext:value-type="float">
            <text:p>17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table:formula="of:=[.P4]-[.N4]"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table:formula="of:=[.S4]-[.Q4]"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table:formula="of:=[.V4]-[.T4]"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table:formula="of:=[.Y4]-[.W4]"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table:formula="of:=[.AB4]-[.Z4]"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5]&amp;[.B5]" office:value-type="string" office:string-value="413" calcext:value-type="string">
            <text:p>413</text:p>
          </table:table-cell>
          <table:table-cell office:value-type="float" office:value="85" calcext:value-type="float">
            <text:p>85</text:p>
          </table:table-cell>
          <table:table-cell table:formula="of:=[.G5]-[.E5]"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[.J5]-[.H5]"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formula="of:=[.M5]-[.K5]"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table:formula="of:=[.P5]-[.N5]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table:formula="of:=[.S5]-[.Q5]"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table:formula="of:=[.V5]-[.T5]"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table:formula="of:=[.Y5]-[.W5]"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table:formula="of:=[.AB5]-[.Z5]"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]&amp;[.B6]" office:value-type="string" office:string-value="512" calcext:value-type="string">
            <text:p>512</text:p>
          </table:table-cell>
          <table:table-cell office:value-type="float" office:value="72" calcext:value-type="float">
            <text:p>72</text:p>
          </table:table-cell>
          <table:table-cell table:formula="of:=[.G6]-[.E6]"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table:formula="of:=[.J6]-[.H6]"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formula="of:=[.M6]-[.K6]"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table:formula="of:=[.P6]-[.N6]"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S6]-[.Q6]"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formula="of:=[.V6]-[.T6]"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formula="of:=[.Y6]-[.W6]"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table:formula="of:=[.AB6]-[.Z6]"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7]&amp;[.B7]" office:value-type="string" office:string-value="611" calcext:value-type="string">
            <text:p>611</text:p>
          </table:table-cell>
          <table:table-cell office:value-type="float" office:value="72" calcext:value-type="float">
            <text:p>72</text:p>
          </table:table-cell>
          <table:table-cell table:formula="of:=[.G7]-[.E7]"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table:formula="of:=[.J7]-[.H7]"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 table:formula="of:=[.M7]-[.K7]"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table:formula="of:=[.P7]-[.N7]"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table:formula="of:=[.S7]-[.Q7]"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formula="of:=[.V7]-[.T7]"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table:formula="of:=[.Y7]-[.W7]"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table:formula="of:=[.AB7]-[.Z7]"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8]&amp;[.B8]" office:value-type="string" office:string-value="710" calcext:value-type="string">
            <text:p>710</text:p>
          </table:table-cell>
          <table:table-cell office:value-type="float" office:value="65" calcext:value-type="float">
            <text:p>65</text:p>
          </table:table-cell>
          <table:table-cell table:formula="of:=[.G8]-[.E8]"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formula="of:=[.J8]-[.H8]"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table:formula="of:=[.M8]-[.K8]"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table:formula="of:=[.P8]-[.N8]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table:formula="of:=[.S8]-[.Q8]"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table:formula="of:=[.V8]-[.T8]"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81" calcext:value-type="float">
            <text:p>81</text:p>
          </table:table-cell>
          <table:table-cell table:formula="of:=[.Y8]-[.W8]"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table:formula="of:=[.AB8]-[.Z8]"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9]&amp;[.B9]" office:value-type="string" office:string-value="89" calcext:value-type="string">
            <text:p>89</text:p>
          </table:table-cell>
          <table:table-cell office:value-type="float" office:value="51" calcext:value-type="float">
            <text:p>51</text:p>
          </table:table-cell>
          <table:table-cell table:formula="of:=[.G9]-[.E9]"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formula="of:=[.J9]-[.H9]"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table:formula="of:=[.M9]-[.K9]"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formula="of:=[.P9]-[.N9]"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table:formula="of:=[.S9]-[.Q9]"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table:formula="of:=[.V9]-[.T9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table:formula="of:=[.Y9]-[.W9]" office:value-type="float" office:value="65" calcext:value-type="float">
            <text:p>65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table:formula="of:=[.AB9]-[.Z9]"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2" table:number-rows-repeated="2">
          <table:table-cell table:number-columns-repeated="38"/>
        </table:table-row>
        <table:table-row table:style-name="ro2">
          <table:table-cell office:value-type="string" calcext:value-type="string">
            <text:p>1 v 16, 2 v 15: t-test for proportions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p_hat</text:p>
          </table:table-cell>
          <table:table-cell table:formula="of:=([.Z2]+[.Z3])/([.AB2]+[.AB3])" office:value-type="float" office:value="0.966911764705882" calcext:value-type="float">
            <text:p>0.966911764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um</text:p>
          </table:table-cell>
          <table:table-cell table:formula="of:=([.Z2]/[.AB2])-([.Z3]/[.AB3])" office:value-type="float" office:value="0.0514705882352942" calcext:value-type="float">
            <text:p>0.051470588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den</text:p>
          </table:table-cell>
          <table:table-cell table:formula="of:=SQRT([.B13]*(1-[.B13])*(1/136 + 1/136))" office:value-type="float" office:value="0.0216908099200746" calcext:value-type="float">
            <text:p>0.0216908099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Z</text:p>
          </table:table-cell>
          <table:table-cell table:formula="of:=[.B14]/[.B15]" office:value-type="float" office:value="2.37292145498259" calcext:value-type="float">
            <text:p>2.37292145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_value</text:p>
          </table:table-cell>
          <table:table-cell table:style-name="ce2" office:value-type="float" office:value="0.0176" calcext:value-type="float">
            <text:p>0.0176</text:p>
          </table:table-cell>
          <table:table-cell table:number-columns-repeated="36"/>
        </table:table-row>
        <table:table-row table:style-name="ro2" table:number-rows-repeated="3">
          <table:table-cell table:number-columns-repeated="38"/>
        </table:table-row>
        <table:table-row table:style-name="ro2">
          <table:table-cell office:value-type="string" calcext:value-type="string">
            <text:p>3 v 14, 4 v 13: t-test for proportions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p_hat</text:p>
          </table:table-cell>
          <table:table-cell table:formula="of:=([.Z4]+[.Z5])/([.AB4]+[.AB5])" office:value-type="float" office:value="0.819852941176471" calcext:value-type="float">
            <text:p>0.819852941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um</text:p>
          </table:table-cell>
          <table:table-cell table:formula="of:=([.Z4]/[.AB4])-([.Z5]/[.AB5])" office:value-type="float" office:value="0.0514705882352942" calcext:value-type="float">
            <text:p>0.051470588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den</text:p>
          </table:table-cell>
          <table:table-cell table:formula="of:=SQRT([.B22]*(1-[.B22])*(1/136 + 1/136))" office:value-type="float" office:value="0.0466044203944788" calcext:value-type="float">
            <text:p>0.046604420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Z</text:p>
          </table:table-cell>
          <table:table-cell table:formula="of:=[.B23]/[.B24]" office:value-type="float" office:value="1.10441429803495" calcext:value-type="float">
            <text:p>1.104414298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_value</text:p>
          </table:table-cell>
          <table:table-cell table:style-name="ce3" office:value-type="float" office:value="0.269" calcext:value-type="float">
            <text:p>0.269</text:p>
          </table:table-cell>
          <table:table-cell table:number-columns-repeated="36"/>
        </table:table-row>
        <table:table-row table:style-name="ro2" table:number-rows-repeated="3">
          <table:table-cell table:number-columns-repeated="38"/>
        </table:table-row>
        <table:table-row table:style-name="ro2">
          <table:table-cell office:value-type="string" calcext:value-type="string">
            <text:p>5 v 12, 6 v 11: t-test for proportions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p_hat</text:p>
          </table:table-cell>
          <table:table-cell table:formula="of:=([.Z6]+[.Z7])/([.AB6]+[.AB7])" office:value-type="float" office:value="0.639705882352941" calcext:value-type="float">
            <text:p>0.639705882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um</text:p>
          </table:table-cell>
          <table:table-cell table:formula="of:=([.Z6]/[.AB6])-([.Z7]/[.AB7])" office:value-type="float" office:value="0.0294117647058824" calcext:value-type="float">
            <text:p>0.0294117647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den</text:p>
          </table:table-cell>
          <table:table-cell table:formula="of:=SQRT([.B31]*(1-[.B31])*(1/136 + 1/136))" office:value-type="float" office:value="0.0582189410299333" calcext:value-type="float">
            <text:p>0.05821894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Z</text:p>
          </table:table-cell>
          <table:table-cell table:formula="of:=[.B32]/[.B33]" office:value-type="float" office:value="0.505192368421134" calcext:value-type="float">
            <text:p>0.505192368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_value</text:p>
          </table:table-cell>
          <table:table-cell table:style-name="ce4" office:value-type="float" office:value="0.614" calcext:value-type="float">
            <text:p>0.61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_val (Bonf.)</text:p>
          </table:table-cell>
          <table:table-cell table:style-name="ce3" table:formula="of:=[.B35]/3" office:value-type="float" office:value="0.204666666666667" calcext:value-type="float">
            <text:p>0.2046666667</text:p>
          </table:table-cell>
          <table:table-cell table:number-columns-repeated="36"/>
        </table:table-row>
        <table:table-row table:style-name="ro2" table:number-rows-repeated="2">
          <table:table-cell table:number-columns-repeated="38"/>
        </table:table-row>
        <table:table-row table:style-name="ro2">
          <table:table-cell office:value-type="string" calcext:value-type="string">
            <text:p>6 v 11, 7 v 10: t-test for proportions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p_hat</text:p>
          </table:table-cell>
          <table:table-cell table:formula="of:=([.Z7]+[.Z8])/([.AB7]+[.AB8])" office:value-type="float" office:value="0.621323529411765" calcext:value-type="float">
            <text:p>0.6213235294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um</text:p>
          </table:table-cell>
          <table:table-cell table:formula="of:=([.Z7]/[.AB7])-([.Z8]/[.AB8])" office:value-type="float" office:value="0.00735294117647056" calcext:value-type="float">
            <text:p>0.007352941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den</text:p>
          </table:table-cell>
          <table:table-cell table:formula="of:=SQRT([.B40]*(1-[.B40])*(1/136 + 1/136))" office:value-type="float" office:value="0.0588218398330017" calcext:value-type="float">
            <text:p>0.0588218398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Z</text:p>
          </table:table-cell>
          <table:table-cell table:formula="of:=[.B41]/[.B42]" office:value-type="float" office:value="0.125003590457999" calcext:value-type="float">
            <text:p>0.125003590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_value</text:p>
          </table:table-cell>
          <table:table-cell table:style-name="ce4" office:value-type="float" office:value="0.901" calcext:value-type="float">
            <text:p>0.90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_val (Bonf.)</text:p>
          </table:table-cell>
          <table:table-cell table:style-name="ce3" table:formula="of:=[.B44]/3" office:value-type="float" office:value="0.300333333333333" calcext:value-type="float">
            <text:p>0.3003333333</text:p>
          </table:table-cell>
          <table:table-cell table:number-columns-repeated="36"/>
        </table:table-row>
        <table:table-row table:style-name="ro2" table:number-rows-repeated="2">
          <table:table-cell table:number-columns-repeated="38"/>
        </table:table-row>
        <table:table-row table:style-name="ro2">
          <table:table-cell office:value-type="string" calcext:value-type="string">
            <text:p>5 v 12, 7 v 10: t-test for proportions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p_hat</text:p>
          </table:table-cell>
          <table:table-cell table:formula="of:=([.Z6]+[.Z8])/([.AB6]+[.AB8])" office:value-type="float" office:value="0.636029411764706" calcext:value-type="float">
            <text:p>0.6360294118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num</text:p>
          </table:table-cell>
          <table:table-cell table:formula="of:=([.Z6]/[.AB6])-([.Z8]/[.AB8])" office:value-type="float" office:value="0.0367647058823529" calcext:value-type="float">
            <text:p>0.0367647059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den</text:p>
          </table:table-cell>
          <table:table-cell table:formula="of:=SQRT([.B49]*(1-[.B49])*(1/136 + 1/136))" office:value-type="float" office:value="0.0583468330627732" calcext:value-type="float">
            <text:p>0.0583468331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Z</text:p>
          </table:table-cell>
          <table:table-cell table:formula="of:=[.B50]/[.B51]" office:value-type="float" office:value="0.630106279166843" calcext:value-type="float">
            <text:p>0.6301062792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_value</text:p>
          </table:table-cell>
          <table:table-cell table:style-name="ce4" office:value-type="float" office:value="0.5286" calcext:value-type="float">
            <text:p>0.5286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_val (Bonf.)</text:p>
          </table:table-cell>
          <table:table-cell table:style-name="ce3" table:formula="of:=[.B53]/3" office:value-type="float" office:value="0.1762" calcext:value-type="float">
            <text:p>0.1762</text:p>
          </table:table-cell>
          <table:table-cell table:number-columns-repeated="36"/>
        </table:table-row>
        <table:table-row table:style-name="ro2" table:number-rows-repeated="2">
          <table:table-cell table:number-columns-repeated="38"/>
        </table:table-row>
        <table:table-row table:style-name="ro2">
          <table:table-cell office:value-type="string" calcext:value-type="string">
            <text:p>8 v 9: t-test for proportions (against ½)</text:p>
          </table:table-cell>
          <table:table-cell table:number-columns-repeated="37"/>
        </table:table-row>
        <table:table-row table:style-name="ro2">
          <table:table-cell office:value-type="string" calcext:value-type="string">
            <text:p>p_hat</text:p>
          </table:table-cell>
          <table:table-cell table:formula="of:=[.Z9]/[.AB9]" office:value-type="float" office:value="0.5" calcext:value-type="float">
            <text:p>0.5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p_valu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6"/>
        </table:table-row>
      </table:table>
      <table:table table:name="Round1" table:style-name="ta1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3" table:visibility="collapse" table:number-columns-repeated="5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5" table:default-cell-style-name="ce24"/>
        <table:table-column table:style-name="co5" table:number-columns-repeated="5" table:default-cell-style-name="ce20"/>
        <table:table-column table:style-name="co5" table:default-cell-style-name="ce38"/>
        <table:table-row table:style-name="ro1"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table:number-columns-repeated="2"/>
          <table:table-cell table:style-name="ce11" office:value-type="float" office:value="2012" calcext:value-type="float" table:number-columns-spanned="3" table:number-rows-spanned="1">
            <text:p>2012</text:p>
          </table:table-cell>
          <table:covered-table-cell table:style-name="ce11"/>
          <table:covered-table-cell table:style-name="ce12"/>
          <table:table-cell table:style-name="ce11" office:value-type="float" office:value="2013" calcext:value-type="float" table:number-columns-spanned="3" table:number-rows-spanned="1">
            <text:p>2013</text:p>
          </table:table-cell>
          <table:covered-table-cell table:style-name="ce11"/>
          <table:covered-table-cell table:style-name="ce12"/>
          <table:table-cell table:style-name="ce27" office:value-type="float" office:value="2014" calcext:value-type="float" table:number-columns-spanned="3" table:number-rows-spanned="1">
            <text:p>2014</text:p>
          </table:table-cell>
          <table:covered-table-cell table:style-name="ce31"/>
          <table:covered-table-cell table:style-name="ce33"/>
          <table:table-cell table:style-name="ce11" office:value-type="float" office:value="2015" calcext:value-type="float" table:number-columns-spanned="3" table:number-rows-spanned="1">
            <text:p>2015</text:p>
          </table:table-cell>
          <table:covered-table-cell table:style-name="ce11"/>
          <table:covered-table-cell table:style-name="ce12"/>
          <table:table-cell table:style-name="ce27" office:value-type="float" office:value="2016" calcext:value-type="float" table:number-columns-spanned="3" table:number-rows-spanned="1">
            <text:p>2016</text:p>
          </table:table-cell>
          <table:covered-table-cell table:style-name="ce31"/>
          <table:covered-table-cell table:style-name="ce33"/>
          <table:table-cell table:style-name="ce11" office:value-type="float" office:value="2017" calcext:value-type="float" table:number-columns-spanned="3" table:number-rows-spanned="1">
            <text:p>2017</text:p>
          </table:table-cell>
          <table:covered-table-cell table:style-name="ce11"/>
          <table:covered-table-cell table:style-name="ce12"/>
          <table:table-cell table:style-name="ce27" office:value-type="float" office:value="2018" calcext:value-type="float" table:number-columns-spanned="3" table:number-rows-spanned="1">
            <text:p>2018</text:p>
          </table:table-cell>
          <table:covered-table-cell table:style-name="ce31"/>
          <table:covered-table-cell table:style-name="ce33"/>
          <table:table-cell table:style-name="ce11" office:value-type="float" office:value="2019" calcext:value-type="float" table:number-columns-spanned="3" table:number-rows-spanned="1">
            <text:p>2019</text:p>
          </table:table-cell>
          <table:covered-table-cell table:style-name="ce11"/>
          <table:covered-table-cell table:style-name="ce12"/>
          <table:table-cell/>
          <table:table-cell office:value-type="string" calcext:value-type="string">
            <text:p>Alpha: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2019" calcext:value-type="float">
            <text:p>2019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/>
          <table:table-cell table:formula="of:=[.A2]&amp;[.B2]" office:value-type="string" office:string-value="116" calcext:value-type="string">
            <text:p>116</text:p>
          </table:table-cell>
          <table:table-cell office:value-type="float" office:value="108" calcext:value-type="float">
            <text:p>108</text:p>
          </table:table-cell>
          <table:table-cell table:formula="of:=[.G2]-[.E2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table:formula="of:=[.J2]-[.H2]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28" office:value-type="float" office:value="116" calcext:value-type="float">
            <text:p>116</text:p>
          </table:table-cell>
          <table:table-cell table:formula="of:=[.M2]-[.K2]" office:value-type="float" office:value="0" calcext:value-type="float">
            <text:p>0</text:p>
          </table:table-cell>
          <table:table-cell table:style-name="ce34"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formula="of:=[.P2]-[.N2]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124" calcext:value-type="float">
            <text:p>124</text:p>
          </table:table-cell>
          <table:table-cell table:formula="of:=[.S2]-[.Q2]" office:value-type="float" office:value="0" calcext:value-type="float">
            <text:p>0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formula="of:=[.V2]-[.T2]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28" office:value-type="float" office:value="132" calcext:value-type="float">
            <text:p>132</text:p>
          </table:table-cell>
          <table:table-cell table:formula="of:=[.Y2]-[.W2]" office:value-type="float" office:value="0" calcext:value-type="float">
            <text:p>0</text:p>
          </table:table-cell>
          <table:table-cell table:style-name="ce34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formula="of:=[.AB2]-[.Z2]"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IFERROR(LOG(([.E2]/[.G2])/(1-[.E2]/[.G2])) / LOG([.$B2]/[.$A2]); 2 * SIGN( [.E2]-[.G2]/2))" office:value-type="float" office:value="2" calcext:value-type="float">
            <text:p>2</text:p>
          </table:table-cell>
          <table:table-cell table:style-name="ce45" table:formula="of:=IFERROR(LOG(([.H2]/[.J2])/(1-[.H2]/[.J2])) / LOG([.$B2]/[.$A2]); 2*SIGN([.H2]-[.J2]/2))" office:value-type="float" office:value="2" calcext:value-type="float">
            <text:p>2</text:p>
          </table:table-cell>
          <table:table-cell table:style-name="ce45" table:formula="of:=IFERROR(LOG(([.K2]/[.M2])/(1-[.K2]/[.M2])) / LOG([.$B2]/[.$A2]); 2 * SIGN([.K2]-[.M2]/2))" office:value-type="float" office:value="2" calcext:value-type="float">
            <text:p>2</text:p>
          </table:table-cell>
          <table:table-cell table:style-name="ce45" table:formula="of:=IFERROR(LOG(([.N2]/[.P2])/(1-[.N2]/[.P2])) / LOG([.$B2]/[.$A2]); 2*SIGN([.N2]-[.P2]/2))" office:value-type="float" office:value="2" calcext:value-type="float">
            <text:p>2</text:p>
          </table:table-cell>
          <table:table-cell table:style-name="ce45" table:formula="of:=IFERROR(LOG(([.Q2]/[.S2])/(1-[.Q2]/[.S2])) / LOG([.$B2]/[.$A2]); 2*SIGN([.Q2] - [.S2]/2))" office:value-type="float" office:value="2" calcext:value-type="float">
            <text:p>2</text:p>
          </table:table-cell>
          <table:table-cell table:style-name="ce45" table:formula="of:=IFERROR(LOG(([.T2]/[.V2])/(1-[.T2]/[.V2])) / LOG([.$B2]/[.$A2]); 2*SIGN([.T2]-[.V2]/2))" office:value-type="float" office:value="2" calcext:value-type="float">
            <text:p>2</text:p>
          </table:table-cell>
          <table:table-cell table:style-name="ce45" table:formula="of:=IFERROR(LOG(([.W2]/[.Y2])/(1-[.W2]/[.Y2])) / LOG([.$B2]/[.$A2]); 2*SIGN([.W2]-[.Y2]/2))" office:value-type="float" office:value="2" calcext:value-type="float">
            <text:p>2</text:p>
          </table:table-cell>
          <table:table-cell table:style-name="ce45" table:formula="of:=IFERROR(LOG(([.Z2]/[.AB2])/(1-[.Z2]/[.AB2])) / LOG([.$B2]/[.$A2]); 2*SIGN([.Z2]-[.AB2]/2))" office:value-type="float" office:value="1.76920389926271" calcext:value-type="float">
            <text:p>1.7692038993</text:p>
          </table:table-cell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/>
          <table:table-cell table:formula="of:=[.A3]&amp;[.B3]" office:value-type="string" office:string-value="215" calcext:value-type="string">
            <text:p>215</text:p>
          </table:table-cell>
          <table:table-cell office:value-type="float" office:value="104" calcext:value-type="float">
            <text:p>104</text:p>
          </table:table-cell>
          <table:table-cell table:formula="of:=[.G3]-[.E3]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formula="of:=[.J3]-[.H3]"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style-name="ce28" office:value-type="float" office:value="109" calcext:value-type="float">
            <text:p>109</text:p>
          </table:table-cell>
          <table:table-cell table:formula="of:=[.M3]-[.K3]" office:value-type="float" office:value="7" calcext:value-type="float">
            <text:p>7</text:p>
          </table:table-cell>
          <table:table-cell table:style-name="ce34"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table:formula="of:=[.P3]-[.N3]"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117" calcext:value-type="float">
            <text:p>117</text:p>
          </table:table-cell>
          <table:table-cell table:formula="of:=[.S3]-[.Q3]" office:value-type="float" office:value="7" calcext:value-type="float">
            <text:p>7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formula="of:=[.V3]-[.T3]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28" office:value-type="float" office:value="124" calcext:value-type="float">
            <text:p>124</text:p>
          </table:table-cell>
          <table:table-cell table:formula="of:=[.Y3]-[.W3]" office:value-type="float" office:value="8" calcext:value-type="float">
            <text:p>8</text:p>
          </table:table-cell>
          <table:table-cell table:style-name="ce34"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table:formula="of:=[.AB3]-[.Z3]"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IFERROR(LOG(([.E3]/[.G3])/(1-[.E3]/[.G3])) / LOG([.$B3]/[.$A3]); 2 * SIGN( [.E3]-[.G3]/2))" office:value-type="float" office:value="1.61699918299028" calcext:value-type="float">
            <text:p>1.616999183</text:p>
          </table:table-cell>
          <table:table-cell table:style-name="ce45" table:formula="of:=IFERROR(LOG(([.H3]/[.J3])/(1-[.H3]/[.J3])) / LOG([.$B3]/[.$A3]); 2*SIGN([.H3]-[.J3]/2))" office:value-type="float" office:value="1.42521977266735" calcext:value-type="float">
            <text:p>1.4252197727</text:p>
          </table:table-cell>
          <table:table-cell table:style-name="ce45" table:formula="of:=IFERROR(LOG(([.K3]/[.M3])/(1-[.K3]/[.M3])) / LOG([.$B3]/[.$A3]); 2 * SIGN([.K3]-[.M3]/2))" office:value-type="float" office:value="1.36256569432059" calcext:value-type="float">
            <text:p>1.3625656943</text:p>
          </table:table-cell>
          <table:table-cell table:style-name="ce45" table:formula="of:=IFERROR(LOG(([.N3]/[.P3])/(1-[.N3]/[.P3])) / LOG([.$B3]/[.$A3]); 2*SIGN([.N3]-[.P3]/2))" office:value-type="float" office:value="1.38045237974206" calcext:value-type="float">
            <text:p>1.3804523797</text:p>
          </table:table-cell>
          <table:table-cell table:style-name="ce45" table:formula="of:=IFERROR(LOG(([.Q3]/[.S3])/(1-[.Q3]/[.S3])) / LOG([.$B3]/[.$A3]); 2*SIGN([.Q3] - [.S3]/2))" office:value-type="float" office:value="1.39771679184069" calcext:value-type="float">
            <text:p>1.3977167918</text:p>
          </table:table-cell>
          <table:table-cell table:style-name="ce45" table:formula="of:=IFERROR(LOG(([.T3]/[.V3])/(1-[.T3]/[.V3])) / LOG([.$B3]/[.$A3]); 2*SIGN([.T3]-[.V3]/2))" office:value-type="float" office:value="1.34401019478019" calcext:value-type="float">
            <text:p>1.3440101948</text:p>
          </table:table-cell>
          <table:table-cell table:style-name="ce45" table:formula="of:=IFERROR(LOG(([.W3]/[.Y3])/(1-[.W3]/[.Y3])) / LOG([.$B3]/[.$A3]); 2*SIGN([.W3]-[.Y3]/2))" office:value-type="float" office:value="1.36028384293531" calcext:value-type="float">
            <text:p>1.3602838429</text:p>
          </table:table-cell>
          <table:table-cell table:style-name="ce45" table:formula="of:=IFERROR(LOG(([.Z3]/[.AB3])/(1-[.Z3]/[.AB3])) / LOG([.$B3]/[.$A3]); 2*SIGN([.Z3]-[.AB3]/2))" office:value-type="float" office:value="1.37604077912078" calcext:value-type="float">
            <text:p>1.3760407791</text:p>
          </table:table-cell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/>
          <table:table-cell table:formula="of:=[.A4]&amp;[.B4]" office:value-type="string" office:string-value="314" calcext:value-type="string">
            <text:p>314</text:p>
          </table:table-cell>
          <table:table-cell office:value-type="float" office:value="92" calcext:value-type="float">
            <text:p>92</text:p>
          </table:table-cell>
          <table:table-cell table:formula="of:=[.G4]-[.E4]"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table:formula="of:=[.J4]-[.H4]"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table:style-name="ce28" office:value-type="float" office:value="99" calcext:value-type="float">
            <text:p>99</text:p>
          </table:table-cell>
          <table:table-cell table:formula="of:=[.M4]-[.K4]" office:value-type="float" office:value="17" calcext:value-type="float">
            <text:p>17</text:p>
          </table:table-cell>
          <table:table-cell table:style-name="ce34"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table:formula="of:=[.P4]-[.N4]"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104" calcext:value-type="float">
            <text:p>104</text:p>
          </table:table-cell>
          <table:table-cell table:formula="of:=[.S4]-[.Q4]" office:value-type="float" office:value="20" calcext:value-type="float">
            <text:p>20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table:formula="of:=[.V4]-[.T4]"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table:style-name="ce28" office:value-type="float" office:value="111" calcext:value-type="float">
            <text:p>111</text:p>
          </table:table-cell>
          <table:table-cell table:formula="of:=[.Y4]-[.W4]" office:value-type="float" office:value="21" calcext:value-type="float">
            <text:p>21</text:p>
          </table:table-cell>
          <table:table-cell table:style-name="ce34"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table:formula="of:=[.AB4]-[.Z4]"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IFERROR(LOG(([.E4]/[.G4])/(1-[.E4]/[.G4])) / LOG([.$B4]/[.$A4]); 2 * SIGN( [.E4]-[.G4]/2))" office:value-type="float" office:value="1.13551591151461" calcext:value-type="float">
            <text:p>1.1355159115</text:p>
          </table:table-cell>
          <table:table-cell table:style-name="ce45" table:formula="of:=IFERROR(LOG(([.H4]/[.J4])/(1-[.H4]/[.J4])) / LOG([.$B4]/[.$A4]); 2*SIGN([.H4]-[.J4]/2))" office:value-type="float" office:value="1.16314404058608" calcext:value-type="float">
            <text:p>1.1631440406</text:p>
          </table:table-cell>
          <table:table-cell table:style-name="ce45" table:formula="of:=IFERROR(LOG(([.K4]/[.M4])/(1-[.K4]/[.M4])) / LOG([.$B4]/[.$A4]); 2 * SIGN([.K4]-[.M4]/2))" office:value-type="float" office:value="1.14376459999836" calcext:value-type="float">
            <text:p>1.1437646</text:p>
          </table:table-cell>
          <table:table-cell table:style-name="ce45" table:formula="of:=IFERROR(LOG(([.N4]/[.P4])/(1-[.N4]/[.P4])) / LOG([.$B4]/[.$A4]); 2*SIGN([.N4]-[.P4]/2))" office:value-type="float" office:value="1.12603891036682" calcext:value-type="float">
            <text:p>1.1260389104</text:p>
          </table:table-cell>
          <table:table-cell table:style-name="ce45" table:formula="of:=IFERROR(LOG(([.Q4]/[.S4])/(1-[.Q4]/[.S4])) / LOG([.$B4]/[.$A4]); 2*SIGN([.Q4] - [.S4]/2))" office:value-type="float" office:value="1.0702482605765" calcext:value-type="float">
            <text:p>1.0702482606</text:p>
          </table:table-cell>
          <table:table-cell table:style-name="ce45" table:formula="of:=IFERROR(LOG(([.T4]/[.V4])/(1-[.T4]/[.V4])) / LOG([.$B4]/[.$A4]); 2*SIGN([.T4]-[.V4]/2))" office:value-type="float" office:value="1.05703634563769" calcext:value-type="float">
            <text:p>1.0570363456</text:p>
          </table:table-cell>
          <table:table-cell table:style-name="ce45" table:formula="of:=IFERROR(LOG(([.W4]/[.Y4])/(1-[.W4]/[.Y4])) / LOG([.$B4]/[.$A4]); 2*SIGN([.W4]-[.Y4]/2))" office:value-type="float" office:value="1.08086151685436" calcext:value-type="float">
            <text:p>1.0808615169</text:p>
          </table:table-cell>
          <table:table-cell table:style-name="ce45" table:formula="of:=IFERROR(LOG(([.Z4]/[.AB4])/(1-[.Z4]/[.AB4])) / LOG([.$B4]/[.$A4]); 2*SIGN([.Z4]-[.AB4]/2))" office:value-type="float" office:value="1.10384313976844" calcext:value-type="float">
            <text:p>1.1038431398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formula="of:=[.A5]&amp;[.B5]" office:value-type="string" office:string-value="413" calcext:value-type="string">
            <text:p>413</text:p>
          </table:table-cell>
          <table:table-cell office:value-type="float" office:value="85" calcext:value-type="float">
            <text:p>85</text:p>
          </table:table-cell>
          <table:table-cell table:formula="of:=[.G5]-[.E5]"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[.J5]-[.H5]"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table:style-name="ce28" office:value-type="float" office:value="91" calcext:value-type="float">
            <text:p>91</text:p>
          </table:table-cell>
          <table:table-cell table:formula="of:=[.M5]-[.K5]" office:value-type="float" office:value="25" calcext:value-type="float">
            <text:p>25</text:p>
          </table:table-cell>
          <table:table-cell table:style-name="ce34"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table:formula="of:=[.P5]-[.N5]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99" calcext:value-type="float">
            <text:p>99</text:p>
          </table:table-cell>
          <table:table-cell table:formula="of:=[.S5]-[.Q5]" office:value-type="float" office:value="25" calcext:value-type="float">
            <text:p>25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table:formula="of:=[.V5]-[.T5]"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table:style-name="ce28" office:value-type="float" office:value="106" calcext:value-type="float">
            <text:p>106</text:p>
          </table:table-cell>
          <table:table-cell table:formula="of:=[.Y5]-[.W5]" office:value-type="float" office:value="26" calcext:value-type="float">
            <text:p>26</text:p>
          </table:table-cell>
          <table:table-cell table:style-name="ce34"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table:formula="of:=[.AB5]-[.Z5]"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IFERROR(LOG(([.E5]/[.G5])/(1-[.E5]/[.G5])) / LOG([.$B5]/[.$A5]); 2 * SIGN( [.E5]-[.G5]/2))" office:value-type="float" office:value="1.10902430704351" calcext:value-type="float">
            <text:p>1.109024307</text:p>
          </table:table-cell>
          <table:table-cell table:style-name="ce45" table:formula="of:=IFERROR(LOG(([.H5]/[.J5])/(1-[.H5]/[.J5])) / LOG([.$B5]/[.$A5]); 2*SIGN([.H5]-[.J5]/2))" office:value-type="float" office:value="1.10234376315633" calcext:value-type="float">
            <text:p>1.1023437632</text:p>
          </table:table-cell>
          <table:table-cell table:style-name="ce45" table:formula="of:=IFERROR(LOG(([.K5]/[.M5])/(1-[.K5]/[.M5])) / LOG([.$B5]/[.$A5]); 2 * SIGN([.K5]-[.M5]/2))" office:value-type="float" office:value="1.09615085471046" calcext:value-type="float">
            <text:p>1.0961508547</text:p>
          </table:table-cell>
          <table:table-cell table:style-name="ce45" table:formula="of:=IFERROR(LOG(([.N5]/[.P5])/(1-[.N5]/[.P5])) / LOG([.$B5]/[.$A5]); 2*SIGN([.N5]-[.P5]/2))" office:value-type="float" office:value="1.13264786631878" calcext:value-type="float">
            <text:p>1.1326478663</text:p>
          </table:table-cell>
          <table:table-cell table:style-name="ce45" table:formula="of:=IFERROR(LOG(([.Q5]/[.S5])/(1-[.Q5]/[.S5])) / LOG([.$B5]/[.$A5]); 2*SIGN([.Q5] - [.S5]/2))" office:value-type="float" office:value="1.16763941063163" calcext:value-type="float">
            <text:p>1.1676394106</text:p>
          </table:table-cell>
          <table:table-cell table:style-name="ce45" table:formula="of:=IFERROR(LOG(([.T5]/[.V5])/(1-[.T5]/[.V5])) / LOG([.$B5]/[.$A5]); 2*SIGN([.T5]-[.V5]/2))" office:value-type="float" office:value="1.15969158023794" calcext:value-type="float">
            <text:p>1.1596915802</text:p>
          </table:table-cell>
          <table:table-cell table:style-name="ce45" table:formula="of:=IFERROR(LOG(([.W5]/[.Y5])/(1-[.W5]/[.Y5])) / LOG([.$B5]/[.$A5]); 2*SIGN([.W5]-[.Y5]/2))" office:value-type="float" office:value="1.19232732262837" calcext:value-type="float">
            <text:p>1.1923273226</text:p>
          </table:table-cell>
          <table:table-cell table:style-name="ce45" table:formula="of:=IFERROR(LOG(([.Z5]/[.AB5])/(1-[.Z5]/[.AB5])) / LOG([.$B5]/[.$A5]); 2*SIGN([.Z5]-[.AB5]/2))" office:value-type="float" office:value="1.14531115647833" calcext:value-type="float">
            <text:p>1.1453111565</text:p>
          </table:table-cell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formula="of:=[.A6]&amp;[.B6]" office:value-type="string" office:string-value="512" calcext:value-type="string">
            <text:p>512</text:p>
          </table:table-cell>
          <table:table-cell office:value-type="float" office:value="72" calcext:value-type="float">
            <text:p>72</text:p>
          </table:table-cell>
          <table:table-cell table:formula="of:=[.G6]-[.E6]"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table:formula="of:=[.J6]-[.H6]"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table:style-name="ce28" office:value-type="float" office:value="75" calcext:value-type="float">
            <text:p>75</text:p>
          </table:table-cell>
          <table:table-cell table:formula="of:=[.M6]-[.K6]" office:value-type="float" office:value="41" calcext:value-type="float">
            <text:p>41</text:p>
          </table:table-cell>
          <table:table-cell table:style-name="ce34"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table:formula="of:=[.P6]-[.N6]"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80" calcext:value-type="float">
            <text:p>80</text:p>
          </table:table-cell>
          <table:table-cell table:formula="of:=[.S6]-[.Q6]" office:value-type="float" office:value="44" calcext:value-type="float">
            <text:p>44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formula="of:=[.V6]-[.T6]"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table:style-name="ce28" office:value-type="float" office:value="85" calcext:value-type="float">
            <text:p>85</text:p>
          </table:table-cell>
          <table:table-cell table:formula="of:=[.Y6]-[.W6]" office:value-type="float" office:value="47" calcext:value-type="float">
            <text:p>47</text:p>
          </table:table-cell>
          <table:table-cell table:style-name="ce34"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table:formula="of:=[.AB6]-[.Z6]"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IFERROR(LOG(([.E6]/[.G6])/(1-[.E6]/[.G6])) / LOG([.$B6]/[.$A6]); 2 * SIGN( [.E6]-[.G6]/2))" office:value-type="float" office:value="0.791744069188557" calcext:value-type="float">
            <text:p>0.7917440692</text:p>
          </table:table-cell>
          <table:table-cell table:style-name="ce45" table:formula="of:=IFERROR(LOG(([.H6]/[.J6])/(1-[.H6]/[.J6])) / LOG([.$B6]/[.$A6]); 2*SIGN([.H6]-[.J6]/2))" office:value-type="float" office:value="0.761282390839236" calcext:value-type="float">
            <text:p>0.7612823908</text:p>
          </table:table-cell>
          <table:table-cell table:style-name="ce45" table:formula="of:=IFERROR(LOG(([.K6]/[.M6])/(1-[.K6]/[.M6])) / LOG([.$B6]/[.$A6]); 2 * SIGN([.K6]-[.M6]/2))" office:value-type="float" office:value="0.689820231225316" calcext:value-type="float">
            <text:p>0.6898202312</text:p>
          </table:table-cell>
          <table:table-cell table:style-name="ce45" table:formula="of:=IFERROR(LOG(([.N6]/[.P6])/(1-[.N6]/[.P6])) / LOG([.$B6]/[.$A6]); 2*SIGN([.N6]-[.P6]/2))" office:value-type="float" office:value="0.624286948292403" calcext:value-type="float">
            <text:p>0.6242869483</text:p>
          </table:table-cell>
          <table:table-cell table:style-name="ce45" table:formula="of:=IFERROR(LOG(([.Q6]/[.S6])/(1-[.Q6]/[.S6])) / LOG([.$B6]/[.$A6]); 2*SIGN([.Q6] - [.S6]/2))" office:value-type="float" office:value="0.682876469767019" calcext:value-type="float">
            <text:p>0.6828764698</text:p>
          </table:table-cell>
          <table:table-cell table:style-name="ce45" table:formula="of:=IFERROR(LOG(([.T6]/[.V6])/(1-[.T6]/[.V6])) / LOG([.$B6]/[.$A6]); 2*SIGN([.T6]-[.V6]/2))" office:value-type="float" office:value="0.660306674710505" calcext:value-type="float">
            <text:p>0.6603066747</text:p>
          </table:table-cell>
          <table:table-cell table:style-name="ce45" table:formula="of:=IFERROR(LOG(([.W6]/[.Y6])/(1-[.W6]/[.Y6])) / LOG([.$B6]/[.$A6]); 2*SIGN([.W6]-[.Y6]/2))" office:value-type="float" office:value="0.676784480701272" calcext:value-type="float">
            <text:p>0.6767844807</text:p>
          </table:table-cell>
          <table:table-cell table:style-name="ce45" table:formula="of:=IFERROR(LOG(([.Z6]/[.AB6])/(1-[.Z6]/[.AB6])) / LOG([.$B6]/[.$A6]); 2*SIGN([.Z6]-[.AB6]/2))" office:value-type="float" office:value="0.729310757517065" calcext:value-type="float">
            <text:p>0.7293107575</text:p>
          </table:table-cell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formula="of:=[.A7]&amp;[.B7]" office:value-type="string" office:string-value="611" calcext:value-type="string">
            <text:p>611</text:p>
          </table:table-cell>
          <table:table-cell office:value-type="float" office:value="72" calcext:value-type="float">
            <text:p>72</text:p>
          </table:table-cell>
          <table:table-cell table:formula="of:=[.G7]-[.E7]"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table:formula="of:=[.J7]-[.H7]"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table:style-name="ce28" office:value-type="float" office:value="77" calcext:value-type="float">
            <text:p>77</text:p>
          </table:table-cell>
          <table:table-cell table:formula="of:=[.M7]-[.K7]" office:value-type="float" office:value="39" calcext:value-type="float">
            <text:p>39</text:p>
          </table:table-cell>
          <table:table-cell table:style-name="ce34"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table:formula="of:=[.P7]-[.N7]"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81" calcext:value-type="float">
            <text:p>81</text:p>
          </table:table-cell>
          <table:table-cell table:formula="of:=[.S7]-[.Q7]" office:value-type="float" office:value="43" calcext:value-type="float">
            <text:p>43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formula="of:=[.V7]-[.T7]"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table:style-name="ce28" office:value-type="float" office:value="83" calcext:value-type="float">
            <text:p>83</text:p>
          </table:table-cell>
          <table:table-cell table:formula="of:=[.Y7]-[.W7]" office:value-type="float" office:value="49" calcext:value-type="float">
            <text:p>49</text:p>
          </table:table-cell>
          <table:table-cell table:style-name="ce34"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table:formula="of:=[.AB7]-[.Z7]"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IFERROR(LOG(([.E7]/[.G7])/(1-[.E7]/[.G7])) / LOG([.$B7]/[.$A7]); 2 * SIGN( [.E7]-[.G7]/2))" office:value-type="float" office:value="1.14355096081952" calcext:value-type="float">
            <text:p>1.1435509608</text:p>
          </table:table-cell>
          <table:table-cell table:style-name="ce45" table:formula="of:=IFERROR(LOG(([.H7]/[.J7])/(1-[.H7]/[.J7])) / LOG([.$B7]/[.$A7]); 2*SIGN([.H7]-[.J7]/2))" office:value-type="float" office:value="1.09955381211938" calcext:value-type="float">
            <text:p>1.0995538121</text:p>
          </table:table-cell>
          <table:table-cell table:style-name="ce45" table:formula="of:=IFERROR(LOG(([.K7]/[.M7])/(1-[.K7]/[.M7])) / LOG([.$B7]/[.$A7]); 2 * SIGN([.K7]-[.M7]/2))" office:value-type="float" office:value="1.12226298416494" calcext:value-type="float">
            <text:p>1.1222629842</text:p>
          </table:table-cell>
          <table:table-cell table:style-name="ce45" table:formula="of:=IFERROR(LOG(([.N7]/[.P7])/(1-[.N7]/[.P7])) / LOG([.$B7]/[.$A7]); 2*SIGN([.N7]-[.P7]/2))" office:value-type="float" office:value="1.08206078885196" calcext:value-type="float">
            <text:p>1.0820607889</text:p>
          </table:table-cell>
          <table:table-cell table:style-name="ce45" table:formula="of:=IFERROR(LOG(([.Q7]/[.S7])/(1-[.Q7]/[.S7])) / LOG([.$B7]/[.$A7]); 2*SIGN([.Q7] - [.S7]/2))" office:value-type="float" office:value="1.04473128834967" calcext:value-type="float">
            <text:p>1.0447312883</text:p>
          </table:table-cell>
          <table:table-cell table:style-name="ce45" table:formula="of:=IFERROR(LOG(([.T7]/[.V7])/(1-[.T7]/[.V7])) / LOG([.$B7]/[.$A7]); 2*SIGN([.T7]-[.V7]/2))" office:value-type="float" office:value="0.953710121345929" calcext:value-type="float">
            <text:p>0.9537101213</text:p>
          </table:table-cell>
          <table:table-cell table:style-name="ce45" table:formula="of:=IFERROR(LOG(([.W7]/[.Y7])/(1-[.W7]/[.Y7])) / LOG([.$B7]/[.$A7]); 2*SIGN([.W7]-[.Y7]/2))" office:value-type="float" office:value="0.869475630018338" calcext:value-type="float">
            <text:p>0.86947563</text:p>
          </table:table-cell>
          <table:table-cell table:style-name="ce45" table:formula="of:=IFERROR(LOG(([.Z7]/[.AB7])/(1-[.Z7]/[.AB7])) / LOG([.$B7]/[.$A7]); 2*SIGN([.Z7]-[.AB7]/2))" office:value-type="float" office:value="0.842757713299693" calcext:value-type="float">
            <text:p>0.8427577133</text:p>
          </table:table-cell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/>
          <table:table-cell table:formula="of:=[.A8]&amp;[.B8]" office:value-type="string" office:string-value="710" calcext:value-type="string">
            <text:p>710</text:p>
          </table:table-cell>
          <table:table-cell office:value-type="float" office:value="65" calcext:value-type="float">
            <text:p>65</text:p>
          </table:table-cell>
          <table:table-cell table:formula="of:=[.G8]-[.E8]"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table:formula="of:=[.J8]-[.H8]"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table:style-name="ce28" office:value-type="float" office:value="70" calcext:value-type="float">
            <text:p>70</text:p>
          </table:table-cell>
          <table:table-cell table:formula="of:=[.M8]-[.K8]" office:value-type="float" office:value="46" calcext:value-type="float">
            <text:p>46</text:p>
          </table:table-cell>
          <table:table-cell table:style-name="ce34"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table:formula="of:=[.P8]-[.N8]"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76" calcext:value-type="float">
            <text:p>76</text:p>
          </table:table-cell>
          <table:table-cell table:formula="of:=[.S8]-[.Q8]" office:value-type="float" office:value="48" calcext:value-type="float">
            <text:p>48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table:formula="of:=[.V8]-[.T8]"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8" office:value-type="float" office:value="81" calcext:value-type="float">
            <text:p>81</text:p>
          </table:table-cell>
          <table:table-cell table:formula="of:=[.Y8]-[.W8]" office:value-type="float" office:value="51" calcext:value-type="float">
            <text:p>51</text:p>
          </table:table-cell>
          <table:table-cell table:style-name="ce34"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table:formula="of:=[.AB8]-[.Z8]"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IFERROR(LOG(([.E8]/[.G8])/(1-[.E8]/[.G8])) / LOG([.$B8]/[.$A8]); 2 * SIGN( [.E8]-[.G8]/2))" office:value-type="float" office:value="1.15844177232996" calcext:value-type="float">
            <text:p>1.1584417723</text:p>
          </table:table-cell>
          <table:table-cell table:style-name="ce45" table:formula="of:=IFERROR(LOG(([.H8]/[.J8])/(1-[.H8]/[.J8])) / LOG([.$B8]/[.$A8]); 2*SIGN([.H8]-[.J8]/2))" office:value-type="float" office:value="1.11594642793024" calcext:value-type="float">
            <text:p>1.1159464279</text:p>
          </table:table-cell>
          <table:table-cell table:style-name="ce45" table:formula="of:=IFERROR(LOG(([.K8]/[.M8])/(1-[.K8]/[.M8])) / LOG([.$B8]/[.$A8]); 2 * SIGN([.K8]-[.M8]/2))" office:value-type="float" office:value="1.17713299657064" calcext:value-type="float">
            <text:p>1.1771329966</text:p>
          </table:table-cell>
          <table:table-cell table:style-name="ce45" table:formula="of:=IFERROR(LOG(([.N8]/[.P8])/(1-[.N8]/[.P8])) / LOG([.$B8]/[.$A8]); 2*SIGN([.N8]-[.P8]/2))" office:value-type="float" office:value="1.23449052679733" calcext:value-type="float">
            <text:p>1.2344905268</text:p>
          </table:table-cell>
          <table:table-cell table:style-name="ce45" table:formula="of:=IFERROR(LOG(([.Q8]/[.S8])/(1-[.Q8]/[.S8])) / LOG([.$B8]/[.$A8]); 2*SIGN([.Q8] - [.S8]/2))" office:value-type="float" office:value="1.28837850033384" calcext:value-type="float">
            <text:p>1.2883785003</text:p>
          </table:table-cell>
          <table:table-cell table:style-name="ce45" table:formula="of:=IFERROR(LOG(([.T8]/[.V8])/(1-[.T8]/[.V8])) / LOG([.$B8]/[.$A8]); 2*SIGN([.T8]-[.V8]/2))" office:value-type="float" office:value="1.24675374263977" calcext:value-type="float">
            <text:p>1.2467537426</text:p>
          </table:table-cell>
          <table:table-cell table:style-name="ce45" table:formula="of:=IFERROR(LOG(([.W8]/[.Y8])/(1-[.W8]/[.Y8])) / LOG([.$B8]/[.$A8]); 2*SIGN([.W8]-[.Y8]/2))" office:value-type="float" office:value="1.29704519425839" calcext:value-type="float">
            <text:p>1.2970451943</text:p>
          </table:table-cell>
          <table:table-cell table:style-name="ce45" table:formula="of:=IFERROR(LOG(([.Z8]/[.AB8])/(1-[.Z8]/[.AB8])) / LOG([.$B8]/[.$A8]); 2*SIGN([.Z8]-[.AB8]/2))" office:value-type="float" office:value="1.3445662175369" calcext:value-type="float">
            <text:p>1.3445662175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formula="of:=[.A9]&amp;[.B9]" office:value-type="string" office:string-value="89" calcext:value-type="string">
            <text:p>89</text:p>
          </table:table-cell>
          <table:table-cell office:value-type="float" office:value="51" calcext:value-type="float">
            <text:p>51</text:p>
          </table:table-cell>
          <table:table-cell table:formula="of:=[.G9]-[.E9]"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formula="of:=[.J9]-[.H9]" office:value-type="float" office:value="58" calcext:value-type="float">
            <text:p>58</text:p>
          </table:table-cell>
          <table:table-cell office:value-type="float" office:value="112" calcext:value-type="float">
            <text:p>112</text:p>
          </table:table-cell>
          <table:table-cell table:style-name="ce29" office:value-type="float" office:value="56" calcext:value-type="float">
            <text:p>56</text:p>
          </table:table-cell>
          <table:table-cell table:style-name="ce32" table:formula="of:=[.M9]-[.K9]" office:value-type="float" office:value="60" calcext:value-type="float">
            <text:p>60</text:p>
          </table:table-cell>
          <table:table-cell table:style-name="ce35"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formula="of:=[.P9]-[.N9]"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table:style-name="ce29" office:value-type="float" office:value="63" calcext:value-type="float">
            <text:p>63</text:p>
          </table:table-cell>
          <table:table-cell table:style-name="ce32" table:formula="of:=[.S9]-[.Q9]" office:value-type="float" office:value="61" calcext:value-type="float">
            <text:p>61</text:p>
          </table:table-cell>
          <table:table-cell table:style-name="ce35"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table:formula="of:=[.V9]-[.T9]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style-name="ce29" office:value-type="float" office:value="67" calcext:value-type="float">
            <text:p>67</text:p>
          </table:table-cell>
          <table:table-cell table:style-name="ce32" table:formula="of:=[.Y9]-[.W9]" office:value-type="float" office:value="65" calcext:value-type="float">
            <text:p>65</text:p>
          </table:table-cell>
          <table:table-cell table:style-name="ce35"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table:formula="of:=[.AB9]-[.Z9]"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IFERROR(LOG(([.E9]/[.G9])/(1-[.E9]/[.G9])) / LOG([.$B9]/[.$A9]); 2 * SIGN( [.E9]-[.G9]/2))" office:value-type="float" office:value="-0.944326443026231" calcext:value-type="float">
            <text:p>-0.944326443</text:p>
          </table:table-cell>
          <table:table-cell table:style-name="ce45" table:formula="of:=IFERROR(LOG(([.H9]/[.J9])/(1-[.H9]/[.J9])) / LOG([.$B9]/[.$A9]); 2*SIGN([.H9]-[.J9]/2))" office:value-type="float" office:value="-0.606699968156849" calcext:value-type="float">
            <text:p>-0.6066999682</text:p>
          </table:table-cell>
          <table:table-cell table:style-name="ce45" table:formula="of:=IFERROR(LOG(([.K9]/[.M9])/(1-[.K9]/[.M9])) / LOG([.$B9]/[.$A9]); 2 * SIGN([.K9]-[.M9]/2))" office:value-type="float" office:value="-0.585762381674632" calcext:value-type="float">
            <text:p>-0.5857623817</text:p>
          </table:table-cell>
          <table:table-cell table:style-name="ce45" table:formula="of:=IFERROR(LOG(([.N9]/[.P9])/(1-[.N9]/[.P9])) / LOG([.$B9]/[.$A9]); 2*SIGN([.N9]-[.P9]/2))" office:value-type="float" office:value="-0.283032442505952" calcext:value-type="float">
            <text:p>-0.2830324425</text:p>
          </table:table-cell>
          <table:table-cell table:style-name="ce45" table:formula="of:=IFERROR(LOG(([.Q9]/[.S9])/(1-[.Q9]/[.S9])) / LOG([.$B9]/[.$A9]); 2*SIGN([.Q9] - [.S9]/2))" office:value-type="float" office:value="0.273900753520552" calcext:value-type="float">
            <text:p>0.2739007535</text:p>
          </table:table-cell>
          <table:table-cell table:style-name="ce45" table:formula="of:=IFERROR(LOG(([.T9]/[.V9])/(1-[.T9]/[.V9])) / LOG([.$B9]/[.$A9]); 2*SIGN([.T9]-[.V9]/2))" office:value-type="float" office:value="0" calcext:value-type="float">
            <text:p>0</text:p>
          </table:table-cell>
          <table:table-cell table:style-name="ce45" table:formula="of:=IFERROR(LOG(([.W9]/[.Y9])/(1-[.W9]/[.Y9])) / LOG([.$B9]/[.$A9]); 2*SIGN([.W9]-[.Y9]/2))" office:value-type="float" office:value="0.257298084791605" calcext:value-type="float">
            <text:p>0.2572980848</text:p>
          </table:table-cell>
          <table:table-cell table:style-name="ce45" table:formula="of:=IFERROR(LOG(([.Z9]/[.AB9])/(1-[.Z9]/[.AB9])) / LOG([.$B9]/[.$A9]); 2*SIGN([.Z9]-[.AB9]/2))" office:value-type="float" office:value="0" calcext:value-type="float">
            <text:p>0</text:p>
          </table:table-cell>
        </table:table-row>
        <table:table-row table:style-name="ro2">
          <table:table-cell table:number-columns-repeated="31"/>
          <table:table-cell table:style-name="Default" table:number-columns-repeated="7"/>
        </table:table-row>
        <table:table-row table:style-name="ro2">
          <table:table-cell table:number-columns-repeated="29"/>
          <table:table-cell office:value-type="string" calcext:value-type="string">
            <text:p>Wt. avg:</text:p>
          </table:table-cell>
          <table:table-cell table:formula="of:=SUMPRODUCT([.AE2:.AE9];[.G2:.G9])/SUM([.G2:.G9])" office:value-type="float" office:value="1.00136872010753" calcext:value-type="float">
            <text:p>1.0013687201</text:p>
          </table:table-cell>
          <table:table-cell table:style-name="Default" table:formula="of:=SUMPRODUCT([.AF2:.AF9];[.J2:.J9])/SUM([.J2:.J9])" office:value-type="float" office:value="1.00759877989272" calcext:value-type="float">
            <text:p>1.0075987799</text:p>
          </table:table-cell>
          <table:table-cell table:style-name="Default" table:formula="of:=SUMPRODUCT([.AG2:.AG9];[.M2:.M9])/SUM([.M2:.M9])" office:value-type="float" office:value="1.00074187241446" calcext:value-type="float">
            <text:p>1.0007418724</text:p>
          </table:table-cell>
          <table:table-cell table:style-name="Default" table:formula="of:=SUMPRODUCT([.AH2:.AH9];[.P2:.P9])/SUM([.P2:.P9])" office:value-type="float" office:value="1.03711812223293" calcext:value-type="float">
            <text:p>1.0371181222</text:p>
          </table:table-cell>
          <table:table-cell table:style-name="Default" table:formula="of:=SUMPRODUCT([.AI2:.AI9];[.S2:.S9])/SUM([.S2:.S9])" office:value-type="float" office:value="1.11568643437749" calcext:value-type="float">
            <text:p>1.1156864344</text:p>
          </table:table-cell>
          <table:table-cell table:style-name="Default" table:formula="of:=SUMPRODUCT([.AJ2:.AJ9];[.V2:.V9])/SUM([.V2:.V9])" office:value-type="float" office:value="1.052688582419" calcext:value-type="float">
            <text:p>1.0526885824</text:p>
          </table:table-cell>
          <table:table-cell table:style-name="Default" table:formula="of:=SUMPRODUCT([.AK2:.AK9];[.Y2:.Y9])/SUM([.Y2:.Y9])" office:value-type="float" office:value="1.09175950902346" calcext:value-type="float">
            <text:p>1.091759509</text:p>
          </table:table-cell>
          <table:table-cell table:style-name="Default" table:formula="of:=SUMPRODUCT([.AL2:.AL9];[.AB2:.AB9])/SUM([.AB2:.AB9])" office:value-type="float" office:value="1.03887920787299" calcext:value-type="float">
            <text:p>1.0388792079</text:p>
          </table:table-cell>
        </table:table-row>
        <table:table-row table:style-name="ro2" table:number-rows-repeated="3">
          <table:table-cell table:number-columns-repeated="31"/>
          <table:table-cell table:style-name="Default" table:number-columns-repeated="7"/>
        </table:table-row>
        <table:table-row table:style-name="ro2">
          <table:table-cell office:value-type="string" calcext:value-type="string">
            <text:p>Weighted Seeds:</text:p>
          </table:table-cell>
          <table:table-cell table:number-columns-repeated="3"/>
          <table:table-cell table:formula="of:=SUMPRODUCT([.$A2:.$A9];[.E2:.E9])/SUM([.E2:.E9])" office:value-type="float" office:value="3.98613251155624" calcext:value-type="float">
            <text:p>3.9861325116</text:p>
          </table:table-cell>
          <table:table-cell table:formula="of:=SUMPRODUCT([.$B2:.$B9];[.F2:.F9])/SUM([.F2:.F9])" office:value-type="float" office:value="10.9488372093023" calcext:value-type="float">
            <text:p>10.9488372093</text:p>
          </table:table-cell>
          <table:table-cell/>
          <table:table-cell table:formula="of:=SUMPRODUCT([.$A2:.$A9];[.H2:.H9])/SUM([.H2:.H9])" office:value-type="float" office:value="3.99254843517139" calcext:value-type="float">
            <text:p>3.9925484352</text:p>
          </table:table-cell>
          <table:table-cell table:formula="of:=SUMPRODUCT([.$B2:.$B9];[.I2:.I9])/SUM([.I2:.I9])" office:value-type="float" office:value="10.9866666666667" calcext:value-type="float">
            <text:p>10.9866666667</text:p>
          </table:table-cell>
          <table:table-cell/>
          <table:table-cell table:formula="of:=SUMPRODUCT([.$A2:.$A9];[.K2:.K9])/SUM([.K2:.K9])" office:value-type="float" office:value="3.997113997114" calcext:value-type="float">
            <text:p>3.9971139971</text:p>
          </table:table-cell>
          <table:table-cell table:formula="of:=SUMPRODUCT([.$B2:.$B9];[.L2:.L9])/SUM([.L2:.L9])" office:value-type="float" office:value="11.0170212765957" calcext:value-type="float">
            <text:p>11.0170212766</text:p>
          </table:table-cell>
          <table:table-cell/>
          <table:table-cell table:formula="of:=SUMPRODUCT([.$A2:.$A9];[.N2:.N9])/SUM([.N2:.N9])" office:value-type="float" office:value="4.00139470013947" calcext:value-type="float">
            <text:p>4.0013947001</text:p>
          </table:table-cell>
          <table:table-cell table:formula="of:=SUMPRODUCT([.$B2:.$B9];[.O2:.O9])/SUM([.O2:.O9])" office:value-type="float" office:value="11.0288065843621" calcext:value-type="float">
            <text:p>11.0288065844</text:p>
          </table:table-cell>
          <table:table-cell/>
          <table:table-cell table:formula="of:=SUMPRODUCT([.$A2:.$A9];[.Q2:.Q9])/SUM([.Q2:.Q9])" office:value-type="float" office:value="4.01612903225807" calcext:value-type="float">
            <text:p>4.0161290323</text:p>
          </table:table-cell>
          <table:table-cell table:formula="of:=SUMPRODUCT([.$B2:.$B9];[.R2:.R9])/SUM([.R2:.R9])" office:value-type="float" office:value="11.0483870967742" calcext:value-type="float">
            <text:p>11.0483870968</text:p>
          </table:table-cell>
          <table:table-cell/>
          <table:table-cell table:formula="of:=SUMPRODUCT([.$A2:.$A9];[.T2:.T9])/SUM([.T2:.T9])" office:value-type="float" office:value="4.00655307994758" calcext:value-type="float">
            <text:p>4.0065530799</text:p>
          </table:table-cell>
          <table:table-cell table:formula="of:=SUMPRODUCT([.$B2:.$B9];[.U2:.U9])/SUM([.U2:.U9])" office:value-type="float" office:value="11.0574712643678" calcext:value-type="float">
            <text:p>11.0574712644</text:p>
          </table:table-cell>
          <table:table-cell/>
          <table:table-cell table:formula="of:=SUMPRODUCT([.$A2:.$A9];[.W2:.W9])/SUM([.W2:.W9])" office:value-type="float" office:value="4.00887198986058" calcext:value-type="float">
            <text:p>4.0088719899</text:p>
          </table:table-cell>
          <table:table-cell table:formula="of:=SUMPRODUCT([.$B2:.$B9];[.X2:.X9])/SUM([.X2:.X9])" office:value-type="float" office:value="11.0486891385768" calcext:value-type="float">
            <text:p>11.0486891386</text:p>
          </table:table-cell>
          <table:table-cell/>
          <table:table-cell table:formula="of:=SUMPRODUCT([.$A2:.$A9];[.Z2:.Z9])/SUM([.Z2:.Z9])" office:value-type="float" office:value="4.00862068965517" calcext:value-type="float">
            <text:p>4.0086206897</text:p>
          </table:table-cell>
          <table:table-cell table:formula="of:=SUMPRODUCT([.$B2:.$B9];[.AA2:.AA9])/SUM([.AA2:.AA9])" office:value-type="float" office:value="11.054347826087" calcext:value-type="float">
            <text:p>11.0543478261</text:p>
          </table:table-cell>
          <table:table-cell table:number-columns-repeated="4"/>
          <table:table-cell table:style-name="Default" table:number-columns-repeated="7"/>
        </table:table-row>
        <table:table-row table:style-name="ro2">
          <table:table-cell office:value-type="string" calcext:value-type="string">
            <text:p>Total # wins:</text:p>
          </table:table-cell>
          <table:table-cell table:number-columns-repeated="3"/>
          <table:table-cell table:formula="of:=SUM([.E2:.E9])" office:value-type="float" office:value="649" calcext:value-type="float">
            <text:p>649</text:p>
          </table:table-cell>
          <table:table-cell table:formula="of:=SUM([.F2:.F9])" office:value-type="float" office:value="215" calcext:value-type="float">
            <text:p>215</text:p>
          </table:table-cell>
          <table:table-cell table:formula="of:=SUM([.G2:.G9])" office:value-type="float" office:value="864" calcext:value-type="float">
            <text:p>864</text:p>
          </table:table-cell>
          <table:table-cell table:formula="of:=SUM([.H2:.H9])" office:value-type="float" office:value="671" calcext:value-type="float">
            <text:p>671</text:p>
          </table:table-cell>
          <table:table-cell table:formula="of:=SUM([.I2:.I9])" office:value-type="float" office:value="225" calcext:value-type="float">
            <text:p>225</text:p>
          </table:table-cell>
          <table:table-cell table:formula="of:=SUM([.J2:.J9])" office:value-type="float" office:value="896" calcext:value-type="float">
            <text:p>896</text:p>
          </table:table-cell>
          <table:table-cell table:formula="of:=SUM([.K2:.K9])" office:value-type="float" office:value="693" calcext:value-type="float">
            <text:p>693</text:p>
          </table:table-cell>
          <table:table-cell table:formula="of:=SUM([.L2:.L9])" office:value-type="float" office:value="235" calcext:value-type="float">
            <text:p>235</text:p>
          </table:table-cell>
          <table:table-cell table:formula="of:=SUM([.M2:.M9])" office:value-type="float" office:value="928" calcext:value-type="float">
            <text:p>928</text:p>
          </table:table-cell>
          <table:table-cell table:formula="of:=SUM([.N2:.N9])" office:value-type="float" office:value="717" calcext:value-type="float">
            <text:p>717</text:p>
          </table:table-cell>
          <table:table-cell table:formula="of:=SUM([.O2:.O9])" office:value-type="float" office:value="243" calcext:value-type="float">
            <text:p>243</text:p>
          </table:table-cell>
          <table:table-cell table:formula="of:=SUM([.P2:.P9])" office:value-type="float" office:value="960" calcext:value-type="float">
            <text:p>960</text:p>
          </table:table-cell>
          <table:table-cell table:formula="of:=SUM([.Q2:.Q9])" office:value-type="float" office:value="744" calcext:value-type="float">
            <text:p>744</text:p>
          </table:table-cell>
          <table:table-cell table:formula="of:=SUM([.R2:.R9])" office:value-type="float" office:value="248" calcext:value-type="float">
            <text:p>248</text:p>
          </table:table-cell>
          <table:table-cell table:formula="of:=SUM([.S2:.S9])" office:value-type="float" office:value="992" calcext:value-type="float">
            <text:p>992</text:p>
          </table:table-cell>
          <table:table-cell table:formula="of:=SUM([.T2:.T9])" office:value-type="float" office:value="763" calcext:value-type="float">
            <text:p>763</text:p>
          </table:table-cell>
          <table:table-cell table:formula="of:=SUM([.U2:.U9])" office:value-type="float" office:value="261" calcext:value-type="float">
            <text:p>261</text:p>
          </table:table-cell>
          <table:table-cell table:formula="of:=SUM([.V2:.V9])" office:value-type="float" office:value="1024" calcext:value-type="float">
            <text:p>1024</text:p>
          </table:table-cell>
          <table:table-cell table:formula="of:=SUM([.W2:.W9])" office:value-type="float" office:value="789" calcext:value-type="float">
            <text:p>789</text:p>
          </table:table-cell>
          <table:table-cell table:formula="of:=SUM([.X2:.X9])" office:value-type="float" office:value="267" calcext:value-type="float">
            <text:p>267</text:p>
          </table:table-cell>
          <table:table-cell table:formula="of:=SUM([.Y2:.Y9])" office:value-type="float" office:value="1056" calcext:value-type="float">
            <text:p>1056</text:p>
          </table:table-cell>
          <table:table-cell table:formula="of:=SUM([.Z2:.Z9])" office:value-type="float" office:value="812" calcext:value-type="float">
            <text:p>812</text:p>
          </table:table-cell>
          <table:table-cell table:formula="of:=SUM([.AA2:.AA9])" office:value-type="float" office:value="276" calcext:value-type="float">
            <text:p>276</text:p>
          </table:table-cell>
          <table:table-cell table:formula="of:=SUM([.AB2:.AB9])" office:value-type="float" office:value="1088" calcext:value-type="float">
            <text:p>1088</text:p>
          </table:table-cell>
          <table:table-cell table:number-columns-repeated="3"/>
          <table:table-cell table:style-name="Default" table:number-columns-repeated="7"/>
        </table:table-row>
        <table:table-row table:style-name="ro2">
          <table:table-cell office:value-type="string" calcext:value-type="string">
            <text:p>Weighted alpha:</text:p>
          </table:table-cell>
          <table:table-cell table:number-columns-repeated="3"/>
          <table:table-cell table:formula="of:=LOG(([.E16]/[.G16])/(1 - ([.E16]/[.G16])) / LOG([.F15]/[.E15]))" office:value-type="float" office:value="0.837523518628109" calcext:value-type="float">
            <text:p>0.8375235186</text:p>
          </table:table-cell>
          <table:table-cell table:number-columns-repeated="2"/>
          <table:table-cell table:formula="of:=LOG(([.H16]/[.J16])/(1 - ([.H16]/[.J16])) / LOG([.I15]/[.H15]))" office:value-type="float" office:value="0.831466753863851" calcext:value-type="float">
            <text:p>0.8314667539</text:p>
          </table:table-cell>
          <table:table-cell table:number-columns-repeated="2"/>
          <table:table-cell table:formula="of:=LOG(([.K16]/[.M16])/(1 - ([.K16]/[.M16])) / LOG([.L15]/[.K15]))" office:value-type="float" office:value="0.825899274308763" calcext:value-type="float">
            <text:p>0.8258992743</text:p>
          </table:table-cell>
          <table:table-cell table:number-columns-repeated="2"/>
          <table:table-cell table:formula="of:=LOG(([.N16]/[.P16])/(1 - ([.N16]/[.P16])) / LOG([.O15]/[.N15]))" office:value-type="float" office:value="0.826147302703412" calcext:value-type="float">
            <text:p>0.8261473027</text:p>
          </table:table-cell>
          <table:table-cell table:number-columns-repeated="2"/>
          <table:table-cell table:formula="of:=LOG(([.Q16]/[.S16])/(1 - ([.Q16]/[.S16])) / LOG([.R15]/[.Q15]))" office:value-type="float" office:value="0.834171047059913" calcext:value-type="float">
            <text:p>0.8341710471</text:p>
          </table:table-cell>
          <table:table-cell table:number-columns-repeated="2"/>
          <table:table-cell table:formula="of:=LOG(([.T16]/[.V16])/(1 - ([.T16]/[.V16])) / LOG([.U15]/[.T15]))" office:value-type="float" office:value="0.821558787449115" calcext:value-type="float">
            <text:p>0.8215587874</text:p>
          </table:table-cell>
          <table:table-cell table:number-columns-repeated="2"/>
          <table:table-cell table:formula="of:=LOG(([.W16]/[.Y16])/(1 - ([.W16]/[.Y16])) / LOG([.X15]/[.W15]))" office:value-type="float" office:value="0.826828334667968" calcext:value-type="float">
            <text:p>0.8268283347</text:p>
          </table:table-cell>
          <table:table-cell table:number-columns-repeated="2"/>
          <table:table-cell table:formula="of:=LOG(([.Z16]/[.AB16])/(1 - ([.Z16]/[.AB16])) / LOG([.AA15]/[.Z15]))" office:value-type="float" office:value="0.824663411747143" calcext:value-type="float">
            <text:p>0.8246634117</text:p>
          </table:table-cell>
          <table:table-cell table:number-columns-repeated="5"/>
          <table:table-cell table:style-name="Default" table:number-columns-repeated="7"/>
        </table:table-row>
        <table:table-row table:style-name="ro2" table:number-rows-repeated="3">
          <table:table-cell table:number-columns-repeated="31"/>
          <table:table-cell table:style-name="Default" table:number-columns-repeated="7"/>
        </table:table-row>
        <table:table-row table:style-name="ro3">
          <table:table-cell table:style-name="ce13" office:value-type="string" calcext:value-type="string" table:number-columns-spanned="2" table:number-rows-spanned="1">
            <office:annotation draw:style-name="gr1" draw:text-style-name="P2" svg:width="82.18pt" svg:height="61.68pt" svg:x="131.36pt" svg:y="223.11pt" draw:caption-point-x="-17.29pt" draw:caption-point-y="42.8pt">
              <dc:date>2018-04-15T00:00:00</dc:date>
              <text:p text:style-name="P1"><text:span text:style-name="T1">DON’T USE, WEIGHTED SEEDS PERFORMED POORLY</text:span></text:p>
            </office:annotation>
            <text:p>Grouped:</text:p>
          </table:table-cell>
          <table:covered-table-cell table:style-name="ce17"/>
          <table:table-cell table:style-name="ce17" table:number-columns-repeated="5"/>
          <table:table-cell table:style-name="ce22" office:value-type="float" office:value="2013" calcext:value-type="float" table:number-columns-spanned="3" table:number-rows-spanned="1">
            <text:p>2013</text:p>
          </table:table-cell>
          <table:covered-table-cell table:style-name="ce22"/>
          <table:covered-table-cell table:style-name="ce26"/>
          <table:table-cell table:style-name="ce30" office:value-type="float" office:value="2014" calcext:value-type="float" table:number-columns-spanned="3" table:number-rows-spanned="1">
            <text:p>2014</text:p>
          </table:table-cell>
          <table:covered-table-cell table:style-name="ce22"/>
          <table:covered-table-cell table:style-name="ce36"/>
          <table:table-cell table:style-name="ce22" office:value-type="float" office:value="2015" calcext:value-type="float" table:number-columns-spanned="3" table:number-rows-spanned="1">
            <text:p>2015</text:p>
          </table:table-cell>
          <table:covered-table-cell table:style-name="ce22"/>
          <table:covered-table-cell table:style-name="ce26"/>
          <table:table-cell table:style-name="ce30" office:value-type="float" office:value="2016" calcext:value-type="float" table:number-columns-spanned="3" table:number-rows-spanned="1">
            <text:p>2016</text:p>
          </table:table-cell>
          <table:covered-table-cell table:style-name="ce22"/>
          <table:covered-table-cell table:style-name="ce36"/>
          <table:table-cell table:style-name="ce22" office:value-type="float" office:value="2017" calcext:value-type="float" table:number-columns-spanned="3" table:number-rows-spanned="1">
            <text:p>2017</text:p>
          </table:table-cell>
          <table:covered-table-cell table:style-name="ce22"/>
          <table:covered-table-cell table:style-name="ce26"/>
          <table:table-cell table:style-name="ce30" office:value-type="float" office:value="2018" calcext:value-type="float" table:number-columns-spanned="3" table:number-rows-spanned="1">
            <text:p>2018</text:p>
          </table:table-cell>
          <table:covered-table-cell table:style-name="ce22"/>
          <table:covered-table-cell table:style-name="ce36"/>
          <table:table-cell table:style-name="ce40" office:value-type="float" office:value="2019" calcext:value-type="float" table:number-columns-spanned="3" table:number-rows-spanned="1">
            <text:p>2019</text:p>
          </table:table-cell>
          <table:covered-table-cell table:style-name="ce22"/>
          <table:covered-table-cell table:style-name="ce36"/>
          <table:table-cell/>
          <table:table-cell table:style-name="ce41" office:value-type="string" calcext:value-type="string">
            <text:p>Grouped:</text:p>
          </table:table-cell>
          <table:table-cell table:style-name="ce17"/>
          <table:table-cell table:style-name="ce46" office:value-type="float" office:value="2013" calcext:value-type="float">
            <text:p>2013</text:p>
          </table:table-cell>
          <table:table-cell table:style-name="ce46" office:value-type="float" office:value="2014" calcext:value-type="float">
            <text:p>2014</text:p>
          </table:table-cell>
          <table:table-cell table:style-name="ce46" office:value-type="float" office:value="2015" calcext:value-type="float">
            <text:p>2015</text:p>
          </table:table-cell>
          <table:table-cell table:style-name="ce46" office:value-type="float" office:value="2016" calcext:value-type="float">
            <text:p>2016</text:p>
          </table:table-cell>
          <table:table-cell table:style-name="ce46" office:value-type="float" office:value="2017" calcext:value-type="float">
            <text:p>2017</text:p>
          </table:table-cell>
          <table:table-cell table:style-name="ce46" office:value-type="float" office:value="2018" calcext:value-type="float">
            <text:p>2018</text:p>
          </table:table-cell>
          <table:table-cell table:style-name="ce48" office:value-type="float" office:value="2019" calcext:value-type="float">
            <text:p>2019</text:p>
          </table:table-cell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8" office:value-type="float" office:value="16" calcext:value-type="float">
            <text:p>16</text:p>
          </table:table-cell>
          <table:table-cell table:style-name="ce20" table:number-columns-repeated="5"/>
          <table:table-cell table:style-name="ce23" table:formula="of:=[.H2]" office:value-type="float" office:value="112" calcext:value-type="float">
            <text:p>112</text:p>
          </table:table-cell>
          <table:table-cell table:style-name="ce17" table:formula="of:=[.I2]" office:value-type="float" office:value="0" calcext:value-type="float">
            <text:p>0</text:p>
          </table:table-cell>
          <table:table-cell table:style-name="ce17" table:formula="of:=[.J2]" office:value-type="float" office:value="112" calcext:value-type="float">
            <text:p>112</text:p>
          </table:table-cell>
          <table:table-cell table:style-name="ce23" table:formula="of:=[.K2]" office:value-type="float" office:value="116" calcext:value-type="float">
            <text:p>116</text:p>
          </table:table-cell>
          <table:table-cell table:style-name="ce17" table:formula="of:=[.L2]" office:value-type="float" office:value="0" calcext:value-type="float">
            <text:p>0</text:p>
          </table:table-cell>
          <table:table-cell table:style-name="ce37" table:formula="of:=[.M2]" office:value-type="float" office:value="116" calcext:value-type="float">
            <text:p>116</text:p>
          </table:table-cell>
          <table:table-cell table:style-name="ce17" table:formula="of:=[.N2]" office:value-type="float" office:value="120" calcext:value-type="float">
            <text:p>120</text:p>
          </table:table-cell>
          <table:table-cell table:style-name="ce17" table:formula="of:=[.O2]" office:value-type="float" office:value="0" calcext:value-type="float">
            <text:p>0</text:p>
          </table:table-cell>
          <table:table-cell table:style-name="ce17" table:formula="of:=[.P2]" office:value-type="float" office:value="120" calcext:value-type="float">
            <text:p>120</text:p>
          </table:table-cell>
          <table:table-cell table:style-name="ce23" table:formula="of:=[.Q2]" office:value-type="float" office:value="124" calcext:value-type="float">
            <text:p>124</text:p>
          </table:table-cell>
          <table:table-cell table:style-name="ce17" table:formula="of:=[.R2]" office:value-type="float" office:value="0" calcext:value-type="float">
            <text:p>0</text:p>
          </table:table-cell>
          <table:table-cell table:style-name="ce37" table:formula="of:=[.S2]" office:value-type="float" office:value="124" calcext:value-type="float">
            <text:p>124</text:p>
          </table:table-cell>
          <table:table-cell table:style-name="ce17" table:formula="of:=[.T2]" office:value-type="float" office:value="128" calcext:value-type="float">
            <text:p>128</text:p>
          </table:table-cell>
          <table:table-cell table:style-name="ce17" table:formula="of:=[.U2]" office:value-type="float" office:value="0" calcext:value-type="float">
            <text:p>0</text:p>
          </table:table-cell>
          <table:table-cell table:style-name="ce17" table:formula="of:=[.V2]" office:value-type="float" office:value="128" calcext:value-type="float">
            <text:p>128</text:p>
          </table:table-cell>
          <table:table-cell table:style-name="ce23" table:formula="of:=[.W2]" office:value-type="float" office:value="132" calcext:value-type="float">
            <text:p>132</text:p>
          </table:table-cell>
          <table:table-cell table:style-name="ce17" table:formula="of:=[.X2]" office:value-type="float" office:value="0" calcext:value-type="float">
            <text:p>0</text:p>
          </table:table-cell>
          <table:table-cell table:style-name="ce37" table:formula="of:=[.Y2]" office:value-type="float" office:value="132" calcext:value-type="float">
            <text:p>132</text:p>
          </table:table-cell>
          <table:table-cell table:style-name="ce17" table:formula="of:=[.Z2]" office:value-type="float" office:value="135" calcext:value-type="float">
            <text:p>135</text:p>
          </table:table-cell>
          <table:table-cell table:style-name="ce17" table:formula="of:=[.AA2]" office:value-type="float" office:value="1" calcext:value-type="float">
            <text:p>1</text:p>
          </table:table-cell>
          <table:table-cell table:style-name="ce37" table:formula="of:=[.AB2]" office:value-type="float" office:value="136" calcext:value-type="float">
            <text:p>136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17"/>
          <table:table-cell table:style-name="ce23" table:formula="of:=IFERROR(LOG(([.H22]/[.J22])/(1-[.H22]/[.J22])) / LOG([.$B22]/[.$A22]); 2*SIGN([.H22]-[.J22]/2))" office:value-type="float" office:value="2" calcext:value-type="float">
            <text:p>2</text:p>
          </table:table-cell>
          <table:table-cell table:style-name="ce17" table:formula="of:=IFERROR(LOG(([.K22]/[.M22])/(1-[.K22]/[.M22])) / LOG([.$B22]/[.$A22]); 2 * SIGN([.K22]-[.M22]/2))" office:value-type="float" office:value="2" calcext:value-type="float">
            <text:p>2</text:p>
          </table:table-cell>
          <table:table-cell table:style-name="ce17" table:formula="of:=IFERROR(LOG(([.N22]/[.P22])/(1-[.N22]/[.P22])) / LOG([.$B22]/[.$A22]); 2*SIGN([.N22]-[.P22]/2))" office:value-type="float" office:value="2" calcext:value-type="float">
            <text:p>2</text:p>
          </table:table-cell>
          <table:table-cell table:style-name="ce17" table:formula="of:=IFERROR(LOG(([.Q22]/[.S22])/(1-[.Q22]/[.S22])) / LOG([.$B22]/[.$A22]); 2*SIGN([.Q22] - [.S22]/2))" office:value-type="float" office:value="2" calcext:value-type="float">
            <text:p>2</text:p>
          </table:table-cell>
          <table:table-cell table:style-name="ce17" table:formula="of:=IFERROR(LOG(([.T22]/[.V22])/(1-[.T22]/[.V22])) / LOG([.$B22]/[.$A22]); 2*SIGN([.T22]-[.V22]/2))" office:value-type="float" office:value="2" calcext:value-type="float">
            <text:p>2</text:p>
          </table:table-cell>
          <table:table-cell table:style-name="ce17" table:formula="of:=IFERROR(LOG(([.W22]/[.Y22])/(1-[.W22]/[.Y22])) / LOG([.$B22]/[.$A22]); 2*SIGN([.W22]-[.Y22]/2))" office:value-type="float" office:value="2" calcext:value-type="float">
            <text:p>2</text:p>
          </table:table-cell>
          <table:table-cell table:style-name="ce37" table:formula="of:=IFERROR(LOG(([.Z22]/[.AB22])/(1-[.Z22]/[.AB22])) / LOG([.$B22]/[.$A22]); 2*SIGN([.Z22]-[.AB22]/2))" office:value-type="float" office:value="1.76920389926271" calcext:value-type="float">
            <text:p>1.7692038993</text:p>
          </table:table-cell>
        </table:table-row>
        <table:table-row table:style-name="ro2">
          <table:table-cell table:style-name="ce14"/>
          <table:table-cell table:style-name="ce18"/>
          <table:table-cell table:style-name="ce20" table:number-columns-repeated="5"/>
          <table:table-cell table:style-name="ce24"/>
          <table:table-cell table:style-name="ce20" table:number-columns-repeated="2"/>
          <table:table-cell table:style-name="ce24"/>
          <table:table-cell table:style-name="ce20"/>
          <table:table-cell table:style-name="ce38"/>
          <table:table-cell table:style-name="ce20" table:number-columns-repeated="3"/>
          <table:table-cell table:style-name="ce24"/>
          <table:table-cell table:style-name="ce20"/>
          <table:table-cell table:style-name="ce38"/>
          <table:table-cell table:style-name="ce20" table:number-columns-repeated="3"/>
          <table:table-cell table:style-name="ce24"/>
          <table:table-cell table:style-name="ce20"/>
          <table:table-cell table:style-name="ce38"/>
          <table:table-cell table:style-name="ce20" table:number-columns-repeated="2"/>
          <table:table-cell table:style-name="ce38"/>
          <table:table-cell/>
          <table:table-cell table:style-name="ce43"/>
          <table:table-cell table:style-name="ce20"/>
          <table:table-cell table:number-columns-repeated="7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8" office:value-type="float" office:value="15" calcext:value-type="float">
            <text:p>15</text:p>
          </table:table-cell>
          <table:table-cell table:style-name="ce20" table:number-columns-repeated="5"/>
          <table:table-cell table:style-name="ce24" table:formula="of:=[.H3]" office:value-type="float" office:value="106" calcext:value-type="float">
            <text:p>106</text:p>
          </table:table-cell>
          <table:table-cell table:style-name="ce20" table:formula="of:=[.I3]" office:value-type="float" office:value="6" calcext:value-type="float">
            <text:p>6</text:p>
          </table:table-cell>
          <table:table-cell table:style-name="ce20" table:formula="of:=[.J3]" office:value-type="float" office:value="112" calcext:value-type="float">
            <text:p>112</text:p>
          </table:table-cell>
          <table:table-cell table:style-name="ce24" table:formula="of:=[.K3]" office:value-type="float" office:value="109" calcext:value-type="float">
            <text:p>109</text:p>
          </table:table-cell>
          <table:table-cell table:style-name="ce20" table:formula="of:=[.L3]" office:value-type="float" office:value="7" calcext:value-type="float">
            <text:p>7</text:p>
          </table:table-cell>
          <table:table-cell table:style-name="ce38" table:formula="of:=[.M3]" office:value-type="float" office:value="116" calcext:value-type="float">
            <text:p>116</text:p>
          </table:table-cell>
          <table:table-cell table:style-name="ce20" table:formula="of:=[.N3]" office:value-type="float" office:value="113" calcext:value-type="float">
            <text:p>113</text:p>
          </table:table-cell>
          <table:table-cell table:style-name="ce20" table:formula="of:=[.O3]" office:value-type="float" office:value="7" calcext:value-type="float">
            <text:p>7</text:p>
          </table:table-cell>
          <table:table-cell table:style-name="ce20" table:formula="of:=[.P3]" office:value-type="float" office:value="120" calcext:value-type="float">
            <text:p>120</text:p>
          </table:table-cell>
          <table:table-cell table:style-name="ce24" table:formula="of:=[.Q3]" office:value-type="float" office:value="117" calcext:value-type="float">
            <text:p>117</text:p>
          </table:table-cell>
          <table:table-cell table:style-name="ce20" table:formula="of:=[.R3]" office:value-type="float" office:value="7" calcext:value-type="float">
            <text:p>7</text:p>
          </table:table-cell>
          <table:table-cell table:style-name="ce38" table:formula="of:=[.S3]" office:value-type="float" office:value="124" calcext:value-type="float">
            <text:p>124</text:p>
          </table:table-cell>
          <table:table-cell table:style-name="ce20" table:formula="of:=[.T3]" office:value-type="float" office:value="120" calcext:value-type="float">
            <text:p>120</text:p>
          </table:table-cell>
          <table:table-cell table:style-name="ce20" table:formula="of:=[.U3]" office:value-type="float" office:value="8" calcext:value-type="float">
            <text:p>8</text:p>
          </table:table-cell>
          <table:table-cell table:style-name="ce20" table:formula="of:=[.V3]" office:value-type="float" office:value="128" calcext:value-type="float">
            <text:p>128</text:p>
          </table:table-cell>
          <table:table-cell table:style-name="ce24" table:formula="of:=[.W3]" office:value-type="float" office:value="124" calcext:value-type="float">
            <text:p>124</text:p>
          </table:table-cell>
          <table:table-cell table:style-name="ce20" table:formula="of:=[.X3]" office:value-type="float" office:value="8" calcext:value-type="float">
            <text:p>8</text:p>
          </table:table-cell>
          <table:table-cell table:style-name="ce38" table:formula="of:=[.Y3]" office:value-type="float" office:value="132" calcext:value-type="float">
            <text:p>132</text:p>
          </table:table-cell>
          <table:table-cell table:style-name="ce20" table:formula="of:=[.Z3]" office:value-type="float" office:value="128" calcext:value-type="float">
            <text:p>128</text:p>
          </table:table-cell>
          <table:table-cell table:style-name="ce20" table:formula="of:=[.AA3]" office:value-type="float" office:value="8" calcext:value-type="float">
            <text:p>8</text:p>
          </table:table-cell>
          <table:table-cell table:style-name="ce38" table:formula="of:=[.AB3]" office:value-type="float" office:value="136" calcext:value-type="float">
            <text:p>136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20"/>
          <table:table-cell table:formula="of:=IFERROR(LOG(([.H24]/[.J24])/(1-[.H24]/[.J24])) / LOG([.$B24]/[.$A24]); 2*SIGN([.H24]-[.J24]/2))" office:value-type="float" office:value="1.42521977266735" calcext:value-type="float">
            <text:p>1.4252197727</text:p>
          </table:table-cell>
          <table:table-cell table:formula="of:=IFERROR(LOG(([.K24]/[.M24])/(1-[.K24]/[.M24])) / LOG([.$B24]/[.$A24]); 2 * SIGN([.K24]-[.M24]/2))" office:value-type="float" office:value="1.36256569432059" calcext:value-type="float">
            <text:p>1.3625656943</text:p>
          </table:table-cell>
          <table:table-cell table:formula="of:=IFERROR(LOG(([.N24]/[.P24])/(1-[.N24]/[.P24])) / LOG([.$B24]/[.$A24]); 2*SIGN([.N24]-[.P24]/2))" office:value-type="float" office:value="1.38045237974206" calcext:value-type="float">
            <text:p>1.3804523797</text:p>
          </table:table-cell>
          <table:table-cell table:formula="of:=IFERROR(LOG(([.Q24]/[.S24])/(1-[.Q24]/[.S24])) / LOG([.$B24]/[.$A24]); 2*SIGN([.Q24] - [.S24]/2))" office:value-type="float" office:value="1.39771679184069" calcext:value-type="float">
            <text:p>1.3977167918</text:p>
          </table:table-cell>
          <table:table-cell table:formula="of:=IFERROR(LOG(([.T24]/[.V24])/(1-[.T24]/[.V24])) / LOG([.$B24]/[.$A24]); 2*SIGN([.T24]-[.V24]/2))" office:value-type="float" office:value="1.34401019478019" calcext:value-type="float">
            <text:p>1.3440101948</text:p>
          </table:table-cell>
          <table:table-cell table:formula="of:=IFERROR(LOG(([.W24]/[.Y24])/(1-[.W24]/[.Y24])) / LOG([.$B24]/[.$A24]); 2*SIGN([.W24]-[.Y24]/2))" office:value-type="float" office:value="1.36028384293531" calcext:value-type="float">
            <text:p>1.3602838429</text:p>
          </table:table-cell>
          <table:table-cell table:formula="of:=IFERROR(LOG(([.Z24]/[.AB24])/(1-[.Z24]/[.AB24])) / LOG([.$B24]/[.$A24]); 2*SIGN([.Z24]-[.AB24]/2))" office:value-type="float" office:value="1.37604077912078" calcext:value-type="float">
            <text:p>1.3760407791</text:p>
          </table:table-cell>
        </table:table-row>
        <table:table-row table:style-name="ro2">
          <table:table-cell table:style-name="ce14"/>
          <table:table-cell table:style-name="ce18"/>
          <table:table-cell table:style-name="ce20" table:number-columns-repeated="5"/>
          <table:table-cell table:style-name="ce24"/>
          <table:table-cell table:style-name="ce20" table:number-columns-repeated="2"/>
          <table:table-cell table:style-name="ce24"/>
          <table:table-cell table:style-name="ce20"/>
          <table:table-cell table:style-name="ce38"/>
          <table:table-cell table:style-name="ce20" table:number-columns-repeated="3"/>
          <table:table-cell table:style-name="ce24"/>
          <table:table-cell table:style-name="ce20"/>
          <table:table-cell table:style-name="ce38"/>
          <table:table-cell table:style-name="ce20" table:number-columns-repeated="3"/>
          <table:table-cell table:style-name="ce24"/>
          <table:table-cell table:style-name="ce20"/>
          <table:table-cell table:style-name="ce38"/>
          <table:table-cell table:style-name="ce20" table:number-columns-repeated="2"/>
          <table:table-cell table:style-name="ce38"/>
          <table:table-cell/>
          <table:table-cell table:style-name="ce43"/>
          <table:table-cell table:style-name="ce20"/>
          <table:table-cell table:number-columns-repeated="7"/>
        </table:table-row>
        <table:table-row table:style-name="ro2">
          <table:table-cell table:style-name="ce14" office:value-type="string" calcext:value-type="string">
            <text:p>3,4</text:p>
          </table:table-cell>
          <table:table-cell table:style-name="ce18" office:value-type="string" calcext:value-type="string">
            <text:p>14,13</text:p>
          </table:table-cell>
          <table:table-cell table:style-name="ce20" table:number-columns-repeated="5"/>
          <table:table-cell table:style-name="ce24" table:formula="of:=[.H4]+[.H5]" office:value-type="float" office:value="184" calcext:value-type="float">
            <text:p>184</text:p>
          </table:table-cell>
          <table:table-cell table:style-name="ce20" table:formula="of:=[.I4]+[.I5]" office:value-type="float" office:value="40" calcext:value-type="float">
            <text:p>40</text:p>
          </table:table-cell>
          <table:table-cell table:style-name="ce20" table:formula="of:=[.J4]+[.J5]" office:value-type="float" office:value="224" calcext:value-type="float">
            <text:p>224</text:p>
          </table:table-cell>
          <table:table-cell table:style-name="ce24" table:formula="of:=[.K4]+[.K5]" office:value-type="float" office:value="190" calcext:value-type="float">
            <text:p>190</text:p>
          </table:table-cell>
          <table:table-cell table:style-name="ce20" table:formula="of:=[.L4]+[.L5]" office:value-type="float" office:value="42" calcext:value-type="float">
            <text:p>42</text:p>
          </table:table-cell>
          <table:table-cell table:style-name="ce38" table:formula="of:=[.M4]+[.M5]" office:value-type="float" office:value="232" calcext:value-type="float">
            <text:p>232</text:p>
          </table:table-cell>
          <table:table-cell table:style-name="ce20" table:formula="of:=[.N4]+[.N5]" office:value-type="float" office:value="197" calcext:value-type="float">
            <text:p>197</text:p>
          </table:table-cell>
          <table:table-cell table:style-name="ce20" table:formula="of:=[.O4]+[.O5]" office:value-type="float" office:value="43" calcext:value-type="float">
            <text:p>43</text:p>
          </table:table-cell>
          <table:table-cell table:style-name="ce20" table:formula="of:=[.P4]+[.P5]" office:value-type="float" office:value="240" calcext:value-type="float">
            <text:p>240</text:p>
          </table:table-cell>
          <table:table-cell table:style-name="ce24" table:formula="of:=[.Q4]+[.Q5]" office:value-type="float" office:value="203" calcext:value-type="float">
            <text:p>203</text:p>
          </table:table-cell>
          <table:table-cell table:style-name="ce20" table:formula="of:=[.R4]+[.R5]" office:value-type="float" office:value="45" calcext:value-type="float">
            <text:p>45</text:p>
          </table:table-cell>
          <table:table-cell table:style-name="ce38" table:formula="of:=[.S4]+[.S5]" office:value-type="float" office:value="248" calcext:value-type="float">
            <text:p>248</text:p>
          </table:table-cell>
          <table:table-cell table:style-name="ce20" table:formula="of:=[.T4]+[.T5]" office:value-type="float" office:value="209" calcext:value-type="float">
            <text:p>209</text:p>
          </table:table-cell>
          <table:table-cell table:style-name="ce20" table:formula="of:=[.U4]+[.U5]" office:value-type="float" office:value="47" calcext:value-type="float">
            <text:p>47</text:p>
          </table:table-cell>
          <table:table-cell table:style-name="ce20" table:formula="of:=[.V4]+[.V5]" office:value-type="float" office:value="256" calcext:value-type="float">
            <text:p>256</text:p>
          </table:table-cell>
          <table:table-cell table:style-name="ce24" table:formula="of:=[.W4]+[.W5]" office:value-type="float" office:value="217" calcext:value-type="float">
            <text:p>217</text:p>
          </table:table-cell>
          <table:table-cell table:style-name="ce20" table:formula="of:=[.X4]+[.X5]" office:value-type="float" office:value="47" calcext:value-type="float">
            <text:p>47</text:p>
          </table:table-cell>
          <table:table-cell table:style-name="ce38" table:formula="of:=[.Y4]+[.Y5]" office:value-type="float" office:value="264" calcext:value-type="float">
            <text:p>264</text:p>
          </table:table-cell>
          <table:table-cell table:style-name="ce20" table:formula="of:=[.Z4]+[.Z5]" office:value-type="float" office:value="223" calcext:value-type="float">
            <text:p>223</text:p>
          </table:table-cell>
          <table:table-cell table:style-name="ce20" table:formula="of:=[.AA4]+[.AA5]" office:value-type="float" office:value="49" calcext:value-type="float">
            <text:p>49</text:p>
          </table:table-cell>
          <table:table-cell table:style-name="ce38" table:formula="of:=[.AB4]+[.AB5]" office:value-type="float" office:value="272" calcext:value-type="float">
            <text:p>272</text:p>
          </table:table-cell>
          <table:table-cell/>
          <table:table-cell table:style-name="ce43" office:value-type="string" calcext:value-type="string">
            <text:p>3,4</text:p>
          </table:table-cell>
          <table:table-cell table:style-name="ce20"/>
          <table:table-cell table:formula="of:=SUMPRODUCT([.AF4:.AF5];[.J4:.J5])/SUM([.J4:.J5])" office:value-type="float" office:value="1.1327439018712" calcext:value-type="float">
            <text:p>1.1327439019</text:p>
          </table:table-cell>
          <table:table-cell table:formula="of:=SUMPRODUCT([.AG4:.AG5];[.M4:.M5])/SUM([.M4:.M5])" office:value-type="float" office:value="1.11995772735441" calcext:value-type="float">
            <text:p>1.1199577274</text:p>
          </table:table-cell>
          <table:table-cell table:formula="of:=SUMPRODUCT([.AH4:.AH5];[.P4:.P5])/SUM([.P4:.P5])" office:value-type="float" office:value="1.1293433883428" calcext:value-type="float">
            <text:p>1.1293433883</text:p>
          </table:table-cell>
          <table:table-cell table:formula="of:=SUMPRODUCT([.AI4:.AI5];[.S4:.S5])/SUM([.S4:.S5])" office:value-type="float" office:value="1.11894383560407" calcext:value-type="float">
            <text:p>1.1189438356</text:p>
          </table:table-cell>
          <table:table-cell table:formula="of:=SUMPRODUCT([.AJ4:.AJ5];[.V4:.V5])/SUM([.V4:.V5])" office:value-type="float" office:value="1.10836396293782" calcext:value-type="float">
            <text:p>1.1083639629</text:p>
          </table:table-cell>
          <table:table-cell table:formula="of:=SUMPRODUCT([.AK4:.AK5];[.Y4:.Y5])/SUM([.Y4:.Y5])" office:value-type="float" office:value="1.13659441974136" calcext:value-type="float">
            <text:p>1.1365944197</text:p>
          </table:table-cell>
          <table:table-cell table:formula="of:=SUMPRODUCT([.AL4:.AL5];[.AB4:.AB5])/SUM([.AB4:.AB5])" office:value-type="float" office:value="1.12457714812339" calcext:value-type="float">
            <text:p>1.1245771481</text:p>
          </table:table-cell>
        </table:table-row>
        <table:table-row table:style-name="ro2">
          <table:table-cell table:style-name="ce14"/>
          <table:table-cell table:style-name="ce18"/>
          <table:table-cell table:style-name="ce20" table:number-columns-repeated="5"/>
          <table:table-cell table:style-name="ce24" table:formula="of:=(3 * [.H4] + 4 * [.H5])/([.H4]+[.H5])" office:value-type="float" office:value="3.47826086956522" calcext:value-type="float">
            <text:p>3.4782608696</text:p>
          </table:table-cell>
          <table:table-cell table:style-name="ce20" table:formula="of:=(14 * [.H4] + 13 * [.H5])/([.H4] + [.H5])" office:value-type="float" office:value="13.5217391304348" calcext:value-type="float">
            <text:p>13.5217391304</text:p>
          </table:table-cell>
          <table:table-cell table:style-name="ce20"/>
          <table:table-cell table:style-name="ce24" table:formula="of:=(3 * [.K4] + 4 * [.K5])/([.K4]+[.K5])" office:value-type="float" office:value="3.47894736842105" calcext:value-type="float">
            <text:p>3.4789473684</text:p>
          </table:table-cell>
          <table:table-cell table:style-name="ce20" table:formula="of:=(14 * [.K4] + 13 * [.K5])/([.K4] + [.K5])" office:value-type="float" office:value="13.5210526315789" calcext:value-type="float">
            <text:p>13.5210526316</text:p>
          </table:table-cell>
          <table:table-cell table:style-name="ce38"/>
          <table:table-cell table:style-name="ce20" table:formula="of:=(3 * [.N4] + 4 * [.N5])/([.N4]+[.N5])" office:value-type="float" office:value="3.48223350253807" calcext:value-type="float">
            <text:p>3.4822335025</text:p>
          </table:table-cell>
          <table:table-cell table:style-name="ce20" table:formula="of:=(14 * [.N4] + 13 * [.N5])/([.N4] + [.N5])" office:value-type="float" office:value="13.5177664974619" calcext:value-type="float">
            <text:p>13.5177664975</text:p>
          </table:table-cell>
          <table:table-cell table:style-name="ce20"/>
          <table:table-cell table:style-name="ce24" table:formula="of:=(3 * [.Q4] + 4 * [.Q5])/([.Q4]+[.Q5])" office:value-type="float" office:value="3.48768472906404" calcext:value-type="float">
            <text:p>3.4876847291</text:p>
          </table:table-cell>
          <table:table-cell table:style-name="ce20" table:formula="of:=(14 * [.Q4] + 13 * [.Q5])/([.Q4] + [.Q5])" office:value-type="float" office:value="13.512315270936" calcext:value-type="float">
            <text:p>13.5123152709</text:p>
          </table:table-cell>
          <table:table-cell table:style-name="ce38"/>
          <table:table-cell table:style-name="ce20" table:formula="of:=(3 * [.T4] + 4 * [.T5])/([.T4]+[.T5])" office:value-type="float" office:value="3.48803827751196" calcext:value-type="float">
            <text:p>3.4880382775</text:p>
          </table:table-cell>
          <table:table-cell table:style-name="ce20" table:formula="of:=(14 * [.T4] + 13 * [.T5])/([.T4] + [.T5])" office:value-type="float" office:value="13.511961722488" calcext:value-type="float">
            <text:p>13.5119617225</text:p>
          </table:table-cell>
          <table:table-cell table:style-name="ce20"/>
          <table:table-cell table:style-name="ce24" table:formula="of:=(3 * [.W4] + 4 * [.W5])/([.W4]+[.W5])" office:value-type="float" office:value="3.48847926267281" calcext:value-type="float">
            <text:p>3.4884792627</text:p>
          </table:table-cell>
          <table:table-cell table:style-name="ce20" table:formula="of:=(14 * [.W4] + 13 * [.W5])/([.W4] + [.W5])" office:value-type="float" office:value="13.5115207373272" calcext:value-type="float">
            <text:p>13.5115207373</text:p>
          </table:table-cell>
          <table:table-cell table:style-name="ce38"/>
          <table:table-cell table:style-name="ce20" table:formula="of:=(3 * [.Z4] + 4 * [.Z5])/([.Z4]+[.Z5])" office:value-type="float" office:value="3.48430493273543" calcext:value-type="float">
            <text:p>3.4843049327</text:p>
          </table:table-cell>
          <table:table-cell table:style-name="ce20" table:formula="of:=(14 * [.Z4] + 13 * [.Z5])/([.Z4] + [.Z5])" office:value-type="float" office:value="13.5156950672646" calcext:value-type="float">
            <text:p>13.5156950673</text:p>
          </table:table-cell>
          <table:table-cell table:style-name="ce38"/>
          <table:table-cell/>
          <table:table-cell table:style-name="ce43"/>
          <table:table-cell table:style-name="ce20"/>
          <table:table-cell table:number-columns-repeated="7"/>
        </table:table-row>
        <table:table-row table:style-name="ro2">
          <table:table-cell table:style-name="ce14"/>
          <table:table-cell table:style-name="ce18"/>
          <table:table-cell table:style-name="ce20" table:number-columns-repeated="5"/>
          <table:table-cell table:style-name="ce24"/>
          <table:table-cell table:style-name="ce20" table:number-columns-repeated="2"/>
          <table:table-cell table:style-name="ce24"/>
          <table:table-cell table:style-name="ce20"/>
          <table:table-cell table:style-name="ce38"/>
          <table:table-cell table:style-name="ce20" table:number-columns-repeated="3"/>
          <table:table-cell table:style-name="ce24"/>
          <table:table-cell table:style-name="ce20"/>
          <table:table-cell table:style-name="ce38"/>
          <table:table-cell table:style-name="ce20" table:number-columns-repeated="3"/>
          <table:table-cell table:style-name="ce24"/>
          <table:table-cell table:style-name="ce20"/>
          <table:table-cell table:style-name="ce38"/>
          <table:table-cell table:style-name="ce20" table:number-columns-repeated="2"/>
          <table:table-cell table:style-name="ce38"/>
          <table:table-cell/>
          <table:table-cell table:style-name="ce43"/>
          <table:table-cell table:style-name="ce20"/>
          <table:table-cell table:number-columns-repeated="7"/>
        </table:table-row>
        <table:table-row table:style-name="ro2">
          <table:table-cell table:style-name="ce14" office:value-type="string" calcext:value-type="string">
            <text:p>5,6,7</text:p>
          </table:table-cell>
          <table:table-cell table:style-name="ce18" office:value-type="string" calcext:value-type="string">
            <text:p>12,11,10</text:p>
          </table:table-cell>
          <table:table-cell table:style-name="ce20" table:number-columns-repeated="5"/>
          <table:table-cell table:style-name="ce24" table:formula="of:=SUM([.H6:.H8])" office:value-type="float" office:value="215" calcext:value-type="float">
            <text:p>215</text:p>
          </table:table-cell>
          <table:table-cell table:style-name="ce20" table:formula="of:=SUM([.I6:.I8])" office:value-type="float" office:value="121" calcext:value-type="float">
            <text:p>121</text:p>
          </table:table-cell>
          <table:table-cell table:style-name="ce20" table:formula="of:=SUM([.J6:.J8])" office:value-type="float" office:value="336" calcext:value-type="float">
            <text:p>336</text:p>
          </table:table-cell>
          <table:table-cell table:style-name="ce24" table:formula="of:=SUM([.K6:.K8])" office:value-type="float" office:value="222" calcext:value-type="float">
            <text:p>222</text:p>
          </table:table-cell>
          <table:table-cell table:style-name="ce20" table:formula="of:=SUM([.L6:.L8])" office:value-type="float" office:value="126" calcext:value-type="float">
            <text:p>126</text:p>
          </table:table-cell>
          <table:table-cell table:style-name="ce38" table:formula="of:=SUM([.M6:.M8])" office:value-type="float" office:value="348" calcext:value-type="float">
            <text:p>348</text:p>
          </table:table-cell>
          <table:table-cell table:style-name="ce20" table:formula="of:=SUM([.N6:.N8])" office:value-type="float" office:value="228" calcext:value-type="float">
            <text:p>228</text:p>
          </table:table-cell>
          <table:table-cell table:style-name="ce20" table:formula="of:=SUM([.O6:.O8])" office:value-type="float" office:value="132" calcext:value-type="float">
            <text:p>132</text:p>
          </table:table-cell>
          <table:table-cell table:style-name="ce20" table:formula="of:=SUM([.P6:.P8])" office:value-type="float" office:value="360" calcext:value-type="float">
            <text:p>360</text:p>
          </table:table-cell>
          <table:table-cell table:style-name="ce24" table:formula="of:=SUM([.Q6:.Q8])" office:value-type="float" office:value="237" calcext:value-type="float">
            <text:p>237</text:p>
          </table:table-cell>
          <table:table-cell table:style-name="ce20" table:formula="of:=SUM([.R6:.R8])" office:value-type="float" office:value="135" calcext:value-type="float">
            <text:p>135</text:p>
          </table:table-cell>
          <table:table-cell table:style-name="ce38" table:formula="of:=SUM([.S6:.S8])" office:value-type="float" office:value="372" calcext:value-type="float">
            <text:p>372</text:p>
          </table:table-cell>
          <table:table-cell table:style-name="ce20" table:formula="of:=SUM([.T6:.T8])" office:value-type="float" office:value="242" calcext:value-type="float">
            <text:p>242</text:p>
          </table:table-cell>
          <table:table-cell table:style-name="ce20" table:formula="of:=SUM([.U6:.U8])" office:value-type="float" office:value="142" calcext:value-type="float">
            <text:p>142</text:p>
          </table:table-cell>
          <table:table-cell table:style-name="ce20" table:formula="of:=SUM([.V6:.V8])" office:value-type="float" office:value="384" calcext:value-type="float">
            <text:p>384</text:p>
          </table:table-cell>
          <table:table-cell table:style-name="ce24" table:formula="of:=SUM([.W6:.W8])" office:value-type="float" office:value="249" calcext:value-type="float">
            <text:p>249</text:p>
          </table:table-cell>
          <table:table-cell table:style-name="ce20" table:formula="of:=SUM([.X6:.X8])" office:value-type="float" office:value="147" calcext:value-type="float">
            <text:p>147</text:p>
          </table:table-cell>
          <table:table-cell table:style-name="ce38" table:formula="of:=SUM([.Y6:.Y8])" office:value-type="float" office:value="396" calcext:value-type="float">
            <text:p>396</text:p>
          </table:table-cell>
          <table:table-cell table:style-name="ce20" table:formula="of:=SUM([.Z6:.Z8])" office:value-type="float" office:value="258" calcext:value-type="float">
            <text:p>258</text:p>
          </table:table-cell>
          <table:table-cell table:style-name="ce20" table:formula="of:=SUM([.AA6:.AA8])" office:value-type="float" office:value="150" calcext:value-type="float">
            <text:p>150</text:p>
          </table:table-cell>
          <table:table-cell table:style-name="ce38" table:formula="of:=SUM([.AB6:.AB8])" office:value-type="float" office:value="408" calcext:value-type="float">
            <text:p>408</text:p>
          </table:table-cell>
          <table:table-cell/>
          <table:table-cell table:style-name="ce43" office:value-type="string" calcext:value-type="string">
            <text:p>5,6,7</text:p>
          </table:table-cell>
          <table:table-cell table:style-name="ce20"/>
          <table:table-cell table:formula="of:=SUMPRODUCT([.AF6:.AF8];[.J6:.J8])/SUM([.J6:.J8])" office:value-type="float" office:value="0.992260876962951" calcext:value-type="float">
            <text:p>0.992260877</text:p>
          </table:table-cell>
          <table:table-cell table:formula="of:=SUMPRODUCT([.AG6:.AG8];[.M6:.M8])/SUM([.M6:.M8])" office:value-type="float" office:value="0.996405403986965" calcext:value-type="float">
            <text:p>0.996405404</text:p>
          </table:table-cell>
          <table:table-cell table:formula="of:=SUMPRODUCT([.AH6:.AH8];[.P6:.P8])/SUM([.P6:.P8])" office:value-type="float" office:value="0.980279421313897" calcext:value-type="float">
            <text:p>0.9802794213</text:p>
          </table:table-cell>
          <table:table-cell table:formula="of:=SUMPRODUCT([.AI6:.AI8];[.S6:.S8])/SUM([.S6:.S8])" office:value-type="float" office:value="1.00532875281684" calcext:value-type="float">
            <text:p>1.0053287528</text:p>
          </table:table-cell>
          <table:table-cell table:formula="of:=SUMPRODUCT([.AJ6:.AJ8];[.V6:.V8])/SUM([.V6:.V8])" office:value-type="float" office:value="0.953590179565402" calcext:value-type="float">
            <text:p>0.9535901796</text:p>
          </table:table-cell>
          <table:table-cell table:formula="of:=SUMPRODUCT([.AK6:.AK8];[.Y6:.Y8])/SUM([.Y6:.Y8])" office:value-type="float" office:value="0.947768434992666" calcext:value-type="float">
            <text:p>0.947768435</text:p>
          </table:table-cell>
          <table:table-cell table:formula="of:=SUMPRODUCT([.AL6:.AL8];[.AB6:.AB8])/SUM([.AB6:.AB8])" office:value-type="float" office:value="0.972211562784552" calcext:value-type="float">
            <text:p>0.9722115628</text:p>
          </table:table-cell>
        </table:table-row>
        <table:table-row table:style-name="ro2">
          <table:table-cell table:style-name="ce14"/>
          <table:table-cell table:style-name="ce18"/>
          <table:table-cell table:style-name="ce20" table:number-columns-repeated="5"/>
          <table:table-cell table:style-name="ce24" table:formula="of:=(5*[.H6]+6*[.H7]+7*[.H8])/SUM([.H6:.H8])" office:value-type="float" office:value="5.96744186046512" calcext:value-type="float">
            <text:p>5.9674418605</text:p>
          </table:table-cell>
          <table:table-cell table:style-name="ce20" table:formula="of:=(12*[.I6]+11*[.I7]+10*[.I8])/SUM([.I6:.I8])" office:value-type="float" office:value="10.9421487603306" calcext:value-type="float">
            <text:p>10.9421487603</text:p>
          </table:table-cell>
          <table:table-cell table:style-name="ce20"/>
          <table:table-cell table:style-name="ce24" table:formula="of:=(5*[.K6]+6*[.K7]+7*[.K8])/SUM([.K6:.K8])" office:value-type="float" office:value="5.97747747747748" calcext:value-type="float">
            <text:p>5.9774774775</text:p>
          </table:table-cell>
          <table:table-cell table:style-name="ce20" table:formula="of:=(12*[.L6]+11*[.L7]+10*[.L8])/SUM([.L6:.L8])" office:value-type="float" office:value="10.9603174603175" calcext:value-type="float">
            <text:p>10.9603174603</text:p>
          </table:table-cell>
          <table:table-cell table:style-name="ce38"/>
          <table:table-cell table:style-name="ce20" table:formula="of:=(5*[.N6]+6*[.N7]+7*[.N8])/SUM([.N6:.N8])" office:value-type="float" office:value="5.98684210526316" calcext:value-type="float">
            <text:p>5.9868421053</text:p>
          </table:table-cell>
          <table:table-cell table:style-name="ce20" table:formula="of:=(12*[.O6]+11*[.O7]+10*[.O8])/SUM([.O6:.O8])" office:value-type="float" office:value="10.9772727272727" calcext:value-type="float">
            <text:p>10.9772727273</text:p>
          </table:table-cell>
          <table:table-cell table:style-name="ce20"/>
          <table:table-cell table:style-name="ce24" table:formula="of:=(5*[.Q6]+6*[.Q7]+7*[.Q8])/SUM([.Q6:.Q8])" office:value-type="float" office:value="5.9831223628692" calcext:value-type="float">
            <text:p>5.9831223629</text:p>
          </table:table-cell>
          <table:table-cell table:style-name="ce20" table:formula="of:=(12*[.R6]+11*[.R7]+10*[.R8])/SUM([.R6:.R8])" office:value-type="float" office:value="10.9703703703704" calcext:value-type="float">
            <text:p>10.9703703704</text:p>
          </table:table-cell>
          <table:table-cell table:style-name="ce38"/>
          <table:table-cell table:style-name="ce20" table:formula="of:=(5*[.T6]+6*[.T7]+7*[.T8])/SUM([.T6:.T8])" office:value-type="float" office:value="5.98347107438017" calcext:value-type="float">
            <text:p>5.9834710744</text:p>
          </table:table-cell>
          <table:table-cell table:style-name="ce20" table:formula="of:=(12*[.U6]+11*[.U7]+10*[.U8])/SUM([.U6:.U8])" office:value-type="float" office:value="10.9718309859155" calcext:value-type="float">
            <text:p>10.9718309859</text:p>
          </table:table-cell>
          <table:table-cell table:style-name="ce20"/>
          <table:table-cell table:style-name="ce24" table:formula="of:=(5*[.W6]+6*[.W7]+7*[.W8])/SUM([.W6:.W8])" office:value-type="float" office:value="5.98393574297189" calcext:value-type="float">
            <text:p>5.983935743</text:p>
          </table:table-cell>
          <table:table-cell table:style-name="ce20" table:formula="of:=(12*[.X6]+11*[.X7]+10*[.X8])/SUM([.X6:.X8])" office:value-type="float" office:value="10.9727891156463" calcext:value-type="float">
            <text:p>10.9727891156</text:p>
          </table:table-cell>
          <table:table-cell table:style-name="ce38"/>
          <table:table-cell table:style-name="ce20" table:formula="of:=(5*[.Z6]+6*[.Z7]+7*[.Z8])/SUM([.Z6:.Z8])" office:value-type="float" office:value="5.98062015503876" calcext:value-type="float">
            <text:p>5.980620155</text:p>
          </table:table-cell>
          <table:table-cell table:style-name="ce20" table:formula="of:=(12*[.AA6]+11*[.AA7]+10*[.AA8])/SUM([.AA6:.AA8])" office:value-type="float" office:value="10.9666666666667" calcext:value-type="float">
            <text:p>10.9666666667</text:p>
          </table:table-cell>
          <table:table-cell table:style-name="ce38"/>
          <table:table-cell/>
          <table:table-cell table:style-name="ce43"/>
          <table:table-cell table:style-name="ce20"/>
          <table:table-cell table:number-columns-repeated="7"/>
        </table:table-row>
        <table:table-row table:style-name="ro2">
          <table:table-cell table:style-name="ce14"/>
          <table:table-cell table:style-name="ce18"/>
          <table:table-cell table:style-name="ce20" table:number-columns-repeated="5"/>
          <table:table-cell table:style-name="ce24"/>
          <table:table-cell table:style-name="ce20" table:number-columns-repeated="2"/>
          <table:table-cell table:style-name="ce24"/>
          <table:table-cell table:style-name="ce20"/>
          <table:table-cell table:style-name="ce38"/>
          <table:table-cell table:style-name="ce20" table:number-columns-repeated="3"/>
          <table:table-cell table:style-name="ce24"/>
          <table:table-cell table:style-name="ce20"/>
          <table:table-cell table:style-name="ce38"/>
          <table:table-cell table:style-name="ce20" table:number-columns-repeated="3"/>
          <table:table-cell table:style-name="ce24"/>
          <table:table-cell table:style-name="ce20"/>
          <table:table-cell table:style-name="ce38"/>
          <table:table-cell table:style-name="ce20" table:number-columns-repeated="2"/>
          <table:table-cell table:style-name="ce38"/>
          <table:table-cell/>
          <table:table-cell table:style-name="ce43"/>
          <table:table-cell table:style-name="ce20"/>
          <table:table-cell table:number-columns-repeated="7"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21" table:number-columns-repeated="5"/>
          <table:table-cell table:style-name="ce25" table:formula="of:=[.J32]/2" office:value-type="float" office:value="56" calcext:value-type="float">
            <text:p>56</text:p>
          </table:table-cell>
          <table:table-cell table:style-name="ce21" table:formula="of:=[.J32]/2" office:value-type="float" office:value="56" calcext:value-type="float">
            <text:p>56</text:p>
          </table:table-cell>
          <table:table-cell table:style-name="ce21" table:formula="of:=[.J9]" office:value-type="float" office:value="112" calcext:value-type="float">
            <text:p>112</text:p>
          </table:table-cell>
          <table:table-cell table:style-name="ce25" table:formula="of:=[.M32]/2" office:value-type="float" office:value="58" calcext:value-type="float">
            <text:p>58</text:p>
          </table:table-cell>
          <table:table-cell table:style-name="ce21" table:formula="of:=[.M32]/2" office:value-type="float" office:value="58" calcext:value-type="float">
            <text:p>58</text:p>
          </table:table-cell>
          <table:table-cell table:style-name="ce39" table:formula="of:=[.M9]" office:value-type="float" office:value="116" calcext:value-type="float">
            <text:p>116</text:p>
          </table:table-cell>
          <table:table-cell table:style-name="ce21" table:formula="of:=[.P32]/2" office:value-type="float" office:value="60" calcext:value-type="float">
            <text:p>60</text:p>
          </table:table-cell>
          <table:table-cell table:style-name="ce21" table:formula="of:=[.P32]/2" office:value-type="float" office:value="60" calcext:value-type="float">
            <text:p>60</text:p>
          </table:table-cell>
          <table:table-cell table:style-name="ce21" table:formula="of:=[.P9]" office:value-type="float" office:value="120" calcext:value-type="float">
            <text:p>120</text:p>
          </table:table-cell>
          <table:table-cell table:style-name="ce25" table:formula="of:=[.S32]/2" office:value-type="float" office:value="62" calcext:value-type="float">
            <text:p>62</text:p>
          </table:table-cell>
          <table:table-cell table:style-name="ce21" table:formula="of:=[.S32]/2" office:value-type="float" office:value="62" calcext:value-type="float">
            <text:p>62</text:p>
          </table:table-cell>
          <table:table-cell table:style-name="ce39" table:formula="of:=[.S9]" office:value-type="float" office:value="124" calcext:value-type="float">
            <text:p>124</text:p>
          </table:table-cell>
          <table:table-cell table:style-name="ce21" table:formula="of:=[.V32]/2" office:value-type="float" office:value="64" calcext:value-type="float">
            <text:p>64</text:p>
          </table:table-cell>
          <table:table-cell table:style-name="ce21" table:formula="of:=[.V32]/2" office:value-type="float" office:value="64" calcext:value-type="float">
            <text:p>64</text:p>
          </table:table-cell>
          <table:table-cell table:style-name="ce21" table:formula="of:=[.V9]" office:value-type="float" office:value="128" calcext:value-type="float">
            <text:p>128</text:p>
          </table:table-cell>
          <table:table-cell table:style-name="ce25" table:formula="of:=[.Y32]/2" office:value-type="float" office:value="66" calcext:value-type="float">
            <text:p>66</text:p>
          </table:table-cell>
          <table:table-cell table:style-name="ce21" table:formula="of:=[.Y32]/2" office:value-type="float" office:value="66" calcext:value-type="float">
            <text:p>66</text:p>
          </table:table-cell>
          <table:table-cell table:style-name="ce39" table:formula="of:=[.Y9]" office:value-type="float" office:value="132" calcext:value-type="float">
            <text:p>132</text:p>
          </table:table-cell>
          <table:table-cell table:style-name="ce21" table:formula="of:=[.AB32]/2" office:value-type="float" office:value="68" calcext:value-type="float">
            <text:p>68</text:p>
          </table:table-cell>
          <table:table-cell table:style-name="ce21" table:formula="of:=[.AB32]/2" office:value-type="float" office:value="68" calcext:value-type="float">
            <text:p>68</text:p>
          </table:table-cell>
          <table:table-cell table:style-name="ce39" table:formula="of:=[.AB9]" office:value-type="float" office:value="136" calcext:value-type="float">
            <text:p>136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21"/>
          <table:table-cell table:style-name="ce25" table:formula="of:=IFERROR(LOG(([.H32]/[.J32])/(1-[.H32]/[.J32])) / LOG([.$B32]/[.$A32]); 2*SIGN([.H32]-[.J32]/2))" office:value-type="float" office:value="0" calcext:value-type="float">
            <text:p>0</text:p>
          </table:table-cell>
          <table:table-cell table:style-name="ce21" table:formula="of:=IFERROR(LOG(([.K32]/[.M32])/(1-[.K32]/[.M32])) / LOG([.$B32]/[.$A32]); 2 * SIGN([.K32]-[.M32]/2))" office:value-type="float" office:value="0" calcext:value-type="float">
            <text:p>0</text:p>
          </table:table-cell>
          <table:table-cell table:style-name="ce21" table:formula="of:=IFERROR(LOG(([.N32]/[.P32])/(1-[.N32]/[.P32])) / LOG([.$B32]/[.$A32]); 2*SIGN([.N32]-[.P32]/2))" office:value-type="float" office:value="0" calcext:value-type="float">
            <text:p>0</text:p>
          </table:table-cell>
          <table:table-cell table:style-name="ce21" table:formula="of:=IFERROR(LOG(([.Q32]/[.S32])/(1-[.Q32]/[.S32])) / LOG([.$B32]/[.$A32]); 2*SIGN([.Q32] - [.S32]/2))" office:value-type="float" office:value="0" calcext:value-type="float">
            <text:p>0</text:p>
          </table:table-cell>
          <table:table-cell table:style-name="ce21" table:formula="of:=IFERROR(LOG(([.T32]/[.V32])/(1-[.T32]/[.V32])) / LOG([.$B32]/[.$A32]); 2*SIGN([.T32]-[.V32]/2))" office:value-type="float" office:value="0" calcext:value-type="float">
            <text:p>0</text:p>
          </table:table-cell>
          <table:table-cell table:style-name="ce21" table:formula="of:=IFERROR(LOG(([.W32]/[.Y32])/(1-[.W32]/[.Y32])) / LOG([.$B32]/[.$A32]); 2*SIGN([.W32]-[.Y32]/2))" office:value-type="float" office:value="0" calcext:value-type="float">
            <text:p>0</text:p>
          </table:table-cell>
          <table:table-cell table:style-name="ce39" table:formula="of:=IFERROR(LOG(([.Z32]/[.AB32])/(1-[.Z32]/[.AB32])) / LOG([.$B32]/[.$A32]); 2*SIGN([.Z32]-[.AB32]/2))" office:value-type="float" office:value="0" calcext:value-type="float">
            <text:p>0</text:p>
          </table:table-cell>
        </table:table-row>
        <table:table-row table:style-name="ro2">
          <table:table-cell table:style-name="ce16" table:number-columns-repeated="2"/>
          <table:table-cell table:number-columns-repeated="27"/>
          <table:table-cell table:style-name="ce20" table:number-columns-repeated="3"/>
          <table:table-cell table:number-columns-repeated="5"/>
          <table:table-cell table:style-name="ce20"/>
        </table:table-row>
        <table:table-row table:style-name="ro4">
          <table:table-cell table:style-name="ce12"/>
          <table:table-cell table:number-columns-repeated="28"/>
          <table:table-cell table:style-name="ce41" office:value-type="string" calcext:value-type="string">
            <text:p>Grouped, weighted:</text:p>
          </table:table-cell>
          <table:table-cell table:style-name="ce17"/>
          <table:table-cell table:style-name="ce46" office:value-type="float" office:value="2013" calcext:value-type="float">
            <text:p>2013</text:p>
          </table:table-cell>
          <table:table-cell table:style-name="ce46" office:value-type="float" office:value="2014" calcext:value-type="float">
            <text:p>2014</text:p>
          </table:table-cell>
          <table:table-cell table:style-name="ce46" office:value-type="float" office:value="2015" calcext:value-type="float">
            <text:p>2015</text:p>
          </table:table-cell>
          <table:table-cell table:style-name="ce46" office:value-type="float" office:value="2016" calcext:value-type="float">
            <text:p>2016</text:p>
          </table:table-cell>
          <table:table-cell table:style-name="ce46" office:value-type="float" office:value="2017" calcext:value-type="float">
            <text:p>2017</text:p>
          </table:table-cell>
          <table:table-cell table:style-name="ce46" office:value-type="float" office:value="2018" calcext:value-type="float">
            <text:p>2018</text:p>
          </table:table-cell>
          <table:table-cell table:style-name="ce48" office:value-type="float" office:value="2019" calcext:value-type="float">
            <text:p>2019</text:p>
          </table:table-cell>
        </table:table-row>
        <table:table-row table:style-name="ro2">
          <table:table-cell table:number-columns-repeated="29"/>
          <table:table-cell table:style-name="ce42" office:value-type="float" office:value="1" calcext:value-type="float">
            <text:p>1</text:p>
          </table:table-cell>
          <table:table-cell table:style-name="ce17"/>
          <table:table-cell table:style-name="ce23" table:formula="of:=IFERROR(LOG(([.H22]/[.J22])/(1-[.H22]/[.J22])) / LOG([.$B22]/[.$A22]); 2*SIGN([.H22]-[.J22]/2))" office:value-type="float" office:value="2" calcext:value-type="float">
            <text:p>2</text:p>
          </table:table-cell>
          <table:table-cell table:style-name="ce17" table:formula="of:=IFERROR(LOG(([.K22]/[.M22])/(1-[.K22]/[.M22])) / LOG([.$B22]/[.$A22]); 2*SIGN([.K22]-[.M22]/2))" office:value-type="float" office:value="2" calcext:value-type="float">
            <text:p>2</text:p>
          </table:table-cell>
          <table:table-cell table:style-name="ce17" table:formula="of:=IFERROR(LOG(([.N22]/[.P22])/(1-[.N22]/[.P22])) / LOG([.$B22]/[.$A22]); 2*SIGN([.N22]-[.P22]/2))" office:value-type="float" office:value="2" calcext:value-type="float">
            <text:p>2</text:p>
          </table:table-cell>
          <table:table-cell table:style-name="ce17" table:formula="of:=IFERROR(LOG(([.Q22]/[.S22])/(1-[.Q22]/[.S22])) / LOG([.$B22]/[.$A22]); 2*SIGN([.Q22]-[.S22]/2))" office:value-type="float" office:value="2" calcext:value-type="float">
            <text:p>2</text:p>
          </table:table-cell>
          <table:table-cell table:style-name="ce17" table:formula="of:=IFERROR(LOG(([.T22]/[.V22])/(1-[.T22]/[.V22])) / LOG([.$B22]/[.$A22]); 2*SIGN([.T22]-[.V22]/2))" office:value-type="float" office:value="2" calcext:value-type="float">
            <text:p>2</text:p>
          </table:table-cell>
          <table:table-cell table:style-name="ce17" table:formula="of:=IFERROR(LOG(([.W22]/[.Y22])/(1-[.W22]/[.Y22])) / LOG([.$B22]/[.$A22]); 2*SIGN([.W22]-[.Y22]/2))" office:value-type="float" office:value="2" calcext:value-type="float">
            <text:p>2</text:p>
          </table:table-cell>
          <table:table-cell table:style-name="ce37" table:formula="of:=IFERROR(LOG(([.Z22]/[.AB22])/(1-[.Z22]/[.AB22])) / LOG([.$B22]/[.$A22]); 2*SIGN([.Z22]-[.AB22]/2))" office:value-type="float" office:value="1.76920389926271" calcext:value-type="float">
            <text:p>1.7692038993</text:p>
          </table:table-cell>
        </table:table-row>
        <table:table-row table:style-name="ro2">
          <table:table-cell table:number-columns-repeated="29"/>
          <table:table-cell table:style-name="ce43"/>
          <table:table-cell table:style-name="ce20"/>
          <table:table-cell table:number-columns-repeated="7"/>
        </table:table-row>
        <table:table-row table:style-name="ro2">
          <table:table-cell table:number-columns-repeated="29"/>
          <table:table-cell table:style-name="ce43" office:value-type="float" office:value="2" calcext:value-type="float">
            <text:p>2</text:p>
          </table:table-cell>
          <table:table-cell table:style-name="ce20"/>
          <table:table-cell table:formula="of:=IFERROR(LOG(([.H24]/[.J24])/(1-[.H24]/[.J24])) / LOG([.$B24]/[.$A24]); 2*SIGN([.H24]-[.J24]/2))" office:value-type="float" office:value="1.42521977266735" calcext:value-type="float">
            <text:p>1.4252197727</text:p>
          </table:table-cell>
          <table:table-cell table:style-name="ce47" table:formula="of:=IFERROR(LOG(([.K24]/[.M24])/(1-[.K24]/[.M24])) / LOG([.$B24]/[.$A24]); 2*SIGN([.K24]-[.M24]/2))" office:value-type="float" office:value="1.36256569432059" calcext:value-type="float">
            <text:p>1.3625656943</text:p>
          </table:table-cell>
          <table:table-cell table:style-name="ce47" table:formula="of:=IFERROR(LOG(([.N24]/[.P24])/(1-[.N24]/[.P24])) / LOG([.$B24]/[.$A24]); 2*SIGN([.N24]-[.P24]/2))" office:value-type="float" office:value="1.38045237974206" calcext:value-type="float">
            <text:p>1.3804523797</text:p>
          </table:table-cell>
          <table:table-cell table:style-name="ce47" table:formula="of:=IFERROR(LOG(([.Q24]/[.S24])/(1-[.Q24]/[.S24])) / LOG([.$B24]/[.$A24]); 2*SIGN([.Q24]-[.S24]/2))" office:value-type="float" office:value="1.39771679184069" calcext:value-type="float">
            <text:p>1.3977167918</text:p>
          </table:table-cell>
          <table:table-cell table:style-name="ce47" table:formula="of:=IFERROR(LOG(([.T24]/[.V24])/(1-[.T24]/[.V24])) / LOG([.$B24]/[.$A24]); 2*SIGN([.T24]-[.V24]/2))" office:value-type="float" office:value="1.34401019478019" calcext:value-type="float">
            <text:p>1.3440101948</text:p>
          </table:table-cell>
          <table:table-cell table:style-name="ce47" table:formula="of:=IFERROR(LOG(([.W24]/[.Y24])/(1-[.W24]/[.Y24])) / LOG([.$B24]/[.$A24]); 2*SIGN([.W24]-[.Y24]/2))" office:value-type="float" office:value="1.36028384293531" calcext:value-type="float">
            <text:p>1.3602838429</text:p>
          </table:table-cell>
          <table:table-cell table:formula="of:=IFERROR(LOG(([.Z24]/[.AB24])/(1-[.Z24]/[.AB24])) / LOG([.$B24]/[.$A24]); 2*SIGN([.Z24]-[.AB24]/2))" office:value-type="float" office:value="1.37604077912078" calcext:value-type="float">
            <text:p>1.3760407791</text:p>
          </table:table-cell>
        </table:table-row>
        <table:table-row table:style-name="ro2">
          <table:table-cell table:number-columns-repeated="29"/>
          <table:table-cell table:style-name="ce43"/>
          <table:table-cell table:style-name="ce20"/>
          <table:table-cell table:number-columns-repeated="7"/>
        </table:table-row>
        <table:table-row table:style-name="ro2">
          <table:table-cell table:number-columns-repeated="29"/>
          <table:table-cell table:style-name="ce43" office:value-type="string" calcext:value-type="string">
            <text:p>3,4</text:p>
          </table:table-cell>
          <table:table-cell table:style-name="ce20"/>
          <table:table-cell table:formula="of:=IFERROR(LOG(([.H26]/[.J26])/(1-[.H26]/[.J26])) / LOG([.$I27]/[.$H27]); 2*SIGN([.H26]-[.J26]/2))" office:value-type="float" office:value="1.12394624080582" calcext:value-type="float">
            <text:p>1.1239462408</text:p>
          </table:table-cell>
          <table:table-cell table:style-name="ce47" table:formula="of:=IFERROR(LOG(([.K26]/[.M26])/(1-[.K26]/[.M26])) / LOG([.$I27]/[.$H27]); 2*SIGN([.K26]-[.M26]/2))" office:value-type="float" office:value="1.11164526537681" calcext:value-type="float">
            <text:p>1.1116452654</text:p>
          </table:table-cell>
          <table:table-cell table:style-name="ce47" table:formula="of:=IFERROR(LOG(([.N26]/[.P26])/(1-[.N26]/[.P26])) / LOG([.$I27]/[.$H27]); 2*SIGN([.N26]-[.P26]/2))" office:value-type="float" office:value="1.12096141895705" calcext:value-type="float">
            <text:p>1.120961419</text:p>
          </table:table-cell>
          <table:table-cell table:style-name="ce47" table:formula="of:=IFERROR(LOG(([.Q26]/[.S26])/(1-[.Q26]/[.S26])) / LOG([.$I27]/[.$H27]); 2*SIGN([.Q26]-[.S26]/2))" office:value-type="float" office:value="1.10957497931048" calcext:value-type="float">
            <text:p>1.1095749793</text:p>
          </table:table-cell>
          <table:table-cell table:style-name="ce47" table:formula="of:=IFERROR(LOG(([.T26]/[.V26])/(1-[.T26]/[.V26])) / LOG([.$I27]/[.$H27]); 2*SIGN([.T26]-[.V26]/2))" office:value-type="float" office:value="1.09900111306076" calcext:value-type="float">
            <text:p>1.0990011131</text:p>
          </table:table-cell>
          <table:table-cell table:style-name="ce47" table:formula="of:=IFERROR(LOG(([.W26]/[.Y26])/(1-[.W26]/[.Y26])) / LOG([.$I27]/[.$H27]); 2*SIGN([.W26]-[.Y26]/2))" office:value-type="float" office:value="1.12666647947763" calcext:value-type="float">
            <text:p>1.1266664795</text:p>
          </table:table-cell>
          <table:table-cell table:formula="of:=IFERROR(LOG(([.Z26]/[.AB26])/(1-[.Z26]/[.AB26])) / LOG([.$I27]/[.$H27]); 2*SIGN([.Z26]-[.AB26]/2))" office:value-type="float" office:value="1.11606209290576" calcext:value-type="float">
            <text:p>1.1160620929</text:p>
          </table:table-cell>
        </table:table-row>
        <table:table-row table:style-name="ro2" table:number-rows-repeated="2">
          <table:table-cell table:number-columns-repeated="29"/>
          <table:table-cell table:style-name="ce43"/>
          <table:table-cell table:style-name="ce20"/>
          <table:table-cell table:number-columns-repeated="7"/>
        </table:table-row>
        <table:table-row table:style-name="ro2">
          <table:table-cell table:number-columns-repeated="29"/>
          <table:table-cell table:style-name="ce43" office:value-type="string" calcext:value-type="string">
            <text:p>5,6,7</text:p>
          </table:table-cell>
          <table:table-cell table:style-name="ce20"/>
          <table:table-cell table:formula="of:=IFERROR(LOG(([.H29]/[.J29])/(1-[.H29]/[.J29])) / LOG([.$I30]/[.$H30]); 2*SIGN([.H29]-[.J29]/2))" office:value-type="float" office:value="0.948117809820271" calcext:value-type="float">
            <text:p>0.9481178098</text:p>
          </table:table-cell>
          <table:table-cell table:style-name="ce47" table:formula="of:=IFERROR(LOG(([.K29]/[.M29])/(1-[.K29]/[.M29])) / LOG([.$I30]/[.$H30]); 2*SIGN([.K29]-[.M29]/2))" office:value-type="float" office:value="0.934177592306211" calcext:value-type="float">
            <text:p>0.9341775923</text:p>
          </table:table-cell>
          <table:table-cell table:style-name="ce47" table:formula="of:=IFERROR(LOG(([.N29]/[.P29])/(1-[.N29]/[.P29])) / LOG([.$I30]/[.$H30]); 2*SIGN([.N29]-[.P29]/2))" office:value-type="float" office:value="0.901435315627174" calcext:value-type="float">
            <text:p>0.9014353156</text:p>
          </table:table-cell>
          <table:table-cell table:style-name="ce47" table:formula="of:=IFERROR(LOG(([.Q29]/[.S29])/(1-[.Q29]/[.S29])) / LOG([.$I30]/[.$H30]); 2*SIGN([.Q29]-[.S29]/2))" office:value-type="float" office:value="0.928223296951121" calcext:value-type="float">
            <text:p>0.928223297</text:p>
          </table:table-cell>
          <table:table-cell table:style-name="ce47" table:formula="of:=IFERROR(LOG(([.T29]/[.V29])/(1-[.T29]/[.V29])) / LOG([.$I30]/[.$H30]); 2*SIGN([.T29]-[.V29]/2))" office:value-type="float" office:value="0.879279695611091" calcext:value-type="float">
            <text:p>0.8792796956</text:p>
          </table:table-cell>
          <table:table-cell table:style-name="ce47" table:formula="of:=IFERROR(LOG(([.W29]/[.Y29])/(1-[.W29]/[.Y29])) / LOG([.$I30]/[.$H30]); 2*SIGN([.W29]-[.Y29]/2))" office:value-type="float" office:value="0.869234635159746" calcext:value-type="float">
            <text:p>0.8692346352</text:p>
          </table:table-cell>
          <table:table-cell table:formula="of:=IFERROR(LOG(([.Z29]/[.AB29])/(1-[.Z29]/[.AB29])) / LOG([.$I30]/[.$H30]); 2*SIGN([.Z29]-[.AB29]/2))" office:value-type="float" office:value="0.89447607314174" calcext:value-type="float">
            <text:p>0.8944760731</text:p>
          </table:table-cell>
        </table:table-row>
        <table:table-row table:style-name="ro2" table:number-rows-repeated="2">
          <table:table-cell table:number-columns-repeated="29"/>
          <table:table-cell table:style-name="ce43"/>
          <table:table-cell table:style-name="ce20"/>
          <table:table-cell table:number-columns-repeated="7"/>
        </table:table-row>
        <table:table-row table:style-name="ro2">
          <table:table-cell table:number-columns-repeated="29"/>
          <table:table-cell table:style-name="ce44" office:value-type="float" office:value="8" calcext:value-type="float">
            <text:p>8</text:p>
          </table:table-cell>
          <table:table-cell table:style-name="ce21"/>
          <table:table-cell table:style-name="ce25" table:formula="of:=IFERROR(LOG(([.H45]/[.J45])/(1-[.H45]/[.J45])) / LOG([.$B45]/[.$A45]); 2*SIGN([.H45]-[.J45]/2))" office:value-type="float" office:value="0" calcext:value-type="float">
            <text:p>0</text:p>
          </table:table-cell>
          <table:table-cell table:style-name="ce21" table:formula="of:=IFERROR(LOG(([.K45]/[.M45])/(1-[.K45]/[.M45])) / LOG([.$B45]/[.$A45]); 2 * SIGN([.K45]-[.M45]/2))" office:value-type="float" office:value="0" calcext:value-type="float">
            <text:p>0</text:p>
          </table:table-cell>
          <table:table-cell table:style-name="ce21" table:formula="of:=IFERROR(LOG(([.N45]/[.P45])/(1-[.N45]/[.P45])) / LOG([.$B45]/[.$A45]); 2*SIGN([.N45]-[.P45]/2))" office:value-type="float" office:value="0" calcext:value-type="float">
            <text:p>0</text:p>
          </table:table-cell>
          <table:table-cell table:style-name="ce21" table:formula="of:=IFERROR(LOG(([.Q45]/[.S45])/(1-[.Q45]/[.S45])) / LOG([.$B45]/[.$A45]); 2*SIGN([.Q45] - [.S45]/2))" office:value-type="float" office:value="0" calcext:value-type="float">
            <text:p>0</text:p>
          </table:table-cell>
          <table:table-cell table:style-name="ce21" table:formula="of:=IFERROR(LOG(([.T45]/[.V45])/(1-[.T45]/[.V45])) / LOG([.$B45]/[.$A45]); 2*SIGN([.T45]-[.V45]/2))" office:value-type="float" office:value="0" calcext:value-type="float">
            <text:p>0</text:p>
          </table:table-cell>
          <table:table-cell table:style-name="ce21" table:formula="of:=IFERROR(LOG(([.W45]/[.Y45])/(1-[.W45]/[.Y45])) / LOG([.$B45]/[.$A45]); 2*SIGN([.W45]-[.Y45]/2))" office:value-type="float" office:value="0" calcext:value-type="float">
            <text:p>0</text:p>
          </table:table-cell>
          <table:table-cell table:style-name="ce39" table:formula="of:=IFERROR(LOG(([.Z45]/[.AB45])/(1-[.Z45]/[.AB45])) / LOG([.$B45]/[.$A45]); 2*SIGN([.Z45]-[.AB45]/2))" office:value-type="float" office:value="0" calcext:value-type="float">
            <text:p>0</text:p>
          </table:table-cell>
        </table:table-row>
      </table:table>
      <table:table table:name="Round2" table:style-name="ta1">
        <office:forms form:automatic-focus="false" form:apply-design-mode="false"/>
        <table:table-column table:style-name="co8" table:default-cell-style-name="ce49"/>
        <table:table-column table:style-name="co9" table:default-cell-style-name="ce49"/>
        <table:table-column table:style-name="co3" table:visibility="collapse" table:number-columns-repeated="2" table:default-cell-style-name="ce49"/>
        <table:table-column table:style-name="co3" table:visibility="collapse" table:number-columns-repeated="2" table:default-cell-style-name="Default"/>
        <table:table-column table:style-name="co3" table:visibility="collapse" table:default-cell-style-name="ce50"/>
        <table:table-column table:style-name="co8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default-cell-style-name="ce50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default-cell-style-name="ce50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10" table:default-cell-style-name="ce10"/>
        <table:table-column table:style-name="co11" table:visibility="collapse" table:number-columns-repeated="2" table:default-cell-style-name="ce10"/>
        <table:table-column table:style-name="co11" table:number-columns-repeated="7" table:default-cell-style-name="ce10"/>
        <table:table-row table:style-name="ro1"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table:number-columns-repeated="2"/>
          <table:table-cell table:style-name="ce11" office:value-type="float" office:value="2012" calcext:value-type="float" table:number-columns-spanned="3" table:number-rows-spanned="1">
            <text:p>2012</text:p>
          </table:table-cell>
          <table:covered-table-cell table:style-name="ce11"/>
          <table:covered-table-cell table:style-name="ce12"/>
          <table:table-cell table:style-name="ce11" office:value-type="float" office:value="2013" calcext:value-type="float" table:number-columns-spanned="3" table:number-rows-spanned="1">
            <text:p>2013</text:p>
          </table:table-cell>
          <table:covered-table-cell table:style-name="ce11"/>
          <table:covered-table-cell table:style-name="ce12"/>
          <table:table-cell table:style-name="ce11" office:value-type="float" office:value="2014" calcext:value-type="float" table:number-columns-spanned="3" table:number-rows-spanned="1">
            <text:p>2014</text:p>
          </table:table-cell>
          <table:covered-table-cell table:style-name="ce11"/>
          <table:covered-table-cell table:style-name="ce12"/>
          <table:table-cell table:style-name="ce11" office:value-type="float" office:value="2015" calcext:value-type="float" table:number-columns-spanned="3" table:number-rows-spanned="1">
            <text:p>2015</text:p>
          </table:table-cell>
          <table:covered-table-cell table:style-name="ce11"/>
          <table:covered-table-cell table:style-name="ce12"/>
          <table:table-cell table:style-name="ce11" office:value-type="float" office:value="2016" calcext:value-type="float" table:number-columns-spanned="3" table:number-rows-spanned="1">
            <text:p>2016</text:p>
          </table:table-cell>
          <table:covered-table-cell table:style-name="ce11"/>
          <table:covered-table-cell table:style-name="ce12"/>
          <table:table-cell table:style-name="ce11" office:value-type="float" office:value="2017" calcext:value-type="float" table:number-columns-spanned="3" table:number-rows-spanned="1">
            <text:p>2017</text:p>
          </table:table-cell>
          <table:covered-table-cell table:style-name="ce11"/>
          <table:covered-table-cell table:style-name="ce12"/>
          <table:table-cell table:style-name="ce11" office:value-type="float" office:value="2018" calcext:value-type="float" table:number-columns-spanned="3" table:number-rows-spanned="1">
            <text:p>2018</text:p>
          </table:table-cell>
          <table:covered-table-cell table:style-name="ce11"/>
          <table:covered-table-cell table:style-name="ce12"/>
          <table:table-cell table:style-name="ce51" office:value-type="float" office:value="2019" calcext:value-type="float" table:number-columns-spanned="3" table:number-rows-spanned="1">
            <text:p>2019</text:p>
          </table:table-cell>
          <table:covered-table-cell table:style-name="ce11"/>
          <table:covered-table-cell table:style-name="ce12"/>
          <table:table-cell/>
          <table:table-cell table:style-name="ce52" office:value-type="string" calcext:value-type="string">
            <text:p>Alpha</text:p>
          </table:table-cell>
          <table:table-cell table:style-name="ce54" office:value-type="float" office:value="2012" calcext:value-type="float">
            <text:p>2012</text:p>
          </table:table-cell>
          <table:table-cell table:style-name="ce54"/>
          <table:table-cell table:style-name="ce54" office:value-type="float" office:value="2013" calcext:value-type="float">
            <text:p>2013</text:p>
          </table:table-cell>
          <table:table-cell table:style-name="ce54" office:value-type="float" office:value="2014" calcext:value-type="float">
            <text:p>2014</text:p>
          </table:table-cell>
          <table:table-cell table:style-name="ce54" office:value-type="float" office:value="2015" calcext:value-type="float">
            <text:p>2015</text:p>
          </table:table-cell>
          <table:table-cell table:style-name="ce54" office:value-type="float" office:value="2016" calcext:value-type="float">
            <text:p>2016</text:p>
          </table:table-cell>
          <table:table-cell table:style-name="ce54" office:value-type="float" office:value="2017" calcext:value-type="float">
            <text:p>2017</text:p>
          </table:table-cell>
          <table:table-cell table:style-name="ce54" office:value-type="float" office:value="2018" calcext:value-type="float">
            <text:p>2018</text:p>
          </table:table-cell>
          <table:table-cell table:style-name="ce54" office:value-type="float" office:value="2019" calcext:value-type="float">
            <text:p>20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]&amp;[.B2]" office:value-type="string" office:string-value="18" calcext:value-type="string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formula="of:=[.J2]-[.H2]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formula="of:=[.M2]-[.K2]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formula="of:=[.P2]-[.N2]"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formula="of:=[.S2]-[.Q2]"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table:formula="of:=[.V2]-[.T2]"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formula="of:=[.Y2]-[.W2]"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IFERROR(LOG(([.E2]/[.G2])/(1-[.E2]/[.G2])) / LOG([.$B2]/[.$A2]); 2 * SIGN( [.E2]-[.G2]/2))" office:value-type="float" office:value="0.678541303243574" calcext:value-type="float">
            <text:p>0.6785413032</text:p>
          </table:table-cell>
          <table:table-cell/>
          <table:table-cell table:formula="of:=IFERROR(LOG(([.H2]/[.J2])/(1-[.H2]/[.J2])) / LOG([.$B2]/[.$A2]); 2 * SIGN( [.H2]-[.J2]/2))" office:value-type="float" office:value="0.712501174583312" calcext:value-type="float">
            <text:p>0.7125011746</text:p>
          </table:table-cell>
          <table:table-cell table:formula="of:=IFERROR(LOG(([.K2]/[.M2])/(1-[.K2]/[.M2])) / LOG([.$B2]/[.$A2]); 2 * SIGN( [.K2]-[.M2]/2))" office:value-type="float" office:value="0.733877953723217" calcext:value-type="float">
            <text:p>0.7338779537</text:p>
          </table:table-cell>
          <table:table-cell table:formula="of:=IFERROR(LOG(([.N2]/[.P2])/(1-[.N2]/[.P2])) / LOG([.$B2]/[.$A2]); 2 * SIGN( [.N2]-[.P2]/2))" office:value-type="float" office:value="0.708510294027953" calcext:value-type="float">
            <text:p>0.708510294</text:p>
          </table:table-cell>
          <table:table-cell table:formula="of:=IFERROR(LOG(([.Q2]/[.S2])/(1-[.Q2]/[.S2])) / LOG([.$B2]/[.$A2]); 2 * SIGN( [.Q2]-[.S2]/2))" office:value-type="float" office:value="0.695820947083447" calcext:value-type="float">
            <text:p>0.6958209471</text:p>
          </table:table-cell>
          <table:table-cell table:formula="of:=IFERROR(LOG(([.T2]/[.V2])/(1-[.T2]/[.V2])) / LOG([.$B2]/[.$A2]); 2 * SIGN( [.T2]-[.V2]/2))" office:value-type="float" office:value="0.705159072473312" calcext:value-type="float">
            <text:p>0.7051590725</text:p>
          </table:table-cell>
          <table:table-cell table:formula="of:=IFERROR(LOG(([.W2]/[.Y2])/(1-[.W2]/[.Y2])) / LOG([.$B2]/[.$A2]); 2 * SIGN( [.W2]-[.Y2]/2))" office:value-type="float" office:value="0.684815928007459" calcext:value-type="float">
            <text:p>0.684815928</text:p>
          </table:table-cell>
          <table:table-cell table:formula="of:=IFERROR(LOG(([.Z2]/[.AB2])/(1-[.Z2]/[.AB2])) / LOG([.$B2]/[.$A2]); 2 * SIGN( [.Z2]-[.AB2]/2))" office:value-type="float" office:value="0.693639998461189" calcext:value-type="float">
            <text:p>0.69363999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]&amp;[.B3]" office:value-type="string" office:string-value="19" calcext:value-type="string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formula="of:=[.J3]-[.H3]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formula="of:=[.M3]-[.K3]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formula="of:=[.P3]-[.N3]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table:formula="of:=[.S3]-[.Q3]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formula="of:=[.V3]-[.T3]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formula="of:=[.Y3]-[.W3]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IFERROR(LOG(([.E3]/[.G3])/(1-[.E3]/[.G3])) / LOG([.$B3]/[.$A3]); 2 * SIGN( [.E3]-[.G3]/2))" office:value-type="float" office:value="1.17602796686578" calcext:value-type="float">
            <text:p>1.1760279669</text:p>
          </table:table-cell>
          <table:table-cell/>
          <table:table-cell table:formula="of:=IFERROR(LOG(([.H3]/[.J3])/(1-[.H3]/[.J3])) / LOG([.$B3]/[.$A3]); 2 * SIGN( [.H3]-[.J3]/2))" office:value-type="float" office:value="1.18453512321427" calcext:value-type="float">
            <text:p>1.1845351232</text:p>
          </table:table-cell>
          <table:table-cell table:formula="of:=IFERROR(LOG(([.K3]/[.M3])/(1-[.K3]/[.M3])) / LOG([.$B3]/[.$A3]); 2 * SIGN( [.K3]-[.M3]/2))" office:value-type="float" office:value="1.09132916932207" calcext:value-type="float">
            <text:p>1.0913291693</text:p>
          </table:table-cell>
          <table:table-cell table:formula="of:=IFERROR(LOG(([.N3]/[.P3])/(1-[.N3]/[.P3])) / LOG([.$B3]/[.$A3]); 2 * SIGN( [.N3]-[.P3]/2))" office:value-type="float" office:value="1.09952974457893" calcext:value-type="float">
            <text:p>1.0995297446</text:p>
          </table:table-cell>
          <table:table-cell table:formula="of:=IFERROR(LOG(([.Q3]/[.S3])/(1-[.Q3]/[.S3])) / LOG([.$B3]/[.$A3]); 2 * SIGN( [.Q3]-[.S3]/2))" office:value-type="float" office:value="1.09952974457893" calcext:value-type="float">
            <text:p>1.0995297446</text:p>
          </table:table-cell>
          <table:table-cell table:formula="of:=IFERROR(LOG(([.T3]/[.V3])/(1-[.T3]/[.V3])) / LOG([.$B3]/[.$A3]); 2 * SIGN( [.T3]-[.V3]/2))" office:value-type="float" office:value="1.12328050438239" calcext:value-type="float">
            <text:p>1.1232805044</text:p>
          </table:table-cell>
          <table:table-cell table:formula="of:=IFERROR(LOG(([.W3]/[.Y3])/(1-[.W3]/[.Y3])) / LOG([.$B3]/[.$A3]); 2 * SIGN( [.W3]-[.Y3]/2))" office:value-type="float" office:value="1.13092975357146" calcext:value-type="float">
            <text:p>1.1309297536</text:p>
          </table:table-cell>
          <table:table-cell table:formula="of:=IFERROR(LOG(([.Z3]/[.AB3])/(1-[.Z3]/[.AB3])) / LOG([.$B3]/[.$A3]); 2 * SIGN( [.Z3]-[.AB3]/2))" office:value-type="float" office:value="1.05547444665707" calcext:value-type="float">
            <text:p>1.05547444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]&amp;[.B4]" office:value-type="string" office:string-value="27" calcext:value-type="string">
            <text:p>2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formula="of:=[.J4]-[.H4]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formula="of:=[.M4]-[.K4]"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formula="of:=[.P4]-[.N4]"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table:formula="of:=[.S4]-[.Q4]"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table:formula="of:=[.V4]-[.T4]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formula="of:=[.Y4]-[.W4]"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IFERROR(LOG(([.E4]/[.G4])/(1-[.E4]/[.G4])) / LOG([.$B4]/[.$A4]); 2 * SIGN( [.E4]-[.G4]/2))" office:value-type="float" office:value="0.811753127469303" calcext:value-type="float">
            <text:p>0.8117531275</text:p>
          </table:table-cell>
          <table:table-cell/>
          <table:table-cell table:formula="of:=IFERROR(LOG(([.H4]/[.J4])/(1-[.H4]/[.J4])) / LOG([.$B4]/[.$A4]); 2 * SIGN( [.H4]-[.J4]/2))" office:value-type="float" office:value="0.828558708195494" calcext:value-type="float">
            <text:p>0.8285587082</text:p>
          </table:table-cell>
          <table:table-cell table:formula="of:=IFERROR(LOG(([.K4]/[.M4])/(1-[.K4]/[.M4])) / LOG([.$B4]/[.$A4]); 2 * SIGN( [.K4]-[.M4]/2))" office:value-type="float" office:value="0.861144277490606" calcext:value-type="float">
            <text:p>0.8611442775</text:p>
          </table:table-cell>
          <table:table-cell table:formula="of:=IFERROR(LOG(([.N4]/[.P4])/(1-[.N4]/[.P4])) / LOG([.$B4]/[.$A4]); 2 * SIGN( [.N4]-[.P4]/2))" office:value-type="float" office:value="0.84682576621771" calcext:value-type="float">
            <text:p>0.8468257662</text:p>
          </table:table-cell>
          <table:table-cell table:formula="of:=IFERROR(LOG(([.Q4]/[.S4])/(1-[.Q4]/[.S4])) / LOG([.$B4]/[.$A4]); 2 * SIGN( [.Q4]-[.S4]/2))" office:value-type="float" office:value="0.777928199113857" calcext:value-type="float">
            <text:p>0.7779281991</text:p>
          </table:table-cell>
          <table:table-cell table:formula="of:=IFERROR(LOG(([.T4]/[.V4])/(1-[.T4]/[.V4])) / LOG([.$B4]/[.$A4]); 2 * SIGN( [.T4]-[.V4]/2))" office:value-type="float" office:value="0.753902879149755" calcext:value-type="float">
            <text:p>0.7539028791</text:p>
          </table:table-cell>
          <table:table-cell table:formula="of:=IFERROR(LOG(([.W4]/[.Y4])/(1-[.W4]/[.Y4])) / LOG([.$B4]/[.$A4]); 2 * SIGN( [.W4]-[.Y4]/2))" office:value-type="float" office:value="0.74579889482125" calcext:value-type="float">
            <text:p>0.7457988948</text:p>
          </table:table-cell>
          <table:table-cell table:formula="of:=IFERROR(LOG(([.Z4]/[.AB4])/(1-[.Z4]/[.AB4])) / LOG([.$B4]/[.$A4]); 2 * SIGN( [.Z4]-[.AB4]/2))" office:value-type="float" office:value="0.69047174863854" calcext:value-type="float">
            <text:p>0.690471748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]&amp;[.B5]" office:value-type="string" office:string-value="210" calcext:value-type="string">
            <text:p>2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J5]-[.H5]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formula="of:=[.M5]-[.K5]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P5]-[.N5]"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[.S5]-[.Q5]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formula="of:=[.V5]-[.T5]"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formula="of:=[.Y5]-[.W5]"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IFERROR(LOG(([.E5]/[.G5])/(1-[.E5]/[.G5])) / LOG([.$B5]/[.$A5]); 2 * SIGN( [.E5]-[.G5]/2))" office:value-type="float" office:value="0.187817665743792" calcext:value-type="float">
            <text:p>0.1878176657</text:p>
          </table:table-cell>
          <table:table-cell/>
          <table:table-cell table:formula="of:=IFERROR(LOG(([.H5]/[.J5])/(1-[.H5]/[.J5])) / LOG([.$B5]/[.$A5]); 2 * SIGN( [.H5]-[.J5]/2))" office:value-type="float" office:value="0.214261440983576" calcext:value-type="float">
            <text:p>0.214261441</text:p>
          </table:table-cell>
          <table:table-cell table:formula="of:=IFERROR(LOG(([.K5]/[.M5])/(1-[.K5]/[.M5])) / LOG([.$B5]/[.$A5]); 2 * SIGN( [.K5]-[.M5]/2))" office:value-type="float" office:value="0.239625572277412" calcext:value-type="float">
            <text:p>0.2396255723</text:p>
          </table:table-cell>
          <table:table-cell table:formula="of:=IFERROR(LOG(([.N5]/[.P5])/(1-[.N5]/[.P5])) / LOG([.$B5]/[.$A5]); 2 * SIGN( [.N5]-[.P5]/2))" office:value-type="float" office:value="0.204111052954636" calcext:value-type="float">
            <text:p>0.204111053</text:p>
          </table:table-cell>
          <table:table-cell table:formula="of:=IFERROR(LOG(([.Q5]/[.S5])/(1-[.Q5]/[.S5])) / LOG([.$B5]/[.$A5]); 2 * SIGN( [.Q5]-[.S5]/2))" office:value-type="float" office:value="0.228480252195112" calcext:value-type="float">
            <text:p>0.2284802522</text:p>
          </table:table-cell>
          <table:table-cell table:formula="of:=IFERROR(LOG(([.T5]/[.V5])/(1-[.T5]/[.V5])) / LOG([.$B5]/[.$A5]); 2 * SIGN( [.T5]-[.V5]/2))" office:value-type="float" office:value="0.251929636412592" calcext:value-type="float">
            <text:p>0.2519296364</text:p>
          </table:table-cell>
          <table:table-cell table:formula="of:=IFERROR(LOG(([.W5]/[.Y5])/(1-[.W5]/[.Y5])) / LOG([.$B5]/[.$A5]); 2 * SIGN( [.W5]-[.Y5]/2))" office:value-type="float" office:value="0.27452612422359" calcext:value-type="float">
            <text:p>0.2745261242</text:p>
          </table:table-cell>
          <table:table-cell table:formula="of:=IFERROR(LOG(([.Z5]/[.AB5])/(1-[.Z5]/[.AB5])) / LOG([.$B5]/[.$A5]); 2 * SIGN( [.Z5]-[.AB5]/2))" office:value-type="float" office:value="0.296329587122136" calcext:value-type="float">
            <text:p>0.29632958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]&amp;[.B6]" office:value-type="string" office:string-value="36" calcext:value-type="string">
            <text:p>3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formula="of:=[.J6]-[.H6]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table:formula="of:=[.M6]-[.K6]"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formula="of:=[.P6]-[.N6]"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table:formula="of:=[.S6]-[.Q6]"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formula="of:=[.V6]-[.T6]"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formula="of:=[.Y6]-[.W6]"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table:formula="of:=[.AB6]-[.Z6]"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IFERROR(LOG(([.E6]/[.G6])/(1-[.E6]/[.G6])) / LOG([.$B6]/[.$A6]); 2 * SIGN( [.E6]-[.G6]/2))" office:value-type="float" office:value="0.343954401217361" calcext:value-type="float">
            <text:p>0.3439544012</text:p>
          </table:table-cell>
          <table:table-cell/>
          <table:table-cell table:formula="of:=IFERROR(LOG(([.H6]/[.J6])/(1-[.H6]/[.J6])) / LOG([.$B6]/[.$A6]); 2 * SIGN( [.H6]-[.J6]/2))" office:value-type="float" office:value="0.332575339086871" calcext:value-type="float">
            <text:p>0.3325753391</text:p>
          </table:table-cell>
          <table:table-cell table:formula="of:=IFERROR(LOG(([.K6]/[.M6])/(1-[.K6]/[.M6])) / LOG([.$B6]/[.$A6]); 2 * SIGN( [.K6]-[.M6]/2))" office:value-type="float" office:value="0.415037499278844" calcext:value-type="float">
            <text:p>0.4150374993</text:p>
          </table:table-cell>
          <table:table-cell table:formula="of:=IFERROR(LOG(([.N6]/[.P6])/(1-[.N6]/[.P6])) / LOG([.$B6]/[.$A6]); 2 * SIGN( [.N6]-[.P6]/2))" office:value-type="float" office:value="0.402098443571346" calcext:value-type="float">
            <text:p>0.4020984436</text:p>
          </table:table-cell>
          <table:table-cell table:formula="of:=IFERROR(LOG(([.Q6]/[.S6])/(1-[.Q6]/[.S6])) / LOG([.$B6]/[.$A6]); 2 * SIGN( [.Q6]-[.S6]/2))" office:value-type="float" office:value="0.440572591385982" calcext:value-type="float">
            <text:p>0.4405725914</text:p>
          </table:table-cell>
          <table:table-cell table:formula="of:=IFERROR(LOG(([.T6]/[.V6])/(1-[.T6]/[.V6])) / LOG([.$B6]/[.$A6]); 2 * SIGN( [.T6]-[.V6]/2))" office:value-type="float" office:value="0.440572591385982" calcext:value-type="float">
            <text:p>0.4405725914</text:p>
          </table:table-cell>
          <table:table-cell table:formula="of:=IFERROR(LOG(([.W6]/[.Y6])/(1-[.W6]/[.Y6])) / LOG([.$B6]/[.$A6]); 2 * SIGN( [.W6]-[.Y6]/2))" office:value-type="float" office:value="0.478047296804644" calcext:value-type="float">
            <text:p>0.4780472968</text:p>
          </table:table-cell>
          <table:table-cell table:formula="of:=IFERROR(LOG(([.Z6]/[.AB6])/(1-[.Z6]/[.AB6])) / LOG([.$B6]/[.$A6]); 2 * SIGN( [.Z6]-[.AB6]/2))" office:value-type="float" office:value="0.550197082560479" calcext:value-type="float">
            <text:p>0.55019708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7]&amp;[.B7]" office:value-type="string" office:string-value="311" calcext:value-type="string">
            <text:p>31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formula="of:=[.J7]-[.H7]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M7]-[.K7]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[.P7]-[.N7]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formula="of:=[.S7]-[.Q7]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V7]-[.T7]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Y7]-[.W7]"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IFERROR(LOG(([.E7]/[.G7])/(1-[.E7]/[.G7])) / LOG([.$B7]/[.$A7]); 2 * SIGN( [.E7]-[.G7]/2))" office:value-type="float" office:value="0.533484382560384" calcext:value-type="float">
            <text:p>0.5334843826</text:p>
          </table:table-cell>
          <table:table-cell/>
          <table:table-cell table:formula="of:=IFERROR(LOG(([.H7]/[.J7])/(1-[.H7]/[.J7])) / LOG([.$B7]/[.$A7]); 2 * SIGN( [.H7]-[.J7]/2))" office:value-type="float" office:value="0.500728150901362" calcext:value-type="float">
            <text:p>0.5007281509</text:p>
          </table:table-cell>
          <table:table-cell table:formula="of:=IFERROR(LOG(([.K7]/[.M7])/(1-[.K7]/[.M7])) / LOG([.$B7]/[.$A7]); 2 * SIGN( [.K7]-[.M7]/2))" office:value-type="float" office:value="0.533484382560384" calcext:value-type="float">
            <text:p>0.5334843826</text:p>
          </table:table-cell>
          <table:table-cell table:formula="of:=IFERROR(LOG(([.N7]/[.P7])/(1-[.N7]/[.P7])) / LOG([.$B7]/[.$A7]); 2 * SIGN( [.N7]-[.P7]/2))" office:value-type="float" office:value="0.471879090525318" calcext:value-type="float">
            <text:p>0.4718790905</text:p>
          </table:table-cell>
          <table:table-cell table:formula="of:=IFERROR(LOG(([.Q7]/[.S7])/(1-[.Q7]/[.S7])) / LOG([.$B7]/[.$A7]); 2 * SIGN( [.Q7]-[.S7]/2))" office:value-type="float" office:value="0.503297953866765" calcext:value-type="float">
            <text:p>0.5032979539</text:p>
          </table:table-cell>
          <table:table-cell table:formula="of:=IFERROR(LOG(([.T7]/[.V7])/(1-[.T7]/[.V7])) / LOG([.$B7]/[.$A7]); 2 * SIGN( [.T7]-[.V7]/2))" office:value-type="float" office:value="0.505493833453625" calcext:value-type="float">
            <text:p>0.5054938335</text:p>
          </table:table-cell>
          <table:table-cell table:formula="of:=IFERROR(LOG(([.W7]/[.Y7])/(1-[.W7]/[.Y7])) / LOG([.$B7]/[.$A7]); 2 * SIGN( [.W7]-[.Y7]/2))" office:value-type="float" office:value="0.507391874546531" calcext:value-type="float">
            <text:p>0.5073918745</text:p>
          </table:table-cell>
          <table:table-cell table:formula="of:=IFERROR(LOG(([.Z7]/[.AB7])/(1-[.Z7]/[.AB7])) / LOG([.$B7]/[.$A7]); 2 * SIGN( [.Z7]-[.AB7]/2))" office:value-type="float" office:value="0.411059401572762" calcext:value-type="float">
            <text:p>0.411059401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8]&amp;[.B8]" office:value-type="string" office:string-value="45" calcext:value-type="string">
            <text:p>4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formula="of:=[.J8]-[.H8]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[.M8]-[.K8]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P8]-[.N8]"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formula="of:=[.S8]-[.Q8]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formula="of:=[.V8]-[.T8]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formula="of:=[.Y8]-[.W8]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IFERROR(LOG(([.E8]/[.G8])/(1-[.E8]/[.G8])) / LOG([.$B8]/[.$A8]); 2 * SIGN( [.E8]-[.G8]/2))" office:value-type="float" office:value="0.309186042261209" calcext:value-type="float">
            <text:p>0.3091860423</text:p>
          </table:table-cell>
          <table:table-cell/>
          <table:table-cell table:formula="of:=IFERROR(LOG(([.H8]/[.J8])/(1-[.H8]/[.J8])) / LOG([.$B8]/[.$A8]); 2 * SIGN( [.H8]-[.J8]/2))" office:value-type="float" office:value="0.598410269255311" calcext:value-type="float">
            <text:p>0.5984102693</text:p>
          </table:table-cell>
          <table:table-cell table:formula="of:=IFERROR(LOG(([.K8]/[.M8])/(1-[.K8]/[.M8])) / LOG([.$B8]/[.$A8]); 2 * SIGN( [.K8]-[.M8]/2))" office:value-type="float" office:value="0.736310999460255" calcext:value-type="float">
            <text:p>0.7363109995</text:p>
          </table:table-cell>
          <table:table-cell table:formula="of:=IFERROR(LOG(([.N8]/[.P8])/(1-[.N8]/[.P8])) / LOG([.$B8]/[.$A8]); 2 * SIGN( [.N8]-[.P8]/2))" office:value-type="float" office:value="0.870094669092924" calcext:value-type="float">
            <text:p>0.8700946691</text:p>
          </table:table-cell>
          <table:table-cell table:formula="of:=IFERROR(LOG(([.Q8]/[.S8])/(1-[.Q8]/[.S8])) / LOG([.$B8]/[.$A8]); 2 * SIGN( [.Q8]-[.S8]/2))" office:value-type="float" office:value="0.817059492511286" calcext:value-type="float">
            <text:p>0.8170594925</text:p>
          </table:table-cell>
          <table:table-cell table:formula="of:=IFERROR(LOG(([.T8]/[.V8])/(1-[.T8]/[.V8])) / LOG([.$B8]/[.$A8]); 2 * SIGN( [.T8]-[.V8]/2))" office:value-type="float" office:value="0.670114520855713" calcext:value-type="float">
            <text:p>0.6701145209</text:p>
          </table:table-cell>
          <table:table-cell table:formula="of:=IFERROR(LOG(([.W8]/[.Y8])/(1-[.W8]/[.Y8])) / LOG([.$B8]/[.$A8]); 2 * SIGN( [.W8]-[.Y8]/2))" office:value-type="float" office:value="1.02881952130104" calcext:value-type="float">
            <text:p>1.0288195213</text:p>
          </table:table-cell>
          <table:table-cell table:formula="of:=IFERROR(LOG(([.Z8]/[.AB8])/(1-[.Z8]/[.AB8])) / LOG([.$B8]/[.$A8]); 2 * SIGN( [.Z8]-[.AB8]/2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9]&amp;[.B9]" office:value-type="string" office:string-value="412" calcext:value-type="string">
            <text:p>4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J9]-[.H9]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[.M9]-[.K9]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[.P9]-[.N9]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[.S9]-[.Q9]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formula="of:=[.V9]-[.T9]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[.Y9]-[.W9]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[.AB9]-[.Z9]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IFERROR(LOG(([.E9]/[.G9])/(1-[.E9]/[.G9])) / LOG([.$B9]/[.$A9]); 2 * SIGN( [.E9]-[.G9]/2))" office:value-type="float" office:value="0.341060675641692" calcext:value-type="float">
            <text:p>0.3410606756</text:p>
          </table:table-cell>
          <table:table-cell/>
          <table:table-cell table:formula="of:=IFERROR(LOG(([.H9]/[.J9])/(1-[.H9]/[.J9])) / LOG([.$B9]/[.$A9]); 2 * SIGN( [.H9]-[.J9]/2))" office:value-type="float" office:value="0.396243584518428" calcext:value-type="float">
            <text:p>0.3962435845</text:p>
          </table:table-cell>
          <table:table-cell table:formula="of:=IFERROR(LOG(([.K9]/[.M9])/(1-[.K9]/[.M9])) / LOG([.$B9]/[.$A9]); 2 * SIGN( [.K9]-[.M9]/2))" office:value-type="float" office:value="0.369070246428542" calcext:value-type="float">
            <text:p>0.3690702464</text:p>
          </table:table-cell>
          <table:table-cell table:formula="of:=IFERROR(LOG(([.N9]/[.P9])/(1-[.N9]/[.P9])) / LOG([.$B9]/[.$A9]); 2 * SIGN( [.N9]-[.P9]/2))" office:value-type="float" office:value="0.509384242018507" calcext:value-type="float">
            <text:p>0.509384242</text:p>
          </table:table-cell>
          <table:table-cell table:formula="of:=IFERROR(LOG(([.Q9]/[.S9])/(1-[.Q9]/[.S9])) / LOG([.$B9]/[.$A9]); 2 * SIGN( [.Q9]-[.S9]/2))" office:value-type="float" office:value="0.509384242018507" calcext:value-type="float">
            <text:p>0.509384242</text:p>
          </table:table-cell>
          <table:table-cell table:formula="of:=IFERROR(LOG(([.T9]/[.V9])/(1-[.T9]/[.V9])) / LOG([.$B9]/[.$A9]); 2 * SIGN( [.T9]-[.V9]/2))" office:value-type="float" office:value="0.592190323057356" calcext:value-type="float">
            <text:p>0.5921903231</text:p>
          </table:table-cell>
          <table:table-cell table:formula="of:=IFERROR(LOG(([.W9]/[.Y9])/(1-[.W9]/[.Y9])) / LOG([.$B9]/[.$A9]); 2 * SIGN( [.W9]-[.Y9]/2))" office:value-type="float" office:value="0.630929753571457" calcext:value-type="float">
            <text:p>0.6309297536</text:p>
          </table:table-cell>
          <table:table-cell table:formula="of:=IFERROR(LOG(([.Z9]/[.AB9])/(1-[.Z9]/[.AB9])) / LOG([.$B9]/[.$A9]); 2 * SIGN( [.Z9]-[.AB9]/2))" office:value-type="float" office:value="0.630929753571457" calcext:value-type="float">
            <text:p>0.630929753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0]&amp;[.B10]" office:value-type="string" office:string-value="513" calcext:value-type="string">
            <text:p>5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J10]-[.H10]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M10]-[.K10]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P10]-[.N10]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S10]-[.Q10]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V10]-[.T10]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Y10]-[.W10]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AB10]-[.Z10]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IFERROR(LOG(([.E10]/[.G10])/(1-[.E10]/[.G10])) / LOG([.$B10]/[.$A10]); 2 * SIGN( [.E10]-[.G10]/2))" office:value-type="float" office:value="1.35977752112949" calcext:value-type="float">
            <text:p>1.3597775211</text:p>
          </table:table-cell>
          <table:table-cell/>
          <table:table-cell table:formula="of:=IFERROR(LOG(([.H10]/[.J10])/(1-[.H10]/[.J10])) / LOG([.$B10]/[.$A10]); 2 * SIGN( [.H10]-[.J10]/2))" office:value-type="float" office:value="1.35977752112949" calcext:value-type="float">
            <text:p>1.3597775211</text:p>
          </table:table-cell>
          <table:table-cell table:formula="of:=IFERROR(LOG(([.K10]/[.M10])/(1-[.K10]/[.M10])) / LOG([.$B10]/[.$A10]); 2 * SIGN( [.K10]-[.M10]/2))" office:value-type="float" office:value="1.35977752112949" calcext:value-type="float">
            <text:p>1.3597775211</text:p>
          </table:table-cell>
          <table:table-cell table:formula="of:=IFERROR(LOG(([.N10]/[.P10])/(1-[.N10]/[.P10])) / LOG([.$B10]/[.$A10]); 2 * SIGN( [.N10]-[.P10]/2))" office:value-type="float" office:value="1.35977752112949" calcext:value-type="float">
            <text:p>1.3597775211</text:p>
          </table:table-cell>
          <table:table-cell table:formula="of:=IFERROR(LOG(([.Q10]/[.S10])/(1-[.Q10]/[.S10])) / LOG([.$B10]/[.$A10]); 2 * SIGN( [.Q10]-[.S10]/2))" office:value-type="float" office:value="1.35977752112949" calcext:value-type="float">
            <text:p>1.3597775211</text:p>
          </table:table-cell>
          <table:table-cell table:formula="of:=IFERROR(LOG(([.T10]/[.V10])/(1-[.T10]/[.V10])) / LOG([.$B10]/[.$A10]); 2 * SIGN( [.T10]-[.V10]/2))" office:value-type="float" office:value="1.45084014255851" calcext:value-type="float">
            <text:p>1.4508401426</text:p>
          </table:table-cell>
          <table:table-cell table:formula="of:=IFERROR(LOG(([.W10]/[.Y10])/(1-[.W10]/[.Y10])) / LOG([.$B10]/[.$A10]); 2 * SIGN( [.W10]-[.Y10]/2))" office:value-type="float" office:value="1.45084014255851" calcext:value-type="float">
            <text:p>1.4508401426</text:p>
          </table:table-cell>
          <table:table-cell table:formula="of:=IFERROR(LOG(([.Z10]/[.AB10])/(1-[.Z10]/[.AB10])) / LOG([.$B10]/[.$A10]); 2 * SIGN( [.Z10]-[.AB10]/2))" office:value-type="float" office:value="1.61216806869636" calcext:value-type="float">
            <text:p>1.612168068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1]&amp;[.B11]" office:value-type="string" office:string-value="614" calcext:value-type="string">
            <text:p>6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J11]-[.H11]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M11]-[.K11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P11]-[.N11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S11]-[.Q11]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V11]-[.T11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Y11]-[.W11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AB11]-[.Z11]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IFERROR(LOG(([.E11]/[.G11])/(1-[.E11]/[.G11])) / LOG([.$B11]/[.$A11]); 2 * SIGN( [.E11]-[.G11]/2))" office:value-type="float" office:value="2.0119820572418" calcext:value-type="float">
            <text:p>2.0119820572</text:p>
          </table:table-cell>
          <table:table-cell/>
          <table:table-cell table:formula="of:=IFERROR(LOG(([.H11]/[.J11])/(1-[.H11]/[.J11])) / LOG([.$B11]/[.$A11]); 2 * SIGN( [.H11]-[.J11]/2))" office:value-type="float" office:value="2.0119820572418" calcext:value-type="float">
            <text:p>2.0119820572</text:p>
          </table:table-cell>
          <table:table-cell table:formula="of:=IFERROR(LOG(([.K11]/[.M11])/(1-[.K11]/[.M11])) / LOG([.$B11]/[.$A11]); 2 * SIGN( [.K11]-[.M11]/2))" office:value-type="float" office:value="2.11467484222047" calcext:value-type="float">
            <text:p>2.1146748422</text:p>
          </table:table-cell>
          <table:table-cell table:formula="of:=IFERROR(LOG(([.N11]/[.P11])/(1-[.N11]/[.P11])) / LOG([.$B11]/[.$A11]); 2 * SIGN( [.N11]-[.P11]/2))" office:value-type="float" office:value="2.11467484222047" calcext:value-type="float">
            <text:p>2.1146748422</text:p>
          </table:table-cell>
          <table:table-cell table:formula="of:=IFERROR(LOG(([.Q11]/[.S11])/(1-[.Q11]/[.S11])) / LOG([.$B11]/[.$A11]); 2 * SIGN( [.Q11]-[.S11]/2))" office:value-type="float" office:value="2.20914304686926" calcext:value-type="float">
            <text:p>2.2091430469</text:p>
          </table:table-cell>
          <table:table-cell table:formula="of:=IFERROR(LOG(([.T11]/[.V11])/(1-[.T11]/[.V11])) / LOG([.$B11]/[.$A11]); 2 * SIGN( [.T11]-[.V11]/2))" office:value-type="float" office:value="2.29660694311922" calcext:value-type="float">
            <text:p>2.2966069431</text:p>
          </table:table-cell>
          <table:table-cell table:formula="of:=IFERROR(LOG(([.W11]/[.Y11])/(1-[.W11]/[.Y11])) / LOG([.$B11]/[.$A11]); 2 * SIGN( [.W11]-[.Y11]/2))" office:value-type="float" office:value="2.29660694311922" calcext:value-type="float">
            <text:p>2.2966069431</text:p>
          </table:table-cell>
          <table:table-cell table:formula="of:=IFERROR(LOG(([.Z11]/[.AB11])/(1-[.Z11]/[.AB11])) / LOG([.$B11]/[.$A11]); 2 * SIGN( [.Z11]-[.AB11]/2))" office:value-type="float" office:value="2.29660694311922" calcext:value-type="float">
            <text:p>2.29660694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2]&amp;[.B12]" office:value-type="string" office:string-value="715" calcext:value-type="string">
            <text:p>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12]-[.H12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M12]-[.K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P12]-[.N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12]-[.Q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V12]-[.T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Y12]-[.W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B12]-[.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ERROR(LOG(([.E12]/[.G12])/(1-[.E12]/[.G12])) / LOG([.$B12]/[.$A12]); 2 * SIGN( [.E12]-[.G12]/2))" office:value-type="float" office:value="2" calcext:value-type="float">
            <text:p>2</text:p>
          </table:table-cell>
          <table:table-cell/>
          <table:table-cell table:formula="of:=IFERROR(LOG(([.H12]/[.J12])/(1-[.H12]/[.J12])) / LOG([.$B12]/[.$A12]); 2 * SIGN( [.H12]-[.J12]/2))" office:value-type="float" office:value="2" calcext:value-type="float">
            <text:p>2</text:p>
          </table:table-cell>
          <table:table-cell table:formula="of:=IFERROR(LOG(([.K12]/[.M12])/(1-[.K12]/[.M12])) / LOG([.$B12]/[.$A12]); 2 * SIGN( [.K12]-[.M12]/2))" office:value-type="float" office:value="0.909474812009084" calcext:value-type="float">
            <text:p>0.909474812</text:p>
          </table:table-cell>
          <table:table-cell table:formula="of:=IFERROR(LOG(([.N12]/[.P12])/(1-[.N12]/[.P12])) / LOG([.$B12]/[.$A12]); 2 * SIGN( [.N12]-[.P12]/2))" office:value-type="float" office:value="0.909474812009084" calcext:value-type="float">
            <text:p>0.909474812</text:p>
          </table:table-cell>
          <table:table-cell table:formula="of:=IFERROR(LOG(([.Q12]/[.S12])/(1-[.Q12]/[.S12])) / LOG([.$B12]/[.$A12]); 2 * SIGN( [.Q12]-[.S12]/2))" office:value-type="float" office:value="0.909474812009084" calcext:value-type="float">
            <text:p>0.909474812</text:p>
          </table:table-cell>
          <table:table-cell table:formula="of:=IFERROR(LOG(([.T12]/[.V12])/(1-[.T12]/[.V12])) / LOG([.$B12]/[.$A12]); 2 * SIGN( [.T12]-[.V12]/2))" office:value-type="float" office:value="0.909474812009084" calcext:value-type="float">
            <text:p>0.909474812</text:p>
          </table:table-cell>
          <table:table-cell table:formula="of:=IFERROR(LOG(([.W12]/[.Y12])/(1-[.W12]/[.Y12])) / LOG([.$B12]/[.$A12]); 2 * SIGN( [.W12]-[.Y12]/2))" office:value-type="float" office:value="0.909474812009084" calcext:value-type="float">
            <text:p>0.909474812</text:p>
          </table:table-cell>
          <table:table-cell table:formula="of:=IFERROR(LOG(([.Z12]/[.AB12])/(1-[.Z12]/[.AB12])) / LOG([.$B12]/[.$A12]); 2 * SIGN( [.Z12]-[.AB12]/2))" office:value-type="float" office:value="0.909474812009084" calcext:value-type="float">
            <text:p>0.9094748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13]/[.G13])/(1-[.E13]/[.G13])) / LOG([.$B13]/[.$A13]); 2 * SIGN( [.E13]-[.G13]/2))" office:value-type="float" office:value="0" calcext:value-type="float">
            <text:p>0</text:p>
          </table:table-cell>
          <table:table-cell/>
          <table:table-cell table:formula="of:=IFERROR(LOG(([.H13]/[.J13])/(1-[.H13]/[.J13])) / LOG([.$B13]/[.$A13]); 2 * SIGN( [.H13]-[.J13]/2))" office:value-type="float" office:value="0" calcext:value-type="float">
            <text:p>0</text:p>
          </table:table-cell>
          <table:table-cell table:formula="of:=IFERROR(LOG(([.K13]/[.M13])/(1-[.K13]/[.M13])) / LOG([.$B13]/[.$A13]); 2 * SIGN( [.K13]-[.M13]/2))" office:value-type="float" office:value="0" calcext:value-type="float">
            <text:p>0</text:p>
          </table:table-cell>
          <table:table-cell table:formula="of:=IFERROR(LOG(([.N13]/[.P13])/(1-[.N13]/[.P13])) / LOG([.$B13]/[.$A13]); 2 * SIGN( [.N13]-[.P13]/2))" office:value-type="float" office:value="0" calcext:value-type="float">
            <text:p>0</text:p>
          </table:table-cell>
          <table:table-cell table:formula="of:=IFERROR(LOG(([.Q13]/[.S13])/(1-[.Q13]/[.S13])) / LOG([.$B13]/[.$A13]); 2 * SIGN( [.Q13]-[.S13]/2))" office:value-type="float" office:value="0" calcext:value-type="float">
            <text:p>0</text:p>
          </table:table-cell>
          <table:table-cell table:formula="of:=IFERROR(LOG(([.T13]/[.V13])/(1-[.T13]/[.V13])) / LOG([.$B13]/[.$A13]); 2 * SIGN( [.T13]-[.V13]/2))" office:value-type="float" office:value="0" calcext:value-type="float">
            <text:p>0</text:p>
          </table:table-cell>
          <table:table-cell table:formula="of:=IFERROR(LOG(([.W13]/[.Y13])/(1-[.W13]/[.Y13])) / LOG([.$B13]/[.$A13]); 2 * SIGN( [.W13]-[.Y13]/2))" office:value-type="float" office:value="0" calcext:value-type="float">
            <text:p>0</text:p>
          </table:table-cell>
          <table:table-cell table:formula="of:=IFERROR(LOG(([.Z13]/[.AB13])/(1-[.Z13]/[.AB13])) / LOG([.$B13]/[.$A13]); 2 * SIGN( [.Z13]-[.AB13]/2)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4]&amp;[.B14]" office:value-type="string" office:string-value="1015" calcext:value-type="string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14]-[.H14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M14]-[.K14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P14]-[.N14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S14]-[.Q1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V14]-[.T14]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Y14]-[.W14]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B14]-[.Z1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ERROR(LOG(([.E14]/[.G14])/(1-[.E14]/[.G14])) / LOG([.$B14]/[.$A14]); 2 * SIGN( [.E14]-[.G14]/2))" office:value-type="float" office:value="2" calcext:value-type="float">
            <text:p>2</text:p>
          </table:table-cell>
          <table:table-cell/>
          <table:table-cell table:formula="of:=IFERROR(LOG(([.H14]/[.J14])/(1-[.H14]/[.J14])) / LOG([.$B14]/[.$A14]); 2 * SIGN( [.H14]-[.J14]/2))" office:value-type="float" office:value="2" calcext:value-type="float">
            <text:p>2</text:p>
          </table:table-cell>
          <table:table-cell table:formula="of:=IFERROR(LOG(([.K14]/[.M14])/(1-[.K14]/[.M14])) / LOG([.$B14]/[.$A14]); 2 * SIGN( [.K14]-[.M14]/2))" office:value-type="float" office:value="2" calcext:value-type="float">
            <text:p>2</text:p>
          </table:table-cell>
          <table:table-cell table:formula="of:=IFERROR(LOG(([.N14]/[.P14])/(1-[.N14]/[.P14])) / LOG([.$B14]/[.$A14]); 2 * SIGN( [.N14]-[.P14]/2))" office:value-type="float" office:value="2" calcext:value-type="float">
            <text:p>2</text:p>
          </table:table-cell>
          <table:table-cell table:formula="of:=IFERROR(LOG(([.Q14]/[.S14])/(1-[.Q14]/[.S14])) / LOG([.$B14]/[.$A14]); 2 * SIGN( [.Q14]-[.S14]/2))" office:value-type="float" office:value="2" calcext:value-type="float">
            <text:p>2</text:p>
          </table:table-cell>
          <table:table-cell table:formula="of:=IFERROR(LOG(([.T14]/[.V14])/(1-[.T14]/[.V14])) / LOG([.$B14]/[.$A14]); 2 * SIGN( [.T14]-[.V14]/2))" office:value-type="float" office:value="2" calcext:value-type="float">
            <text:p>2</text:p>
          </table:table-cell>
          <table:table-cell table:formula="of:=IFERROR(LOG(([.W14]/[.Y14])/(1-[.W14]/[.Y14])) / LOG([.$B14]/[.$A14]); 2 * SIGN( [.W14]-[.Y14]/2))" office:value-type="float" office:value="2" calcext:value-type="float">
            <text:p>2</text:p>
          </table:table-cell>
          <table:table-cell table:formula="of:=IFERROR(LOG(([.Z14]/[.AB14])/(1-[.Z14]/[.AB14])) / LOG([.$B14]/[.$A14]); 2 * SIGN( [.Z14]-[.AB14]/2)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5]&amp;[.B15]" office:value-type="string" office:string-value="1114" calcext:value-type="string">
            <text:p>111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formula="of:=[.J15]-[.H15]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M15]-[.K1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15]-[.N1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S15]-[.Q15]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V15]-[.T15]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Y15]-[.W15]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B15]-[.Z1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ERROR(LOG(([.E15]/[.G15])/(1-[.E15]/[.G15])) / LOG([.$B15]/[.$A15]); 2 * SIGN( [.E15]-[.G15]/2))" office:value-type="float" office:value="2" calcext:value-type="float">
            <text:p>2</text:p>
          </table:table-cell>
          <table:table-cell/>
          <table:table-cell table:formula="of:=IFERROR(LOG(([.H15]/[.J15])/(1-[.H15]/[.J15])) / LOG([.$B15]/[.$A15]); 2 * SIGN( [.H15]-[.J15]/2))" office:value-type="float" office:value="2" calcext:value-type="float">
            <text:p>2</text:p>
          </table:table-cell>
          <table:table-cell table:formula="of:=IFERROR(LOG(([.K15]/[.M15])/(1-[.K15]/[.M15])) / LOG([.$B15]/[.$A15]); 2 * SIGN( [.K15]-[.M15]/2))" office:value-type="float" office:value="2" calcext:value-type="float">
            <text:p>2</text:p>
          </table:table-cell>
          <table:table-cell table:formula="of:=IFERROR(LOG(([.N15]/[.P15])/(1-[.N15]/[.P15])) / LOG([.$B15]/[.$A15]); 2 * SIGN( [.N15]-[.P15]/2))" office:value-type="float" office:value="2" calcext:value-type="float">
            <text:p>2</text:p>
          </table:table-cell>
          <table:table-cell table:formula="of:=IFERROR(LOG(([.Q15]/[.S15])/(1-[.Q15]/[.S15])) / LOG([.$B15]/[.$A15]); 2 * SIGN( [.Q15]-[.S15]/2))" office:value-type="float" office:value="2" calcext:value-type="float">
            <text:p>2</text:p>
          </table:table-cell>
          <table:table-cell table:formula="of:=IFERROR(LOG(([.T15]/[.V15])/(1-[.T15]/[.V15])) / LOG([.$B15]/[.$A15]); 2 * SIGN( [.T15]-[.V15]/2))" office:value-type="float" office:value="2" calcext:value-type="float">
            <text:p>2</text:p>
          </table:table-cell>
          <table:table-cell table:formula="of:=IFERROR(LOG(([.W15]/[.Y15])/(1-[.W15]/[.Y15])) / LOG([.$B15]/[.$A15]); 2 * SIGN( [.W15]-[.Y15]/2))" office:value-type="float" office:value="2" calcext:value-type="float">
            <text:p>2</text:p>
          </table:table-cell>
          <table:table-cell table:formula="of:=IFERROR(LOG(([.Z15]/[.AB15])/(1-[.Z15]/[.AB15])) / LOG([.$B15]/[.$A15]); 2 * SIGN( [.Z15]-[.AB15]/2)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6]&amp;[.B16]" office:value-type="string" office:string-value="1213" calcext:value-type="string">
            <text:p>12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J16]-[.H16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M16]-[.K16]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P16]-[.N16]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S16]-[.Q16]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V16]-[.T16]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Y16]-[.W16]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AB16]-[.Z16]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IFERROR(LOG(([.E16]/[.G16])/(1-[.E16]/[.G16])) / LOG([.$B16]/[.$A16]); 2 * SIGN( [.E16]-[.G16]/2))" office:value-type="float" office:value="25.9791504075685" calcext:value-type="float">
            <text:p>25.9791504076</text:p>
          </table:table-cell>
          <table:table-cell/>
          <table:table-cell table:formula="of:=IFERROR(LOG(([.H16]/[.J16])/(1-[.H16]/[.J16])) / LOG([.$B16]/[.$A16]); 2 * SIGN( [.H16]-[.J16]/2))" office:value-type="float" office:value="17.3194336050456" calcext:value-type="float">
            <text:p>17.319433605</text:p>
          </table:table-cell>
          <table:table-cell table:formula="of:=IFERROR(LOG(([.K16]/[.M16])/(1-[.K16]/[.M16])) / LOG([.$B16]/[.$A16]); 2 * SIGN( [.K16]-[.M16]/2))" office:value-type="float" office:value="12.2538240087049" calcext:value-type="float">
            <text:p>12.2538240087</text:p>
          </table:table-cell>
          <table:table-cell table:formula="of:=IFERROR(LOG(([.N16]/[.P16])/(1-[.N16]/[.P16])) / LOG([.$B16]/[.$A16]); 2 * SIGN( [.N16]-[.P16]/2))" office:value-type="float" office:value="12.2538240087049" calcext:value-type="float">
            <text:p>12.2538240087</text:p>
          </table:table-cell>
          <table:table-cell table:formula="of:=IFERROR(LOG(([.Q16]/[.S16])/(1-[.Q16]/[.S16])) / LOG([.$B16]/[.$A16]); 2 * SIGN( [.Q16]-[.S16]/2))" office:value-type="float" office:value="12.2538240087049" calcext:value-type="float">
            <text:p>12.2538240087</text:p>
          </table:table-cell>
          <table:table-cell table:formula="of:=IFERROR(LOG(([.T16]/[.V16])/(1-[.T16]/[.V16])) / LOG([.$B16]/[.$A16]); 2 * SIGN( [.T16]-[.V16]/2))" office:value-type="float" office:value="12.2538240087049" calcext:value-type="float">
            <text:p>12.2538240087</text:p>
          </table:table-cell>
          <table:table-cell table:formula="of:=IFERROR(LOG(([.W16]/[.Y16])/(1-[.W16]/[.Y16])) / LOG([.$B16]/[.$A16]); 2 * SIGN( [.W16]-[.Y16]/2))" office:value-type="float" office:value="12.2538240087049" calcext:value-type="float">
            <text:p>12.2538240087</text:p>
          </table:table-cell>
          <table:table-cell table:formula="of:=IFERROR(LOG(([.Z16]/[.AB16])/(1-[.Z16]/[.AB16])) / LOG([.$B16]/[.$A16]); 2 * SIGN( [.Z16]-[.AB16]/2))" office:value-type="float" office:value="12.2538240087049" calcext:value-type="float">
            <text:p>12.2538240087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Default" office:value-type="string" calcext:value-type="string">
            <text:p>Totals:</text:p>
          </table:table-cell>
          <table:table-cell table:style-name="Default" table:number-columns-repeated="3"/>
          <table:table-cell table:number-columns-repeated="2"/>
          <table:table-cell table:style-name="Default" table:formula="of:=SUM([.G2:.G16])" office:value-type="float" office:value="432" calcext:value-type="float">
            <text:p>432</text:p>
          </table:table-cell>
          <table:table-cell table:number-columns-repeated="2"/>
          <table:table-cell table:formula="of:=SUM([.J2:.J16])" office:value-type="float" office:value="448" calcext:value-type="float">
            <text:p>448</text:p>
          </table:table-cell>
          <table:table-cell table:number-columns-repeated="2"/>
          <table:table-cell table:style-name="Default" table:formula="of:=SUM([.M2:.M16])" office:value-type="float" office:value="464" calcext:value-type="float">
            <text:p>464</text:p>
          </table:table-cell>
          <table:table-cell table:number-columns-repeated="2"/>
          <table:table-cell table:formula="of:=SUM([.P2:.P16])" office:value-type="float" office:value="480" calcext:value-type="float">
            <text:p>480</text:p>
          </table:table-cell>
          <table:table-cell table:number-columns-repeated="2"/>
          <table:table-cell table:style-name="Default" table:formula="of:=SUM([.S2:.S16])" office:value-type="float" office:value="496" calcext:value-type="float">
            <text:p>496</text:p>
          </table:table-cell>
          <table:table-cell table:number-columns-repeated="2"/>
          <table:table-cell table:formula="of:=SUM([.V2:.V16])" office:value-type="float" office:value="512" calcext:value-type="float">
            <text:p>512</text:p>
          </table:table-cell>
          <table:table-cell table:number-columns-repeated="2"/>
          <table:table-cell table:formula="of:=SUM([.Y2:.Y16])" office:value-type="float" office:value="528" calcext:value-type="float">
            <text:p>528</text:p>
          </table:table-cell>
          <table:table-cell table:number-columns-repeated="2"/>
          <table:table-cell table:formula="of:=SUM([.AB2:.AB16])" office:value-type="float" office:value="544" calcext:value-type="float">
            <text:p>544</text:p>
          </table:table-cell>
          <table:table-cell/>
          <table:table-cell table:style-name="ce53" office:value-type="string" calcext:value-type="string">
            <text:p>Wt. avg:</text:p>
          </table:table-cell>
          <table:table-cell table:style-name="ce53" table:formula="of:=SUMPRODUCT([.AE2:.AE16];[.G2:.G16])/SUM([.G2:.G16])" office:value-type="float" office:value="1.20173341681117" calcext:value-type="float">
            <text:p>1.2017334168</text:p>
          </table:table-cell>
          <table:table-cell table:style-name="ce53"/>
          <table:table-cell table:style-name="ce53" table:formula="of:=SUMPRODUCT([.AG2:.AG16];[.J2:.J16])/SUM([.J2:.J16])" office:value-type="float" office:value="1.09602263675235" calcext:value-type="float">
            <text:p>1.0960226368</text:p>
          </table:table-cell>
          <table:table-cell table:style-name="ce53" table:formula="of:=SUMPRODUCT([.AH2:.AH16];[.M2:.M16])/SUM([.M2:.M16])" office:value-type="float" office:value="1.02551844051875" calcext:value-type="float">
            <text:p>1.0255184405</text:p>
          </table:table-cell>
          <table:table-cell table:style-name="ce53" table:formula="of:=SUMPRODUCT([.AI2:.AI16];[.P2:.P16])/SUM([.P2:.P16])" office:value-type="float" office:value="1.02800478531225" calcext:value-type="float">
            <text:p>1.0280047853</text:p>
          </table:table-cell>
          <table:table-cell table:style-name="ce53" table:formula="of:=SUMPRODUCT([.AJ2:.AJ16];[.S2:.S16])/SUM([.S2:.S16])" office:value-type="float" office:value="1.01690153834449" calcext:value-type="float">
            <text:p>1.0169015383</text:p>
          </table:table-cell>
          <table:table-cell table:style-name="ce53" table:formula="of:=SUMPRODUCT([.AK2:.AK16];[.V2:.V16])/SUM([.V2:.V16])" office:value-type="float" office:value="1.0085075325411" calcext:value-type="float">
            <text:p>1.0085075325</text:p>
          </table:table-cell>
          <table:table-cell table:style-name="ce53" table:formula="of:=SUMPRODUCT([.AL2:.AL16];[.Y2:.Y16])/SUM([.Y2:.Y16])" office:value-type="float" office:value="1.05171906707321" calcext:value-type="float">
            <text:p>1.0517190671</text:p>
          </table:table-cell>
          <table:table-cell table:style-name="ce53" table:formula="of:=SUMPRODUCT([.AM2:.AM16];[.AB2:.AB16])/SUM([.AB2:.AB16])" office:value-type="float" office:value="1.03492439180692" calcext:value-type="float">
            <text:p>1.0349243918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Weighted Seeds:</text:p>
          </table:table-cell>
          <table:table-cell table:style-name="Default" table:number-columns-repeated="3"/>
          <table:table-cell table:formula="of:=SUMPRODUCT([.$A6:.$A14];[.E6:.E14])/SUM([.E6:.E14])" office:value-type="float" office:value="3.99212598425197" calcext:value-type="float">
            <text:p>3.9921259843</text:p>
          </table:table-cell>
          <table:table-cell table:formula="of:=SUMPRODUCT([.$B6:.$B14];[.F6:.F14])/SUM([.F6:.F14])" office:value-type="string" office:string-value="" calcext:value-type="error">
            <text:p>#DIV/0!</text:p>
          </table:table-cell>
          <table:table-cell table:style-name="Default"/>
          <table:table-cell table:formula="of:=SUMPRODUCT([.$A2:.$A16];[.H2:.H16])/SUM([.H2:.H16])" office:value-type="float" office:value="2.8984126984127" calcext:value-type="float">
            <text:p>2.8984126984</text:p>
          </table:table-cell>
          <table:table-cell table:formula="of:=SUMPRODUCT([.$B2:.$B16];[.I2:.I16])/SUM([.I2:.I16])" office:value-type="float" office:value="8" calcext:value-type="float">
            <text:p>8</text:p>
          </table:table-cell>
          <table:table-cell/>
          <table:table-cell table:formula="of:=SUMPRODUCT([.$A2:.$A16];[.K2:.K16])/SUM([.K2:.K16])" office:value-type="float" office:value="2.88990825688073" calcext:value-type="float">
            <text:p>2.8899082569</text:p>
          </table:table-cell>
          <table:table-cell table:formula="of:=SUMPRODUCT([.$B2:.$B16];[.L2:.L16])/SUM([.L2:.L16])" office:value-type="float" office:value="8.12408759124088" calcext:value-type="float">
            <text:p>8.1240875912</text:p>
          </table:table-cell>
          <table:table-cell table:style-name="Default"/>
          <table:table-cell table:formula="of:=SUMPRODUCT([.$A2:.$A16];[.N2:.N16])/SUM([.N2:.N16])" office:value-type="float" office:value="2.90532544378698" calcext:value-type="float">
            <text:p>2.9053254438</text:p>
          </table:table-cell>
          <table:table-cell table:formula="of:=SUMPRODUCT([.$B2:.$B16];[.O2:.O16])/SUM([.O2:.O16])" office:value-type="float" office:value="8.13380281690141" calcext:value-type="float">
            <text:p>8.1338028169</text:p>
          </table:table-cell>
          <table:table-cell/>
          <table:table-cell table:formula="of:=SUMPRODUCT([.$A2:.$A16];[.Q2:.Q16])/SUM([.Q2:.Q16])" office:value-type="float" office:value="2.92263610315186" calcext:value-type="float">
            <text:p>2.9226361032</text:p>
          </table:table-cell>
          <table:table-cell table:formula="of:=SUMPRODUCT([.$B2:.$B16];[.R2:.R16])/SUM([.R2:.R16])" office:value-type="float" office:value="8.07482993197279" calcext:value-type="float">
            <text:p>8.074829932</text:p>
          </table:table-cell>
          <table:table-cell table:style-name="Default"/>
          <table:table-cell table:formula="of:=SUMPRODUCT([.$A2:.$A16];[.T2:.T16])/SUM([.T2:.T16])" office:value-type="float" office:value="2.93646408839779" calcext:value-type="float">
            <text:p>2.9364640884</text:p>
          </table:table-cell>
          <table:table-cell table:formula="of:=SUMPRODUCT([.$B2:.$B16];[.U2:.U16])/SUM([.U2:.U16])" office:value-type="float" office:value="8.06666666666667" calcext:value-type="float">
            <text:p>8.0666666667</text:p>
          </table:table-cell>
          <table:table-cell/>
          <table:table-cell table:formula="of:=SUMPRODUCT([.$A2:.$A16];[.W2:.W16])/SUM([.W2:.W16])" office:value-type="float" office:value="2.92533333333333" calcext:value-type="float">
            <text:p>2.9253333333</text:p>
          </table:table-cell>
          <table:table-cell table:formula="of:=SUMPRODUCT([.$B2:.$B16];[.X2:.X16])/SUM([.X2:.X16])" office:value-type="float" office:value="8.07843137254902" calcext:value-type="float">
            <text:p>8.0784313725</text:p>
          </table:table-cell>
          <table:table-cell/>
          <table:table-cell table:formula="of:=SUMPRODUCT([.$A2:.$A16];[.Z2:.Z16])/SUM([.Z2:.Z16])" office:value-type="float" office:value="2.94025974025974" calcext:value-type="float">
            <text:p>2.9402597403</text:p>
          </table:table-cell>
          <table:table-cell table:formula="of:=SUMPRODUCT([.$B2:.$B16];[.AA2:.AA16])/SUM([.AA2:.AA16])" office:value-type="float" office:value="8.08805031446541" calcext:value-type="float">
            <text:p>8.0880503145</text:p>
          </table:table-cell>
          <table:table-cell table:number-columns-repeated="2"/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Total # wins:</text:p>
          </table:table-cell>
          <table:table-cell table:style-name="Default" table:number-columns-repeated="3"/>
          <table:table-cell table:formula="of:=SUM([.E6:.E14])" office:value-type="float" office:value="127" calcext:value-type="float">
            <text:p>127</text:p>
          </table:table-cell>
          <table:table-cell table:formula="of:=SUM([.F6:.F14])" office:value-type="float" office:value="0" calcext:value-type="float">
            <text:p>0</text:p>
          </table:table-cell>
          <table:table-cell table:style-name="Default" table:formula="of:=SUM([.G6:.G14])" office:value-type="float" office:value="208" calcext:value-type="float">
            <text:p>208</text:p>
          </table:table-cell>
          <table:table-cell table:formula="of:=SUM([.H2:.H16])" office:value-type="float" office:value="315" calcext:value-type="float">
            <text:p>315</text:p>
          </table:table-cell>
          <table:table-cell table:formula="of:=SUM([.I2:.I16])" office:value-type="float" office:value="133" calcext:value-type="float">
            <text:p>133</text:p>
          </table:table-cell>
          <table:table-cell table:formula="of:=SUM([.J2:.J16])" office:value-type="float" office:value="448" calcext:value-type="float">
            <text:p>448</text:p>
          </table:table-cell>
          <table:table-cell table:formula="of:=SUM([.K2:.K16])" office:value-type="float" office:value="327" calcext:value-type="float">
            <text:p>327</text:p>
          </table:table-cell>
          <table:table-cell table:formula="of:=SUM([.L2:.L16])" office:value-type="float" office:value="137" calcext:value-type="float">
            <text:p>137</text:p>
          </table:table-cell>
          <table:table-cell table:style-name="Default" table:formula="of:=SUM([.M2:.M16])" office:value-type="float" office:value="464" calcext:value-type="float">
            <text:p>464</text:p>
          </table:table-cell>
          <table:table-cell table:formula="of:=SUM([.N2:.N16])" office:value-type="float" office:value="338" calcext:value-type="float">
            <text:p>338</text:p>
          </table:table-cell>
          <table:table-cell table:formula="of:=SUM([.O2:.O16])" office:value-type="float" office:value="142" calcext:value-type="float">
            <text:p>142</text:p>
          </table:table-cell>
          <table:table-cell table:formula="of:=SUM([.P2:.P16])" office:value-type="float" office:value="480" calcext:value-type="float">
            <text:p>480</text:p>
          </table:table-cell>
          <table:table-cell table:formula="of:=SUM([.Q2:.Q16])" office:value-type="float" office:value="349" calcext:value-type="float">
            <text:p>349</text:p>
          </table:table-cell>
          <table:table-cell table:formula="of:=SUM([.R2:.R16])" office:value-type="float" office:value="147" calcext:value-type="float">
            <text:p>147</text:p>
          </table:table-cell>
          <table:table-cell table:style-name="Default" table:formula="of:=SUM([.S2:.S16])" office:value-type="float" office:value="496" calcext:value-type="float">
            <text:p>496</text:p>
          </table:table-cell>
          <table:table-cell table:formula="of:=SUM([.T2:.T16])" office:value-type="float" office:value="362" calcext:value-type="float">
            <text:p>362</text:p>
          </table:table-cell>
          <table:table-cell table:formula="of:=SUM([.U2:.U16])" office:value-type="float" office:value="150" calcext:value-type="float">
            <text:p>150</text:p>
          </table:table-cell>
          <table:table-cell table:formula="of:=SUM([.V2:.V16])" office:value-type="float" office:value="512" calcext:value-type="float">
            <text:p>512</text:p>
          </table:table-cell>
          <table:table-cell table:formula="of:=SUM([.W2:.W16])" office:value-type="float" office:value="375" calcext:value-type="float">
            <text:p>375</text:p>
          </table:table-cell>
          <table:table-cell table:formula="of:=SUM([.X2:.X16])" office:value-type="float" office:value="153" calcext:value-type="float">
            <text:p>153</text:p>
          </table:table-cell>
          <table:table-cell table:formula="of:=SUM([.Y2:.Y16])" office:value-type="float" office:value="528" calcext:value-type="float">
            <text:p>528</text:p>
          </table:table-cell>
          <table:table-cell table:formula="of:=SUM([.Z2:.Z16])" office:value-type="float" office:value="385" calcext:value-type="float">
            <text:p>385</text:p>
          </table:table-cell>
          <table:table-cell table:formula="of:=SUM([.AA2:.AA16])" office:value-type="float" office:value="159" calcext:value-type="float">
            <text:p>159</text:p>
          </table:table-cell>
          <table:table-cell table:formula="of:=SUM([.AB2:.AB16])" office:value-type="float" office:value="544" calcext:value-type="float">
            <text:p>544</text:p>
          </table:table-cell>
          <table:table-cell/>
          <table:table-cell table:style-name="Default" table:number-columns-repeated="10"/>
        </table:table-row>
        <table:table-row table:style-name="ro2">
          <table:table-cell table:style-name="Default" office:value-type="string" calcext:value-type="string">
            <text:p>Weighted alpha:</text:p>
          </table:table-cell>
          <table:table-cell table:style-name="Default" table:number-columns-repeated="3"/>
          <table:table-cell table:formula="of:=LOG(([.E21]/[.G21])/(1 - ([.E21]/[.G21])) / LOG([.F20]/[.E20]))" office:value-type="string" office:string-value="" calcext:value-type="error">
            <text:p>#DIV/0!</text:p>
          </table:table-cell>
          <table:table-cell/>
          <table:table-cell table:style-name="Default"/>
          <table:table-cell table:formula="of:=LOG(([.H21]/[.J21])/(1 - ([.H21]/[.J21])) / LOG([.I20]/[.H20]))" office:value-type="float" office:value="0.730089497648331" calcext:value-type="float">
            <text:p>0.7300894976</text:p>
          </table:table-cell>
          <table:table-cell table:number-columns-repeated="2"/>
          <table:table-cell table:formula="of:=LOG(([.K21]/[.M21])/(1 - ([.K21]/[.M21])) / LOG([.L20]/[.K20]))" office:value-type="float" office:value="0.725686731119733" calcext:value-type="float">
            <text:p>0.7256867311</text:p>
          </table:table-cell>
          <table:table-cell/>
          <table:table-cell table:style-name="Default"/>
          <table:table-cell table:formula="of:=LOG(([.N21]/[.P21])/(1 - ([.N21]/[.P21])) / LOG([.O20]/[.N20]))" office:value-type="float" office:value="0.72622480082161" calcext:value-type="float">
            <text:p>0.7262248008</text:p>
          </table:table-cell>
          <table:table-cell table:number-columns-repeated="2"/>
          <table:table-cell table:formula="of:=LOG(([.Q21]/[.S21])/(1 - ([.Q21]/[.S21])) / LOG([.R20]/[.Q20]))" office:value-type="float" office:value="0.73071646007858" calcext:value-type="float">
            <text:p>0.7307164601</text:p>
          </table:table-cell>
          <table:table-cell/>
          <table:table-cell table:style-name="Default"/>
          <table:table-cell table:formula="of:=LOG(([.T21]/[.V21])/(1 - ([.T21]/[.V21])) / LOG([.U20]/[.T20]))" office:value-type="float" office:value="0.740281993501888" calcext:value-type="float">
            <text:p>0.7402819935</text:p>
          </table:table-cell>
          <table:table-cell table:number-columns-repeated="2"/>
          <table:table-cell table:formula="of:=LOG(([.W21]/[.Y21])/(1 - ([.W21]/[.Y21])) / LOG([.X20]/[.W20]))" office:value-type="float" office:value="0.744751899371063" calcext:value-type="float">
            <text:p>0.7447518994</text:p>
          </table:table-cell>
          <table:table-cell table:number-columns-repeated="2"/>
          <table:table-cell table:formula="of:=LOG(([.Z21]/[.AB21])/(1 - ([.Z21]/[.AB21])) / LOG([.AA20]/[.Z20]))" office:value-type="float" office:value="0.741146085108131" calcext:value-type="float">
            <text:p>0.7411460851</text:p>
          </table:table-cell>
          <table:table-cell table:number-columns-repeated="3"/>
          <table:table-cell table:style-name="Default" table:number-columns-repeated="10"/>
        </table:table-row>
      </table:table>
      <table:table table:name="Round3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3" table:visibility="collapse" table:default-cell-style-name="Default"/>
        <table:table-column table:style-name="co14" table:visibility="collapse" table:default-cell-style-name="Default"/>
        <table:table-column table:style-name="co3" table:visibility="collapse" table:number-columns-repeated="3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15" table:default-cell-style-name="ce10"/>
        <table:table-column table:style-name="co16" table:visibility="collapse" table:number-columns-repeated="2" table:default-cell-style-name="ce10"/>
        <table:table-column table:style-name="co16" table:number-columns-repeated="7" table:default-cell-style-name="ce10"/>
        <table:table-row table:style-name="ro1"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table:number-columns-repeated="2"/>
          <table:table-cell table:style-name="ce11" office:value-type="float" office:value="2012" calcext:value-type="float" table:number-columns-spanned="3" table:number-rows-spanned="1">
            <text:p>2012</text:p>
          </table:table-cell>
          <table:covered-table-cell table:style-name="ce11"/>
          <table:covered-table-cell table:style-name="ce12"/>
          <table:table-cell table:style-name="ce11" office:value-type="float" office:value="2013" calcext:value-type="float" table:number-columns-spanned="3" table:number-rows-spanned="1">
            <text:p>2013</text:p>
          </table:table-cell>
          <table:covered-table-cell table:style-name="ce11"/>
          <table:covered-table-cell table:style-name="ce12"/>
          <table:table-cell table:style-name="ce11" office:value-type="float" office:value="2014" calcext:value-type="float" table:number-columns-spanned="3" table:number-rows-spanned="1">
            <text:p>2014</text:p>
          </table:table-cell>
          <table:covered-table-cell table:style-name="ce11"/>
          <table:covered-table-cell table:style-name="ce12"/>
          <table:table-cell table:style-name="ce11" office:value-type="float" office:value="2015" calcext:value-type="float" table:number-columns-spanned="3" table:number-rows-spanned="1">
            <text:p>2015</text:p>
          </table:table-cell>
          <table:covered-table-cell table:style-name="ce11"/>
          <table:covered-table-cell table:style-name="ce12"/>
          <table:table-cell table:style-name="ce11" office:value-type="float" office:value="2016" calcext:value-type="float" table:number-columns-spanned="3" table:number-rows-spanned="1">
            <text:p>2016</text:p>
          </table:table-cell>
          <table:covered-table-cell table:style-name="ce11"/>
          <table:covered-table-cell table:style-name="ce12"/>
          <table:table-cell table:style-name="ce11" office:value-type="float" office:value="2017" calcext:value-type="float" table:number-columns-spanned="3" table:number-rows-spanned="1">
            <text:p>2017</text:p>
          </table:table-cell>
          <table:covered-table-cell table:style-name="ce11"/>
          <table:covered-table-cell table:style-name="ce12"/>
          <table:table-cell table:style-name="ce11" office:value-type="float" office:value="2018" calcext:value-type="float" table:number-columns-spanned="3" table:number-rows-spanned="1">
            <text:p>2018</text:p>
          </table:table-cell>
          <table:covered-table-cell table:style-name="ce11"/>
          <table:covered-table-cell table:style-name="ce12"/>
          <table:table-cell table:style-name="ce11" office:value-type="float" office:value="2019" calcext:value-type="float" table:number-columns-spanned="3" table:number-rows-spanned="1">
            <text:p>2019</text:p>
          </table:table-cell>
          <table:covered-table-cell table:style-name="ce11"/>
          <table:covered-table-cell table:style-name="ce12"/>
          <table:table-cell/>
          <table:table-cell office:value-type="string" calcext:value-type="string">
            <text:p>Alpha</text:p>
          </table:table-cell>
          <table:table-cell table:style-name="ce54" office:value-type="float" office:value="2012" calcext:value-type="float">
            <text:p>2012</text:p>
          </table:table-cell>
          <table:table-cell table:style-name="ce54"/>
          <table:table-cell table:style-name="ce54" office:value-type="float" office:value="2013" calcext:value-type="float">
            <text:p>2013</text:p>
          </table:table-cell>
          <table:table-cell table:style-name="ce54" office:value-type="float" office:value="2014" calcext:value-type="float">
            <text:p>2014</text:p>
          </table:table-cell>
          <table:table-cell table:style-name="ce54" office:value-type="float" office:value="2015" calcext:value-type="float">
            <text:p>2015</text:p>
          </table:table-cell>
          <table:table-cell table:style-name="ce54" office:value-type="float" office:value="2016" calcext:value-type="float">
            <text:p>2016</text:p>
          </table:table-cell>
          <table:table-cell table:style-name="ce54" office:value-type="float" office:value="2017" calcext:value-type="float">
            <text:p>2017</text:p>
          </table:table-cell>
          <table:table-cell table:style-name="ce54" office:value-type="float" office:value="2018" calcext:value-type="float">
            <text:p>2018</text:p>
          </table:table-cell>
          <table:table-cell table:style-name="ce54" office:value-type="float" office:value="2019" calcext:value-type="float">
            <text:p>2019</text:p>
          </table:table-cell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[.A2]&amp;[.B2]" office:value-type="string" office:string-value="14" calcext:value-type="string">
            <text:p>14</text:p>
          </table:table-cell>
          <table:table-cell office:value-type="float" office:value="27" calcext:value-type="float">
            <text:p>27</text:p>
          </table:table-cell>
          <table:table-cell table:formula="of:=[.G2]-[.E2]" office:value-type="float" office:value="11" calcext:value-type="float">
            <text:p>11</text:p>
          </table:table-cell>
          <table:table-cell table:style-name="ce50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[.J2]-[.H2]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M2]-[.K2]" office:value-type="float" office:value="14" calcext:value-type="float">
            <text:p>14</text:p>
          </table:table-cell>
          <table:table-cell table:style-name="ce50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[.P2]-[.N2]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formula="of:=[.S2]-[.Q2]" office:value-type="float" office:value="15" calcext:value-type="float">
            <text:p>15</text:p>
          </table:table-cell>
          <table:table-cell table:style-name="ce50"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formula="of:=[.V2]-[.T2]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formula="of:=[.Y2]-[.W2]"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formula="of:=[.AB2]-[.Z2]"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IFERROR(LOG(([.E2]/[.G2])/(1-[.E2]/[.G2])) / LOG([.$B2]/[.$A2]); 2 * SIGN( [.E2]-[.G2]/2))" office:value-type="float" office:value="0.647727941763086" calcext:value-type="float">
            <text:p>0.6477279418</text:p>
          </table:table-cell>
          <table:table-cell/>
          <table:table-cell table:formula="of:=IFERROR(LOG(([.H2]/[.J2])/(1-[.H2]/[.J2])) / LOG([.$B2]/[.$A2]); 2 * SIGN( [.H2]-[.J2]/2))" office:value-type="float" office:value="0.636509247203208" calcext:value-type="float">
            <text:p>0.6365092472</text:p>
          </table:table-cell>
          <table:table-cell table:formula="of:=IFERROR(LOG(([.K2]/[.M2])/(1-[.K2]/[.M2])) / LOG([.$B2]/[.$A2]); 2 * SIGN( [.K2]-[.M2]/2))" office:value-type="float" office:value="0.525313036534984" calcext:value-type="float">
            <text:p>0.5253130365</text:p>
          </table:table-cell>
          <table:table-cell table:formula="of:=IFERROR(LOG(([.N2]/[.P2])/(1-[.N2]/[.P2])) / LOG([.$B2]/[.$A2]); 2 * SIGN( [.N2]-[.P2]/2))" office:value-type="float" office:value="0.523652857389178" calcext:value-type="float">
            <text:p>0.5236528574</text:p>
          </table:table-cell>
          <table:table-cell table:formula="of:=IFERROR(LOG(([.Q2]/[.S2])/(1-[.Q2]/[.S2])) / LOG([.$B2]/[.$A2]); 2 * SIGN( [.Q2]-[.S2]/2))" office:value-type="float" office:value="0.546554702195741" calcext:value-type="float">
            <text:p>0.5465547022</text:p>
          </table:table-cell>
          <table:table-cell table:formula="of:=IFERROR(LOG(([.T2]/[.V2])/(1-[.T2]/[.V2])) / LOG([.$B2]/[.$A2]); 2 * SIGN( [.T2]-[.V2]/2))" office:value-type="float" office:value="0.59028612282091" calcext:value-type="float">
            <text:p>0.5902861228</text:p>
          </table:table-cell>
          <table:table-cell table:formula="of:=IFERROR(LOG(([.W2]/[.Y2])/(1-[.W2]/[.Y2])) / LOG([.$B2]/[.$A2]); 2 * SIGN( [.W2]-[.Y2]/2))" office:value-type="float" office:value="0.651281385010216" calcext:value-type="float">
            <text:p>0.651281385</text:p>
          </table:table-cell>
          <table:table-cell table:formula="of:=IFERROR(LOG(([.Z2]/[.AB2])/(1-[.Z2]/[.AB2])) / LOG([.$B2]/[.$A2]); 2 * SIGN( [.Z2]-[.AB2]/2))" office:value-type="float" office:value="0.651281385010216" calcext:value-type="float">
            <text:p>0.651281385</text:p>
          </table:table-cell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table:formula="of:=[.A3]&amp;[.B3]" office:value-type="string" office:string-value="15" calcext:value-type="string">
            <text:p>15</text:p>
          </table:table-cell>
          <table:table-cell office:value-type="float" office:value="28" calcext:value-type="float">
            <text:p>28</text:p>
          </table:table-cell>
          <table:table-cell table:formula="of:=[.G3]-[.E3]" office:value-type="float" office:value="7" calcext:value-type="float">
            <text:p>7</text:p>
          </table:table-cell>
          <table:table-cell table:style-name="ce50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[.J3]-[.H3]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[.M3]-[.K3]" office:value-type="float" office:value="7" calcext:value-type="float">
            <text:p>7</text:p>
          </table:table-cell>
          <table:table-cell table:style-name="ce50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[.P3]-[.N3]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[.S3]-[.Q3]" office:value-type="float" office:value="7" calcext:value-type="float">
            <text:p>7</text:p>
          </table:table-cell>
          <table:table-cell table:style-name="ce50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[.V3]-[.T3]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formula="of:=[.Y3]-[.W3]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IFERROR(LOG(([.E3]/[.G3])/(1-[.E3]/[.G3])) / LOG([.$B3]/[.$A3]); 2 * SIGN( [.E3]-[.G3]/2))" office:value-type="float" office:value="0.861353116146786" calcext:value-type="float">
            <text:p>0.8613531161</text:p>
          </table:table-cell>
          <table:table-cell/>
          <table:table-cell table:formula="of:=IFERROR(LOG(([.H3]/[.J3])/(1-[.H3]/[.J3])) / LOG([.$B3]/[.$A3]); 2 * SIGN( [.H3]-[.J3]/2))" office:value-type="float" office:value="0.861353116146786" calcext:value-type="float">
            <text:p>0.8613531161</text:p>
          </table:table-cell>
          <table:table-cell table:formula="of:=IFERROR(LOG(([.K3]/[.M3])/(1-[.K3]/[.M3])) / LOG([.$B3]/[.$A3]); 2 * SIGN( [.K3]-[.M3]/2))" office:value-type="float" office:value="0.861353116146786" calcext:value-type="float">
            <text:p>0.8613531161</text:p>
          </table:table-cell>
          <table:table-cell table:formula="of:=IFERROR(LOG(([.N3]/[.P3])/(1-[.N3]/[.P3])) / LOG([.$B3]/[.$A3]); 2 * SIGN( [.N3]-[.P3]/2))" office:value-type="float" office:value="0.861353116146786" calcext:value-type="float">
            <text:p>0.8613531161</text:p>
          </table:table-cell>
          <table:table-cell table:formula="of:=IFERROR(LOG(([.Q3]/[.S3])/(1-[.Q3]/[.S3])) / LOG([.$B3]/[.$A3]); 2 * SIGN( [.Q3]-[.S3]/2))" office:value-type="float" office:value="0.904220797437211" calcext:value-type="float">
            <text:p>0.9042207974</text:p>
          </table:table-cell>
          <table:table-cell table:formula="of:=IFERROR(LOG(([.T3]/[.V3])/(1-[.T3]/[.V3])) / LOG([.$B3]/[.$A3]); 2 * SIGN( [.T3]-[.V3]/2))" office:value-type="float" office:value="0.944320835244798" calcext:value-type="float">
            <text:p>0.9443208352</text:p>
          </table:table-cell>
          <table:table-cell table:formula="of:=IFERROR(LOG(([.W3]/[.Y3])/(1-[.W3]/[.Y3])) / LOG([.$B3]/[.$A3]); 2 * SIGN( [.W3]-[.Y3]/2))" office:value-type="float" office:value="0.944320835244798" calcext:value-type="float">
            <text:p>0.9443208352</text:p>
          </table:table-cell>
          <table:table-cell table:formula="of:=IFERROR(LOG(([.Z3]/[.AB3])/(1-[.Z3]/[.AB3])) / LOG([.$B3]/[.$A3]); 2 * SIGN( [.Z3]-[.AB3]/2))" office:value-type="float" office:value="0.981989030673813" calcext:value-type="float">
            <text:p>0.9819890307</text:p>
          </table:table-cell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49" office:value-type="float" office:value="12" calcext:value-type="float">
            <text:p>12</text:p>
          </table:table-cell>
          <table:table-cell table:style-name="ce49"/>
          <table:table-cell table:style-name="ce49" table:formula="of:=[.A4]&amp;[.B4]" office:value-type="string" office:string-value="112" calcext:value-type="string">
            <text:p>112</text:p>
          </table:table-cell>
          <table:table-cell office:value-type="float" office:value="18" calcext:value-type="float">
            <text:p>18</text:p>
          </table:table-cell>
          <table:table-cell table:formula="of:=[.G4]-[.E4]" office:value-type="float" office:value="0" calcext:value-type="float">
            <text:p>0</text:p>
          </table:table-cell>
          <table:table-cell table:style-name="ce50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J4]-[.H4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M4]-[.K4]" office:value-type="float" office:value="0" calcext:value-type="float">
            <text:p>0</text:p>
          </table:table-cell>
          <table:table-cell table:style-name="ce50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formula="of:=[.P4]-[.N4]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S4]-[.Q4]" office:value-type="float" office:value="0" calcext:value-type="float">
            <text:p>0</text:p>
          </table:table-cell>
          <table:table-cell table:style-name="ce50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table:formula="of:=[.V4]-[.T4]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Y4]-[.W4]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[.AB4]-[.Z4]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IFERROR(LOG(([.E4]/[.G4])/(1-[.E4]/[.G4])) / LOG([.$B4]/[.$A4]); 2 * SIGN( [.E4]-[.G4]/2))" office:value-type="float" office:value="2" calcext:value-type="float">
            <text:p>2</text:p>
          </table:table-cell>
          <table:table-cell/>
          <table:table-cell table:formula="of:=IFERROR(LOG(([.H4]/[.J4])/(1-[.H4]/[.J4])) / LOG([.$B4]/[.$A4]); 2 * SIGN( [.H4]-[.J4]/2))" office:value-type="float" office:value="2" calcext:value-type="float">
            <text:p>2</text:p>
          </table:table-cell>
          <table:table-cell table:formula="of:=IFERROR(LOG(([.K4]/[.M4])/(1-[.K4]/[.M4])) / LOG([.$B4]/[.$A4]); 2 * SIGN( [.K4]-[.M4]/2))" office:value-type="float" office:value="2" calcext:value-type="float">
            <text:p>2</text:p>
          </table:table-cell>
          <table:table-cell table:formula="of:=IFERROR(LOG(([.N4]/[.P4])/(1-[.N4]/[.P4])) / LOG([.$B4]/[.$A4]); 2 * SIGN( [.N4]-[.P4]/2))" office:value-type="float" office:value="2" calcext:value-type="float">
            <text:p>2</text:p>
          </table:table-cell>
          <table:table-cell table:formula="of:=IFERROR(LOG(([.Q4]/[.S4])/(1-[.Q4]/[.S4])) / LOG([.$B4]/[.$A4]); 2 * SIGN( [.Q4]-[.S4]/2))" office:value-type="float" office:value="2" calcext:value-type="float">
            <text:p>2</text:p>
          </table:table-cell>
          <table:table-cell table:formula="of:=IFERROR(LOG(([.T4]/[.V4])/(1-[.T4]/[.V4])) / LOG([.$B4]/[.$A4]); 2 * SIGN( [.T4]-[.V4]/2))" office:value-type="float" office:value="2" calcext:value-type="float">
            <text:p>2</text:p>
          </table:table-cell>
          <table:table-cell table:formula="of:=IFERROR(LOG(([.W4]/[.Y4])/(1-[.W4]/[.Y4])) / LOG([.$B4]/[.$A4]); 2 * SIGN( [.W4]-[.Y4]/2))" office:value-type="float" office:value="2" calcext:value-type="float">
            <text:p>2</text:p>
          </table:table-cell>
          <table:table-cell table:formula="of:=IFERROR(LOG(([.Z4]/[.AB4])/(1-[.Z4]/[.AB4])) / LOG([.$B4]/[.$A4]); 2 * SIGN( [.Z4]-[.AB4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49" office:value-type="float" office:value="13" calcext:value-type="float">
            <text:p>13</text:p>
          </table:table-cell>
          <table:table-cell table:style-name="ce49"/>
          <table:table-cell table:style-name="ce49" table:formula="of:=[.A5]&amp;[.B5]" office:value-type="string" office:string-value="113" calcext:value-type="string">
            <text:p>113</text:p>
          </table:table-cell>
          <table:table-cell office:value-type="float" office:value="3" calcext:value-type="float">
            <text:p>3</text:p>
          </table:table-cell>
          <table:table-cell table:formula="of:=[.G5]-[.E5]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5]-[.H5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M5]-[.K5]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P5]-[.N5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S5]-[.Q5]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V5]-[.T5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Y5]-[.W5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AB5]-[.Z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ERROR(LOG(([.E5]/[.G5])/(1-[.E5]/[.G5])) / LOG([.$B5]/[.$A5]); 2 * SIGN( [.E5]-[.G5]/2))" office:value-type="float" office:value="2" calcext:value-type="float">
            <text:p>2</text:p>
          </table:table-cell>
          <table:table-cell/>
          <table:table-cell table:formula="of:=IFERROR(LOG(([.H5]/[.J5])/(1-[.H5]/[.J5])) / LOG([.$B5]/[.$A5]); 2 * SIGN( [.H5]-[.J5]/2))" office:value-type="float" office:value="2" calcext:value-type="float">
            <text:p>2</text:p>
          </table:table-cell>
          <table:table-cell table:formula="of:=IFERROR(LOG(([.K5]/[.M5])/(1-[.K5]/[.M5])) / LOG([.$B5]/[.$A5]); 2 * SIGN( [.K5]-[.M5]/2))" office:value-type="float" office:value="2" calcext:value-type="float">
            <text:p>2</text:p>
          </table:table-cell>
          <table:table-cell table:formula="of:=IFERROR(LOG(([.N5]/[.P5])/(1-[.N5]/[.P5])) / LOG([.$B5]/[.$A5]); 2 * SIGN( [.N5]-[.P5]/2))" office:value-type="float" office:value="2" calcext:value-type="float">
            <text:p>2</text:p>
          </table:table-cell>
          <table:table-cell table:formula="of:=IFERROR(LOG(([.Q5]/[.S5])/(1-[.Q5]/[.S5])) / LOG([.$B5]/[.$A5]); 2 * SIGN( [.Q5]-[.S5]/2))" office:value-type="float" office:value="2" calcext:value-type="float">
            <text:p>2</text:p>
          </table:table-cell>
          <table:table-cell table:formula="of:=IFERROR(LOG(([.T5]/[.V5])/(1-[.T5]/[.V5])) / LOG([.$B5]/[.$A5]); 2 * SIGN( [.T5]-[.V5]/2))" office:value-type="float" office:value="2" calcext:value-type="float">
            <text:p>2</text:p>
          </table:table-cell>
          <table:table-cell table:formula="of:=IFERROR(LOG(([.W5]/[.Y5])/(1-[.W5]/[.Y5])) / LOG([.$B5]/[.$A5]); 2 * SIGN( [.W5]-[.Y5]/2))" office:value-type="float" office:value="2" calcext:value-type="float">
            <text:p>2</text:p>
          </table:table-cell>
          <table:table-cell table:formula="of:=IFERROR(LOG(([.Z5]/[.AB5])/(1-[.Z5]/[.AB5])) / LOG([.$B5]/[.$A5]); 2 * SIGN( [.Z5]-[.AB5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[.A6]&amp;[.B6]" office:value-type="string" office:string-value="23" calcext:value-type="string">
            <text:p>23</text:p>
          </table:table-cell>
          <table:table-cell office:value-type="float" office:value="22" calcext:value-type="float">
            <text:p>22</text:p>
          </table:table-cell>
          <table:table-cell table:formula="of:=[.G6]-[.E6]" office:value-type="float" office:value="13" calcext:value-type="float">
            <text:p>13</text:p>
          </table:table-cell>
          <table:table-cell table:style-name="ce50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formula="of:=[.J6]-[.H6]"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M6]-[.K6]" office:value-type="float" office:value="14" calcext:value-type="float">
            <text:p>14</text:p>
          </table:table-cell>
          <table:table-cell table:style-name="ce50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[.P6]-[.N6]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formula="of:=[.S6]-[.Q6]" office:value-type="float" office:value="14" calcext:value-type="float">
            <text:p>14</text:p>
          </table:table-cell>
          <table:table-cell table:style-name="ce50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formula="of:=[.V6]-[.T6]"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formula="of:=[.Y6]-[.W6]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IFERROR(LOG(([.E6]/[.G6])/(1-[.E6]/[.G6])) / LOG([.$B6]/[.$A6]); 2 * SIGN( [.E6]-[.G6]/2))" office:value-type="float" office:value="1.29750522394256" calcext:value-type="float">
            <text:p>1.2975052239</text:p>
          </table:table-cell>
          <table:table-cell/>
          <table:table-cell table:formula="of:=IFERROR(LOG(([.H6]/[.J6])/(1-[.H6]/[.J6])) / LOG([.$B6]/[.$A6]); 2 * SIGN( [.H6]-[.J6]/2))" office:value-type="float" office:value="1.29750522394256" calcext:value-type="float">
            <text:p>1.2975052239</text:p>
          </table:table-cell>
          <table:table-cell table:formula="of:=IFERROR(LOG(([.K6]/[.M6])/(1-[.K6]/[.M6])) / LOG([.$B6]/[.$A6]); 2 * SIGN( [.K6]-[.M6]/2))" office:value-type="float" office:value="1.22436401156732" calcext:value-type="float">
            <text:p>1.2243640116</text:p>
          </table:table-cell>
          <table:table-cell table:formula="of:=IFERROR(LOG(([.N6]/[.P6])/(1-[.N6]/[.P6])) / LOG([.$B6]/[.$A6]); 2 * SIGN( [.N6]-[.P6]/2))" office:value-type="float" office:value="1.22436401156732" calcext:value-type="float">
            <text:p>1.2243640116</text:p>
          </table:table-cell>
          <table:table-cell table:formula="of:=IFERROR(LOG(([.Q6]/[.S6])/(1-[.Q6]/[.S6])) / LOG([.$B6]/[.$A6]); 2 * SIGN( [.Q6]-[.S6]/2))" office:value-type="float" office:value="1.22436401156732" calcext:value-type="float">
            <text:p>1.2243640116</text:p>
          </table:table-cell>
          <table:table-cell table:formula="of:=IFERROR(LOG(([.T6]/[.V6])/(1-[.T6]/[.V6])) / LOG([.$B6]/[.$A6]); 2 * SIGN( [.T6]-[.V6]/2))" office:value-type="float" office:value="1.43000836239222" calcext:value-type="float">
            <text:p>1.4300083624</text:p>
          </table:table-cell>
          <table:table-cell table:formula="of:=IFERROR(LOG(([.W6]/[.Y6])/(1-[.W6]/[.Y6])) / LOG([.$B6]/[.$A6]); 2 * SIGN( [.W6]-[.Y6]/2))" office:value-type="float" office:value="1.52673854303903" calcext:value-type="float">
            <text:p>1.526738543</text:p>
          </table:table-cell>
          <table:table-cell table:formula="of:=IFERROR(LOG(([.Z6]/[.AB6])/(1-[.Z6]/[.AB6])) / LOG([.$B6]/[.$A6]); 2 * SIGN( [.Z6]-[.AB6]/2))" office:value-type="float" office:value="1.35658118521147" calcext:value-type="float">
            <text:p>1.3565811852</text:p>
          </table:table-cell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table:formula="of:=[.A7]&amp;[.B7]" office:value-type="string" office:string-value="26" calcext:value-type="string">
            <text:p>26</text:p>
          </table:table-cell>
          <table:table-cell office:value-type="float" office:value="19" calcext:value-type="float">
            <text:p>19</text:p>
          </table:table-cell>
          <table:table-cell table:formula="of:=[.G7]-[.E7]" office:value-type="float" office:value="6" calcext:value-type="float">
            <text:p>6</text:p>
          </table:table-cell>
          <table:table-cell table:style-name="ce50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J7]-[.H7]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M7]-[.K7]" office:value-type="float" office:value="6" calcext:value-type="float">
            <text:p>6</text:p>
          </table:table-cell>
          <table:table-cell table:style-name="ce50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P7]-[.N7]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[.S7]-[.Q7]" office:value-type="float" office:value="6" calcext:value-type="float">
            <text:p>6</text:p>
          </table:table-cell>
          <table:table-cell table:style-name="ce50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V7]-[.T7]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Y7]-[.W7]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AB7]-[.Z7]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IFERROR(LOG(([.E7]/[.G7])/(1-[.E7]/[.G7])) / LOG([.$B7]/[.$A7]); 2 * SIGN( [.E7]-[.G7]/2))" office:value-type="float" office:value="1.04921410567492" calcext:value-type="float">
            <text:p>1.0492141057</text:p>
          </table:table-cell>
          <table:table-cell/>
          <table:table-cell table:formula="of:=IFERROR(LOG(([.H7]/[.J7])/(1-[.H7]/[.J7])) / LOG([.$B7]/[.$A7]); 2 * SIGN( [.H7]-[.J7]/2))" office:value-type="float" office:value="1.09590327428938" calcext:value-type="float">
            <text:p>1.0959032743</text:p>
          </table:table-cell>
          <table:table-cell table:formula="of:=IFERROR(LOG(([.K7]/[.M7])/(1-[.K7]/[.M7])) / LOG([.$B7]/[.$A7]); 2 * SIGN( [.K7]-[.M7]/2))" office:value-type="float" office:value="1.14031399558996" calcext:value-type="float">
            <text:p>1.1403139956</text:p>
          </table:table-cell>
          <table:table-cell table:formula="of:=IFERROR(LOG(([.N7]/[.P7])/(1-[.N7]/[.P7])) / LOG([.$B7]/[.$A7]); 2 * SIGN( [.N7]-[.P7]/2))" office:value-type="float" office:value="1.18265833864414" calcext:value-type="float">
            <text:p>1.1826583386</text:p>
          </table:table-cell>
          <table:table-cell table:formula="of:=IFERROR(LOG(([.Q7]/[.S7])/(1-[.Q7]/[.S7])) / LOG([.$B7]/[.$A7]); 2 * SIGN( [.Q7]-[.S7]/2))" office:value-type="float" office:value="1.22312007662881" calcext:value-type="float">
            <text:p>1.2231200766</text:p>
          </table:table-cell>
          <table:table-cell table:formula="of:=IFERROR(LOG(([.T7]/[.V7])/(1-[.T7]/[.V7])) / LOG([.$B7]/[.$A7]); 2 * SIGN( [.T7]-[.V7]/2))" office:value-type="float" office:value="1.22312007662881" calcext:value-type="float">
            <text:p>1.2231200766</text:p>
          </table:table-cell>
          <table:table-cell table:formula="of:=IFERROR(LOG(([.W7]/[.Y7])/(1-[.W7]/[.Y7])) / LOG([.$B7]/[.$A7]); 2 * SIGN( [.W7]-[.Y7]/2))" office:value-type="float" office:value="1.22312007662881" calcext:value-type="float">
            <text:p>1.2231200766</text:p>
          </table:table-cell>
          <table:table-cell table:formula="of:=IFERROR(LOG(([.Z7]/[.AB7])/(1-[.Z7]/[.AB7])) / LOG([.$B7]/[.$A7]); 2 * SIGN( [.Z7]-[.AB7]/2))" office:value-type="float" office:value="1.22312007662881" calcext:value-type="float">
            <text:p>1.2231200766</text:p>
          </table:table-cell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  <table:table-cell table:style-name="ce49"/>
          <table:table-cell table:style-name="ce49" table:formula="of:=[.A8]&amp;[.B8]" office:value-type="string" office:string-value="211" calcext:value-type="string">
            <text:p>211</text:p>
          </table:table-cell>
          <table:table-cell office:value-type="float" office:value="9" calcext:value-type="float">
            <text:p>9</text:p>
          </table:table-cell>
          <table:table-cell table:formula="of:=[.G8]-[.E8]" office:value-type="float" office:value="1" calcext:value-type="float">
            <text:p>1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[.J8]-[.H8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M8]-[.K8]" office:value-type="float" office:value="1" calcext:value-type="float">
            <text:p>1</text:p>
          </table:table-cell>
          <table:table-cell table:style-name="ce50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[.P8]-[.N8]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S8]-[.Q8]" office:value-type="float" office:value="1" calcext:value-type="float">
            <text:p>1</text:p>
          </table:table-cell>
          <table:table-cell table:style-name="ce50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V8]-[.T8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Y8]-[.W8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AB8]-[.Z8]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IFERROR(LOG(([.E8]/[.G8])/(1-[.E8]/[.G8])) / LOG([.$B8]/[.$A8]); 2 * SIGN( [.E8]-[.G8]/2))" office:value-type="float" office:value="1.28888519502676" calcext:value-type="float">
            <text:p>1.288885195</text:p>
          </table:table-cell>
          <table:table-cell/>
          <table:table-cell table:formula="of:=IFERROR(LOG(([.H8]/[.J8])/(1-[.H8]/[.J8])) / LOG([.$B8]/[.$A8]); 2 * SIGN( [.H8]-[.J8]/2))" office:value-type="float" office:value="1.35068935021985" calcext:value-type="float">
            <text:p>1.3506893502</text:p>
          </table:table-cell>
          <table:table-cell table:formula="of:=IFERROR(LOG(([.K8]/[.M8])/(1-[.K8]/[.M8])) / LOG([.$B8]/[.$A8]); 2 * SIGN( [.K8]-[.M8]/2))" office:value-type="float" office:value="1.35068935021985" calcext:value-type="float">
            <text:p>1.3506893502</text:p>
          </table:table-cell>
          <table:table-cell table:formula="of:=IFERROR(LOG(([.N8]/[.P8])/(1-[.N8]/[.P8])) / LOG([.$B8]/[.$A8]); 2 * SIGN( [.N8]-[.P8]/2))" office:value-type="float" office:value="1.40659800924007" calcext:value-type="float">
            <text:p>1.4065980092</text:p>
          </table:table-cell>
          <table:table-cell table:formula="of:=IFERROR(LOG(([.Q8]/[.S8])/(1-[.Q8]/[.S8])) / LOG([.$B8]/[.$A8]); 2 * SIGN( [.Q8]-[.S8]/2))" office:value-type="float" office:value="1.45763861599351" calcext:value-type="float">
            <text:p>1.457638616</text:p>
          </table:table-cell>
          <table:table-cell table:formula="of:=IFERROR(LOG(([.T8]/[.V8])/(1-[.T8]/[.V8])) / LOG([.$B8]/[.$A8]); 2 * SIGN( [.T8]-[.V8]/2))" office:value-type="float" office:value="1.45763861599351" calcext:value-type="float">
            <text:p>1.457638616</text:p>
          </table:table-cell>
          <table:table-cell table:formula="of:=IFERROR(LOG(([.W8]/[.Y8])/(1-[.W8]/[.Y8])) / LOG([.$B8]/[.$A8]); 2 * SIGN( [.W8]-[.Y8]/2))" office:value-type="float" office:value="1.05104060675345" calcext:value-type="float">
            <text:p>1.0510406068</text:p>
          </table:table-cell>
          <table:table-cell table:formula="of:=IFERROR(LOG(([.Z8]/[.AB8])/(1-[.Z8]/[.AB8])) / LOG([.$B8]/[.$A8]); 2 * SIGN( [.Z8]-[.AB8]/2))" office:value-type="float" office:value="1.09799341346898" calcext:value-type="float">
            <text:p>1.0979934135</text:p>
          </table:table-cell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table:style-name="ce49" office:value-type="float" office:value="7" calcext:value-type="float">
            <text:p>7</text:p>
          </table:table-cell>
          <table:table-cell table:style-name="ce49"/>
          <table:table-cell table:style-name="ce49" table:formula="of:=[.A9]&amp;[.B9]" office:value-type="string" office:string-value="37" calcext:value-type="string">
            <text:p>37</text:p>
          </table:table-cell>
          <table:table-cell office:value-type="float" office:value="6" calcext:value-type="float">
            <text:p>6</text:p>
          </table:table-cell>
          <table:table-cell table:formula="of:=[.G9]-[.E9]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J9]-[.H9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M9]-[.K9]" office:value-type="float" office:value="3" calcext:value-type="float">
            <text:p>3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P9]-[.N9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S9]-[.Q9]" office:value-type="float" office:value="5" calcext:value-type="float">
            <text:p>5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V9]-[.T9]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Y9]-[.W9]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AB9]-[.Z9]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IFERROR(LOG(([.E9]/[.G9])/(1-[.E9]/[.G9])) / LOG([.$B9]/[.$A9]); 2 * SIGN( [.E9]-[.G9]/2))" office:value-type="float" office:value="1.29660694311922" calcext:value-type="float">
            <text:p>1.2966069431</text:p>
          </table:table-cell>
          <table:table-cell/>
          <table:table-cell table:formula="of:=IFERROR(LOG(([.H9]/[.J9])/(1-[.H9]/[.J9])) / LOG([.$B9]/[.$A9]); 2 * SIGN( [.H9]-[.J9]/2))" office:value-type="float" office:value="0.818067899101251" calcext:value-type="float">
            <text:p>0.8180678991</text:p>
          </table:table-cell>
          <table:table-cell table:formula="of:=IFERROR(LOG(([.K9]/[.M9])/(1-[.K9]/[.M9])) / LOG([.$B9]/[.$A9]); 2 * SIGN( [.K9]-[.M9]/2))" office:value-type="float" office:value="0.818067899101251" calcext:value-type="float">
            <text:p>0.8180678991</text:p>
          </table:table-cell>
          <table:table-cell table:formula="of:=IFERROR(LOG(([.N9]/[.P9])/(1-[.N9]/[.P9])) / LOG([.$B9]/[.$A9]); 2 * SIGN( [.N9]-[.P9]/2))" office:value-type="float" office:value="0.47853904401797" calcext:value-type="float">
            <text:p>0.478539044</text:p>
          </table:table-cell>
          <table:table-cell table:formula="of:=IFERROR(LOG(([.Q9]/[.S9])/(1-[.Q9]/[.S9])) / LOG([.$B9]/[.$A9]); 2 * SIGN( [.Q9]-[.S9]/2))" office:value-type="float" office:value="0.397112104670546" calcext:value-type="float">
            <text:p>0.3971121047</text:p>
          </table:table-cell>
          <table:table-cell table:formula="of:=IFERROR(LOG(([.T9]/[.V9])/(1-[.T9]/[.V9])) / LOG([.$B9]/[.$A9]); 2 * SIGN( [.T9]-[.V9]/2))" office:value-type="float" office:value="0.397112104670546" calcext:value-type="float">
            <text:p>0.3971121047</text:p>
          </table:table-cell>
          <table:table-cell table:formula="of:=IFERROR(LOG(([.W9]/[.Y9])/(1-[.W9]/[.Y9])) / LOG([.$B9]/[.$A9]); 2 * SIGN( [.W9]-[.Y9]/2))" office:value-type="float" office:value="0.339528855083281" calcext:value-type="float">
            <text:p>0.3395288551</text:p>
          </table:table-cell>
          <table:table-cell table:formula="of:=IFERROR(LOG(([.Z9]/[.AB9])/(1-[.Z9]/[.AB9])) / LOG([.$B9]/[.$A9]); 2 * SIGN( [.Z9]-[.AB9]/2))" office:value-type="float" office:value="0.47853904401797" calcext:value-type="float">
            <text:p>0.478539044</text:p>
          </table:table-cell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table:style-name="ce49" office:value-type="float" office:value="10" calcext:value-type="float">
            <text:p>10</text:p>
          </table:table-cell>
          <table:table-cell table:style-name="ce49"/>
          <table:table-cell table:style-name="ce49" table:formula="of:=[.A10]&amp;[.B10]" office:value-type="string" office:string-value="310" calcext:value-type="string">
            <text:p>310</text:p>
          </table:table-cell>
          <table:table-cell office:value-type="float" office:value="8" calcext:value-type="float">
            <text:p>8</text:p>
          </table:table-cell>
          <table:table-cell table:formula="of:=[.G10]-[.E10]" office:value-type="float" office:value="4" calcext:value-type="float">
            <text:p>4</text:p>
          </table:table-cell>
          <table:table-cell table:style-name="ce50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J10]-[.H10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M10]-[.K10]" office:value-type="float" office:value="4" calcext:value-type="float">
            <text:p>4</text:p>
          </table:table-cell>
          <table:table-cell table:style-name="ce50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P10]-[.N10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S10]-[.Q10]" office:value-type="float" office:value="4" calcext:value-type="float">
            <text:p>4</text:p>
          </table:table-cell>
          <table:table-cell table:style-name="ce50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V10]-[.T10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Y10]-[.W10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AB10]-[.Z10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IFERROR(LOG(([.E10]/[.G10])/(1-[.E10]/[.G10])) / LOG([.$B10]/[.$A10]); 2 * SIGN( [.E10]-[.G10]/2))" office:value-type="float" office:value="0.575716642493445" calcext:value-type="float">
            <text:p>0.5757166425</text:p>
          </table:table-cell>
          <table:table-cell/>
          <table:table-cell table:formula="of:=IFERROR(LOG(([.H10]/[.J10])/(1-[.H10]/[.J10])) / LOG([.$B10]/[.$A10]); 2 * SIGN( [.H10]-[.J10]/2))" office:value-type="float" office:value="0.673545293799507" calcext:value-type="float">
            <text:p>0.6735452938</text:p>
          </table:table-cell>
          <table:table-cell table:formula="of:=IFERROR(LOG(([.K10]/[.M10])/(1-[.K10]/[.M10])) / LOG([.$B10]/[.$A10]); 2 * SIGN( [.K10]-[.M10]/2))" office:value-type="float" office:value="0.673545293799507" calcext:value-type="float">
            <text:p>0.6735452938</text:p>
          </table:table-cell>
          <table:table-cell table:formula="of:=IFERROR(LOG(([.N10]/[.P10])/(1-[.N10]/[.P10])) / LOG([.$B10]/[.$A10]); 2 * SIGN( [.N10]-[.P10]/2))" office:value-type="float" office:value="0.673545293799507" calcext:value-type="float">
            <text:p>0.6735452938</text:p>
          </table:table-cell>
          <table:table-cell table:formula="of:=IFERROR(LOG(([.Q10]/[.S10])/(1-[.Q10]/[.S10])) / LOG([.$B10]/[.$A10]); 2 * SIGN( [.Q10]-[.S10]/2))" office:value-type="float" office:value="0.673545293799507" calcext:value-type="float">
            <text:p>0.6735452938</text:p>
          </table:table-cell>
          <table:table-cell table:formula="of:=IFERROR(LOG(([.T10]/[.V10])/(1-[.T10]/[.V10])) / LOG([.$B10]/[.$A10]); 2 * SIGN( [.T10]-[.V10]/2))" office:value-type="float" office:value="0.673545293799507" calcext:value-type="float">
            <text:p>0.6735452938</text:p>
          </table:table-cell>
          <table:table-cell table:formula="of:=IFERROR(LOG(([.W10]/[.Y10])/(1-[.W10]/[.Y10])) / LOG([.$B10]/[.$A10]); 2 * SIGN( [.W10]-[.Y10]/2))" office:value-type="float" office:value="0.673545293799507" calcext:value-type="float">
            <text:p>0.6735452938</text:p>
          </table:table-cell>
          <table:table-cell table:formula="of:=IFERROR(LOG(([.Z10]/[.AB10])/(1-[.Z10]/[.AB10])) / LOG([.$B10]/[.$A10]); 2 * SIGN( [.Z10]-[.AB10]/2))" office:value-type="float" office:value="0.673545293799507" calcext:value-type="float">
            <text:p>0.6735452938</text:p>
          </table:table-cell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table:style-name="ce49" office:value-type="float" office:value="15" calcext:value-type="float">
            <text:p>15</text:p>
          </table:table-cell>
          <table:table-cell table:style-name="ce49"/>
          <table:table-cell table:style-name="ce49" table:formula="of:=[.A11]&amp;[.B11]" office:value-type="string" office:string-value="315" calcext:value-type="string">
            <text:p>315</text:p>
          </table:table-cell>
          <table:table-cell office:value-type="float" office:value="0" calcext:value-type="float">
            <text:p>0</text:p>
          </table:table-cell>
          <table:table-cell table:formula="of:=[.G11]-[.E11]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1]-[.H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M11]-[.K11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P11]-[.N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11]-[.Q11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1]-[.T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11]-[.W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B11]-[.Z1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11]/[.G11])/(1-[.E11]/[.G11])) / LOG([.$B11]/[.$A11]); 2 * SIGN( [.E11]-[.G11]/2))" office:value-type="float" office:value="0" calcext:value-type="float">
            <text:p>0</text:p>
          </table:table-cell>
          <table:table-cell/>
          <table:table-cell table:formula="of:=IFERROR(LOG(([.H11]/[.J11])/(1-[.H11]/[.J11])) / LOG([.$B11]/[.$A11]); 2 * SIGN( [.H11]-[.J11]/2))" office:value-type="float" office:value="0" calcext:value-type="float">
            <text:p>0</text:p>
          </table:table-cell>
          <table:table-cell table:formula="of:=IFERROR(LOG(([.K11]/[.M11])/(1-[.K11]/[.M11])) / LOG([.$B11]/[.$A11]); 2 * SIGN( [.K11]-[.M11]/2))" office:value-type="float" office:value="2" calcext:value-type="float">
            <text:p>2</text:p>
          </table:table-cell>
          <table:table-cell table:formula="of:=IFERROR(LOG(([.N11]/[.P11])/(1-[.N11]/[.P11])) / LOG([.$B11]/[.$A11]); 2 * SIGN( [.N11]-[.P11]/2))" office:value-type="float" office:value="2" calcext:value-type="float">
            <text:p>2</text:p>
          </table:table-cell>
          <table:table-cell table:formula="of:=IFERROR(LOG(([.Q11]/[.S11])/(1-[.Q11]/[.S11])) / LOG([.$B11]/[.$A11]); 2 * SIGN( [.Q11]-[.S11]/2))" office:value-type="float" office:value="2" calcext:value-type="float">
            <text:p>2</text:p>
          </table:table-cell>
          <table:table-cell table:formula="of:=IFERROR(LOG(([.T11]/[.V11])/(1-[.T11]/[.V11])) / LOG([.$B11]/[.$A11]); 2 * SIGN( [.T11]-[.V11]/2))" office:value-type="float" office:value="2" calcext:value-type="float">
            <text:p>2</text:p>
          </table:table-cell>
          <table:table-cell table:formula="of:=IFERROR(LOG(([.W11]/[.Y11])/(1-[.W11]/[.Y11])) / LOG([.$B11]/[.$A11]); 2 * SIGN( [.W11]-[.Y11]/2))" office:value-type="float" office:value="2" calcext:value-type="float">
            <text:p>2</text:p>
          </table:table-cell>
          <table:table-cell table:formula="of:=IFERROR(LOG(([.Z11]/[.AB11])/(1-[.Z11]/[.AB11])) / LOG([.$B11]/[.$A11]); 2 * SIGN( [.Z11]-[.AB11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table:formula="of:=[.A12]&amp;[.B12]" office:value-type="string" office:string-value="48" calcext:value-type="string">
            <text:p>48</text:p>
          </table:table-cell>
          <table:table-cell office:value-type="float" office:value="2" calcext:value-type="float">
            <text:p>2</text:p>
          </table:table-cell>
          <table:table-cell table:formula="of:=[.G12]-[.E12]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J12]-[.H1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M12]-[.K12]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P12]-[.N12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S12]-[.Q12]" office:value-type="float" office:value="5" calcext:value-type="float">
            <text:p>5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V12]-[.T12]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Y12]-[.W12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AB12]-[.Z12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IFERROR(LOG(([.E12]/[.G12])/(1-[.E12]/[.G12])) / LOG([.$B12]/[.$A12]); 2 * SIGN( [.E12]-[.G12]/2))" office:value-type="float" office:value="-1" calcext:value-type="float">
            <text:p>-1</text:p>
          </table:table-cell>
          <table:table-cell/>
          <table:table-cell table:formula="of:=IFERROR(LOG(([.H12]/[.J12])/(1-[.H12]/[.J12])) / LOG([.$B12]/[.$A12]); 2 * SIGN( [.H12]-[.J12]/2))" office:value-type="float" office:value="-1" calcext:value-type="float">
            <text:p>-1</text:p>
          </table:table-cell>
          <table:table-cell table:formula="of:=IFERROR(LOG(([.K12]/[.M12])/(1-[.K12]/[.M12])) / LOG([.$B12]/[.$A12]); 2 * SIGN( [.K12]-[.M12]/2))" office:value-type="float" office:value="-1" calcext:value-type="float">
            <text:p>-1</text:p>
          </table:table-cell>
          <table:table-cell table:formula="of:=IFERROR(LOG(([.N12]/[.P12])/(1-[.N12]/[.P12])) / LOG([.$B12]/[.$A12]); 2 * SIGN( [.N12]-[.P12]/2))" office:value-type="float" office:value="-1.32192809488736" calcext:value-type="float">
            <text:p>-1.3219280949</text:p>
          </table:table-cell>
          <table:table-cell table:formula="of:=IFERROR(LOG(([.Q12]/[.S12])/(1-[.Q12]/[.S12])) / LOG([.$B12]/[.$A12]); 2 * SIGN( [.Q12]-[.S12]/2))" office:value-type="float" office:value="-0.736965594166206" calcext:value-type="float">
            <text:p>-0.7369655942</text:p>
          </table:table-cell>
          <table:table-cell table:formula="of:=IFERROR(LOG(([.T12]/[.V12])/(1-[.T12]/[.V12])) / LOG([.$B12]/[.$A12]); 2 * SIGN( [.T12]-[.V12]/2))" office:value-type="float" office:value="-0.736965594166206" calcext:value-type="float">
            <text:p>-0.7369655942</text:p>
          </table:table-cell>
          <table:table-cell table:formula="of:=IFERROR(LOG(([.W12]/[.Y12])/(1-[.W12]/[.Y12])) / LOG([.$B12]/[.$A12]); 2 * SIGN( [.W12]-[.Y12]/2))" office:value-type="float" office:value="-0.321928094887362" calcext:value-type="float">
            <text:p>-0.3219280949</text:p>
          </table:table-cell>
          <table:table-cell table:formula="of:=IFERROR(LOG(([.Z12]/[.AB12])/(1-[.Z12]/[.AB12])) / LOG([.$B12]/[.$A12]); 2 * SIGN( [.Z12]-[.AB12]/2))" office:value-type="float" office:value="-0.321928094887362" calcext:value-type="float">
            <text:p>-0.3219280949</text:p>
          </table:table-cell>
        </table:table-row>
        <table:table-row table:style-name="ro2">
          <table:table-cell table:style-name="ce49" office:value-type="float" office:value="4" calcext:value-type="float">
            <text:p>4</text:p>
          </table:table-cell>
          <table:table-cell table:style-name="ce49" office:value-type="float" office:value="9" calcext:value-type="float">
            <text:p>9</text:p>
          </table:table-cell>
          <table:table-cell table:style-name="ce49"/>
          <table:table-cell table:style-name="ce49" table:formula="of:=[.A13]&amp;[.B13]" office:value-type="string" office:string-value="49" calcext:value-type="string">
            <text:p>49</text:p>
          </table:table-cell>
          <table:table-cell office:value-type="float" office:value="2" calcext:value-type="float">
            <text:p>2</text:p>
          </table:table-cell>
          <table:table-cell table:formula="of:=[.G13]-[.E13]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J13]-[.H13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M13]-[.K13]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P13]-[.N13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S13]-[.Q13]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V13]-[.T13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Y13]-[.W13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ERROR(LOG(([.E13]/[.G13])/(1-[.E13]/[.G13])) / LOG([.$B13]/[.$A13]); 2 * SIGN( [.E13]-[.G13]/2))" office:value-type="float" office:value="2" calcext:value-type="float">
            <text:p>2</text:p>
          </table:table-cell>
          <table:table-cell/>
          <table:table-cell table:formula="of:=IFERROR(LOG(([.H13]/[.J13])/(1-[.H13]/[.J13])) / LOG([.$B13]/[.$A13]); 2 * SIGN( [.H13]-[.J13]/2))" office:value-type="float" office:value="2" calcext:value-type="float">
            <text:p>2</text:p>
          </table:table-cell>
          <table:table-cell table:formula="of:=IFERROR(LOG(([.K13]/[.M13])/(1-[.K13]/[.M13])) / LOG([.$B13]/[.$A13]); 2 * SIGN( [.K13]-[.M13]/2))" office:value-type="float" office:value="2" calcext:value-type="float">
            <text:p>2</text:p>
          </table:table-cell>
          <table:table-cell table:formula="of:=IFERROR(LOG(([.N13]/[.P13])/(1-[.N13]/[.P13])) / LOG([.$B13]/[.$A13]); 2 * SIGN( [.N13]-[.P13]/2))" office:value-type="float" office:value="2" calcext:value-type="float">
            <text:p>2</text:p>
          </table:table-cell>
          <table:table-cell table:formula="of:=IFERROR(LOG(([.Q13]/[.S13])/(1-[.Q13]/[.S13])) / LOG([.$B13]/[.$A13]); 2 * SIGN( [.Q13]-[.S13]/2))" office:value-type="float" office:value="2" calcext:value-type="float">
            <text:p>2</text:p>
          </table:table-cell>
          <table:table-cell table:formula="of:=IFERROR(LOG(([.T13]/[.V13])/(1-[.T13]/[.V13])) / LOG([.$B13]/[.$A13]); 2 * SIGN( [.T13]-[.V13]/2))" office:value-type="float" office:value="2" calcext:value-type="float">
            <text:p>2</text:p>
          </table:table-cell>
          <table:table-cell table:formula="of:=IFERROR(LOG(([.W13]/[.Y13])/(1-[.W13]/[.Y13])) / LOG([.$B13]/[.$A13]); 2 * SIGN( [.W13]-[.Y13]/2))" office:value-type="float" office:value="2" calcext:value-type="float">
            <text:p>2</text:p>
          </table:table-cell>
          <table:table-cell table:formula="of:=IFERROR(LOG(([.Z13]/[.AB13])/(1-[.Z13]/[.AB13])) / LOG([.$B13]/[.$A13]); 2 * SIGN( [.Z13]-[.AB13]/2))" office:value-type="float" office:value="0.854755645675727" calcext:value-type="float">
            <text:p>0.8547556457</text:p>
          </table:table-cell>
        </table:table-row>
        <table:table-row table:style-name="ro2">
          <table:table-cell table:style-name="ce49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table:formula="of:=[.A14]&amp;[.B14]" office:value-type="string" office:string-value="58" calcext:value-type="string">
            <text:p>58</text:p>
          </table:table-cell>
          <table:table-cell office:value-type="float" office:value="0" calcext:value-type="float">
            <text:p>0</text:p>
          </table:table-cell>
          <table:table-cell table:formula="of:=[.G14]-[.E14]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14]-[.H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M14]-[.K14]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P14]-[.N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S14]-[.Q14]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14]-[.T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Y14]-[.W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B14]-[.Z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ERROR(LOG(([.E14]/[.G14])/(1-[.E14]/[.G14])) / LOG([.$B14]/[.$A14]); 2 * SIGN( [.E14]-[.G14]/2))" office:value-type="float" office:value="-2" calcext:value-type="float">
            <text:p>-2</text:p>
          </table:table-cell>
          <table:table-cell/>
          <table:table-cell table:formula="of:=IFERROR(LOG(([.H14]/[.J14])/(1-[.H14]/[.J14])) / LOG([.$B14]/[.$A14]); 2 * SIGN( [.H14]-[.J14]/2))" office:value-type="float" office:value="-2" calcext:value-type="float">
            <text:p>-2</text:p>
          </table:table-cell>
          <table:table-cell table:formula="of:=IFERROR(LOG(([.K14]/[.M14])/(1-[.K14]/[.M14])) / LOG([.$B14]/[.$A14]); 2 * SIGN( [.K14]-[.M14]/2))" office:value-type="float" office:value="-2" calcext:value-type="float">
            <text:p>-2</text:p>
          </table:table-cell>
          <table:table-cell table:formula="of:=IFERROR(LOG(([.N14]/[.P14])/(1-[.N14]/[.P14])) / LOG([.$B14]/[.$A14]); 2 * SIGN( [.N14]-[.P14]/2))" office:value-type="float" office:value="-2" calcext:value-type="float">
            <text:p>-2</text:p>
          </table:table-cell>
          <table:table-cell table:formula="of:=IFERROR(LOG(([.Q14]/[.S14])/(1-[.Q14]/[.S14])) / LOG([.$B14]/[.$A14]); 2 * SIGN( [.Q14]-[.S14]/2))" office:value-type="float" office:value="-2" calcext:value-type="float">
            <text:p>-2</text:p>
          </table:table-cell>
          <table:table-cell table:formula="of:=IFERROR(LOG(([.T14]/[.V14])/(1-[.T14]/[.V14])) / LOG([.$B14]/[.$A14]); 2 * SIGN( [.T14]-[.V14]/2))" office:value-type="float" office:value="-2" calcext:value-type="float">
            <text:p>-2</text:p>
          </table:table-cell>
          <table:table-cell table:formula="of:=IFERROR(LOG(([.W14]/[.Y14])/(1-[.W14]/[.Y14])) / LOG([.$B14]/[.$A14]); 2 * SIGN( [.W14]-[.Y14]/2))" office:value-type="float" office:value="-2" calcext:value-type="float">
            <text:p>-2</text:p>
          </table:table-cell>
          <table:table-cell table:formula="of:=IFERROR(LOG(([.Z14]/[.AB14])/(1-[.Z14]/[.AB14])) / LOG([.$B14]/[.$A14]); 2 * SIGN( [.Z14]-[.AB14]/2))" office:value-type="float" office:value="-2" calcext:value-type="float">
            <text:p>-2</text:p>
          </table:table-cell>
        </table:table-row>
        <table:table-row table:style-name="ro2">
          <table:table-cell table:style-name="ce49" office:value-type="float" office:value="5" calcext:value-type="float">
            <text:p>5</text:p>
          </table:table-cell>
          <table:table-cell table:style-name="ce49" office:value-type="float" office:value="9" calcext:value-type="float">
            <text:p>9</text:p>
          </table:table-cell>
          <table:table-cell table:style-name="ce49"/>
          <table:table-cell table:style-name="ce49" table:formula="of:=[.A15]&amp;[.B15]" office:value-type="string" office:string-value="59" calcext:value-type="string">
            <text:p>59</text:p>
          </table:table-cell>
          <table:table-cell office:value-type="float" office:value="1" calcext:value-type="float">
            <text:p>1</text:p>
          </table:table-cell>
          <table:table-cell table:formula="of:=[.G15]-[.E15]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]-[.H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15]-[.K15]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P15]-[.N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S15]-[.Q15]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15]-[.T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Y15]-[.W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ERROR(LOG(([.E15]/[.G15])/(1-[.E15]/[.G15])) / LOG([.$B15]/[.$A15]); 2 * SIGN( [.E15]-[.G15]/2))" office:value-type="float" office:value="0" calcext:value-type="float">
            <text:p>0</text:p>
          </table:table-cell>
          <table:table-cell/>
          <table:table-cell table:formula="of:=IFERROR(LOG(([.H15]/[.J15])/(1-[.H15]/[.J15])) / LOG([.$B15]/[.$A15]); 2 * SIGN( [.H15]-[.J15]/2))" office:value-type="float" office:value="0" calcext:value-type="float">
            <text:p>0</text:p>
          </table:table-cell>
          <table:table-cell table:formula="of:=IFERROR(LOG(([.K15]/[.M15])/(1-[.K15]/[.M15])) / LOG([.$B15]/[.$A15]); 2 * SIGN( [.K15]-[.M15]/2))" office:value-type="float" office:value="0" calcext:value-type="float">
            <text:p>0</text:p>
          </table:table-cell>
          <table:table-cell table:formula="of:=IFERROR(LOG(([.N15]/[.P15])/(1-[.N15]/[.P15])) / LOG([.$B15]/[.$A15]); 2 * SIGN( [.N15]-[.P15]/2))" office:value-type="float" office:value="0" calcext:value-type="float">
            <text:p>0</text:p>
          </table:table-cell>
          <table:table-cell table:formula="of:=IFERROR(LOG(([.Q15]/[.S15])/(1-[.Q15]/[.S15])) / LOG([.$B15]/[.$A15]); 2 * SIGN( [.Q15]-[.S15]/2))" office:value-type="float" office:value="0" calcext:value-type="float">
            <text:p>0</text:p>
          </table:table-cell>
          <table:table-cell table:formula="of:=IFERROR(LOG(([.T15]/[.V15])/(1-[.T15]/[.V15])) / LOG([.$B15]/[.$A15]); 2 * SIGN( [.T15]-[.V15]/2))" office:value-type="float" office:value="0" calcext:value-type="float">
            <text:p>0</text:p>
          </table:table-cell>
          <table:table-cell table:formula="of:=IFERROR(LOG(([.W15]/[.Y15])/(1-[.W15]/[.Y15])) / LOG([.$B15]/[.$A15]); 2 * SIGN( [.W15]-[.Y15]/2))" office:value-type="float" office:value="0" calcext:value-type="float">
            <text:p>0</text:p>
          </table:table-cell>
          <table:table-cell table:formula="of:=IFERROR(LOG(([.Z15]/[.AB15])/(1-[.Z15]/[.AB15])) / LOG([.$B15]/[.$A15]); 2 * SIGN( [.Z15]-[.AB15]/2))" office:value-type="float" office:value="-1.17924958483938" calcext:value-type="float">
            <text:p>-1.1792495848</text:p>
          </table:table-cell>
        </table:table-row>
        <table:table-row table:style-name="ro2"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/>
          <table:table-cell table:style-name="ce49" table:formula="of:=[.A16]&amp;[.B16]" office:value-type="string" office:string-value="67" calcext:value-type="string">
            <text:p>67</text:p>
          </table:table-cell>
          <table:table-cell office:value-type="float" office:value="3" calcext:value-type="float">
            <text:p>3</text:p>
          </table:table-cell>
          <table:table-cell table:formula="of:=[.G16]-[.E16]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16]-[.H16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M16]-[.K16]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P16]-[.N16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S16]-[.Q16]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V16]-[.T1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Y16]-[.W1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B16]-[.Z1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IFERROR(LOG(([.E16]/[.G16])/(1-[.E16]/[.G16])) / LOG([.$B16]/[.$A16]); 2 * SIGN( [.E16]-[.G16]/2))" office:value-type="float" office:value="0" calcext:value-type="float">
            <text:p>0</text:p>
          </table:table-cell>
          <table:table-cell/>
          <table:table-cell table:formula="of:=IFERROR(LOG(([.H16]/[.J16])/(1-[.H16]/[.J16])) / LOG([.$B16]/[.$A16]); 2 * SIGN( [.H16]-[.J16]/2))" office:value-type="float" office:value="0" calcext:value-type="float">
            <text:p>0</text:p>
          </table:table-cell>
          <table:table-cell table:formula="of:=IFERROR(LOG(([.K16]/[.M16])/(1-[.K16]/[.M16])) / LOG([.$B16]/[.$A16]); 2 * SIGN( [.K16]-[.M16]/2))" office:value-type="float" office:value="0" calcext:value-type="float">
            <text:p>0</text:p>
          </table:table-cell>
          <table:table-cell table:formula="of:=IFERROR(LOG(([.N16]/[.P16])/(1-[.N16]/[.P16])) / LOG([.$B16]/[.$A16]); 2 * SIGN( [.N16]-[.P16]/2))" office:value-type="float" office:value="0" calcext:value-type="float">
            <text:p>0</text:p>
          </table:table-cell>
          <table:table-cell table:formula="of:=IFERROR(LOG(([.Q16]/[.S16])/(1-[.Q16]/[.S16])) / LOG([.$B16]/[.$A16]); 2 * SIGN( [.Q16]-[.S16]/2))" office:value-type="float" office:value="0" calcext:value-type="float">
            <text:p>0</text:p>
          </table:table-cell>
          <table:table-cell table:formula="of:=IFERROR(LOG(([.T16]/[.V16])/(1-[.T16]/[.V16])) / LOG([.$B16]/[.$A16]); 2 * SIGN( [.T16]-[.V16]/2))" office:value-type="float" office:value="1.86623940143604" calcext:value-type="float">
            <text:p>1.8662394014</text:p>
          </table:table-cell>
          <table:table-cell table:formula="of:=IFERROR(LOG(([.W16]/[.Y16])/(1-[.W16]/[.Y16])) / LOG([.$B16]/[.$A16]); 2 * SIGN( [.W16]-[.Y16]/2))" office:value-type="float" office:value="1.86623940143604" calcext:value-type="float">
            <text:p>1.8662394014</text:p>
          </table:table-cell>
          <table:table-cell table:formula="of:=IFERROR(LOG(([.Z16]/[.AB16])/(1-[.Z16]/[.AB16])) / LOG([.$B16]/[.$A16]); 2 * SIGN( [.Z16]-[.AB16]/2))" office:value-type="float" office:value="1.86623940143604" calcext:value-type="float">
            <text:p>1.8662394014</text:p>
          </table:table-cell>
        </table:table-row>
        <table:table-row table:style-name="ro2">
          <table:table-cell table:style-name="ce49"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table:style-name="ce49"/>
          <table:table-cell table:style-name="ce49" table:formula="of:=[.A17]&amp;[.B17]" office:value-type="string" office:string-value="610" calcext:value-type="string">
            <text:p>610</text:p>
          </table:table-cell>
          <table:table-cell office:value-type="float" office:value="4" calcext:value-type="float">
            <text:p>4</text:p>
          </table:table-cell>
          <table:table-cell table:formula="of:=[.G17]-[.E17]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17]-[.H17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M17]-[.K17]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P17]-[.N17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S17]-[.Q17]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V17]-[.T17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Y17]-[.W17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B17]-[.Z17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ERROR(LOG(([.E17]/[.G17])/(1-[.E17]/[.G17])) / LOG([.$B17]/[.$A17]); 2 * SIGN( [.E17]-[.G17]/2))" office:value-type="float" office:value="1.35691544885672" calcext:value-type="float">
            <text:p>1.3569154489</text:p>
          </table:table-cell>
          <table:table-cell/>
          <table:table-cell table:formula="of:=IFERROR(LOG(([.H17]/[.J17])/(1-[.H17]/[.J17])) / LOG([.$B17]/[.$A17]); 2 * SIGN( [.H17]-[.J17]/2))" office:value-type="float" office:value="1.35691544885672" calcext:value-type="float">
            <text:p>1.3569154489</text:p>
          </table:table-cell>
          <table:table-cell table:formula="of:=IFERROR(LOG(([.K17]/[.M17])/(1-[.K17]/[.M17])) / LOG([.$B17]/[.$A17]); 2 * SIGN( [.K17]-[.M17]/2))" office:value-type="float" office:value="1.35691544885672" calcext:value-type="float">
            <text:p>1.3569154489</text:p>
          </table:table-cell>
          <table:table-cell table:formula="of:=IFERROR(LOG(([.N17]/[.P17])/(1-[.N17]/[.P17])) / LOG([.$B17]/[.$A17]); 2 * SIGN( [.N17]-[.P17]/2))" office:value-type="float" office:value="1.35691544885672" calcext:value-type="float">
            <text:p>1.3569154489</text:p>
          </table:table-cell>
          <table:table-cell table:formula="of:=IFERROR(LOG(([.Q17]/[.S17])/(1-[.Q17]/[.S17])) / LOG([.$B17]/[.$A17]); 2 * SIGN( [.Q17]-[.S17]/2))" office:value-type="float" office:value="1.35691544885672" calcext:value-type="float">
            <text:p>1.3569154489</text:p>
          </table:table-cell>
          <table:table-cell table:formula="of:=IFERROR(LOG(([.T17]/[.V17])/(1-[.T17]/[.V17])) / LOG([.$B17]/[.$A17]); 2 * SIGN( [.T17]-[.V17]/2))" office:value-type="float" office:value="1.35691544885672" calcext:value-type="float">
            <text:p>1.3569154489</text:p>
          </table:table-cell>
          <table:table-cell table:formula="of:=IFERROR(LOG(([.W17]/[.Y17])/(1-[.W17]/[.Y17])) / LOG([.$B17]/[.$A17]); 2 * SIGN( [.W17]-[.Y17]/2))" office:value-type="float" office:value="1.35691544885672" calcext:value-type="float">
            <text:p>1.3569154489</text:p>
          </table:table-cell>
          <table:table-cell table:formula="of:=IFERROR(LOG(([.Z17]/[.AB17])/(1-[.Z17]/[.AB17])) / LOG([.$B17]/[.$A17]); 2 * SIGN( [.Z17]-[.AB17]/2))" office:value-type="float" office:value="1.35691544885672" calcext:value-type="float">
            <text:p>1.3569154489</text:p>
          </table:table-cell>
        </table:table-row>
        <table:table-row table:style-name="ro2">
          <table:table-cell table:style-name="ce49" office:value-type="float" office:value="7" calcext:value-type="float">
            <text:p>7</text:p>
          </table:table-cell>
          <table:table-cell table:style-name="ce49" office:value-type="float" office:value="11" calcext:value-type="float">
            <text:p>11</text:p>
          </table:table-cell>
          <table:table-cell table:style-name="ce49"/>
          <table:table-cell table:style-name="ce49" table:formula="of:=[.A18]&amp;[.B18]" office:value-type="string" office:string-value="711" calcext:value-type="string">
            <text:p>711</text:p>
          </table:table-cell>
          <table:table-cell office:value-type="float" office:value="0" calcext:value-type="float">
            <text:p>0</text:p>
          </table:table-cell>
          <table:table-cell table:formula="of:=[.G18]-[.E18]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18]-[.H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M18]-[.K18]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8]-[.N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S18]-[.Q18]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V18]-[.T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Y18]-[.W18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IFERROR(LOG(([.E18]/[.G18])/(1-[.E18]/[.G18])) / LOG([.$B18]/[.$A18]); 2 * SIGN( [.E18]-[.G18]/2))" office:value-type="float" office:value="-2" calcext:value-type="float">
            <text:p>-2</text:p>
          </table:table-cell>
          <table:table-cell/>
          <table:table-cell table:formula="of:=IFERROR(LOG(([.H18]/[.J18])/(1-[.H18]/[.J18])) / LOG([.$B18]/[.$A18]); 2 * SIGN( [.H18]-[.J18]/2))" office:value-type="float" office:value="-2" calcext:value-type="float">
            <text:p>-2</text:p>
          </table:table-cell>
          <table:table-cell table:formula="of:=IFERROR(LOG(([.K18]/[.M18])/(1-[.K18]/[.M18])) / LOG([.$B18]/[.$A18]); 2 * SIGN( [.K18]-[.M18]/2))" office:value-type="float" office:value="-2" calcext:value-type="float">
            <text:p>-2</text:p>
          </table:table-cell>
          <table:table-cell table:formula="of:=IFERROR(LOG(([.N18]/[.P18])/(1-[.N18]/[.P18])) / LOG([.$B18]/[.$A18]); 2 * SIGN( [.N18]-[.P18]/2))" office:value-type="float" office:value="-2" calcext:value-type="float">
            <text:p>-2</text:p>
          </table:table-cell>
          <table:table-cell table:formula="of:=IFERROR(LOG(([.Q18]/[.S18])/(1-[.Q18]/[.S18])) / LOG([.$B18]/[.$A18]); 2 * SIGN( [.Q18]-[.S18]/2))" office:value-type="float" office:value="-2" calcext:value-type="float">
            <text:p>-2</text:p>
          </table:table-cell>
          <table:table-cell table:formula="of:=IFERROR(LOG(([.T18]/[.V18])/(1-[.T18]/[.V18])) / LOG([.$B18]/[.$A18]); 2 * SIGN( [.T18]-[.V18]/2))" office:value-type="float" office:value="-2" calcext:value-type="float">
            <text:p>-2</text:p>
          </table:table-cell>
          <table:table-cell table:formula="of:=IFERROR(LOG(([.W18]/[.Y18])/(1-[.W18]/[.Y18])) / LOG([.$B18]/[.$A18]); 2 * SIGN( [.W18]-[.Y18]/2))" office:value-type="float" office:value="-2" calcext:value-type="float">
            <text:p>-2</text:p>
          </table:table-cell>
          <table:table-cell table:formula="of:=IFERROR(LOG(([.Z18]/[.AB18])/(1-[.Z18]/[.AB18])) / LOG([.$B18]/[.$A18]); 2 * SIGN( [.Z18]-[.AB18]/2))" office:value-type="float" office:value="-2" calcext:value-type="float">
            <text:p>-2</text:p>
          </table:table-cell>
        </table:table-row>
        <table:table-row table:style-name="ro2">
          <table:table-cell table:style-name="ce49" office:value-type="float" office:value="7" calcext:value-type="float">
            <text:p>7</text:p>
          </table:table-cell>
          <table:table-cell table:style-name="ce49" office:value-type="float" office:value="14" calcext:value-type="float">
            <text:p>14</text:p>
          </table:table-cell>
          <table:table-cell table:style-name="ce49"/>
          <table:table-cell table:style-name="ce49" table:formula="of:=[.A19]&amp;[.B19]" office:value-type="string" office:string-value="714" calcext:value-type="string">
            <text:p>714</text:p>
          </table:table-cell>
          <table:table-cell office:value-type="float" office:value="1" calcext:value-type="float">
            <text:p>1</text:p>
          </table:table-cell>
          <table:table-cell table:formula="of:=[.G19]-[.E19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19]-[.H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9]-[.K19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P19]-[.N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19]-[.Q19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9]-[.T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19]-[.W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B19]-[.Z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19]/[.G19])/(1-[.E19]/[.G19])) / LOG([.$B19]/[.$A19]); 2 * SIGN( [.E19]-[.G19]/2))" office:value-type="float" office:value="2" calcext:value-type="float">
            <text:p>2</text:p>
          </table:table-cell>
          <table:table-cell/>
          <table:table-cell table:formula="of:=IFERROR(LOG(([.H19]/[.J19])/(1-[.H19]/[.J19])) / LOG([.$B19]/[.$A19]); 2 * SIGN( [.H19]-[.J19]/2))" office:value-type="float" office:value="2" calcext:value-type="float">
            <text:p>2</text:p>
          </table:table-cell>
          <table:table-cell table:formula="of:=IFERROR(LOG(([.K19]/[.M19])/(1-[.K19]/[.M19])) / LOG([.$B19]/[.$A19]); 2 * SIGN( [.K19]-[.M19]/2))" office:value-type="float" office:value="2" calcext:value-type="float">
            <text:p>2</text:p>
          </table:table-cell>
          <table:table-cell table:formula="of:=IFERROR(LOG(([.N19]/[.P19])/(1-[.N19]/[.P19])) / LOG([.$B19]/[.$A19]); 2 * SIGN( [.N19]-[.P19]/2))" office:value-type="float" office:value="2" calcext:value-type="float">
            <text:p>2</text:p>
          </table:table-cell>
          <table:table-cell table:formula="of:=IFERROR(LOG(([.Q19]/[.S19])/(1-[.Q19]/[.S19])) / LOG([.$B19]/[.$A19]); 2 * SIGN( [.Q19]-[.S19]/2))" office:value-type="float" office:value="2" calcext:value-type="float">
            <text:p>2</text:p>
          </table:table-cell>
          <table:table-cell table:formula="of:=IFERROR(LOG(([.T19]/[.V19])/(1-[.T19]/[.V19])) / LOG([.$B19]/[.$A19]); 2 * SIGN( [.T19]-[.V19]/2))" office:value-type="float" office:value="2" calcext:value-type="float">
            <text:p>2</text:p>
          </table:table-cell>
          <table:table-cell table:formula="of:=IFERROR(LOG(([.W19]/[.Y19])/(1-[.W19]/[.Y19])) / LOG([.$B19]/[.$A19]); 2 * SIGN( [.W19]-[.Y19]/2))" office:value-type="float" office:value="2" calcext:value-type="float">
            <text:p>2</text:p>
          </table:table-cell>
          <table:table-cell table:formula="of:=IFERROR(LOG(([.Z19]/[.AB19])/(1-[.Z19]/[.AB19])) / LOG([.$B19]/[.$A19]); 2 * SIGN( [.Z19]-[.AB19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8" calcext:value-type="float">
            <text:p>8</text:p>
          </table:table-cell>
          <table:table-cell table:style-name="ce49" office:value-type="float" office:value="12" calcext:value-type="float">
            <text:p>12</text:p>
          </table:table-cell>
          <table:table-cell table:style-name="ce49"/>
          <table:table-cell table:style-name="ce49" table:formula="of:=[.A20]&amp;[.B20]" office:value-type="string" office:string-value="812" calcext:value-type="string">
            <text:p>812</text:p>
          </table:table-cell>
          <table:table-cell office:value-type="float" office:value="0" calcext:value-type="float">
            <text:p>0</text:p>
          </table:table-cell>
          <table:table-cell table:formula="of:=[.G20]-[.E20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0]-[.H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M20]-[.K20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20]-[.N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0]-[.Q20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20]-[.T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Y20]-[.W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B20]-[.Z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20]/[.G20])/(1-[.E20]/[.G20])) / LOG([.$B20]/[.$A20]); 2 * SIGN( [.E20]-[.G20]/2))" office:value-type="float" office:value="-2" calcext:value-type="float">
            <text:p>-2</text:p>
          </table:table-cell>
          <table:table-cell/>
          <table:table-cell table:formula="of:=IFERROR(LOG(([.H20]/[.J20])/(1-[.H20]/[.J20])) / LOG([.$B20]/[.$A20]); 2 * SIGN( [.H20]-[.J20]/2))" office:value-type="float" office:value="-2" calcext:value-type="float">
            <text:p>-2</text:p>
          </table:table-cell>
          <table:table-cell table:formula="of:=IFERROR(LOG(([.K20]/[.M20])/(1-[.K20]/[.M20])) / LOG([.$B20]/[.$A20]); 2 * SIGN( [.K20]-[.M20]/2))" office:value-type="float" office:value="-2" calcext:value-type="float">
            <text:p>-2</text:p>
          </table:table-cell>
          <table:table-cell table:formula="of:=IFERROR(LOG(([.N20]/[.P20])/(1-[.N20]/[.P20])) / LOG([.$B20]/[.$A20]); 2 * SIGN( [.N20]-[.P20]/2))" office:value-type="float" office:value="-2" calcext:value-type="float">
            <text:p>-2</text:p>
          </table:table-cell>
          <table:table-cell table:formula="of:=IFERROR(LOG(([.Q20]/[.S20])/(1-[.Q20]/[.S20])) / LOG([.$B20]/[.$A20]); 2 * SIGN( [.Q20]-[.S20]/2))" office:value-type="float" office:value="-2" calcext:value-type="float">
            <text:p>-2</text:p>
          </table:table-cell>
          <table:table-cell table:formula="of:=IFERROR(LOG(([.T20]/[.V20])/(1-[.T20]/[.V20])) / LOG([.$B20]/[.$A20]); 2 * SIGN( [.T20]-[.V20]/2))" office:value-type="float" office:value="-2" calcext:value-type="float">
            <text:p>-2</text:p>
          </table:table-cell>
          <table:table-cell table:formula="of:=IFERROR(LOG(([.W20]/[.Y20])/(1-[.W20]/[.Y20])) / LOG([.$B20]/[.$A20]); 2 * SIGN( [.W20]-[.Y20]/2))" office:value-type="float" office:value="-2" calcext:value-type="float">
            <text:p>-2</text:p>
          </table:table-cell>
          <table:table-cell table:formula="of:=IFERROR(LOG(([.Z20]/[.AB20])/(1-[.Z20]/[.AB20])) / LOG([.$B20]/[.$A20]); 2 * SIGN( [.Z20]-[.AB20]/2))" office:value-type="float" office:value="-2" calcext:value-type="float">
            <text:p>-2</text:p>
          </table:table-cell>
        </table:table-row>
        <table:table-row table:style-name="ro2">
          <table:table-cell table:style-name="ce49" office:value-type="float" office:value="8" calcext:value-type="float">
            <text:p>8</text:p>
          </table:table-cell>
          <table:table-cell table:style-name="ce49" office:value-type="float" office:value="13" calcext:value-type="float">
            <text:p>13</text:p>
          </table:table-cell>
          <table:table-cell table:style-name="ce49"/>
          <table:table-cell table:style-name="ce49" table:formula="of:=[.A21]&amp;[.B21]" office:value-type="string" office:string-value="813" calcext:value-type="string">
            <text:p>813</text:p>
          </table:table-cell>
          <table:table-cell office:value-type="float" office:value="1" calcext:value-type="float">
            <text:p>1</text:p>
          </table:table-cell>
          <table:table-cell table:formula="of:=[.G21]-[.E21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21]-[.H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1]-[.K21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P21]-[.N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21]-[.Q21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21]-[.T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21]-[.W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B21]-[.Z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21]/[.G21])/(1-[.E21]/[.G21])) / LOG([.$B21]/[.$A21]); 2 * SIGN( [.E21]-[.G21]/2))" office:value-type="float" office:value="2" calcext:value-type="float">
            <text:p>2</text:p>
          </table:table-cell>
          <table:table-cell/>
          <table:table-cell table:formula="of:=IFERROR(LOG(([.H21]/[.J21])/(1-[.H21]/[.J21])) / LOG([.$B21]/[.$A21]); 2 * SIGN( [.H21]-[.J21]/2))" office:value-type="float" office:value="2" calcext:value-type="float">
            <text:p>2</text:p>
          </table:table-cell>
          <table:table-cell table:formula="of:=IFERROR(LOG(([.K21]/[.M21])/(1-[.K21]/[.M21])) / LOG([.$B21]/[.$A21]); 2 * SIGN( [.K21]-[.M21]/2))" office:value-type="float" office:value="2" calcext:value-type="float">
            <text:p>2</text:p>
          </table:table-cell>
          <table:table-cell table:formula="of:=IFERROR(LOG(([.N21]/[.P21])/(1-[.N21]/[.P21])) / LOG([.$B21]/[.$A21]); 2 * SIGN( [.N21]-[.P21]/2))" office:value-type="float" office:value="2" calcext:value-type="float">
            <text:p>2</text:p>
          </table:table-cell>
          <table:table-cell table:formula="of:=IFERROR(LOG(([.Q21]/[.S21])/(1-[.Q21]/[.S21])) / LOG([.$B21]/[.$A21]); 2 * SIGN( [.Q21]-[.S21]/2))" office:value-type="float" office:value="2" calcext:value-type="float">
            <text:p>2</text:p>
          </table:table-cell>
          <table:table-cell table:formula="of:=IFERROR(LOG(([.T21]/[.V21])/(1-[.T21]/[.V21])) / LOG([.$B21]/[.$A21]); 2 * SIGN( [.T21]-[.V21]/2))" office:value-type="float" office:value="2" calcext:value-type="float">
            <text:p>2</text:p>
          </table:table-cell>
          <table:table-cell table:formula="of:=IFERROR(LOG(([.W21]/[.Y21])/(1-[.W21]/[.Y21])) / LOG([.$B21]/[.$A21]); 2 * SIGN( [.W21]-[.Y21]/2))" office:value-type="float" office:value="2" calcext:value-type="float">
            <text:p>2</text:p>
          </table:table-cell>
          <table:table-cell table:formula="of:=IFERROR(LOG(([.Z21]/[.AB21])/(1-[.Z21]/[.AB21])) / LOG([.$B21]/[.$A21]); 2 * SIGN( [.Z21]-[.AB21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9" calcext:value-type="float">
            <text:p>9</text:p>
          </table:table-cell>
          <table:table-cell table:style-name="ce49" office:value-type="float" office:value="13" calcext:value-type="float">
            <text:p>13</text:p>
          </table:table-cell>
          <table:table-cell table:style-name="ce49"/>
          <table:table-cell table:style-name="ce49" table:formula="of:=[.A22]&amp;[.B22]" office:value-type="string" office:string-value="913" calcext:value-type="string">
            <text:p>913</text:p>
          </table:table-cell>
          <table:table-cell office:value-type="float" office:value="0" calcext:value-type="float">
            <text:p>0</text:p>
          </table:table-cell>
          <table:table-cell table:formula="of:=[.G22]-[.E22]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22]-[.H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M22]-[.K22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P22]-[.N2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22]-[.Q22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22]-[.T2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22]-[.W2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B22]-[.Z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22]/[.G22])/(1-[.E22]/[.G22])) / LOG([.$B22]/[.$A22]); 2 * SIGN( [.E22]-[.G22]/2))" office:value-type="float" office:value="0" calcext:value-type="float">
            <text:p>0</text:p>
          </table:table-cell>
          <table:table-cell/>
          <table:table-cell table:formula="of:=IFERROR(LOG(([.H22]/[.J22])/(1-[.H22]/[.J22])) / LOG([.$B22]/[.$A22]); 2 * SIGN( [.H22]-[.J22]/2))" office:value-type="float" office:value="0" calcext:value-type="float">
            <text:p>0</text:p>
          </table:table-cell>
          <table:table-cell table:formula="of:=IFERROR(LOG(([.K22]/[.M22])/(1-[.K22]/[.M22])) / LOG([.$B22]/[.$A22]); 2 * SIGN( [.K22]-[.M22]/2))" office:value-type="float" office:value="2" calcext:value-type="float">
            <text:p>2</text:p>
          </table:table-cell>
          <table:table-cell table:formula="of:=IFERROR(LOG(([.N22]/[.P22])/(1-[.N22]/[.P22])) / LOG([.$B22]/[.$A22]); 2 * SIGN( [.N22]-[.P22]/2))" office:value-type="float" office:value="2" calcext:value-type="float">
            <text:p>2</text:p>
          </table:table-cell>
          <table:table-cell table:formula="of:=IFERROR(LOG(([.Q22]/[.S22])/(1-[.Q22]/[.S22])) / LOG([.$B22]/[.$A22]); 2 * SIGN( [.Q22]-[.S22]/2))" office:value-type="float" office:value="2" calcext:value-type="float">
            <text:p>2</text:p>
          </table:table-cell>
          <table:table-cell table:formula="of:=IFERROR(LOG(([.T22]/[.V22])/(1-[.T22]/[.V22])) / LOG([.$B22]/[.$A22]); 2 * SIGN( [.T22]-[.V22]/2))" office:value-type="float" office:value="2" calcext:value-type="float">
            <text:p>2</text:p>
          </table:table-cell>
          <table:table-cell table:formula="of:=IFERROR(LOG(([.W22]/[.Y22])/(1-[.W22]/[.Y22])) / LOG([.$B22]/[.$A22]); 2 * SIGN( [.W22]-[.Y22]/2))" office:value-type="float" office:value="2" calcext:value-type="float">
            <text:p>2</text:p>
          </table:table-cell>
          <table:table-cell table:formula="of:=IFERROR(LOG(([.Z22]/[.AB22])/(1-[.Z22]/[.AB22])) / LOG([.$B22]/[.$A22]); 2 * SIGN( [.Z22]-[.AB22]/2))" office:value-type="float" office:value="2" calcext:value-type="float">
            <text:p>2</text:p>
          </table:table-cell>
        </table:table-row>
        <table:table-row table:style-name="ro2"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/>
          <table:table-cell table:style-name="ce49" table:formula="of:=[.A23]&amp;[.B23]" office:value-type="string" office:string-value="1011" calcext:value-type="string">
            <text:p>1011</text:p>
          </table:table-cell>
          <table:table-cell office:value-type="float" office:value="0" calcext:value-type="float">
            <text:p>0</text:p>
          </table:table-cell>
          <table:table-cell table:formula="of:=[.G23]-[.E23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3]-[.H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M23]-[.K23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23]-[.N2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S23]-[.Q23]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3]-[.T2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Y23]-[.W2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B23]-[.Z2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ERROR(LOG(([.E23]/[.G23])/(1-[.E23]/[.G23])) / LOG([.$B23]/[.$A23]); 2 * SIGN( [.E23]-[.G23]/2))" office:value-type="float" office:value="-2" calcext:value-type="float">
            <text:p>-2</text:p>
          </table:table-cell>
          <table:table-cell/>
          <table:table-cell table:formula="of:=IFERROR(LOG(([.H23]/[.J23])/(1-[.H23]/[.J23])) / LOG([.$B23]/[.$A23]); 2 * SIGN( [.H23]-[.J23]/2))" office:value-type="float" office:value="-2" calcext:value-type="float">
            <text:p>-2</text:p>
          </table:table-cell>
          <table:table-cell table:formula="of:=IFERROR(LOG(([.K23]/[.M23])/(1-[.K23]/[.M23])) / LOG([.$B23]/[.$A23]); 2 * SIGN( [.K23]-[.M23]/2))" office:value-type="float" office:value="-2" calcext:value-type="float">
            <text:p>-2</text:p>
          </table:table-cell>
          <table:table-cell table:formula="of:=IFERROR(LOG(([.N23]/[.P23])/(1-[.N23]/[.P23])) / LOG([.$B23]/[.$A23]); 2 * SIGN( [.N23]-[.P23]/2))" office:value-type="float" office:value="-2" calcext:value-type="float">
            <text:p>-2</text:p>
          </table:table-cell>
          <table:table-cell table:formula="of:=IFERROR(LOG(([.Q23]/[.S23])/(1-[.Q23]/[.S23])) / LOG([.$B23]/[.$A23]); 2 * SIGN( [.Q23]-[.S23]/2))" office:value-type="float" office:value="-2" calcext:value-type="float">
            <text:p>-2</text:p>
          </table:table-cell>
          <table:table-cell table:formula="of:=IFERROR(LOG(([.T23]/[.V23])/(1-[.T23]/[.V23])) / LOG([.$B23]/[.$A23]); 2 * SIGN( [.T23]-[.V23]/2))" office:value-type="float" office:value="-7.27254089734171" calcext:value-type="float">
            <text:p>-7.2725408973</text:p>
          </table:table-cell>
          <table:table-cell table:formula="of:=IFERROR(LOG(([.W23]/[.Y23])/(1-[.W23]/[.Y23])) / LOG([.$B23]/[.$A23]); 2 * SIGN( [.W23]-[.Y23]/2))" office:value-type="float" office:value="-7.27254089734171" calcext:value-type="float">
            <text:p>-7.2725408973</text:p>
          </table:table-cell>
          <table:table-cell table:formula="of:=IFERROR(LOG(([.Z23]/[.AB23])/(1-[.Z23]/[.AB23])) / LOG([.$B23]/[.$A23]); 2 * SIGN( [.Z23]-[.AB23]/2))" office:value-type="float" office:value="-7.27254089734171" calcext:value-type="float">
            <text:p>-7.2725408973</text:p>
          </table:table-cell>
        </table:table-row>
        <table:table-row table:style-name="ro2"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4" calcext:value-type="float">
            <text:p>14</text:p>
          </table:table-cell>
          <table:table-cell table:style-name="ce49"/>
          <table:table-cell table:style-name="ce49" table:formula="of:=[.A24]&amp;[.B24]" office:value-type="string" office:string-value="1014" calcext:value-type="string">
            <text:p>1014</text:p>
          </table:table-cell>
          <table:table-cell office:value-type="float" office:value="1" calcext:value-type="float">
            <text:p>1</text:p>
          </table:table-cell>
          <table:table-cell table:formula="of:=[.G24]-[.E24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24]-[.H2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4]-[.K24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P24]-[.N2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24]-[.Q24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24]-[.T2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24]-[.W2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B24]-[.Z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24]/[.G24])/(1-[.E24]/[.G24])) / LOG([.$B24]/[.$A24]); 2 * SIGN( [.E24]-[.G24]/2))" office:value-type="float" office:value="2" calcext:value-type="float">
            <text:p>2</text:p>
          </table:table-cell>
          <table:table-cell/>
          <table:table-cell table:formula="of:=IFERROR(LOG(([.H24]/[.J24])/(1-[.H24]/[.J24])) / LOG([.$B24]/[.$A24]); 2 * SIGN( [.H24]-[.J24]/2))" office:value-type="float" office:value="2" calcext:value-type="float">
            <text:p>2</text:p>
          </table:table-cell>
          <table:table-cell table:formula="of:=IFERROR(LOG(([.K24]/[.M24])/(1-[.K24]/[.M24])) / LOG([.$B24]/[.$A24]); 2 * SIGN( [.K24]-[.M24]/2))" office:value-type="float" office:value="2" calcext:value-type="float">
            <text:p>2</text:p>
          </table:table-cell>
          <table:table-cell table:formula="of:=IFERROR(LOG(([.N24]/[.P24])/(1-[.N24]/[.P24])) / LOG([.$B24]/[.$A24]); 2 * SIGN( [.N24]-[.P24]/2))" office:value-type="float" office:value="2" calcext:value-type="float">
            <text:p>2</text:p>
          </table:table-cell>
          <table:table-cell table:formula="of:=IFERROR(LOG(([.Q24]/[.S24])/(1-[.Q24]/[.S24])) / LOG([.$B24]/[.$A24]); 2 * SIGN( [.Q24]-[.S24]/2))" office:value-type="float" office:value="2" calcext:value-type="float">
            <text:p>2</text:p>
          </table:table-cell>
          <table:table-cell table:formula="of:=IFERROR(LOG(([.T24]/[.V24])/(1-[.T24]/[.V24])) / LOG([.$B24]/[.$A24]); 2 * SIGN( [.T24]-[.V24]/2))" office:value-type="float" office:value="2" calcext:value-type="float">
            <text:p>2</text:p>
          </table:table-cell>
          <table:table-cell table:formula="of:=IFERROR(LOG(([.W24]/[.Y24])/(1-[.W24]/[.Y24])) / LOG([.$B24]/[.$A24]); 2 * SIGN( [.W24]-[.Y24]/2))" office:value-type="float" office:value="2" calcext:value-type="float">
            <text:p>2</text:p>
          </table:table-cell>
          <table:table-cell table:formula="of:=IFERROR(LOG(([.Z24]/[.AB24])/(1-[.Z24]/[.AB24])) / LOG([.$B24]/[.$A24]); 2 * SIGN( [.Z24]-[.AB24]/2))" office:value-type="float" office:value="2" calcext:value-type="float">
            <text:p>2</text:p>
          </table:table-cell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Totals:</text:p>
          </table:table-cell>
          <table:table-cell table:number-columns-repeated="5"/>
          <table:table-cell table:formula="of:=SUM([.G2:.G24])" office:value-type="float" office:value="216" calcext:value-type="float">
            <text:p>216</text:p>
          </table:table-cell>
          <table:table-cell table:number-columns-repeated="2"/>
          <table:table-cell table:formula="of:=SUM([.J2:.J24])" office:value-type="float" office:value="224" calcext:value-type="float">
            <text:p>224</text:p>
          </table:table-cell>
          <table:table-cell table:number-columns-repeated="2"/>
          <table:table-cell table:formula="of:=SUM([.M2:.M24])" office:value-type="float" office:value="232" calcext:value-type="float">
            <text:p>232</text:p>
          </table:table-cell>
          <table:table-cell table:number-columns-repeated="2"/>
          <table:table-cell table:formula="of:=SUM([.P2:.P24])" office:value-type="float" office:value="240" calcext:value-type="float">
            <text:p>240</text:p>
          </table:table-cell>
          <table:table-cell table:number-columns-repeated="2"/>
          <table:table-cell table:formula="of:=SUM([.S2:.S24])" office:value-type="float" office:value="248" calcext:value-type="float">
            <text:p>248</text:p>
          </table:table-cell>
          <table:table-cell table:number-columns-repeated="2"/>
          <table:table-cell table:formula="of:=SUM([.V2:.V24])" office:value-type="float" office:value="256" calcext:value-type="float">
            <text:p>256</text:p>
          </table:table-cell>
          <table:table-cell table:number-columns-repeated="2"/>
          <table:table-cell table:formula="of:=SUM([.Y2:.Y24])" office:value-type="float" office:value="264" calcext:value-type="float">
            <text:p>264</text:p>
          </table:table-cell>
          <table:table-cell table:number-columns-repeated="2"/>
          <table:table-cell table:formula="of:=SUM([.AB2:.AB24])" office:value-type="float" office:value="272" calcext:value-type="float">
            <text:p>272</text:p>
          </table:table-cell>
          <table:table-cell/>
          <table:table-cell table:style-name="ce53" office:value-type="string" calcext:value-type="string">
            <text:p>Wt. avg:</text:p>
          </table:table-cell>
          <table:table-cell table:style-name="ce53" table:formula="of:=SUMPRODUCT([.AE2:.AE24];[.G2:.G24])/SUM([.G2:.G24])" office:value-type="float" office:value="0.910721556621669" calcext:value-type="float">
            <text:p>0.9107215566</text:p>
          </table:table-cell>
          <table:table-cell table:style-name="ce53"/>
          <table:table-cell table:style-name="ce53" table:formula="of:=SUMPRODUCT([.AG2:.AG24];[.J2:.J24])/SUM([.J2:.J24])" office:value-type="float" office:value="0.907447239405564" calcext:value-type="float">
            <text:p>0.9074472394</text:p>
          </table:table-cell>
          <table:table-cell table:style-name="ce53" table:formula="of:=SUMPRODUCT([.AH2:.AH24];[.M2:.M24])/SUM([.M2:.M24])" office:value-type="float" office:value="0.896308368111748" calcext:value-type="float">
            <text:p>0.8963083681</text:p>
          </table:table-cell>
          <table:table-cell table:style-name="ce53" table:formula="of:=SUMPRODUCT([.AI2:.AI24];[.P2:.P24])/SUM([.P2:.P24])" office:value-type="float" office:value="0.858166432560206" calcext:value-type="float">
            <text:p>0.8581664326</text:p>
          </table:table-cell>
          <table:table-cell table:style-name="ce53" table:formula="of:=SUMPRODUCT([.AJ2:.AJ24];[.S2:.S24])/SUM([.S2:.S24])" office:value-type="float" office:value="0.881583448313588" calcext:value-type="float">
            <text:p>0.8815834483</text:p>
          </table:table-cell>
          <table:table-cell table:style-name="ce53" table:formula="of:=SUMPRODUCT([.AK2:.AK24];[.V2:.V24])/SUM([.V2:.V24])" office:value-type="float" office:value="0.9021714769121" calcext:value-type="float">
            <text:p>0.9021714769</text:p>
          </table:table-cell>
          <table:table-cell table:style-name="ce53" table:formula="of:=SUMPRODUCT([.AL2:.AL24];[.Y2:.Y24])/SUM([.Y2:.Y24])" office:value-type="float" office:value="0.908899328716531" calcext:value-type="float">
            <text:p>0.9088993287</text:p>
          </table:table-cell>
          <table:table-cell table:style-name="ce53" table:formula="of:=SUMPRODUCT([.AM2:.AM24];[.AB2:.AB24])/SUM([.AB2:.AB24])" office:value-type="float" office:value="0.864482646747984" calcext:value-type="float">
            <text:p>0.8644826467</text:p>
          </table:table-cell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Weighted Seeds:</text:p>
          </table:table-cell>
          <table:table-cell table:number-columns-repeated="3"/>
          <table:table-cell table:formula="of:=SUMPRODUCT([.$A2:.$A24];[.E2:.E24])/SUM([.E2:.E24])" office:value-type="float" office:value="1.9741935483871" calcext:value-type="float">
            <text:p>1.9741935484</text:p>
          </table:table-cell>
          <table:table-cell table:formula="of:=SUMPRODUCT([.$B2:.$B24];[.F2:.F24])/SUM([.F2:.F24])" office:value-type="float" office:value="6.11475409836066" calcext:value-type="float">
            <text:p>6.1147540984</text:p>
          </table:table-cell>
          <table:table-cell/>
          <table:table-cell table:formula="of:=SUMPRODUCT([.$A2:.$A24];[.H2:.H24])/SUM([.H2:.H24])" office:value-type="float" office:value="1.96273291925466" calcext:value-type="float">
            <text:p>1.9627329193</text:p>
          </table:table-cell>
          <table:table-cell table:formula="of:=SUMPRODUCT([.$B2:.$B24];[.I2:.I24])/SUM([.I2:.I24])" office:value-type="float" office:value="6.0952380952381" calcext:value-type="float">
            <text:p>6.0952380952</text:p>
          </table:table-cell>
          <table:table-cell/>
          <table:table-cell table:formula="of:=SUMPRODUCT([.$A2:.$A24];[.K2:.K24])/SUM([.K2:.K24])" office:value-type="float" office:value="2.00602409638554" calcext:value-type="float">
            <text:p>2.0060240964</text:p>
          </table:table-cell>
          <table:table-cell table:formula="of:=SUMPRODUCT([.$B2:.$B24];[.L2:.L24])/SUM([.L2:.L24])" office:value-type="float" office:value="5.98484848484848" calcext:value-type="float">
            <text:p>5.9848484848</text:p>
          </table:table-cell>
          <table:table-cell/>
          <table:table-cell table:formula="of:=SUMPRODUCT([.$A2:.$A24];[.N2:.N24])/SUM([.N2:.N24])" office:value-type="float" office:value="1.99411764705882" calcext:value-type="float">
            <text:p>1.9941176471</text:p>
          </table:table-cell>
          <table:table-cell table:formula="of:=SUMPRODUCT([.$B2:.$B24];[.O2:.O24])/SUM([.O2:.O24])" office:value-type="float" office:value="6.07142857142857" calcext:value-type="float">
            <text:p>6.0714285714</text:p>
          </table:table-cell>
          <table:table-cell/>
          <table:table-cell table:formula="of:=SUMPRODUCT([.$A2:.$A24];[.Q2:.Q24])/SUM([.Q2:.Q24])" office:value-type="float" office:value="1.99435028248588" calcext:value-type="float">
            <text:p>1.9943502825</text:p>
          </table:table-cell>
          <table:table-cell table:formula="of:=SUMPRODUCT([.$B2:.$B24];[.R2:.R24])/SUM([.R2:.R24])" office:value-type="float" office:value="6.08450704225352" calcext:value-type="float">
            <text:p>6.0845070423</text:p>
          </table:table-cell>
          <table:table-cell/>
          <table:table-cell table:formula="of:=SUMPRODUCT([.$A2:.$A24];[.T2:.T24])/SUM([.T2:.T24])" office:value-type="float" office:value="2.03783783783784" calcext:value-type="float">
            <text:p>2.0378378378</text:p>
          </table:table-cell>
          <table:table-cell table:formula="of:=SUMPRODUCT([.$B2:.$B24];[.U2:.U24])/SUM([.U2:.U24])" office:value-type="float" office:value="6.08450704225352" calcext:value-type="float">
            <text:p>6.0845070423</text:p>
          </table:table-cell>
          <table:table-cell/>
          <table:table-cell table:formula="of:=SUMPRODUCT([.$A2:.$A24];[.W2:.W24])/SUM([.W2:.W24])" office:value-type="float" office:value="2.03664921465969" calcext:value-type="float">
            <text:p>2.0366492147</text:p>
          </table:table-cell>
          <table:table-cell table:formula="of:=SUMPRODUCT([.$B2:.$B24];[.X2:.X24])/SUM([.X2:.X24])" office:value-type="float" office:value="6.16438356164384" calcext:value-type="float">
            <text:p>6.1643835616</text:p>
          </table:table-cell>
          <table:table-cell/>
          <table:table-cell table:formula="of:=SUMPRODUCT([.$A2:.$A24];[.Z2:.Z24])/SUM([.Z2:.Z24])" office:value-type="float" office:value="2.03076923076923" calcext:value-type="float">
            <text:p>2.0307692308</text:p>
          </table:table-cell>
          <table:table-cell table:formula="of:=SUMPRODUCT([.$B2:.$B24];[.AA2:.AA24])/SUM([.AA2:.AA24])" office:value-type="float" office:value="6.25974025974026" calcext:value-type="float">
            <text:p>6.259740259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otal # wins:</text:p>
          </table:table-cell>
          <table:table-cell table:number-columns-repeated="3"/>
          <table:table-cell table:formula="of:=SUM([.E2:.E24])" office:value-type="float" office:value="155" calcext:value-type="float">
            <text:p>155</text:p>
          </table:table-cell>
          <table:table-cell table:formula="of:=SUM([.F2:.F24])" office:value-type="float" office:value="61" calcext:value-type="float">
            <text:p>61</text:p>
          </table:table-cell>
          <table:table-cell table:formula="of:=SUM([.G2:.G24])" office:value-type="float" office:value="216" calcext:value-type="float">
            <text:p>216</text:p>
          </table:table-cell>
          <table:table-cell table:formula="of:=SUM([.H2:.H24])" office:value-type="float" office:value="161" calcext:value-type="float">
            <text:p>161</text:p>
          </table:table-cell>
          <table:table-cell table:formula="of:=SUM([.I2:.I24])" office:value-type="float" office:value="63" calcext:value-type="float">
            <text:p>63</text:p>
          </table:table-cell>
          <table:table-cell table:formula="of:=SUM([.J2:.J24])" office:value-type="float" office:value="224" calcext:value-type="float">
            <text:p>224</text:p>
          </table:table-cell>
          <table:table-cell table:formula="of:=SUM([.K2:.K24])" office:value-type="float" office:value="166" calcext:value-type="float">
            <text:p>166</text:p>
          </table:table-cell>
          <table:table-cell table:formula="of:=SUM([.L2:.L24])" office:value-type="float" office:value="66" calcext:value-type="float">
            <text:p>66</text:p>
          </table:table-cell>
          <table:table-cell table:formula="of:=SUM([.M2:.M24])" office:value-type="float" office:value="232" calcext:value-type="float">
            <text:p>232</text:p>
          </table:table-cell>
          <table:table-cell table:formula="of:=SUM([.N2:.N24])" office:value-type="float" office:value="170" calcext:value-type="float">
            <text:p>170</text:p>
          </table:table-cell>
          <table:table-cell table:formula="of:=SUM([.O2:.O24])" office:value-type="float" office:value="70" calcext:value-type="float">
            <text:p>70</text:p>
          </table:table-cell>
          <table:table-cell table:formula="of:=SUM([.P2:.P24])" office:value-type="float" office:value="240" calcext:value-type="float">
            <text:p>240</text:p>
          </table:table-cell>
          <table:table-cell table:formula="of:=SUM([.Q2:.Q24])" office:value-type="float" office:value="177" calcext:value-type="float">
            <text:p>177</text:p>
          </table:table-cell>
          <table:table-cell table:formula="of:=SUM([.R2:.R24])" office:value-type="float" office:value="71" calcext:value-type="float">
            <text:p>71</text:p>
          </table:table-cell>
          <table:table-cell table:formula="of:=SUM([.S2:.S24])" office:value-type="float" office:value="248" calcext:value-type="float">
            <text:p>248</text:p>
          </table:table-cell>
          <table:table-cell table:formula="of:=SUM([.T2:.T24])" office:value-type="float" office:value="185" calcext:value-type="float">
            <text:p>185</text:p>
          </table:table-cell>
          <table:table-cell table:formula="of:=SUM([.U2:.U24])" office:value-type="float" office:value="71" calcext:value-type="float">
            <text:p>71</text:p>
          </table:table-cell>
          <table:table-cell table:formula="of:=SUM([.V2:.V24])" office:value-type="float" office:value="256" calcext:value-type="float">
            <text:p>256</text:p>
          </table:table-cell>
          <table:table-cell table:formula="of:=SUM([.W2:.W24])" office:value-type="float" office:value="191" calcext:value-type="float">
            <text:p>191</text:p>
          </table:table-cell>
          <table:table-cell table:formula="of:=SUM([.X2:.X24])" office:value-type="float" office:value="73" calcext:value-type="float">
            <text:p>73</text:p>
          </table:table-cell>
          <table:table-cell table:formula="of:=SUM([.Y2:.Y24])" office:value-type="float" office:value="264" calcext:value-type="float">
            <text:p>264</text:p>
          </table:table-cell>
          <table:table-cell table:formula="of:=SUM([.Z2:.Z24])" office:value-type="float" office:value="195" calcext:value-type="float">
            <text:p>195</text:p>
          </table:table-cell>
          <table:table-cell table:formula="of:=SUM([.AA2:.AA24])" office:value-type="float" office:value="77" calcext:value-type="float">
            <text:p>77</text:p>
          </table:table-cell>
          <table:table-cell table:formula="of:=SUM([.AB2:.AB24])" office:value-type="float" office:value="272" calcext:value-type="float">
            <text:p>27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eighted alpha:</text:p>
          </table:table-cell>
          <table:table-cell table:number-columns-repeated="3"/>
          <table:table-cell table:formula="of:=LOG(([.E29]/[.G29])/(1 - ([.E29]/[.G29])) / LOG([.F28]/[.E28]))" office:value-type="float" office:value="0.71392986327275" calcext:value-type="float">
            <text:p>0.7139298633</text:p>
          </table:table-cell>
          <table:table-cell table:number-columns-repeated="2"/>
          <table:table-cell table:formula="of:=LOG(([.H29]/[.J29])/(1 - ([.H29]/[.J29])) / LOG([.I28]/[.H28]))" office:value-type="float" office:value="0.715405955551897" calcext:value-type="float">
            <text:p>0.7154059556</text:p>
          </table:table-cell>
          <table:table-cell table:number-columns-repeated="2"/>
          <table:table-cell table:formula="of:=LOG(([.K29]/[.M29])/(1 - ([.K29]/[.M29])) / LOG([.L28]/[.K28]))" office:value-type="float" office:value="0.724129354690873" calcext:value-type="float">
            <text:p>0.7241293547</text:p>
          </table:table-cell>
          <table:table-cell table:number-columns-repeated="2"/>
          <table:table-cell table:formula="of:=LOG(([.N29]/[.P29])/(1 - ([.N29]/[.P29])) / LOG([.O28]/[.N28]))" office:value-type="float" office:value="0.700918373526842" calcext:value-type="float">
            <text:p>0.7009183735</text:p>
          </table:table-cell>
          <table:table-cell table:number-columns-repeated="2"/>
          <table:table-cell table:formula="of:=LOG(([.Q29]/[.S29])/(1 - ([.Q29]/[.S29])) / LOG([.R28]/[.Q28]))" office:value-type="float" office:value="0.71148930291884" calcext:value-type="float">
            <text:p>0.7114893029</text:p>
          </table:table-cell>
          <table:table-cell table:number-columns-repeated="2"/>
          <table:table-cell table:formula="of:=LOG(([.T29]/[.V29])/(1 - ([.T29]/[.V29])) / LOG([.U28]/[.T28]))" office:value-type="float" office:value="0.739168776555473" calcext:value-type="float">
            <text:p>0.7391687766</text:p>
          </table:table-cell>
          <table:table-cell table:number-columns-repeated="2"/>
          <table:table-cell table:formula="of:=LOG(([.W29]/[.Y29])/(1 - ([.W29]/[.Y29])) / LOG([.X28]/[.W28]))" office:value-type="float" office:value="0.735589430857484" calcext:value-type="float">
            <text:p>0.7355894309</text:p>
          </table:table-cell>
          <table:table-cell table:number-columns-repeated="2"/>
          <table:table-cell table:formula="of:=LOG(([.Z29]/[.AB29])/(1 - ([.Z29]/[.AB29])) / LOG([.AA28]/[.Z28]))" office:value-type="float" office:value="0.714327634470352" calcext:value-type="float">
            <text:p>0.7143276345</text:p>
          </table:table-cell>
          <table:table-cell table:number-columns-repeated="13"/>
        </table:table-row>
        <table:table-row table:style-name="ro2" table:number-rows-repeated="3">
          <table:table-cell table:number-columns-repeated="39"/>
        </table:table-row>
        <table:table-row table:style-name="ro2">
          <table:table-cell table:style-name="ce12" table:number-columns-repeated="2"/>
          <table:table-cell table:number-columns-repeated="37"/>
        </table:table-row>
        <table:table-row table:style-name="ro2" table:number-rows-repeated="1048541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Round4" table:style-name="ta1">
        <office:forms form:automatic-focus="false" form:apply-design-mode="false"/>
        <table:table-column table:style-name="co4" table:default-cell-style-name="Default"/>
        <table:table-column table:style-name="co17" table:default-cell-style-name="Default"/>
        <table:table-column table:style-name="co3" table:visibility="collapse" table:number-columns-repeated="5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15" table:default-cell-style-name="ce10"/>
        <table:table-column table:style-name="co18" table:visibility="collapse" table:number-columns-repeated="2" table:default-cell-style-name="ce10"/>
        <table:table-column table:style-name="co18" table:number-columns-repeated="7" table:default-cell-style-name="ce10"/>
        <table:table-row table:style-name="ro1"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table:number-columns-repeated="2"/>
          <table:table-cell table:style-name="ce11" office:value-type="float" office:value="2012" calcext:value-type="float" table:number-columns-spanned="3" table:number-rows-spanned="1">
            <text:p>2012</text:p>
          </table:table-cell>
          <table:covered-table-cell table:style-name="ce11"/>
          <table:covered-table-cell table:style-name="ce12"/>
          <table:table-cell table:style-name="ce11" office:value-type="float" office:value="2013" calcext:value-type="float" table:number-columns-spanned="3" table:number-rows-spanned="1">
            <text:p>2013</text:p>
          </table:table-cell>
          <table:covered-table-cell table:style-name="ce11"/>
          <table:covered-table-cell table:style-name="ce12"/>
          <table:table-cell table:style-name="ce11" office:value-type="float" office:value="2014" calcext:value-type="float" table:number-columns-spanned="3" table:number-rows-spanned="1">
            <text:p>2014</text:p>
          </table:table-cell>
          <table:covered-table-cell table:style-name="ce11"/>
          <table:covered-table-cell table:style-name="ce12"/>
          <table:table-cell table:style-name="ce11" office:value-type="float" office:value="2015" calcext:value-type="float" table:number-columns-spanned="3" table:number-rows-spanned="1">
            <text:p>2015</text:p>
          </table:table-cell>
          <table:covered-table-cell table:style-name="ce11"/>
          <table:covered-table-cell table:style-name="ce12"/>
          <table:table-cell table:style-name="ce11" office:value-type="float" office:value="2016" calcext:value-type="float" table:number-columns-spanned="3" table:number-rows-spanned="1">
            <text:p>2016</text:p>
          </table:table-cell>
          <table:covered-table-cell table:style-name="ce11"/>
          <table:covered-table-cell table:style-name="ce12"/>
          <table:table-cell table:style-name="ce11" office:value-type="float" office:value="2017" calcext:value-type="float" table:number-columns-spanned="3" table:number-rows-spanned="1">
            <text:p>2017</text:p>
          </table:table-cell>
          <table:covered-table-cell table:style-name="ce11"/>
          <table:covered-table-cell table:style-name="ce12"/>
          <table:table-cell table:style-name="ce11" office:value-type="float" office:value="2018" calcext:value-type="float" table:number-columns-spanned="3" table:number-rows-spanned="1">
            <text:p>2018</text:p>
          </table:table-cell>
          <table:covered-table-cell table:style-name="ce11"/>
          <table:covered-table-cell table:style-name="ce12"/>
          <table:table-cell table:style-name="ce11" office:value-type="float" office:value="2019" calcext:value-type="float" table:number-columns-spanned="3" table:number-rows-spanned="1">
            <text:p>2019</text:p>
          </table:table-cell>
          <table:covered-table-cell table:style-name="ce11"/>
          <table:covered-table-cell table:style-name="ce12"/>
          <table:table-cell/>
          <table:table-cell table:style-name="ce52" office:value-type="string" calcext:value-type="string">
            <text:p>Alpha</text:p>
          </table:table-cell>
          <table:table-cell table:style-name="ce54" office:value-type="float" office:value="2012" calcext:value-type="float">
            <text:p>2012</text:p>
          </table:table-cell>
          <table:table-cell table:style-name="ce54"/>
          <table:table-cell table:style-name="ce54" office:value-type="float" office:value="2013" calcext:value-type="float">
            <text:p>2013</text:p>
          </table:table-cell>
          <table:table-cell table:style-name="ce54" office:value-type="float" office:value="2014" calcext:value-type="float">
            <text:p>2014</text:p>
          </table:table-cell>
          <table:table-cell table:style-name="ce54" office:value-type="float" office:value="2015" calcext:value-type="float">
            <text:p>2015</text:p>
          </table:table-cell>
          <table:table-cell table:style-name="ce54" office:value-type="float" office:value="2016" calcext:value-type="float">
            <text:p>2016</text:p>
          </table:table-cell>
          <table:table-cell table:style-name="ce54" office:value-type="float" office:value="2017" calcext:value-type="float">
            <text:p>2017</text:p>
          </table:table-cell>
          <table:table-cell table:style-name="ce54" office:value-type="float" office:value="2018" calcext:value-type="float">
            <text:p>2018</text:p>
          </table:table-cell>
          <table:table-cell table:style-name="ce54" office:value-type="float" office:value="2019" calcext:value-type="float">
            <text:p>2019</text:p>
          </table:table-cell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A2]&amp;[.B2]" office:value-type="string" office:string-value="12" calcext:value-type="string">
            <text:p>12</text:p>
          </table:table-cell>
          <table:table-cell office:value-type="float" office:value="18" calcext:value-type="float">
            <text:p>18</text:p>
          </table:table-cell>
          <table:table-cell table:formula="of:=[.G2]-[.E2]" office:value-type="float" office:value="18" calcext:value-type="float">
            <text:p>18</text:p>
          </table:table-cell>
          <table:table-cell table:style-name="ce50"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formula="of:=[.J2]-[.H2]"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formula="of:=[.M2]-[.K2]" office:value-type="float" office:value="20" calcext:value-type="float">
            <text:p>20</text:p>
          </table:table-cell>
          <table:table-cell table:style-name="ce50"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formula="of:=[.P2]-[.N2]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formula="of:=[.S2]-[.Q2]" office:value-type="float" office:value="21" calcext:value-type="float">
            <text:p>21</text:p>
          </table:table-cell>
          <table:table-cell table:style-name="ce50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[.V2]-[.T2]"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formula="of:=[.Y2]-[.W2]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[.AB2]-[.Z2]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IFERROR(LOG(([.E2]/[.G2])/(1-[.E2]/[.G2])) / LOG([.$B2]/[.$A2]); 2 * SIGN( [.E2]-[.G2]/2))" office:value-type="float" office:value="0" calcext:value-type="float">
            <text:p>0</text:p>
          </table:table-cell>
          <table:table-cell/>
          <table:table-cell table:formula="of:=IFERROR(LOG(([.H2]/[.J2])/(1-[.H2]/[.J2])) / LOG([.$B2]/[.$A2]); 2 * SIGN( [.H2]-[.J2]/2))" office:value-type="float" office:value="-0.15200309344505" calcext:value-type="float">
            <text:p>-0.1520030934</text:p>
          </table:table-cell>
          <table:table-cell table:formula="of:=IFERROR(LOG(([.K2]/[.M2])/(1-[.K2]/[.M2])) / LOG([.$B2]/[.$A2]); 2 * SIGN( [.K2]-[.M2]/2))" office:value-type="float" office:value="-0.0740005814437768" calcext:value-type="float">
            <text:p>-0.0740005814</text:p>
          </table:table-cell>
          <table:table-cell table:formula="of:=IFERROR(LOG(([.N2]/[.P2])/(1-[.N2]/[.P2])) / LOG([.$B2]/[.$A2]); 2 * SIGN( [.N2]-[.P2]/2))" office:value-type="float" office:value="-0.144389909335175" calcext:value-type="float">
            <text:p>-0.1443899093</text:p>
          </table:table-cell>
          <table:table-cell table:formula="of:=IFERROR(LOG(([.Q2]/[.S2])/(1-[.Q2]/[.S2])) / LOG([.$B2]/[.$A2]); 2 * SIGN( [.Q2]-[.S2]/2))" office:value-type="float" office:value="0" calcext:value-type="float">
            <text:p>0</text:p>
          </table:table-cell>
          <table:table-cell table:formula="of:=IFERROR(LOG(([.T2]/[.V2])/(1-[.T2]/[.V2])) / LOG([.$B2]/[.$A2]); 2 * SIGN( [.T2]-[.V2]/2))" office:value-type="float" office:value="-0.131244533278253" calcext:value-type="float">
            <text:p>-0.1312445333</text:p>
          </table:table-cell>
          <table:table-cell table:formula="of:=IFERROR(LOG(([.W2]/[.Y2])/(1-[.W2]/[.Y2])) / LOG([.$B2]/[.$A2]); 2 * SIGN( [.W2]-[.Y2]/2))" office:value-type="float" office:value="-0.0641303374197156" calcext:value-type="float">
            <text:p>-0.0641303374</text:p>
          </table:table-cell>
          <table:table-cell table:formula="of:=IFERROR(LOG(([.Z2]/[.AB2])/(1-[.Z2]/[.AB2])) / LOG([.$B2]/[.$A2]); 2 * SIGN( [.Z2]-[.AB2]/2))" office:value-type="float" office:value="0" calcext:value-type="float">
            <text:p>0</text:p>
          </table:table-cell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[.A3]&amp;[.B3]" office:value-type="string" office:string-value="13" calcext:value-type="string">
            <text:p>13</text:p>
          </table:table-cell>
          <table:table-cell office:value-type="float" office:value="11" calcext:value-type="float">
            <text:p>11</text:p>
          </table:table-cell>
          <table:table-cell table:formula="of:=[.G3]-[.E3]" office:value-type="float" office:value="8" calcext:value-type="float">
            <text:p>8</text:p>
          </table:table-cell>
          <table:table-cell table:style-name="ce50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J3]-[.H3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M3]-[.K3]" office:value-type="float" office:value="8" calcext:value-type="float">
            <text:p>8</text:p>
          </table:table-cell>
          <table:table-cell table:style-name="ce50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P3]-[.N3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S3]-[.Q3]" office:value-type="float" office:value="8" calcext:value-type="float">
            <text:p>8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V3]-[.T3]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Y3]-[.W3]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AB3]-[.Z3]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IFERROR(LOG(([.E3]/[.G3])/(1-[.E3]/[.G3])) / LOG([.$B3]/[.$A3]); 2 * SIGN( [.E3]-[.G3]/2))" office:value-type="float" office:value="0.289869077929766" calcext:value-type="float">
            <text:p>0.2898690779</text:p>
          </table:table-cell>
          <table:table-cell/>
          <table:table-cell table:formula="of:=IFERROR(LOG(([.H3]/[.J3])/(1-[.H3]/[.J3])) / LOG([.$B3]/[.$A3]); 2 * SIGN( [.H3]-[.J3]/2))" office:value-type="float" office:value="0.369070246428542" calcext:value-type="float">
            <text:p>0.3690702464</text:p>
          </table:table-cell>
          <table:table-cell table:formula="of:=IFERROR(LOG(([.K3]/[.M3])/(1-[.K3]/[.M3])) / LOG([.$B3]/[.$A3]); 2 * SIGN( [.K3]-[.M3]/2))" office:value-type="float" office:value="0.369070246428542" calcext:value-type="float">
            <text:p>0.3690702464</text:p>
          </table:table-cell>
          <table:table-cell table:formula="of:=IFERROR(LOG(([.N3]/[.P3])/(1-[.N3]/[.P3])) / LOG([.$B3]/[.$A3]); 2 * SIGN( [.N3]-[.P3]/2))" office:value-type="float" office:value="0.369070246428542" calcext:value-type="float">
            <text:p>0.3690702464</text:p>
          </table:table-cell>
          <table:table-cell table:formula="of:=IFERROR(LOG(([.Q3]/[.S3])/(1-[.Q3]/[.S3])) / LOG([.$B3]/[.$A3]); 2 * SIGN( [.Q3]-[.S3]/2))" office:value-type="float" office:value="0.44192825875842" calcext:value-type="float">
            <text:p>0.4419282588</text:p>
          </table:table-cell>
          <table:table-cell table:formula="of:=IFERROR(LOG(([.T3]/[.V3])/(1-[.T3]/[.V3])) / LOG([.$B3]/[.$A3]); 2 * SIGN( [.T3]-[.V3]/2))" office:value-type="float" office:value="0.44192825875842" calcext:value-type="float">
            <text:p>0.4419282588</text:p>
          </table:table-cell>
          <table:table-cell table:formula="of:=IFERROR(LOG(([.W3]/[.Y3])/(1-[.W3]/[.Y3])) / LOG([.$B3]/[.$A3]); 2 * SIGN( [.W3]-[.Y3]/2))" office:value-type="float" office:value="0.334717519472793" calcext:value-type="float">
            <text:p>0.3347175195</text:p>
          </table:table-cell>
          <table:table-cell table:formula="of:=IFERROR(LOG(([.Z3]/[.AB3])/(1-[.Z3]/[.AB3])) / LOG([.$B3]/[.$A3]); 2 * SIGN( [.Z3]-[.AB3]/2))" office:value-type="float" office:value="0.40217350273288" calcext:value-type="float">
            <text:p>0.4021735027</text:p>
          </table:table-cell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table:formula="of:=[.A4]&amp;[.B4]" office:value-type="string" office:string-value="16" calcext:value-type="string">
            <text:p>16</text:p>
          </table:table-cell>
          <table:table-cell office:value-type="float" office:value="6" calcext:value-type="float">
            <text:p>6</text:p>
          </table:table-cell>
          <table:table-cell table:formula="of:=[.G4]-[.E4]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J4]-[.H4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M4]-[.K4]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P4]-[.N4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S4]-[.Q4]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V4]-[.T4]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Y4]-[.W4]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B4]-[.Z4]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IFERROR(LOG(([.E4]/[.G4])/(1-[.E4]/[.G4])) / LOG([.$B4]/[.$A4]); 2 * SIGN( [.E4]-[.G4]/2))" office:value-type="float" office:value="0.613147192765458" calcext:value-type="float">
            <text:p>0.6131471928</text:p>
          </table:table-cell>
          <table:table-cell/>
          <table:table-cell table:formula="of:=IFERROR(LOG(([.H4]/[.J4])/(1-[.H4]/[.J4])) / LOG([.$B4]/[.$A4]); 2 * SIGN( [.H4]-[.J4]/2))" office:value-type="float" office:value="0.613147192765458" calcext:value-type="float">
            <text:p>0.6131471928</text:p>
          </table:table-cell>
          <table:table-cell table:formula="of:=IFERROR(LOG(([.K4]/[.M4])/(1-[.K4]/[.M4])) / LOG([.$B4]/[.$A4]); 2 * SIGN( [.K4]-[.M4]/2))" office:value-type="float" office:value="0.613147192765458" calcext:value-type="float">
            <text:p>0.6131471928</text:p>
          </table:table-cell>
          <table:table-cell table:formula="of:=IFERROR(LOG(([.N4]/[.P4])/(1-[.N4]/[.P4])) / LOG([.$B4]/[.$A4]); 2 * SIGN( [.N4]-[.P4]/2))" office:value-type="float" office:value="0.613147192765458" calcext:value-type="float">
            <text:p>0.6131471928</text:p>
          </table:table-cell>
          <table:table-cell table:formula="of:=IFERROR(LOG(([.Q4]/[.S4])/(1-[.Q4]/[.S4])) / LOG([.$B4]/[.$A4]); 2 * SIGN( [.Q4]-[.S4]/2))" office:value-type="float" office:value="0.613147192765458" calcext:value-type="float">
            <text:p>0.6131471928</text:p>
          </table:table-cell>
          <table:table-cell table:formula="of:=IFERROR(LOG(([.T4]/[.V4])/(1-[.T4]/[.V4])) / LOG([.$B4]/[.$A4]); 2 * SIGN( [.T4]-[.V4]/2))" office:value-type="float" office:value="0.69918032526715" calcext:value-type="float">
            <text:p>0.6991803253</text:p>
          </table:table-cell>
          <table:table-cell table:formula="of:=IFERROR(LOG(([.W4]/[.Y4])/(1-[.W4]/[.Y4])) / LOG([.$B4]/[.$A4]); 2 * SIGN( [.W4]-[.Y4]/2))" office:value-type="float" office:value="0.69918032526715" calcext:value-type="float">
            <text:p>0.6991803253</text:p>
          </table:table-cell>
          <table:table-cell table:formula="of:=IFERROR(LOG(([.Z4]/[.AB4])/(1-[.Z4]/[.AB4])) / LOG([.$B4]/[.$A4]); 2 * SIGN( [.Z4]-[.AB4]/2))" office:value-type="float" office:value="0.69918032526715" calcext:value-type="float">
            <text:p>0.6991803253</text:p>
          </table:table-cell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49" office:value-type="float" office:value="7" calcext:value-type="float">
            <text:p>7</text:p>
          </table:table-cell>
          <table:table-cell table:style-name="ce49"/>
          <table:table-cell table:style-name="ce49" table:formula="of:=[.A5]&amp;[.B5]" office:value-type="string" office:string-value="17" calcext:value-type="string">
            <text:p>17</text:p>
          </table:table-cell>
          <table:table-cell office:value-type="float" office:value="4" calcext:value-type="float">
            <text:p>4</text:p>
          </table:table-cell>
          <table:table-cell table:formula="of:=[.G5]-[.E5]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J5]-[.H5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M5]-[.K5]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P5]-[.N5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S5]-[.Q5]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V5]-[.T5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Y5]-[.W5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AB5]-[.Z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ERROR(LOG(([.E5]/[.G5])/(1-[.E5]/[.G5])) / LOG([.$B5]/[.$A5]); 2 * SIGN( [.E5]-[.G5]/2))" office:value-type="float" office:value="2" calcext:value-type="float">
            <text:p>2</text:p>
          </table:table-cell>
          <table:table-cell/>
          <table:table-cell table:formula="of:=IFERROR(LOG(([.H5]/[.J5])/(1-[.H5]/[.J5])) / LOG([.$B5]/[.$A5]); 2 * SIGN( [.H5]-[.J5]/2))" office:value-type="float" office:value="2" calcext:value-type="float">
            <text:p>2</text:p>
          </table:table-cell>
          <table:table-cell table:formula="of:=IFERROR(LOG(([.K5]/[.M5])/(1-[.K5]/[.M5])) / LOG([.$B5]/[.$A5]); 2 * SIGN( [.K5]-[.M5]/2))" office:value-type="float" office:value="2" calcext:value-type="float">
            <text:p>2</text:p>
          </table:table-cell>
          <table:table-cell table:formula="of:=IFERROR(LOG(([.N5]/[.P5])/(1-[.N5]/[.P5])) / LOG([.$B5]/[.$A5]); 2 * SIGN( [.N5]-[.P5]/2))" office:value-type="float" office:value="2" calcext:value-type="float">
            <text:p>2</text:p>
          </table:table-cell>
          <table:table-cell table:formula="of:=IFERROR(LOG(([.Q5]/[.S5])/(1-[.Q5]/[.S5])) / LOG([.$B5]/[.$A5]); 2 * SIGN( [.Q5]-[.S5]/2))" office:value-type="float" office:value="2" calcext:value-type="float">
            <text:p>2</text:p>
          </table:table-cell>
          <table:table-cell table:formula="of:=IFERROR(LOG(([.T5]/[.V5])/(1-[.T5]/[.V5])) / LOG([.$B5]/[.$A5]); 2 * SIGN( [.T5]-[.V5]/2))" office:value-type="float" office:value="2" calcext:value-type="float">
            <text:p>2</text:p>
          </table:table-cell>
          <table:table-cell table:formula="of:=IFERROR(LOG(([.W5]/[.Y5])/(1-[.W5]/[.Y5])) / LOG([.$B5]/[.$A5]); 2 * SIGN( [.W5]-[.Y5]/2))" office:value-type="float" office:value="2" calcext:value-type="float">
            <text:p>2</text:p>
          </table:table-cell>
          <table:table-cell table:formula="of:=IFERROR(LOG(([.Z5]/[.AB5])/(1-[.Z5]/[.AB5])) / LOG([.$B5]/[.$A5]); 2 * SIGN( [.Z5]-[.AB5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49" office:value-type="float" office:value="10" calcext:value-type="float">
            <text:p>10</text:p>
          </table:table-cell>
          <table:table-cell table:style-name="ce49"/>
          <table:table-cell table:style-name="ce49" table:formula="of:=[.A6]&amp;[.B6]" office:value-type="string" office:string-value="110" calcext:value-type="string">
            <text:p>110</text:p>
          </table:table-cell>
          <table:table-cell office:value-type="float" office:value="4" calcext:value-type="float">
            <text:p>4</text:p>
          </table:table-cell>
          <table:table-cell table:formula="of:=[.G6]-[.E6]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J6]-[.H6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M6]-[.K6]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P6]-[.N6]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S6]-[.Q6]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V6]-[.T6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Y6]-[.W6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B6]-[.Z6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ERROR(LOG(([.E6]/[.G6])/(1-[.E6]/[.G6])) / LOG([.$B6]/[.$A6]); 2 * SIGN( [.E6]-[.G6]/2))" office:value-type="float" office:value="2" calcext:value-type="float">
            <text:p>2</text:p>
          </table:table-cell>
          <table:table-cell/>
          <table:table-cell table:formula="of:=IFERROR(LOG(([.H6]/[.J6])/(1-[.H6]/[.J6])) / LOG([.$B6]/[.$A6]); 2 * SIGN( [.H6]-[.J6]/2))" office:value-type="float" office:value="2" calcext:value-type="float">
            <text:p>2</text:p>
          </table:table-cell>
          <table:table-cell table:formula="of:=IFERROR(LOG(([.K6]/[.M6])/(1-[.K6]/[.M6])) / LOG([.$B6]/[.$A6]); 2 * SIGN( [.K6]-[.M6]/2))" office:value-type="float" office:value="2" calcext:value-type="float">
            <text:p>2</text:p>
          </table:table-cell>
          <table:table-cell table:formula="of:=IFERROR(LOG(([.N6]/[.P6])/(1-[.N6]/[.P6])) / LOG([.$B6]/[.$A6]); 2 * SIGN( [.N6]-[.P6]/2))" office:value-type="float" office:value="2" calcext:value-type="float">
            <text:p>2</text:p>
          </table:table-cell>
          <table:table-cell table:formula="of:=IFERROR(LOG(([.Q6]/[.S6])/(1-[.Q6]/[.S6])) / LOG([.$B6]/[.$A6]); 2 * SIGN( [.Q6]-[.S6]/2))" office:value-type="float" office:value="2" calcext:value-type="float">
            <text:p>2</text:p>
          </table:table-cell>
          <table:table-cell table:formula="of:=IFERROR(LOG(([.T6]/[.V6])/(1-[.T6]/[.V6])) / LOG([.$B6]/[.$A6]); 2 * SIGN( [.T6]-[.V6]/2))" office:value-type="float" office:value="0.602059991327962" calcext:value-type="float">
            <text:p>0.6020599913</text:p>
          </table:table-cell>
          <table:table-cell table:formula="of:=IFERROR(LOG(([.W6]/[.Y6])/(1-[.W6]/[.Y6])) / LOG([.$B6]/[.$A6]); 2 * SIGN( [.W6]-[.Y6]/2))" office:value-type="float" office:value="0.602059991327962" calcext:value-type="float">
            <text:p>0.6020599913</text:p>
          </table:table-cell>
          <table:table-cell table:formula="of:=IFERROR(LOG(([.Z6]/[.AB6])/(1-[.Z6]/[.AB6])) / LOG([.$B6]/[.$A6]); 2 * SIGN( [.Z6]-[.AB6]/2))" office:value-type="float" office:value="0.602059991327962" calcext:value-type="float">
            <text:p>0.6020599913</text:p>
          </table:table-cell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table:style-name="ce49" office:value-type="float" office:value="11" calcext:value-type="float">
            <text:p>11</text:p>
          </table:table-cell>
          <table:table-cell table:style-name="ce49"/>
          <table:table-cell table:style-name="ce49" table:formula="of:=[.A7]&amp;[.B7]" office:value-type="string" office:string-value="111" calcext:value-type="string">
            <text:p>111</text:p>
          </table:table-cell>
          <table:table-cell office:value-type="float" office:value="2" calcext:value-type="float">
            <text:p>2</text:p>
          </table:table-cell>
          <table:table-cell table:formula="of:=[.G7]-[.E7]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7]-[.H7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M7]-[.K7]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P7]-[.N7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S7]-[.Q7]" office:value-type="float" office:value="3" calcext:value-type="float">
            <text:p>3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V7]-[.T7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Y7]-[.W7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AB7]-[.Z7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IFERROR(LOG(([.E7]/[.G7])/(1-[.E7]/[.G7])) / LOG([.$B7]/[.$A7]); 2 * SIGN( [.E7]-[.G7]/2))" office:value-type="float" office:value="-0.169092083673438" calcext:value-type="float">
            <text:p>-0.1690920837</text:p>
          </table:table-cell>
          <table:table-cell/>
          <table:table-cell table:formula="of:=IFERROR(LOG(([.H7]/[.J7])/(1-[.H7]/[.J7])) / LOG([.$B7]/[.$A7]); 2 * SIGN( [.H7]-[.J7]/2))" office:value-type="float" office:value="-0.169092083673438" calcext:value-type="float">
            <text:p>-0.1690920837</text:p>
          </table:table-cell>
          <table:table-cell table:formula="of:=IFERROR(LOG(([.K7]/[.M7])/(1-[.K7]/[.M7])) / LOG([.$B7]/[.$A7]); 2 * SIGN( [.K7]-[.M7]/2))" office:value-type="float" office:value="-0.169092083673438" calcext:value-type="float">
            <text:p>-0.1690920837</text:p>
          </table:table-cell>
          <table:table-cell table:formula="of:=IFERROR(LOG(([.N7]/[.P7])/(1-[.N7]/[.P7])) / LOG([.$B7]/[.$A7]); 2 * SIGN( [.N7]-[.P7]/2))" office:value-type="float" office:value="0" calcext:value-type="float">
            <text:p>0</text:p>
          </table:table-cell>
          <table:table-cell table:formula="of:=IFERROR(LOG(([.Q7]/[.S7])/(1-[.Q7]/[.S7])) / LOG([.$B7]/[.$A7]); 2 * SIGN( [.Q7]-[.S7]/2))" office:value-type="float" office:value="0" calcext:value-type="float">
            <text:p>0</text:p>
          </table:table-cell>
          <table:table-cell table:formula="of:=IFERROR(LOG(([.T7]/[.V7])/(1-[.T7]/[.V7])) / LOG([.$B7]/[.$A7]); 2 * SIGN( [.T7]-[.V7]/2))" office:value-type="float" office:value="0" calcext:value-type="float">
            <text:p>0</text:p>
          </table:table-cell>
          <table:table-cell table:formula="of:=IFERROR(LOG(([.W7]/[.Y7])/(1-[.W7]/[.Y7])) / LOG([.$B7]/[.$A7]); 2 * SIGN( [.W7]-[.Y7]/2))" office:value-type="float" office:value="0.119972742644449" calcext:value-type="float">
            <text:p>0.1199727426</text:p>
          </table:table-cell>
          <table:table-cell table:formula="of:=IFERROR(LOG(([.Z7]/[.AB7])/(1-[.Z7]/[.AB7])) / LOG([.$B7]/[.$A7]); 2 * SIGN( [.Z7]-[.AB7]/2))" office:value-type="float" office:value="0.119972742644449" calcext:value-type="float">
            <text:p>0.1199727426</text:p>
          </table:table-cell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[.A8]&amp;[.B8]" office:value-type="string" office:string-value="24" calcext:value-type="string">
            <text:p>24</text:p>
          </table:table-cell>
          <table:table-cell office:value-type="float" office:value="2" calcext:value-type="float">
            <text:p>2</text:p>
          </table:table-cell>
          <table:table-cell table:formula="of:=[.G8]-[.E8]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J8]-[.H8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M8]-[.K8]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P8]-[.N8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S8]-[.Q8]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V8]-[.T8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Y8]-[.W8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AB8]-[.Z8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ERROR(LOG(([.E8]/[.G8])/(1-[.E8]/[.G8])) / LOG([.$B8]/[.$A8]); 2 * SIGN( [.E8]-[.G8]/2))" office:value-type="float" office:value="-1" calcext:value-type="float">
            <text:p>-1</text:p>
          </table:table-cell>
          <table:table-cell/>
          <table:table-cell table:formula="of:=IFERROR(LOG(([.H8]/[.J8])/(1-[.H8]/[.J8])) / LOG([.$B8]/[.$A8]); 2 * SIGN( [.H8]-[.J8]/2))" office:value-type="float" office:value="-1" calcext:value-type="float">
            <text:p>-1</text:p>
          </table:table-cell>
          <table:table-cell table:formula="of:=IFERROR(LOG(([.K8]/[.M8])/(1-[.K8]/[.M8])) / LOG([.$B8]/[.$A8]); 2 * SIGN( [.K8]-[.M8]/2))" office:value-type="float" office:value="-1" calcext:value-type="float">
            <text:p>-1</text:p>
          </table:table-cell>
          <table:table-cell table:formula="of:=IFERROR(LOG(([.N8]/[.P8])/(1-[.N8]/[.P8])) / LOG([.$B8]/[.$A8]); 2 * SIGN( [.N8]-[.P8]/2))" office:value-type="float" office:value="-1" calcext:value-type="float">
            <text:p>-1</text:p>
          </table:table-cell>
          <table:table-cell table:formula="of:=IFERROR(LOG(([.Q8]/[.S8])/(1-[.Q8]/[.S8])) / LOG([.$B8]/[.$A8]); 2 * SIGN( [.Q8]-[.S8]/2))" office:value-type="float" office:value="-1" calcext:value-type="float">
            <text:p>-1</text:p>
          </table:table-cell>
          <table:table-cell table:formula="of:=IFERROR(LOG(([.T8]/[.V8])/(1-[.T8]/[.V8])) / LOG([.$B8]/[.$A8]); 2 * SIGN( [.T8]-[.V8]/2))" office:value-type="float" office:value="-1" calcext:value-type="float">
            <text:p>-1</text:p>
          </table:table-cell>
          <table:table-cell table:formula="of:=IFERROR(LOG(([.W8]/[.Y8])/(1-[.W8]/[.Y8])) / LOG([.$B8]/[.$A8]); 2 * SIGN( [.W8]-[.Y8]/2))" office:value-type="float" office:value="-1" calcext:value-type="float">
            <text:p>-1</text:p>
          </table:table-cell>
          <table:table-cell table:formula="of:=IFERROR(LOG(([.Z8]/[.AB8])/(1-[.Z8]/[.AB8])) / LOG([.$B8]/[.$A8]); 2 * SIGN( [.Z8]-[.AB8]/2))" office:value-type="float" office:value="-1" calcext:value-type="float">
            <text:p>-1</text:p>
          </table:table-cell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table:formula="of:=[.A9]&amp;[.B9]" office:value-type="string" office:string-value="25" calcext:value-type="string">
            <text:p>25</text:p>
          </table:table-cell>
          <table:table-cell office:value-type="float" office:value="0" calcext:value-type="float">
            <text:p>0</text:p>
          </table:table-cell>
          <table:table-cell table:formula="of:=[.G9]-[.E9]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9]-[.H9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M9]-[.K9]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9]-[.N9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S9]-[.Q9]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V9]-[.T9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Y9]-[.W9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B9]-[.Z9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ERROR(LOG(([.E9]/[.G9])/(1-[.E9]/[.G9])) / LOG([.$B9]/[.$A9]); 2 * SIGN( [.E9]-[.G9]/2))" office:value-type="float" office:value="-2" calcext:value-type="float">
            <text:p>-2</text:p>
          </table:table-cell>
          <table:table-cell/>
          <table:table-cell table:formula="of:=IFERROR(LOG(([.H9]/[.J9])/(1-[.H9]/[.J9])) / LOG([.$B9]/[.$A9]); 2 * SIGN( [.H9]-[.J9]/2))" office:value-type="float" office:value="-2" calcext:value-type="float">
            <text:p>-2</text:p>
          </table:table-cell>
          <table:table-cell table:formula="of:=IFERROR(LOG(([.K9]/[.M9])/(1-[.K9]/[.M9])) / LOG([.$B9]/[.$A9]); 2 * SIGN( [.K9]-[.M9]/2))" office:value-type="float" office:value="-2" calcext:value-type="float">
            <text:p>-2</text:p>
          </table:table-cell>
          <table:table-cell table:formula="of:=IFERROR(LOG(([.N9]/[.P9])/(1-[.N9]/[.P9])) / LOG([.$B9]/[.$A9]); 2 * SIGN( [.N9]-[.P9]/2))" office:value-type="float" office:value="-2" calcext:value-type="float">
            <text:p>-2</text:p>
          </table:table-cell>
          <table:table-cell table:formula="of:=IFERROR(LOG(([.Q9]/[.S9])/(1-[.Q9]/[.S9])) / LOG([.$B9]/[.$A9]); 2 * SIGN( [.Q9]-[.S9]/2))" office:value-type="float" office:value="-2" calcext:value-type="float">
            <text:p>-2</text:p>
          </table:table-cell>
          <table:table-cell table:formula="of:=IFERROR(LOG(([.T9]/[.V9])/(1-[.T9]/[.V9])) / LOG([.$B9]/[.$A9]); 2 * SIGN( [.T9]-[.V9]/2))" office:value-type="float" office:value="-2" calcext:value-type="float">
            <text:p>-2</text:p>
          </table:table-cell>
          <table:table-cell table:formula="of:=IFERROR(LOG(([.W9]/[.Y9])/(1-[.W9]/[.Y9])) / LOG([.$B9]/[.$A9]); 2 * SIGN( [.W9]-[.Y9]/2))" office:value-type="float" office:value="-2" calcext:value-type="float">
            <text:p>-2</text:p>
          </table:table-cell>
          <table:table-cell table:formula="of:=IFERROR(LOG(([.Z9]/[.AB9])/(1-[.Z9]/[.AB9])) / LOG([.$B9]/[.$A9]); 2 * SIGN( [.Z9]-[.AB9]/2))" office:value-type="float" office:value="-2" calcext:value-type="float">
            <text:p>-2</text:p>
          </table:table-cell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table:formula="of:=[.A10]&amp;[.B10]" office:value-type="string" office:string-value="28" calcext:value-type="string">
            <text:p>28</text:p>
          </table:table-cell>
          <table:table-cell office:value-type="float" office:value="2" calcext:value-type="float">
            <text:p>2</text:p>
          </table:table-cell>
          <table:table-cell table:formula="of:=[.G10]-[.E10]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0]-[.H1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M10]-[.K10]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P10]-[.N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S10]-[.Q10]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V10]-[.T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Y10]-[.W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B10]-[.Z1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ERROR(LOG(([.E10]/[.G10])/(1-[.E10]/[.G10])) / LOG([.$B10]/[.$A10]); 2 * SIGN( [.E10]-[.G10]/2))" office:value-type="float" office:value="0" calcext:value-type="float">
            <text:p>0</text:p>
          </table:table-cell>
          <table:table-cell/>
          <table:table-cell table:formula="of:=IFERROR(LOG(([.H10]/[.J10])/(1-[.H10]/[.J10])) / LOG([.$B10]/[.$A10]); 2 * SIGN( [.H10]-[.J10]/2))" office:value-type="float" office:value="0" calcext:value-type="float">
            <text:p>0</text:p>
          </table:table-cell>
          <table:table-cell table:formula="of:=IFERROR(LOG(([.K10]/[.M10])/(1-[.K10]/[.M10])) / LOG([.$B10]/[.$A10]); 2 * SIGN( [.K10]-[.M10]/2))" office:value-type="float" office:value="0" calcext:value-type="float">
            <text:p>0</text:p>
          </table:table-cell>
          <table:table-cell table:formula="of:=IFERROR(LOG(([.N10]/[.P10])/(1-[.N10]/[.P10])) / LOG([.$B10]/[.$A10]); 2 * SIGN( [.N10]-[.P10]/2))" office:value-type="float" office:value="-0.292481250360578" calcext:value-type="float">
            <text:p>-0.2924812504</text:p>
          </table:table-cell>
          <table:table-cell table:formula="of:=IFERROR(LOG(([.Q10]/[.S10])/(1-[.Q10]/[.S10])) / LOG([.$B10]/[.$A10]); 2 * SIGN( [.Q10]-[.S10]/2))" office:value-type="float" office:value="-0.292481250360578" calcext:value-type="float">
            <text:p>-0.2924812504</text:p>
          </table:table-cell>
          <table:table-cell table:formula="of:=IFERROR(LOG(([.T10]/[.V10])/(1-[.T10]/[.V10])) / LOG([.$B10]/[.$A10]); 2 * SIGN( [.T10]-[.V10]/2))" office:value-type="float" office:value="-0.292481250360578" calcext:value-type="float">
            <text:p>-0.2924812504</text:p>
          </table:table-cell>
          <table:table-cell table:formula="of:=IFERROR(LOG(([.W10]/[.Y10])/(1-[.W10]/[.Y10])) / LOG([.$B10]/[.$A10]); 2 * SIGN( [.W10]-[.Y10]/2))" office:value-type="float" office:value="-0.292481250360578" calcext:value-type="float">
            <text:p>-0.2924812504</text:p>
          </table:table-cell>
          <table:table-cell table:formula="of:=IFERROR(LOG(([.Z10]/[.AB10])/(1-[.Z10]/[.AB10])) / LOG([.$B10]/[.$A10]); 2 * SIGN( [.Z10]-[.AB10]/2))" office:value-type="float" office:value="-0.292481250360578" calcext:value-type="float">
            <text:p>-0.2924812504</text:p>
          </table:table-cell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table:style-name="ce49" office:value-type="float" office:value="9" calcext:value-type="float">
            <text:p>9</text:p>
          </table:table-cell>
          <table:table-cell table:style-name="ce49"/>
          <table:table-cell table:style-name="ce49" table:formula="of:=[.A11]&amp;[.B11]" office:value-type="string" office:string-value="29" calcext:value-type="string">
            <text:p>29</text:p>
          </table:table-cell>
          <table:table-cell office:value-type="float" office:value="0" calcext:value-type="float">
            <text:p>0</text:p>
          </table:table-cell>
          <table:table-cell table:formula="of:=[.G11]-[.E11]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1]-[.H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11]-[.K11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11]-[.N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11]-[.Q11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11]-[.T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Y11]-[.W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B11]-[.Z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11]/[.G11])/(1-[.E11]/[.G11])) / LOG([.$B11]/[.$A11]); 2 * SIGN( [.E11]-[.G11]/2))" office:value-type="float" office:value="0" calcext:value-type="float">
            <text:p>0</text:p>
          </table:table-cell>
          <table:table-cell/>
          <table:table-cell table:formula="of:=IFERROR(LOG(([.H11]/[.J11])/(1-[.H11]/[.J11])) / LOG([.$B11]/[.$A11]); 2 * SIGN( [.H11]-[.J11]/2))" office:value-type="float" office:value="0" calcext:value-type="float">
            <text:p>0</text:p>
          </table:table-cell>
          <table:table-cell table:formula="of:=IFERROR(LOG(([.K11]/[.M11])/(1-[.K11]/[.M11])) / LOG([.$B11]/[.$A11]); 2 * SIGN( [.K11]-[.M11]/2))" office:value-type="float" office:value="-2" calcext:value-type="float">
            <text:p>-2</text:p>
          </table:table-cell>
          <table:table-cell table:formula="of:=IFERROR(LOG(([.N11]/[.P11])/(1-[.N11]/[.P11])) / LOG([.$B11]/[.$A11]); 2 * SIGN( [.N11]-[.P11]/2))" office:value-type="float" office:value="-2" calcext:value-type="float">
            <text:p>-2</text:p>
          </table:table-cell>
          <table:table-cell table:formula="of:=IFERROR(LOG(([.Q11]/[.S11])/(1-[.Q11]/[.S11])) / LOG([.$B11]/[.$A11]); 2 * SIGN( [.Q11]-[.S11]/2))" office:value-type="float" office:value="-2" calcext:value-type="float">
            <text:p>-2</text:p>
          </table:table-cell>
          <table:table-cell table:formula="of:=IFERROR(LOG(([.T11]/[.V11])/(1-[.T11]/[.V11])) / LOG([.$B11]/[.$A11]); 2 * SIGN( [.T11]-[.V11]/2))" office:value-type="float" office:value="-2" calcext:value-type="float">
            <text:p>-2</text:p>
          </table:table-cell>
          <table:table-cell table:formula="of:=IFERROR(LOG(([.W11]/[.Y11])/(1-[.W11]/[.Y11])) / LOG([.$B11]/[.$A11]); 2 * SIGN( [.W11]-[.Y11]/2))" office:value-type="float" office:value="-2" calcext:value-type="float">
            <text:p>-2</text:p>
          </table:table-cell>
          <table:table-cell table:formula="of:=IFERROR(LOG(([.Z11]/[.AB11])/(1-[.Z11]/[.AB11])) / LOG([.$B11]/[.$A11]); 2 * SIGN( [.Z11]-[.AB11]/2))" office:value-type="float" office:value="-2" calcext:value-type="float">
            <text:p>-2</text:p>
          </table:table-cell>
        </table:table-row>
        <table:table-row table:style-name="ro2">
          <table:table-cell table:style-name="ce49" office:value-type="float" office:value="2" calcext:value-type="float">
            <text:p>2</text:p>
          </table:table-cell>
          <table:table-cell table:style-name="ce49" office:value-type="float" office:value="12" calcext:value-type="float">
            <text:p>12</text:p>
          </table:table-cell>
          <table:table-cell table:style-name="ce49"/>
          <table:table-cell table:style-name="ce49" table:formula="of:=[.A12]&amp;[.B12]" office:value-type="string" office:string-value="212" calcext:value-type="string">
            <text:p>212</text:p>
          </table:table-cell>
          <table:table-cell office:value-type="float" office:value="1" calcext:value-type="float">
            <text:p>1</text:p>
          </table:table-cell>
          <table:table-cell table:formula="of:=[.G12]-[.E12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12]-[.H1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2]-[.K12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P12]-[.N1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12]-[.Q12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2]-[.T1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12]-[.W1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B12]-[.Z1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12]/[.G12])/(1-[.E12]/[.G12])) / LOG([.$B12]/[.$A12]); 2 * SIGN( [.E12]-[.G12]/2))" office:value-type="float" office:value="2" calcext:value-type="float">
            <text:p>2</text:p>
          </table:table-cell>
          <table:table-cell/>
          <table:table-cell table:formula="of:=IFERROR(LOG(([.H12]/[.J12])/(1-[.H12]/[.J12])) / LOG([.$B12]/[.$A12]); 2 * SIGN( [.H12]-[.J12]/2))" office:value-type="float" office:value="2" calcext:value-type="float">
            <text:p>2</text:p>
          </table:table-cell>
          <table:table-cell table:formula="of:=IFERROR(LOG(([.K12]/[.M12])/(1-[.K12]/[.M12])) / LOG([.$B12]/[.$A12]); 2 * SIGN( [.K12]-[.M12]/2))" office:value-type="float" office:value="2" calcext:value-type="float">
            <text:p>2</text:p>
          </table:table-cell>
          <table:table-cell table:formula="of:=IFERROR(LOG(([.N12]/[.P12])/(1-[.N12]/[.P12])) / LOG([.$B12]/[.$A12]); 2 * SIGN( [.N12]-[.P12]/2))" office:value-type="float" office:value="2" calcext:value-type="float">
            <text:p>2</text:p>
          </table:table-cell>
          <table:table-cell table:formula="of:=IFERROR(LOG(([.Q12]/[.S12])/(1-[.Q12]/[.S12])) / LOG([.$B12]/[.$A12]); 2 * SIGN( [.Q12]-[.S12]/2))" office:value-type="float" office:value="2" calcext:value-type="float">
            <text:p>2</text:p>
          </table:table-cell>
          <table:table-cell table:formula="of:=IFERROR(LOG(([.T12]/[.V12])/(1-[.T12]/[.V12])) / LOG([.$B12]/[.$A12]); 2 * SIGN( [.T12]-[.V12]/2))" office:value-type="float" office:value="2" calcext:value-type="float">
            <text:p>2</text:p>
          </table:table-cell>
          <table:table-cell table:formula="of:=IFERROR(LOG(([.W12]/[.Y12])/(1-[.W12]/[.Y12])) / LOG([.$B12]/[.$A12]); 2 * SIGN( [.W12]-[.Y12]/2))" office:value-type="float" office:value="2" calcext:value-type="float">
            <text:p>2</text:p>
          </table:table-cell>
          <table:table-cell table:formula="of:=IFERROR(LOG(([.Z12]/[.AB12])/(1-[.Z12]/[.AB12])) / LOG([.$B12]/[.$A12]); 2 * SIGN( [.Z12]-[.AB12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[.A13]&amp;[.B13]" office:value-type="string" office:string-value="34" calcext:value-type="string">
            <text:p>34</text:p>
          </table:table-cell>
          <table:table-cell office:value-type="float" office:value="2" calcext:value-type="float">
            <text:p>2</text:p>
          </table:table-cell>
          <table:table-cell table:formula="of:=[.G13]-[.E13]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13]-[.H1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M13]-[.K13]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P13]-[.N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S13]-[.Q13]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V13]-[.T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Y13]-[.W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B13]-[.Z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ERROR(LOG(([.E13]/[.G13])/(1-[.E13]/[.G13])) / LOG([.$B13]/[.$A13]); 2 * SIGN( [.E13]-[.G13]/2))" office:value-type="float" office:value="2.40942083965321" calcext:value-type="float">
            <text:p>2.4094208397</text:p>
          </table:table-cell>
          <table:table-cell/>
          <table:table-cell table:formula="of:=IFERROR(LOG(([.H13]/[.J13])/(1-[.H13]/[.J13])) / LOG([.$B13]/[.$A13]); 2 * SIGN( [.H13]-[.J13]/2))" office:value-type="float" office:value="2.40942083965321" calcext:value-type="float">
            <text:p>2.4094208397</text:p>
          </table:table-cell>
          <table:table-cell table:formula="of:=IFERROR(LOG(([.K13]/[.M13])/(1-[.K13]/[.M13])) / LOG([.$B13]/[.$A13]); 2 * SIGN( [.K13]-[.M13]/2))" office:value-type="float" office:value="-1.40942083965321" calcext:value-type="float">
            <text:p>-1.4094208397</text:p>
          </table:table-cell>
          <table:table-cell table:formula="of:=IFERROR(LOG(([.N13]/[.P13])/(1-[.N13]/[.P13])) / LOG([.$B13]/[.$A13]); 2 * SIGN( [.N13]-[.P13]/2))" office:value-type="float" office:value="-1.40942083965321" calcext:value-type="float">
            <text:p>-1.4094208397</text:p>
          </table:table-cell>
          <table:table-cell table:formula="of:=IFERROR(LOG(([.Q13]/[.S13])/(1-[.Q13]/[.S13])) / LOG([.$B13]/[.$A13]); 2 * SIGN( [.Q13]-[.S13]/2))" office:value-type="float" office:value="-1.40942083965321" calcext:value-type="float">
            <text:p>-1.4094208397</text:p>
          </table:table-cell>
          <table:table-cell table:formula="of:=IFERROR(LOG(([.T13]/[.V13])/(1-[.T13]/[.V13])) / LOG([.$B13]/[.$A13]); 2 * SIGN( [.T13]-[.V13]/2))" office:value-type="float" office:value="-1.40942083965321" calcext:value-type="float">
            <text:p>-1.4094208397</text:p>
          </table:table-cell>
          <table:table-cell table:formula="of:=IFERROR(LOG(([.W13]/[.Y13])/(1-[.W13]/[.Y13])) / LOG([.$B13]/[.$A13]); 2 * SIGN( [.W13]-[.Y13]/2))" office:value-type="float" office:value="-1.40942083965321" calcext:value-type="float">
            <text:p>-1.4094208397</text:p>
          </table:table-cell>
          <table:table-cell table:formula="of:=IFERROR(LOG(([.Z13]/[.AB13])/(1-[.Z13]/[.AB13])) / LOG([.$B13]/[.$A13]); 2 * SIGN( [.Z13]-[.AB13]/2))" office:value-type="float" office:value="-1.40942083965321" calcext:value-type="float">
            <text:p>-1.4094208397</text:p>
          </table:table-cell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table:formula="of:=[.A14]&amp;[.B14]" office:value-type="string" office:string-value="35" calcext:value-type="string">
            <text:p>35</text:p>
          </table:table-cell>
          <table:table-cell office:value-type="float" office:value="2" calcext:value-type="float">
            <text:p>2</text:p>
          </table:table-cell>
          <table:table-cell table:formula="of:=[.G14]-[.E14]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14]-[.H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M14]-[.K14]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P14]-[.N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14]-[.Q14]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V14]-[.T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Y14]-[.W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B14]-[.Z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ERROR(LOG(([.E14]/[.G14])/(1-[.E14]/[.G14])) / LOG([.$B14]/[.$A14]); 2 * SIGN( [.E14]-[.G14]/2))" office:value-type="float" office:value="1.35691544885672" calcext:value-type="float">
            <text:p>1.3569154489</text:p>
          </table:table-cell>
          <table:table-cell/>
          <table:table-cell table:formula="of:=IFERROR(LOG(([.H14]/[.J14])/(1-[.H14]/[.J14])) / LOG([.$B14]/[.$A14]); 2 * SIGN( [.H14]-[.J14]/2))" office:value-type="float" office:value="1.35691544885672" calcext:value-type="float">
            <text:p>1.3569154489</text:p>
          </table:table-cell>
          <table:table-cell table:formula="of:=IFERROR(LOG(([.K14]/[.M14])/(1-[.K14]/[.M14])) / LOG([.$B14]/[.$A14]); 2 * SIGN( [.K14]-[.M14]/2))" office:value-type="float" office:value="1.35691544885672" calcext:value-type="float">
            <text:p>1.3569154489</text:p>
          </table:table-cell>
          <table:table-cell table:formula="of:=IFERROR(LOG(([.N14]/[.P14])/(1-[.N14]/[.P14])) / LOG([.$B14]/[.$A14]); 2 * SIGN( [.N14]-[.P14]/2))" office:value-type="float" office:value="1.35691544885672" calcext:value-type="float">
            <text:p>1.3569154489</text:p>
          </table:table-cell>
          <table:table-cell table:formula="of:=IFERROR(LOG(([.Q14]/[.S14])/(1-[.Q14]/[.S14])) / LOG([.$B14]/[.$A14]); 2 * SIGN( [.Q14]-[.S14]/2))" office:value-type="float" office:value="1.35691544885672" calcext:value-type="float">
            <text:p>1.3569154489</text:p>
          </table:table-cell>
          <table:table-cell table:formula="of:=IFERROR(LOG(([.T14]/[.V14])/(1-[.T14]/[.V14])) / LOG([.$B14]/[.$A14]); 2 * SIGN( [.T14]-[.V14]/2))" office:value-type="float" office:value="1.35691544885672" calcext:value-type="float">
            <text:p>1.3569154489</text:p>
          </table:table-cell>
          <table:table-cell table:formula="of:=IFERROR(LOG(([.W14]/[.Y14])/(1-[.W14]/[.Y14])) / LOG([.$B14]/[.$A14]); 2 * SIGN( [.W14]-[.Y14]/2))" office:value-type="float" office:value="1.35691544885672" calcext:value-type="float">
            <text:p>1.3569154489</text:p>
          </table:table-cell>
          <table:table-cell table:formula="of:=IFERROR(LOG(([.Z14]/[.AB14])/(1-[.Z14]/[.AB14])) / LOG([.$B14]/[.$A14]); 2 * SIGN( [.Z14]-[.AB14]/2))" office:value-type="float" office:value="1.35691544885672" calcext:value-type="float">
            <text:p>1.3569154489</text:p>
          </table:table-cell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table:formula="of:=[.A15]&amp;[.B15]" office:value-type="string" office:string-value="38" calcext:value-type="string">
            <text:p>38</text:p>
          </table:table-cell>
          <table:table-cell office:value-type="float" office:value="1" calcext:value-type="float">
            <text:p>1</text:p>
          </table:table-cell>
          <table:table-cell table:formula="of:=[.G15]-[.E15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15]-[.H1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5]-[.K15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P15]-[.N1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15]-[.Q15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5]-[.T1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15]-[.W15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B15]-[.Z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15]/[.G15])/(1-[.E15]/[.G15])) / LOG([.$B15]/[.$A15]); 2 * SIGN( [.E15]-[.G15]/2))" office:value-type="float" office:value="2" calcext:value-type="float">
            <text:p>2</text:p>
          </table:table-cell>
          <table:table-cell/>
          <table:table-cell table:formula="of:=IFERROR(LOG(([.H15]/[.J15])/(1-[.H15]/[.J15])) / LOG([.$B15]/[.$A15]); 2 * SIGN( [.H15]-[.J15]/2))" office:value-type="float" office:value="2" calcext:value-type="float">
            <text:p>2</text:p>
          </table:table-cell>
          <table:table-cell table:formula="of:=IFERROR(LOG(([.K15]/[.M15])/(1-[.K15]/[.M15])) / LOG([.$B15]/[.$A15]); 2 * SIGN( [.K15]-[.M15]/2))" office:value-type="float" office:value="2" calcext:value-type="float">
            <text:p>2</text:p>
          </table:table-cell>
          <table:table-cell table:formula="of:=IFERROR(LOG(([.N15]/[.P15])/(1-[.N15]/[.P15])) / LOG([.$B15]/[.$A15]); 2 * SIGN( [.N15]-[.P15]/2))" office:value-type="float" office:value="2" calcext:value-type="float">
            <text:p>2</text:p>
          </table:table-cell>
          <table:table-cell table:formula="of:=IFERROR(LOG(([.Q15]/[.S15])/(1-[.Q15]/[.S15])) / LOG([.$B15]/[.$A15]); 2 * SIGN( [.Q15]-[.S15]/2))" office:value-type="float" office:value="2" calcext:value-type="float">
            <text:p>2</text:p>
          </table:table-cell>
          <table:table-cell table:formula="of:=IFERROR(LOG(([.T15]/[.V15])/(1-[.T15]/[.V15])) / LOG([.$B15]/[.$A15]); 2 * SIGN( [.T15]-[.V15]/2))" office:value-type="float" office:value="2" calcext:value-type="float">
            <text:p>2</text:p>
          </table:table-cell>
          <table:table-cell table:formula="of:=IFERROR(LOG(([.W15]/[.Y15])/(1-[.W15]/[.Y15])) / LOG([.$B15]/[.$A15]); 2 * SIGN( [.W15]-[.Y15]/2))" office:value-type="float" office:value="2" calcext:value-type="float">
            <text:p>2</text:p>
          </table:table-cell>
          <table:table-cell table:formula="of:=IFERROR(LOG(([.Z15]/[.AB15])/(1-[.Z15]/[.AB15])) / LOG([.$B15]/[.$A15]); 2 * SIGN( [.Z15]-[.AB15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3" calcext:value-type="float">
            <text:p>3</text:p>
          </table:table-cell>
          <table:table-cell table:style-name="ce49" office:value-type="float" office:value="9" calcext:value-type="float">
            <text:p>9</text:p>
          </table:table-cell>
          <table:table-cell table:style-name="ce49"/>
          <table:table-cell table:style-name="ce49" table:formula="of:=[.A16]&amp;[.B16]" office:value-type="string" office:string-value="39" calcext:value-type="string">
            <text:p>39</text:p>
          </table:table-cell>
          <table:table-cell office:value-type="float" office:value="1" calcext:value-type="float">
            <text:p>1</text:p>
          </table:table-cell>
          <table:table-cell table:formula="of:=[.G16]-[.E16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16]-[.H1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16]-[.K16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P16]-[.N1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16]-[.Q16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6]-[.T16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16]-[.W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ERROR(LOG(([.E16]/[.G16])/(1-[.E16]/[.G16])) / LOG([.$B16]/[.$A16]); 2 * SIGN( [.E16]-[.G16]/2))" office:value-type="float" office:value="2" calcext:value-type="float">
            <text:p>2</text:p>
          </table:table-cell>
          <table:table-cell/>
          <table:table-cell table:formula="of:=IFERROR(LOG(([.H16]/[.J16])/(1-[.H16]/[.J16])) / LOG([.$B16]/[.$A16]); 2 * SIGN( [.H16]-[.J16]/2))" office:value-type="float" office:value="2" calcext:value-type="float">
            <text:p>2</text:p>
          </table:table-cell>
          <table:table-cell table:formula="of:=IFERROR(LOG(([.K16]/[.M16])/(1-[.K16]/[.M16])) / LOG([.$B16]/[.$A16]); 2 * SIGN( [.K16]-[.M16]/2))" office:value-type="float" office:value="2" calcext:value-type="float">
            <text:p>2</text:p>
          </table:table-cell>
          <table:table-cell table:formula="of:=IFERROR(LOG(([.N16]/[.P16])/(1-[.N16]/[.P16])) / LOG([.$B16]/[.$A16]); 2 * SIGN( [.N16]-[.P16]/2))" office:value-type="float" office:value="2" calcext:value-type="float">
            <text:p>2</text:p>
          </table:table-cell>
          <table:table-cell table:formula="of:=IFERROR(LOG(([.Q16]/[.S16])/(1-[.Q16]/[.S16])) / LOG([.$B16]/[.$A16]); 2 * SIGN( [.Q16]-[.S16]/2))" office:value-type="float" office:value="2" calcext:value-type="float">
            <text:p>2</text:p>
          </table:table-cell>
          <table:table-cell table:formula="of:=IFERROR(LOG(([.T16]/[.V16])/(1-[.T16]/[.V16])) / LOG([.$B16]/[.$A16]); 2 * SIGN( [.T16]-[.V16]/2))" office:value-type="float" office:value="2" calcext:value-type="float">
            <text:p>2</text:p>
          </table:table-cell>
          <table:table-cell table:formula="of:=IFERROR(LOG(([.W16]/[.Y16])/(1-[.W16]/[.Y16])) / LOG([.$B16]/[.$A16]); 2 * SIGN( [.W16]-[.Y16]/2))" office:value-type="float" office:value="2" calcext:value-type="float">
            <text:p>2</text:p>
          </table:table-cell>
          <table:table-cell table:formula="of:=IFERROR(LOG(([.Z16]/[.AB16])/(1-[.Z16]/[.AB16])) / LOG([.$B16]/[.$A16]); 2 * SIGN( [.Z16]-[.AB16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table:formula="of:=[.A17]&amp;[.B17]" office:value-type="string" office:string-value="46" calcext:value-type="string">
            <text:p>46</text:p>
          </table:table-cell>
          <table:table-cell office:value-type="float" office:value="2" calcext:value-type="float">
            <text:p>2</text:p>
          </table:table-cell>
          <table:table-cell table:formula="of:=[.G17]-[.E17]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17]-[.H1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M17]-[.K17]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P17]-[.N1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17]-[.Q17]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V17]-[.T1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Y17]-[.W1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B17]-[.Z1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ERROR(LOG(([.E17]/[.G17])/(1-[.E17]/[.G17])) / LOG([.$B17]/[.$A17]); 2 * SIGN( [.E17]-[.G17]/2))" office:value-type="float" office:value="1.70951129135145" calcext:value-type="float">
            <text:p>1.7095112914</text:p>
          </table:table-cell>
          <table:table-cell/>
          <table:table-cell table:formula="of:=IFERROR(LOG(([.H17]/[.J17])/(1-[.H17]/[.J17])) / LOG([.$B17]/[.$A17]); 2 * SIGN( [.H17]-[.J17]/2))" office:value-type="float" office:value="1.70951129135145" calcext:value-type="float">
            <text:p>1.7095112914</text:p>
          </table:table-cell>
          <table:table-cell table:formula="of:=IFERROR(LOG(([.K17]/[.M17])/(1-[.K17]/[.M17])) / LOG([.$B17]/[.$A17]); 2 * SIGN( [.K17]-[.M17]/2))" office:value-type="float" office:value="1.70951129135145" calcext:value-type="float">
            <text:p>1.7095112914</text:p>
          </table:table-cell>
          <table:table-cell table:formula="of:=IFERROR(LOG(([.N17]/[.P17])/(1-[.N17]/[.P17])) / LOG([.$B17]/[.$A17]); 2 * SIGN( [.N17]-[.P17]/2))" office:value-type="float" office:value="1.70951129135145" calcext:value-type="float">
            <text:p>1.7095112914</text:p>
          </table:table-cell>
          <table:table-cell table:formula="of:=IFERROR(LOG(([.Q17]/[.S17])/(1-[.Q17]/[.S17])) / LOG([.$B17]/[.$A17]); 2 * SIGN( [.Q17]-[.S17]/2))" office:value-type="float" office:value="1.70951129135145" calcext:value-type="float">
            <text:p>1.7095112914</text:p>
          </table:table-cell>
          <table:table-cell table:formula="of:=IFERROR(LOG(([.T17]/[.V17])/(1-[.T17]/[.V17])) / LOG([.$B17]/[.$A17]); 2 * SIGN( [.T17]-[.V17]/2))" office:value-type="float" office:value="1.70951129135145" calcext:value-type="float">
            <text:p>1.7095112914</text:p>
          </table:table-cell>
          <table:table-cell table:formula="of:=IFERROR(LOG(([.W17]/[.Y17])/(1-[.W17]/[.Y17])) / LOG([.$B17]/[.$A17]); 2 * SIGN( [.W17]-[.Y17]/2))" office:value-type="float" office:value="1.70951129135145" calcext:value-type="float">
            <text:p>1.7095112914</text:p>
          </table:table-cell>
          <table:table-cell table:formula="of:=IFERROR(LOG(([.Z17]/[.AB17])/(1-[.Z17]/[.AB17])) / LOG([.$B17]/[.$A17]); 2 * SIGN( [.Z17]-[.AB17]/2))" office:value-type="float" office:value="1.70951129135145" calcext:value-type="float">
            <text:p>1.7095112914</text:p>
          </table:table-cell>
        </table:table-row>
        <table:table-row table:style-name="ro2">
          <table:table-cell table:style-name="ce49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 table:style-name="ce49"/>
          <table:table-cell table:style-name="ce49" table:formula="of:=[.A18]&amp;[.B18]" office:value-type="string" office:string-value="47" calcext:value-type="string">
            <text:p>47</text:p>
          </table:table-cell>
          <table:table-cell office:value-type="float" office:value="1" calcext:value-type="float">
            <text:p>1</text:p>
          </table:table-cell>
          <table:table-cell table:formula="of:=[.G18]-[.E18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18]-[.H18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M18]-[.K18]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P18]-[.N18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18]-[.Q18]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V18]-[.T1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Y18]-[.W1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B18]-[.Z18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ERROR(LOG(([.E18]/[.G18])/(1-[.E18]/[.G18])) / LOG([.$B18]/[.$A18]); 2 * SIGN( [.E18]-[.G18]/2))" office:value-type="float" office:value="2" calcext:value-type="float">
            <text:p>2</text:p>
          </table:table-cell>
          <table:table-cell/>
          <table:table-cell table:formula="of:=IFERROR(LOG(([.H18]/[.J18])/(1-[.H18]/[.J18])) / LOG([.$B18]/[.$A18]); 2 * SIGN( [.H18]-[.J18]/2))" office:value-type="float" office:value="2" calcext:value-type="float">
            <text:p>2</text:p>
          </table:table-cell>
          <table:table-cell table:formula="of:=IFERROR(LOG(([.K18]/[.M18])/(1-[.K18]/[.M18])) / LOG([.$B18]/[.$A18]); 2 * SIGN( [.K18]-[.M18]/2))" office:value-type="float" office:value="2" calcext:value-type="float">
            <text:p>2</text:p>
          </table:table-cell>
          <table:table-cell table:formula="of:=IFERROR(LOG(([.N18]/[.P18])/(1-[.N18]/[.P18])) / LOG([.$B18]/[.$A18]); 2 * SIGN( [.N18]-[.P18]/2))" office:value-type="float" office:value="1.23861262584667" calcext:value-type="float">
            <text:p>1.2386126258</text:p>
          </table:table-cell>
          <table:table-cell table:formula="of:=IFERROR(LOG(([.Q18]/[.S18])/(1-[.Q18]/[.S18])) / LOG([.$B18]/[.$A18]); 2 * SIGN( [.Q18]-[.S18]/2))" office:value-type="float" office:value="0" calcext:value-type="float">
            <text:p>0</text:p>
          </table:table-cell>
          <table:table-cell table:formula="of:=IFERROR(LOG(([.T18]/[.V18])/(1-[.T18]/[.V18])) / LOG([.$B18]/[.$A18]); 2 * SIGN( [.T18]-[.V18]/2))" office:value-type="float" office:value="0" calcext:value-type="float">
            <text:p>0</text:p>
          </table:table-cell>
          <table:table-cell table:formula="of:=IFERROR(LOG(([.W18]/[.Y18])/(1-[.W18]/[.Y18])) / LOG([.$B18]/[.$A18]); 2 * SIGN( [.W18]-[.Y18]/2))" office:value-type="float" office:value="-0.724541939040064" calcext:value-type="float">
            <text:p>-0.724541939</text:p>
          </table:table-cell>
          <table:table-cell table:formula="of:=IFERROR(LOG(([.Z18]/[.AB18])/(1-[.Z18]/[.AB18])) / LOG([.$B18]/[.$A18]); 2 * SIGN( [.Z18]-[.AB18]/2))" office:value-type="float" office:value="-0.724541939040064" calcext:value-type="float">
            <text:p>-0.724541939</text:p>
          </table:table-cell>
        </table:table-row>
        <table:table-row table:style-name="ro2">
          <table:table-cell table:style-name="ce49" office:value-type="float" office:value="4" calcext:value-type="float">
            <text:p>4</text:p>
          </table:table-cell>
          <table:table-cell table:style-name="ce49" office:value-type="float" office:value="10" calcext:value-type="float">
            <text:p>10</text:p>
          </table:table-cell>
          <table:table-cell table:style-name="ce49"/>
          <table:table-cell table:style-name="ce49" table:formula="of:=[.A19]&amp;[.B19]" office:value-type="string" office:string-value="410" calcext:value-type="string">
            <text:p>410</text:p>
          </table:table-cell>
          <table:table-cell office:value-type="float" office:value="2" calcext:value-type="float">
            <text:p>2</text:p>
          </table:table-cell>
          <table:table-cell table:formula="of:=[.G19]-[.E19]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J19]-[.H19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M19]-[.K19]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P19]-[.N19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S19]-[.Q19]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V19]-[.T19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Y19]-[.W19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B19]-[.Z1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ERROR(LOG(([.E19]/[.G19])/(1-[.E19]/[.G19])) / LOG([.$B19]/[.$A19]); 2 * SIGN( [.E19]-[.G19]/2))" office:value-type="float" office:value="2" calcext:value-type="float">
            <text:p>2</text:p>
          </table:table-cell>
          <table:table-cell/>
          <table:table-cell table:formula="of:=IFERROR(LOG(([.H19]/[.J19])/(1-[.H19]/[.J19])) / LOG([.$B19]/[.$A19]); 2 * SIGN( [.H19]-[.J19]/2))" office:value-type="float" office:value="2" calcext:value-type="float">
            <text:p>2</text:p>
          </table:table-cell>
          <table:table-cell table:formula="of:=IFERROR(LOG(([.K19]/[.M19])/(1-[.K19]/[.M19])) / LOG([.$B19]/[.$A19]); 2 * SIGN( [.K19]-[.M19]/2))" office:value-type="float" office:value="2" calcext:value-type="float">
            <text:p>2</text:p>
          </table:table-cell>
          <table:table-cell table:formula="of:=IFERROR(LOG(([.N19]/[.P19])/(1-[.N19]/[.P19])) / LOG([.$B19]/[.$A19]); 2 * SIGN( [.N19]-[.P19]/2))" office:value-type="float" office:value="2" calcext:value-type="float">
            <text:p>2</text:p>
          </table:table-cell>
          <table:table-cell table:formula="of:=IFERROR(LOG(([.Q19]/[.S19])/(1-[.Q19]/[.S19])) / LOG([.$B19]/[.$A19]); 2 * SIGN( [.Q19]-[.S19]/2))" office:value-type="float" office:value="2" calcext:value-type="float">
            <text:p>2</text:p>
          </table:table-cell>
          <table:table-cell table:formula="of:=IFERROR(LOG(([.T19]/[.V19])/(1-[.T19]/[.V19])) / LOG([.$B19]/[.$A19]); 2 * SIGN( [.T19]-[.V19]/2))" office:value-type="float" office:value="2" calcext:value-type="float">
            <text:p>2</text:p>
          </table:table-cell>
          <table:table-cell table:formula="of:=IFERROR(LOG(([.W19]/[.Y19])/(1-[.W19]/[.Y19])) / LOG([.$B19]/[.$A19]); 2 * SIGN( [.W19]-[.Y19]/2))" office:value-type="float" office:value="2" calcext:value-type="float">
            <text:p>2</text:p>
          </table:table-cell>
          <table:table-cell table:formula="of:=IFERROR(LOG(([.Z19]/[.AB19])/(1-[.Z19]/[.AB19])) / LOG([.$B19]/[.$A19]); 2 * SIGN( [.Z19]-[.AB19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table:formula="of:=[.A20]&amp;[.B20]" office:value-type="string" office:string-value="56" calcext:value-type="string">
            <text:p>56</text:p>
          </table:table-cell>
          <table:table-cell office:value-type="float" office:value="1" calcext:value-type="float">
            <text:p>1</text:p>
          </table:table-cell>
          <table:table-cell table:formula="of:=[.G20]-[.E20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20]-[.H2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0]-[.K20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P20]-[.N2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20]-[.Q20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20]-[.T2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20]-[.W2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B20]-[.Z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20]/[.G20])/(1-[.E20]/[.G20])) / LOG([.$B20]/[.$A20]); 2 * SIGN( [.E20]-[.G20]/2))" office:value-type="float" office:value="2" calcext:value-type="float">
            <text:p>2</text:p>
          </table:table-cell>
          <table:table-cell/>
          <table:table-cell table:formula="of:=IFERROR(LOG(([.H20]/[.J20])/(1-[.H20]/[.J20])) / LOG([.$B20]/[.$A20]); 2 * SIGN( [.H20]-[.J20]/2))" office:value-type="float" office:value="2" calcext:value-type="float">
            <text:p>2</text:p>
          </table:table-cell>
          <table:table-cell table:formula="of:=IFERROR(LOG(([.K20]/[.M20])/(1-[.K20]/[.M20])) / LOG([.$B20]/[.$A20]); 2 * SIGN( [.K20]-[.M20]/2))" office:value-type="float" office:value="2" calcext:value-type="float">
            <text:p>2</text:p>
          </table:table-cell>
          <table:table-cell table:formula="of:=IFERROR(LOG(([.N20]/[.P20])/(1-[.N20]/[.P20])) / LOG([.$B20]/[.$A20]); 2 * SIGN( [.N20]-[.P20]/2))" office:value-type="float" office:value="2" calcext:value-type="float">
            <text:p>2</text:p>
          </table:table-cell>
          <table:table-cell table:formula="of:=IFERROR(LOG(([.Q20]/[.S20])/(1-[.Q20]/[.S20])) / LOG([.$B20]/[.$A20]); 2 * SIGN( [.Q20]-[.S20]/2))" office:value-type="float" office:value="2" calcext:value-type="float">
            <text:p>2</text:p>
          </table:table-cell>
          <table:table-cell table:formula="of:=IFERROR(LOG(([.T20]/[.V20])/(1-[.T20]/[.V20])) / LOG([.$B20]/[.$A20]); 2 * SIGN( [.T20]-[.V20]/2))" office:value-type="float" office:value="2" calcext:value-type="float">
            <text:p>2</text:p>
          </table:table-cell>
          <table:table-cell table:formula="of:=IFERROR(LOG(([.W20]/[.Y20])/(1-[.W20]/[.Y20])) / LOG([.$B20]/[.$A20]); 2 * SIGN( [.W20]-[.Y20]/2))" office:value-type="float" office:value="2" calcext:value-type="float">
            <text:p>2</text:p>
          </table:table-cell>
          <table:table-cell table:formula="of:=IFERROR(LOG(([.Z20]/[.AB20])/(1-[.Z20]/[.AB20])) / LOG([.$B20]/[.$A20]); 2 * SIGN( [.Z20]-[.AB20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5" calcext:value-type="float">
            <text:p>5</text:p>
          </table:table-cell>
          <table:table-cell table:style-name="ce49" office:value-type="float" office:value="10" calcext:value-type="float">
            <text:p>10</text:p>
          </table:table-cell>
          <table:table-cell table:style-name="ce49"/>
          <table:table-cell table:style-name="ce49" table:formula="of:=[.A21]&amp;[.B21]" office:value-type="string" office:string-value="510" calcext:value-type="string">
            <text:p>510</text:p>
          </table:table-cell>
          <table:table-cell office:value-type="float" office:value="1" calcext:value-type="float">
            <text:p>1</text:p>
          </table:table-cell>
          <table:table-cell table:formula="of:=[.G21]-[.E21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J21]-[.H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21]-[.K21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P21]-[.N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S21]-[.Q21]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21]-[.T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Y21]-[.W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B21]-[.Z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21]/[.G21])/(1-[.E21]/[.G21])) / LOG([.$B21]/[.$A21]); 2 * SIGN( [.E21]-[.G21]/2))" office:value-type="float" office:value="2" calcext:value-type="float">
            <text:p>2</text:p>
          </table:table-cell>
          <table:table-cell/>
          <table:table-cell table:formula="of:=IFERROR(LOG(([.H21]/[.J21])/(1-[.H21]/[.J21])) / LOG([.$B21]/[.$A21]); 2 * SIGN( [.H21]-[.J21]/2))" office:value-type="float" office:value="2" calcext:value-type="float">
            <text:p>2</text:p>
          </table:table-cell>
          <table:table-cell table:formula="of:=IFERROR(LOG(([.K21]/[.M21])/(1-[.K21]/[.M21])) / LOG([.$B21]/[.$A21]); 2 * SIGN( [.K21]-[.M21]/2))" office:value-type="float" office:value="2" calcext:value-type="float">
            <text:p>2</text:p>
          </table:table-cell>
          <table:table-cell table:formula="of:=IFERROR(LOG(([.N21]/[.P21])/(1-[.N21]/[.P21])) / LOG([.$B21]/[.$A21]); 2 * SIGN( [.N21]-[.P21]/2))" office:value-type="float" office:value="2" calcext:value-type="float">
            <text:p>2</text:p>
          </table:table-cell>
          <table:table-cell table:formula="of:=IFERROR(LOG(([.Q21]/[.S21])/(1-[.Q21]/[.S21])) / LOG([.$B21]/[.$A21]); 2 * SIGN( [.Q21]-[.S21]/2))" office:value-type="float" office:value="2" calcext:value-type="float">
            <text:p>2</text:p>
          </table:table-cell>
          <table:table-cell table:formula="of:=IFERROR(LOG(([.T21]/[.V21])/(1-[.T21]/[.V21])) / LOG([.$B21]/[.$A21]); 2 * SIGN( [.T21]-[.V21]/2))" office:value-type="float" office:value="2" calcext:value-type="float">
            <text:p>2</text:p>
          </table:table-cell>
          <table:table-cell table:formula="of:=IFERROR(LOG(([.W21]/[.Y21])/(1-[.W21]/[.Y21])) / LOG([.$B21]/[.$A21]); 2 * SIGN( [.W21]-[.Y21]/2))" office:value-type="float" office:value="2" calcext:value-type="float">
            <text:p>2</text:p>
          </table:table-cell>
          <table:table-cell table:formula="of:=IFERROR(LOG(([.Z21]/[.AB21])/(1-[.Z21]/[.AB21])) / LOG([.$B21]/[.$A21]); 2 * SIGN( [.Z21]-[.AB21]/2))" office:value-type="float" office:value="2" calcext:value-type="float">
            <text:p>2</text:p>
          </table:table-cell>
        </table:table-row>
        <table:table-row table:style-name="ro2"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table:formula="of:=[.A22]&amp;[.B22]" office:value-type="string" office:string-value="68" calcext:value-type="string">
            <text:p>68</text:p>
          </table:table-cell>
          <table:table-cell office:value-type="float" office:value="0" calcext:value-type="float">
            <text:p>0</text:p>
          </table:table-cell>
          <table:table-cell table:formula="of:=[.G22]-[.E22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2]-[.H2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M22]-[.K22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22]-[.N2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2]-[.Q22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22]-[.T2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Y22]-[.W2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B22]-[.Z2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22]/[.G22])/(1-[.E22]/[.G22])) / LOG([.$B22]/[.$A22]); 2 * SIGN( [.E22]-[.G22]/2))" office:value-type="float" office:value="-2" calcext:value-type="float">
            <text:p>-2</text:p>
          </table:table-cell>
          <table:table-cell/>
          <table:table-cell table:formula="of:=IFERROR(LOG(([.H22]/[.J22])/(1-[.H22]/[.J22])) / LOG([.$B22]/[.$A22]); 2 * SIGN( [.H22]-[.J22]/2))" office:value-type="float" office:value="-2" calcext:value-type="float">
            <text:p>-2</text:p>
          </table:table-cell>
          <table:table-cell table:formula="of:=IFERROR(LOG(([.K22]/[.M22])/(1-[.K22]/[.M22])) / LOG([.$B22]/[.$A22]); 2 * SIGN( [.K22]-[.M22]/2))" office:value-type="float" office:value="-2" calcext:value-type="float">
            <text:p>-2</text:p>
          </table:table-cell>
          <table:table-cell table:formula="of:=IFERROR(LOG(([.N22]/[.P22])/(1-[.N22]/[.P22])) / LOG([.$B22]/[.$A22]); 2 * SIGN( [.N22]-[.P22]/2))" office:value-type="float" office:value="-2" calcext:value-type="float">
            <text:p>-2</text:p>
          </table:table-cell>
          <table:table-cell table:formula="of:=IFERROR(LOG(([.Q22]/[.S22])/(1-[.Q22]/[.S22])) / LOG([.$B22]/[.$A22]); 2 * SIGN( [.Q22]-[.S22]/2))" office:value-type="float" office:value="-2" calcext:value-type="float">
            <text:p>-2</text:p>
          </table:table-cell>
          <table:table-cell table:formula="of:=IFERROR(LOG(([.T22]/[.V22])/(1-[.T22]/[.V22])) / LOG([.$B22]/[.$A22]); 2 * SIGN( [.T22]-[.V22]/2))" office:value-type="float" office:value="-2" calcext:value-type="float">
            <text:p>-2</text:p>
          </table:table-cell>
          <table:table-cell table:formula="of:=IFERROR(LOG(([.W22]/[.Y22])/(1-[.W22]/[.Y22])) / LOG([.$B22]/[.$A22]); 2 * SIGN( [.W22]-[.Y22]/2))" office:value-type="float" office:value="-2" calcext:value-type="float">
            <text:p>-2</text:p>
          </table:table-cell>
          <table:table-cell table:formula="of:=IFERROR(LOG(([.Z22]/[.AB22])/(1-[.Z22]/[.AB22])) / LOG([.$B22]/[.$A22]); 2 * SIGN( [.Z22]-[.AB22]/2))" office:value-type="float" office:value="-2" calcext:value-type="float">
            <text:p>-2</text:p>
          </table:table-cell>
        </table:table-row>
        <table:table-row table:style-name="ro2"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table:formula="of:=[.A23]&amp;[.B23]" office:value-type="string" office:string-value="78" calcext:value-type="string">
            <text:p>78</text:p>
          </table:table-cell>
          <table:table-cell office:value-type="float" office:value="0" calcext:value-type="float">
            <text:p>0</text:p>
          </table:table-cell>
          <table:table-cell table:formula="of:=[.G23]-[.E23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3]-[.H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M23]-[.K23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23]-[.N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23]-[.Q23]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23]-[.T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Y23]-[.W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B23]-[.Z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ERROR(LOG(([.E23]/[.G23])/(1-[.E23]/[.G23])) / LOG([.$B23]/[.$A23]); 2 * SIGN( [.E23]-[.G23]/2))" office:value-type="float" office:value="-2" calcext:value-type="float">
            <text:p>-2</text:p>
          </table:table-cell>
          <table:table-cell/>
          <table:table-cell table:formula="of:=IFERROR(LOG(([.H23]/[.J23])/(1-[.H23]/[.J23])) / LOG([.$B23]/[.$A23]); 2 * SIGN( [.H23]-[.J23]/2))" office:value-type="float" office:value="-2" calcext:value-type="float">
            <text:p>-2</text:p>
          </table:table-cell>
          <table:table-cell table:formula="of:=IFERROR(LOG(([.K23]/[.M23])/(1-[.K23]/[.M23])) / LOG([.$B23]/[.$A23]); 2 * SIGN( [.K23]-[.M23]/2))" office:value-type="float" office:value="-2" calcext:value-type="float">
            <text:p>-2</text:p>
          </table:table-cell>
          <table:table-cell table:formula="of:=IFERROR(LOG(([.N23]/[.P23])/(1-[.N23]/[.P23])) / LOG([.$B23]/[.$A23]); 2 * SIGN( [.N23]-[.P23]/2))" office:value-type="float" office:value="-2" calcext:value-type="float">
            <text:p>-2</text:p>
          </table:table-cell>
          <table:table-cell table:formula="of:=IFERROR(LOG(([.Q23]/[.S23])/(1-[.Q23]/[.S23])) / LOG([.$B23]/[.$A23]); 2 * SIGN( [.Q23]-[.S23]/2))" office:value-type="float" office:value="-2" calcext:value-type="float">
            <text:p>-2</text:p>
          </table:table-cell>
          <table:table-cell table:formula="of:=IFERROR(LOG(([.T23]/[.V23])/(1-[.T23]/[.V23])) / LOG([.$B23]/[.$A23]); 2 * SIGN( [.T23]-[.V23]/2))" office:value-type="float" office:value="-2" calcext:value-type="float">
            <text:p>-2</text:p>
          </table:table-cell>
          <table:table-cell table:formula="of:=IFERROR(LOG(([.W23]/[.Y23])/(1-[.W23]/[.Y23])) / LOG([.$B23]/[.$A23]); 2 * SIGN( [.W23]-[.Y23]/2))" office:value-type="float" office:value="-2" calcext:value-type="float">
            <text:p>-2</text:p>
          </table:table-cell>
          <table:table-cell table:formula="of:=IFERROR(LOG(([.Z23]/[.AB23])/(1-[.Z23]/[.AB23])) / LOG([.$B23]/[.$A23]); 2 * SIGN( [.Z23]-[.AB23]/2))" office:value-type="float" office:value="-2" calcext:value-type="float">
            <text:p>-2</text:p>
          </table:table-cell>
        </table:table-row>
        <table:table-row table:style-name="ro2">
          <table:table-cell table:style-name="ce49" office:value-type="float" office:value="9" calcext:value-type="float">
            <text:p>9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number-columns-repeated="2"/>
          <table:table-cell table:number-columns-repeated="2"/>
          <table:table-cell table:style-name="ce50"/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ERROR(LOG(([.E24]/[.G24])/(1-[.E24]/[.G24])) / LOG([.$B24]/[.$A24]); 2 * SIGN( [.E24]-[.G24]/2))" office:value-type="float" office:value="0" calcext:value-type="float">
            <text:p>0</text:p>
          </table:table-cell>
          <table:table-cell/>
          <table:table-cell table:formula="of:=IFERROR(LOG(([.H24]/[.J24])/(1-[.H24]/[.J24])) / LOG([.$B24]/[.$A24]); 2 * SIGN( [.H24]-[.J24]/2))" office:value-type="float" office:value="0" calcext:value-type="float">
            <text:p>0</text:p>
          </table:table-cell>
          <table:table-cell table:formula="of:=IFERROR(LOG(([.K24]/[.M24])/(1-[.K24]/[.M24])) / LOG([.$B24]/[.$A24]); 2 * SIGN( [.K24]-[.M24]/2))" office:value-type="float" office:value="0" calcext:value-type="float">
            <text:p>0</text:p>
          </table:table-cell>
          <table:table-cell table:formula="of:=IFERROR(LOG(([.N24]/[.P24])/(1-[.N24]/[.P24])) / LOG([.$B24]/[.$A24]); 2 * SIGN( [.N24]-[.P24]/2))" office:value-type="float" office:value="0" calcext:value-type="float">
            <text:p>0</text:p>
          </table:table-cell>
          <table:table-cell table:formula="of:=IFERROR(LOG(([.Q24]/[.S24])/(1-[.Q24]/[.S24])) / LOG([.$B24]/[.$A24]); 2 * SIGN( [.Q24]-[.S24]/2))" office:value-type="float" office:value="0" calcext:value-type="float">
            <text:p>0</text:p>
          </table:table-cell>
          <table:table-cell table:formula="of:=IFERROR(LOG(([.T24]/[.V24])/(1-[.T24]/[.V24])) / LOG([.$B24]/[.$A24]); 2 * SIGN( [.T24]-[.V24]/2))" office:value-type="float" office:value="0" calcext:value-type="float">
            <text:p>0</text:p>
          </table:table-cell>
          <table:table-cell table:formula="of:=IFERROR(LOG(([.W24]/[.Y24])/(1-[.W24]/[.Y24])) / LOG([.$B24]/[.$A24]); 2 * SIGN( [.W24]-[.Y24]/2))" office:value-type="float" office:value="0" calcext:value-type="float">
            <text:p>0</text:p>
          </table:table-cell>
          <table:table-cell table:formula="of:=IFERROR(LOG(([.Z24]/[.AB24])/(1-[.Z24]/[.AB24])) / LOG([.$B24]/[.$A24]); 2 * SIGN( [.Z24]-[.AB24]/2))" office:value-type="float" office:value="-2" calcext:value-type="float">
            <text:p>-2</text:p>
          </table:table-cell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Totals:</text:p>
          </table:table-cell>
          <table:table-cell table:number-columns-repeated="5"/>
          <table:table-cell table:formula="of:=SUM([.G2:.G23])" office:value-type="float" office:value="108" calcext:value-type="float">
            <text:p>108</text:p>
          </table:table-cell>
          <table:table-cell table:number-columns-repeated="2"/>
          <table:table-cell table:formula="of:=SUM([.J2:.J23])" office:value-type="float" office:value="112" calcext:value-type="float">
            <text:p>112</text:p>
          </table:table-cell>
          <table:table-cell table:number-columns-repeated="2"/>
          <table:table-cell table:formula="of:=SUM([.M2:.M23])" office:value-type="float" office:value="116" calcext:value-type="float">
            <text:p>116</text:p>
          </table:table-cell>
          <table:table-cell table:number-columns-repeated="2"/>
          <table:table-cell table:formula="of:=SUM([.P2:.P23])" office:value-type="float" office:value="120" calcext:value-type="float">
            <text:p>120</text:p>
          </table:table-cell>
          <table:table-cell table:number-columns-repeated="2"/>
          <table:table-cell table:formula="of:=SUM([.S2:.S23])" office:value-type="float" office:value="124" calcext:value-type="float">
            <text:p>124</text:p>
          </table:table-cell>
          <table:table-cell table:number-columns-repeated="2"/>
          <table:table-cell table:formula="of:=SUM([.V2:.V23])" office:value-type="float" office:value="128" calcext:value-type="float">
            <text:p>128</text:p>
          </table:table-cell>
          <table:table-cell table:number-columns-repeated="7"/>
          <table:table-cell table:style-name="ce53" office:value-type="string" calcext:value-type="string">
            <text:p>Wt. avg:</text:p>
          </table:table-cell>
          <table:table-cell table:style-name="ce53" table:formula="of:=SUMPRODUCT([.AE2:.AE23];[.G2:.G23])/SUM([.G2:.G23])" office:value-type="float" office:value="0.388840484666724" calcext:value-type="float">
            <text:p>0.3888404847</text:p>
          </table:table-cell>
          <table:table-cell table:style-name="ce53"/>
          <table:table-cell table:style-name="ce53" table:formula="of:=SUMPRODUCT([.AG2:.AG24];[.J2:.J24])/SUM([.J2:.J24])" office:value-type="float" office:value="0.357969171794639" calcext:value-type="float">
            <text:p>0.3579691718</text:p>
          </table:table-cell>
          <table:table-cell table:style-name="ce53" table:formula="of:=SUMPRODUCT([.AH2:.AH24];[.M2:.M24])/SUM([.M2:.M24])" office:value-type="float" office:value="0.230235132744642" calcext:value-type="float">
            <text:p>0.2302351327</text:p>
          </table:table-cell>
          <table:table-cell table:style-name="ce53" table:formula="of:=SUMPRODUCT([.AI2:.AI24];[.P2:.P24])/SUM([.P2:.P24])" office:value-type="float" office:value="0.190971614544859" calcext:value-type="float">
            <text:p>0.1909716145</text:p>
          </table:table-cell>
          <table:table-cell table:style-name="ce53" table:formula="of:=SUMPRODUCT([.AJ2:.AJ24];[.S2:.S24])/SUM([.S2:.S24])" office:value-type="float" office:value="0.216737425375856" calcext:value-type="float">
            <text:p>0.2167374254</text:p>
          </table:table-cell>
          <table:table-cell table:style-name="ce53" table:formula="of:=SUMPRODUCT([.AK2:.AK24];[.V2:.V24])/SUM([.V2:.V24])" office:value-type="float" office:value="0.136706458002215" calcext:value-type="float">
            <text:p>0.136706458</text:p>
          </table:table-cell>
          <table:table-cell table:style-name="ce53" table:formula="of:=SUMPRODUCT([.AL2:.AL24];[.Y2:.Y24])/SUM([.Y2:.Y24])" office:value-type="float" office:value="0.118846306078976" calcext:value-type="float">
            <text:p>0.1188463061</text:p>
          </table:table-cell>
          <table:table-cell table:style-name="ce53" table:formula="of:=SUMPRODUCT([.AM2:.AM24];[.AB2:.AB24])/SUM([.AB2:.AB24])" office:value-type="float" office:value="0.150439578829168" calcext:value-type="float">
            <text:p>0.1504395788</text:p>
          </table:table-cell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Weighted Seeds:</text:p>
          </table:table-cell>
          <table:table-cell table:number-columns-repeated="3"/>
          <table:table-cell table:formula="of:=SUMPRODUCT([.$A2:.$A23];[.E2:.E23])/SUM([.E2:.E23])" office:value-type="float" office:value="1.63492063492063" calcext:value-type="float">
            <text:p>1.6349206349</text:p>
          </table:table-cell>
          <table:table-cell table:formula="of:=SUMPRODUCT([.$B2:.$B23];[.F2:.F23])/SUM([.F2:.F23])" office:value-type="float" office:value="4.06666666666667" calcext:value-type="float">
            <text:p>4.0666666667</text:p>
          </table:table-cell>
          <table:table-cell/>
          <table:table-cell table:formula="of:=SUMPRODUCT([.$A2:.$A24];[.H2:.H24])/SUM([.H2:.H24])" office:value-type="float" office:value="1.66153846153846" calcext:value-type="float">
            <text:p>1.6615384615</text:p>
          </table:table-cell>
          <table:table-cell table:formula="of:=SUMPRODUCT([.$B2:.$B24];[.I2:.I24])/SUM([.I2:.I24])" office:value-type="float" office:value="3.97872340425532" calcext:value-type="float">
            <text:p>3.9787234043</text:p>
          </table:table-cell>
          <table:table-cell/>
          <table:table-cell table:formula="of:=SUMPRODUCT([.$A2:.$A24];[.K2:.K24])/SUM([.K2:.K24])" office:value-type="float" office:value="1.65151515151515" calcext:value-type="float">
            <text:p>1.6515151515</text:p>
          </table:table-cell>
          <table:table-cell table:formula="of:=SUMPRODUCT([.$B2:.$B24];[.L2:.L24])/SUM([.L2:.L24])" office:value-type="float" office:value="4.08" calcext:value-type="float">
            <text:p>4.08</text:p>
          </table:table-cell>
          <table:table-cell/>
          <table:table-cell table:formula="of:=SUMPRODUCT([.$A2:.$A24];[.N2:.N24])/SUM([.N2:.N24])" office:value-type="float" office:value="1.64179104477612" calcext:value-type="float">
            <text:p>1.6417910448</text:p>
          </table:table-cell>
          <table:table-cell table:formula="of:=SUMPRODUCT([.$B2:.$B24];[.O2:.O24])/SUM([.O2:.O24])" office:value-type="float" office:value="4.16981132075472" calcext:value-type="float">
            <text:p>4.1698113208</text:p>
          </table:table-cell>
          <table:table-cell/>
          <table:table-cell table:formula="of:=SUMPRODUCT([.$A2:.$A24];[.Q2:.Q24])/SUM([.Q2:.Q24])" office:value-type="float" office:value="1.61428571428571" calcext:value-type="float">
            <text:p>1.6142857143</text:p>
          </table:table-cell>
          <table:table-cell table:formula="of:=SUMPRODUCT([.$B2:.$B24];[.R2:.R24])/SUM([.R2:.R24])" office:value-type="float" office:value="4.22222222222222" calcext:value-type="float">
            <text:p>4.2222222222</text:p>
          </table:table-cell>
          <table:table-cell/>
          <table:table-cell table:formula="of:=SUMPRODUCT([.$A2:.$A24];[.T2:.T24])/SUM([.T2:.T24])" office:value-type="float" office:value="1.6056338028169" calcext:value-type="float">
            <text:p>1.6056338028</text:p>
          </table:table-cell>
          <table:table-cell table:formula="of:=SUMPRODUCT([.$B2:.$B24];[.U2:.U24])/SUM([.U2:.U24])" office:value-type="float" office:value="4.24561403508772" calcext:value-type="float">
            <text:p>4.2456140351</text:p>
          </table:table-cell>
          <table:table-cell/>
          <table:table-cell table:formula="of:=SUMPRODUCT([.$A2:.$A24];[.W2:.W24])/SUM([.W2:.W24])" office:value-type="float" office:value="1.58904109589041" calcext:value-type="float">
            <text:p>1.5890410959</text:p>
          </table:table-cell>
          <table:table-cell table:formula="of:=SUMPRODUCT([.$B2:.$B24];[.X2:.X24])/SUM([.X2:.X24])" office:value-type="float" office:value="4.27118644067797" calcext:value-type="float">
            <text:p>4.2711864407</text:p>
          </table:table-cell>
          <table:table-cell/>
          <table:table-cell table:formula="of:=SUMPRODUCT([.$A2:.$A24];[.Z2:.Z24])/SUM([.Z2:.Z24])" office:value-type="float" office:value="1.59210526315789" calcext:value-type="float">
            <text:p>1.5921052632</text:p>
          </table:table-cell>
          <table:table-cell table:formula="of:=SUMPRODUCT([.$B2:.$B24];[.AA2:.AA24])/SUM([.AA2:.AA24])" office:value-type="float" office:value="4.38333333333333" calcext:value-type="float">
            <text:p>4.38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otal # wins:</text:p>
          </table:table-cell>
          <table:table-cell table:number-columns-repeated="3"/>
          <table:table-cell table:formula="of:=SUM([.E2:.E23])" office:value-type="float" office:value="63" calcext:value-type="float">
            <text:p>63</text:p>
          </table:table-cell>
          <table:table-cell table:formula="of:=SUM([.F2:.F23])" office:value-type="float" office:value="45" calcext:value-type="float">
            <text:p>45</text:p>
          </table:table-cell>
          <table:table-cell table:formula="of:=SUM([.G2:.G23])" office:value-type="float" office:value="108" calcext:value-type="float">
            <text:p>108</text:p>
          </table:table-cell>
          <table:table-cell table:formula="of:=SUM([.H2:.H24])" office:value-type="float" office:value="65" calcext:value-type="float">
            <text:p>65</text:p>
          </table:table-cell>
          <table:table-cell table:formula="of:=SUM([.I2:.I24])" office:value-type="float" office:value="47" calcext:value-type="float">
            <text:p>47</text:p>
          </table:table-cell>
          <table:table-cell table:formula="of:=SUM([.J2:.J24])" office:value-type="float" office:value="112" calcext:value-type="float">
            <text:p>112</text:p>
          </table:table-cell>
          <table:table-cell table:formula="of:=SUM([.K2:.K24])" office:value-type="float" office:value="66" calcext:value-type="float">
            <text:p>66</text:p>
          </table:table-cell>
          <table:table-cell table:formula="of:=SUM([.L2:.L24])" office:value-type="float" office:value="50" calcext:value-type="float">
            <text:p>50</text:p>
          </table:table-cell>
          <table:table-cell table:formula="of:=SUM([.M2:.M24])" office:value-type="float" office:value="116" calcext:value-type="float">
            <text:p>116</text:p>
          </table:table-cell>
          <table:table-cell table:formula="of:=SUM([.N2:.N24])" office:value-type="float" office:value="67" calcext:value-type="float">
            <text:p>67</text:p>
          </table:table-cell>
          <table:table-cell table:formula="of:=SUM([.O2:.O24])" office:value-type="float" office:value="53" calcext:value-type="float">
            <text:p>53</text:p>
          </table:table-cell>
          <table:table-cell table:formula="of:=SUM([.P2:.P24])" office:value-type="float" office:value="120" calcext:value-type="float">
            <text:p>120</text:p>
          </table:table-cell>
          <table:table-cell table:formula="of:=SUM([.Q2:.Q24])" office:value-type="float" office:value="70" calcext:value-type="float">
            <text:p>70</text:p>
          </table:table-cell>
          <table:table-cell table:formula="of:=SUM([.R2:.R24])" office:value-type="float" office:value="54" calcext:value-type="float">
            <text:p>54</text:p>
          </table:table-cell>
          <table:table-cell table:formula="of:=SUM([.S2:.S24])" office:value-type="float" office:value="124" calcext:value-type="float">
            <text:p>124</text:p>
          </table:table-cell>
          <table:table-cell table:formula="of:=SUM([.T2:.T24])" office:value-type="float" office:value="71" calcext:value-type="float">
            <text:p>71</text:p>
          </table:table-cell>
          <table:table-cell table:formula="of:=SUM([.U2:.U24])" office:value-type="float" office:value="57" calcext:value-type="float">
            <text:p>57</text:p>
          </table:table-cell>
          <table:table-cell table:formula="of:=SUM([.V2:.V24])" office:value-type="float" office:value="128" calcext:value-type="float">
            <text:p>128</text:p>
          </table:table-cell>
          <table:table-cell table:formula="of:=SUM([.W2:.W24])" office:value-type="float" office:value="73" calcext:value-type="float">
            <text:p>73</text:p>
          </table:table-cell>
          <table:table-cell table:formula="of:=SUM([.X2:.X24])" office:value-type="float" office:value="59" calcext:value-type="float">
            <text:p>59</text:p>
          </table:table-cell>
          <table:table-cell table:formula="of:=SUM([.Y2:.Y24])" office:value-type="float" office:value="132" calcext:value-type="float">
            <text:p>132</text:p>
          </table:table-cell>
          <table:table-cell table:formula="of:=SUM([.Z2:.Z24])" office:value-type="float" office:value="76" calcext:value-type="float">
            <text:p>76</text:p>
          </table:table-cell>
          <table:table-cell table:formula="of:=SUM([.AA2:.AA24])" office:value-type="float" office:value="60" calcext:value-type="float">
            <text:p>60</text:p>
          </table:table-cell>
          <table:table-cell table:formula="of:=SUM([.AB2:.AB24])" office:value-type="float" office:value="136" calcext:value-type="float">
            <text:p>13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eighted alpha:</text:p>
          </table:table-cell>
          <table:table-cell table:number-columns-repeated="3"/>
          <table:table-cell table:formula="of:=LOG(([.E29]/[.G29])/(1 - ([.E29]/[.G29])) / LOG([.F28]/[.E28]))" office:value-type="float" office:value="0.548716000370689" calcext:value-type="float">
            <text:p>0.5487160004</text:p>
          </table:table-cell>
          <table:table-cell table:number-columns-repeated="2"/>
          <table:table-cell table:formula="of:=LOG(([.H29]/[.J29])/(1 - ([.H29]/[.J29])) / LOG([.I28]/[.H28]))" office:value-type="float" office:value="0.561908976532567" calcext:value-type="float">
            <text:p>0.5619089765</text:p>
          </table:table-cell>
          <table:table-cell table:number-columns-repeated="2"/>
          <table:table-cell table:formula="of:=LOG(([.K29]/[.M29])/(1 - ([.K29]/[.M29])) / LOG([.L28]/[.K28]))" office:value-type="float" office:value="0.526427218317055" calcext:value-type="float">
            <text:p>0.5264272183</text:p>
          </table:table-cell>
          <table:table-cell table:number-columns-repeated="2"/>
          <table:table-cell table:formula="of:=LOG(([.N29]/[.P29])/(1 - ([.N29]/[.P29])) / LOG([.O28]/[.N28]))" office:value-type="float" office:value="0.494560015361284" calcext:value-type="float">
            <text:p>0.4945600154</text:p>
          </table:table-cell>
          <table:table-cell table:number-columns-repeated="2"/>
          <table:table-cell table:formula="of:=LOG(([.Q29]/[.S29])/(1 - ([.Q29]/[.S29])) / LOG([.R28]/[.Q28]))" office:value-type="float" office:value="0.491984680169205" calcext:value-type="float">
            <text:p>0.4919846802</text:p>
          </table:table-cell>
          <table:table-cell table:number-columns-repeated="2"/>
          <table:table-cell table:formula="of:=LOG(([.T29]/[.V29])/(1 - ([.T29]/[.V29])) / LOG([.U28]/[.T28]))" office:value-type="float" office:value="0.469768574172932" calcext:value-type="float">
            <text:p>0.4697685742</text:p>
          </table:table-cell>
          <table:table-cell table:number-columns-repeated="2"/>
          <table:table-cell table:formula="of:=LOG(([.W29]/[.Y29])/(1 - ([.W29]/[.Y29])) / LOG([.X28]/[.W28]))" office:value-type="float" office:value="0.459595255817392" calcext:value-type="float">
            <text:p>0.4595952558</text:p>
          </table:table-cell>
          <table:table-cell table:number-columns-repeated="2"/>
          <table:table-cell table:formula="of:=LOG(([.Z29]/[.AB29])/(1 - ([.Z29]/[.AB29])) / LOG([.AA28]/[.Z28]))" office:value-type="float" office:value="0.45937480760118" calcext:value-type="float">
            <text:p>0.4593748076</text:p>
          </table:table-cell>
          <table:table-cell table:number-columns-repeated="13"/>
        </table:table-row>
        <table:table-row table:style-name="ro2" table:number-rows-repeated="3">
          <table:table-cell table:number-columns-repeated="39"/>
        </table:table-row>
        <table:table-row table:style-name="ro2">
          <table:table-cell table:style-name="ce12" table:number-columns-repeated="2"/>
          <table:table-cell table:number-columns-repeated="37"/>
        </table:table-row>
        <table:table-row table:style-name="ro2" table:number-rows-repeated="1048541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Round5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3" table:visibility="collapse" table:number-columns-repeated="5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21" table:default-cell-style-name="ce10"/>
        <table:table-column table:style-name="co22" table:visibility="collapse" table:number-columns-repeated="2" table:default-cell-style-name="ce10"/>
        <table:table-column table:style-name="co22" table:number-columns-repeated="7" table:default-cell-style-name="ce10"/>
        <table:table-row table:style-name="ro1"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table:number-columns-repeated="2"/>
          <table:table-cell table:style-name="ce11" office:value-type="float" office:value="2012" calcext:value-type="float" table:number-columns-spanned="3" table:number-rows-spanned="1">
            <text:p>2012</text:p>
          </table:table-cell>
          <table:covered-table-cell table:style-name="ce11"/>
          <table:covered-table-cell table:style-name="ce12"/>
          <table:table-cell table:style-name="ce11" office:value-type="float" office:value="2013" calcext:value-type="float" table:number-columns-spanned="3" table:number-rows-spanned="1">
            <text:p>2013</text:p>
          </table:table-cell>
          <table:covered-table-cell table:style-name="ce11"/>
          <table:covered-table-cell table:style-name="ce12"/>
          <table:table-cell table:style-name="ce11" office:value-type="float" office:value="2014" calcext:value-type="float" table:number-columns-spanned="3" table:number-rows-spanned="1">
            <text:p>2014</text:p>
          </table:table-cell>
          <table:covered-table-cell table:style-name="ce11"/>
          <table:covered-table-cell table:style-name="ce12"/>
          <table:table-cell table:style-name="ce11" office:value-type="float" office:value="2015" calcext:value-type="float" table:number-columns-spanned="3" table:number-rows-spanned="1">
            <text:p>2015</text:p>
          </table:table-cell>
          <table:covered-table-cell table:style-name="ce11"/>
          <table:covered-table-cell table:style-name="ce12"/>
          <table:table-cell table:style-name="ce11" office:value-type="float" office:value="2016" calcext:value-type="float" table:number-columns-spanned="3" table:number-rows-spanned="1">
            <text:p>2016</text:p>
          </table:table-cell>
          <table:covered-table-cell table:style-name="ce11"/>
          <table:covered-table-cell table:style-name="ce12"/>
          <table:table-cell table:style-name="ce11" office:value-type="float" office:value="2017" calcext:value-type="float" table:number-columns-spanned="3" table:number-rows-spanned="1">
            <text:p>2017</text:p>
          </table:table-cell>
          <table:covered-table-cell table:style-name="ce11"/>
          <table:covered-table-cell table:style-name="ce12"/>
          <table:table-cell table:style-name="ce11" office:value-type="float" office:value="2018" calcext:value-type="float" table:number-columns-spanned="3" table:number-rows-spanned="1">
            <text:p>2018</text:p>
          </table:table-cell>
          <table:covered-table-cell table:style-name="ce11"/>
          <table:covered-table-cell table:style-name="ce12"/>
          <table:table-cell table:style-name="ce11" office:value-type="float" office:value="2019" calcext:value-type="float" table:number-columns-spanned="3" table:number-rows-spanned="1">
            <text:p>2019</text:p>
          </table:table-cell>
          <table:covered-table-cell table:style-name="ce11"/>
          <table:covered-table-cell table:style-name="ce12"/>
          <table:table-cell/>
          <table:table-cell table:style-name="ce52" table:number-columns-repeated="3"/>
          <table:table-cell table:style-name="ce54" table:number-columns-repeated="7"/>
        </table:table-row>
        <table:table-row table:style-name="ro2"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table:formula="of:=[.A2]&amp;[.B2]" office:value-type="string" office:string-value="11" calcext:value-type="string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[.G2]-[.E2]" office:value-type="float" office:value="0" calcext:value-type="float">
            <text:p>0</text:p>
          </table:table-cell>
          <table:table-cell table:style-name="ce57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[.J2]-[.H2]" office:value-type="float" office:value="0" calcext:value-type="float">
            <text:p>0</text:p>
          </table:table-cell>
          <table:table-cell table:style-name="ce57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[.M2]-[.K2]" office:value-type="float" office:value="0" calcext:value-type="float">
            <text:p>0</text:p>
          </table:table-cell>
          <table:table-cell table:style-name="ce57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[.P2]-[.N2]" office:value-type="float" office:value="0" calcext:value-type="float">
            <text:p>0</text:p>
          </table:table-cell>
          <table:table-cell table:style-name="ce57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S2]-[.Q2]" office:value-type="float" office:value="0" calcext:value-type="float">
            <text:p>0</text:p>
          </table:table-cell>
          <table:table-cell table:style-name="ce57"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V2]-[.T2]" office:value-type="float" office:value="0" calcext:value-type="float">
            <text:p>0</text:p>
          </table:table-cell>
          <table:table-cell table:style-name="ce57" office:value-type="float" office:value="12" calcext:value-type="float">
            <text:p>12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Y2]-[.W2]" office:value-type="float" office:value="0" calcext:value-type="float">
            <text:p>0</text:p>
          </table:table-cell>
          <table:table-cell table:style-name="ce57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formula="of:=[.AB2]-[.Z2]" office:value-type="float" office:value="0" calcext:value-type="float">
            <text:p>0</text:p>
          </table:table-cell>
          <table:table-cell table:style-name="ce57"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table:formula="of:=[.A3]&amp;[.B3]" office:value-type="string" office:string-value="12" calcext:value-type="string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G3]-[.E3]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J3]-[.H3]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M3]-[.K3]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P3]-[.N3]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S3]-[.Q3]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V3]-[.T3]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Y3]-[.W3]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AB3]-[.Z3]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table:formula="of:=[.A4]&amp;[.B4]" office:value-type="string" office:string-value="13" calcext:value-type="string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G4]-[.E4]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J4]-[.H4]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M4]-[.K4]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4]-[.N4]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S4]-[.Q4]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V4]-[.T4]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Y4]-[.W4]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AB4]-[.Z4]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table:formula="of:=[.A5]&amp;[.B5]" office:value-type="string" office:string-value="14" calcext:value-type="string">
            <text:p>1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G5]-[.E5]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J5]-[.H5]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M5]-[.K5]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P5]-[.N5]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S5]-[.Q5]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V5]-[.T5]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Y5]-[.W5]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AB5]-[.Z5]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56" table:formula="of:=[.A6]&amp;[.B6]" office:value-type="string" office:string-value="15" calcext:value-type="string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6]-[.E6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6]-[.H6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6]-[.K6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6]-[.N6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6]-[.Q6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6]-[.T6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6]-[.W6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6]-[.Z6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56"/>
          <table:table-cell table:style-name="ce56" table:formula="of:=[.A7]&amp;[.B7]" office:value-type="string" office:string-value="17" calcext:value-type="string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7]-[.E7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7]-[.H7]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M7]-[.K7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7]-[.N7]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7]-[.Q7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7]-[.T7]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Y7]-[.W7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AB7]-[.Z7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8]&amp;[.B8]" office:value-type="string" office:string-value="18" calcext:value-type="string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8]-[.E8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8]-[.H8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8]-[.K8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8]-[.N8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8]-[.Q8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8]-[.T8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8]-[.W8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8]-[.Z8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9" calcext:value-type="float">
            <text:p>9</text:p>
          </table:table-cell>
          <table:table-cell table:style-name="ce56"/>
          <table:table-cell table:style-name="ce56" table:formula="of:=[.A9]&amp;[.B9]" office:value-type="string" office:string-value="19" calcext:value-type="string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9]-[.E9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9]-[.H9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M9]-[.K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9]-[.N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9]-[.Q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9]-[.T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9]-[.W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9]-[.Z9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style-name="ce56" table:formula="of:=[.A10]&amp;[.B10]" office:value-type="string" office:string-value="110" calcext:value-type="string">
            <text:p>1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10]-[.E10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10]-[.H10]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M10]-[.K10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10]-[.N10]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S10]-[.Q10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10]-[.T10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10]-[.W10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10]-[.Z10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56" table:formula="of:=[.A11]&amp;[.B11]" office:value-type="string" office:string-value="22" calcext:value-type="string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11]-[.E1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J11]-[.H11]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M11]-[.K11]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11]-[.N11]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S11]-[.Q11]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V11]-[.T11]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Y11]-[.W11]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AB11]-[.Z11]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table:formula="of:=[.A12]&amp;[.B12]" office:value-type="string" office:string-value="23" calcext:value-type="string">
            <text:p>2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G12]-[.E12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J12]-[.H12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M12]-[.K12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P12]-[.N12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S12]-[.Q12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V12]-[.T12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Y12]-[.W12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AB12]-[.Z12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table:formula="of:=[.A13]&amp;[.B13]" office:value-type="string" office:string-value="24" calcext:value-type="string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13]-[.E13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13]-[.H13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13]-[.K13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13]-[.N13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13]-[.Q13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13]-[.T13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13]-[.W13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13]-[.Z13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56" table:formula="of:=[.A14]&amp;[.B14]" office:value-type="string" office:string-value="25" calcext:value-type="string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14]-[.E14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14]-[.H14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M14]-[.K14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14]-[.N14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S14]-[.Q14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V14]-[.T14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Y14]-[.W14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AB14]-[.Z14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table:formula="of:=[.A15]&amp;[.B15]" office:value-type="string" office:string-value="26" calcext:value-type="string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15]-[.E15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15]-[.H15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M15]-[.K15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15]-[.N15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S15]-[.Q15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15]-[.T15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Y15]-[.W15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AB15]-[.Z15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16]&amp;[.B16]" office:value-type="string" office:string-value="28" calcext:value-type="string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16]-[.E16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16]-[.H16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M16]-[.K16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16]-[.N16]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S16]-[.Q16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V16]-[.T16]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Y16]-[.W16]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AB16]-[.Z16]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11" calcext:value-type="float">
            <text:p>11</text:p>
          </table:table-cell>
          <table:table-cell table:style-name="ce56"/>
          <table:table-cell table:style-name="ce56" table:formula="of:=[.A17]&amp;[.B17]" office:value-type="string" office:string-value="211" calcext:value-type="string">
            <text:p>2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17]-[.E17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17]-[.H17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17]-[.K17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17]-[.N17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17]-[.Q17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17]-[.T17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17]-[.W17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17]-[.Z17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table:formula="of:=[.A18]&amp;[.B18]" office:value-type="string" office:string-value="34" calcext:value-type="string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G18]-[.E18]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J18]-[.H18]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M18]-[.K18]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18]-[.N18]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S18]-[.Q18]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V18]-[.T18]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Y18]-[.W18]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AB18]-[.Z18]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6" office:value-type="float" office:value="11" calcext:value-type="float">
            <text:p>11</text:p>
          </table:table-cell>
          <table:table-cell table:style-name="ce56"/>
          <table:table-cell table:style-name="ce56" table:formula="of:=[.A19]&amp;[.B19]" office:value-type="string" office:string-value="311" calcext:value-type="string">
            <text:p>3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19]-[.E1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19]-[.H1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19]-[.K1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19]-[.N1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19]-[.Q1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19]-[.T1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19]-[.W19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AB19]-[.Z19]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number-columns-repeated="2" table:style-name="ce56" office:value-type="float" office:value="4" calcext:value-type="float">
            <text:p>4</text:p>
          </table:table-cell>
          <table:table-cell table:style-name="ce56"/>
          <table:table-cell table:style-name="ce56" table:formula="of:=[.A20]&amp;[.B20]" office:value-type="string" office:string-value="44" calcext:value-type="string">
            <text:p>44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20]-[.E20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20]-[.H20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M20]-[.K20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20]-[.N20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20]-[.Q20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20]-[.T20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20]-[.W20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20]-[.Z20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56" table:formula="of:=[.A21]&amp;[.B21]" office:value-type="string" office:string-value="45" calcext:value-type="string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21]-[.E2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21]-[.H2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21]-[.K2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21]-[.N2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21]-[.Q2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21]-[.T2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21]-[.W2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21]-[.Z21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table:formula="of:=[.A22]&amp;[.B22]" office:value-type="string" office:string-value="46" calcext:value-type="string">
            <text:p>46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22]-[.E22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22]-[.H22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M22]-[.K22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22]-[.N22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S22]-[.Q22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V22]-[.T22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Y22]-[.W22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AB22]-[.Z22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number-columns-repeated="2" table:style-name="ce56" office:value-type="float" office:value="5" calcext:value-type="float">
            <text:p>5</text:p>
          </table:table-cell>
          <table:table-cell table:style-name="ce56"/>
          <table:table-cell table:style-name="ce56" table:formula="of:=[.A23]&amp;[.B23]" office:value-type="string" office:string-value="55" calcext:value-type="string">
            <text:p>5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23]-[.E23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23]-[.H23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23]-[.K23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23]-[.N23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23]-[.Q23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23]-[.T23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23]-[.W23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23]-[.Z23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24]&amp;[.B24]" office:value-type="string" office:string-value="58" calcext:value-type="string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24]-[.E24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24]-[.H24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24]-[.K24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24]-[.N24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24]-[.Q24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24]-[.T24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24]-[.W24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24]-[.Z24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11" calcext:value-type="float">
            <text:p>11</text:p>
          </table:table-cell>
          <table:table-cell table:style-name="ce56"/>
          <table:table-cell table:style-name="ce56" table:formula="of:=[.A25]&amp;[.B25]" office:value-type="string" office:string-value="811" calcext:value-type="string">
            <text:p>8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25]-[.E2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25]-[.H2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25]-[.K2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25]-[.N2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25]-[.Q2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25]-[.T2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25]-[.W2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25]-[.Z25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Totals:</text:p>
          </table:table-cell>
          <table:table-cell table:number-columns-repeated="5"/>
          <table:table-cell table:formula="of:=SUM([.G2:.G25])" office:value-type="float" office:value="54" calcext:value-type="float">
            <text:p>54</text:p>
          </table:table-cell>
          <table:table-cell table:number-columns-repeated="2"/>
          <table:table-cell table:formula="of:=SUM([.J2:.J25])" office:value-type="float" office:value="56" calcext:value-type="float">
            <text:p>56</text:p>
          </table:table-cell>
          <table:table-cell table:number-columns-repeated="2"/>
          <table:table-cell table:formula="of:=SUM([.M2:.M25])" office:value-type="float" office:value="58" calcext:value-type="float">
            <text:p>58</text:p>
          </table:table-cell>
          <table:table-cell table:number-columns-repeated="2"/>
          <table:table-cell table:formula="of:=SUM([.P2:.P25])" office:value-type="float" office:value="60" calcext:value-type="float">
            <text:p>60</text:p>
          </table:table-cell>
          <table:table-cell table:number-columns-repeated="2"/>
          <table:table-cell table:formula="of:=SUM([.S2:.S25])" office:value-type="float" office:value="62" calcext:value-type="float">
            <text:p>62</text:p>
          </table:table-cell>
          <table:table-cell table:number-columns-repeated="2"/>
          <table:table-cell table:formula="of:=SUM([.V2:.V25])" office:value-type="float" office:value="64" calcext:value-type="float">
            <text:p>64</text:p>
          </table:table-cell>
          <table:table-cell table:number-columns-repeated="2"/>
          <table:table-cell table:formula="of:=SUM([.Y2:.Y25])" office:value-type="float" office:value="66" calcext:value-type="float">
            <text:p>66</text:p>
          </table:table-cell>
          <table:table-cell table:number-columns-repeated="2"/>
          <table:table-cell table:formula="of:=SUM([.AB2:.AB25])" office:value-type="float" office:value="68" calcext:value-type="float">
            <text:p>68</text:p>
          </table:table-cell>
          <table:table-cell table:number-columns-repeated="11"/>
        </table:table-row>
        <table:table-row table:style-name="ro2" table:number-rows-repeated="6">
          <table:table-cell table:number-columns-repeated="39"/>
        </table:table-row>
        <table:table-row table:style-name="ro2">
          <table:table-cell office:value-type="string" calcext:value-type="string">
            <text:p>Matchups between different seeds:</text:p>
          </table:table-cell>
          <table:table-cell table:number-columns-repeated="38"/>
        </table:table-row>
        <table:table-row table:style-name="ro2">
          <table:table-cell table:number-columns-repeated="39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table:formula="of:=[.A36]&amp;[.B36]" office:value-type="string" office:string-value="12" calcext:value-type="string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G36]-[.E36]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J36]-[.H36]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M36]-[.K36]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P36]-[.N36]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S36]-[.Q36]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V36]-[.T36]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Y36]-[.W36]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AB36]-[.Z36]" office:value-type="float" office:value="4" calcext:value-type="float">
            <text:p>4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/>
          <table:table-cell table:formula="of:=IFERROR(LOG(([.E36]/[.G36])/(1-[.E36]/[.G36])) / LOG([.$B36]/[.$A36]); 2 * SIGN( [.E36]-[.G36]/2))" office:value-type="float" office:value="0.584962500721156" calcext:value-type="float">
            <text:p>0.5849625007</text:p>
          </table:table-cell>
          <table:table-cell/>
          <table:table-cell table:formula="of:=IFERROR(LOG(([.H36]/[.J36])/(1-[.H36]/[.J36])) / LOG([.$B36]/[.$A36]); 2 * SIGN( [.H36]-[.J36]/2))" office:value-type="float" office:value="0.584962500721156" calcext:value-type="float">
            <text:p>0.5849625007</text:p>
          </table:table-cell>
          <table:table-cell table:formula="of:=IFERROR(LOG(([.K36]/[.M36])/(1-[.K36]/[.M36])) / LOG([.$B36]/[.$A36]); 2 * SIGN( [.K36]-[.M36]/2))" office:value-type="float" office:value="0.584962500721156" calcext:value-type="float">
            <text:p>0.5849625007</text:p>
          </table:table-cell>
          <table:table-cell table:formula="of:=IFERROR(LOG(([.N36]/[.P36])/(1-[.N36]/[.P36])) / LOG([.$B36]/[.$A36]); 2 * SIGN( [.N36]-[.P36]/2))" office:value-type="float" office:value="0.584962500721156" calcext:value-type="float">
            <text:p>0.5849625007</text:p>
          </table:table-cell>
          <table:table-cell table:formula="of:=IFERROR(LOG(([.Q36]/[.S36])/(1-[.Q36]/[.S36])) / LOG([.$B36]/[.$A36]); 2 * SIGN( [.Q36]-[.S36]/2))" office:value-type="float" office:value="0.584962500721156" calcext:value-type="float">
            <text:p>0.5849625007</text:p>
          </table:table-cell>
          <table:table-cell table:formula="of:=IFERROR(LOG(([.T36]/[.V36])/(1-[.T36]/[.V36])) / LOG([.$B36]/[.$A36]); 2 * SIGN( [.T36]-[.V36]/2))" office:value-type="float" office:value="0.584962500721156" calcext:value-type="float">
            <text:p>0.5849625007</text:p>
          </table:table-cell>
          <table:table-cell table:formula="of:=IFERROR(LOG(([.W36]/[.Y36])/(1-[.W36]/[.Y36])) / LOG([.$B36]/[.$A36]); 2 * SIGN( [.W36]-[.Y36]/2))" office:value-type="float" office:value="0.584962500721156" calcext:value-type="float">
            <text:p>0.5849625007</text:p>
          </table:table-cell>
          <table:table-cell table:formula="of:=IFERROR(LOG(([.Z36]/[.AB36])/(1-[.Z36]/[.AB36])) / LOG([.$B36]/[.$A36]); 2 * SIGN( [.Z36]-[.AB36]/2))" office:value-type="float" office:value="0.584962500721156" calcext:value-type="float">
            <text:p>0.5849625007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table:formula="of:=[.A37]&amp;[.B37]" office:value-type="string" office:string-value="13" calcext:value-type="string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G37]-[.E37]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J37]-[.H37]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M37]-[.K37]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37]-[.N37]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S37]-[.Q37]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V37]-[.T37]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Y37]-[.W37]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AB37]-[.Z37]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/>
          <table:table-cell table:formula="of:=IFERROR(LOG(([.E37]/[.G37])/(1-[.E37]/[.G37])) / LOG([.$B37]/[.$A37]); 2 * SIGN( [.E37]-[.G37]/2))" office:value-type="float" office:value="-0.630929753571457" calcext:value-type="float">
            <text:p>-0.6309297536</text:p>
          </table:table-cell>
          <table:table-cell/>
          <table:table-cell table:formula="of:=IFERROR(LOG(([.H37]/[.J37])/(1-[.H37]/[.J37])) / LOG([.$B37]/[.$A37]); 2 * SIGN( [.H37]-[.J37]/2))" office:value-type="float" office:value="-0.630929753571457" calcext:value-type="float">
            <text:p>-0.6309297536</text:p>
          </table:table-cell>
          <table:table-cell table:formula="of:=IFERROR(LOG(([.K37]/[.M37])/(1-[.K37]/[.M37])) / LOG([.$B37]/[.$A37]); 2 * SIGN( [.K37]-[.M37]/2))" office:value-type="float" office:value="-0.630929753571457" calcext:value-type="float">
            <text:p>-0.6309297536</text:p>
          </table:table-cell>
          <table:table-cell table:formula="of:=IFERROR(LOG(([.N37]/[.P37])/(1-[.N37]/[.P37])) / LOG([.$B37]/[.$A37]); 2 * SIGN( [.N37]-[.P37]/2))" office:value-type="float" office:value="-0.630929753571457" calcext:value-type="float">
            <text:p>-0.6309297536</text:p>
          </table:table-cell>
          <table:table-cell table:formula="of:=IFERROR(LOG(([.Q37]/[.S37])/(1-[.Q37]/[.S37])) / LOG([.$B37]/[.$A37]); 2 * SIGN( [.Q37]-[.S37]/2))" office:value-type="float" office:value="-0.630929753571457" calcext:value-type="float">
            <text:p>-0.6309297536</text:p>
          </table:table-cell>
          <table:table-cell table:formula="of:=IFERROR(LOG(([.T37]/[.V37])/(1-[.T37]/[.V37])) / LOG([.$B37]/[.$A37]); 2 * SIGN( [.T37]-[.V37]/2))" office:value-type="float" office:value="-0.630929753571457" calcext:value-type="float">
            <text:p>-0.6309297536</text:p>
          </table:table-cell>
          <table:table-cell table:formula="of:=IFERROR(LOG(([.W37]/[.Y37])/(1-[.W37]/[.Y37])) / LOG([.$B37]/[.$A37]); 2 * SIGN( [.W37]-[.Y37]/2))" office:value-type="float" office:value="-0.261859507142915" calcext:value-type="float">
            <text:p>-0.2618595071</text:p>
          </table:table-cell>
          <table:table-cell table:formula="of:=IFERROR(LOG(([.Z37]/[.AB37])/(1-[.Z37]/[.AB37])) / LOG([.$B37]/[.$A37]); 2 * SIGN( [.Z37]-[.AB37]/2))" office:value-type="float" office:value="-0.261859507142915" calcext:value-type="float">
            <text:p>-0.2618595071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table:formula="of:=[.A38]&amp;[.B38]" office:value-type="string" office:string-value="14" calcext:value-type="string">
            <text:p>14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G38]-[.E38]" office:value-type="float" office:value="1" calcext:value-type="float">
            <text:p>1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J38]-[.H38]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M38]-[.K38]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P38]-[.N38]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S38]-[.Q38]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V38]-[.T38]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Y38]-[.W38]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AB38]-[.Z38]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/>
          <table:table-cell table:formula="of:=IFERROR(LOG(([.E38]/[.G38])/(1-[.E38]/[.G38])) / LOG([.$B38]/[.$A38]); 2 * SIGN( [.E38]-[.G38]/2))" office:value-type="float" office:value="1" calcext:value-type="float">
            <text:p>1</text:p>
          </table:table-cell>
          <table:table-cell/>
          <table:table-cell table:formula="of:=IFERROR(LOG(([.H38]/[.J38])/(1-[.H38]/[.J38])) / LOG([.$B38]/[.$A38]); 2 * SIGN( [.H38]-[.J38]/2))" office:value-type="float" office:value="1.16096404744368" calcext:value-type="float">
            <text:p>1.1609640474</text:p>
          </table:table-cell>
          <table:table-cell table:formula="of:=IFERROR(LOG(([.K38]/[.M38])/(1-[.K38]/[.M38])) / LOG([.$B38]/[.$A38]); 2 * SIGN( [.K38]-[.M38]/2))" office:value-type="float" office:value="1.16096404744368" calcext:value-type="float">
            <text:p>1.1609640474</text:p>
          </table:table-cell>
          <table:table-cell table:formula="of:=IFERROR(LOG(([.N38]/[.P38])/(1-[.N38]/[.P38])) / LOG([.$B38]/[.$A38]); 2 * SIGN( [.N38]-[.P38]/2))" office:value-type="float" office:value="1.16096404744368" calcext:value-type="float">
            <text:p>1.1609640474</text:p>
          </table:table-cell>
          <table:table-cell table:formula="of:=IFERROR(LOG(([.Q38]/[.S38])/(1-[.Q38]/[.S38])) / LOG([.$B38]/[.$A38]); 2 * SIGN( [.Q38]-[.S38]/2))" office:value-type="float" office:value="1.16096404744368" calcext:value-type="float">
            <text:p>1.1609640474</text:p>
          </table:table-cell>
          <table:table-cell table:formula="of:=IFERROR(LOG(([.T38]/[.V38])/(1-[.T38]/[.V38])) / LOG([.$B38]/[.$A38]); 2 * SIGN( [.T38]-[.V38]/2))" office:value-type="float" office:value="1.16096404744368" calcext:value-type="float">
            <text:p>1.1609640474</text:p>
          </table:table-cell>
          <table:table-cell table:formula="of:=IFERROR(LOG(([.W38]/[.Y38])/(1-[.W38]/[.Y38])) / LOG([.$B38]/[.$A38]); 2 * SIGN( [.W38]-[.Y38]/2))" office:value-type="float" office:value="1.16096404744368" calcext:value-type="float">
            <text:p>1.1609640474</text:p>
          </table:table-cell>
          <table:table-cell table:formula="of:=IFERROR(LOG(([.Z38]/[.AB38])/(1-[.Z38]/[.AB38])) / LOG([.$B38]/[.$A38]); 2 * SIGN( [.Z38]-[.AB38]/2))" office:value-type="float" office:value="1.16096404744368" calcext:value-type="float">
            <text:p>1.1609640474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56" table:formula="of:=[.A39]&amp;[.B39]" office:value-type="string" office:string-value="15" calcext:value-type="string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39]-[.E3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39]-[.H3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39]-[.K3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39]-[.N3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39]-[.Q3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39]-[.T3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39]-[.W3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39]-[.Z39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39]/[.G39])/(1-[.E39]/[.G39])) / LOG([.$B39]/[.$A39]); 2 * SIGN( [.E39]-[.G39]/2))" office:value-type="float" office:value="2" calcext:value-type="float">
            <text:p>2</text:p>
          </table:table-cell>
          <table:table-cell/>
          <table:table-cell table:formula="of:=IFERROR(LOG(([.H39]/[.J39])/(1-[.H39]/[.J39])) / LOG([.$B39]/[.$A39]); 2 * SIGN( [.H39]-[.J39]/2))" office:value-type="float" office:value="2" calcext:value-type="float">
            <text:p>2</text:p>
          </table:table-cell>
          <table:table-cell table:formula="of:=IFERROR(LOG(([.K39]/[.M39])/(1-[.K39]/[.M39])) / LOG([.$B39]/[.$A39]); 2 * SIGN( [.K39]-[.M39]/2))" office:value-type="float" office:value="2" calcext:value-type="float">
            <text:p>2</text:p>
          </table:table-cell>
          <table:table-cell table:formula="of:=IFERROR(LOG(([.N39]/[.P39])/(1-[.N39]/[.P39])) / LOG([.$B39]/[.$A39]); 2 * SIGN( [.N39]-[.P39]/2))" office:value-type="float" office:value="2" calcext:value-type="float">
            <text:p>2</text:p>
          </table:table-cell>
          <table:table-cell table:formula="of:=IFERROR(LOG(([.Q39]/[.S39])/(1-[.Q39]/[.S39])) / LOG([.$B39]/[.$A39]); 2 * SIGN( [.Q39]-[.S39]/2))" office:value-type="float" office:value="2" calcext:value-type="float">
            <text:p>2</text:p>
          </table:table-cell>
          <table:table-cell table:formula="of:=IFERROR(LOG(([.T39]/[.V39])/(1-[.T39]/[.V39])) / LOG([.$B39]/[.$A39]); 2 * SIGN( [.T39]-[.V39]/2))" office:value-type="float" office:value="2" calcext:value-type="float">
            <text:p>2</text:p>
          </table:table-cell>
          <table:table-cell table:formula="of:=IFERROR(LOG(([.W39]/[.Y39])/(1-[.W39]/[.Y39])) / LOG([.$B39]/[.$A39]); 2 * SIGN( [.W39]-[.Y39]/2))" office:value-type="float" office:value="2" calcext:value-type="float">
            <text:p>2</text:p>
          </table:table-cell>
          <table:table-cell table:formula="of:=IFERROR(LOG(([.Z39]/[.AB39])/(1-[.Z39]/[.AB39])) / LOG([.$B39]/[.$A39]); 2 * SIGN( [.Z39]-[.AB39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56"/>
          <table:table-cell table:style-name="ce56" table:formula="of:=[.A40]&amp;[.B40]" office:value-type="string" office:string-value="17" calcext:value-type="string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40]-[.E40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40]-[.H40]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M40]-[.K40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40]-[.N40]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40]-[.Q40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40]-[.T40]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Y40]-[.W40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AB40]-[.Z40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formula="of:=IFERROR(LOG(([.E40]/[.G40])/(1-[.E40]/[.G40])) / LOG([.$B40]/[.$A40]); 2 * SIGN( [.E40]-[.G40]/2))" office:value-type="float" office:value="0" calcext:value-type="float">
            <text:p>0</text:p>
          </table:table-cell>
          <table:table-cell/>
          <table:table-cell table:formula="of:=IFERROR(LOG(([.H40]/[.J40])/(1-[.H40]/[.J40])) / LOG([.$B40]/[.$A40]); 2 * SIGN( [.H40]-[.J40]/2))" office:value-type="float" office:value="0" calcext:value-type="float">
            <text:p>0</text:p>
          </table:table-cell>
          <table:table-cell table:formula="of:=IFERROR(LOG(([.K40]/[.M40])/(1-[.K40]/[.M40])) / LOG([.$B40]/[.$A40]); 2 * SIGN( [.K40]-[.M40]/2))" office:value-type="float" office:value="0" calcext:value-type="float">
            <text:p>0</text:p>
          </table:table-cell>
          <table:table-cell table:formula="of:=IFERROR(LOG(([.N40]/[.P40])/(1-[.N40]/[.P40])) / LOG([.$B40]/[.$A40]); 2 * SIGN( [.N40]-[.P40]/2))" office:value-type="float" office:value="-2" calcext:value-type="float">
            <text:p>-2</text:p>
          </table:table-cell>
          <table:table-cell table:formula="of:=IFERROR(LOG(([.Q40]/[.S40])/(1-[.Q40]/[.S40])) / LOG([.$B40]/[.$A40]); 2 * SIGN( [.Q40]-[.S40]/2))" office:value-type="float" office:value="0" calcext:value-type="float">
            <text:p>0</text:p>
          </table:table-cell>
          <table:table-cell table:formula="of:=IFERROR(LOG(([.T40]/[.V40])/(1-[.T40]/[.V40])) / LOG([.$B40]/[.$A40]); 2 * SIGN( [.T40]-[.V40]/2))" office:value-type="float" office:value="0" calcext:value-type="float">
            <text:p>0</text:p>
          </table:table-cell>
          <table:table-cell table:formula="of:=IFERROR(LOG(([.W40]/[.Y40])/(1-[.W40]/[.Y40])) / LOG([.$B40]/[.$A40]); 2 * SIGN( [.W40]-[.Y40]/2))" office:value-type="float" office:value="0.356207187108022" calcext:value-type="float">
            <text:p>0.3562071871</text:p>
          </table:table-cell>
          <table:table-cell table:formula="of:=IFERROR(LOG(([.Z40]/[.AB40])/(1-[.Z40]/[.AB40])) / LOG([.$B40]/[.$A40]); 2 * SIGN( [.Z40]-[.AB40]/2))" office:value-type="float" office:value="0.356207187108022" calcext:value-type="float">
            <text:p>0.3562071871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41]&amp;[.B41]" office:value-type="string" office:string-value="18" calcext:value-type="string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41]-[.E4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41]-[.H4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41]-[.K4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41]-[.N4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41]-[.Q4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41]-[.T4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41]-[.W4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41]-[.Z41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41]/[.G41])/(1-[.E41]/[.G41])) / LOG([.$B41]/[.$A41]); 2 * SIGN( [.E41]-[.G41]/2))" office:value-type="float" office:value="2" calcext:value-type="float">
            <text:p>2</text:p>
          </table:table-cell>
          <table:table-cell/>
          <table:table-cell table:formula="of:=IFERROR(LOG(([.H41]/[.J41])/(1-[.H41]/[.J41])) / LOG([.$B41]/[.$A41]); 2 * SIGN( [.H41]-[.J41]/2))" office:value-type="float" office:value="2" calcext:value-type="float">
            <text:p>2</text:p>
          </table:table-cell>
          <table:table-cell table:formula="of:=IFERROR(LOG(([.K41]/[.M41])/(1-[.K41]/[.M41])) / LOG([.$B41]/[.$A41]); 2 * SIGN( [.K41]-[.M41]/2))" office:value-type="float" office:value="2" calcext:value-type="float">
            <text:p>2</text:p>
          </table:table-cell>
          <table:table-cell table:formula="of:=IFERROR(LOG(([.N41]/[.P41])/(1-[.N41]/[.P41])) / LOG([.$B41]/[.$A41]); 2 * SIGN( [.N41]-[.P41]/2))" office:value-type="float" office:value="2" calcext:value-type="float">
            <text:p>2</text:p>
          </table:table-cell>
          <table:table-cell table:formula="of:=IFERROR(LOG(([.Q41]/[.S41])/(1-[.Q41]/[.S41])) / LOG([.$B41]/[.$A41]); 2 * SIGN( [.Q41]-[.S41]/2))" office:value-type="float" office:value="2" calcext:value-type="float">
            <text:p>2</text:p>
          </table:table-cell>
          <table:table-cell table:formula="of:=IFERROR(LOG(([.T41]/[.V41])/(1-[.T41]/[.V41])) / LOG([.$B41]/[.$A41]); 2 * SIGN( [.T41]-[.V41]/2))" office:value-type="float" office:value="2" calcext:value-type="float">
            <text:p>2</text:p>
          </table:table-cell>
          <table:table-cell table:formula="of:=IFERROR(LOG(([.W41]/[.Y41])/(1-[.W41]/[.Y41])) / LOG([.$B41]/[.$A41]); 2 * SIGN( [.W41]-[.Y41]/2))" office:value-type="float" office:value="2" calcext:value-type="float">
            <text:p>2</text:p>
          </table:table-cell>
          <table:table-cell table:formula="of:=IFERROR(LOG(([.Z41]/[.AB41])/(1-[.Z41]/[.AB41])) / LOG([.$B41]/[.$A41]); 2 * SIGN( [.Z41]-[.AB41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9" calcext:value-type="float">
            <text:p>9</text:p>
          </table:table-cell>
          <table:table-cell table:style-name="ce56"/>
          <table:table-cell table:style-name="ce56" table:formula="of:=[.A42]&amp;[.B42]" office:value-type="string" office:string-value="19" calcext:value-type="string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42]-[.E42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42]-[.H42]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M42]-[.K42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42]-[.N42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42]-[.Q42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42]-[.T42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42]-[.W42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42]-[.Z42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42]/[.G42])/(1-[.E42]/[.G42])) / LOG([.$B42]/[.$A42]); 2 * SIGN( [.E42]-[.G42]/2))" office:value-type="float" office:value="0" calcext:value-type="float">
            <text:p>0</text:p>
          </table:table-cell>
          <table:table-cell/>
          <table:table-cell table:formula="of:=IFERROR(LOG(([.H42]/[.J42])/(1-[.H42]/[.J42])) / LOG([.$B42]/[.$A42]); 2 * SIGN( [.H42]-[.J42]/2))" office:value-type="float" office:value="0" calcext:value-type="float">
            <text:p>0</text:p>
          </table:table-cell>
          <table:table-cell table:formula="of:=IFERROR(LOG(([.K42]/[.M42])/(1-[.K42]/[.M42])) / LOG([.$B42]/[.$A42]); 2 * SIGN( [.K42]-[.M42]/2))" office:value-type="float" office:value="2" calcext:value-type="float">
            <text:p>2</text:p>
          </table:table-cell>
          <table:table-cell table:formula="of:=IFERROR(LOG(([.N42]/[.P42])/(1-[.N42]/[.P42])) / LOG([.$B42]/[.$A42]); 2 * SIGN( [.N42]-[.P42]/2))" office:value-type="float" office:value="2" calcext:value-type="float">
            <text:p>2</text:p>
          </table:table-cell>
          <table:table-cell table:formula="of:=IFERROR(LOG(([.Q42]/[.S42])/(1-[.Q42]/[.S42])) / LOG([.$B42]/[.$A42]); 2 * SIGN( [.Q42]-[.S42]/2))" office:value-type="float" office:value="2" calcext:value-type="float">
            <text:p>2</text:p>
          </table:table-cell>
          <table:table-cell table:formula="of:=IFERROR(LOG(([.T42]/[.V42])/(1-[.T42]/[.V42])) / LOG([.$B42]/[.$A42]); 2 * SIGN( [.T42]-[.V42]/2))" office:value-type="float" office:value="2" calcext:value-type="float">
            <text:p>2</text:p>
          </table:table-cell>
          <table:table-cell table:formula="of:=IFERROR(LOG(([.W42]/[.Y42])/(1-[.W42]/[.Y42])) / LOG([.$B42]/[.$A42]); 2 * SIGN( [.W42]-[.Y42]/2))" office:value-type="float" office:value="2" calcext:value-type="float">
            <text:p>2</text:p>
          </table:table-cell>
          <table:table-cell table:formula="of:=IFERROR(LOG(([.Z42]/[.AB42])/(1-[.Z42]/[.AB42])) / LOG([.$B42]/[.$A42]); 2 * SIGN( [.Z42]-[.AB42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 table:style-name="ce56"/>
          <table:table-cell table:style-name="ce56" table:formula="of:=[.A43]&amp;[.B43]" office:value-type="string" office:string-value="110" calcext:value-type="string">
            <text:p>11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43]-[.E43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43]-[.H43]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M43]-[.K43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43]-[.N43]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S43]-[.Q43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43]-[.T43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43]-[.W43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43]-[.Z43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43]/[.G43])/(1-[.E43]/[.G43])) / LOG([.$B43]/[.$A43]); 2 * SIGN( [.E43]-[.G43]/2))" office:value-type="float" office:value="0" calcext:value-type="float">
            <text:p>0</text:p>
          </table:table-cell>
          <table:table-cell/>
          <table:table-cell table:formula="of:=IFERROR(LOG(([.H43]/[.J43])/(1-[.H43]/[.J43])) / LOG([.$B43]/[.$A43]); 2 * SIGN( [.H43]-[.J43]/2))" office:value-type="float" office:value="0" calcext:value-type="float">
            <text:p>0</text:p>
          </table:table-cell>
          <table:table-cell table:formula="of:=IFERROR(LOG(([.K43]/[.M43])/(1-[.K43]/[.M43])) / LOG([.$B43]/[.$A43]); 2 * SIGN( [.K43]-[.M43]/2))" office:value-type="float" office:value="0" calcext:value-type="float">
            <text:p>0</text:p>
          </table:table-cell>
          <table:table-cell table:formula="of:=IFERROR(LOG(([.N43]/[.P43])/(1-[.N43]/[.P43])) / LOG([.$B43]/[.$A43]); 2 * SIGN( [.N43]-[.P43]/2))" office:value-type="float" office:value="0" calcext:value-type="float">
            <text:p>0</text:p>
          </table:table-cell>
          <table:table-cell table:formula="of:=IFERROR(LOG(([.Q43]/[.S43])/(1-[.Q43]/[.S43])) / LOG([.$B43]/[.$A43]); 2 * SIGN( [.Q43]-[.S43]/2))" office:value-type="float" office:value="0" calcext:value-type="float">
            <text:p>0</text:p>
          </table:table-cell>
          <table:table-cell table:formula="of:=IFERROR(LOG(([.T43]/[.V43])/(1-[.T43]/[.V43])) / LOG([.$B43]/[.$A43]); 2 * SIGN( [.T43]-[.V43]/2))" office:value-type="float" office:value="2" calcext:value-type="float">
            <text:p>2</text:p>
          </table:table-cell>
          <table:table-cell table:formula="of:=IFERROR(LOG(([.W43]/[.Y43])/(1-[.W43]/[.Y43])) / LOG([.$B43]/[.$A43]); 2 * SIGN( [.W43]-[.Y43]/2))" office:value-type="float" office:value="2" calcext:value-type="float">
            <text:p>2</text:p>
          </table:table-cell>
          <table:table-cell table:formula="of:=IFERROR(LOG(([.Z43]/[.AB43])/(1-[.Z43]/[.AB43])) / LOG([.$B43]/[.$A43]); 2 * SIGN( [.Z43]-[.AB43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table:formula="of:=[.A44]&amp;[.B44]" office:value-type="string" office:string-value="23" calcext:value-type="string">
            <text:p>2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G44]-[.E44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J44]-[.H44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M44]-[.K44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P44]-[.N44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S44]-[.Q44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V44]-[.T44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Y44]-[.W44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AB44]-[.Z44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formula="of:=IFERROR(LOG(([.E44]/[.G44])/(1-[.E44]/[.G44])) / LOG([.$B44]/[.$A44]); 2 * SIGN( [.E44]-[.G44]/2))" office:value-type="float" office:value="1" calcext:value-type="float">
            <text:p>1</text:p>
          </table:table-cell>
          <table:table-cell/>
          <table:table-cell table:formula="of:=IFERROR(LOG(([.H44]/[.J44])/(1-[.H44]/[.J44])) / LOG([.$B44]/[.$A44]); 2 * SIGN( [.H44]-[.J44]/2))" office:value-type="float" office:value="1" calcext:value-type="float">
            <text:p>1</text:p>
          </table:table-cell>
          <table:table-cell table:formula="of:=IFERROR(LOG(([.K44]/[.M44])/(1-[.K44]/[.M44])) / LOG([.$B44]/[.$A44]); 2 * SIGN( [.K44]-[.M44]/2))" office:value-type="float" office:value="1" calcext:value-type="float">
            <text:p>1</text:p>
          </table:table-cell>
          <table:table-cell table:formula="of:=IFERROR(LOG(([.N44]/[.P44])/(1-[.N44]/[.P44])) / LOG([.$B44]/[.$A44]); 2 * SIGN( [.N44]-[.P44]/2))" office:value-type="float" office:value="1" calcext:value-type="float">
            <text:p>1</text:p>
          </table:table-cell>
          <table:table-cell table:formula="of:=IFERROR(LOG(([.Q44]/[.S44])/(1-[.Q44]/[.S44])) / LOG([.$B44]/[.$A44]); 2 * SIGN( [.Q44]-[.S44]/2))" office:value-type="float" office:value="1" calcext:value-type="float">
            <text:p>1</text:p>
          </table:table-cell>
          <table:table-cell table:formula="of:=IFERROR(LOG(([.T44]/[.V44])/(1-[.T44]/[.V44])) / LOG([.$B44]/[.$A44]); 2 * SIGN( [.T44]-[.V44]/2))" office:value-type="float" office:value="1" calcext:value-type="float">
            <text:p>1</text:p>
          </table:table-cell>
          <table:table-cell table:formula="of:=IFERROR(LOG(([.W44]/[.Y44])/(1-[.W44]/[.Y44])) / LOG([.$B44]/[.$A44]); 2 * SIGN( [.W44]-[.Y44]/2))" office:value-type="float" office:value="1" calcext:value-type="float">
            <text:p>1</text:p>
          </table:table-cell>
          <table:table-cell table:formula="of:=IFERROR(LOG(([.Z44]/[.AB44])/(1-[.Z44]/[.AB44])) / LOG([.$B44]/[.$A44]); 2 * SIGN( [.Z44]-[.AB44]/2))" office:value-type="float" office:value="1" calcext:value-type="float">
            <text:p>1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table:formula="of:=[.A45]&amp;[.B45]" office:value-type="string" office:string-value="24" calcext:value-type="string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45]-[.E4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45]-[.H4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45]-[.K4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45]-[.N4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45]-[.Q4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45]-[.T4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45]-[.W4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45]-[.Z45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45]/[.G45])/(1-[.E45]/[.G45])) / LOG([.$B45]/[.$A45]); 2 * SIGN( [.E45]-[.G45]/2))" office:value-type="float" office:value="2" calcext:value-type="float">
            <text:p>2</text:p>
          </table:table-cell>
          <table:table-cell/>
          <table:table-cell table:formula="of:=IFERROR(LOG(([.H45]/[.J45])/(1-[.H45]/[.J45])) / LOG([.$B45]/[.$A45]); 2 * SIGN( [.H45]-[.J45]/2))" office:value-type="float" office:value="2" calcext:value-type="float">
            <text:p>2</text:p>
          </table:table-cell>
          <table:table-cell table:formula="of:=IFERROR(LOG(([.K45]/[.M45])/(1-[.K45]/[.M45])) / LOG([.$B45]/[.$A45]); 2 * SIGN( [.K45]-[.M45]/2))" office:value-type="float" office:value="2" calcext:value-type="float">
            <text:p>2</text:p>
          </table:table-cell>
          <table:table-cell table:formula="of:=IFERROR(LOG(([.N45]/[.P45])/(1-[.N45]/[.P45])) / LOG([.$B45]/[.$A45]); 2 * SIGN( [.N45]-[.P45]/2))" office:value-type="float" office:value="2" calcext:value-type="float">
            <text:p>2</text:p>
          </table:table-cell>
          <table:table-cell table:formula="of:=IFERROR(LOG(([.Q45]/[.S45])/(1-[.Q45]/[.S45])) / LOG([.$B45]/[.$A45]); 2 * SIGN( [.Q45]-[.S45]/2))" office:value-type="float" office:value="2" calcext:value-type="float">
            <text:p>2</text:p>
          </table:table-cell>
          <table:table-cell table:formula="of:=IFERROR(LOG(([.T45]/[.V45])/(1-[.T45]/[.V45])) / LOG([.$B45]/[.$A45]); 2 * SIGN( [.T45]-[.V45]/2))" office:value-type="float" office:value="2" calcext:value-type="float">
            <text:p>2</text:p>
          </table:table-cell>
          <table:table-cell table:formula="of:=IFERROR(LOG(([.W45]/[.Y45])/(1-[.W45]/[.Y45])) / LOG([.$B45]/[.$A45]); 2 * SIGN( [.W45]-[.Y45]/2))" office:value-type="float" office:value="2" calcext:value-type="float">
            <text:p>2</text:p>
          </table:table-cell>
          <table:table-cell table:formula="of:=IFERROR(LOG(([.Z45]/[.AB45])/(1-[.Z45]/[.AB45])) / LOG([.$B45]/[.$A45]); 2 * SIGN( [.Z45]-[.AB45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56" table:formula="of:=[.A46]&amp;[.B46]" office:value-type="string" office:string-value="25" calcext:value-type="string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46]-[.E46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46]-[.H46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M46]-[.K46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46]-[.N46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S46]-[.Q46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V46]-[.T46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Y46]-[.W46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AB46]-[.Z46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46]/[.G46])/(1-[.E46]/[.G46])) / LOG([.$B46]/[.$A46]); 2 * SIGN( [.E46]-[.G46]/2))" office:value-type="float" office:value="-2" calcext:value-type="float">
            <text:p>-2</text:p>
          </table:table-cell>
          <table:table-cell/>
          <table:table-cell table:formula="of:=IFERROR(LOG(([.H46]/[.J46])/(1-[.H46]/[.J46])) / LOG([.$B46]/[.$A46]); 2 * SIGN( [.H46]-[.J46]/2))" office:value-type="float" office:value="-2" calcext:value-type="float">
            <text:p>-2</text:p>
          </table:table-cell>
          <table:table-cell table:formula="of:=IFERROR(LOG(([.K46]/[.M46])/(1-[.K46]/[.M46])) / LOG([.$B46]/[.$A46]); 2 * SIGN( [.K46]-[.M46]/2))" office:value-type="float" office:value="-2" calcext:value-type="float">
            <text:p>-2</text:p>
          </table:table-cell>
          <table:table-cell table:formula="of:=IFERROR(LOG(([.N46]/[.P46])/(1-[.N46]/[.P46])) / LOG([.$B46]/[.$A46]); 2 * SIGN( [.N46]-[.P46]/2))" office:value-type="float" office:value="-2" calcext:value-type="float">
            <text:p>-2</text:p>
          </table:table-cell>
          <table:table-cell table:formula="of:=IFERROR(LOG(([.Q46]/[.S46])/(1-[.Q46]/[.S46])) / LOG([.$B46]/[.$A46]); 2 * SIGN( [.Q46]-[.S46]/2))" office:value-type="float" office:value="-2" calcext:value-type="float">
            <text:p>-2</text:p>
          </table:table-cell>
          <table:table-cell table:formula="of:=IFERROR(LOG(([.T46]/[.V46])/(1-[.T46]/[.V46])) / LOG([.$B46]/[.$A46]); 2 * SIGN( [.T46]-[.V46]/2))" office:value-type="float" office:value="-2" calcext:value-type="float">
            <text:p>-2</text:p>
          </table:table-cell>
          <table:table-cell table:formula="of:=IFERROR(LOG(([.W46]/[.Y46])/(1-[.W46]/[.Y46])) / LOG([.$B46]/[.$A46]); 2 * SIGN( [.W46]-[.Y46]/2))" office:value-type="float" office:value="-2" calcext:value-type="float">
            <text:p>-2</text:p>
          </table:table-cell>
          <table:table-cell table:formula="of:=IFERROR(LOG(([.Z46]/[.AB46])/(1-[.Z46]/[.AB46])) / LOG([.$B46]/[.$A46]); 2 * SIGN( [.Z46]-[.AB46]/2))" office:value-type="float" office:value="-2" calcext:value-type="float">
            <text:p>-2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table:formula="of:=[.A47]&amp;[.B47]" office:value-type="string" office:string-value="26" calcext:value-type="string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47]-[.E47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47]-[.H47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M47]-[.K47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47]-[.N47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S47]-[.Q47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47]-[.T47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Y47]-[.W47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AB47]-[.Z47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formula="of:=IFERROR(LOG(([.E47]/[.G47])/(1-[.E47]/[.G47])) / LOG([.$B47]/[.$A47]); 2 * SIGN( [.E47]-[.G47]/2))" office:value-type="float" office:value="0" calcext:value-type="float">
            <text:p>0</text:p>
          </table:table-cell>
          <table:table-cell/>
          <table:table-cell table:formula="of:=IFERROR(LOG(([.H47]/[.J47])/(1-[.H47]/[.J47])) / LOG([.$B47]/[.$A47]); 2 * SIGN( [.H47]-[.J47]/2))" office:value-type="float" office:value="0" calcext:value-type="float">
            <text:p>0</text:p>
          </table:table-cell>
          <table:table-cell table:formula="of:=IFERROR(LOG(([.K47]/[.M47])/(1-[.K47]/[.M47])) / LOG([.$B47]/[.$A47]); 2 * SIGN( [.K47]-[.M47]/2))" office:value-type="float" office:value="0" calcext:value-type="float">
            <text:p>0</text:p>
          </table:table-cell>
          <table:table-cell table:formula="of:=IFERROR(LOG(([.N47]/[.P47])/(1-[.N47]/[.P47])) / LOG([.$B47]/[.$A47]); 2 * SIGN( [.N47]-[.P47]/2))" office:value-type="float" office:value="0" calcext:value-type="float">
            <text:p>0</text:p>
          </table:table-cell>
          <table:table-cell table:formula="of:=IFERROR(LOG(([.Q47]/[.S47])/(1-[.Q47]/[.S47])) / LOG([.$B47]/[.$A47]); 2 * SIGN( [.Q47]-[.S47]/2))" office:value-type="float" office:value="0" calcext:value-type="float">
            <text:p>0</text:p>
          </table:table-cell>
          <table:table-cell table:formula="of:=IFERROR(LOG(([.T47]/[.V47])/(1-[.T47]/[.V47])) / LOG([.$B47]/[.$A47]); 2 * SIGN( [.T47]-[.V47]/2))" office:value-type="float" office:value="0" calcext:value-type="float">
            <text:p>0</text:p>
          </table:table-cell>
          <table:table-cell table:formula="of:=IFERROR(LOG(([.W47]/[.Y47])/(1-[.W47]/[.Y47])) / LOG([.$B47]/[.$A47]); 2 * SIGN( [.W47]-[.Y47]/2))" office:value-type="float" office:value="0" calcext:value-type="float">
            <text:p>0</text:p>
          </table:table-cell>
          <table:table-cell table:formula="of:=IFERROR(LOG(([.Z47]/[.AB47])/(1-[.Z47]/[.AB47])) / LOG([.$B47]/[.$A47]); 2 * SIGN( [.Z47]-[.AB47]/2))" office:value-type="float" office:value="0" calcext:value-type="float">
            <text:p>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48]&amp;[.B48]" office:value-type="string" office:string-value="28" calcext:value-type="string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48]-[.E48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48]-[.H48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M48]-[.K48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48]-[.N48]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S48]-[.Q48]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V48]-[.T48]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Y48]-[.W48]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AB48]-[.Z48]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formula="of:=IFERROR(LOG(([.E48]/[.G48])/(1-[.E48]/[.G48])) / LOG([.$B48]/[.$A48]); 2 * SIGN( [.E48]-[.G48]/2))" office:value-type="float" office:value="-2" calcext:value-type="float">
            <text:p>-2</text:p>
          </table:table-cell>
          <table:table-cell/>
          <table:table-cell table:formula="of:=IFERROR(LOG(([.H48]/[.J48])/(1-[.H48]/[.J48])) / LOG([.$B48]/[.$A48]); 2 * SIGN( [.H48]-[.J48]/2))" office:value-type="float" office:value="-2" calcext:value-type="float">
            <text:p>-2</text:p>
          </table:table-cell>
          <table:table-cell table:formula="of:=IFERROR(LOG(([.K48]/[.M48])/(1-[.K48]/[.M48])) / LOG([.$B48]/[.$A48]); 2 * SIGN( [.K48]-[.M48]/2))" office:value-type="float" office:value="-2" calcext:value-type="float">
            <text:p>-2</text:p>
          </table:table-cell>
          <table:table-cell table:formula="of:=IFERROR(LOG(([.N48]/[.P48])/(1-[.N48]/[.P48])) / LOG([.$B48]/[.$A48]); 2 * SIGN( [.N48]-[.P48]/2))" office:value-type="float" office:value="-2" calcext:value-type="float">
            <text:p>-2</text:p>
          </table:table-cell>
          <table:table-cell table:formula="of:=IFERROR(LOG(([.Q48]/[.S48])/(1-[.Q48]/[.S48])) / LOG([.$B48]/[.$A48]); 2 * SIGN( [.Q48]-[.S48]/2))" office:value-type="float" office:value="-2" calcext:value-type="float">
            <text:p>-2</text:p>
          </table:table-cell>
          <table:table-cell table:formula="of:=IFERROR(LOG(([.T48]/[.V48])/(1-[.T48]/[.V48])) / LOG([.$B48]/[.$A48]); 2 * SIGN( [.T48]-[.V48]/2))" office:value-type="float" office:value="-2" calcext:value-type="float">
            <text:p>-2</text:p>
          </table:table-cell>
          <table:table-cell table:formula="of:=IFERROR(LOG(([.W48]/[.Y48])/(1-[.W48]/[.Y48])) / LOG([.$B48]/[.$A48]); 2 * SIGN( [.W48]-[.Y48]/2))" office:value-type="float" office:value="-2" calcext:value-type="float">
            <text:p>-2</text:p>
          </table:table-cell>
          <table:table-cell table:formula="of:=IFERROR(LOG(([.Z48]/[.AB48])/(1-[.Z48]/[.AB48])) / LOG([.$B48]/[.$A48]); 2 * SIGN( [.Z48]-[.AB48]/2))" office:value-type="float" office:value="-2" calcext:value-type="float">
            <text:p>-2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11" calcext:value-type="float">
            <text:p>11</text:p>
          </table:table-cell>
          <table:table-cell table:style-name="ce56"/>
          <table:table-cell table:style-name="ce56" table:formula="of:=[.A49]&amp;[.B49]" office:value-type="string" office:string-value="211" calcext:value-type="string">
            <text:p>2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49]-[.E4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49]-[.H4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49]-[.K4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49]-[.N4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49]-[.Q4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49]-[.T4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49]-[.W4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49]-[.Z49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49]/[.G49])/(1-[.E49]/[.G49])) / LOG([.$B49]/[.$A49]); 2 * SIGN( [.E49]-[.G49]/2))" office:value-type="float" office:value="2" calcext:value-type="float">
            <text:p>2</text:p>
          </table:table-cell>
          <table:table-cell/>
          <table:table-cell table:formula="of:=IFERROR(LOG(([.H49]/[.J49])/(1-[.H49]/[.J49])) / LOG([.$B49]/[.$A49]); 2 * SIGN( [.H49]-[.J49]/2))" office:value-type="float" office:value="2" calcext:value-type="float">
            <text:p>2</text:p>
          </table:table-cell>
          <table:table-cell table:formula="of:=IFERROR(LOG(([.K49]/[.M49])/(1-[.K49]/[.M49])) / LOG([.$B49]/[.$A49]); 2 * SIGN( [.K49]-[.M49]/2))" office:value-type="float" office:value="2" calcext:value-type="float">
            <text:p>2</text:p>
          </table:table-cell>
          <table:table-cell table:formula="of:=IFERROR(LOG(([.N49]/[.P49])/(1-[.N49]/[.P49])) / LOG([.$B49]/[.$A49]); 2 * SIGN( [.N49]-[.P49]/2))" office:value-type="float" office:value="2" calcext:value-type="float">
            <text:p>2</text:p>
          </table:table-cell>
          <table:table-cell table:formula="of:=IFERROR(LOG(([.Q49]/[.S49])/(1-[.Q49]/[.S49])) / LOG([.$B49]/[.$A49]); 2 * SIGN( [.Q49]-[.S49]/2))" office:value-type="float" office:value="2" calcext:value-type="float">
            <text:p>2</text:p>
          </table:table-cell>
          <table:table-cell table:formula="of:=IFERROR(LOG(([.T49]/[.V49])/(1-[.T49]/[.V49])) / LOG([.$B49]/[.$A49]); 2 * SIGN( [.T49]-[.V49]/2))" office:value-type="float" office:value="2" calcext:value-type="float">
            <text:p>2</text:p>
          </table:table-cell>
          <table:table-cell table:formula="of:=IFERROR(LOG(([.W49]/[.Y49])/(1-[.W49]/[.Y49])) / LOG([.$B49]/[.$A49]); 2 * SIGN( [.W49]-[.Y49]/2))" office:value-type="float" office:value="2" calcext:value-type="float">
            <text:p>2</text:p>
          </table:table-cell>
          <table:table-cell table:formula="of:=IFERROR(LOG(([.Z49]/[.AB49])/(1-[.Z49]/[.AB49])) / LOG([.$B49]/[.$A49]); 2 * SIGN( [.Z49]-[.AB49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table:formula="of:=[.A50]&amp;[.B50]" office:value-type="string" office:string-value="34" calcext:value-type="string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G50]-[.E50]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J50]-[.H50]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M50]-[.K50]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50]-[.N50]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S50]-[.Q50]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V50]-[.T50]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Y50]-[.W50]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AB50]-[.Z50]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formula="of:=IFERROR(LOG(([.E50]/[.G50])/(1-[.E50]/[.G50])) / LOG([.$B50]/[.$A50]); 2 * SIGN( [.E50]-[.G50]/2))" office:value-type="float" office:value="2" calcext:value-type="float">
            <text:p>2</text:p>
          </table:table-cell>
          <table:table-cell/>
          <table:table-cell table:formula="of:=IFERROR(LOG(([.H50]/[.J50])/(1-[.H50]/[.J50])) / LOG([.$B50]/[.$A50]); 2 * SIGN( [.H50]-[.J50]/2))" office:value-type="float" office:value="2" calcext:value-type="float">
            <text:p>2</text:p>
          </table:table-cell>
          <table:table-cell table:formula="of:=IFERROR(LOG(([.K50]/[.M50])/(1-[.K50]/[.M50])) / LOG([.$B50]/[.$A50]); 2 * SIGN( [.K50]-[.M50]/2))" office:value-type="float" office:value="2" calcext:value-type="float">
            <text:p>2</text:p>
          </table:table-cell>
          <table:table-cell table:formula="of:=IFERROR(LOG(([.N50]/[.P50])/(1-[.N50]/[.P50])) / LOG([.$B50]/[.$A50]); 2 * SIGN( [.N50]-[.P50]/2))" office:value-type="float" office:value="2" calcext:value-type="float">
            <text:p>2</text:p>
          </table:table-cell>
          <table:table-cell table:formula="of:=IFERROR(LOG(([.Q50]/[.S50])/(1-[.Q50]/[.S50])) / LOG([.$B50]/[.$A50]); 2 * SIGN( [.Q50]-[.S50]/2))" office:value-type="float" office:value="2" calcext:value-type="float">
            <text:p>2</text:p>
          </table:table-cell>
          <table:table-cell table:formula="of:=IFERROR(LOG(([.T50]/[.V50])/(1-[.T50]/[.V50])) / LOG([.$B50]/[.$A50]); 2 * SIGN( [.T50]-[.V50]/2))" office:value-type="float" office:value="2" calcext:value-type="float">
            <text:p>2</text:p>
          </table:table-cell>
          <table:table-cell table:formula="of:=IFERROR(LOG(([.W50]/[.Y50])/(1-[.W50]/[.Y50])) / LOG([.$B50]/[.$A50]); 2 * SIGN( [.W50]-[.Y50]/2))" office:value-type="float" office:value="2" calcext:value-type="float">
            <text:p>2</text:p>
          </table:table-cell>
          <table:table-cell table:formula="of:=IFERROR(LOG(([.Z50]/[.AB50])/(1-[.Z50]/[.AB50])) / LOG([.$B50]/[.$A50]); 2 * SIGN( [.Z50]-[.AB50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6" office:value-type="float" office:value="11" calcext:value-type="float">
            <text:p>11</text:p>
          </table:table-cell>
          <table:table-cell table:style-name="ce56"/>
          <table:table-cell table:style-name="ce56" table:formula="of:=[.A51]&amp;[.B51]" office:value-type="string" office:string-value="311" calcext:value-type="string">
            <text:p>3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51]-[.E5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51]-[.H5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51]-[.K5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51]-[.N5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51]-[.Q5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51]-[.T5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51]-[.W51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AB51]-[.Z51]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formula="of:=IFERROR(LOG(([.E51]/[.G51])/(1-[.E51]/[.G51])) / LOG([.$B51]/[.$A51]); 2 * SIGN( [.E51]-[.G51]/2))" office:value-type="float" office:value="2" calcext:value-type="float">
            <text:p>2</text:p>
          </table:table-cell>
          <table:table-cell/>
          <table:table-cell table:formula="of:=IFERROR(LOG(([.H51]/[.J51])/(1-[.H51]/[.J51])) / LOG([.$B51]/[.$A51]); 2 * SIGN( [.H51]-[.J51]/2))" office:value-type="float" office:value="2" calcext:value-type="float">
            <text:p>2</text:p>
          </table:table-cell>
          <table:table-cell table:formula="of:=IFERROR(LOG(([.K51]/[.M51])/(1-[.K51]/[.M51])) / LOG([.$B51]/[.$A51]); 2 * SIGN( [.K51]-[.M51]/2))" office:value-type="float" office:value="2" calcext:value-type="float">
            <text:p>2</text:p>
          </table:table-cell>
          <table:table-cell table:formula="of:=IFERROR(LOG(([.N51]/[.P51])/(1-[.N51]/[.P51])) / LOG([.$B51]/[.$A51]); 2 * SIGN( [.N51]-[.P51]/2))" office:value-type="float" office:value="2" calcext:value-type="float">
            <text:p>2</text:p>
          </table:table-cell>
          <table:table-cell table:formula="of:=IFERROR(LOG(([.Q51]/[.S51])/(1-[.Q51]/[.S51])) / LOG([.$B51]/[.$A51]); 2 * SIGN( [.Q51]-[.S51]/2))" office:value-type="float" office:value="2" calcext:value-type="float">
            <text:p>2</text:p>
          </table:table-cell>
          <table:table-cell table:formula="of:=IFERROR(LOG(([.T51]/[.V51])/(1-[.T51]/[.V51])) / LOG([.$B51]/[.$A51]); 2 * SIGN( [.T51]-[.V51]/2))" office:value-type="float" office:value="2" calcext:value-type="float">
            <text:p>2</text:p>
          </table:table-cell>
          <table:table-cell table:formula="of:=IFERROR(LOG(([.W51]/[.Y51])/(1-[.W51]/[.Y51])) / LOG([.$B51]/[.$A51]); 2 * SIGN( [.W51]-[.Y51]/2))" office:value-type="float" office:value="2" calcext:value-type="float">
            <text:p>2</text:p>
          </table:table-cell>
          <table:table-cell table:formula="of:=IFERROR(LOG(([.Z51]/[.AB51])/(1-[.Z51]/[.AB51])) / LOG([.$B51]/[.$A51]); 2 * SIGN( [.Z51]-[.AB51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56" table:formula="of:=[.A52]&amp;[.B52]" office:value-type="string" office:string-value="45" calcext:value-type="string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52]-[.E52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52]-[.H52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52]-[.K52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52]-[.N52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52]-[.Q52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52]-[.T52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52]-[.W52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52]-[.Z52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52]/[.G52])/(1-[.E52]/[.G52])) / LOG([.$B52]/[.$A52]); 2 * SIGN( [.E52]-[.G52]/2))" office:value-type="float" office:value="2" calcext:value-type="float">
            <text:p>2</text:p>
          </table:table-cell>
          <table:table-cell/>
          <table:table-cell table:formula="of:=IFERROR(LOG(([.H52]/[.J52])/(1-[.H52]/[.J52])) / LOG([.$B52]/[.$A52]); 2 * SIGN( [.H52]-[.J52]/2))" office:value-type="float" office:value="2" calcext:value-type="float">
            <text:p>2</text:p>
          </table:table-cell>
          <table:table-cell table:formula="of:=IFERROR(LOG(([.K52]/[.M52])/(1-[.K52]/[.M52])) / LOG([.$B52]/[.$A52]); 2 * SIGN( [.K52]-[.M52]/2))" office:value-type="float" office:value="2" calcext:value-type="float">
            <text:p>2</text:p>
          </table:table-cell>
          <table:table-cell table:formula="of:=IFERROR(LOG(([.N52]/[.P52])/(1-[.N52]/[.P52])) / LOG([.$B52]/[.$A52]); 2 * SIGN( [.N52]-[.P52]/2))" office:value-type="float" office:value="2" calcext:value-type="float">
            <text:p>2</text:p>
          </table:table-cell>
          <table:table-cell table:formula="of:=IFERROR(LOG(([.Q52]/[.S52])/(1-[.Q52]/[.S52])) / LOG([.$B52]/[.$A52]); 2 * SIGN( [.Q52]-[.S52]/2))" office:value-type="float" office:value="2" calcext:value-type="float">
            <text:p>2</text:p>
          </table:table-cell>
          <table:table-cell table:formula="of:=IFERROR(LOG(([.T52]/[.V52])/(1-[.T52]/[.V52])) / LOG([.$B52]/[.$A52]); 2 * SIGN( [.T52]-[.V52]/2))" office:value-type="float" office:value="2" calcext:value-type="float">
            <text:p>2</text:p>
          </table:table-cell>
          <table:table-cell table:formula="of:=IFERROR(LOG(([.W52]/[.Y52])/(1-[.W52]/[.Y52])) / LOG([.$B52]/[.$A52]); 2 * SIGN( [.W52]-[.Y52]/2))" office:value-type="float" office:value="2" calcext:value-type="float">
            <text:p>2</text:p>
          </table:table-cell>
          <table:table-cell table:formula="of:=IFERROR(LOG(([.Z52]/[.AB52])/(1-[.Z52]/[.AB52])) / LOG([.$B52]/[.$A52]); 2 * SIGN( [.Z52]-[.AB52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table:formula="of:=[.A53]&amp;[.B53]" office:value-type="string" office:string-value="46" calcext:value-type="string">
            <text:p>46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53]-[.E53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53]-[.H53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M53]-[.K53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53]-[.N53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S53]-[.Q53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V53]-[.T53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Y53]-[.W53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AB53]-[.Z53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53]/[.G53])/(1-[.E53]/[.G53])) / LOG([.$B53]/[.$A53]); 2 * SIGN( [.E53]-[.G53]/2))" office:value-type="float" office:value="-2" calcext:value-type="float">
            <text:p>-2</text:p>
          </table:table-cell>
          <table:table-cell/>
          <table:table-cell table:formula="of:=IFERROR(LOG(([.H53]/[.J53])/(1-[.H53]/[.J53])) / LOG([.$B53]/[.$A53]); 2 * SIGN( [.H53]-[.J53]/2))" office:value-type="float" office:value="-2" calcext:value-type="float">
            <text:p>-2</text:p>
          </table:table-cell>
          <table:table-cell table:formula="of:=IFERROR(LOG(([.K53]/[.M53])/(1-[.K53]/[.M53])) / LOG([.$B53]/[.$A53]); 2 * SIGN( [.K53]-[.M53]/2))" office:value-type="float" office:value="-2" calcext:value-type="float">
            <text:p>-2</text:p>
          </table:table-cell>
          <table:table-cell table:formula="of:=IFERROR(LOG(([.N53]/[.P53])/(1-[.N53]/[.P53])) / LOG([.$B53]/[.$A53]); 2 * SIGN( [.N53]-[.P53]/2))" office:value-type="float" office:value="-2" calcext:value-type="float">
            <text:p>-2</text:p>
          </table:table-cell>
          <table:table-cell table:formula="of:=IFERROR(LOG(([.Q53]/[.S53])/(1-[.Q53]/[.S53])) / LOG([.$B53]/[.$A53]); 2 * SIGN( [.Q53]-[.S53]/2))" office:value-type="float" office:value="-2" calcext:value-type="float">
            <text:p>-2</text:p>
          </table:table-cell>
          <table:table-cell table:formula="of:=IFERROR(LOG(([.T53]/[.V53])/(1-[.T53]/[.V53])) / LOG([.$B53]/[.$A53]); 2 * SIGN( [.T53]-[.V53]/2))" office:value-type="float" office:value="-2" calcext:value-type="float">
            <text:p>-2</text:p>
          </table:table-cell>
          <table:table-cell table:formula="of:=IFERROR(LOG(([.W53]/[.Y53])/(1-[.W53]/[.Y53])) / LOG([.$B53]/[.$A53]); 2 * SIGN( [.W53]-[.Y53]/2))" office:value-type="float" office:value="-2" calcext:value-type="float">
            <text:p>-2</text:p>
          </table:table-cell>
          <table:table-cell table:formula="of:=IFERROR(LOG(([.Z53]/[.AB53])/(1-[.Z53]/[.AB53])) / LOG([.$B53]/[.$A53]); 2 * SIGN( [.Z53]-[.AB53]/2))" office:value-type="float" office:value="-2" calcext:value-type="float">
            <text:p>-2</text:p>
          </table:table-cell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54]&amp;[.B54]" office:value-type="string" office:string-value="58" calcext:value-type="string">
            <text:p>5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54]-[.E54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54]-[.H54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54]-[.K54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54]-[.N54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54]-[.Q54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54]-[.T54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54]-[.W54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54]-[.Z54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54]/[.G54])/(1-[.E54]/[.G54])) / LOG([.$B54]/[.$A54]); 2 * SIGN( [.E54]-[.G54]/2))" office:value-type="float" office:value="2" calcext:value-type="float">
            <text:p>2</text:p>
          </table:table-cell>
          <table:table-cell/>
          <table:table-cell table:formula="of:=IFERROR(LOG(([.H54]/[.J54])/(1-[.H54]/[.J54])) / LOG([.$B54]/[.$A54]); 2 * SIGN( [.H54]-[.J54]/2))" office:value-type="float" office:value="2" calcext:value-type="float">
            <text:p>2</text:p>
          </table:table-cell>
          <table:table-cell table:formula="of:=IFERROR(LOG(([.K54]/[.M54])/(1-[.K54]/[.M54])) / LOG([.$B54]/[.$A54]); 2 * SIGN( [.K54]-[.M54]/2))" office:value-type="float" office:value="2" calcext:value-type="float">
            <text:p>2</text:p>
          </table:table-cell>
          <table:table-cell table:formula="of:=IFERROR(LOG(([.N54]/[.P54])/(1-[.N54]/[.P54])) / LOG([.$B54]/[.$A54]); 2 * SIGN( [.N54]-[.P54]/2))" office:value-type="float" office:value="2" calcext:value-type="float">
            <text:p>2</text:p>
          </table:table-cell>
          <table:table-cell table:formula="of:=IFERROR(LOG(([.Q54]/[.S54])/(1-[.Q54]/[.S54])) / LOG([.$B54]/[.$A54]); 2 * SIGN( [.Q54]-[.S54]/2))" office:value-type="float" office:value="2" calcext:value-type="float">
            <text:p>2</text:p>
          </table:table-cell>
          <table:table-cell table:formula="of:=IFERROR(LOG(([.T54]/[.V54])/(1-[.T54]/[.V54])) / LOG([.$B54]/[.$A54]); 2 * SIGN( [.T54]-[.V54]/2))" office:value-type="float" office:value="2" calcext:value-type="float">
            <text:p>2</text:p>
          </table:table-cell>
          <table:table-cell table:formula="of:=IFERROR(LOG(([.W54]/[.Y54])/(1-[.W54]/[.Y54])) / LOG([.$B54]/[.$A54]); 2 * SIGN( [.W54]-[.Y54]/2))" office:value-type="float" office:value="2" calcext:value-type="float">
            <text:p>2</text:p>
          </table:table-cell>
          <table:table-cell table:formula="of:=IFERROR(LOG(([.Z54]/[.AB54])/(1-[.Z54]/[.AB54])) / LOG([.$B54]/[.$A54]); 2 * SIGN( [.Z54]-[.AB54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11" calcext:value-type="float">
            <text:p>11</text:p>
          </table:table-cell>
          <table:table-cell table:style-name="ce56"/>
          <table:table-cell table:style-name="ce56" table:formula="of:=[.A55]&amp;[.B55]" office:value-type="string" office:string-value="811" calcext:value-type="string">
            <text:p>8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55]-[.E5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55]-[.H5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55]-[.K5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55]-[.N5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55]-[.Q5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55]-[.T5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55]-[.W5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55]-[.Z55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55]/[.G55])/(1-[.E55]/[.G55])) / LOG([.$B55]/[.$A55]); 2 * SIGN( [.E55]-[.G55]/2))" office:value-type="float" office:value="2" calcext:value-type="float">
            <text:p>2</text:p>
          </table:table-cell>
          <table:table-cell/>
          <table:table-cell table:formula="of:=IFERROR(LOG(([.H55]/[.J55])/(1-[.H55]/[.J55])) / LOG([.$B55]/[.$A55]); 2 * SIGN( [.H55]-[.J55]/2))" office:value-type="float" office:value="2" calcext:value-type="float">
            <text:p>2</text:p>
          </table:table-cell>
          <table:table-cell table:formula="of:=IFERROR(LOG(([.K55]/[.M55])/(1-[.K55]/[.M55])) / LOG([.$B55]/[.$A55]); 2 * SIGN( [.K55]-[.M55]/2))" office:value-type="float" office:value="2" calcext:value-type="float">
            <text:p>2</text:p>
          </table:table-cell>
          <table:table-cell table:formula="of:=IFERROR(LOG(([.N55]/[.P55])/(1-[.N55]/[.P55])) / LOG([.$B55]/[.$A55]); 2 * SIGN( [.N55]-[.P55]/2))" office:value-type="float" office:value="2" calcext:value-type="float">
            <text:p>2</text:p>
          </table:table-cell>
          <table:table-cell table:formula="of:=IFERROR(LOG(([.Q55]/[.S55])/(1-[.Q55]/[.S55])) / LOG([.$B55]/[.$A55]); 2 * SIGN( [.Q55]-[.S55]/2))" office:value-type="float" office:value="2" calcext:value-type="float">
            <text:p>2</text:p>
          </table:table-cell>
          <table:table-cell table:formula="of:=IFERROR(LOG(([.T55]/[.V55])/(1-[.T55]/[.V55])) / LOG([.$B55]/[.$A55]); 2 * SIGN( [.T55]-[.V55]/2))" office:value-type="float" office:value="2" calcext:value-type="float">
            <text:p>2</text:p>
          </table:table-cell>
          <table:table-cell table:formula="of:=IFERROR(LOG(([.W55]/[.Y55])/(1-[.W55]/[.Y55])) / LOG([.$B55]/[.$A55]); 2 * SIGN( [.W55]-[.Y55]/2))" office:value-type="float" office:value="2" calcext:value-type="float">
            <text:p>2</text:p>
          </table:table-cell>
          <table:table-cell table:formula="of:=IFERROR(LOG(([.Z55]/[.AB55])/(1-[.Z55]/[.AB55])) / LOG([.$B55]/[.$A55]); 2 * SIGN( [.Z55]-[.AB55]/2))" office:value-type="float" office:value="2" calcext:value-type="float">
            <text:p>2</text:p>
          </table:table-cell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Totals:</text:p>
          </table:table-cell>
          <table:table-cell table:number-columns-repeated="5"/>
          <table:table-cell table:formula="of:=SUM([.G36:.G55])" office:value-type="float" office:value="41" calcext:value-type="float">
            <text:p>41</text:p>
          </table:table-cell>
          <table:table-cell table:number-columns-repeated="2"/>
          <table:table-cell table:formula="of:=SUM([.J36:.J55])" office:value-type="float" office:value="42" calcext:value-type="float">
            <text:p>42</text:p>
          </table:table-cell>
          <table:table-cell table:number-columns-repeated="2"/>
          <table:table-cell table:formula="of:=SUM([.M36:.M55])" office:value-type="float" office:value="43" calcext:value-type="float">
            <text:p>43</text:p>
          </table:table-cell>
          <table:table-cell table:number-columns-repeated="2"/>
          <table:table-cell table:formula="of:=SUM([.P36:.P55])" office:value-type="float" office:value="45" calcext:value-type="float">
            <text:p>45</text:p>
          </table:table-cell>
          <table:table-cell table:number-columns-repeated="2"/>
          <table:table-cell table:formula="of:=SUM([.S36:.S55])" office:value-type="float" office:value="46" calcext:value-type="float">
            <text:p>46</text:p>
          </table:table-cell>
          <table:table-cell table:number-columns-repeated="2"/>
          <table:table-cell table:formula="of:=SUM([.V36:.V55])" office:value-type="float" office:value="47" calcext:value-type="float">
            <text:p>47</text:p>
          </table:table-cell>
          <table:table-cell table:number-columns-repeated="2"/>
          <table:table-cell table:formula="of:=SUM([.Y36:.Y55])" office:value-type="float" office:value="49" calcext:value-type="float">
            <text:p>49</text:p>
          </table:table-cell>
          <table:table-cell table:number-columns-repeated="2"/>
          <table:table-cell table:formula="of:=SUM([.AB36:.AB55])" office:value-type="float" office:value="50" calcext:value-type="float">
            <text:p>50</text:p>
          </table:table-cell>
          <table:table-cell/>
          <table:table-cell table:style-name="ce53" office:value-type="string" calcext:value-type="string">
            <text:p>Wt. avg:</text:p>
          </table:table-cell>
          <table:table-cell table:style-name="ce53" table:formula="of:=SUMPRODUCT([.AE36:.AE55];[.G36:.G55])/SUM([.G36:.G55])" office:value-type="float" office:value="0.635708450872752" calcext:value-type="float">
            <text:p>0.6357084509</text:p>
          </table:table-cell>
          <table:table-cell table:style-name="ce53"/>
          <table:table-cell table:style-name="ce53" table:formula="of:=SUMPRODUCT([.AG36:.AG55];[.J36:.J55])/SUM([.J36:.J55])" office:value-type="float" office:value="0.667376923105831" calcext:value-type="float">
            <text:p>0.6673769231</text:p>
          </table:table-cell>
          <table:table-cell table:style-name="ce53" table:formula="of:=SUMPRODUCT([.AH36:.AH55];[.M36:.M55])/SUM([.M36:.M55])" office:value-type="float" office:value="0.698368157452207" calcext:value-type="float">
            <text:p>0.6983681575</text:p>
          </table:table-cell>
          <table:table-cell table:style-name="ce53" table:formula="of:=SUMPRODUCT([.AI36:.AI55];[.P36:.P55])/SUM([.P36:.P55])" office:value-type="float" office:value="0.578440683787665" calcext:value-type="float">
            <text:p>0.5784406838</text:p>
          </table:table-cell>
          <table:table-cell table:style-name="ce53" table:formula="of:=SUMPRODUCT([.AJ36:.AJ55];[.S36:.S55])/SUM([.S36:.S55])" office:value-type="float" office:value="0.609344147183585" calcext:value-type="float">
            <text:p>0.6093441472</text:p>
          </table:table-cell>
          <table:table-cell table:style-name="ce53" table:formula="of:=SUMPRODUCT([.AK36:.AK55];[.V36:.V55])/SUM([.V36:.V55])" office:value-type="float" office:value="0.638932569583934" calcext:value-type="float">
            <text:p>0.6389325696</text:p>
          </table:table-cell>
          <table:table-cell table:style-name="ce53" table:formula="of:=SUMPRODUCT([.AL36:.AL55];[.Y36:.Y55])/SUM([.Y36:.Y55])" office:value-type="float" office:value="0.674510495983619" calcext:value-type="float">
            <text:p>0.674510496</text:p>
          </table:table-cell>
          <table:table-cell table:style-name="ce53" table:formula="of:=SUMPRODUCT([.AM36:.AM55];[.AB36:.AB55])/SUM([.AB36:.AB55])" office:value-type="float" office:value="0.701020286063946" calcext:value-type="float">
            <text:p>0.7010202861</text:p>
          </table:table-cell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Weighted Seeds:</text:p>
          </table:table-cell>
          <table:table-cell table:number-columns-repeated="3"/>
          <table:table-cell table:formula="of:=SUMPRODUCT([.$A36:.$A55];[.E36:.E55])/SUM([.E36:.E55])" office:value-type="float" office:value="2" calcext:value-type="float">
            <text:p>2</text:p>
          </table:table-cell>
          <table:table-cell table:formula="of:=SUMPRODUCT([.$B36:.$B55];[.F36:.F55])/SUM([.F36:.F55])" office:value-type="float" office:value="3.66666666666667" calcext:value-type="float">
            <text:p>3.6666666667</text:p>
          </table:table-cell>
          <table:table-cell/>
          <table:table-cell table:formula="of:=SUMPRODUCT([.$A36:.$A55];[.H36:.H55])/SUM([.H36:.H55])" office:value-type="float" office:value="1.96296296296296" calcext:value-type="float">
            <text:p>1.962962963</text:p>
          </table:table-cell>
          <table:table-cell table:formula="of:=SUMPRODUCT([.$B36:.$B55];[.I36:.I55])/SUM([.I36:.I55])" office:value-type="float" office:value="3.66666666666667" calcext:value-type="float">
            <text:p>3.6666666667</text:p>
          </table:table-cell>
          <table:table-cell/>
          <table:table-cell table:formula="of:=SUMPRODUCT([.$A36:.$A55];[.K36:.K55])/SUM([.K36:.K55])" office:value-type="float" office:value="1.92857142857143" calcext:value-type="float">
            <text:p>1.9285714286</text:p>
          </table:table-cell>
          <table:table-cell table:formula="of:=SUMPRODUCT([.$B36:.$B55];[.L36:.L55])/SUM([.L36:.L55])" office:value-type="float" office:value="3.66666666666667" calcext:value-type="float">
            <text:p>3.6666666667</text:p>
          </table:table-cell>
          <table:table-cell/>
          <table:table-cell table:formula="of:=SUMPRODUCT([.$A36:.$A55];[.N36:.N55])/SUM([.N36:.N55])" office:value-type="float" office:value="1.92857142857143" calcext:value-type="float">
            <text:p>1.9285714286</text:p>
          </table:table-cell>
          <table:table-cell table:formula="of:=SUMPRODUCT([.$B36:.$B55];[.O36:.O55])/SUM([.O36:.O55])" office:value-type="float" office:value="4.11764705882353" calcext:value-type="float">
            <text:p>4.1176470588</text:p>
          </table:table-cell>
          <table:table-cell/>
          <table:table-cell table:formula="of:=SUMPRODUCT([.$A36:.$A55];[.Q36:.Q55])/SUM([.Q36:.Q55])" office:value-type="float" office:value="1.89655172413793" calcext:value-type="float">
            <text:p>1.8965517241</text:p>
          </table:table-cell>
          <table:table-cell table:formula="of:=SUMPRODUCT([.$B36:.$B55];[.R36:.R55])/SUM([.R36:.R55])" office:value-type="float" office:value="4.11764705882353" calcext:value-type="float">
            <text:p>4.1176470588</text:p>
          </table:table-cell>
          <table:table-cell/>
          <table:table-cell table:formula="of:=SUMPRODUCT([.$A36:.$A55];[.T36:.T55])/SUM([.T36:.T55])" office:value-type="float" office:value="1.86666666666667" calcext:value-type="float">
            <text:p>1.8666666667</text:p>
          </table:table-cell>
          <table:table-cell table:formula="of:=SUMPRODUCT([.$B36:.$B55];[.U36:.U55])/SUM([.U36:.U55])" office:value-type="float" office:value="4.11764705882353" calcext:value-type="float">
            <text:p>4.1176470588</text:p>
          </table:table-cell>
          <table:table-cell/>
          <table:table-cell table:formula="of:=SUMPRODUCT([.$A36:.$A55];[.W36:.W55])/SUM([.W36:.W55])" office:value-type="float" office:value="1.8125" calcext:value-type="float">
            <text:p>1.8125</text:p>
          </table:table-cell>
          <table:table-cell table:formula="of:=SUMPRODUCT([.$B36:.$B55];[.X36:.X55])/SUM([.X36:.X55])" office:value-type="float" office:value="4.11764705882353" calcext:value-type="float">
            <text:p>4.1176470588</text:p>
          </table:table-cell>
          <table:table-cell/>
          <table:table-cell table:formula="of:=SUMPRODUCT([.$A36:.$A55];[.Z36:.Z55])/SUM([.Z36:.Z55])" office:value-type="float" office:value="1.84848484848485" calcext:value-type="float">
            <text:p>1.8484848485</text:p>
          </table:table-cell>
          <table:table-cell table:formula="of:=SUMPRODUCT([.$B36:.$B55];[.AA36:.AA55])/SUM([.AA36:.AA55])" office:value-type="float" office:value="4.11764705882353" calcext:value-type="float">
            <text:p>4.117647058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otal # wins:</text:p>
          </table:table-cell>
          <table:table-cell table:number-columns-repeated="3"/>
          <table:table-cell table:formula="of:=SUM([.E36:.E55])" office:value-type="float" office:value="26" calcext:value-type="float">
            <text:p>26</text:p>
          </table:table-cell>
          <table:table-cell table:formula="of:=SUM([.F36:.F55])" office:value-type="float" office:value="15" calcext:value-type="float">
            <text:p>15</text:p>
          </table:table-cell>
          <table:table-cell table:formula="of:=SUM([.G36:.G55])" office:value-type="float" office:value="41" calcext:value-type="float">
            <text:p>41</text:p>
          </table:table-cell>
          <table:table-cell table:formula="of:=SUM([.H36:.H55])" office:value-type="float" office:value="27" calcext:value-type="float">
            <text:p>27</text:p>
          </table:table-cell>
          <table:table-cell table:formula="of:=SUM([.I36:.I55])" office:value-type="float" office:value="15" calcext:value-type="float">
            <text:p>15</text:p>
          </table:table-cell>
          <table:table-cell table:formula="of:=SUM([.J36:.J55])" office:value-type="float" office:value="42" calcext:value-type="float">
            <text:p>42</text:p>
          </table:table-cell>
          <table:table-cell table:formula="of:=SUM([.K36:.K55])" office:value-type="float" office:value="28" calcext:value-type="float">
            <text:p>28</text:p>
          </table:table-cell>
          <table:table-cell table:formula="of:=SUM([.L36:.L55])" office:value-type="float" office:value="15" calcext:value-type="float">
            <text:p>15</text:p>
          </table:table-cell>
          <table:table-cell table:formula="of:=SUM([.M36:.M55])" office:value-type="float" office:value="43" calcext:value-type="float">
            <text:p>43</text:p>
          </table:table-cell>
          <table:table-cell table:formula="of:=SUM([.N36:.N55])" office:value-type="float" office:value="28" calcext:value-type="float">
            <text:p>28</text:p>
          </table:table-cell>
          <table:table-cell table:formula="of:=SUM([.O36:.O55])" office:value-type="float" office:value="17" calcext:value-type="float">
            <text:p>17</text:p>
          </table:table-cell>
          <table:table-cell table:formula="of:=SUM([.P36:.P55])" office:value-type="float" office:value="45" calcext:value-type="float">
            <text:p>45</text:p>
          </table:table-cell>
          <table:table-cell table:formula="of:=SUM([.Q36:.Q55])" office:value-type="float" office:value="29" calcext:value-type="float">
            <text:p>29</text:p>
          </table:table-cell>
          <table:table-cell table:formula="of:=SUM([.R36:.R55])" office:value-type="float" office:value="17" calcext:value-type="float">
            <text:p>17</text:p>
          </table:table-cell>
          <table:table-cell table:formula="of:=SUM([.S36:.S55])" office:value-type="float" office:value="46" calcext:value-type="float">
            <text:p>46</text:p>
          </table:table-cell>
          <table:table-cell table:formula="of:=SUM([.T36:.T55])" office:value-type="float" office:value="30" calcext:value-type="float">
            <text:p>30</text:p>
          </table:table-cell>
          <table:table-cell table:formula="of:=SUM([.U36:.U55])" office:value-type="float" office:value="17" calcext:value-type="float">
            <text:p>17</text:p>
          </table:table-cell>
          <table:table-cell table:formula="of:=SUM([.V36:.V55])" office:value-type="float" office:value="47" calcext:value-type="float">
            <text:p>47</text:p>
          </table:table-cell>
          <table:table-cell table:formula="of:=SUM([.W36:.W55])" office:value-type="float" office:value="32" calcext:value-type="float">
            <text:p>32</text:p>
          </table:table-cell>
          <table:table-cell table:formula="of:=SUM([.X36:.X55])" office:value-type="float" office:value="17" calcext:value-type="float">
            <text:p>17</text:p>
          </table:table-cell>
          <table:table-cell table:formula="of:=SUM([.Y36:.Y55])" office:value-type="float" office:value="49" calcext:value-type="float">
            <text:p>49</text:p>
          </table:table-cell>
          <table:table-cell table:formula="of:=SUM([.Z36:.Z55])" office:value-type="float" office:value="33" calcext:value-type="float">
            <text:p>33</text:p>
          </table:table-cell>
          <table:table-cell table:formula="of:=SUM([.AA36:.AA55])" office:value-type="float" office:value="17" calcext:value-type="float">
            <text:p>17</text:p>
          </table:table-cell>
          <table:table-cell table:formula="of:=SUM([.AB36:.AB55])"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eighted alpha:</text:p>
          </table:table-cell>
          <table:table-cell table:number-columns-repeated="3"/>
          <table:table-cell table:formula="of:=LOG(([.E60]/[.G60])/(1 - ([.E60]/[.G60])) / LOG([.F59]/[.E59]))" office:value-type="float" office:value="0.818527839696366" calcext:value-type="float">
            <text:p>0.8185278397</text:p>
          </table:table-cell>
          <table:table-cell table:number-columns-repeated="2"/>
          <table:table-cell table:formula="of:=LOG(([.H60]/[.J60])/(1 - ([.H60]/[.J60])) / LOG([.I59]/[.H59]))" office:value-type="float" office:value="0.821727754827934" calcext:value-type="float">
            <text:p>0.8217277548</text:p>
          </table:table-cell>
          <table:table-cell table:number-columns-repeated="2"/>
          <table:table-cell table:formula="of:=LOG(([.K60]/[.M60])/(1 - ([.K60]/[.M60])) / LOG([.L59]/[.K59]))" office:value-type="float" office:value="0.825406998506472" calcext:value-type="float">
            <text:p>0.8254069985</text:p>
          </table:table-cell>
          <table:table-cell table:number-columns-repeated="2"/>
          <table:table-cell table:formula="of:=LOG(([.N60]/[.P60])/(1 - ([.N60]/[.P60])) / LOG([.O59]/[.N59]))" office:value-type="float" office:value="0.698967861358694" calcext:value-type="float">
            <text:p>0.6989678614</text:p>
          </table:table-cell>
          <table:table-cell table:number-columns-repeated="2"/>
          <table:table-cell table:formula="of:=LOG(([.Q60]/[.S60])/(1 - ([.Q60]/[.S60])) / LOG([.R59]/[.Q59]))" office:value-type="float" office:value="0.704726047470591" calcext:value-type="float">
            <text:p>0.7047260475</text:p>
          </table:table-cell>
          <table:table-cell table:number-columns-repeated="2"/>
          <table:table-cell table:formula="of:=LOG(([.T60]/[.V60])/(1 - ([.T60]/[.V60])) / LOG([.U59]/[.T59]))" office:value-type="float" office:value="0.710641492151872" calcext:value-type="float">
            <text:p>0.7106414922</text:p>
          </table:table-cell>
          <table:table-cell table:number-columns-repeated="2"/>
          <table:table-cell table:formula="of:=LOG(([.W60]/[.Y60])/(1 - ([.W60]/[.Y60])) / LOG([.X59]/[.W59]))" office:value-type="float" office:value="0.722798575229352" calcext:value-type="float">
            <text:p>0.7227985752</text:p>
          </table:table-cell>
          <table:table-cell table:number-columns-repeated="2"/>
          <table:table-cell table:formula="of:=LOG(([.Z60]/[.AB60])/(1 - ([.Z60]/[.AB60])) / LOG([.AA59]/[.Z59]))" office:value-type="float" office:value="0.746693956948624" calcext:value-type="float">
            <text:p>0.7466939569</text:p>
          </table:table-cell>
          <table:table-cell table:number-columns-repeated="13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style-name="ce12" table:number-columns-repeated="2"/>
          <table:table-cell table:number-columns-repeated="37"/>
        </table:table-row>
        <table:table-row table:style-name="ro2" table:number-rows-repeated="1048511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Round6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3" table:visibility="collapse" table:default-cell-style-name="Default"/>
        <table:table-column table:style-name="co24" table:visibility="collapse" table:default-cell-style-name="Default"/>
        <table:table-column table:style-name="co3" table:visibility="collapse" table:number-columns-repeated="3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25" table:default-cell-style-name="ce10"/>
        <table:table-column table:style-name="co8" table:visibility="collapse" table:number-columns-repeated="3" table:default-cell-style-name="ce10"/>
        <table:table-column table:style-name="co8" table:number-columns-repeated="7" table:default-cell-style-name="ce10"/>
        <table:table-row table:style-name="ro1"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table:number-columns-repeated="2"/>
          <table:table-cell table:style-name="ce11" office:value-type="float" office:value="2012" calcext:value-type="float" table:number-columns-spanned="3" table:number-rows-spanned="1">
            <text:p>2012</text:p>
          </table:table-cell>
          <table:covered-table-cell table:style-name="ce11"/>
          <table:covered-table-cell table:style-name="ce12"/>
          <table:table-cell table:style-name="ce11" office:value-type="float" office:value="2013" calcext:value-type="float" table:number-columns-spanned="3" table:number-rows-spanned="1">
            <text:p>2013</text:p>
          </table:table-cell>
          <table:covered-table-cell table:style-name="ce11"/>
          <table:covered-table-cell table:style-name="ce12"/>
          <table:table-cell table:style-name="ce11" office:value-type="float" office:value="2014" calcext:value-type="float" table:number-columns-spanned="3" table:number-rows-spanned="1">
            <text:p>2014</text:p>
          </table:table-cell>
          <table:covered-table-cell table:style-name="ce11"/>
          <table:covered-table-cell table:style-name="ce12"/>
          <table:table-cell table:style-name="ce11" office:value-type="float" office:value="2015" calcext:value-type="float" table:number-columns-spanned="3" table:number-rows-spanned="1">
            <text:p>2015</text:p>
          </table:table-cell>
          <table:covered-table-cell table:style-name="ce11"/>
          <table:covered-table-cell table:style-name="ce12"/>
          <table:table-cell table:style-name="ce11" office:value-type="float" office:value="2016" calcext:value-type="float" table:number-columns-spanned="3" table:number-rows-spanned="1">
            <text:p>2016</text:p>
          </table:table-cell>
          <table:covered-table-cell table:style-name="ce11"/>
          <table:covered-table-cell table:style-name="ce12"/>
          <table:table-cell table:style-name="ce11" office:value-type="float" office:value="2017" calcext:value-type="float" table:number-columns-spanned="3" table:number-rows-spanned="1">
            <text:p>2017</text:p>
          </table:table-cell>
          <table:covered-table-cell table:style-name="ce11"/>
          <table:covered-table-cell table:style-name="ce12"/>
          <table:table-cell table:style-name="ce11" office:value-type="float" office:value="2018" calcext:value-type="float" table:number-columns-spanned="3" table:number-rows-spanned="1">
            <text:p>2018</text:p>
          </table:table-cell>
          <table:covered-table-cell table:style-name="ce11"/>
          <table:covered-table-cell table:style-name="ce12"/>
          <table:table-cell table:style-name="ce11" office:value-type="float" office:value="2019" calcext:value-type="float" table:number-columns-spanned="3" table:number-rows-spanned="1">
            <text:p>2019</text:p>
          </table:table-cell>
          <table:covered-table-cell table:style-name="ce11"/>
          <table:covered-table-cell table:style-name="ce12"/>
          <table:table-cell/>
          <table:table-cell table:style-name="ce52" table:number-columns-repeated="4"/>
          <table:table-cell table:style-name="ce54" table:number-columns-repeated="7"/>
        </table:table-row>
        <table:table-row table:style-name="ro2">
          <table:table-cell table:number-columns-repeated="2" table:style-name="ce56" office:value-type="float" office:value="1" calcext:value-type="float">
            <text:p>1</text:p>
          </table:table-cell>
          <table:table-cell table:style-name="ce56"/>
          <table:table-cell table:style-name="ce56" table:formula="of:=[.A2]&amp;[.B2]" office:value-type="string" office:string-value="11" calcext:value-type="string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G2]-[.E2]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J2]-[.H2]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M2]-[.K2]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P2]-[.N2]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S2]-[.Q2]" office:value-type="float" office:value="0" calcext:value-type="float">
            <text:p>0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V2]-[.T2]" office:value-type="float" office:value="0" calcext:value-type="float">
            <text:p>0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Y2]-[.W2]" office:value-type="float" office:value="0" calcext:value-type="float">
            <text:p>0</text:p>
          </table:table-cell>
          <table:table-cell table:style-name="ce57" office:value-type="float" office:value="7" calcext:value-type="float">
            <text:p>7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AB2]-[.Z2]" office:value-type="float" office:value="0" calcext:value-type="float">
            <text:p>0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12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table:formula="of:=[.A3]&amp;[.B3]" office:value-type="string" office:string-value="12" calcext:value-type="string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G3]-[.E3]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J3]-[.H3]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M3]-[.K3]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P3]-[.N3]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S3]-[.Q3]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V3]-[.T3]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Y3]-[.W3]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AB3]-[.Z3]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2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table:formula="of:=[.A4]&amp;[.B4]" office:value-type="string" office:string-value="13" calcext:value-type="string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4]-[.E4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4]-[.H4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4]-[.K4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4]-[.N4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4]-[.Q4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4]-[.T4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4]-[.W4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AB4]-[.Z4]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table:formula="of:=[.A5]&amp;[.B5]" office:value-type="string" office:string-value="14" calcext:value-type="string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5]-[.E5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5]-[.H5]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M5]-[.K5]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5]-[.N5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S5]-[.Q5]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V5]-[.T5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Y5]-[.W5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AB5]-[.Z5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56" table:formula="of:=[.A6]&amp;[.B6]" office:value-type="string" office:string-value="15" calcext:value-type="string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G6]-[.E6]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J6]-[.H6]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M6]-[.K6]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P6]-[.N6]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S6]-[.Q6]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V6]-[.T6]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Y6]-[.W6]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AB6]-[.Z6]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table:formula="of:=[.A7]&amp;[.B7]" office:value-type="string" office:string-value="16" calcext:value-type="string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7]-[.E7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7]-[.H7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M7]-[.K7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7]-[.N7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S7]-[.Q7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7]-[.T7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Y7]-[.W7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AB7]-[.Z7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8]&amp;[.B8]" office:value-type="string" office:string-value="18" calcext:value-type="string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8]-[.E8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8]-[.H8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M8]-[.K8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8]-[.N8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S8]-[.Q8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V8]-[.T8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Y8]-[.W8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AB8]-[.Z8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table:formula="of:=[.A9]&amp;[.B9]" office:value-type="string" office:string-value="23" calcext:value-type="string">
            <text:p>2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G9]-[.E9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J9]-[.H9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M9]-[.K9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P9]-[.N9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S9]-[.Q9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V9]-[.T9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Y9]-[.W9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AB9]-[.Z9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table:number-columns-repeated="2" table:style-name="ce56" office:value-type="float" office:value="3" calcext:value-type="float">
            <text:p>3</text:p>
          </table:table-cell>
          <table:table-cell table:style-name="ce56"/>
          <table:table-cell table:style-name="ce56" table:formula="of:=[.A10]&amp;[.B10]" office:value-type="string" office:string-value="33" calcext:value-type="string">
            <text:p>3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10]-[.E10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10]-[.H10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10]-[.K10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10]-[.N10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10]-[.Q10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10]-[.T10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10]-[.W10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10]-[.Z10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11]&amp;[.B11]" office:value-type="string" office:string-value="38" calcext:value-type="string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11]-[.E1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11]-[.H1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11]-[.K1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11]-[.N1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11]-[.Q11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11]-[.T1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11]-[.W11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11]-[.Z11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12]&amp;[.B12]" office:value-type="string" office:string-value="78" calcext:value-type="string">
            <text:p>78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12]-[.E12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12]-[.H12]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M12]-[.K12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12]-[.N12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12]-[.Q12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12]-[.T12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12]-[.W12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12]-[.Z12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40"/>
        </table:table-row>
        <table:table-row table:style-name="ro2">
          <table:table-cell office:value-type="string" calcext:value-type="string">
            <text:p>Totals:</text:p>
          </table:table-cell>
          <table:table-cell table:number-columns-repeated="5"/>
          <table:table-cell table:formula="of:=SUM([.G2:.G12])" office:value-type="float" office:value="27" calcext:value-type="float">
            <text:p>27</text:p>
          </table:table-cell>
          <table:table-cell table:number-columns-repeated="2"/>
          <table:table-cell table:formula="of:=SUM([.J2:.J12])" office:value-type="float" office:value="28" calcext:value-type="float">
            <text:p>28</text:p>
          </table:table-cell>
          <table:table-cell table:number-columns-repeated="2"/>
          <table:table-cell table:formula="of:=SUM([.M2:.M12])" office:value-type="float" office:value="29" calcext:value-type="float">
            <text:p>29</text:p>
          </table:table-cell>
          <table:table-cell table:number-columns-repeated="2"/>
          <table:table-cell table:formula="of:=SUM([.P2:.P12])" office:value-type="float" office:value="30" calcext:value-type="float">
            <text:p>30</text:p>
          </table:table-cell>
          <table:table-cell table:number-columns-repeated="2"/>
          <table:table-cell table:formula="of:=SUM([.S2:.S12])" office:value-type="float" office:value="31" calcext:value-type="float">
            <text:p>31</text:p>
          </table:table-cell>
          <table:table-cell table:number-columns-repeated="2"/>
          <table:table-cell table:formula="of:=SUM([.V2:.V12])" office:value-type="float" office:value="32" calcext:value-type="float">
            <text:p>32</text:p>
          </table:table-cell>
          <table:table-cell table:number-columns-repeated="2"/>
          <table:table-cell table:formula="of:=SUM([.Y2:.Y12])" office:value-type="float" office:value="33" calcext:value-type="float">
            <text:p>33</text:p>
          </table:table-cell>
          <table:table-cell table:number-columns-repeated="2"/>
          <table:table-cell table:formula="of:=SUM([.AB2:.AB12])" office:value-type="float" office:value="34" calcext:value-type="float">
            <text:p>34</text:p>
          </table:table-cell>
          <table:table-cell table:number-columns-repeated="12"/>
        </table:table-row>
        <table:table-row table:style-name="ro2">
          <table:table-cell table:number-columns-repeated="40"/>
        </table:table-row>
        <table:table-row table:style-name="ro2">
          <table:table-cell office:value-type="string" calcext:value-type="string">
            <text:p>Matchups between different seeds:</text:p>
          </table:table-cell>
          <table:table-cell table:number-columns-repeated="39"/>
        </table:table-row>
        <table:table-row table:style-name="ro2">
          <table:table-cell table:number-columns-repeated="40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table:formula="of:=[.A18]&amp;[.B18]" office:value-type="string" office:string-value="12" calcext:value-type="string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G18]-[.E18]" office:value-type="float" office:value="1" calcext:value-type="float">
            <text:p>1</text:p>
          </table:table-cell>
          <table:table-cell table:style-name="ce57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J18]-[.H18]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M18]-[.K18]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P18]-[.N18]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S18]-[.Q18]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V18]-[.T18]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Y18]-[.W18]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AB18]-[.Z18]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  <table:table-cell table:formula="of:=IFERROR(LOG(([.E18]/[.G18])/(1-[.E18]/[.G18])) / LOG([.$B18]/[.$A18]); 2 * SIGN( [.E18]-[.G18]/2))" office:value-type="float" office:value="2.32192809488736" calcext:value-type="float">
            <text:p>2.3219280949</text:p>
          </table:table-cell>
          <table:table-cell table:number-columns-repeated="2"/>
          <table:table-cell table:formula="of:=IFERROR(LOG(([.H18]/[.J18])/(1-[.H18]/[.J18])) / LOG([.$B18]/[.$A18]); 2 * SIGN( [.H18]-[.J18]/2))" office:value-type="float" office:value="2.58496250072116" calcext:value-type="float">
            <text:p>2.5849625007</text:p>
          </table:table-cell>
          <table:table-cell table:formula="of:=IFERROR(LOG(([.K18]/[.M18])/(1-[.K18]/[.M18])) / LOG([.$B18]/[.$A18]); 2 * SIGN( [.K18]-[.M18]/2))" office:value-type="float" office:value="2.58496250072116" calcext:value-type="float">
            <text:p>2.5849625007</text:p>
          </table:table-cell>
          <table:table-cell table:formula="of:=IFERROR(LOG(([.N18]/[.P18])/(1-[.N18]/[.P18])) / LOG([.$B18]/[.$A18]); 2 * SIGN( [.N18]-[.P18]/2))" office:value-type="float" office:value="2.58496250072116" calcext:value-type="float">
            <text:p>2.5849625007</text:p>
          </table:table-cell>
          <table:table-cell table:formula="of:=IFERROR(LOG(([.Q18]/[.S18])/(1-[.Q18]/[.S18])) / LOG([.$B18]/[.$A18]); 2 * SIGN( [.Q18]-[.S18]/2))" office:value-type="float" office:value="2.58496250072116" calcext:value-type="float">
            <text:p>2.5849625007</text:p>
          </table:table-cell>
          <table:table-cell table:formula="of:=IFERROR(LOG(([.T18]/[.V18])/(1-[.T18]/[.V18])) / LOG([.$B18]/[.$A18]); 2 * SIGN( [.T18]-[.V18]/2))" office:value-type="float" office:value="1.58496250072116" calcext:value-type="float">
            <text:p>1.5849625007</text:p>
          </table:table-cell>
          <table:table-cell table:formula="of:=IFERROR(LOG(([.W18]/[.Y18])/(1-[.W18]/[.Y18])) / LOG([.$B18]/[.$A18]); 2 * SIGN( [.W18]-[.Y18]/2))" office:value-type="float" office:value="1.58496250072116" calcext:value-type="float">
            <text:p>1.5849625007</text:p>
          </table:table-cell>
          <table:table-cell table:formula="of:=IFERROR(LOG(([.Z18]/[.AB18])/(1-[.Z18]/[.AB18])) / LOG([.$B18]/[.$A18]); 2 * SIGN( [.Z18]-[.AB18]/2))" office:value-type="float" office:value="1.58496250072116" calcext:value-type="float">
            <text:p>1.5849625007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table:formula="of:=[.A19]&amp;[.B19]" office:value-type="string" office:string-value="13" calcext:value-type="string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19]-[.E1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19]-[.H1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19]-[.K1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19]-[.N1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19]-[.Q19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19]-[.T19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19]-[.W19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AB19]-[.Z19]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formula="of:=IFERROR(LOG(([.E19]/[.G19])/(1-[.E19]/[.G19])) / LOG([.$B19]/[.$A19]); 2 * SIGN( [.E19]-[.G19]/2))" office:value-type="float" office:value="2" calcext:value-type="float">
            <text:p>2</text:p>
          </table:table-cell>
          <table:table-cell table:number-columns-repeated="2"/>
          <table:table-cell table:formula="of:=IFERROR(LOG(([.H19]/[.J19])/(1-[.H19]/[.J19])) / LOG([.$B19]/[.$A19]); 2 * SIGN( [.H19]-[.J19]/2))" office:value-type="float" office:value="2" calcext:value-type="float">
            <text:p>2</text:p>
          </table:table-cell>
          <table:table-cell table:formula="of:=IFERROR(LOG(([.K19]/[.M19])/(1-[.K19]/[.M19])) / LOG([.$B19]/[.$A19]); 2 * SIGN( [.K19]-[.M19]/2))" office:value-type="float" office:value="2" calcext:value-type="float">
            <text:p>2</text:p>
          </table:table-cell>
          <table:table-cell table:formula="of:=IFERROR(LOG(([.N19]/[.P19])/(1-[.N19]/[.P19])) / LOG([.$B19]/[.$A19]); 2 * SIGN( [.N19]-[.P19]/2))" office:value-type="float" office:value="2" calcext:value-type="float">
            <text:p>2</text:p>
          </table:table-cell>
          <table:table-cell table:formula="of:=IFERROR(LOG(([.Q19]/[.S19])/(1-[.Q19]/[.S19])) / LOG([.$B19]/[.$A19]); 2 * SIGN( [.Q19]-[.S19]/2))" office:value-type="float" office:value="2" calcext:value-type="float">
            <text:p>2</text:p>
          </table:table-cell>
          <table:table-cell table:formula="of:=IFERROR(LOG(([.T19]/[.V19])/(1-[.T19]/[.V19])) / LOG([.$B19]/[.$A19]); 2 * SIGN( [.T19]-[.V19]/2))" office:value-type="float" office:value="2" calcext:value-type="float">
            <text:p>2</text:p>
          </table:table-cell>
          <table:table-cell table:formula="of:=IFERROR(LOG(([.W19]/[.Y19])/(1-[.W19]/[.Y19])) / LOG([.$B19]/[.$A19]); 2 * SIGN( [.W19]-[.Y19]/2))" office:value-type="float" office:value="2" calcext:value-type="float">
            <text:p>2</text:p>
          </table:table-cell>
          <table:table-cell table:formula="of:=IFERROR(LOG(([.Z19]/[.AB19])/(1-[.Z19]/[.AB19])) / LOG([.$B19]/[.$A19]); 2 * SIGN( [.Z19]-[.AB19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table:formula="of:=[.A20]&amp;[.B20]" office:value-type="string" office:string-value="14" calcext:value-type="string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20]-[.E20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20]-[.H20]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[.M20]-[.K20]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P20]-[.N20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S20]-[.Q20]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V20]-[.T20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Y20]-[.W20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AB20]-[.Z20]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formula="of:=IFERROR(LOG(([.E20]/[.G20])/(1-[.E20]/[.G20])) / LOG([.$B20]/[.$A20]); 2 * SIGN( [.E20]-[.G20]/2))" office:value-type="float" office:value="0" calcext:value-type="float">
            <text:p>0</text:p>
          </table:table-cell>
          <table:table-cell table:number-columns-repeated="2"/>
          <table:table-cell table:formula="of:=IFERROR(LOG(([.H20]/[.J20])/(1-[.H20]/[.J20])) / LOG([.$B20]/[.$A20]); 2 * SIGN( [.H20]-[.J20]/2))" office:value-type="float" office:value="0" calcext:value-type="float">
            <text:p>0</text:p>
          </table:table-cell>
          <table:table-cell table:formula="of:=IFERROR(LOG(([.K20]/[.M20])/(1-[.K20]/[.M20])) / LOG([.$B20]/[.$A20]); 2 * SIGN( [.K20]-[.M20]/2))" office:value-type="float" office:value="0.5" calcext:value-type="float">
            <text:p>0.5</text:p>
          </table:table-cell>
          <table:table-cell table:formula="of:=IFERROR(LOG(([.N20]/[.P20])/(1-[.N20]/[.P20])) / LOG([.$B20]/[.$A20]); 2 * SIGN( [.N20]-[.P20]/2))" office:value-type="float" office:value="0.5" calcext:value-type="float">
            <text:p>0.5</text:p>
          </table:table-cell>
          <table:table-cell table:formula="of:=IFERROR(LOG(([.Q20]/[.S20])/(1-[.Q20]/[.S20])) / LOG([.$B20]/[.$A20]); 2 * SIGN( [.Q20]-[.S20]/2))" office:value-type="float" office:value="0.5" calcext:value-type="float">
            <text:p>0.5</text:p>
          </table:table-cell>
          <table:table-cell table:formula="of:=IFERROR(LOG(([.T20]/[.V20])/(1-[.T20]/[.V20])) / LOG([.$B20]/[.$A20]); 2 * SIGN( [.T20]-[.V20]/2))" office:value-type="float" office:value="0.5" calcext:value-type="float">
            <text:p>0.5</text:p>
          </table:table-cell>
          <table:table-cell table:formula="of:=IFERROR(LOG(([.W20]/[.Y20])/(1-[.W20]/[.Y20])) / LOG([.$B20]/[.$A20]); 2 * SIGN( [.W20]-[.Y20]/2))" office:value-type="float" office:value="0.5" calcext:value-type="float">
            <text:p>0.5</text:p>
          </table:table-cell>
          <table:table-cell table:formula="of:=IFERROR(LOG(([.Z20]/[.AB20])/(1-[.Z20]/[.AB20])) / LOG([.$B20]/[.$A20]); 2 * SIGN( [.Z20]-[.AB20]/2))" office:value-type="float" office:value="0.5" calcext:value-type="float">
            <text:p>0.5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56" table:formula="of:=[.A21]&amp;[.B21]" office:value-type="string" office:string-value="15" calcext:value-type="string">
            <text:p>1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G21]-[.E21]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J21]-[.H21]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M21]-[.K21]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P21]-[.N21]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S21]-[.Q21]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V21]-[.T21]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Y21]-[.W21]" office:value-type="float" office:value="0" calcext:value-type="float">
            <text:p>0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AB21]-[.Z21]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formula="of:=IFERROR(LOG(([.E21]/[.G21])/(1-[.E21]/[.G21])) / LOG([.$B21]/[.$A21]); 2 * SIGN( [.E21]-[.G21]/2))" office:value-type="float" office:value="2" calcext:value-type="float">
            <text:p>2</text:p>
          </table:table-cell>
          <table:table-cell table:number-columns-repeated="2"/>
          <table:table-cell table:formula="of:=IFERROR(LOG(([.H21]/[.J21])/(1-[.H21]/[.J21])) / LOG([.$B21]/[.$A21]); 2 * SIGN( [.H21]-[.J21]/2))" office:value-type="float" office:value="2" calcext:value-type="float">
            <text:p>2</text:p>
          </table:table-cell>
          <table:table-cell table:formula="of:=IFERROR(LOG(([.K21]/[.M21])/(1-[.K21]/[.M21])) / LOG([.$B21]/[.$A21]); 2 * SIGN( [.K21]-[.M21]/2))" office:value-type="float" office:value="2" calcext:value-type="float">
            <text:p>2</text:p>
          </table:table-cell>
          <table:table-cell table:formula="of:=IFERROR(LOG(([.N21]/[.P21])/(1-[.N21]/[.P21])) / LOG([.$B21]/[.$A21]); 2 * SIGN( [.N21]-[.P21]/2))" office:value-type="float" office:value="2" calcext:value-type="float">
            <text:p>2</text:p>
          </table:table-cell>
          <table:table-cell table:formula="of:=IFERROR(LOG(([.Q21]/[.S21])/(1-[.Q21]/[.S21])) / LOG([.$B21]/[.$A21]); 2 * SIGN( [.Q21]-[.S21]/2))" office:value-type="float" office:value="2" calcext:value-type="float">
            <text:p>2</text:p>
          </table:table-cell>
          <table:table-cell table:formula="of:=IFERROR(LOG(([.T21]/[.V21])/(1-[.T21]/[.V21])) / LOG([.$B21]/[.$A21]); 2 * SIGN( [.T21]-[.V21]/2))" office:value-type="float" office:value="2" calcext:value-type="float">
            <text:p>2</text:p>
          </table:table-cell>
          <table:table-cell table:formula="of:=IFERROR(LOG(([.W21]/[.Y21])/(1-[.W21]/[.Y21])) / LOG([.$B21]/[.$A21]); 2 * SIGN( [.W21]-[.Y21]/2))" office:value-type="float" office:value="2" calcext:value-type="float">
            <text:p>2</text:p>
          </table:table-cell>
          <table:table-cell table:formula="of:=IFERROR(LOG(([.Z21]/[.AB21])/(1-[.Z21]/[.AB21])) / LOG([.$B21]/[.$A21]); 2 * SIGN( [.Z21]-[.AB21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table:formula="of:=[.A22]&amp;[.B22]" office:value-type="string" office:string-value="16" calcext:value-type="string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22]-[.E22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22]-[.H22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M22]-[.K22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22]-[.N22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S22]-[.Q22]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22]-[.T22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Y22]-[.W22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AB22]-[.Z22]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formula="of:=IFERROR(LOG(([.E22]/[.G22])/(1-[.E22]/[.G22])) / LOG([.$B22]/[.$A22]); 2 * SIGN( [.E22]-[.G22]/2))" office:value-type="float" office:value="0" calcext:value-type="float">
            <text:p>0</text:p>
          </table:table-cell>
          <table:table-cell table:number-columns-repeated="2"/>
          <table:table-cell table:formula="of:=IFERROR(LOG(([.H22]/[.J22])/(1-[.H22]/[.J22])) / LOG([.$B22]/[.$A22]); 2 * SIGN( [.H22]-[.J22]/2))" office:value-type="float" office:value="0" calcext:value-type="float">
            <text:p>0</text:p>
          </table:table-cell>
          <table:table-cell table:formula="of:=IFERROR(LOG(([.K22]/[.M22])/(1-[.K22]/[.M22])) / LOG([.$B22]/[.$A22]); 2 * SIGN( [.K22]-[.M22]/2))" office:value-type="float" office:value="0" calcext:value-type="float">
            <text:p>0</text:p>
          </table:table-cell>
          <table:table-cell table:formula="of:=IFERROR(LOG(([.N22]/[.P22])/(1-[.N22]/[.P22])) / LOG([.$B22]/[.$A22]); 2 * SIGN( [.N22]-[.P22]/2))" office:value-type="float" office:value="0" calcext:value-type="float">
            <text:p>0</text:p>
          </table:table-cell>
          <table:table-cell table:formula="of:=IFERROR(LOG(([.Q22]/[.S22])/(1-[.Q22]/[.S22])) / LOG([.$B22]/[.$A22]); 2 * SIGN( [.Q22]-[.S22]/2))" office:value-type="float" office:value="0" calcext:value-type="float">
            <text:p>0</text:p>
          </table:table-cell>
          <table:table-cell table:formula="of:=IFERROR(LOG(([.T22]/[.V22])/(1-[.T22]/[.V22])) / LOG([.$B22]/[.$A22]); 2 * SIGN( [.T22]-[.V22]/2))" office:value-type="float" office:value="0" calcext:value-type="float">
            <text:p>0</text:p>
          </table:table-cell>
          <table:table-cell table:formula="of:=IFERROR(LOG(([.W22]/[.Y22])/(1-[.W22]/[.Y22])) / LOG([.$B22]/[.$A22]); 2 * SIGN( [.W22]-[.Y22]/2))" office:value-type="float" office:value="0" calcext:value-type="float">
            <text:p>0</text:p>
          </table:table-cell>
          <table:table-cell table:formula="of:=IFERROR(LOG(([.Z22]/[.AB22])/(1-[.Z22]/[.AB22])) / LOG([.$B22]/[.$A22]); 2 * SIGN( [.Z22]-[.AB22]/2))" office:value-type="float" office:value="0" calcext:value-type="float">
            <text:p>0</text:p>
          </table:table-cell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23]&amp;[.B23]" office:value-type="string" office:string-value="18" calcext:value-type="string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23]-[.E23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23]-[.H23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M23]-[.K23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P23]-[.N23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S23]-[.Q23]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V23]-[.T23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Y23]-[.W23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AB23]-[.Z23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23]/[.G23])/(1-[.E23]/[.G23])) / LOG([.$B23]/[.$A23]); 2 * SIGN( [.E23]-[.G23]/2))" office:value-type="float" office:value="-2" calcext:value-type="float">
            <text:p>-2</text:p>
          </table:table-cell>
          <table:table-cell table:number-columns-repeated="2"/>
          <table:table-cell table:formula="of:=IFERROR(LOG(([.H23]/[.J23])/(1-[.H23]/[.J23])) / LOG([.$B23]/[.$A23]); 2 * SIGN( [.H23]-[.J23]/2))" office:value-type="float" office:value="-2" calcext:value-type="float">
            <text:p>-2</text:p>
          </table:table-cell>
          <table:table-cell table:formula="of:=IFERROR(LOG(([.K23]/[.M23])/(1-[.K23]/[.M23])) / LOG([.$B23]/[.$A23]); 2 * SIGN( [.K23]-[.M23]/2))" office:value-type="float" office:value="-2" calcext:value-type="float">
            <text:p>-2</text:p>
          </table:table-cell>
          <table:table-cell table:formula="of:=IFERROR(LOG(([.N23]/[.P23])/(1-[.N23]/[.P23])) / LOG([.$B23]/[.$A23]); 2 * SIGN( [.N23]-[.P23]/2))" office:value-type="float" office:value="-2" calcext:value-type="float">
            <text:p>-2</text:p>
          </table:table-cell>
          <table:table-cell table:formula="of:=IFERROR(LOG(([.Q23]/[.S23])/(1-[.Q23]/[.S23])) / LOG([.$B23]/[.$A23]); 2 * SIGN( [.Q23]-[.S23]/2))" office:value-type="float" office:value="-2" calcext:value-type="float">
            <text:p>-2</text:p>
          </table:table-cell>
          <table:table-cell table:formula="of:=IFERROR(LOG(([.T23]/[.V23])/(1-[.T23]/[.V23])) / LOG([.$B23]/[.$A23]); 2 * SIGN( [.T23]-[.V23]/2))" office:value-type="float" office:value="-2" calcext:value-type="float">
            <text:p>-2</text:p>
          </table:table-cell>
          <table:table-cell table:formula="of:=IFERROR(LOG(([.W23]/[.Y23])/(1-[.W23]/[.Y23])) / LOG([.$B23]/[.$A23]); 2 * SIGN( [.W23]-[.Y23]/2))" office:value-type="float" office:value="-2" calcext:value-type="float">
            <text:p>-2</text:p>
          </table:table-cell>
          <table:table-cell table:formula="of:=IFERROR(LOG(([.Z23]/[.AB23])/(1-[.Z23]/[.AB23])) / LOG([.$B23]/[.$A23]); 2 * SIGN( [.Z23]-[.AB23]/2))" office:value-type="float" office:value="-2" calcext:value-type="float">
            <text:p>-2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table:formula="of:=[.A24]&amp;[.B24]" office:value-type="string" office:string-value="23" calcext:value-type="string">
            <text:p>2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G24]-[.E24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J24]-[.H24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M24]-[.K24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P24]-[.N24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S24]-[.Q24]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V24]-[.T24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Y24]-[.W24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AB24]-[.Z24]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/>
          <table:table-cell table:formula="of:=IFERROR(LOG(([.E24]/[.G24])/(1-[.E24]/[.G24])) / LOG([.$B24]/[.$A24]); 2 * SIGN( [.E24]-[.G24]/2))" office:value-type="float" office:value="1" calcext:value-type="float">
            <text:p>1</text:p>
          </table:table-cell>
          <table:table-cell table:number-columns-repeated="2"/>
          <table:table-cell table:formula="of:=IFERROR(LOG(([.H24]/[.J24])/(1-[.H24]/[.J24])) / LOG([.$B24]/[.$A24]); 2 * SIGN( [.H24]-[.J24]/2))" office:value-type="float" office:value="1" calcext:value-type="float">
            <text:p>1</text:p>
          </table:table-cell>
          <table:table-cell table:formula="of:=IFERROR(LOG(([.K24]/[.M24])/(1-[.K24]/[.M24])) / LOG([.$B24]/[.$A24]); 2 * SIGN( [.K24]-[.M24]/2))" office:value-type="float" office:value="1" calcext:value-type="float">
            <text:p>1</text:p>
          </table:table-cell>
          <table:table-cell table:formula="of:=IFERROR(LOG(([.N24]/[.P24])/(1-[.N24]/[.P24])) / LOG([.$B24]/[.$A24]); 2 * SIGN( [.N24]-[.P24]/2))" office:value-type="float" office:value="1" calcext:value-type="float">
            <text:p>1</text:p>
          </table:table-cell>
          <table:table-cell table:formula="of:=IFERROR(LOG(([.Q24]/[.S24])/(1-[.Q24]/[.S24])) / LOG([.$B24]/[.$A24]); 2 * SIGN( [.Q24]-[.S24]/2))" office:value-type="float" office:value="1" calcext:value-type="float">
            <text:p>1</text:p>
          </table:table-cell>
          <table:table-cell table:formula="of:=IFERROR(LOG(([.T24]/[.V24])/(1-[.T24]/[.V24])) / LOG([.$B24]/[.$A24]); 2 * SIGN( [.T24]-[.V24]/2))" office:value-type="float" office:value="1" calcext:value-type="float">
            <text:p>1</text:p>
          </table:table-cell>
          <table:table-cell table:formula="of:=IFERROR(LOG(([.W24]/[.Y24])/(1-[.W24]/[.Y24])) / LOG([.$B24]/[.$A24]); 2 * SIGN( [.W24]-[.Y24]/2))" office:value-type="float" office:value="1" calcext:value-type="float">
            <text:p>1</text:p>
          </table:table-cell>
          <table:table-cell table:formula="of:=IFERROR(LOG(([.Z24]/[.AB24])/(1-[.Z24]/[.AB24])) / LOG([.$B24]/[.$A24]); 2 * SIGN( [.Z24]-[.AB24]/2))" office:value-type="float" office:value="1" calcext:value-type="float">
            <text:p>1</text:p>
          </table:table-cell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25]&amp;[.B25]" office:value-type="string" office:string-value="38" calcext:value-type="string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G25]-[.E2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J25]-[.H2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M25]-[.K2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25]-[.N2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25]-[.Q25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25]-[.T2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25]-[.W25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25]-[.Z25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25]/[.G25])/(1-[.E25]/[.G25])) / LOG([.$B25]/[.$A25]); 2 * SIGN( [.E25]-[.G25]/2))" office:value-type="float" office:value="2" calcext:value-type="float">
            <text:p>2</text:p>
          </table:table-cell>
          <table:table-cell table:number-columns-repeated="2"/>
          <table:table-cell table:formula="of:=IFERROR(LOG(([.H25]/[.J25])/(1-[.H25]/[.J25])) / LOG([.$B25]/[.$A25]); 2 * SIGN( [.H25]-[.J25]/2))" office:value-type="float" office:value="2" calcext:value-type="float">
            <text:p>2</text:p>
          </table:table-cell>
          <table:table-cell table:formula="of:=IFERROR(LOG(([.K25]/[.M25])/(1-[.K25]/[.M25])) / LOG([.$B25]/[.$A25]); 2 * SIGN( [.K25]-[.M25]/2))" office:value-type="float" office:value="2" calcext:value-type="float">
            <text:p>2</text:p>
          </table:table-cell>
          <table:table-cell table:formula="of:=IFERROR(LOG(([.N25]/[.P25])/(1-[.N25]/[.P25])) / LOG([.$B25]/[.$A25]); 2 * SIGN( [.N25]-[.P25]/2))" office:value-type="float" office:value="2" calcext:value-type="float">
            <text:p>2</text:p>
          </table:table-cell>
          <table:table-cell table:formula="of:=IFERROR(LOG(([.Q25]/[.S25])/(1-[.Q25]/[.S25])) / LOG([.$B25]/[.$A25]); 2 * SIGN( [.Q25]-[.S25]/2))" office:value-type="float" office:value="2" calcext:value-type="float">
            <text:p>2</text:p>
          </table:table-cell>
          <table:table-cell table:formula="of:=IFERROR(LOG(([.T25]/[.V25])/(1-[.T25]/[.V25])) / LOG([.$B25]/[.$A25]); 2 * SIGN( [.T25]-[.V25]/2))" office:value-type="float" office:value="2" calcext:value-type="float">
            <text:p>2</text:p>
          </table:table-cell>
          <table:table-cell table:formula="of:=IFERROR(LOG(([.W25]/[.Y25])/(1-[.W25]/[.Y25])) / LOG([.$B25]/[.$A25]); 2 * SIGN( [.W25]-[.Y25]/2))" office:value-type="float" office:value="2" calcext:value-type="float">
            <text:p>2</text:p>
          </table:table-cell>
          <table:table-cell table:formula="of:=IFERROR(LOG(([.Z25]/[.AB25])/(1-[.Z25]/[.AB25])) / LOG([.$B25]/[.$A25]); 2 * SIGN( [.Z25]-[.AB25]/2))" office:value-type="float" office:value="2" calcext:value-type="float">
            <text:p>2</text:p>
          </table:table-cell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table:formula="of:=[.A26]&amp;[.B26]" office:value-type="string" office:string-value="78" calcext:value-type="string">
            <text:p>78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G26]-[.E26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J26]-[.H26]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M26]-[.K26]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P26]-[.N26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S26]-[.Q26]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V26]-[.T26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Y26]-[.W26]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[.AB26]-[.Z26]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formula="of:=IFERROR(LOG(([.E26]/[.G26])/(1-[.E26]/[.G26])) / LOG([.$B26]/[.$A26]); 2 * SIGN( [.E26]-[.G26]/2))" office:value-type="float" office:value="0" calcext:value-type="float">
            <text:p>0</text:p>
          </table:table-cell>
          <table:table-cell table:number-columns-repeated="2"/>
          <table:table-cell table:formula="of:=IFERROR(LOG(([.H26]/[.J26])/(1-[.H26]/[.J26])) / LOG([.$B26]/[.$A26]); 2 * SIGN( [.H26]-[.J26]/2))" office:value-type="float" office:value="0" calcext:value-type="float">
            <text:p>0</text:p>
          </table:table-cell>
          <table:table-cell table:formula="of:=IFERROR(LOG(([.K26]/[.M26])/(1-[.K26]/[.M26])) / LOG([.$B26]/[.$A26]); 2 * SIGN( [.K26]-[.M26]/2))" office:value-type="float" office:value="0" calcext:value-type="float">
            <text:p>0</text:p>
          </table:table-cell>
          <table:table-cell table:formula="of:=IFERROR(LOG(([.N26]/[.P26])/(1-[.N26]/[.P26])) / LOG([.$B26]/[.$A26]); 2 * SIGN( [.N26]-[.P26]/2))" office:value-type="float" office:value="2" calcext:value-type="float">
            <text:p>2</text:p>
          </table:table-cell>
          <table:table-cell table:formula="of:=IFERROR(LOG(([.Q26]/[.S26])/(1-[.Q26]/[.S26])) / LOG([.$B26]/[.$A26]); 2 * SIGN( [.Q26]-[.S26]/2))" office:value-type="float" office:value="2" calcext:value-type="float">
            <text:p>2</text:p>
          </table:table-cell>
          <table:table-cell table:formula="of:=IFERROR(LOG(([.T26]/[.V26])/(1-[.T26]/[.V26])) / LOG([.$B26]/[.$A26]); 2 * SIGN( [.T26]-[.V26]/2))" office:value-type="float" office:value="2" calcext:value-type="float">
            <text:p>2</text:p>
          </table:table-cell>
          <table:table-cell table:formula="of:=IFERROR(LOG(([.W26]/[.Y26])/(1-[.W26]/[.Y26])) / LOG([.$B26]/[.$A26]); 2 * SIGN( [.W26]-[.Y26]/2))" office:value-type="float" office:value="2" calcext:value-type="float">
            <text:p>2</text:p>
          </table:table-cell>
          <table:table-cell table:formula="of:=IFERROR(LOG(([.Z26]/[.AB26])/(1-[.Z26]/[.AB26])) / LOG([.$B26]/[.$A26]); 2 * SIGN( [.Z26]-[.AB26]/2))"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3"/>
        </table:table-row>
        <table:table-row table:style-name="ro2">
          <table:table-cell office:value-type="string" calcext:value-type="string">
            <text:p>Totals:</text:p>
          </table:table-cell>
          <table:table-cell table:number-columns-repeated="4"/>
          <table:table-cell table:style-name="ce10"/>
          <table:table-cell table:formula="of:=SUM([.G18:.G26])" office:value-type="float" office:value="21" calcext:value-type="float">
            <text:p>21</text:p>
          </table:table-cell>
          <table:table-cell/>
          <table:table-cell table:style-name="ce10"/>
          <table:table-cell table:formula="of:=SUM([.J18:.J26])" office:value-type="float" office:value="22" calcext:value-type="float">
            <text:p>22</text:p>
          </table:table-cell>
          <table:table-cell/>
          <table:table-cell table:style-name="ce10"/>
          <table:table-cell table:formula="of:=SUM([.M18:.M26])" office:value-type="float" office:value="23" calcext:value-type="float">
            <text:p>23</text:p>
          </table:table-cell>
          <table:table-cell/>
          <table:table-cell table:style-name="ce10"/>
          <table:table-cell table:formula="of:=SUM([.P18:.P26])" office:value-type="float" office:value="24" calcext:value-type="float">
            <text:p>24</text:p>
          </table:table-cell>
          <table:table-cell/>
          <table:table-cell table:style-name="ce10"/>
          <table:table-cell table:formula="of:=SUM([.S18:.S26])" office:value-type="float" office:value="24" calcext:value-type="float">
            <text:p>24</text:p>
          </table:table-cell>
          <table:table-cell/>
          <table:table-cell table:style-name="ce10"/>
          <table:table-cell table:formula="of:=SUM([.V18:.V26])" office:value-type="float" office:value="25" calcext:value-type="float">
            <text:p>25</text:p>
          </table:table-cell>
          <table:table-cell/>
          <table:table-cell table:style-name="ce10"/>
          <table:table-cell table:formula="of:=SUM([.Y18:.Y26])" office:value-type="float" office:value="25" calcext:value-type="float">
            <text:p>25</text:p>
          </table:table-cell>
          <table:table-cell/>
          <table:table-cell table:style-name="ce10"/>
          <table:table-cell table:formula="of:=SUM([.AB18:.AB26])" office:value-type="float" office:value="26" calcext:value-type="float">
            <text:p>26</text:p>
          </table:table-cell>
          <table:table-cell/>
          <table:table-cell table:style-name="ce53" office:value-type="string" calcext:value-type="string">
            <text:p>Wt. avg:</text:p>
          </table:table-cell>
          <table:table-cell table:style-name="ce53" table:formula="of:=SUMPRODUCT([.AE18:.AE26];[.G18:.G26])/SUM([.G18:.G26])" office:value-type="float" office:value="1.28245564615829" calcext:value-type="float">
            <text:p>1.2824556462</text:p>
          </table:table-cell>
          <table:table-cell table:style-name="ce53" table:number-columns-repeated="2"/>
          <table:table-cell table:style-name="ce53" table:formula="of:=SUMPRODUCT([.AH18:.AH26];[.J18:.J26])/SUM([.J18:.J26])" office:value-type="float" office:value="1.41339715932037" calcext:value-type="float">
            <text:p>1.4133971593</text:p>
          </table:table-cell>
          <table:table-cell table:style-name="ce53" table:formula="of:=SUMPRODUCT([.AI18:.AI26];[.M18:.M26])/SUM([.M18:.M26])" office:value-type="float" office:value="1.41716250021948" calcext:value-type="float">
            <text:p>1.4171625002</text:p>
          </table:table-cell>
          <table:table-cell table:style-name="ce53" table:formula="of:=SUMPRODUCT([.AJ18:.AJ26];[.P18:.P26])/SUM([.P18:.P26])" office:value-type="float" office:value="1.44144739604367" calcext:value-type="float">
            <text:p>1.441447396</text:p>
          </table:table-cell>
          <table:table-cell table:style-name="ce53" table:formula="of:=SUMPRODUCT([.AK18:.AK26];[.S18:.S26])/SUM([.S18:.S26])" office:value-type="float" office:value="1.44144739604367" calcext:value-type="float">
            <text:p>1.441447396</text:p>
          </table:table-cell>
          <table:table-cell table:style-name="ce53" table:formula="of:=SUMPRODUCT([.AL18:.AL26];[.V18:.V26])/SUM([.V18:.V26])" office:value-type="float" office:value="1.16718800023077" calcext:value-type="float">
            <text:p>1.1671880002</text:p>
          </table:table-cell>
          <table:table-cell table:style-name="ce53" table:formula="of:=SUMPRODUCT([.AM18:.AM26];[.Y18:.Y26])/SUM([.Y18:.Y26])" office:value-type="float" office:value="1.16718800023077" calcext:value-type="float">
            <text:p>1.1671880002</text:p>
          </table:table-cell>
          <table:table-cell table:style-name="ce53" table:formula="of:=SUMPRODUCT([.AN18:.AN26];[.AB18:.AB26])/SUM([.AB18:.AB26])" office:value-type="float" office:value="1.19921923099113" calcext:value-type="float">
            <text:p>1.199219231</text:p>
          </table:table-cell>
        </table:table-row>
        <table:table-row table:style-name="ro2">
          <table:table-cell table:number-columns-repeated="40"/>
        </table:table-row>
        <table:table-row table:style-name="ro2">
          <table:table-cell office:value-type="string" calcext:value-type="string">
            <text:p>Weighted Seeds:</text:p>
          </table:table-cell>
          <table:table-cell table:number-columns-repeated="3"/>
          <table:table-cell table:formula="of:=SUMPRODUCT([.$A18:.$A26];[.E18:.E26])/SUM([.E18:.E26])" office:value-type="float" office:value="1.33333333333333" calcext:value-type="float">
            <text:p>1.3333333333</text:p>
          </table:table-cell>
          <table:table-cell table:formula="of:=SUMPRODUCT([.$B18:.$B26];[.F18:.F26])/SUM([.F18:.F26])" office:value-type="float" office:value="4.33333333333333" calcext:value-type="float">
            <text:p>4.3333333333</text:p>
          </table:table-cell>
          <table:table-cell/>
          <table:table-cell table:formula="of:=SUMPRODUCT([.$A18:.$A26];[.H18:.H26])/SUM([.H18:.H26])" office:value-type="float" office:value="1.3125" calcext:value-type="float">
            <text:p>1.3125</text:p>
          </table:table-cell>
          <table:table-cell table:formula="of:=SUMPRODUCT([.$B18:.$B26];[.I18:.I26])/SUM([.I18:.I26])" office:value-type="float" office:value="4.33333333333333" calcext:value-type="float">
            <text:p>4.3333333333</text:p>
          </table:table-cell>
          <table:table-cell/>
          <table:table-cell table:formula="of:=SUMPRODUCT([.$A18:.$A26];[.K18:.K26])/SUM([.K18:.K26])" office:value-type="float" office:value="1.29411764705882" calcext:value-type="float">
            <text:p>1.2941176471</text:p>
          </table:table-cell>
          <table:table-cell table:formula="of:=SUMPRODUCT([.$B18:.$B26];[.L18:.L26])/SUM([.L18:.L26])" office:value-type="float" office:value="4.33333333333333" calcext:value-type="float">
            <text:p>4.3333333333</text:p>
          </table:table-cell>
          <table:table-cell/>
          <table:table-cell table:formula="of:=SUMPRODUCT([.$A18:.$A26];[.N18:.N26])/SUM([.N18:.N26])" office:value-type="float" office:value="1.61111111111111" calcext:value-type="float">
            <text:p>1.6111111111</text:p>
          </table:table-cell>
          <table:table-cell table:formula="of:=SUMPRODUCT([.$B18:.$B26];[.O18:.O26])/SUM([.O18:.O26])" office:value-type="float" office:value="4.33333333333333" calcext:value-type="float">
            <text:p>4.3333333333</text:p>
          </table:table-cell>
          <table:table-cell/>
          <table:table-cell table:formula="of:=SUMPRODUCT([.$A18:.$A26];[.Q18:.Q26])/SUM([.Q18:.Q26])" office:value-type="float" office:value="1.61111111111111" calcext:value-type="float">
            <text:p>1.6111111111</text:p>
          </table:table-cell>
          <table:table-cell table:formula="of:=SUMPRODUCT([.$B18:.$B26];[.R18:.R26])/SUM([.R18:.R26])" office:value-type="float" office:value="4.33333333333333" calcext:value-type="float">
            <text:p>4.3333333333</text:p>
          </table:table-cell>
          <table:table-cell/>
          <table:table-cell table:formula="of:=SUMPRODUCT([.$A18:.$A26];[.T18:.T26])/SUM([.T18:.T26])" office:value-type="float" office:value="1.61111111111111" calcext:value-type="float">
            <text:p>1.6111111111</text:p>
          </table:table-cell>
          <table:table-cell table:formula="of:=SUMPRODUCT([.$B18:.$B26];[.U18:.U26])/SUM([.U18:.U26])" office:value-type="float" office:value="4" calcext:value-type="float">
            <text:p>4</text:p>
          </table:table-cell>
          <table:table-cell/>
          <table:table-cell table:formula="of:=SUMPRODUCT([.$A18:.$A26];[.W18:.W26])/SUM([.W18:.W26])" office:value-type="float" office:value="1.61111111111111" calcext:value-type="float">
            <text:p>1.6111111111</text:p>
          </table:table-cell>
          <table:table-cell table:formula="of:=SUMPRODUCT([.$B18:.$B26];[.X18:.X26])/SUM([.X18:.X26])" office:value-type="float" office:value="4" calcext:value-type="float">
            <text:p>4</text:p>
          </table:table-cell>
          <table:table-cell/>
          <table:table-cell table:formula="of:=SUMPRODUCT([.$A18:.$A26];[.Z18:.Z26])/SUM([.Z18:.Z26])" office:value-type="float" office:value="1.57894736842105" calcext:value-type="float">
            <text:p>1.5789473684</text:p>
          </table:table-cell>
          <table:table-cell table:formula="of:=SUMPRODUCT([.$B18:.$B26];[.AA18:.AA26])/SUM([.AA18:.AA26])"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otal # wins:</text:p>
          </table:table-cell>
          <table:table-cell table:number-columns-repeated="3"/>
          <table:table-cell table:formula="of:=SUM([.E18:.E26])" office:value-type="float" office:value="15" calcext:value-type="float">
            <text:p>15</text:p>
          </table:table-cell>
          <table:table-cell table:formula="of:=SUM([.F18:.F26])" office:value-type="float" office:value="6" calcext:value-type="float">
            <text:p>6</text:p>
          </table:table-cell>
          <table:table-cell table:formula="of:=SUM([.G18:.G26])" office:value-type="float" office:value="21" calcext:value-type="float">
            <text:p>21</text:p>
          </table:table-cell>
          <table:table-cell table:formula="of:=SUM([.H18:.H26])" office:value-type="float" office:value="16" calcext:value-type="float">
            <text:p>16</text:p>
          </table:table-cell>
          <table:table-cell table:formula="of:=SUM([.I18:.I26])" office:value-type="float" office:value="6" calcext:value-type="float">
            <text:p>6</text:p>
          </table:table-cell>
          <table:table-cell table:formula="of:=SUM([.J18:.J26])" office:value-type="float" office:value="22" calcext:value-type="float">
            <text:p>22</text:p>
          </table:table-cell>
          <table:table-cell table:formula="of:=SUM([.K18:.K26])" office:value-type="float" office:value="17" calcext:value-type="float">
            <text:p>17</text:p>
          </table:table-cell>
          <table:table-cell table:formula="of:=SUM([.L18:.L26])" office:value-type="float" office:value="6" calcext:value-type="float">
            <text:p>6</text:p>
          </table:table-cell>
          <table:table-cell table:formula="of:=SUM([.M18:.M26])" office:value-type="float" office:value="23" calcext:value-type="float">
            <text:p>23</text:p>
          </table:table-cell>
          <table:table-cell table:formula="of:=SUM([.N18:.N26])" office:value-type="float" office:value="18" calcext:value-type="float">
            <text:p>18</text:p>
          </table:table-cell>
          <table:table-cell table:formula="of:=SUM([.O18:.O26])" office:value-type="float" office:value="6" calcext:value-type="float">
            <text:p>6</text:p>
          </table:table-cell>
          <table:table-cell table:formula="of:=SUM([.P18:.P26])" office:value-type="float" office:value="24" calcext:value-type="float">
            <text:p>24</text:p>
          </table:table-cell>
          <table:table-cell table:formula="of:=SUM([.Q18:.Q26])" office:value-type="float" office:value="18" calcext:value-type="float">
            <text:p>18</text:p>
          </table:table-cell>
          <table:table-cell table:formula="of:=SUM([.R18:.R26])" office:value-type="float" office:value="6" calcext:value-type="float">
            <text:p>6</text:p>
          </table:table-cell>
          <table:table-cell table:formula="of:=SUM([.S18:.S26])" office:value-type="float" office:value="24" calcext:value-type="float">
            <text:p>24</text:p>
          </table:table-cell>
          <table:table-cell table:formula="of:=SUM([.T18:.T26])" office:value-type="float" office:value="18" calcext:value-type="float">
            <text:p>18</text:p>
          </table:table-cell>
          <table:table-cell table:formula="of:=SUM([.U18:.U26])" office:value-type="float" office:value="7" calcext:value-type="float">
            <text:p>7</text:p>
          </table:table-cell>
          <table:table-cell table:formula="of:=SUM([.V18:.V26])" office:value-type="float" office:value="25" calcext:value-type="float">
            <text:p>25</text:p>
          </table:table-cell>
          <table:table-cell table:formula="of:=SUM([.W18:.W26])" office:value-type="float" office:value="18" calcext:value-type="float">
            <text:p>18</text:p>
          </table:table-cell>
          <table:table-cell table:formula="of:=SUM([.X18:.X26])" office:value-type="float" office:value="7" calcext:value-type="float">
            <text:p>7</text:p>
          </table:table-cell>
          <table:table-cell table:formula="of:=SUM([.Y18:.Y26])" office:value-type="float" office:value="25" calcext:value-type="float">
            <text:p>25</text:p>
          </table:table-cell>
          <table:table-cell table:formula="of:=SUM([.Z18:.Z26])" office:value-type="float" office:value="19" calcext:value-type="float">
            <text:p>19</text:p>
          </table:table-cell>
          <table:table-cell table:formula="of:=SUM([.AA18:.AA26])" office:value-type="float" office:value="7" calcext:value-type="float">
            <text:p>7</text:p>
          </table:table-cell>
          <table:table-cell table:formula="of:=SUM([.AB18:.AB26])" office:value-type="float" office:value="26" calcext:value-type="float">
            <text:p>2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eighted alpha:</text:p>
          </table:table-cell>
          <table:table-cell table:number-columns-repeated="3"/>
          <table:table-cell table:formula="of:=LOG(([.E31]/[.G31])/(1 - ([.E31]/[.G31])) / LOG([.F30]/[.E30]))" office:value-type="float" office:value="0.6887689958487" calcext:value-type="float">
            <text:p>0.6887689958</text:p>
          </table:table-cell>
          <table:table-cell table:number-columns-repeated="2"/>
          <table:table-cell table:formula="of:=LOG(([.H31]/[.J31])/(1 - ([.H31]/[.J31])) / LOG([.I30]/[.H30]))" office:value-type="float" office:value="0.711033406963172" calcext:value-type="float">
            <text:p>0.711033407</text:p>
          </table:table-cell>
          <table:table-cell table:number-columns-repeated="2"/>
          <table:table-cell table:formula="of:=LOG(([.K31]/[.M31])/(1 - ([.K31]/[.M31])) / LOG([.L30]/[.K30]))" office:value-type="float" office:value="0.732263844584865" calcext:value-type="float">
            <text:p>0.7322638446</text:p>
          </table:table-cell>
          <table:table-cell table:number-columns-repeated="2"/>
          <table:table-cell table:formula="of:=LOG(([.N31]/[.P31])/(1 - ([.N31]/[.P31])) / LOG([.O30]/[.N30]))" office:value-type="float" office:value="0.843959332560384" calcext:value-type="float">
            <text:p>0.8439593326</text:p>
          </table:table-cell>
          <table:table-cell table:number-columns-repeated="2"/>
          <table:table-cell table:formula="of:=LOG(([.Q31]/[.S31])/(1 - ([.Q31]/[.S31])) / LOG([.R30]/[.Q30]))" office:value-type="float" office:value="0.843959332560384" calcext:value-type="float">
            <text:p>0.8439593326</text:p>
          </table:table-cell>
          <table:table-cell table:number-columns-repeated="2"/>
          <table:table-cell table:formula="of:=LOG(([.T31]/[.V31])/(1 - ([.T31]/[.V31])) / LOG([.U30]/[.T30]))" office:value-type="float" office:value="0.813649392968567" calcext:value-type="float">
            <text:p>0.813649393</text:p>
          </table:table-cell>
          <table:table-cell table:number-columns-repeated="2"/>
          <table:table-cell table:formula="of:=LOG(([.W31]/[.Y31])/(1 - ([.W31]/[.Y31])) / LOG([.X30]/[.W30]))" office:value-type="float" office:value="0.813649392968567" calcext:value-type="float">
            <text:p>0.813649393</text:p>
          </table:table-cell>
          <table:table-cell table:number-columns-repeated="2"/>
          <table:table-cell table:formula="of:=LOG(([.Z31]/[.AB31])/(1 - ([.Z31]/[.AB31])) / LOG([.AA30]/[.Z30]))" office:value-type="float" office:value="0.827605054744758" calcext:value-type="float">
            <text:p>0.8276050547</text:p>
          </table:table-cell>
          <table:table-cell table:number-columns-repeated="14"/>
        </table:table-row>
        <table:table-row table:style-name="ro2">
          <table:table-cell table:number-columns-repeated="40"/>
        </table:table-row>
        <table:table-row table:style-name="ro2">
          <table:table-cell office:value-type="string" calcext:value-type="string">
            <text:p>Round 6, 2018:</text:p>
          </table:table-cell>
          <table:table-cell table:number-columns-repeated="39"/>
        </table:table-row>
        <table:table-row table:style-name="ro2">
          <table:table-cell table:style-name="ce12" office:value-type="string" calcext:value-type="string">
            <text:p>Winner</text:p>
          </table:table-cell>
          <table:table-cell table:style-name="ce12" office:value-type="string" calcext:value-type="string">
            <text:p>Loser</text:p>
          </table:table-cell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2" table:number-rows-repeated="1048539">
          <table:table-cell table:number-columns-repeated="40"/>
        </table:table-row>
        <table:table-row table:style-name="ro2">
          <table:table-cell table:number-columns-repeated="40"/>
        </table:table-row>
      </table:table>
      <table:table table:name="Pooled" table:style-name="ta1">
        <office:forms form:automatic-focus="false" form:apply-design-mode="false"/>
        <table:table-column table:style-name="co16" table:number-columns-repeated="2" table:default-cell-style-name="Default"/>
        <table:table-column table:style-name="co26" table:visibility="collapse" table:default-cell-style-name="Default"/>
        <table:table-column table:style-name="co26" table:default-cell-style-name="Default"/>
        <table:table-column table:style-name="co16" table:number-columns-repeated="12" table:default-cell-style-name="Default"/>
        <table:table-column table:style-name="co27" table:default-cell-style-name="Default"/>
        <table:table-column table:style-name="co5" table:number-columns-repeated="2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16" table:number-columns-repeated="995" table:default-cell-style-name="Default"/>
        <table:table-row table:style-name="ro2"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/>
          <table:table-cell table:style-name="ce12" office:value-type="string" calcext:value-type="string">
            <text:p>Rounds</text:p>
          </table:table-cell>
          <table:table-cell table:style-name="ce11" office:value-type="float" office:value="2012" calcext:value-type="float" table:number-columns-spanned="2" table:number-rows-spanned="1">
            <text:p>2012</text:p>
          </table:table-cell>
          <table:covered-table-cell table:style-name="ce12"/>
          <table:table-cell table:style-name="ce11" office:value-type="float" office:value="2013" calcext:value-type="float" table:number-columns-spanned="2" table:number-rows-spanned="1">
            <text:p>2013</text:p>
          </table:table-cell>
          <table:covered-table-cell table:style-name="ce12"/>
          <table:table-cell table:style-name="ce11" office:value-type="float" office:value="2014" calcext:value-type="float" table:number-columns-spanned="2" table:number-rows-spanned="1">
            <text:p>2014</text:p>
          </table:table-cell>
          <table:covered-table-cell table:style-name="ce12"/>
          <table:table-cell table:style-name="ce11" office:value-type="float" office:value="2015" calcext:value-type="float" table:number-columns-spanned="2" table:number-rows-spanned="1">
            <text:p>2015</text:p>
          </table:table-cell>
          <table:covered-table-cell table:style-name="ce12"/>
          <table:table-cell table:style-name="ce11" office:value-type="float" office:value="2016" calcext:value-type="float" table:number-columns-spanned="2" table:number-rows-spanned="1">
            <text:p>2016</text:p>
          </table:table-cell>
          <table:covered-table-cell table:style-name="ce12"/>
          <table:table-cell table:style-name="ce11" office:value-type="float" office:value="2017" calcext:value-type="float" table:number-columns-spanned="2" table:number-rows-spanned="1">
            <text:p>2017</text:p>
          </table:table-cell>
          <table:covered-table-cell table:style-name="ce12"/>
          <table:table-cell table:style-name="ce12"/>
          <table:table-cell table:style-name="ce45" office:value-type="string" calcext:value-type="string">
            <text:p>Alpha:</text:p>
          </table:table-cell>
          <table:table-cell table:style-name="ce58" office:value-type="float" office:value="2012" calcext:value-type="float">
            <text:p>2012</text:p>
          </table:table-cell>
          <table:table-cell table:style-name="ce58"/>
          <table:table-cell table:style-name="ce58" office:value-type="float" office:value="2013" calcext:value-type="float">
            <text:p>2013</text:p>
          </table:table-cell>
          <table:table-cell table:style-name="ce58"/>
          <table:table-cell table:style-name="ce58" office:value-type="float" office:value="2014" calcext:value-type="float">
            <text:p>2014</text:p>
          </table:table-cell>
          <table:table-cell table:style-name="ce58"/>
          <table:table-cell table:style-name="ce58" office:value-type="float" office:value="2015" calcext:value-type="float">
            <text:p>2015</text:p>
          </table:table-cell>
          <table:table-cell table:style-name="ce58"/>
          <table:table-cell table:style-name="ce58" office:value-type="float" office:value="2016" calcext:value-type="float">
            <text:p>2016</text:p>
          </table:table-cell>
          <table:table-cell table:style-name="ce58"/>
          <table:table-cell table:style-name="ce58" office:value-type="float" office:value="2017" calcext:value-type="float">
            <text:p>2017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formula="of:=[.A2]&amp;[.B2]" office:value-type="string" office:string-value="11" calcext:value-type="string">
            <text:p>11</text:p>
          </table:table-cell>
          <table:table-cell/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16" calcext:value-type="float">
            <text:p>16</text:p>
          </table:table-cell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0" calcext:value-type="float">
            <text:p>0</text:p>
          </table:table-cell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16" calcext:value-type="float">
            <text:p>16</text:p>
          </table:table-cell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16" calcext:value-type="float">
            <text:p>16</text:p>
          </table:table-cell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0" calcext:value-type="float">
            <text:p>0</text:p>
          </table:table-cell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16" calcext:value-type="float">
            <text:p>16</text:p>
          </table:table-cell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16" calcext:value-type="float">
            <text:p>16</text:p>
          </table:table-cell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0" calcext:value-type="float">
            <text:p>0</text:p>
          </table:table-cell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16" calcext:value-type="float">
            <text:p>16</text:p>
          </table:table-cell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16" calcext:value-type="float">
            <text:p>16</text:p>
          </table:table-cell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0" calcext:value-type="float">
            <text:p>0</text:p>
          </table:table-cell>
          <table:table-cell table:formula="of:=IFNA(VLOOKUP([.$C2]; [Round1.$D$2:.$V$9];COLUMN()-3;0);&quot;0&quot;)+IFNA(VLOOKUP([.$C2]; [Round2.$D$2:.$V$16];COLUMN()-3;0);&quot;0&quot;)+IFNA(VLOOKUP([.$C2]; [Round3.$D$2:.$V$24];COLUMN()-3;0);&quot;0&quot;)+IFNA(VLOOKUP([.$C2]; [Round4.$D$2:.$V$23];COLUMN()-3;0);&quot;0&quot;)+IFNA(VLOOKUP([.$C2]; [Round5.$D$2:.$V$25];COLUMN()-3;0);&quot;0&quot;)+IFNA(VLOOKUP([.$C2]; [Round6.$D$2:.$V$12];COLUMN()-3;0);&quot;0&quot;)" office:value-type="float" office:value="16" calcext:value-type="float">
            <text:p>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&amp;[.B3]" office:value-type="string" office:string-value="12" calcext:value-type="string">
            <text:p>12</text:p>
          </table:table-cell>
          <table:table-cell/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29" calcext:value-type="float">
            <text:p>29</text:p>
          </table:table-cell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23" calcext:value-type="float">
            <text:p>23</text:p>
          </table:table-cell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52" calcext:value-type="float">
            <text:p>52</text:p>
          </table:table-cell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30" calcext:value-type="float">
            <text:p>30</text:p>
          </table:table-cell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25" calcext:value-type="float">
            <text:p>25</text:p>
          </table:table-cell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55" calcext:value-type="float">
            <text:p>55</text:p>
          </table:table-cell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31" calcext:value-type="float">
            <text:p>31</text:p>
          </table:table-cell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25" calcext:value-type="float">
            <text:p>25</text:p>
          </table:table-cell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56" calcext:value-type="float">
            <text:p>56</text:p>
          </table:table-cell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31" calcext:value-type="float">
            <text:p>31</text:p>
          </table:table-cell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26" calcext:value-type="float">
            <text:p>26</text:p>
          </table:table-cell>
          <table:table-cell table:formula="of:=IFNA(VLOOKUP([.$C3]; [Round1.$D$2:.$V$9];COLUMN()-3;0);&quot;0&quot;)+IFNA(VLOOKUP([.$C3]; [Round2.$D$2:.$V$16];COLUMN()-3;0);&quot;0&quot;)+IFNA(VLOOKUP([.$C3]; [Round3.$D$2:.$V$24];COLUMN()-3;0);&quot;0&quot;)+IFNA(VLOOKUP([.$C3]; [Round4.$D$2:.$V$23];COLUMN()-3;0);&quot;0&quot;)+IFNA(VLOOKUP([.$C3]; [Round5.$D$2:.$V$25];COLUMN()-3;0);&quot;0&quot;)+IFNA(VLOOKUP([.$C3]; [Round6.$D$2:.$V$12];COLUMN()-3;0);&quot;0&quot;)" office:value-type="float" office:value="57" calcext:value-type="float">
            <text:p>57</text:p>
          </table:table-cell>
          <table:table-cell table:number-columns-repeated="2"/>
          <table:table-cell table:formula="of:=IFERROR(LOG(([.E3]/[.F3])/(1-[.E3]/[.F3])) / LOG([.$B3]/[.$A3]); 2 * SIGN( [.E3]-[.F3]/2))" office:value-type="float" office:value="2" calcext:value-type="float">
            <text:p>2</text:p>
          </table:table-cell>
          <table:table-cell/>
          <table:table-cell table:formula="of:=IFERROR(LOG(([.G3]/[.H3])/(1-[.G3]/[.H3])) / LOG([.$B3]/[.$A3]); 2 * SIGN( [.G3]-[.H3]/2))" office:value-type="float" office:value="2" calcext:value-type="float">
            <text:p>2</text:p>
          </table:table-cell>
          <table:table-cell/>
          <table:table-cell table:formula="of:=IFERROR(LOG(([.I3]/[.J3])/(1-[.I3]/[.J3])) / LOG([.$B3]/[.$A3]); 2 * SIGN( [.I3]-[.J3]/2))" office:value-type="float" office:value="-0.263034405833794" calcext:value-type="float">
            <text:p>-0.2630344058</text:p>
          </table:table-cell>
          <table:table-cell/>
          <table:table-cell table:formula="of:=IFERROR(LOG(([.K3]/[.L3])/(1-[.K3]/[.L3])) / LOG([.$B3]/[.$A3]); 2 * SIGN( [.K3]-[.L3]/2))" office:value-type="float" office:value="2" calcext:value-type="float">
            <text:p>2</text:p>
          </table:table-cell>
          <table:table-cell/>
          <table:table-cell table:formula="of:=IFERROR(LOG(([.M3]/[.N3])/(1-[.M3]/[.N3])) / LOG([.$B3]/[.$A3]); 2 * SIGN( [.M3]-[.N3]/2))" office:value-type="float" office:value="2" calcext:value-type="float">
            <text:p>2</text:p>
          </table:table-cell>
          <table:table-cell/>
          <table:table-cell table:formula="of:=IFERROR(LOG(([.O3]/[.P3])/(1-[.O3]/[.P3])) / LOG([.$B3]/[.$A3]); 2 * SIGN( [.O3]-[.P3]/2))" office:value-type="float" office:value="-0.253756592245783" calcext:value-type="float">
            <text:p>-0.2537565922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4]&amp;[.B4]" office:value-type="string" office:string-value="13" calcext:value-type="string">
            <text:p>13</text:p>
          </table:table-cell>
          <table:table-cell/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14" calcext:value-type="float">
            <text:p>14</text:p>
          </table:table-cell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12" calcext:value-type="float">
            <text:p>12</text:p>
          </table:table-cell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26" calcext:value-type="float">
            <text:p>26</text:p>
          </table:table-cell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15" calcext:value-type="float">
            <text:p>15</text:p>
          </table:table-cell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12" calcext:value-type="float">
            <text:p>12</text:p>
          </table:table-cell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27" calcext:value-type="float">
            <text:p>27</text:p>
          </table:table-cell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15" calcext:value-type="float">
            <text:p>15</text:p>
          </table:table-cell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12" calcext:value-type="float">
            <text:p>12</text:p>
          </table:table-cell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27" calcext:value-type="float">
            <text:p>27</text:p>
          </table:table-cell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15" calcext:value-type="float">
            <text:p>15</text:p>
          </table:table-cell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12" calcext:value-type="float">
            <text:p>12</text:p>
          </table:table-cell>
          <table:table-cell table:formula="of:=IFNA(VLOOKUP([.$C4]; [Round1.$D$2:.$V$9];COLUMN()-3;0);&quot;0&quot;)+IFNA(VLOOKUP([.$C4]; [Round2.$D$2:.$V$16];COLUMN()-3;0);&quot;0&quot;)+IFNA(VLOOKUP([.$C4]; [Round3.$D$2:.$V$24];COLUMN()-3;0);&quot;0&quot;)+IFNA(VLOOKUP([.$C4]; [Round4.$D$2:.$V$23];COLUMN()-3;0);&quot;0&quot;)+IFNA(VLOOKUP([.$C4]; [Round5.$D$2:.$V$25];COLUMN()-3;0);&quot;0&quot;)+IFNA(VLOOKUP([.$C4]; [Round6.$D$2:.$V$12];COLUMN()-3;0);&quot;0&quot;)" office:value-type="float" office:value="27" calcext:value-type="float">
            <text:p>27</text:p>
          </table:table-cell>
          <table:table-cell table:number-columns-repeated="2"/>
          <table:table-cell table:formula="of:=IFERROR(LOG(([.E4]/[.F4])/(1-[.E4]/[.F4])) / LOG([.$B4]/[.$A4]); 2 * SIGN( [.E4]-[.F4]/2))" office:value-type="float" office:value="2" calcext:value-type="float">
            <text:p>2</text:p>
          </table:table-cell>
          <table:table-cell/>
          <table:table-cell table:formula="of:=IFERROR(LOG(([.G4]/[.H4])/(1-[.G4]/[.H4])) / LOG([.$B4]/[.$A4]); 2 * SIGN( [.G4]-[.H4]/2))" office:value-type="float" office:value="2" calcext:value-type="float">
            <text:p>2</text:p>
          </table:table-cell>
          <table:table-cell/>
          <table:table-cell table:formula="of:=IFERROR(LOG(([.I4]/[.J4])/(1-[.I4]/[.J4])) / LOG([.$B4]/[.$A4]); 2 * SIGN( [.I4]-[.J4]/2))" office:value-type="float" office:value="-0.203114013575012" calcext:value-type="float">
            <text:p>-0.2031140136</text:p>
          </table:table-cell>
          <table:table-cell/>
          <table:table-cell table:formula="of:=IFERROR(LOG(([.K4]/[.L4])/(1-[.K4]/[.L4])) / LOG([.$B4]/[.$A4]); 2 * SIGN( [.K4]-[.L4]/2))" office:value-type="float" office:value="2" calcext:value-type="float">
            <text:p>2</text:p>
          </table:table-cell>
          <table:table-cell/>
          <table:table-cell table:formula="of:=IFERROR(LOG(([.M4]/[.N4])/(1-[.M4]/[.N4])) / LOG([.$B4]/[.$A4]); 2 * SIGN( [.M4]-[.N4]/2))" office:value-type="float" office:value="2" calcext:value-type="float">
            <text:p>2</text:p>
          </table:table-cell>
          <table:table-cell/>
          <table:table-cell table:formula="of:=IFERROR(LOG(([.O4]/[.P4])/(1-[.O4]/[.P4])) / LOG([.$B4]/[.$A4]); 2 * SIGN( [.O4]-[.P4]/2))" office:value-type="float" office:value="-0.203114013575012" calcext:value-type="float">
            <text:p>-0.2031140136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5]&amp;[.B5]" office:value-type="string" office:string-value="14" calcext:value-type="string">
            <text:p>14</text:p>
          </table:table-cell>
          <table:table-cell/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32" calcext:value-type="float">
            <text:p>32</text:p>
          </table:table-cell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13" calcext:value-type="float">
            <text:p>13</text:p>
          </table:table-cell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45" calcext:value-type="float">
            <text:p>45</text:p>
          </table:table-cell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35" calcext:value-type="float">
            <text:p>35</text:p>
          </table:table-cell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14" calcext:value-type="float">
            <text:p>14</text:p>
          </table:table-cell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49" calcext:value-type="float">
            <text:p>49</text:p>
          </table:table-cell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36" calcext:value-type="float">
            <text:p>36</text:p>
          </table:table-cell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16" calcext:value-type="float">
            <text:p>16</text:p>
          </table:table-cell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52" calcext:value-type="float">
            <text:p>52</text:p>
          </table:table-cell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38" calcext:value-type="float">
            <text:p>38</text:p>
          </table:table-cell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17" calcext:value-type="float">
            <text:p>17</text:p>
          </table:table-cell>
          <table:table-cell table:formula="of:=IFNA(VLOOKUP([.$C5]; [Round1.$D$2:.$V$9];COLUMN()-3;0);&quot;0&quot;)+IFNA(VLOOKUP([.$C5]; [Round2.$D$2:.$V$16];COLUMN()-3;0);&quot;0&quot;)+IFNA(VLOOKUP([.$C5]; [Round3.$D$2:.$V$24];COLUMN()-3;0);&quot;0&quot;)+IFNA(VLOOKUP([.$C5]; [Round4.$D$2:.$V$23];COLUMN()-3;0);&quot;0&quot;)+IFNA(VLOOKUP([.$C5]; [Round5.$D$2:.$V$25];COLUMN()-3;0);&quot;0&quot;)+IFNA(VLOOKUP([.$C5]; [Round6.$D$2:.$V$12];COLUMN()-3;0);&quot;0&quot;)" office:value-type="float" office:value="55" calcext:value-type="float">
            <text:p>55</text:p>
          </table:table-cell>
          <table:table-cell table:number-columns-repeated="2"/>
          <table:table-cell table:formula="of:=IFERROR(LOG(([.E5]/[.F5])/(1-[.E5]/[.F5])) / LOG([.$B5]/[.$A5]); 2 * SIGN( [.E5]-[.F5]/2))" office:value-type="float" office:value="2" calcext:value-type="float">
            <text:p>2</text:p>
          </table:table-cell>
          <table:table-cell/>
          <table:table-cell table:formula="of:=IFERROR(LOG(([.G5]/[.H5])/(1-[.G5]/[.H5])) / LOG([.$B5]/[.$A5]); 2 * SIGN( [.G5]-[.H5]/2))" office:value-type="float" office:value="2" calcext:value-type="float">
            <text:p>2</text:p>
          </table:table-cell>
          <table:table-cell/>
          <table:table-cell table:formula="of:=IFERROR(LOG(([.I5]/[.J5])/(1-[.I5]/[.J5])) / LOG([.$B5]/[.$A5]); 2 * SIGN( [.I5]-[.J5]/2))" office:value-type="float" office:value="-0.660964047443681" calcext:value-type="float">
            <text:p>-0.6609640474</text:p>
          </table:table-cell>
          <table:table-cell/>
          <table:table-cell table:formula="of:=IFERROR(LOG(([.K5]/[.L5])/(1-[.K5]/[.L5])) / LOG([.$B5]/[.$A5]); 2 * SIGN( [.K5]-[.L5]/2))" office:value-type="float" office:value="2" calcext:value-type="float">
            <text:p>2</text:p>
          </table:table-cell>
          <table:table-cell/>
          <table:table-cell table:formula="of:=IFERROR(LOG(([.M5]/[.N5])/(1-[.M5]/[.N5])) / LOG([.$B5]/[.$A5]); 2 * SIGN( [.M5]-[.N5]/2))" office:value-type="float" office:value="2" calcext:value-type="float">
            <text:p>2</text:p>
          </table:table-cell>
          <table:table-cell/>
          <table:table-cell table:formula="of:=IFERROR(LOG(([.O5]/[.P5])/(1-[.O5]/[.P5])) / LOG([.$B5]/[.$A5]); 2 * SIGN( [.O5]-[.P5]/2))" office:value-type="float" office:value="-0.580232336096623" calcext:value-type="float">
            <text:p>-0.5802323361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6]&amp;[.B6]" office:value-type="string" office:string-value="15" calcext:value-type="string">
            <text:p>15</text:p>
          </table:table-cell>
          <table:table-cell/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32" calcext:value-type="float">
            <text:p>32</text:p>
          </table:table-cell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7" calcext:value-type="float">
            <text:p>7</text:p>
          </table:table-cell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39" calcext:value-type="float">
            <text:p>39</text:p>
          </table:table-cell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32" calcext:value-type="float">
            <text:p>32</text:p>
          </table:table-cell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7" calcext:value-type="float">
            <text:p>7</text:p>
          </table:table-cell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39" calcext:value-type="float">
            <text:p>39</text:p>
          </table:table-cell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32" calcext:value-type="float">
            <text:p>32</text:p>
          </table:table-cell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7" calcext:value-type="float">
            <text:p>7</text:p>
          </table:table-cell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39" calcext:value-type="float">
            <text:p>39</text:p>
          </table:table-cell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32" calcext:value-type="float">
            <text:p>32</text:p>
          </table:table-cell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7" calcext:value-type="float">
            <text:p>7</text:p>
          </table:table-cell>
          <table:table-cell table:formula="of:=IFNA(VLOOKUP([.$C6]; [Round1.$D$2:.$V$9];COLUMN()-3;0);&quot;0&quot;)+IFNA(VLOOKUP([.$C6]; [Round2.$D$2:.$V$16];COLUMN()-3;0);&quot;0&quot;)+IFNA(VLOOKUP([.$C6]; [Round3.$D$2:.$V$24];COLUMN()-3;0);&quot;0&quot;)+IFNA(VLOOKUP([.$C6]; [Round4.$D$2:.$V$23];COLUMN()-3;0);&quot;0&quot;)+IFNA(VLOOKUP([.$C6]; [Round5.$D$2:.$V$25];COLUMN()-3;0);&quot;0&quot;)+IFNA(VLOOKUP([.$C6]; [Round6.$D$2:.$V$12];COLUMN()-3;0);&quot;0&quot;)" office:value-type="float" office:value="39" calcext:value-type="float">
            <text:p>39</text:p>
          </table:table-cell>
          <table:table-cell table:number-columns-repeated="2"/>
          <table:table-cell table:formula="of:=IFERROR(LOG(([.E6]/[.F6])/(1-[.E6]/[.F6])) / LOG([.$B6]/[.$A6]); 2 * SIGN( [.E6]-[.F6]/2))" office:value-type="float" office:value="2" calcext:value-type="float">
            <text:p>2</text:p>
          </table:table-cell>
          <table:table-cell/>
          <table:table-cell table:formula="of:=IFERROR(LOG(([.G6]/[.H6])/(1-[.G6]/[.H6])) / LOG([.$B6]/[.$A6]); 2 * SIGN( [.G6]-[.H6]/2))" office:value-type="float" office:value="2" calcext:value-type="float">
            <text:p>2</text:p>
          </table:table-cell>
          <table:table-cell/>
          <table:table-cell table:formula="of:=IFERROR(LOG(([.I6]/[.J6])/(1-[.I6]/[.J6])) / LOG([.$B6]/[.$A6]); 2 * SIGN( [.I6]-[.J6]/2))" office:value-type="float" office:value="-0.944320835244798" calcext:value-type="float">
            <text:p>-0.9443208352</text:p>
          </table:table-cell>
          <table:table-cell/>
          <table:table-cell table:formula="of:=IFERROR(LOG(([.K6]/[.L6])/(1-[.K6]/[.L6])) / LOG([.$B6]/[.$A6]); 2 * SIGN( [.K6]-[.L6]/2))" office:value-type="float" office:value="2" calcext:value-type="float">
            <text:p>2</text:p>
          </table:table-cell>
          <table:table-cell/>
          <table:table-cell table:formula="of:=IFERROR(LOG(([.M6]/[.N6])/(1-[.M6]/[.N6])) / LOG([.$B6]/[.$A6]); 2 * SIGN( [.M6]-[.N6]/2))" office:value-type="float" office:value="2" calcext:value-type="float">
            <text:p>2</text:p>
          </table:table-cell>
          <table:table-cell/>
          <table:table-cell table:formula="of:=IFERROR(LOG(([.O6]/[.P6])/(1-[.O6]/[.P6])) / LOG([.$B6]/[.$A6]); 2 * SIGN( [.O6]-[.P6]/2))" office:value-type="float" office:value="-0.944320835244798" calcext:value-type="float">
            <text:p>-0.9443208352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7]&amp;[.B7]" office:value-type="string" office:string-value="16" calcext:value-type="string">
            <text:p>16</text:p>
          </table:table-cell>
          <table:table-cell/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7" calcext:value-type="float">
            <text:p>7</text:p>
          </table:table-cell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3" calcext:value-type="float">
            <text:p>3</text:p>
          </table:table-cell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10" calcext:value-type="float">
            <text:p>10</text:p>
          </table:table-cell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7" calcext:value-type="float">
            <text:p>7</text:p>
          </table:table-cell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3" calcext:value-type="float">
            <text:p>3</text:p>
          </table:table-cell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10" calcext:value-type="float">
            <text:p>10</text:p>
          </table:table-cell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7" calcext:value-type="float">
            <text:p>7</text:p>
          </table:table-cell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3" calcext:value-type="float">
            <text:p>3</text:p>
          </table:table-cell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10" calcext:value-type="float">
            <text:p>10</text:p>
          </table:table-cell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7" calcext:value-type="float">
            <text:p>7</text:p>
          </table:table-cell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3" calcext:value-type="float">
            <text:p>3</text:p>
          </table:table-cell>
          <table:table-cell table:formula="of:=IFNA(VLOOKUP([.$C7]; [Round1.$D$2:.$V$9];COLUMN()-3;0);&quot;0&quot;)+IFNA(VLOOKUP([.$C7]; [Round2.$D$2:.$V$16];COLUMN()-3;0);&quot;0&quot;)+IFNA(VLOOKUP([.$C7]; [Round3.$D$2:.$V$24];COLUMN()-3;0);&quot;0&quot;)+IFNA(VLOOKUP([.$C7]; [Round4.$D$2:.$V$23];COLUMN()-3;0);&quot;0&quot;)+IFNA(VLOOKUP([.$C7]; [Round5.$D$2:.$V$25];COLUMN()-3;0);&quot;0&quot;)+IFNA(VLOOKUP([.$C7]; [Round6.$D$2:.$V$12];COLUMN()-3;0);&quot;0&quot;)" office:value-type="float" office:value="10" calcext:value-type="float">
            <text:p>10</text:p>
          </table:table-cell>
          <table:table-cell table:number-columns-repeated="2"/>
          <table:table-cell table:formula="of:=IFERROR(LOG(([.E7]/[.F7])/(1-[.E7]/[.F7])) / LOG([.$B7]/[.$A7]); 2 * SIGN( [.E7]-[.F7]/2))" office:value-type="float" office:value="2" calcext:value-type="float">
            <text:p>2</text:p>
          </table:table-cell>
          <table:table-cell/>
          <table:table-cell table:formula="of:=IFERROR(LOG(([.G7]/[.H7])/(1-[.G7]/[.H7])) / LOG([.$B7]/[.$A7]); 2 * SIGN( [.G7]-[.H7]/2))" office:value-type="float" office:value="2" calcext:value-type="float">
            <text:p>2</text:p>
          </table:table-cell>
          <table:table-cell/>
          <table:table-cell table:formula="of:=IFERROR(LOG(([.I7]/[.J7])/(1-[.I7]/[.J7])) / LOG([.$B7]/[.$A7]); 2 * SIGN( [.I7]-[.J7]/2))" office:value-type="float" office:value="-0.472885939736233" calcext:value-type="float">
            <text:p>-0.4728859397</text:p>
          </table:table-cell>
          <table:table-cell/>
          <table:table-cell table:formula="of:=IFERROR(LOG(([.K7]/[.L7])/(1-[.K7]/[.L7])) / LOG([.$B7]/[.$A7]); 2 * SIGN( [.K7]-[.L7]/2))" office:value-type="float" office:value="2" calcext:value-type="float">
            <text:p>2</text:p>
          </table:table-cell>
          <table:table-cell/>
          <table:table-cell table:formula="of:=IFERROR(LOG(([.M7]/[.N7])/(1-[.M7]/[.N7])) / LOG([.$B7]/[.$A7]); 2 * SIGN( [.M7]-[.N7]/2))" office:value-type="float" office:value="2" calcext:value-type="float">
            <text:p>2</text:p>
          </table:table-cell>
          <table:table-cell/>
          <table:table-cell table:formula="of:=IFERROR(LOG(([.O7]/[.P7])/(1-[.O7]/[.P7])) / LOG([.$B7]/[.$A7]); 2 * SIGN( [.O7]-[.P7]/2))" office:value-type="float" office:value="-0.472885939736233" calcext:value-type="float">
            <text:p>-0.4728859397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A8]&amp;[.B8]" office:value-type="string" office:string-value="17" calcext:value-type="string">
            <text:p>17</text:p>
          </table:table-cell>
          <table:table-cell/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4" calcext:value-type="float">
            <text:p>4</text:p>
          </table:table-cell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0" calcext:value-type="float">
            <text:p>0</text:p>
          </table:table-cell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4" calcext:value-type="float">
            <text:p>4</text:p>
          </table:table-cell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4" calcext:value-type="float">
            <text:p>4</text:p>
          </table:table-cell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0" calcext:value-type="float">
            <text:p>0</text:p>
          </table:table-cell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4" calcext:value-type="float">
            <text:p>4</text:p>
          </table:table-cell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4" calcext:value-type="float">
            <text:p>4</text:p>
          </table:table-cell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0" calcext:value-type="float">
            <text:p>0</text:p>
          </table:table-cell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4" calcext:value-type="float">
            <text:p>4</text:p>
          </table:table-cell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4" calcext:value-type="float">
            <text:p>4</text:p>
          </table:table-cell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1" calcext:value-type="float">
            <text:p>1</text:p>
          </table:table-cell>
          <table:table-cell table:formula="of:=IFNA(VLOOKUP([.$C8]; [Round1.$D$2:.$V$9];COLUMN()-3;0);&quot;0&quot;)+IFNA(VLOOKUP([.$C8]; [Round2.$D$2:.$V$16];COLUMN()-3;0);&quot;0&quot;)+IFNA(VLOOKUP([.$C8]; [Round3.$D$2:.$V$24];COLUMN()-3;0);&quot;0&quot;)+IFNA(VLOOKUP([.$C8]; [Round4.$D$2:.$V$23];COLUMN()-3;0);&quot;0&quot;)+IFNA(VLOOKUP([.$C8]; [Round5.$D$2:.$V$25];COLUMN()-3;0);&quot;0&quot;)+IFNA(VLOOKUP([.$C8]; [Round6.$D$2:.$V$12];COLUMN()-3;0);&quot;0&quot;)" office:value-type="float" office:value="5" calcext:value-type="float">
            <text:p>5</text:p>
          </table:table-cell>
          <table:table-cell table:number-columns-repeated="2"/>
          <table:table-cell table:formula="of:=IFERROR(LOG(([.E8]/[.F8])/(1-[.E8]/[.F8])) / LOG([.$B8]/[.$A8]); 2 * SIGN( [.E8]-[.F8]/2))" office:value-type="float" office:value="2" calcext:value-type="float">
            <text:p>2</text:p>
          </table:table-cell>
          <table:table-cell/>
          <table:table-cell table:formula="of:=IFERROR(LOG(([.G8]/[.H8])/(1-[.G8]/[.H8])) / LOG([.$B8]/[.$A8]); 2 * SIGN( [.G8]-[.H8]/2))" office:value-type="float" office:value="2" calcext:value-type="float">
            <text:p>2</text:p>
          </table:table-cell>
          <table:table-cell/>
          <table:table-cell table:formula="of:=IFERROR(LOG(([.I8]/[.J8])/(1-[.I8]/[.J8])) / LOG([.$B8]/[.$A8]); 2 * SIGN( [.I8]-[.J8]/2))" office:value-type="float" office:value="-2" calcext:value-type="float">
            <text:p>-2</text:p>
          </table:table-cell>
          <table:table-cell/>
          <table:table-cell table:formula="of:=IFERROR(LOG(([.K8]/[.L8])/(1-[.K8]/[.L8])) / LOG([.$B8]/[.$A8]); 2 * SIGN( [.K8]-[.L8]/2))" office:value-type="float" office:value="2" calcext:value-type="float">
            <text:p>2</text:p>
          </table:table-cell>
          <table:table-cell/>
          <table:table-cell table:formula="of:=IFERROR(LOG(([.M8]/[.N8])/(1-[.M8]/[.N8])) / LOG([.$B8]/[.$A8]); 2 * SIGN( [.M8]-[.N8]/2))" office:value-type="float" office:value="2" calcext:value-type="float">
            <text:p>2</text:p>
          </table:table-cell>
          <table:table-cell/>
          <table:table-cell table:formula="of:=IFERROR(LOG(([.O8]/[.P8])/(1-[.O8]/[.P8])) / LOG([.$B8]/[.$A8]); 2 * SIGN( [.O8]-[.P8]/2))" office:value-type="float" office:value="-0.712414374216044" calcext:value-type="float">
            <text:p>-0.7124143742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A9]&amp;[.B9]" office:value-type="string" office:string-value="18" calcext:value-type="string">
            <text:p>18</text:p>
          </table:table-cell>
          <table:table-cell/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42" calcext:value-type="float">
            <text:p>42</text:p>
          </table:table-cell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1" calcext:value-type="float">
            <text:p>1</text:p>
          </table:table-cell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53" calcext:value-type="float">
            <text:p>53</text:p>
          </table:table-cell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45" calcext:value-type="float">
            <text:p>45</text:p>
          </table:table-cell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11" calcext:value-type="float">
            <text:p>11</text:p>
          </table:table-cell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56" calcext:value-type="float">
            <text:p>56</text:p>
          </table:table-cell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47" calcext:value-type="float">
            <text:p>47</text:p>
          </table:table-cell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11" calcext:value-type="float">
            <text:p>11</text:p>
          </table:table-cell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58" calcext:value-type="float">
            <text:p>58</text:p>
          </table:table-cell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49" calcext:value-type="float">
            <text:p>49</text:p>
          </table:table-cell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12" calcext:value-type="float">
            <text:p>12</text:p>
          </table:table-cell>
          <table:table-cell table:formula="of:=IFNA(VLOOKUP([.$C9]; [Round1.$D$2:.$V$9];COLUMN()-3;0);&quot;0&quot;)+IFNA(VLOOKUP([.$C9]; [Round2.$D$2:.$V$16];COLUMN()-3;0);&quot;0&quot;)+IFNA(VLOOKUP([.$C9]; [Round3.$D$2:.$V$24];COLUMN()-3;0);&quot;0&quot;)+IFNA(VLOOKUP([.$C9]; [Round4.$D$2:.$V$23];COLUMN()-3;0);&quot;0&quot;)+IFNA(VLOOKUP([.$C9]; [Round5.$D$2:.$V$25];COLUMN()-3;0);&quot;0&quot;)+IFNA(VLOOKUP([.$C9]; [Round6.$D$2:.$V$12];COLUMN()-3;0);&quot;0&quot;)" office:value-type="float" office:value="61" calcext:value-type="float">
            <text:p>61</text:p>
          </table:table-cell>
          <table:table-cell table:number-columns-repeated="2"/>
          <table:table-cell table:formula="of:=IFERROR(LOG(([.E9]/[.F9])/(1-[.E9]/[.F9])) / LOG([.$B9]/[.$A9]); 2 * SIGN( [.E9]-[.F9]/2))" office:value-type="float" office:value="2" calcext:value-type="float">
            <text:p>2</text:p>
          </table:table-cell>
          <table:table-cell/>
          <table:table-cell table:formula="of:=IFERROR(LOG(([.G9]/[.H9])/(1-[.G9]/[.H9])) / LOG([.$B9]/[.$A9]); 2 * SIGN( [.G9]-[.H9]/2))" office:value-type="float" office:value="2" calcext:value-type="float">
            <text:p>2</text:p>
          </table:table-cell>
          <table:table-cell/>
          <table:table-cell table:formula="of:=IFERROR(LOG(([.I9]/[.J9])/(1-[.I9]/[.J9])) / LOG([.$B9]/[.$A9]); 2 * SIGN( [.I9]-[.J9]/2))" office:value-type="float" office:value="-0.677473825897459" calcext:value-type="float">
            <text:p>-0.6774738259</text:p>
          </table:table-cell>
          <table:table-cell/>
          <table:table-cell table:formula="of:=IFERROR(LOG(([.K9]/[.L9])/(1-[.K9]/[.L9])) / LOG([.$B9]/[.$A9]); 2 * SIGN( [.K9]-[.L9]/2))" office:value-type="float" office:value="2" calcext:value-type="float">
            <text:p>2</text:p>
          </table:table-cell>
          <table:table-cell/>
          <table:table-cell table:formula="of:=IFERROR(LOG(([.M9]/[.N9])/(1-[.M9]/[.N9])) / LOG([.$B9]/[.$A9]); 2 * SIGN( [.M9]-[.N9]/2))" office:value-type="float" office:value="2" calcext:value-type="float">
            <text:p>2</text:p>
          </table:table-cell>
          <table:table-cell/>
          <table:table-cell table:formula="of:=IFERROR(LOG(([.O9]/[.P9])/(1-[.O9]/[.P9])) / LOG([.$B9]/[.$A9]); 2 * SIGN( [.O9]-[.P9]/2))" office:value-type="float" office:value="-0.676582447798017" calcext:value-type="float">
            <text:p>-0.6765824478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A10]&amp;[.B10]" office:value-type="string" office:string-value="19" calcext:value-type="string">
            <text:p>19</text:p>
          </table:table-cell>
          <table:table-cell/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53" calcext:value-type="float">
            <text:p>53</text:p>
          </table:table-cell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0" calcext:value-type="float">
            <text:p>0</text:p>
          </table:table-cell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57" calcext:value-type="float">
            <text:p>57</text:p>
          </table:table-cell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54" calcext:value-type="float">
            <text:p>54</text:p>
          </table:table-cell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4" calcext:value-type="float">
            <text:p>4</text:p>
          </table:table-cell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58" calcext:value-type="float">
            <text:p>58</text:p>
          </table:table-cell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56" calcext:value-type="float">
            <text:p>56</text:p>
          </table:table-cell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5" calcext:value-type="float">
            <text:p>5</text:p>
          </table:table-cell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61" calcext:value-type="float">
            <text:p>61</text:p>
          </table:table-cell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57" calcext:value-type="float">
            <text:p>57</text:p>
          </table:table-cell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5" calcext:value-type="float">
            <text:p>5</text:p>
          </table:table-cell>
          <table:table-cell table:formula="of:=IFNA(VLOOKUP([.$C10]; [Round1.$D$2:.$V$9];COLUMN()-3;0);&quot;0&quot;)+IFNA(VLOOKUP([.$C10]; [Round2.$D$2:.$V$16];COLUMN()-3;0);&quot;0&quot;)+IFNA(VLOOKUP([.$C10]; [Round3.$D$2:.$V$24];COLUMN()-3;0);&quot;0&quot;)+IFNA(VLOOKUP([.$C10]; [Round4.$D$2:.$V$23];COLUMN()-3;0);&quot;0&quot;)+IFNA(VLOOKUP([.$C10]; [Round5.$D$2:.$V$25];COLUMN()-3;0);&quot;0&quot;)+IFNA(VLOOKUP([.$C10]; [Round6.$D$2:.$V$12];COLUMN()-3;0);&quot;0&quot;)" office:value-type="float" office:value="62" calcext:value-type="float">
            <text:p>62</text:p>
          </table:table-cell>
          <table:table-cell table:number-columns-repeated="2"/>
          <table:table-cell table:formula="of:=IFERROR(LOG(([.E10]/[.F10])/(1-[.E10]/[.F10])) / LOG([.$B10]/[.$A10]); 2 * SIGN( [.E10]-[.F10]/2))" office:value-type="float" office:value="2" calcext:value-type="float">
            <text:p>2</text:p>
          </table:table-cell>
          <table:table-cell/>
          <table:table-cell table:formula="of:=IFERROR(LOG(([.G10]/[.H10])/(1-[.G10]/[.H10])) / LOG([.$B10]/[.$A10]); 2 * SIGN( [.G10]-[.H10]/2))" office:value-type="float" office:value="2" calcext:value-type="float">
            <text:p>2</text:p>
          </table:table-cell>
          <table:table-cell/>
          <table:table-cell table:formula="of:=IFERROR(LOG(([.I10]/[.J10])/(1-[.I10]/[.J10])) / LOG([.$B10]/[.$A10]); 2 * SIGN( [.I10]-[.J10]/2))" office:value-type="float" office:value="-1.18453512321427" calcext:value-type="float">
            <text:p>-1.1845351232</text:p>
          </table:table-cell>
          <table:table-cell/>
          <table:table-cell table:formula="of:=IFERROR(LOG(([.K10]/[.L10])/(1-[.K10]/[.L10])) / LOG([.$B10]/[.$A10]); 2 * SIGN( [.K10]-[.L10]/2))" office:value-type="float" office:value="2" calcext:value-type="float">
            <text:p>2</text:p>
          </table:table-cell>
          <table:table-cell/>
          <table:table-cell table:formula="of:=IFERROR(LOG(([.M10]/[.N10])/(1-[.M10]/[.N10])) / LOG([.$B10]/[.$A10]); 2 * SIGN( [.M10]-[.N10]/2))" office:value-type="float" office:value="2" calcext:value-type="float">
            <text:p>2</text:p>
          </table:table-cell>
          <table:table-cell/>
          <table:table-cell table:formula="of:=IFERROR(LOG(([.O10]/[.P10])/(1-[.O10]/[.P10])) / LOG([.$B10]/[.$A10]); 2 * SIGN( [.O10]-[.P10]/2))" office:value-type="float" office:value="-1.10758516926422" calcext:value-type="float">
            <text:p>-1.1075851693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A11]&amp;[.B11]" office:value-type="string" office:string-value="110" calcext:value-type="string">
            <text:p>110</text:p>
          </table:table-cell>
          <table:table-cell/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4" calcext:value-type="float">
            <text:p>4</text:p>
          </table:table-cell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0" calcext:value-type="float">
            <text:p>0</text:p>
          </table:table-cell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4" calcext:value-type="float">
            <text:p>4</text:p>
          </table:table-cell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4" calcext:value-type="float">
            <text:p>4</text:p>
          </table:table-cell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0" calcext:value-type="float">
            <text:p>0</text:p>
          </table:table-cell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4" calcext:value-type="float">
            <text:p>4</text:p>
          </table:table-cell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4" calcext:value-type="float">
            <text:p>4</text:p>
          </table:table-cell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0" calcext:value-type="float">
            <text:p>0</text:p>
          </table:table-cell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4" calcext:value-type="float">
            <text:p>4</text:p>
          </table:table-cell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4" calcext:value-type="float">
            <text:p>4</text:p>
          </table:table-cell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0" calcext:value-type="float">
            <text:p>0</text:p>
          </table:table-cell>
          <table:table-cell table:formula="of:=IFNA(VLOOKUP([.$C11]; [Round1.$D$2:.$V$9];COLUMN()-3;0);&quot;0&quot;)+IFNA(VLOOKUP([.$C11]; [Round2.$D$2:.$V$16];COLUMN()-3;0);&quot;0&quot;)+IFNA(VLOOKUP([.$C11]; [Round3.$D$2:.$V$24];COLUMN()-3;0);&quot;0&quot;)+IFNA(VLOOKUP([.$C11]; [Round4.$D$2:.$V$23];COLUMN()-3;0);&quot;0&quot;)+IFNA(VLOOKUP([.$C11]; [Round5.$D$2:.$V$25];COLUMN()-3;0);&quot;0&quot;)+IFNA(VLOOKUP([.$C11]; [Round6.$D$2:.$V$12];COLUMN()-3;0);&quot;0&quot;)" office:value-type="float" office:value="4" calcext:value-type="float">
            <text:p>4</text:p>
          </table:table-cell>
          <table:table-cell table:number-columns-repeated="2"/>
          <table:table-cell table:formula="of:=IFERROR(LOG(([.E11]/[.F11])/(1-[.E11]/[.F11])) / LOG([.$B11]/[.$A11]); 2 * SIGN( [.E11]-[.F11]/2))" office:value-type="float" office:value="2" calcext:value-type="float">
            <text:p>2</text:p>
          </table:table-cell>
          <table:table-cell/>
          <table:table-cell table:formula="of:=IFERROR(LOG(([.G11]/[.H11])/(1-[.G11]/[.H11])) / LOG([.$B11]/[.$A11]); 2 * SIGN( [.G11]-[.H11]/2))" office:value-type="float" office:value="2" calcext:value-type="float">
            <text:p>2</text:p>
          </table:table-cell>
          <table:table-cell/>
          <table:table-cell table:formula="of:=IFERROR(LOG(([.I11]/[.J11])/(1-[.I11]/[.J11])) / LOG([.$B11]/[.$A11]); 2 * SIGN( [.I11]-[.J11]/2))" office:value-type="float" office:value="-2" calcext:value-type="float">
            <text:p>-2</text:p>
          </table:table-cell>
          <table:table-cell/>
          <table:table-cell table:formula="of:=IFERROR(LOG(([.K11]/[.L11])/(1-[.K11]/[.L11])) / LOG([.$B11]/[.$A11]); 2 * SIGN( [.K11]-[.L11]/2))" office:value-type="float" office:value="2" calcext:value-type="float">
            <text:p>2</text:p>
          </table:table-cell>
          <table:table-cell/>
          <table:table-cell table:formula="of:=IFERROR(LOG(([.M11]/[.N11])/(1-[.M11]/[.N11])) / LOG([.$B11]/[.$A11]); 2 * SIGN( [.M11]-[.N11]/2))" office:value-type="float" office:value="2" calcext:value-type="float">
            <text:p>2</text:p>
          </table:table-cell>
          <table:table-cell/>
          <table:table-cell table:formula="of:=IFERROR(LOG(([.O11]/[.P11])/(1-[.O11]/[.P11])) / LOG([.$B11]/[.$A11]); 2 * SIGN( [.O11]-[.P11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A12]&amp;[.B12]" office:value-type="string" office:string-value="111" calcext:value-type="string">
            <text:p>111</text:p>
          </table:table-cell>
          <table:table-cell/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2" calcext:value-type="float">
            <text:p>2</text:p>
          </table:table-cell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3" calcext:value-type="float">
            <text:p>3</text:p>
          </table:table-cell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5" calcext:value-type="float">
            <text:p>5</text:p>
          </table:table-cell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2" calcext:value-type="float">
            <text:p>2</text:p>
          </table:table-cell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3" calcext:value-type="float">
            <text:p>3</text:p>
          </table:table-cell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5" calcext:value-type="float">
            <text:p>5</text:p>
          </table:table-cell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2" calcext:value-type="float">
            <text:p>2</text:p>
          </table:table-cell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3" calcext:value-type="float">
            <text:p>3</text:p>
          </table:table-cell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5" calcext:value-type="float">
            <text:p>5</text:p>
          </table:table-cell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3" calcext:value-type="float">
            <text:p>3</text:p>
          </table:table-cell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3" calcext:value-type="float">
            <text:p>3</text:p>
          </table:table-cell>
          <table:table-cell table:formula="of:=IFNA(VLOOKUP([.$C12]; [Round1.$D$2:.$V$9];COLUMN()-3;0);&quot;0&quot;)+IFNA(VLOOKUP([.$C12]; [Round2.$D$2:.$V$16];COLUMN()-3;0);&quot;0&quot;)+IFNA(VLOOKUP([.$C12]; [Round3.$D$2:.$V$24];COLUMN()-3;0);&quot;0&quot;)+IFNA(VLOOKUP([.$C12]; [Round4.$D$2:.$V$23];COLUMN()-3;0);&quot;0&quot;)+IFNA(VLOOKUP([.$C12]; [Round5.$D$2:.$V$25];COLUMN()-3;0);&quot;0&quot;)+IFNA(VLOOKUP([.$C12]; [Round6.$D$2:.$V$12];COLUMN()-3;0);&quot;0&quot;)" office:value-type="float" office:value="6" calcext:value-type="float">
            <text:p>6</text:p>
          </table:table-cell>
          <table:table-cell table:number-columns-repeated="2"/>
          <table:table-cell table:formula="of:=IFERROR(LOG(([.E12]/[.F12])/(1-[.E12]/[.F12])) / LOG([.$B12]/[.$A12]); 2 * SIGN( [.E12]-[.F12]/2))" office:value-type="float" office:value="0.289064826317888" calcext:value-type="float">
            <text:p>0.2890648263</text:p>
          </table:table-cell>
          <table:table-cell/>
          <table:table-cell table:formula="of:=IFERROR(LOG(([.G12]/[.H12])/(1-[.G12]/[.H12])) / LOG([.$B12]/[.$A12]); 2 * SIGN( [.G12]-[.H12]/2))" office:value-type="float" office:value="2" calcext:value-type="float">
            <text:p>2</text:p>
          </table:table-cell>
          <table:table-cell/>
          <table:table-cell table:formula="of:=IFERROR(LOG(([.I12]/[.J12])/(1-[.I12]/[.J12])) / LOG([.$B12]/[.$A12]); 2 * SIGN( [.I12]-[.J12]/2))" office:value-type="float" office:value="0.169092083673438" calcext:value-type="float">
            <text:p>0.1690920837</text:p>
          </table:table-cell>
          <table:table-cell/>
          <table:table-cell table:formula="of:=IFERROR(LOG(([.K12]/[.L12])/(1-[.K12]/[.L12])) / LOG([.$B12]/[.$A12]); 2 * SIGN( [.K12]-[.L12]/2))" office:value-type="float" office:value="0.289064826317888" calcext:value-type="float">
            <text:p>0.2890648263</text:p>
          </table:table-cell>
          <table:table-cell/>
          <table:table-cell table:formula="of:=IFERROR(LOG(([.M12]/[.N12])/(1-[.M12]/[.N12])) / LOG([.$B12]/[.$A12]); 2 * SIGN( [.M12]-[.N12]/2))" office:value-type="float" office:value="2" calcext:value-type="float">
            <text:p>2</text:p>
          </table:table-cell>
          <table:table-cell/>
          <table:table-cell table:formula="of:=IFERROR(LOG(([.O12]/[.P12])/(1-[.O12]/[.P12])) / LOG([.$B12]/[.$A12]); 2 * SIGN( [.O12]-[.P12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A13]&amp;[.B13]" office:value-type="string" office:string-value="112" calcext:value-type="string">
            <text:p>112</text:p>
          </table:table-cell>
          <table:table-cell/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18" calcext:value-type="float">
            <text:p>18</text:p>
          </table:table-cell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0" calcext:value-type="float">
            <text:p>0</text:p>
          </table:table-cell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18" calcext:value-type="float">
            <text:p>18</text:p>
          </table:table-cell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18" calcext:value-type="float">
            <text:p>18</text:p>
          </table:table-cell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0" calcext:value-type="float">
            <text:p>0</text:p>
          </table:table-cell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18" calcext:value-type="float">
            <text:p>18</text:p>
          </table:table-cell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19" calcext:value-type="float">
            <text:p>19</text:p>
          </table:table-cell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0" calcext:value-type="float">
            <text:p>0</text:p>
          </table:table-cell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19" calcext:value-type="float">
            <text:p>19</text:p>
          </table:table-cell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19" calcext:value-type="float">
            <text:p>19</text:p>
          </table:table-cell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0" calcext:value-type="float">
            <text:p>0</text:p>
          </table:table-cell>
          <table:table-cell table:formula="of:=IFNA(VLOOKUP([.$C13]; [Round1.$D$2:.$V$9];COLUMN()-3;0);&quot;0&quot;)+IFNA(VLOOKUP([.$C13]; [Round2.$D$2:.$V$16];COLUMN()-3;0);&quot;0&quot;)+IFNA(VLOOKUP([.$C13]; [Round3.$D$2:.$V$24];COLUMN()-3;0);&quot;0&quot;)+IFNA(VLOOKUP([.$C13]; [Round4.$D$2:.$V$23];COLUMN()-3;0);&quot;0&quot;)+IFNA(VLOOKUP([.$C13]; [Round5.$D$2:.$V$25];COLUMN()-3;0);&quot;0&quot;)+IFNA(VLOOKUP([.$C13]; [Round6.$D$2:.$V$12];COLUMN()-3;0);&quot;0&quot;)" office:value-type="float" office:value="19" calcext:value-type="float">
            <text:p>19</text:p>
          </table:table-cell>
          <table:table-cell table:number-columns-repeated="2"/>
          <table:table-cell table:formula="of:=IFERROR(LOG(([.E13]/[.F13])/(1-[.E13]/[.F13])) / LOG([.$B13]/[.$A13]); 2 * SIGN( [.E13]-[.F13]/2))" office:value-type="float" office:value="2" calcext:value-type="float">
            <text:p>2</text:p>
          </table:table-cell>
          <table:table-cell/>
          <table:table-cell table:formula="of:=IFERROR(LOG(([.G13]/[.H13])/(1-[.G13]/[.H13])) / LOG([.$B13]/[.$A13]); 2 * SIGN( [.G13]-[.H13]/2))" office:value-type="float" office:value="2" calcext:value-type="float">
            <text:p>2</text:p>
          </table:table-cell>
          <table:table-cell/>
          <table:table-cell table:formula="of:=IFERROR(LOG(([.I13]/[.J13])/(1-[.I13]/[.J13])) / LOG([.$B13]/[.$A13]); 2 * SIGN( [.I13]-[.J13]/2))" office:value-type="float" office:value="-2" calcext:value-type="float">
            <text:p>-2</text:p>
          </table:table-cell>
          <table:table-cell/>
          <table:table-cell table:formula="of:=IFERROR(LOG(([.K13]/[.L13])/(1-[.K13]/[.L13])) / LOG([.$B13]/[.$A13]); 2 * SIGN( [.K13]-[.L13]/2))" office:value-type="float" office:value="2" calcext:value-type="float">
            <text:p>2</text:p>
          </table:table-cell>
          <table:table-cell/>
          <table:table-cell table:formula="of:=IFERROR(LOG(([.M13]/[.N13])/(1-[.M13]/[.N13])) / LOG([.$B13]/[.$A13]); 2 * SIGN( [.M13]-[.N13]/2))" office:value-type="float" office:value="2" calcext:value-type="float">
            <text:p>2</text:p>
          </table:table-cell>
          <table:table-cell/>
          <table:table-cell table:formula="of:=IFERROR(LOG(([.O13]/[.P13])/(1-[.O13]/[.P13])) / LOG([.$B13]/[.$A13]); 2 * SIGN( [.O13]-[.P13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A14]&amp;[.B14]" office:value-type="string" office:string-value="113" calcext:value-type="string">
            <text:p>113</text:p>
          </table:table-cell>
          <table:table-cell/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3" calcext:value-type="float">
            <text:p>3</text:p>
          </table:table-cell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0" calcext:value-type="float">
            <text:p>0</text:p>
          </table:table-cell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3" calcext:value-type="float">
            <text:p>3</text:p>
          </table:table-cell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4" calcext:value-type="float">
            <text:p>4</text:p>
          </table:table-cell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0" calcext:value-type="float">
            <text:p>0</text:p>
          </table:table-cell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4" calcext:value-type="float">
            <text:p>4</text:p>
          </table:table-cell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4" calcext:value-type="float">
            <text:p>4</text:p>
          </table:table-cell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0" calcext:value-type="float">
            <text:p>0</text:p>
          </table:table-cell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4" calcext:value-type="float">
            <text:p>4</text:p>
          </table:table-cell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4" calcext:value-type="float">
            <text:p>4</text:p>
          </table:table-cell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0" calcext:value-type="float">
            <text:p>0</text:p>
          </table:table-cell>
          <table:table-cell table:formula="of:=IFNA(VLOOKUP([.$C14]; [Round1.$D$2:.$V$9];COLUMN()-3;0);&quot;0&quot;)+IFNA(VLOOKUP([.$C14]; [Round2.$D$2:.$V$16];COLUMN()-3;0);&quot;0&quot;)+IFNA(VLOOKUP([.$C14]; [Round3.$D$2:.$V$24];COLUMN()-3;0);&quot;0&quot;)+IFNA(VLOOKUP([.$C14]; [Round4.$D$2:.$V$23];COLUMN()-3;0);&quot;0&quot;)+IFNA(VLOOKUP([.$C14]; [Round5.$D$2:.$V$25];COLUMN()-3;0);&quot;0&quot;)+IFNA(VLOOKUP([.$C14]; [Round6.$D$2:.$V$12];COLUMN()-3;0);&quot;0&quot;)" office:value-type="float" office:value="4" calcext:value-type="float">
            <text:p>4</text:p>
          </table:table-cell>
          <table:table-cell table:number-columns-repeated="2"/>
          <table:table-cell table:formula="of:=IFERROR(LOG(([.E14]/[.F14])/(1-[.E14]/[.F14])) / LOG([.$B14]/[.$A14]); 2 * SIGN( [.E14]-[.F14]/2))" office:value-type="float" office:value="2" calcext:value-type="float">
            <text:p>2</text:p>
          </table:table-cell>
          <table:table-cell/>
          <table:table-cell table:formula="of:=IFERROR(LOG(([.G14]/[.H14])/(1-[.G14]/[.H14])) / LOG([.$B14]/[.$A14]); 2 * SIGN( [.G14]-[.H14]/2))" office:value-type="float" office:value="0.428317341031395" calcext:value-type="float">
            <text:p>0.428317341</text:p>
          </table:table-cell>
          <table:table-cell/>
          <table:table-cell table:formula="of:=IFERROR(LOG(([.I14]/[.J14])/(1-[.I14]/[.J14])) / LOG([.$B14]/[.$A14]); 2 * SIGN( [.I14]-[.J14]/2))" office:value-type="float" office:value="-2" calcext:value-type="float">
            <text:p>-2</text:p>
          </table:table-cell>
          <table:table-cell/>
          <table:table-cell table:formula="of:=IFERROR(LOG(([.K14]/[.L14])/(1-[.K14]/[.L14])) / LOG([.$B14]/[.$A14]); 2 * SIGN( [.K14]-[.L14]/2))" office:value-type="float" office:value="2" calcext:value-type="float">
            <text:p>2</text:p>
          </table:table-cell>
          <table:table-cell/>
          <table:table-cell table:formula="of:=IFERROR(LOG(([.M14]/[.N14])/(1-[.M14]/[.N14])) / LOG([.$B14]/[.$A14]); 2 * SIGN( [.M14]-[.N14]/2))" office:value-type="float" office:value="2" calcext:value-type="float">
            <text:p>2</text:p>
          </table:table-cell>
          <table:table-cell/>
          <table:table-cell table:formula="of:=IFERROR(LOG(([.O14]/[.P14])/(1-[.O14]/[.P14])) / LOG([.$B14]/[.$A14]); 2 * SIGN( [.O14]-[.P14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A15]&amp;[.B15]" office:value-type="string" office:string-value="114" calcext:value-type="string">
            <text:p>114</text:p>
          </table:table-cell>
          <table:table-cell/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formula="of:=IFNA(VLOOKUP([.$C15]; [Round1.$D$2:.$V$9];COLUMN()-3;0);&quot;0&quot;)+IFNA(VLOOKUP([.$C15]; [Round2.$D$2:.$V$16];COLUMN()-3;0);&quot;0&quot;)+IFNA(VLOOKUP([.$C15]; [Round3.$D$2:.$V$24];COLUMN()-3;0);&quot;0&quot;)+IFNA(VLOOKUP([.$C15]; [Round4.$D$2:.$V$23];COLUMN()-3;0);&quot;0&quot;)+IFNA(VLOOKUP([.$C15]; [Round5.$D$2:.$V$25];COLUMN()-3;0);&quot;0&quot;)+IFNA(VLOOKUP([.$C15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5]/[.F15])/(1-[.E15]/[.F15])) / LOG([.$B15]/[.$A15]); 2 * SIGN( [.E15]-[.F15]/2))" office:value-type="float" office:value="0" calcext:value-type="float">
            <text:p>0</text:p>
          </table:table-cell>
          <table:table-cell/>
          <table:table-cell table:formula="of:=IFERROR(LOG(([.G15]/[.H15])/(1-[.G15]/[.H15])) / LOG([.$B15]/[.$A15]); 2 * SIGN( [.G15]-[.H15]/2))" office:value-type="float" office:value="0" calcext:value-type="float">
            <text:p>0</text:p>
          </table:table-cell>
          <table:table-cell/>
          <table:table-cell table:formula="of:=IFERROR(LOG(([.I15]/[.J15])/(1-[.I15]/[.J15])) / LOG([.$B15]/[.$A15]); 2 * SIGN( [.I15]-[.J15]/2))" office:value-type="float" office:value="0" calcext:value-type="float">
            <text:p>0</text:p>
          </table:table-cell>
          <table:table-cell/>
          <table:table-cell table:formula="of:=IFERROR(LOG(([.K15]/[.L15])/(1-[.K15]/[.L15])) / LOG([.$B15]/[.$A15]); 2 * SIGN( [.K15]-[.L15]/2))" office:value-type="float" office:value="0" calcext:value-type="float">
            <text:p>0</text:p>
          </table:table-cell>
          <table:table-cell/>
          <table:table-cell table:formula="of:=IFERROR(LOG(([.M15]/[.N15])/(1-[.M15]/[.N15])) / LOG([.$B15]/[.$A15]); 2 * SIGN( [.M15]-[.N15]/2))" office:value-type="float" office:value="0" calcext:value-type="float">
            <text:p>0</text:p>
          </table:table-cell>
          <table:table-cell/>
          <table:table-cell table:formula="of:=IFERROR(LOG(([.O15]/[.P15])/(1-[.O15]/[.P15])) / LOG([.$B15]/[.$A15]); 2 * SIGN( [.O15]-[.P15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A16]&amp;[.B16]" office:value-type="string" office:string-value="115" calcext:value-type="string">
            <text:p>115</text:p>
          </table:table-cell>
          <table:table-cell/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formula="of:=IFNA(VLOOKUP([.$C16]; [Round1.$D$2:.$V$9];COLUMN()-3;0);&quot;0&quot;)+IFNA(VLOOKUP([.$C16]; [Round2.$D$2:.$V$16];COLUMN()-3;0);&quot;0&quot;)+IFNA(VLOOKUP([.$C16]; [Round3.$D$2:.$V$24];COLUMN()-3;0);&quot;0&quot;)+IFNA(VLOOKUP([.$C16]; [Round4.$D$2:.$V$23];COLUMN()-3;0);&quot;0&quot;)+IFNA(VLOOKUP([.$C16]; [Round5.$D$2:.$V$25];COLUMN()-3;0);&quot;0&quot;)+IFNA(VLOOKUP([.$C16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6]/[.F16])/(1-[.E16]/[.F16])) / LOG([.$B16]/[.$A16]); 2 * SIGN( [.E16]-[.F16]/2))" office:value-type="float" office:value="0" calcext:value-type="float">
            <text:p>0</text:p>
          </table:table-cell>
          <table:table-cell/>
          <table:table-cell table:formula="of:=IFERROR(LOG(([.G16]/[.H16])/(1-[.G16]/[.H16])) / LOG([.$B16]/[.$A16]); 2 * SIGN( [.G16]-[.H16]/2))" office:value-type="float" office:value="0" calcext:value-type="float">
            <text:p>0</text:p>
          </table:table-cell>
          <table:table-cell/>
          <table:table-cell table:formula="of:=IFERROR(LOG(([.I16]/[.J16])/(1-[.I16]/[.J16])) / LOG([.$B16]/[.$A16]); 2 * SIGN( [.I16]-[.J16]/2))" office:value-type="float" office:value="0" calcext:value-type="float">
            <text:p>0</text:p>
          </table:table-cell>
          <table:table-cell/>
          <table:table-cell table:formula="of:=IFERROR(LOG(([.K16]/[.L16])/(1-[.K16]/[.L16])) / LOG([.$B16]/[.$A16]); 2 * SIGN( [.K16]-[.L16]/2))" office:value-type="float" office:value="0" calcext:value-type="float">
            <text:p>0</text:p>
          </table:table-cell>
          <table:table-cell/>
          <table:table-cell table:formula="of:=IFERROR(LOG(([.M16]/[.N16])/(1-[.M16]/[.N16])) / LOG([.$B16]/[.$A16]); 2 * SIGN( [.M16]-[.N16]/2))" office:value-type="float" office:value="0" calcext:value-type="float">
            <text:p>0</text:p>
          </table:table-cell>
          <table:table-cell/>
          <table:table-cell table:formula="of:=IFERROR(LOG(([.O16]/[.P16])/(1-[.O16]/[.P16])) / LOG([.$B16]/[.$A16]); 2 * SIGN( [.O16]-[.P16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A17]&amp;[.B17]" office:value-type="string" office:string-value="116" calcext:value-type="string">
            <text:p>116</text:p>
          </table:table-cell>
          <table:table-cell/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108" calcext:value-type="float">
            <text:p>108</text:p>
          </table:table-cell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0" calcext:value-type="float">
            <text:p>0</text:p>
          </table:table-cell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108" calcext:value-type="float">
            <text:p>108</text:p>
          </table:table-cell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112" calcext:value-type="float">
            <text:p>112</text:p>
          </table:table-cell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0" calcext:value-type="float">
            <text:p>0</text:p>
          </table:table-cell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112" calcext:value-type="float">
            <text:p>112</text:p>
          </table:table-cell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116" calcext:value-type="float">
            <text:p>116</text:p>
          </table:table-cell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0" calcext:value-type="float">
            <text:p>0</text:p>
          </table:table-cell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116" calcext:value-type="float">
            <text:p>116</text:p>
          </table:table-cell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120" calcext:value-type="float">
            <text:p>120</text:p>
          </table:table-cell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0" calcext:value-type="float">
            <text:p>0</text:p>
          </table:table-cell>
          <table:table-cell table:formula="of:=IFNA(VLOOKUP([.$C17]; [Round1.$D$2:.$V$9];COLUMN()-3;0);&quot;0&quot;)+IFNA(VLOOKUP([.$C17]; [Round2.$D$2:.$V$16];COLUMN()-3;0);&quot;0&quot;)+IFNA(VLOOKUP([.$C17]; [Round3.$D$2:.$V$24];COLUMN()-3;0);&quot;0&quot;)+IFNA(VLOOKUP([.$C17]; [Round4.$D$2:.$V$23];COLUMN()-3;0);&quot;0&quot;)+IFNA(VLOOKUP([.$C17]; [Round5.$D$2:.$V$25];COLUMN()-3;0);&quot;0&quot;)+IFNA(VLOOKUP([.$C17]; [Round6.$D$2:.$V$12];COLUMN()-3;0);&quot;0&quot;)" office:value-type="float" office:value="120" calcext:value-type="float">
            <text:p>120</text:p>
          </table:table-cell>
          <table:table-cell table:number-columns-repeated="2"/>
          <table:table-cell table:formula="of:=IFERROR(LOG(([.E17]/[.F17])/(1-[.E17]/[.F17])) / LOG([.$B17]/[.$A17]); 2 * SIGN( [.E17]-[.F17]/2))" office:value-type="float" office:value="2" calcext:value-type="float">
            <text:p>2</text:p>
          </table:table-cell>
          <table:table-cell/>
          <table:table-cell table:formula="of:=IFERROR(LOG(([.G17]/[.H17])/(1-[.G17]/[.H17])) / LOG([.$B17]/[.$A17]); 2 * SIGN( [.G17]-[.H17]/2))" office:value-type="float" office:value="1.18872187554087" calcext:value-type="float">
            <text:p>1.1887218755</text:p>
          </table:table-cell>
          <table:table-cell/>
          <table:table-cell table:formula="of:=IFERROR(LOG(([.I17]/[.J17])/(1-[.I17]/[.J17])) / LOG([.$B17]/[.$A17]); 2 * SIGN( [.I17]-[.J17]/2))" office:value-type="float" office:value="-2" calcext:value-type="float">
            <text:p>-2</text:p>
          </table:table-cell>
          <table:table-cell/>
          <table:table-cell table:formula="of:=IFERROR(LOG(([.K17]/[.L17])/(1-[.K17]/[.L17])) / LOG([.$B17]/[.$A17]); 2 * SIGN( [.K17]-[.L17]/2))" office:value-type="float" office:value="2" calcext:value-type="float">
            <text:p>2</text:p>
          </table:table-cell>
          <table:table-cell/>
          <table:table-cell table:formula="of:=IFERROR(LOG(([.M17]/[.N17])/(1-[.M17]/[.N17])) / LOG([.$B17]/[.$A17]); 2 * SIGN( [.M17]-[.N17]/2))" office:value-type="float" office:value="1.21449524878189" calcext:value-type="float">
            <text:p>1.2144952488</text:p>
          </table:table-cell>
          <table:table-cell/>
          <table:table-cell table:formula="of:=IFERROR(LOG(([.O17]/[.P17])/(1-[.O17]/[.P17])) / LOG([.$B17]/[.$A17]); 2 * SIGN( [.O17]-[.P17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formula="of:=[.A18]&amp;[.B18]" office:value-type="string" office:string-value="22" calcext:value-type="string">
            <text:p>22</text:p>
          </table:table-cell>
          <table:table-cell/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1" calcext:value-type="float">
            <text:p>1</text:p>
          </table:table-cell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0" calcext:value-type="float">
            <text:p>0</text:p>
          </table:table-cell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1" calcext:value-type="float">
            <text:p>1</text:p>
          </table:table-cell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2" calcext:value-type="float">
            <text:p>2</text:p>
          </table:table-cell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0" calcext:value-type="float">
            <text:p>0</text:p>
          </table:table-cell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2" calcext:value-type="float">
            <text:p>2</text:p>
          </table:table-cell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2" calcext:value-type="float">
            <text:p>2</text:p>
          </table:table-cell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0" calcext:value-type="float">
            <text:p>0</text:p>
          </table:table-cell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2" calcext:value-type="float">
            <text:p>2</text:p>
          </table:table-cell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2" calcext:value-type="float">
            <text:p>2</text:p>
          </table:table-cell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0" calcext:value-type="float">
            <text:p>0</text:p>
          </table:table-cell>
          <table:table-cell table:formula="of:=IFNA(VLOOKUP([.$C18]; [Round1.$D$2:.$V$9];COLUMN()-3;0);&quot;0&quot;)+IFNA(VLOOKUP([.$C18]; [Round2.$D$2:.$V$16];COLUMN()-3;0);&quot;0&quot;)+IFNA(VLOOKUP([.$C18]; [Round3.$D$2:.$V$24];COLUMN()-3;0);&quot;0&quot;)+IFNA(VLOOKUP([.$C18]; [Round4.$D$2:.$V$23];COLUMN()-3;0);&quot;0&quot;)+IFNA(VLOOKUP([.$C18]; [Round5.$D$2:.$V$25];COLUMN()-3;0);&quot;0&quot;)+IFNA(VLOOKUP([.$C18]; [Round6.$D$2:.$V$12];COLUMN()-3;0);&quot;0&quot;)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9]&amp;[.B19]" office:value-type="string" office:string-value="23" calcext:value-type="string">
            <text:p>23</text:p>
          </table:table-cell>
          <table:table-cell/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28" calcext:value-type="float">
            <text:p>28</text:p>
          </table:table-cell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17" calcext:value-type="float">
            <text:p>17</text:p>
          </table:table-cell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45" calcext:value-type="float">
            <text:p>45</text:p>
          </table:table-cell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28" calcext:value-type="float">
            <text:p>28</text:p>
          </table:table-cell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17" calcext:value-type="float">
            <text:p>17</text:p>
          </table:table-cell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45" calcext:value-type="float">
            <text:p>45</text:p>
          </table:table-cell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29" calcext:value-type="float">
            <text:p>29</text:p>
          </table:table-cell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18" calcext:value-type="float">
            <text:p>18</text:p>
          </table:table-cell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47" calcext:value-type="float">
            <text:p>47</text:p>
          </table:table-cell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29" calcext:value-type="float">
            <text:p>29</text:p>
          </table:table-cell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18" calcext:value-type="float">
            <text:p>18</text:p>
          </table:table-cell>
          <table:table-cell table:formula="of:=IFNA(VLOOKUP([.$C19]; [Round1.$D$2:.$V$9];COLUMN()-3;0);&quot;0&quot;)+IFNA(VLOOKUP([.$C19]; [Round2.$D$2:.$V$16];COLUMN()-3;0);&quot;0&quot;)+IFNA(VLOOKUP([.$C19]; [Round3.$D$2:.$V$24];COLUMN()-3;0);&quot;0&quot;)+IFNA(VLOOKUP([.$C19]; [Round4.$D$2:.$V$23];COLUMN()-3;0);&quot;0&quot;)+IFNA(VLOOKUP([.$C19]; [Round5.$D$2:.$V$25];COLUMN()-3;0);&quot;0&quot;)+IFNA(VLOOKUP([.$C19]; [Round6.$D$2:.$V$12];COLUMN()-3;0);&quot;0&quot;)" office:value-type="float" office:value="47" calcext:value-type="float">
            <text:p>47</text:p>
          </table:table-cell>
          <table:table-cell table:number-columns-repeated="2"/>
          <table:table-cell table:formula="of:=IFERROR(LOG(([.E19]/[.F19])/(1-[.E19]/[.F19])) / LOG([.$B19]/[.$A19]); 2 * SIGN( [.E19]-[.F19]/2))" office:value-type="float" office:value="2" calcext:value-type="float">
            <text:p>2</text:p>
          </table:table-cell>
          <table:table-cell/>
          <table:table-cell table:formula="of:=IFERROR(LOG(([.G19]/[.H19])/(1-[.G19]/[.H19])) / LOG([.$B19]/[.$A19]); 2 * SIGN( [.G19]-[.H19]/2))" office:value-type="float" office:value="2" calcext:value-type="float">
            <text:p>2</text:p>
          </table:table-cell>
          <table:table-cell/>
          <table:table-cell table:formula="of:=IFERROR(LOG(([.I19]/[.J19])/(1-[.I19]/[.J19])) / LOG([.$B19]/[.$A19]); 2 * SIGN( [.I19]-[.J19]/2))" office:value-type="float" office:value="-1.23066364069451" calcext:value-type="float">
            <text:p>-1.2306636407</text:p>
          </table:table-cell>
          <table:table-cell/>
          <table:table-cell table:formula="of:=IFERROR(LOG(([.K19]/[.L19])/(1-[.K19]/[.L19])) / LOG([.$B19]/[.$A19]); 2 * SIGN( [.K19]-[.L19]/2))" office:value-type="float" office:value="2" calcext:value-type="float">
            <text:p>2</text:p>
          </table:table-cell>
          <table:table-cell/>
          <table:table-cell table:formula="of:=IFERROR(LOG(([.M19]/[.N19])/(1-[.M19]/[.N19])) / LOG([.$B19]/[.$A19]); 2 * SIGN( [.M19]-[.N19]/2))" office:value-type="float" office:value="2" calcext:value-type="float">
            <text:p>2</text:p>
          </table:table-cell>
          <table:table-cell/>
          <table:table-cell table:formula="of:=IFERROR(LOG(([.O19]/[.P19])/(1-[.O19]/[.P19])) / LOG([.$B19]/[.$A19]); 2 * SIGN( [.O19]-[.P19]/2))" office:value-type="float" office:value="-1.176239490287" calcext:value-type="float">
            <text:p>-1.1762394903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20]&amp;[.B20]" office:value-type="string" office:string-value="24" calcext:value-type="string">
            <text:p>24</text:p>
          </table:table-cell>
          <table:table-cell/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3" calcext:value-type="float">
            <text:p>3</text:p>
          </table:table-cell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4" calcext:value-type="float">
            <text:p>4</text:p>
          </table:table-cell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7" calcext:value-type="float">
            <text:p>7</text:p>
          </table:table-cell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3" calcext:value-type="float">
            <text:p>3</text:p>
          </table:table-cell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4" calcext:value-type="float">
            <text:p>4</text:p>
          </table:table-cell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7" calcext:value-type="float">
            <text:p>7</text:p>
          </table:table-cell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3" calcext:value-type="float">
            <text:p>3</text:p>
          </table:table-cell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4" calcext:value-type="float">
            <text:p>4</text:p>
          </table:table-cell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7" calcext:value-type="float">
            <text:p>7</text:p>
          </table:table-cell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3" calcext:value-type="float">
            <text:p>3</text:p>
          </table:table-cell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4" calcext:value-type="float">
            <text:p>4</text:p>
          </table:table-cell>
          <table:table-cell table:formula="of:=IFNA(VLOOKUP([.$C20]; [Round1.$D$2:.$V$9];COLUMN()-3;0);&quot;0&quot;)+IFNA(VLOOKUP([.$C20]; [Round2.$D$2:.$V$16];COLUMN()-3;0);&quot;0&quot;)+IFNA(VLOOKUP([.$C20]; [Round3.$D$2:.$V$24];COLUMN()-3;0);&quot;0&quot;)+IFNA(VLOOKUP([.$C20]; [Round4.$D$2:.$V$23];COLUMN()-3;0);&quot;0&quot;)+IFNA(VLOOKUP([.$C20]; [Round5.$D$2:.$V$25];COLUMN()-3;0);&quot;0&quot;)+IFNA(VLOOKUP([.$C20]; [Round6.$D$2:.$V$12];COLUMN()-3;0);&quot;0&quot;)" office:value-type="float" office:value="7" calcext:value-type="float">
            <text:p>7</text:p>
          </table:table-cell>
          <table:table-cell table:number-columns-repeated="2"/>
          <table:table-cell table:formula="of:=IFERROR(LOG(([.E20]/[.F20])/(1-[.E20]/[.F20])) / LOG([.$B20]/[.$A20]); 2 * SIGN( [.E20]-[.F20]/2))" office:value-type="float" office:value="1.58496250072116" calcext:value-type="float">
            <text:p>1.5849625007</text:p>
          </table:table-cell>
          <table:table-cell/>
          <table:table-cell table:formula="of:=IFERROR(LOG(([.G20]/[.H20])/(1-[.G20]/[.H20])) / LOG([.$B20]/[.$A20]); 2 * SIGN( [.G20]-[.H20]/2))" office:value-type="float" office:value="2" calcext:value-type="float">
            <text:p>2</text:p>
          </table:table-cell>
          <table:table-cell/>
          <table:table-cell table:formula="of:=IFERROR(LOG(([.I20]/[.J20])/(1-[.I20]/[.J20])) / LOG([.$B20]/[.$A20]); 2 * SIGN( [.I20]-[.J20]/2))" office:value-type="float" office:value="0.415037499278844" calcext:value-type="float">
            <text:p>0.4150374993</text:p>
          </table:table-cell>
          <table:table-cell/>
          <table:table-cell table:formula="of:=IFERROR(LOG(([.K20]/[.L20])/(1-[.K20]/[.L20])) / LOG([.$B20]/[.$A20]); 2 * SIGN( [.K20]-[.L20]/2))" office:value-type="float" office:value="1.58496250072116" calcext:value-type="float">
            <text:p>1.5849625007</text:p>
          </table:table-cell>
          <table:table-cell/>
          <table:table-cell table:formula="of:=IFERROR(LOG(([.M20]/[.N20])/(1-[.M20]/[.N20])) / LOG([.$B20]/[.$A20]); 2 * SIGN( [.M20]-[.N20]/2))" office:value-type="float" office:value="2" calcext:value-type="float">
            <text:p>2</text:p>
          </table:table-cell>
          <table:table-cell/>
          <table:table-cell table:formula="of:=IFERROR(LOG(([.O20]/[.P20])/(1-[.O20]/[.P20])) / LOG([.$B20]/[.$A20]); 2 * SIGN( [.O20]-[.P20]/2))" office:value-type="float" office:value="0.415037499278844" calcext:value-type="float">
            <text:p>0.4150374993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21]&amp;[.B21]" office:value-type="string" office:string-value="25" calcext:value-type="string">
            <text:p>25</text:p>
          </table:table-cell>
          <table:table-cell/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0" calcext:value-type="float">
            <text:p>0</text:p>
          </table:table-cell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4" calcext:value-type="float">
            <text:p>4</text:p>
          </table:table-cell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4" calcext:value-type="float">
            <text:p>4</text:p>
          </table:table-cell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0" calcext:value-type="float">
            <text:p>0</text:p>
          </table:table-cell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4" calcext:value-type="float">
            <text:p>4</text:p>
          </table:table-cell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4" calcext:value-type="float">
            <text:p>4</text:p>
          </table:table-cell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0" calcext:value-type="float">
            <text:p>0</text:p>
          </table:table-cell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4" calcext:value-type="float">
            <text:p>4</text:p>
          </table:table-cell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4" calcext:value-type="float">
            <text:p>4</text:p>
          </table:table-cell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0" calcext:value-type="float">
            <text:p>0</text:p>
          </table:table-cell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4" calcext:value-type="float">
            <text:p>4</text:p>
          </table:table-cell>
          <table:table-cell table:formula="of:=IFNA(VLOOKUP([.$C21]; [Round1.$D$2:.$V$9];COLUMN()-3;0);&quot;0&quot;)+IFNA(VLOOKUP([.$C21]; [Round2.$D$2:.$V$16];COLUMN()-3;0);&quot;0&quot;)+IFNA(VLOOKUP([.$C21]; [Round3.$D$2:.$V$24];COLUMN()-3;0);&quot;0&quot;)+IFNA(VLOOKUP([.$C21]; [Round4.$D$2:.$V$23];COLUMN()-3;0);&quot;0&quot;)+IFNA(VLOOKUP([.$C21]; [Round5.$D$2:.$V$25];COLUMN()-3;0);&quot;0&quot;)+IFNA(VLOOKUP([.$C21]; [Round6.$D$2:.$V$12];COLUMN()-3;0);&quot;0&quot;)" office:value-type="float" office:value="4" calcext:value-type="float">
            <text:p>4</text:p>
          </table:table-cell>
          <table:table-cell table:number-columns-repeated="2"/>
          <table:table-cell table:formula="of:=IFERROR(LOG(([.E21]/[.F21])/(1-[.E21]/[.F21])) / LOG([.$B21]/[.$A21]); 2 * SIGN( [.E21]-[.F21]/2))" office:value-type="float" office:value="-2" calcext:value-type="float">
            <text:p>-2</text:p>
          </table:table-cell>
          <table:table-cell/>
          <table:table-cell table:formula="of:=IFERROR(LOG(([.G21]/[.H21])/(1-[.G21]/[.H21])) / LOG([.$B21]/[.$A21]); 2 * SIGN( [.G21]-[.H21]/2))" office:value-type="float" office:value="2" calcext:value-type="float">
            <text:p>2</text:p>
          </table:table-cell>
          <table:table-cell/>
          <table:table-cell table:formula="of:=IFERROR(LOG(([.I21]/[.J21])/(1-[.I21]/[.J21])) / LOG([.$B21]/[.$A21]); 2 * SIGN( [.I21]-[.J21]/2))" office:value-type="float" office:value="2" calcext:value-type="float">
            <text:p>2</text:p>
          </table:table-cell>
          <table:table-cell/>
          <table:table-cell table:formula="of:=IFERROR(LOG(([.K21]/[.L21])/(1-[.K21]/[.L21])) / LOG([.$B21]/[.$A21]); 2 * SIGN( [.K21]-[.L21]/2))" office:value-type="float" office:value="-2" calcext:value-type="float">
            <text:p>-2</text:p>
          </table:table-cell>
          <table:table-cell/>
          <table:table-cell table:formula="of:=IFERROR(LOG(([.M21]/[.N21])/(1-[.M21]/[.N21])) / LOG([.$B21]/[.$A21]); 2 * SIGN( [.M21]-[.N21]/2))" office:value-type="float" office:value="2" calcext:value-type="float">
            <text:p>2</text:p>
          </table:table-cell>
          <table:table-cell/>
          <table:table-cell table:formula="of:=IFERROR(LOG(([.O21]/[.P21])/(1-[.O21]/[.P21])) / LOG([.$B21]/[.$A21]); 2 * SIGN( [.O21]-[.P21]/2))"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22]&amp;[.B22]" office:value-type="string" office:string-value="26" calcext:value-type="string">
            <text:p>26</text:p>
          </table:table-cell>
          <table:table-cell/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20" calcext:value-type="float">
            <text:p>20</text:p>
          </table:table-cell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7" calcext:value-type="float">
            <text:p>7</text:p>
          </table:table-cell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27" calcext:value-type="float">
            <text:p>27</text:p>
          </table:table-cell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21" calcext:value-type="float">
            <text:p>21</text:p>
          </table:table-cell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7" calcext:value-type="float">
            <text:p>7</text:p>
          </table:table-cell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28" calcext:value-type="float">
            <text:p>28</text:p>
          </table:table-cell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22" calcext:value-type="float">
            <text:p>22</text:p>
          </table:table-cell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7" calcext:value-type="float">
            <text:p>7</text:p>
          </table:table-cell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29" calcext:value-type="float">
            <text:p>29</text:p>
          </table:table-cell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23" calcext:value-type="float">
            <text:p>23</text:p>
          </table:table-cell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7" calcext:value-type="float">
            <text:p>7</text:p>
          </table:table-cell>
          <table:table-cell table:formula="of:=IFNA(VLOOKUP([.$C22]; [Round1.$D$2:.$V$9];COLUMN()-3;0);&quot;0&quot;)+IFNA(VLOOKUP([.$C22]; [Round2.$D$2:.$V$16];COLUMN()-3;0);&quot;0&quot;)+IFNA(VLOOKUP([.$C22]; [Round3.$D$2:.$V$24];COLUMN()-3;0);&quot;0&quot;)+IFNA(VLOOKUP([.$C22]; [Round4.$D$2:.$V$23];COLUMN()-3;0);&quot;0&quot;)+IFNA(VLOOKUP([.$C22]; [Round5.$D$2:.$V$25];COLUMN()-3;0);&quot;0&quot;)+IFNA(VLOOKUP([.$C22]; [Round6.$D$2:.$V$12];COLUMN()-3;0);&quot;0&quot;)" office:value-type="float" office:value="30" calcext:value-type="float">
            <text:p>30</text:p>
          </table:table-cell>
          <table:table-cell table:number-columns-repeated="2"/>
          <table:table-cell table:formula="of:=IFERROR(LOG(([.E22]/[.F22])/(1-[.E22]/[.F22])) / LOG([.$B22]/[.$A22]); 2 * SIGN( [.E22]-[.F22]/2))" office:value-type="float" office:value="2" calcext:value-type="float">
            <text:p>2</text:p>
          </table:table-cell>
          <table:table-cell/>
          <table:table-cell table:formula="of:=IFERROR(LOG(([.G22]/[.H22])/(1-[.G22]/[.H22])) / LOG([.$B22]/[.$A22]); 2 * SIGN( [.G22]-[.H22]/2))" office:value-type="float" office:value="2" calcext:value-type="float">
            <text:p>2</text:p>
          </table:table-cell>
          <table:table-cell/>
          <table:table-cell table:formula="of:=IFERROR(LOG(([.I22]/[.J22])/(1-[.I22]/[.J22])) / LOG([.$B22]/[.$A22]); 2 * SIGN( [.I22]-[.J22]/2))" office:value-type="float" office:value="-1" calcext:value-type="float">
            <text:p>-1</text:p>
          </table:table-cell>
          <table:table-cell/>
          <table:table-cell table:formula="of:=IFERROR(LOG(([.K22]/[.L22])/(1-[.K22]/[.L22])) / LOG([.$B22]/[.$A22]); 2 * SIGN( [.K22]-[.L22]/2))" office:value-type="float" office:value="2" calcext:value-type="float">
            <text:p>2</text:p>
          </table:table-cell>
          <table:table-cell/>
          <table:table-cell table:formula="of:=IFERROR(LOG(([.M22]/[.N22])/(1-[.M22]/[.N22])) / LOG([.$B22]/[.$A22]); 2 * SIGN( [.M22]-[.N22]/2))" office:value-type="float" office:value="2" calcext:value-type="float">
            <text:p>2</text:p>
          </table:table-cell>
          <table:table-cell/>
          <table:table-cell table:formula="of:=IFERROR(LOG(([.O22]/[.P22])/(1-[.O22]/[.P22])) / LOG([.$B22]/[.$A22]); 2 * SIGN( [.O22]-[.P22]/2))" office:value-type="float" office:value="-1.08280608103885" calcext:value-type="float">
            <text:p>-1.082806081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A23]&amp;[.B23]" office:value-type="string" office:string-value="27" calcext:value-type="string">
            <text:p>27</text:p>
          </table:table-cell>
          <table:table-cell/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47" calcext:value-type="float">
            <text:p>47</text:p>
          </table:table-cell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0" calcext:value-type="float">
            <text:p>0</text:p>
          </table:table-cell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64" calcext:value-type="float">
            <text:p>64</text:p>
          </table:table-cell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48" calcext:value-type="float">
            <text:p>48</text:p>
          </table:table-cell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17" calcext:value-type="float">
            <text:p>17</text:p>
          </table:table-cell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65" calcext:value-type="float">
            <text:p>65</text:p>
          </table:table-cell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50" calcext:value-type="float">
            <text:p>50</text:p>
          </table:table-cell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17" calcext:value-type="float">
            <text:p>17</text:p>
          </table:table-cell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67" calcext:value-type="float">
            <text:p>67</text:p>
          </table:table-cell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52" calcext:value-type="float">
            <text:p>52</text:p>
          </table:table-cell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18" calcext:value-type="float">
            <text:p>18</text:p>
          </table:table-cell>
          <table:table-cell table:formula="of:=IFNA(VLOOKUP([.$C23]; [Round1.$D$2:.$V$9];COLUMN()-3;0);&quot;0&quot;)+IFNA(VLOOKUP([.$C23]; [Round2.$D$2:.$V$16];COLUMN()-3;0);&quot;0&quot;)+IFNA(VLOOKUP([.$C23]; [Round3.$D$2:.$V$24];COLUMN()-3;0);&quot;0&quot;)+IFNA(VLOOKUP([.$C23]; [Round4.$D$2:.$V$23];COLUMN()-3;0);&quot;0&quot;)+IFNA(VLOOKUP([.$C23]; [Round5.$D$2:.$V$25];COLUMN()-3;0);&quot;0&quot;)+IFNA(VLOOKUP([.$C23]; [Round6.$D$2:.$V$12];COLUMN()-3;0);&quot;0&quot;)" office:value-type="float" office:value="70" calcext:value-type="float">
            <text:p>70</text:p>
          </table:table-cell>
          <table:table-cell table:number-columns-repeated="2"/>
          <table:table-cell table:formula="of:=IFERROR(LOG(([.E23]/[.F23])/(1-[.E23]/[.F23])) / LOG([.$B23]/[.$A23]); 2 * SIGN( [.E23]-[.F23]/2))" office:value-type="float" office:value="2" calcext:value-type="float">
            <text:p>2</text:p>
          </table:table-cell>
          <table:table-cell/>
          <table:table-cell table:formula="of:=IFERROR(LOG(([.G23]/[.H23])/(1-[.G23]/[.H23])) / LOG([.$B23]/[.$A23]); 2 * SIGN( [.G23]-[.H23]/2))" office:value-type="float" office:value="2" calcext:value-type="float">
            <text:p>2</text:p>
          </table:table-cell>
          <table:table-cell/>
          <table:table-cell table:formula="of:=IFERROR(LOG(([.I23]/[.J23])/(1-[.I23]/[.J23])) / LOG([.$B23]/[.$A23]); 2 * SIGN( [.I23]-[.J23]/2))" office:value-type="float" office:value="-0.828558708195494" calcext:value-type="float">
            <text:p>-0.8285587082</text:p>
          </table:table-cell>
          <table:table-cell/>
          <table:table-cell table:formula="of:=IFERROR(LOG(([.K23]/[.L23])/(1-[.K23]/[.L23])) / LOG([.$B23]/[.$A23]); 2 * SIGN( [.K23]-[.L23]/2))" office:value-type="float" office:value="2" calcext:value-type="float">
            <text:p>2</text:p>
          </table:table-cell>
          <table:table-cell/>
          <table:table-cell table:formula="of:=IFERROR(LOG(([.M23]/[.N23])/(1-[.M23]/[.N23])) / LOG([.$B23]/[.$A23]); 2 * SIGN( [.M23]-[.N23]/2))" office:value-type="float" office:value="2" calcext:value-type="float">
            <text:p>2</text:p>
          </table:table-cell>
          <table:table-cell/>
          <table:table-cell table:formula="of:=IFERROR(LOG(([.O23]/[.P23])/(1-[.O23]/[.P23])) / LOG([.$B23]/[.$A23]); 2 * SIGN( [.O23]-[.P23]/2))" office:value-type="float" office:value="-0.84682576621771" calcext:value-type="float">
            <text:p>-0.8468257662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A24]&amp;[.B24]" office:value-type="string" office:string-value="28" calcext:value-type="string">
            <text:p>28</text:p>
          </table:table-cell>
          <table:table-cell/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2" calcext:value-type="float">
            <text:p>2</text:p>
          </table:table-cell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3" calcext:value-type="float">
            <text:p>3</text:p>
          </table:table-cell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5" calcext:value-type="float">
            <text:p>5</text:p>
          </table:table-cell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2" calcext:value-type="float">
            <text:p>2</text:p>
          </table:table-cell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3" calcext:value-type="float">
            <text:p>3</text:p>
          </table:table-cell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5" calcext:value-type="float">
            <text:p>5</text:p>
          </table:table-cell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2" calcext:value-type="float">
            <text:p>2</text:p>
          </table:table-cell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3" calcext:value-type="float">
            <text:p>3</text:p>
          </table:table-cell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5" calcext:value-type="float">
            <text:p>5</text:p>
          </table:table-cell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2" calcext:value-type="float">
            <text:p>2</text:p>
          </table:table-cell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5" calcext:value-type="float">
            <text:p>5</text:p>
          </table:table-cell>
          <table:table-cell table:formula="of:=IFNA(VLOOKUP([.$C24]; [Round1.$D$2:.$V$9];COLUMN()-3;0);&quot;0&quot;)+IFNA(VLOOKUP([.$C24]; [Round2.$D$2:.$V$16];COLUMN()-3;0);&quot;0&quot;)+IFNA(VLOOKUP([.$C24]; [Round3.$D$2:.$V$24];COLUMN()-3;0);&quot;0&quot;)+IFNA(VLOOKUP([.$C24]; [Round4.$D$2:.$V$23];COLUMN()-3;0);&quot;0&quot;)+IFNA(VLOOKUP([.$C24]; [Round5.$D$2:.$V$25];COLUMN()-3;0);&quot;0&quot;)+IFNA(VLOOKUP([.$C24]; [Round6.$D$2:.$V$12];COLUMN()-3;0);&quot;0&quot;)" office:value-type="float" office:value="7" calcext:value-type="float">
            <text:p>7</text:p>
          </table:table-cell>
          <table:table-cell table:number-columns-repeated="2"/>
          <table:table-cell table:formula="of:=IFERROR(LOG(([.E24]/[.F24])/(1-[.E24]/[.F24])) / LOG([.$B24]/[.$A24]); 2 * SIGN( [.E24]-[.F24]/2))" office:value-type="float" office:value="0.5" calcext:value-type="float">
            <text:p>0.5</text:p>
          </table:table-cell>
          <table:table-cell/>
          <table:table-cell table:formula="of:=IFERROR(LOG(([.G24]/[.H24])/(1-[.G24]/[.H24])) / LOG([.$B24]/[.$A24]); 2 * SIGN( [.G24]-[.H24]/2))" office:value-type="float" office:value="2" calcext:value-type="float">
            <text:p>2</text:p>
          </table:table-cell>
          <table:table-cell/>
          <table:table-cell table:formula="of:=IFERROR(LOG(([.I24]/[.J24])/(1-[.I24]/[.J24])) / LOG([.$B24]/[.$A24]); 2 * SIGN( [.I24]-[.J24]/2))" office:value-type="float" office:value="0.292481250360578" calcext:value-type="float">
            <text:p>0.2924812504</text:p>
          </table:table-cell>
          <table:table-cell/>
          <table:table-cell table:formula="of:=IFERROR(LOG(([.K24]/[.L24])/(1-[.K24]/[.L24])) / LOG([.$B24]/[.$A24]); 2 * SIGN( [.K24]-[.L24]/2))" office:value-type="float" office:value="0.5" calcext:value-type="float">
            <text:p>0.5</text:p>
          </table:table-cell>
          <table:table-cell/>
          <table:table-cell table:formula="of:=IFERROR(LOG(([.M24]/[.N24])/(1-[.M24]/[.N24])) / LOG([.$B24]/[.$A24]); 2 * SIGN( [.M24]-[.N24]/2))" office:value-type="float" office:value="2" calcext:value-type="float">
            <text:p>2</text:p>
          </table:table-cell>
          <table:table-cell/>
          <table:table-cell table:formula="of:=IFERROR(LOG(([.O24]/[.P24])/(1-[.O24]/[.P24])) / LOG([.$B24]/[.$A24]); 2 * SIGN( [.O24]-[.P24]/2))" office:value-type="float" office:value="0.660964047443681" calcext:value-type="float">
            <text:p>0.6609640474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A25]&amp;[.B25]" office:value-type="string" office:string-value="29" calcext:value-type="string">
            <text:p>29</text:p>
          </table:table-cell>
          <table:table-cell/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0" calcext:value-type="float">
            <text:p>0</text:p>
          </table:table-cell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0" calcext:value-type="float">
            <text:p>0</text:p>
          </table:table-cell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0" calcext:value-type="float">
            <text:p>0</text:p>
          </table:table-cell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0" calcext:value-type="float">
            <text:p>0</text:p>
          </table:table-cell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0" calcext:value-type="float">
            <text:p>0</text:p>
          </table:table-cell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0" calcext:value-type="float">
            <text:p>0</text:p>
          </table:table-cell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0" calcext:value-type="float">
            <text:p>0</text:p>
          </table:table-cell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1" calcext:value-type="float">
            <text:p>1</text:p>
          </table:table-cell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1" calcext:value-type="float">
            <text:p>1</text:p>
          </table:table-cell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0" calcext:value-type="float">
            <text:p>0</text:p>
          </table:table-cell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1" calcext:value-type="float">
            <text:p>1</text:p>
          </table:table-cell>
          <table:table-cell table:formula="of:=IFNA(VLOOKUP([.$C25]; [Round1.$D$2:.$V$9];COLUMN()-3;0);&quot;0&quot;)+IFNA(VLOOKUP([.$C25]; [Round2.$D$2:.$V$16];COLUMN()-3;0);&quot;0&quot;)+IFNA(VLOOKUP([.$C25]; [Round3.$D$2:.$V$24];COLUMN()-3;0);&quot;0&quot;)+IFNA(VLOOKUP([.$C25]; [Round4.$D$2:.$V$23];COLUMN()-3;0);&quot;0&quot;)+IFNA(VLOOKUP([.$C25]; [Round5.$D$2:.$V$25];COLUMN()-3;0);&quot;0&quot;)+IFNA(VLOOKUP([.$C25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25]/[.F25])/(1-[.E25]/[.F25])) / LOG([.$B25]/[.$A25]); 2 * SIGN( [.E25]-[.F25]/2))" office:value-type="float" office:value="0" calcext:value-type="float">
            <text:p>0</text:p>
          </table:table-cell>
          <table:table-cell/>
          <table:table-cell table:formula="of:=IFERROR(LOG(([.G25]/[.H25])/(1-[.G25]/[.H25])) / LOG([.$B25]/[.$A25]); 2 * SIGN( [.G25]-[.H25]/2))" office:value-type="float" office:value="0" calcext:value-type="float">
            <text:p>0</text:p>
          </table:table-cell>
          <table:table-cell/>
          <table:table-cell table:formula="of:=IFERROR(LOG(([.I25]/[.J25])/(1-[.I25]/[.J25])) / LOG([.$B25]/[.$A25]); 2 * SIGN( [.I25]-[.J25]/2))" office:value-type="float" office:value="0" calcext:value-type="float">
            <text:p>0</text:p>
          </table:table-cell>
          <table:table-cell/>
          <table:table-cell table:formula="of:=IFERROR(LOG(([.K25]/[.L25])/(1-[.K25]/[.L25])) / LOG([.$B25]/[.$A25]); 2 * SIGN( [.K25]-[.L25]/2))" office:value-type="float" office:value="-2" calcext:value-type="float">
            <text:p>-2</text:p>
          </table:table-cell>
          <table:table-cell/>
          <table:table-cell table:formula="of:=IFERROR(LOG(([.M25]/[.N25])/(1-[.M25]/[.N25])) / LOG([.$B25]/[.$A25]); 2 * SIGN( [.M25]-[.N25]/2))" office:value-type="float" office:value="2" calcext:value-type="float">
            <text:p>2</text:p>
          </table:table-cell>
          <table:table-cell/>
          <table:table-cell table:formula="of:=IFERROR(LOG(([.O25]/[.P25])/(1-[.O25]/[.P25])) / LOG([.$B25]/[.$A25]); 2 * SIGN( [.O25]-[.P25]/2))"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26]&amp;[.B26]" office:value-type="string" office:string-value="210" calcext:value-type="string">
            <text:p>210</text:p>
          </table:table-cell>
          <table:table-cell/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23" calcext:value-type="float">
            <text:p>23</text:p>
          </table:table-cell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0" calcext:value-type="float">
            <text:p>0</text:p>
          </table:table-cell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40" calcext:value-type="float">
            <text:p>40</text:p>
          </table:table-cell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24" calcext:value-type="float">
            <text:p>24</text:p>
          </table:table-cell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17" calcext:value-type="float">
            <text:p>17</text:p>
          </table:table-cell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41" calcext:value-type="float">
            <text:p>41</text:p>
          </table:table-cell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25" calcext:value-type="float">
            <text:p>25</text:p>
          </table:table-cell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17" calcext:value-type="float">
            <text:p>17</text:p>
          </table:table-cell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42" calcext:value-type="float">
            <text:p>42</text:p>
          </table:table-cell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25" calcext:value-type="float">
            <text:p>25</text:p>
          </table:table-cell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18" calcext:value-type="float">
            <text:p>18</text:p>
          </table:table-cell>
          <table:table-cell table:formula="of:=IFNA(VLOOKUP([.$C26]; [Round1.$D$2:.$V$9];COLUMN()-3;0);&quot;0&quot;)+IFNA(VLOOKUP([.$C26]; [Round2.$D$2:.$V$16];COLUMN()-3;0);&quot;0&quot;)+IFNA(VLOOKUP([.$C26]; [Round3.$D$2:.$V$24];COLUMN()-3;0);&quot;0&quot;)+IFNA(VLOOKUP([.$C26]; [Round4.$D$2:.$V$23];COLUMN()-3;0);&quot;0&quot;)+IFNA(VLOOKUP([.$C26]; [Round5.$D$2:.$V$25];COLUMN()-3;0);&quot;0&quot;)+IFNA(VLOOKUP([.$C26]; [Round6.$D$2:.$V$12];COLUMN()-3;0);&quot;0&quot;)" office:value-type="float" office:value="43" calcext:value-type="float">
            <text:p>43</text:p>
          </table:table-cell>
          <table:table-cell table:number-columns-repeated="2"/>
          <table:table-cell table:formula="of:=IFERROR(LOG(([.E26]/[.F26])/(1-[.E26]/[.F26])) / LOG([.$B26]/[.$A26]); 2 * SIGN( [.E26]-[.F26]/2))" office:value-type="float" office:value="2" calcext:value-type="float">
            <text:p>2</text:p>
          </table:table-cell>
          <table:table-cell/>
          <table:table-cell table:formula="of:=IFERROR(LOG(([.G26]/[.H26])/(1-[.G26]/[.H26])) / LOG([.$B26]/[.$A26]); 2 * SIGN( [.G26]-[.H26]/2))" office:value-type="float" office:value="2" calcext:value-type="float">
            <text:p>2</text:p>
          </table:table-cell>
          <table:table-cell/>
          <table:table-cell table:formula="of:=IFERROR(LOG(([.I26]/[.J26])/(1-[.I26]/[.J26])) / LOG([.$B26]/[.$A26]); 2 * SIGN( [.I26]-[.J26]/2))" office:value-type="float" office:value="-0.214261440983576" calcext:value-type="float">
            <text:p>-0.214261441</text:p>
          </table:table-cell>
          <table:table-cell/>
          <table:table-cell table:formula="of:=IFERROR(LOG(([.K26]/[.L26])/(1-[.K26]/[.L26])) / LOG([.$B26]/[.$A26]); 2 * SIGN( [.K26]-[.L26]/2))" office:value-type="float" office:value="2" calcext:value-type="float">
            <text:p>2</text:p>
          </table:table-cell>
          <table:table-cell/>
          <table:table-cell table:formula="of:=IFERROR(LOG(([.M26]/[.N26])/(1-[.M26]/[.N26])) / LOG([.$B26]/[.$A26]); 2 * SIGN( [.M26]-[.N26]/2))" office:value-type="float" office:value="2" calcext:value-type="float">
            <text:p>2</text:p>
          </table:table-cell>
          <table:table-cell/>
          <table:table-cell table:formula="of:=IFERROR(LOG(([.O26]/[.P26])/(1-[.O26]/[.P26])) / LOG([.$B26]/[.$A26]); 2 * SIGN( [.O26]-[.P26]/2))" office:value-type="float" office:value="-0.204111052954636" calcext:value-type="float">
            <text:p>-0.204111053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A27]&amp;[.B27]" office:value-type="string" office:string-value="211" calcext:value-type="string">
            <text:p>211</text:p>
          </table:table-cell>
          <table:table-cell/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0" calcext:value-type="float">
            <text:p>10</text:p>
          </table:table-cell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" calcext:value-type="float">
            <text:p>1</text:p>
          </table:table-cell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1" calcext:value-type="float">
            <text:p>11</text:p>
          </table:table-cell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1" calcext:value-type="float">
            <text:p>11</text:p>
          </table:table-cell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" calcext:value-type="float">
            <text:p>1</text:p>
          </table:table-cell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2" calcext:value-type="float">
            <text:p>12</text:p>
          </table:table-cell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1" calcext:value-type="float">
            <text:p>11</text:p>
          </table:table-cell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" calcext:value-type="float">
            <text:p>1</text:p>
          </table:table-cell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2" calcext:value-type="float">
            <text:p>12</text:p>
          </table:table-cell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2" calcext:value-type="float">
            <text:p>12</text:p>
          </table:table-cell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" calcext:value-type="float">
            <text:p>1</text:p>
          </table:table-cell>
          <table:table-cell table:formula="of:=IFNA(VLOOKUP([.$C27]; [Round1.$D$2:.$V$9];COLUMN()-3;0);&quot;0&quot;)+IFNA(VLOOKUP([.$C27]; [Round2.$D$2:.$V$16];COLUMN()-3;0);&quot;0&quot;)+IFNA(VLOOKUP([.$C27]; [Round3.$D$2:.$V$24];COLUMN()-3;0);&quot;0&quot;)+IFNA(VLOOKUP([.$C27]; [Round4.$D$2:.$V$23];COLUMN()-3;0);&quot;0&quot;)+IFNA(VLOOKUP([.$C27]; [Round5.$D$2:.$V$25];COLUMN()-3;0);&quot;0&quot;)+IFNA(VLOOKUP([.$C27]; [Round6.$D$2:.$V$12];COLUMN()-3;0);&quot;0&quot;)" office:value-type="float" office:value="13" calcext:value-type="float">
            <text:p>13</text:p>
          </table:table-cell>
          <table:table-cell table:number-columns-repeated="2"/>
          <table:table-cell table:formula="of:=IFERROR(LOG(([.E27]/[.F27])/(1-[.E27]/[.F27])) / LOG([.$B27]/[.$A27]); 2 * SIGN( [.E27]-[.F27]/2))" office:value-type="float" office:value="2" calcext:value-type="float">
            <text:p>2</text:p>
          </table:table-cell>
          <table:table-cell/>
          <table:table-cell table:formula="of:=IFERROR(LOG(([.G27]/[.H27])/(1-[.G27]/[.H27])) / LOG([.$B27]/[.$A27]); 2 * SIGN( [.G27]-[.H27]/2))" office:value-type="float" office:value="2" calcext:value-type="float">
            <text:p>2</text:p>
          </table:table-cell>
          <table:table-cell/>
          <table:table-cell table:formula="of:=IFERROR(LOG(([.I27]/[.J27])/(1-[.I27]/[.J27])) / LOG([.$B27]/[.$A27]); 2 * SIGN( [.I27]-[.J27]/2))" office:value-type="float" office:value="-1.40659800924007" calcext:value-type="float">
            <text:p>-1.4065980092</text:p>
          </table:table-cell>
          <table:table-cell/>
          <table:table-cell table:formula="of:=IFERROR(LOG(([.K27]/[.L27])/(1-[.K27]/[.L27])) / LOG([.$B27]/[.$A27]); 2 * SIGN( [.K27]-[.L27]/2))" office:value-type="float" office:value="2" calcext:value-type="float">
            <text:p>2</text:p>
          </table:table-cell>
          <table:table-cell/>
          <table:table-cell table:formula="of:=IFERROR(LOG(([.M27]/[.N27])/(1-[.M27]/[.N27])) / LOG([.$B27]/[.$A27]); 2 * SIGN( [.M27]-[.N27]/2))" office:value-type="float" office:value="2" calcext:value-type="float">
            <text:p>2</text:p>
          </table:table-cell>
          <table:table-cell/>
          <table:table-cell table:formula="of:=IFERROR(LOG(([.O27]/[.P27])/(1-[.O27]/[.P27])) / LOG([.$B27]/[.$A27]); 2 * SIGN( [.O27]-[.P27]/2))" office:value-type="float" office:value="-1.45763861599351" calcext:value-type="float">
            <text:p>-1.457638616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A28]&amp;[.B28]" office:value-type="string" office:string-value="212" calcext:value-type="string">
            <text:p>212</text:p>
          </table:table-cell>
          <table:table-cell/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1" calcext:value-type="float">
            <text:p>1</text:p>
          </table:table-cell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0" calcext:value-type="float">
            <text:p>0</text:p>
          </table:table-cell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1" calcext:value-type="float">
            <text:p>1</text:p>
          </table:table-cell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1" calcext:value-type="float">
            <text:p>1</text:p>
          </table:table-cell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0" calcext:value-type="float">
            <text:p>0</text:p>
          </table:table-cell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1" calcext:value-type="float">
            <text:p>1</text:p>
          </table:table-cell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1" calcext:value-type="float">
            <text:p>1</text:p>
          </table:table-cell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0" calcext:value-type="float">
            <text:p>0</text:p>
          </table:table-cell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1" calcext:value-type="float">
            <text:p>1</text:p>
          </table:table-cell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1" calcext:value-type="float">
            <text:p>1</text:p>
          </table:table-cell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0" calcext:value-type="float">
            <text:p>0</text:p>
          </table:table-cell>
          <table:table-cell table:formula="of:=IFNA(VLOOKUP([.$C28]; [Round1.$D$2:.$V$9];COLUMN()-3;0);&quot;0&quot;)+IFNA(VLOOKUP([.$C28]; [Round2.$D$2:.$V$16];COLUMN()-3;0);&quot;0&quot;)+IFNA(VLOOKUP([.$C28]; [Round3.$D$2:.$V$24];COLUMN()-3;0);&quot;0&quot;)+IFNA(VLOOKUP([.$C28]; [Round4.$D$2:.$V$23];COLUMN()-3;0);&quot;0&quot;)+IFNA(VLOOKUP([.$C28]; [Round5.$D$2:.$V$25];COLUMN()-3;0);&quot;0&quot;)+IFNA(VLOOKUP([.$C28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28]/[.F28])/(1-[.E28]/[.F28])) / LOG([.$B28]/[.$A28]); 2 * SIGN( [.E28]-[.F28]/2))" office:value-type="float" office:value="2" calcext:value-type="float">
            <text:p>2</text:p>
          </table:table-cell>
          <table:table-cell/>
          <table:table-cell table:formula="of:=IFERROR(LOG(([.G28]/[.H28])/(1-[.G28]/[.H28])) / LOG([.$B28]/[.$A28]); 2 * SIGN( [.G28]-[.H28]/2))" office:value-type="float" office:value="2" calcext:value-type="float">
            <text:p>2</text:p>
          </table:table-cell>
          <table:table-cell/>
          <table:table-cell table:formula="of:=IFERROR(LOG(([.I28]/[.J28])/(1-[.I28]/[.J28])) / LOG([.$B28]/[.$A28]); 2 * SIGN( [.I28]-[.J28]/2))" office:value-type="float" office:value="-2" calcext:value-type="float">
            <text:p>-2</text:p>
          </table:table-cell>
          <table:table-cell/>
          <table:table-cell table:formula="of:=IFERROR(LOG(([.K28]/[.L28])/(1-[.K28]/[.L28])) / LOG([.$B28]/[.$A28]); 2 * SIGN( [.K28]-[.L28]/2))" office:value-type="float" office:value="2" calcext:value-type="float">
            <text:p>2</text:p>
          </table:table-cell>
          <table:table-cell/>
          <table:table-cell table:formula="of:=IFERROR(LOG(([.M28]/[.N28])/(1-[.M28]/[.N28])) / LOG([.$B28]/[.$A28]); 2 * SIGN( [.M28]-[.N28]/2))" office:value-type="float" office:value="2" calcext:value-type="float">
            <text:p>2</text:p>
          </table:table-cell>
          <table:table-cell/>
          <table:table-cell table:formula="of:=IFERROR(LOG(([.O28]/[.P28])/(1-[.O28]/[.P28])) / LOG([.$B28]/[.$A28]); 2 * SIGN( [.O28]-[.P28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A29]&amp;[.B29]" office:value-type="string" office:string-value="213" calcext:value-type="string">
            <text:p>213</text:p>
          </table:table-cell>
          <table:table-cell/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formula="of:=IFNA(VLOOKUP([.$C29]; [Round1.$D$2:.$V$9];COLUMN()-3;0);&quot;0&quot;)+IFNA(VLOOKUP([.$C29]; [Round2.$D$2:.$V$16];COLUMN()-3;0);&quot;0&quot;)+IFNA(VLOOKUP([.$C29]; [Round3.$D$2:.$V$24];COLUMN()-3;0);&quot;0&quot;)+IFNA(VLOOKUP([.$C29]; [Round4.$D$2:.$V$23];COLUMN()-3;0);&quot;0&quot;)+IFNA(VLOOKUP([.$C29]; [Round5.$D$2:.$V$25];COLUMN()-3;0);&quot;0&quot;)+IFNA(VLOOKUP([.$C29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29]/[.F29])/(1-[.E29]/[.F29])) / LOG([.$B29]/[.$A29]); 2 * SIGN( [.E29]-[.F29]/2))" office:value-type="float" office:value="0" calcext:value-type="float">
            <text:p>0</text:p>
          </table:table-cell>
          <table:table-cell/>
          <table:table-cell table:formula="of:=IFERROR(LOG(([.G29]/[.H29])/(1-[.G29]/[.H29])) / LOG([.$B29]/[.$A29]); 2 * SIGN( [.G29]-[.H29]/2))" office:value-type="float" office:value="0" calcext:value-type="float">
            <text:p>0</text:p>
          </table:table-cell>
          <table:table-cell/>
          <table:table-cell table:formula="of:=IFERROR(LOG(([.I29]/[.J29])/(1-[.I29]/[.J29])) / LOG([.$B29]/[.$A29]); 2 * SIGN( [.I29]-[.J29]/2))" office:value-type="float" office:value="0" calcext:value-type="float">
            <text:p>0</text:p>
          </table:table-cell>
          <table:table-cell/>
          <table:table-cell table:formula="of:=IFERROR(LOG(([.K29]/[.L29])/(1-[.K29]/[.L29])) / LOG([.$B29]/[.$A29]); 2 * SIGN( [.K29]-[.L29]/2))" office:value-type="float" office:value="0" calcext:value-type="float">
            <text:p>0</text:p>
          </table:table-cell>
          <table:table-cell/>
          <table:table-cell table:formula="of:=IFERROR(LOG(([.M29]/[.N29])/(1-[.M29]/[.N29])) / LOG([.$B29]/[.$A29]); 2 * SIGN( [.M29]-[.N29]/2))" office:value-type="float" office:value="0" calcext:value-type="float">
            <text:p>0</text:p>
          </table:table-cell>
          <table:table-cell/>
          <table:table-cell table:formula="of:=IFERROR(LOG(([.O29]/[.P29])/(1-[.O29]/[.P29])) / LOG([.$B29]/[.$A29]); 2 * SIGN( [.O29]-[.P29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A30]&amp;[.B30]" office:value-type="string" office:string-value="214" calcext:value-type="string">
            <text:p>214</text:p>
          </table:table-cell>
          <table:table-cell/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formula="of:=IFNA(VLOOKUP([.$C30]; [Round1.$D$2:.$V$9];COLUMN()-3;0);&quot;0&quot;)+IFNA(VLOOKUP([.$C30]; [Round2.$D$2:.$V$16];COLUMN()-3;0);&quot;0&quot;)+IFNA(VLOOKUP([.$C30]; [Round3.$D$2:.$V$24];COLUMN()-3;0);&quot;0&quot;)+IFNA(VLOOKUP([.$C30]; [Round4.$D$2:.$V$23];COLUMN()-3;0);&quot;0&quot;)+IFNA(VLOOKUP([.$C30]; [Round5.$D$2:.$V$25];COLUMN()-3;0);&quot;0&quot;)+IFNA(VLOOKUP([.$C30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30]/[.F30])/(1-[.E30]/[.F30])) / LOG([.$B30]/[.$A30]); 2 * SIGN( [.E30]-[.F30]/2))" office:value-type="float" office:value="0" calcext:value-type="float">
            <text:p>0</text:p>
          </table:table-cell>
          <table:table-cell/>
          <table:table-cell table:formula="of:=IFERROR(LOG(([.G30]/[.H30])/(1-[.G30]/[.H30])) / LOG([.$B30]/[.$A30]); 2 * SIGN( [.G30]-[.H30]/2))" office:value-type="float" office:value="0" calcext:value-type="float">
            <text:p>0</text:p>
          </table:table-cell>
          <table:table-cell/>
          <table:table-cell table:formula="of:=IFERROR(LOG(([.I30]/[.J30])/(1-[.I30]/[.J30])) / LOG([.$B30]/[.$A30]); 2 * SIGN( [.I30]-[.J30]/2))" office:value-type="float" office:value="0" calcext:value-type="float">
            <text:p>0</text:p>
          </table:table-cell>
          <table:table-cell/>
          <table:table-cell table:formula="of:=IFERROR(LOG(([.K30]/[.L30])/(1-[.K30]/[.L30])) / LOG([.$B30]/[.$A30]); 2 * SIGN( [.K30]-[.L30]/2))" office:value-type="float" office:value="0" calcext:value-type="float">
            <text:p>0</text:p>
          </table:table-cell>
          <table:table-cell/>
          <table:table-cell table:formula="of:=IFERROR(LOG(([.M30]/[.N30])/(1-[.M30]/[.N30])) / LOG([.$B30]/[.$A30]); 2 * SIGN( [.M30]-[.N30]/2))" office:value-type="float" office:value="0" calcext:value-type="float">
            <text:p>0</text:p>
          </table:table-cell>
          <table:table-cell/>
          <table:table-cell table:formula="of:=IFERROR(LOG(([.O30]/[.P30])/(1-[.O30]/[.P30])) / LOG([.$B30]/[.$A30]); 2 * SIGN( [.O30]-[.P30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A31]&amp;[.B31]" office:value-type="string" office:string-value="215" calcext:value-type="string">
            <text:p>215</text:p>
          </table:table-cell>
          <table:table-cell/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104" calcext:value-type="float">
            <text:p>104</text:p>
          </table:table-cell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4" calcext:value-type="float">
            <text:p>4</text:p>
          </table:table-cell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108" calcext:value-type="float">
            <text:p>108</text:p>
          </table:table-cell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106" calcext:value-type="float">
            <text:p>106</text:p>
          </table:table-cell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6" calcext:value-type="float">
            <text:p>6</text:p>
          </table:table-cell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112" calcext:value-type="float">
            <text:p>112</text:p>
          </table:table-cell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109" calcext:value-type="float">
            <text:p>109</text:p>
          </table:table-cell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7" calcext:value-type="float">
            <text:p>7</text:p>
          </table:table-cell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116" calcext:value-type="float">
            <text:p>116</text:p>
          </table:table-cell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113" calcext:value-type="float">
            <text:p>113</text:p>
          </table:table-cell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7" calcext:value-type="float">
            <text:p>7</text:p>
          </table:table-cell>
          <table:table-cell table:formula="of:=IFNA(VLOOKUP([.$C31]; [Round1.$D$2:.$V$9];COLUMN()-3;0);&quot;0&quot;)+IFNA(VLOOKUP([.$C31]; [Round2.$D$2:.$V$16];COLUMN()-3;0);&quot;0&quot;)+IFNA(VLOOKUP([.$C31]; [Round3.$D$2:.$V$24];COLUMN()-3;0);&quot;0&quot;)+IFNA(VLOOKUP([.$C31]; [Round4.$D$2:.$V$23];COLUMN()-3;0);&quot;0&quot;)+IFNA(VLOOKUP([.$C31]; [Round5.$D$2:.$V$25];COLUMN()-3;0);&quot;0&quot;)+IFNA(VLOOKUP([.$C31]; [Round6.$D$2:.$V$12];COLUMN()-3;0);&quot;0&quot;)" office:value-type="float" office:value="120" calcext:value-type="float">
            <text:p>120</text:p>
          </table:table-cell>
          <table:table-cell table:number-columns-repeated="2"/>
          <table:table-cell table:formula="of:=IFERROR(LOG(([.E31]/[.F31])/(1-[.E31]/[.F31])) / LOG([.$B31]/[.$A31]); 2 * SIGN( [.E31]-[.F31]/2))" office:value-type="float" office:value="2" calcext:value-type="float">
            <text:p>2</text:p>
          </table:table-cell>
          <table:table-cell/>
          <table:table-cell table:formula="of:=IFERROR(LOG(([.G31]/[.H31])/(1-[.G31]/[.H31])) / LOG([.$B31]/[.$A31]); 2 * SIGN( [.G31]-[.H31]/2))" office:value-type="float" office:value="2" calcext:value-type="float">
            <text:p>2</text:p>
          </table:table-cell>
          <table:table-cell/>
          <table:table-cell table:formula="of:=IFERROR(LOG(([.I31]/[.J31])/(1-[.I31]/[.J31])) / LOG([.$B31]/[.$A31]); 2 * SIGN( [.I31]-[.J31]/2))" office:value-type="float" office:value="-1.42521977266735" calcext:value-type="float">
            <text:p>-1.4252197727</text:p>
          </table:table-cell>
          <table:table-cell/>
          <table:table-cell table:formula="of:=IFERROR(LOG(([.K31]/[.L31])/(1-[.K31]/[.L31])) / LOG([.$B31]/[.$A31]); 2 * SIGN( [.K31]-[.L31]/2))" office:value-type="float" office:value="2" calcext:value-type="float">
            <text:p>2</text:p>
          </table:table-cell>
          <table:table-cell/>
          <table:table-cell table:formula="of:=IFERROR(LOG(([.M31]/[.N31])/(1-[.M31]/[.N31])) / LOG([.$B31]/[.$A31]); 2 * SIGN( [.M31]-[.N31]/2))" office:value-type="float" office:value="2" calcext:value-type="float">
            <text:p>2</text:p>
          </table:table-cell>
          <table:table-cell/>
          <table:table-cell table:formula="of:=IFERROR(LOG(([.O31]/[.P31])/(1-[.O31]/[.P31])) / LOG([.$B31]/[.$A31]); 2 * SIGN( [.O31]-[.P31]/2))" office:value-type="float" office:value="-1.38045237974206" calcext:value-type="float">
            <text:p>-1.3804523797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32]&amp;[.B32]" office:value-type="string" office:string-value="216" calcext:value-type="string">
            <text:p>216</text:p>
          </table:table-cell>
          <table:table-cell/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formula="of:=IFNA(VLOOKUP([.$C32]; [Round1.$D$2:.$V$9];COLUMN()-3;0);&quot;0&quot;)+IFNA(VLOOKUP([.$C32]; [Round2.$D$2:.$V$16];COLUMN()-3;0);&quot;0&quot;)+IFNA(VLOOKUP([.$C32]; [Round3.$D$2:.$V$24];COLUMN()-3;0);&quot;0&quot;)+IFNA(VLOOKUP([.$C32]; [Round4.$D$2:.$V$23];COLUMN()-3;0);&quot;0&quot;)+IFNA(VLOOKUP([.$C32]; [Round5.$D$2:.$V$25];COLUMN()-3;0);&quot;0&quot;)+IFNA(VLOOKUP([.$C32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32]/[.F32])/(1-[.E32]/[.F32])) / LOG([.$B32]/[.$A32]); 2 * SIGN( [.E32]-[.F32]/2))" office:value-type="float" office:value="0" calcext:value-type="float">
            <text:p>0</text:p>
          </table:table-cell>
          <table:table-cell/>
          <table:table-cell table:formula="of:=IFERROR(LOG(([.G32]/[.H32])/(1-[.G32]/[.H32])) / LOG([.$B32]/[.$A32]); 2 * SIGN( [.G32]-[.H32]/2))" office:value-type="float" office:value="0" calcext:value-type="float">
            <text:p>0</text:p>
          </table:table-cell>
          <table:table-cell/>
          <table:table-cell table:formula="of:=IFERROR(LOG(([.I32]/[.J32])/(1-[.I32]/[.J32])) / LOG([.$B32]/[.$A32]); 2 * SIGN( [.I32]-[.J32]/2))" office:value-type="float" office:value="0" calcext:value-type="float">
            <text:p>0</text:p>
          </table:table-cell>
          <table:table-cell/>
          <table:table-cell table:formula="of:=IFERROR(LOG(([.K32]/[.L32])/(1-[.K32]/[.L32])) / LOG([.$B32]/[.$A32]); 2 * SIGN( [.K32]-[.L32]/2))" office:value-type="float" office:value="0" calcext:value-type="float">
            <text:p>0</text:p>
          </table:table-cell>
          <table:table-cell/>
          <table:table-cell table:formula="of:=IFERROR(LOG(([.M32]/[.N32])/(1-[.M32]/[.N32])) / LOG([.$B32]/[.$A32]); 2 * SIGN( [.M32]-[.N32]/2))" office:value-type="float" office:value="0" calcext:value-type="float">
            <text:p>0</text:p>
          </table:table-cell>
          <table:table-cell/>
          <table:table-cell table:formula="of:=IFERROR(LOG(([.O32]/[.P32])/(1-[.O32]/[.P32])) / LOG([.$B32]/[.$A32]); 2 * SIGN( [.O32]-[.P32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formula="of:=[.A33]&amp;[.B33]" office:value-type="string" office:string-value="33" calcext:value-type="string">
            <text:p>33</text:p>
          </table:table-cell>
          <table:table-cell/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1" calcext:value-type="float">
            <text:p>1</text:p>
          </table:table-cell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0" calcext:value-type="float">
            <text:p>0</text:p>
          </table:table-cell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1" calcext:value-type="float">
            <text:p>1</text:p>
          </table:table-cell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1" calcext:value-type="float">
            <text:p>1</text:p>
          </table:table-cell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0" calcext:value-type="float">
            <text:p>0</text:p>
          </table:table-cell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1" calcext:value-type="float">
            <text:p>1</text:p>
          </table:table-cell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1" calcext:value-type="float">
            <text:p>1</text:p>
          </table:table-cell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0" calcext:value-type="float">
            <text:p>0</text:p>
          </table:table-cell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1" calcext:value-type="float">
            <text:p>1</text:p>
          </table:table-cell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1" calcext:value-type="float">
            <text:p>1</text:p>
          </table:table-cell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0" calcext:value-type="float">
            <text:p>0</text:p>
          </table:table-cell>
          <table:table-cell table:formula="of:=IFNA(VLOOKUP([.$C33]; [Round1.$D$2:.$V$9];COLUMN()-3;0);&quot;0&quot;)+IFNA(VLOOKUP([.$C33]; [Round2.$D$2:.$V$16];COLUMN()-3;0);&quot;0&quot;)+IFNA(VLOOKUP([.$C33]; [Round3.$D$2:.$V$24];COLUMN()-3;0);&quot;0&quot;)+IFNA(VLOOKUP([.$C33]; [Round4.$D$2:.$V$23];COLUMN()-3;0);&quot;0&quot;)+IFNA(VLOOKUP([.$C33]; [Round5.$D$2:.$V$25];COLUMN()-3;0);&quot;0&quot;)+IFNA(VLOOKUP([.$C33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33]/[.F33])/(1-[.E33]/[.F33])) / LOG([.$B33]/[.$A33]); 2 * SIGN( [.E33]-[.F33]/2))" office:value-type="float" office:value="2" calcext:value-type="float">
            <text:p>2</text:p>
          </table:table-cell>
          <table:table-cell/>
          <table:table-cell table:formula="of:=IFERROR(LOG(([.G33]/[.H33])/(1-[.G33]/[.H33])) / LOG([.$B33]/[.$A33]); 2 * SIGN( [.G33]-[.H33]/2))" office:value-type="float" office:value="2" calcext:value-type="float">
            <text:p>2</text:p>
          </table:table-cell>
          <table:table-cell/>
          <table:table-cell table:formula="of:=IFERROR(LOG(([.I33]/[.J33])/(1-[.I33]/[.J33])) / LOG([.$B33]/[.$A33]); 2 * SIGN( [.I33]-[.J33]/2))" office:value-type="float" office:value="-2" calcext:value-type="float">
            <text:p>-2</text:p>
          </table:table-cell>
          <table:table-cell/>
          <table:table-cell table:formula="of:=IFERROR(LOG(([.K33]/[.L33])/(1-[.K33]/[.L33])) / LOG([.$B33]/[.$A33]); 2 * SIGN( [.K33]-[.L33]/2))" office:value-type="float" office:value="2" calcext:value-type="float">
            <text:p>2</text:p>
          </table:table-cell>
          <table:table-cell/>
          <table:table-cell table:formula="of:=IFERROR(LOG(([.M33]/[.N33])/(1-[.M33]/[.N33])) / LOG([.$B33]/[.$A33]); 2 * SIGN( [.M33]-[.N33]/2))" office:value-type="float" office:value="2" calcext:value-type="float">
            <text:p>2</text:p>
          </table:table-cell>
          <table:table-cell/>
          <table:table-cell table:formula="of:=IFERROR(LOG(([.O33]/[.P33])/(1-[.O33]/[.P33])) / LOG([.$B33]/[.$A33]); 2 * SIGN( [.O33]-[.P33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34]&amp;[.B34]" office:value-type="string" office:string-value="34" calcext:value-type="string">
            <text:p>34</text:p>
          </table:table-cell>
          <table:table-cell/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4" calcext:value-type="float">
            <text:p>4</text:p>
          </table:table-cell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1" calcext:value-type="float">
            <text:p>1</text:p>
          </table:table-cell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5" calcext:value-type="float">
            <text:p>5</text:p>
          </table:table-cell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4" calcext:value-type="float">
            <text:p>4</text:p>
          </table:table-cell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1" calcext:value-type="float">
            <text:p>1</text:p>
          </table:table-cell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5" calcext:value-type="float">
            <text:p>5</text:p>
          </table:table-cell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4" calcext:value-type="float">
            <text:p>4</text:p>
          </table:table-cell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3" calcext:value-type="float">
            <text:p>3</text:p>
          </table:table-cell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7" calcext:value-type="float">
            <text:p>7</text:p>
          </table:table-cell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4" calcext:value-type="float">
            <text:p>4</text:p>
          </table:table-cell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3" calcext:value-type="float">
            <text:p>3</text:p>
          </table:table-cell>
          <table:table-cell table:formula="of:=IFNA(VLOOKUP([.$C34]; [Round1.$D$2:.$V$9];COLUMN()-3;0);&quot;0&quot;)+IFNA(VLOOKUP([.$C34]; [Round2.$D$2:.$V$16];COLUMN()-3;0);&quot;0&quot;)+IFNA(VLOOKUP([.$C34]; [Round3.$D$2:.$V$24];COLUMN()-3;0);&quot;0&quot;)+IFNA(VLOOKUP([.$C34]; [Round4.$D$2:.$V$23];COLUMN()-3;0);&quot;0&quot;)+IFNA(VLOOKUP([.$C34]; [Round5.$D$2:.$V$25];COLUMN()-3;0);&quot;0&quot;)+IFNA(VLOOKUP([.$C34]; [Round6.$D$2:.$V$12];COLUMN()-3;0);&quot;0&quot;)" office:value-type="float" office:value="7" calcext:value-type="float">
            <text:p>7</text:p>
          </table:table-cell>
          <table:table-cell table:number-columns-repeated="2"/>
          <table:table-cell table:formula="of:=IFERROR(LOG(([.E34]/[.F34])/(1-[.E34]/[.F34])) / LOG([.$B34]/[.$A34]); 2 * SIGN( [.E34]-[.F34]/2))" office:value-type="float" office:value="2" calcext:value-type="float">
            <text:p>2</text:p>
          </table:table-cell>
          <table:table-cell/>
          <table:table-cell table:formula="of:=IFERROR(LOG(([.G34]/[.H34])/(1-[.G34]/[.H34])) / LOG([.$B34]/[.$A34]); 2 * SIGN( [.G34]-[.H34]/2))" office:value-type="float" office:value="2" calcext:value-type="float">
            <text:p>2</text:p>
          </table:table-cell>
          <table:table-cell/>
          <table:table-cell table:formula="of:=IFERROR(LOG(([.I34]/[.J34])/(1-[.I34]/[.J34])) / LOG([.$B34]/[.$A34]); 2 * SIGN( [.I34]-[.J34]/2))" office:value-type="float" office:value="-4.81884167930642" calcext:value-type="float">
            <text:p>-4.8188416793</text:p>
          </table:table-cell>
          <table:table-cell/>
          <table:table-cell table:formula="of:=IFERROR(LOG(([.K34]/[.L34])/(1-[.K34]/[.L34])) / LOG([.$B34]/[.$A34]); 2 * SIGN( [.K34]-[.L34]/2))" office:value-type="float" office:value="2" calcext:value-type="float">
            <text:p>2</text:p>
          </table:table-cell>
          <table:table-cell/>
          <table:table-cell table:formula="of:=IFERROR(LOG(([.M34]/[.N34])/(1-[.M34]/[.N34])) / LOG([.$B34]/[.$A34]); 2 * SIGN( [.M34]-[.N34]/2))" office:value-type="float" office:value="2" calcext:value-type="float">
            <text:p>2</text:p>
          </table:table-cell>
          <table:table-cell/>
          <table:table-cell table:formula="of:=IFERROR(LOG(([.O34]/[.P34])/(1-[.O34]/[.P34])) / LOG([.$B34]/[.$A34]); 2 * SIGN( [.O34]-[.P34]/2))" office:value-type="float" office:value="-1" calcext:value-type="float">
            <text:p>-1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5]&amp;[.B35]" office:value-type="string" office:string-value="35" calcext:value-type="string">
            <text:p>35</text:p>
          </table:table-cell>
          <table:table-cell/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2" calcext:value-type="float">
            <text:p>2</text:p>
          </table:table-cell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1" calcext:value-type="float">
            <text:p>1</text:p>
          </table:table-cell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3" calcext:value-type="float">
            <text:p>3</text:p>
          </table:table-cell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2" calcext:value-type="float">
            <text:p>2</text:p>
          </table:table-cell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1" calcext:value-type="float">
            <text:p>1</text:p>
          </table:table-cell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3" calcext:value-type="float">
            <text:p>3</text:p>
          </table:table-cell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2" calcext:value-type="float">
            <text:p>2</text:p>
          </table:table-cell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1" calcext:value-type="float">
            <text:p>1</text:p>
          </table:table-cell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3" calcext:value-type="float">
            <text:p>3</text:p>
          </table:table-cell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2" calcext:value-type="float">
            <text:p>2</text:p>
          </table:table-cell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1" calcext:value-type="float">
            <text:p>1</text:p>
          </table:table-cell>
          <table:table-cell table:formula="of:=IFNA(VLOOKUP([.$C35]; [Round1.$D$2:.$V$9];COLUMN()-3;0);&quot;0&quot;)+IFNA(VLOOKUP([.$C35]; [Round2.$D$2:.$V$16];COLUMN()-3;0);&quot;0&quot;)+IFNA(VLOOKUP([.$C35]; [Round3.$D$2:.$V$24];COLUMN()-3;0);&quot;0&quot;)+IFNA(VLOOKUP([.$C35]; [Round4.$D$2:.$V$23];COLUMN()-3;0);&quot;0&quot;)+IFNA(VLOOKUP([.$C35]; [Round5.$D$2:.$V$25];COLUMN()-3;0);&quot;0&quot;)+IFNA(VLOOKUP([.$C35]; [Round6.$D$2:.$V$12];COLUMN()-3;0);&quot;0&quot;)" office:value-type="float" office:value="3" calcext:value-type="float">
            <text:p>3</text:p>
          </table:table-cell>
          <table:table-cell table:number-columns-repeated="2"/>
          <table:table-cell table:formula="of:=IFERROR(LOG(([.E35]/[.F35])/(1-[.E35]/[.F35])) / LOG([.$B35]/[.$A35]); 2 * SIGN( [.E35]-[.F35]/2))" office:value-type="float" office:value="2" calcext:value-type="float">
            <text:p>2</text:p>
          </table:table-cell>
          <table:table-cell/>
          <table:table-cell table:formula="of:=IFERROR(LOG(([.G35]/[.H35])/(1-[.G35]/[.H35])) / LOG([.$B35]/[.$A35]); 2 * SIGN( [.G35]-[.H35]/2))" office:value-type="float" office:value="2" calcext:value-type="float">
            <text:p>2</text:p>
          </table:table-cell>
          <table:table-cell/>
          <table:table-cell table:formula="of:=IFERROR(LOG(([.I35]/[.J35])/(1-[.I35]/[.J35])) / LOG([.$B35]/[.$A35]); 2 * SIGN( [.I35]-[.J35]/2))" office:value-type="float" office:value="-1.35691544885672" calcext:value-type="float">
            <text:p>-1.3569154489</text:p>
          </table:table-cell>
          <table:table-cell/>
          <table:table-cell table:formula="of:=IFERROR(LOG(([.K35]/[.L35])/(1-[.K35]/[.L35])) / LOG([.$B35]/[.$A35]); 2 * SIGN( [.K35]-[.L35]/2))" office:value-type="float" office:value="2" calcext:value-type="float">
            <text:p>2</text:p>
          </table:table-cell>
          <table:table-cell/>
          <table:table-cell table:formula="of:=IFERROR(LOG(([.M35]/[.N35])/(1-[.M35]/[.N35])) / LOG([.$B35]/[.$A35]); 2 * SIGN( [.M35]-[.N35]/2))" office:value-type="float" office:value="2" calcext:value-type="float">
            <text:p>2</text:p>
          </table:table-cell>
          <table:table-cell/>
          <table:table-cell table:formula="of:=IFERROR(LOG(([.O35]/[.P35])/(1-[.O35]/[.P35])) / LOG([.$B35]/[.$A35]); 2 * SIGN( [.O35]-[.P35]/2))" office:value-type="float" office:value="-1.35691544885672" calcext:value-type="float">
            <text:p>-1.3569154489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36]&amp;[.B36]" office:value-type="string" office:string-value="36" calcext:value-type="string">
            <text:p>36</text:p>
          </table:table-cell>
          <table:table-cell/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33" calcext:value-type="float">
            <text:p>33</text:p>
          </table:table-cell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0" calcext:value-type="float">
            <text:p>0</text:p>
          </table:table-cell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59" calcext:value-type="float">
            <text:p>59</text:p>
          </table:table-cell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34" calcext:value-type="float">
            <text:p>34</text:p>
          </table:table-cell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27" calcext:value-type="float">
            <text:p>27</text:p>
          </table:table-cell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61" calcext:value-type="float">
            <text:p>61</text:p>
          </table:table-cell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36" calcext:value-type="float">
            <text:p>36</text:p>
          </table:table-cell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27" calcext:value-type="float">
            <text:p>27</text:p>
          </table:table-cell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63" calcext:value-type="float">
            <text:p>63</text:p>
          </table:table-cell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37" calcext:value-type="float">
            <text:p>37</text:p>
          </table:table-cell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28" calcext:value-type="float">
            <text:p>28</text:p>
          </table:table-cell>
          <table:table-cell table:formula="of:=IFNA(VLOOKUP([.$C36]; [Round1.$D$2:.$V$9];COLUMN()-3;0);&quot;0&quot;)+IFNA(VLOOKUP([.$C36]; [Round2.$D$2:.$V$16];COLUMN()-3;0);&quot;0&quot;)+IFNA(VLOOKUP([.$C36]; [Round3.$D$2:.$V$24];COLUMN()-3;0);&quot;0&quot;)+IFNA(VLOOKUP([.$C36]; [Round4.$D$2:.$V$23];COLUMN()-3;0);&quot;0&quot;)+IFNA(VLOOKUP([.$C36]; [Round5.$D$2:.$V$25];COLUMN()-3;0);&quot;0&quot;)+IFNA(VLOOKUP([.$C36]; [Round6.$D$2:.$V$12];COLUMN()-3;0);&quot;0&quot;)" office:value-type="float" office:value="65" calcext:value-type="float">
            <text:p>65</text:p>
          </table:table-cell>
          <table:table-cell table:number-columns-repeated="2"/>
          <table:table-cell table:formula="of:=IFERROR(LOG(([.E36]/[.F36])/(1-[.E36]/[.F36])) / LOG([.$B36]/[.$A36]); 2 * SIGN( [.E36]-[.F36]/2))" office:value-type="float" office:value="2" calcext:value-type="float">
            <text:p>2</text:p>
          </table:table-cell>
          <table:table-cell/>
          <table:table-cell table:formula="of:=IFERROR(LOG(([.G36]/[.H36])/(1-[.G36]/[.H36])) / LOG([.$B36]/[.$A36]); 2 * SIGN( [.G36]-[.H36]/2))" office:value-type="float" office:value="2" calcext:value-type="float">
            <text:p>2</text:p>
          </table:table-cell>
          <table:table-cell/>
          <table:table-cell table:formula="of:=IFERROR(LOG(([.I36]/[.J36])/(1-[.I36]/[.J36])) / LOG([.$B36]/[.$A36]); 2 * SIGN( [.I36]-[.J36]/2))" office:value-type="float" office:value="-0.332575339086871" calcext:value-type="float">
            <text:p>-0.3325753391</text:p>
          </table:table-cell>
          <table:table-cell/>
          <table:table-cell table:formula="of:=IFERROR(LOG(([.K36]/[.L36])/(1-[.K36]/[.L36])) / LOG([.$B36]/[.$A36]); 2 * SIGN( [.K36]-[.L36]/2))" office:value-type="float" office:value="2" calcext:value-type="float">
            <text:p>2</text:p>
          </table:table-cell>
          <table:table-cell/>
          <table:table-cell table:formula="of:=IFERROR(LOG(([.M36]/[.N36])/(1-[.M36]/[.N36])) / LOG([.$B36]/[.$A36]); 2 * SIGN( [.M36]-[.N36]/2))" office:value-type="float" office:value="2" calcext:value-type="float">
            <text:p>2</text:p>
          </table:table-cell>
          <table:table-cell/>
          <table:table-cell table:formula="of:=IFERROR(LOG(([.O36]/[.P36])/(1-[.O36]/[.P36])) / LOG([.$B36]/[.$A36]); 2 * SIGN( [.O36]-[.P36]/2))" office:value-type="float" office:value="-0.402098443571346" calcext:value-type="float">
            <text:p>-0.4020984436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37]&amp;[.B37]" office:value-type="string" office:string-value="37" calcext:value-type="string">
            <text:p>37</text:p>
          </table:table-cell>
          <table:table-cell/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6" calcext:value-type="float">
            <text:p>6</text:p>
          </table:table-cell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2" calcext:value-type="float">
            <text:p>2</text:p>
          </table:table-cell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8" calcext:value-type="float">
            <text:p>8</text:p>
          </table:table-cell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6" calcext:value-type="float">
            <text:p>6</text:p>
          </table:table-cell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3" calcext:value-type="float">
            <text:p>3</text:p>
          </table:table-cell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9" calcext:value-type="float">
            <text:p>9</text:p>
          </table:table-cell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6" calcext:value-type="float">
            <text:p>6</text:p>
          </table:table-cell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3" calcext:value-type="float">
            <text:p>3</text:p>
          </table:table-cell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9" calcext:value-type="float">
            <text:p>9</text:p>
          </table:table-cell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6" calcext:value-type="float">
            <text:p>6</text:p>
          </table:table-cell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4" calcext:value-type="float">
            <text:p>4</text:p>
          </table:table-cell>
          <table:table-cell table:formula="of:=IFNA(VLOOKUP([.$C37]; [Round1.$D$2:.$V$9];COLUMN()-3;0);&quot;0&quot;)+IFNA(VLOOKUP([.$C37]; [Round2.$D$2:.$V$16];COLUMN()-3;0);&quot;0&quot;)+IFNA(VLOOKUP([.$C37]; [Round3.$D$2:.$V$24];COLUMN()-3;0);&quot;0&quot;)+IFNA(VLOOKUP([.$C37]; [Round4.$D$2:.$V$23];COLUMN()-3;0);&quot;0&quot;)+IFNA(VLOOKUP([.$C37]; [Round5.$D$2:.$V$25];COLUMN()-3;0);&quot;0&quot;)+IFNA(VLOOKUP([.$C37]; [Round6.$D$2:.$V$12];COLUMN()-3;0);&quot;0&quot;)" office:value-type="float" office:value="10" calcext:value-type="float">
            <text:p>10</text:p>
          </table:table-cell>
          <table:table-cell table:number-columns-repeated="2"/>
          <table:table-cell table:formula="of:=IFERROR(LOG(([.E37]/[.F37])/(1-[.E37]/[.F37])) / LOG([.$B37]/[.$A37]); 2 * SIGN( [.E37]-[.F37]/2))" office:value-type="float" office:value="2" calcext:value-type="float">
            <text:p>2</text:p>
          </table:table-cell>
          <table:table-cell/>
          <table:table-cell table:formula="of:=IFERROR(LOG(([.G37]/[.H37])/(1-[.G37]/[.H37])) / LOG([.$B37]/[.$A37]); 2 * SIGN( [.G37]-[.H37]/2))" office:value-type="float" office:value="2" calcext:value-type="float">
            <text:p>2</text:p>
          </table:table-cell>
          <table:table-cell/>
          <table:table-cell table:formula="of:=IFERROR(LOG(([.I37]/[.J37])/(1-[.I37]/[.J37])) / LOG([.$B37]/[.$A37]); 2 * SIGN( [.I37]-[.J37]/2))" office:value-type="float" office:value="-0.818067899101252" calcext:value-type="float">
            <text:p>-0.8180678991</text:p>
          </table:table-cell>
          <table:table-cell/>
          <table:table-cell table:formula="of:=IFERROR(LOG(([.K37]/[.L37])/(1-[.K37]/[.L37])) / LOG([.$B37]/[.$A37]); 2 * SIGN( [.K37]-[.L37]/2))" office:value-type="float" office:value="2" calcext:value-type="float">
            <text:p>2</text:p>
          </table:table-cell>
          <table:table-cell/>
          <table:table-cell table:formula="of:=IFERROR(LOG(([.M37]/[.N37])/(1-[.M37]/[.N37])) / LOG([.$B37]/[.$A37]); 2 * SIGN( [.M37]-[.N37]/2))" office:value-type="float" office:value="2" calcext:value-type="float">
            <text:p>2</text:p>
          </table:table-cell>
          <table:table-cell/>
          <table:table-cell table:formula="of:=IFERROR(LOG(([.O37]/[.P37])/(1-[.O37]/[.P37])) / LOG([.$B37]/[.$A37]); 2 * SIGN( [.O37]-[.P37]/2))" office:value-type="float" office:value="-0.478539044017971" calcext:value-type="float">
            <text:p>-0.478539044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A38]&amp;[.B38]" office:value-type="string" office:string-value="38" calcext:value-type="string">
            <text:p>38</text:p>
          </table:table-cell>
          <table:table-cell/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2" calcext:value-type="float">
            <text:p>2</text:p>
          </table:table-cell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0" calcext:value-type="float">
            <text:p>0</text:p>
          </table:table-cell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2" calcext:value-type="float">
            <text:p>2</text:p>
          </table:table-cell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2" calcext:value-type="float">
            <text:p>2</text:p>
          </table:table-cell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0" calcext:value-type="float">
            <text:p>0</text:p>
          </table:table-cell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2" calcext:value-type="float">
            <text:p>2</text:p>
          </table:table-cell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2" calcext:value-type="float">
            <text:p>2</text:p>
          </table:table-cell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0" calcext:value-type="float">
            <text:p>0</text:p>
          </table:table-cell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2" calcext:value-type="float">
            <text:p>2</text:p>
          </table:table-cell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2" calcext:value-type="float">
            <text:p>2</text:p>
          </table:table-cell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0" calcext:value-type="float">
            <text:p>0</text:p>
          </table:table-cell>
          <table:table-cell table:formula="of:=IFNA(VLOOKUP([.$C38]; [Round1.$D$2:.$V$9];COLUMN()-3;0);&quot;0&quot;)+IFNA(VLOOKUP([.$C38]; [Round2.$D$2:.$V$16];COLUMN()-3;0);&quot;0&quot;)+IFNA(VLOOKUP([.$C38]; [Round3.$D$2:.$V$24];COLUMN()-3;0);&quot;0&quot;)+IFNA(VLOOKUP([.$C38]; [Round4.$D$2:.$V$23];COLUMN()-3;0);&quot;0&quot;)+IFNA(VLOOKUP([.$C38]; [Round5.$D$2:.$V$25];COLUMN()-3;0);&quot;0&quot;)+IFNA(VLOOKUP([.$C38]; [Round6.$D$2:.$V$12];COLUMN()-3;0);&quot;0&quot;)" office:value-type="float" office:value="2" calcext:value-type="float">
            <text:p>2</text:p>
          </table:table-cell>
          <table:table-cell table:number-columns-repeated="2"/>
          <table:table-cell table:formula="of:=IFERROR(LOG(([.E38]/[.F38])/(1-[.E38]/[.F38])) / LOG([.$B38]/[.$A38]); 2 * SIGN( [.E38]-[.F38]/2))" office:value-type="float" office:value="2" calcext:value-type="float">
            <text:p>2</text:p>
          </table:table-cell>
          <table:table-cell/>
          <table:table-cell table:formula="of:=IFERROR(LOG(([.G38]/[.H38])/(1-[.G38]/[.H38])) / LOG([.$B38]/[.$A38]); 2 * SIGN( [.G38]-[.H38]/2))" office:value-type="float" office:value="2" calcext:value-type="float">
            <text:p>2</text:p>
          </table:table-cell>
          <table:table-cell/>
          <table:table-cell table:formula="of:=IFERROR(LOG(([.I38]/[.J38])/(1-[.I38]/[.J38])) / LOG([.$B38]/[.$A38]); 2 * SIGN( [.I38]-[.J38]/2))" office:value-type="float" office:value="-2" calcext:value-type="float">
            <text:p>-2</text:p>
          </table:table-cell>
          <table:table-cell/>
          <table:table-cell table:formula="of:=IFERROR(LOG(([.K38]/[.L38])/(1-[.K38]/[.L38])) / LOG([.$B38]/[.$A38]); 2 * SIGN( [.K38]-[.L38]/2))" office:value-type="float" office:value="2" calcext:value-type="float">
            <text:p>2</text:p>
          </table:table-cell>
          <table:table-cell/>
          <table:table-cell table:formula="of:=IFERROR(LOG(([.M38]/[.N38])/(1-[.M38]/[.N38])) / LOG([.$B38]/[.$A38]); 2 * SIGN( [.M38]-[.N38]/2))" office:value-type="float" office:value="2" calcext:value-type="float">
            <text:p>2</text:p>
          </table:table-cell>
          <table:table-cell/>
          <table:table-cell table:formula="of:=IFERROR(LOG(([.O38]/[.P38])/(1-[.O38]/[.P38])) / LOG([.$B38]/[.$A38]); 2 * SIGN( [.O38]-[.P38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A39]&amp;[.B39]" office:value-type="string" office:string-value="39" calcext:value-type="string">
            <text:p>39</text:p>
          </table:table-cell>
          <table:table-cell/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1" calcext:value-type="float">
            <text:p>1</text:p>
          </table:table-cell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0" calcext:value-type="float">
            <text:p>0</text:p>
          </table:table-cell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1" calcext:value-type="float">
            <text:p>1</text:p>
          </table:table-cell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1" calcext:value-type="float">
            <text:p>1</text:p>
          </table:table-cell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0" calcext:value-type="float">
            <text:p>0</text:p>
          </table:table-cell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1" calcext:value-type="float">
            <text:p>1</text:p>
          </table:table-cell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1" calcext:value-type="float">
            <text:p>1</text:p>
          </table:table-cell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0" calcext:value-type="float">
            <text:p>0</text:p>
          </table:table-cell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1" calcext:value-type="float">
            <text:p>1</text:p>
          </table:table-cell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1" calcext:value-type="float">
            <text:p>1</text:p>
          </table:table-cell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0" calcext:value-type="float">
            <text:p>0</text:p>
          </table:table-cell>
          <table:table-cell table:formula="of:=IFNA(VLOOKUP([.$C39]; [Round1.$D$2:.$V$9];COLUMN()-3;0);&quot;0&quot;)+IFNA(VLOOKUP([.$C39]; [Round2.$D$2:.$V$16];COLUMN()-3;0);&quot;0&quot;)+IFNA(VLOOKUP([.$C39]; [Round3.$D$2:.$V$24];COLUMN()-3;0);&quot;0&quot;)+IFNA(VLOOKUP([.$C39]; [Round4.$D$2:.$V$23];COLUMN()-3;0);&quot;0&quot;)+IFNA(VLOOKUP([.$C39]; [Round5.$D$2:.$V$25];COLUMN()-3;0);&quot;0&quot;)+IFNA(VLOOKUP([.$C39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39]/[.F39])/(1-[.E39]/[.F39])) / LOG([.$B39]/[.$A39]); 2 * SIGN( [.E39]-[.F39]/2))" office:value-type="float" office:value="2" calcext:value-type="float">
            <text:p>2</text:p>
          </table:table-cell>
          <table:table-cell/>
          <table:table-cell table:formula="of:=IFERROR(LOG(([.G39]/[.H39])/(1-[.G39]/[.H39])) / LOG([.$B39]/[.$A39]); 2 * SIGN( [.G39]-[.H39]/2))" office:value-type="float" office:value="2" calcext:value-type="float">
            <text:p>2</text:p>
          </table:table-cell>
          <table:table-cell/>
          <table:table-cell table:formula="of:=IFERROR(LOG(([.I39]/[.J39])/(1-[.I39]/[.J39])) / LOG([.$B39]/[.$A39]); 2 * SIGN( [.I39]-[.J39]/2))" office:value-type="float" office:value="-2" calcext:value-type="float">
            <text:p>-2</text:p>
          </table:table-cell>
          <table:table-cell/>
          <table:table-cell table:formula="of:=IFERROR(LOG(([.K39]/[.L39])/(1-[.K39]/[.L39])) / LOG([.$B39]/[.$A39]); 2 * SIGN( [.K39]-[.L39]/2))" office:value-type="float" office:value="2" calcext:value-type="float">
            <text:p>2</text:p>
          </table:table-cell>
          <table:table-cell/>
          <table:table-cell table:formula="of:=IFERROR(LOG(([.M39]/[.N39])/(1-[.M39]/[.N39])) / LOG([.$B39]/[.$A39]); 2 * SIGN( [.M39]-[.N39]/2))" office:value-type="float" office:value="2" calcext:value-type="float">
            <text:p>2</text:p>
          </table:table-cell>
          <table:table-cell/>
          <table:table-cell table:formula="of:=IFERROR(LOG(([.O39]/[.P39])/(1-[.O39]/[.P39])) / LOG([.$B39]/[.$A39]); 2 * SIGN( [.O39]-[.P39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A40]&amp;[.B40]" office:value-type="string" office:string-value="310" calcext:value-type="string">
            <text:p>310</text:p>
          </table:table-cell>
          <table:table-cell/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8" calcext:value-type="float">
            <text:p>8</text:p>
          </table:table-cell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4" calcext:value-type="float">
            <text:p>4</text:p>
          </table:table-cell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12" calcext:value-type="float">
            <text:p>12</text:p>
          </table:table-cell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9" calcext:value-type="float">
            <text:p>9</text:p>
          </table:table-cell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4" calcext:value-type="float">
            <text:p>4</text:p>
          </table:table-cell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13" calcext:value-type="float">
            <text:p>13</text:p>
          </table:table-cell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9" calcext:value-type="float">
            <text:p>9</text:p>
          </table:table-cell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4" calcext:value-type="float">
            <text:p>4</text:p>
          </table:table-cell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13" calcext:value-type="float">
            <text:p>13</text:p>
          </table:table-cell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9" calcext:value-type="float">
            <text:p>9</text:p>
          </table:table-cell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4" calcext:value-type="float">
            <text:p>4</text:p>
          </table:table-cell>
          <table:table-cell table:formula="of:=IFNA(VLOOKUP([.$C40]; [Round1.$D$2:.$V$9];COLUMN()-3;0);&quot;0&quot;)+IFNA(VLOOKUP([.$C40]; [Round2.$D$2:.$V$16];COLUMN()-3;0);&quot;0&quot;)+IFNA(VLOOKUP([.$C40]; [Round3.$D$2:.$V$24];COLUMN()-3;0);&quot;0&quot;)+IFNA(VLOOKUP([.$C40]; [Round4.$D$2:.$V$23];COLUMN()-3;0);&quot;0&quot;)+IFNA(VLOOKUP([.$C40]; [Round5.$D$2:.$V$25];COLUMN()-3;0);&quot;0&quot;)+IFNA(VLOOKUP([.$C40]; [Round6.$D$2:.$V$12];COLUMN()-3;0);&quot;0&quot;)" office:value-type="float" office:value="13" calcext:value-type="float">
            <text:p>13</text:p>
          </table:table-cell>
          <table:table-cell table:number-columns-repeated="2"/>
          <table:table-cell table:formula="of:=IFERROR(LOG(([.E40]/[.F40])/(1-[.E40]/[.F40])) / LOG([.$B40]/[.$A40]); 2 * SIGN( [.E40]-[.F40]/2))" office:value-type="float" office:value="2" calcext:value-type="float">
            <text:p>2</text:p>
          </table:table-cell>
          <table:table-cell/>
          <table:table-cell table:formula="of:=IFERROR(LOG(([.G40]/[.H40])/(1-[.G40]/[.H40])) / LOG([.$B40]/[.$A40]); 2 * SIGN( [.G40]-[.H40]/2))" office:value-type="float" office:value="2" calcext:value-type="float">
            <text:p>2</text:p>
          </table:table-cell>
          <table:table-cell/>
          <table:table-cell table:formula="of:=IFERROR(LOG(([.I40]/[.J40])/(1-[.I40]/[.J40])) / LOG([.$B40]/[.$A40]); 2 * SIGN( [.I40]-[.J40]/2))" office:value-type="float" office:value="-0.673545293799507" calcext:value-type="float">
            <text:p>-0.6735452938</text:p>
          </table:table-cell>
          <table:table-cell/>
          <table:table-cell table:formula="of:=IFERROR(LOG(([.K40]/[.L40])/(1-[.K40]/[.L40])) / LOG([.$B40]/[.$A40]); 2 * SIGN( [.K40]-[.L40]/2))" office:value-type="float" office:value="2" calcext:value-type="float">
            <text:p>2</text:p>
          </table:table-cell>
          <table:table-cell/>
          <table:table-cell table:formula="of:=IFERROR(LOG(([.M40]/[.N40])/(1-[.M40]/[.N40])) / LOG([.$B40]/[.$A40]); 2 * SIGN( [.M40]-[.N40]/2))" office:value-type="float" office:value="2" calcext:value-type="float">
            <text:p>2</text:p>
          </table:table-cell>
          <table:table-cell/>
          <table:table-cell table:formula="of:=IFERROR(LOG(([.O40]/[.P40])/(1-[.O40]/[.P40])) / LOG([.$B40]/[.$A40]); 2 * SIGN( [.O40]-[.P40]/2))" office:value-type="float" office:value="-0.673545293799507" calcext:value-type="float">
            <text:p>-0.6735452938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A41]&amp;[.B41]" office:value-type="string" office:string-value="311" calcext:value-type="string">
            <text:p>311</text:p>
          </table:table-cell>
          <table:table-cell/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23" calcext:value-type="float">
            <text:p>23</text:p>
          </table:table-cell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0" calcext:value-type="float">
            <text:p>0</text:p>
          </table:table-cell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34" calcext:value-type="float">
            <text:p>34</text:p>
          </table:table-cell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24" calcext:value-type="float">
            <text:p>24</text:p>
          </table:table-cell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12" calcext:value-type="float">
            <text:p>12</text:p>
          </table:table-cell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36" calcext:value-type="float">
            <text:p>36</text:p>
          </table:table-cell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25" calcext:value-type="float">
            <text:p>25</text:p>
          </table:table-cell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12" calcext:value-type="float">
            <text:p>12</text:p>
          </table:table-cell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37" calcext:value-type="float">
            <text:p>37</text:p>
          </table:table-cell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25" calcext:value-type="float">
            <text:p>25</text:p>
          </table:table-cell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13" calcext:value-type="float">
            <text:p>13</text:p>
          </table:table-cell>
          <table:table-cell table:formula="of:=IFNA(VLOOKUP([.$C41]; [Round1.$D$2:.$V$9];COLUMN()-3;0);&quot;0&quot;)+IFNA(VLOOKUP([.$C41]; [Round2.$D$2:.$V$16];COLUMN()-3;0);&quot;0&quot;)+IFNA(VLOOKUP([.$C41]; [Round3.$D$2:.$V$24];COLUMN()-3;0);&quot;0&quot;)+IFNA(VLOOKUP([.$C41]; [Round4.$D$2:.$V$23];COLUMN()-3;0);&quot;0&quot;)+IFNA(VLOOKUP([.$C41]; [Round5.$D$2:.$V$25];COLUMN()-3;0);&quot;0&quot;)+IFNA(VLOOKUP([.$C41]; [Round6.$D$2:.$V$12];COLUMN()-3;0);&quot;0&quot;)" office:value-type="float" office:value="38" calcext:value-type="float">
            <text:p>38</text:p>
          </table:table-cell>
          <table:table-cell table:number-columns-repeated="2"/>
          <table:table-cell table:formula="of:=IFERROR(LOG(([.E41]/[.F41])/(1-[.E41]/[.F41])) / LOG([.$B41]/[.$A41]); 2 * SIGN( [.E41]-[.F41]/2))" office:value-type="float" office:value="2" calcext:value-type="float">
            <text:p>2</text:p>
          </table:table-cell>
          <table:table-cell/>
          <table:table-cell table:formula="of:=IFERROR(LOG(([.G41]/[.H41])/(1-[.G41]/[.H41])) / LOG([.$B41]/[.$A41]); 2 * SIGN( [.G41]-[.H41]/2))" office:value-type="float" office:value="2" calcext:value-type="float">
            <text:p>2</text:p>
          </table:table-cell>
          <table:table-cell/>
          <table:table-cell table:formula="of:=IFERROR(LOG(([.I41]/[.J41])/(1-[.I41]/[.J41])) / LOG([.$B41]/[.$A41]); 2 * SIGN( [.I41]-[.J41]/2))" office:value-type="float" office:value="-0.533484382560384" calcext:value-type="float">
            <text:p>-0.5334843826</text:p>
          </table:table-cell>
          <table:table-cell/>
          <table:table-cell table:formula="of:=IFERROR(LOG(([.K41]/[.L41])/(1-[.K41]/[.L41])) / LOG([.$B41]/[.$A41]); 2 * SIGN( [.K41]-[.L41]/2))" office:value-type="float" office:value="2" calcext:value-type="float">
            <text:p>2</text:p>
          </table:table-cell>
          <table:table-cell/>
          <table:table-cell table:formula="of:=IFERROR(LOG(([.M41]/[.N41])/(1-[.M41]/[.N41])) / LOG([.$B41]/[.$A41]); 2 * SIGN( [.M41]-[.N41]/2))" office:value-type="float" office:value="2" calcext:value-type="float">
            <text:p>2</text:p>
          </table:table-cell>
          <table:table-cell/>
          <table:table-cell table:formula="of:=IFERROR(LOG(([.O41]/[.P41])/(1-[.O41]/[.P41])) / LOG([.$B41]/[.$A41]); 2 * SIGN( [.O41]-[.P41]/2))" office:value-type="float" office:value="-0.503297953866764" calcext:value-type="float">
            <text:p>-0.5032979539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A42]&amp;[.B42]" office:value-type="string" office:string-value="312" calcext:value-type="string">
            <text:p>312</text:p>
          </table:table-cell>
          <table:table-cell/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formula="of:=IFNA(VLOOKUP([.$C42]; [Round1.$D$2:.$V$9];COLUMN()-3;0);&quot;0&quot;)+IFNA(VLOOKUP([.$C42]; [Round2.$D$2:.$V$16];COLUMN()-3;0);&quot;0&quot;)+IFNA(VLOOKUP([.$C42]; [Round3.$D$2:.$V$24];COLUMN()-3;0);&quot;0&quot;)+IFNA(VLOOKUP([.$C42]; [Round4.$D$2:.$V$23];COLUMN()-3;0);&quot;0&quot;)+IFNA(VLOOKUP([.$C42]; [Round5.$D$2:.$V$25];COLUMN()-3;0);&quot;0&quot;)+IFNA(VLOOKUP([.$C42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42]/[.F42])/(1-[.E42]/[.F42])) / LOG([.$B42]/[.$A42]); 2 * SIGN( [.E42]-[.F42]/2))" office:value-type="float" office:value="0" calcext:value-type="float">
            <text:p>0</text:p>
          </table:table-cell>
          <table:table-cell/>
          <table:table-cell table:formula="of:=IFERROR(LOG(([.G42]/[.H42])/(1-[.G42]/[.H42])) / LOG([.$B42]/[.$A42]); 2 * SIGN( [.G42]-[.H42]/2))" office:value-type="float" office:value="0" calcext:value-type="float">
            <text:p>0</text:p>
          </table:table-cell>
          <table:table-cell/>
          <table:table-cell table:formula="of:=IFERROR(LOG(([.I42]/[.J42])/(1-[.I42]/[.J42])) / LOG([.$B42]/[.$A42]); 2 * SIGN( [.I42]-[.J42]/2))" office:value-type="float" office:value="0" calcext:value-type="float">
            <text:p>0</text:p>
          </table:table-cell>
          <table:table-cell/>
          <table:table-cell table:formula="of:=IFERROR(LOG(([.K42]/[.L42])/(1-[.K42]/[.L42])) / LOG([.$B42]/[.$A42]); 2 * SIGN( [.K42]-[.L42]/2))" office:value-type="float" office:value="0" calcext:value-type="float">
            <text:p>0</text:p>
          </table:table-cell>
          <table:table-cell/>
          <table:table-cell table:formula="of:=IFERROR(LOG(([.M42]/[.N42])/(1-[.M42]/[.N42])) / LOG([.$B42]/[.$A42]); 2 * SIGN( [.M42]-[.N42]/2))" office:value-type="float" office:value="0" calcext:value-type="float">
            <text:p>0</text:p>
          </table:table-cell>
          <table:table-cell/>
          <table:table-cell table:formula="of:=IFERROR(LOG(([.O42]/[.P42])/(1-[.O42]/[.P42])) / LOG([.$B42]/[.$A42]); 2 * SIGN( [.O42]-[.P42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A43]&amp;[.B43]" office:value-type="string" office:string-value="313" calcext:value-type="string">
            <text:p>313</text:p>
          </table:table-cell>
          <table:table-cell/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formula="of:=IFNA(VLOOKUP([.$C43]; [Round1.$D$2:.$V$9];COLUMN()-3;0);&quot;0&quot;)+IFNA(VLOOKUP([.$C43]; [Round2.$D$2:.$V$16];COLUMN()-3;0);&quot;0&quot;)+IFNA(VLOOKUP([.$C43]; [Round3.$D$2:.$V$24];COLUMN()-3;0);&quot;0&quot;)+IFNA(VLOOKUP([.$C43]; [Round4.$D$2:.$V$23];COLUMN()-3;0);&quot;0&quot;)+IFNA(VLOOKUP([.$C43]; [Round5.$D$2:.$V$25];COLUMN()-3;0);&quot;0&quot;)+IFNA(VLOOKUP([.$C43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43]/[.F43])/(1-[.E43]/[.F43])) / LOG([.$B43]/[.$A43]); 2 * SIGN( [.E43]-[.F43]/2))" office:value-type="float" office:value="0" calcext:value-type="float">
            <text:p>0</text:p>
          </table:table-cell>
          <table:table-cell/>
          <table:table-cell table:formula="of:=IFERROR(LOG(([.G43]/[.H43])/(1-[.G43]/[.H43])) / LOG([.$B43]/[.$A43]); 2 * SIGN( [.G43]-[.H43]/2))" office:value-type="float" office:value="0" calcext:value-type="float">
            <text:p>0</text:p>
          </table:table-cell>
          <table:table-cell/>
          <table:table-cell table:formula="of:=IFERROR(LOG(([.I43]/[.J43])/(1-[.I43]/[.J43])) / LOG([.$B43]/[.$A43]); 2 * SIGN( [.I43]-[.J43]/2))" office:value-type="float" office:value="0" calcext:value-type="float">
            <text:p>0</text:p>
          </table:table-cell>
          <table:table-cell/>
          <table:table-cell table:formula="of:=IFERROR(LOG(([.K43]/[.L43])/(1-[.K43]/[.L43])) / LOG([.$B43]/[.$A43]); 2 * SIGN( [.K43]-[.L43]/2))" office:value-type="float" office:value="0" calcext:value-type="float">
            <text:p>0</text:p>
          </table:table-cell>
          <table:table-cell/>
          <table:table-cell table:formula="of:=IFERROR(LOG(([.M43]/[.N43])/(1-[.M43]/[.N43])) / LOG([.$B43]/[.$A43]); 2 * SIGN( [.M43]-[.N43]/2))" office:value-type="float" office:value="0" calcext:value-type="float">
            <text:p>0</text:p>
          </table:table-cell>
          <table:table-cell/>
          <table:table-cell table:formula="of:=IFERROR(LOG(([.O43]/[.P43])/(1-[.O43]/[.P43])) / LOG([.$B43]/[.$A43]); 2 * SIGN( [.O43]-[.P43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44]&amp;[.B44]" office:value-type="string" office:string-value="314" calcext:value-type="string">
            <text:p>314</text:p>
          </table:table-cell>
          <table:table-cell/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92" calcext:value-type="float">
            <text:p>92</text:p>
          </table:table-cell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16" calcext:value-type="float">
            <text:p>16</text:p>
          </table:table-cell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108" calcext:value-type="float">
            <text:p>108</text:p>
          </table:table-cell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96" calcext:value-type="float">
            <text:p>96</text:p>
          </table:table-cell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16" calcext:value-type="float">
            <text:p>16</text:p>
          </table:table-cell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112" calcext:value-type="float">
            <text:p>112</text:p>
          </table:table-cell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99" calcext:value-type="float">
            <text:p>99</text:p>
          </table:table-cell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17" calcext:value-type="float">
            <text:p>17</text:p>
          </table:table-cell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116" calcext:value-type="float">
            <text:p>116</text:p>
          </table:table-cell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102" calcext:value-type="float">
            <text:p>102</text:p>
          </table:table-cell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18" calcext:value-type="float">
            <text:p>18</text:p>
          </table:table-cell>
          <table:table-cell table:formula="of:=IFNA(VLOOKUP([.$C44]; [Round1.$D$2:.$V$9];COLUMN()-3;0);&quot;0&quot;)+IFNA(VLOOKUP([.$C44]; [Round2.$D$2:.$V$16];COLUMN()-3;0);&quot;0&quot;)+IFNA(VLOOKUP([.$C44]; [Round3.$D$2:.$V$24];COLUMN()-3;0);&quot;0&quot;)+IFNA(VLOOKUP([.$C44]; [Round4.$D$2:.$V$23];COLUMN()-3;0);&quot;0&quot;)+IFNA(VLOOKUP([.$C44]; [Round5.$D$2:.$V$25];COLUMN()-3;0);&quot;0&quot;)+IFNA(VLOOKUP([.$C44]; [Round6.$D$2:.$V$12];COLUMN()-3;0);&quot;0&quot;)" office:value-type="float" office:value="120" calcext:value-type="float">
            <text:p>120</text:p>
          </table:table-cell>
          <table:table-cell table:number-columns-repeated="2"/>
          <table:table-cell table:formula="of:=IFERROR(LOG(([.E44]/[.F44])/(1-[.E44]/[.F44])) / LOG([.$B44]/[.$A44]); 2 * SIGN( [.E44]-[.F44]/2))" office:value-type="float" office:value="2" calcext:value-type="float">
            <text:p>2</text:p>
          </table:table-cell>
          <table:table-cell/>
          <table:table-cell table:formula="of:=IFERROR(LOG(([.G44]/[.H44])/(1-[.G44]/[.H44])) / LOG([.$B44]/[.$A44]); 2 * SIGN( [.G44]-[.H44]/2))" office:value-type="float" office:value="2" calcext:value-type="float">
            <text:p>2</text:p>
          </table:table-cell>
          <table:table-cell/>
          <table:table-cell table:formula="of:=IFERROR(LOG(([.I44]/[.J44])/(1-[.I44]/[.J44])) / LOG([.$B44]/[.$A44]); 2 * SIGN( [.I44]-[.J44]/2))" office:value-type="float" office:value="-1.16314404058608" calcext:value-type="float">
            <text:p>-1.1631440406</text:p>
          </table:table-cell>
          <table:table-cell/>
          <table:table-cell table:formula="of:=IFERROR(LOG(([.K44]/[.L44])/(1-[.K44]/[.L44])) / LOG([.$B44]/[.$A44]); 2 * SIGN( [.K44]-[.L44]/2))" office:value-type="float" office:value="2" calcext:value-type="float">
            <text:p>2</text:p>
          </table:table-cell>
          <table:table-cell/>
          <table:table-cell table:formula="of:=IFERROR(LOG(([.M44]/[.N44])/(1-[.M44]/[.N44])) / LOG([.$B44]/[.$A44]); 2 * SIGN( [.M44]-[.N44]/2))" office:value-type="float" office:value="2" calcext:value-type="float">
            <text:p>2</text:p>
          </table:table-cell>
          <table:table-cell/>
          <table:table-cell table:formula="of:=IFERROR(LOG(([.O44]/[.P44])/(1-[.O44]/[.P44])) / LOG([.$B44]/[.$A44]); 2 * SIGN( [.O44]-[.P44]/2))" office:value-type="float" office:value="-1.12603891036682" calcext:value-type="float">
            <text:p>-1.1260389104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45]&amp;[.B45]" office:value-type="string" office:string-value="315" calcext:value-type="string">
            <text:p>315</text:p>
          </table:table-cell>
          <table:table-cell/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0" calcext:value-type="float">
            <text:p>0</text:p>
          </table:table-cell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0" calcext:value-type="float">
            <text:p>0</text:p>
          </table:table-cell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0" calcext:value-type="float">
            <text:p>0</text:p>
          </table:table-cell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0" calcext:value-type="float">
            <text:p>0</text:p>
          </table:table-cell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0" calcext:value-type="float">
            <text:p>0</text:p>
          </table:table-cell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0" calcext:value-type="float">
            <text:p>0</text:p>
          </table:table-cell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1" calcext:value-type="float">
            <text:p>1</text:p>
          </table:table-cell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0" calcext:value-type="float">
            <text:p>0</text:p>
          </table:table-cell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1" calcext:value-type="float">
            <text:p>1</text:p>
          </table:table-cell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1" calcext:value-type="float">
            <text:p>1</text:p>
          </table:table-cell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0" calcext:value-type="float">
            <text:p>0</text:p>
          </table:table-cell>
          <table:table-cell table:formula="of:=IFNA(VLOOKUP([.$C45]; [Round1.$D$2:.$V$9];COLUMN()-3;0);&quot;0&quot;)+IFNA(VLOOKUP([.$C45]; [Round2.$D$2:.$V$16];COLUMN()-3;0);&quot;0&quot;)+IFNA(VLOOKUP([.$C45]; [Round3.$D$2:.$V$24];COLUMN()-3;0);&quot;0&quot;)+IFNA(VLOOKUP([.$C45]; [Round4.$D$2:.$V$23];COLUMN()-3;0);&quot;0&quot;)+IFNA(VLOOKUP([.$C45]; [Round5.$D$2:.$V$25];COLUMN()-3;0);&quot;0&quot;)+IFNA(VLOOKUP([.$C45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45]/[.F45])/(1-[.E45]/[.F45])) / LOG([.$B45]/[.$A45]); 2 * SIGN( [.E45]-[.F45]/2))" office:value-type="float" office:value="0" calcext:value-type="float">
            <text:p>0</text:p>
          </table:table-cell>
          <table:table-cell/>
          <table:table-cell table:formula="of:=IFERROR(LOG(([.G45]/[.H45])/(1-[.G45]/[.H45])) / LOG([.$B45]/[.$A45]); 2 * SIGN( [.G45]-[.H45]/2))" office:value-type="float" office:value="0" calcext:value-type="float">
            <text:p>0</text:p>
          </table:table-cell>
          <table:table-cell/>
          <table:table-cell table:formula="of:=IFERROR(LOG(([.I45]/[.J45])/(1-[.I45]/[.J45])) / LOG([.$B45]/[.$A45]); 2 * SIGN( [.I45]-[.J45]/2))" office:value-type="float" office:value="0" calcext:value-type="float">
            <text:p>0</text:p>
          </table:table-cell>
          <table:table-cell/>
          <table:table-cell table:formula="of:=IFERROR(LOG(([.K45]/[.L45])/(1-[.K45]/[.L45])) / LOG([.$B45]/[.$A45]); 2 * SIGN( [.K45]-[.L45]/2))" office:value-type="float" office:value="2" calcext:value-type="float">
            <text:p>2</text:p>
          </table:table-cell>
          <table:table-cell/>
          <table:table-cell table:formula="of:=IFERROR(LOG(([.M45]/[.N45])/(1-[.M45]/[.N45])) / LOG([.$B45]/[.$A45]); 2 * SIGN( [.M45]-[.N45]/2))" office:value-type="float" office:value="2" calcext:value-type="float">
            <text:p>2</text:p>
          </table:table-cell>
          <table:table-cell/>
          <table:table-cell table:formula="of:=IFERROR(LOG(([.O45]/[.P45])/(1-[.O45]/[.P45])) / LOG([.$B45]/[.$A45]); 2 * SIGN( [.O45]-[.P45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46]&amp;[.B46]" office:value-type="string" office:string-value="316" calcext:value-type="string">
            <text:p>316</text:p>
          </table:table-cell>
          <table:table-cell/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formula="of:=IFNA(VLOOKUP([.$C46]; [Round1.$D$2:.$V$9];COLUMN()-3;0);&quot;0&quot;)+IFNA(VLOOKUP([.$C46]; [Round2.$D$2:.$V$16];COLUMN()-3;0);&quot;0&quot;)+IFNA(VLOOKUP([.$C46]; [Round3.$D$2:.$V$24];COLUMN()-3;0);&quot;0&quot;)+IFNA(VLOOKUP([.$C46]; [Round4.$D$2:.$V$23];COLUMN()-3;0);&quot;0&quot;)+IFNA(VLOOKUP([.$C46]; [Round5.$D$2:.$V$25];COLUMN()-3;0);&quot;0&quot;)+IFNA(VLOOKUP([.$C46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46]/[.F46])/(1-[.E46]/[.F46])) / LOG([.$B46]/[.$A46]); 2 * SIGN( [.E46]-[.F46]/2))" office:value-type="float" office:value="0" calcext:value-type="float">
            <text:p>0</text:p>
          </table:table-cell>
          <table:table-cell/>
          <table:table-cell table:formula="of:=IFERROR(LOG(([.G46]/[.H46])/(1-[.G46]/[.H46])) / LOG([.$B46]/[.$A46]); 2 * SIGN( [.G46]-[.H46]/2))" office:value-type="float" office:value="0" calcext:value-type="float">
            <text:p>0</text:p>
          </table:table-cell>
          <table:table-cell/>
          <table:table-cell table:formula="of:=IFERROR(LOG(([.I46]/[.J46])/(1-[.I46]/[.J46])) / LOG([.$B46]/[.$A46]); 2 * SIGN( [.I46]-[.J46]/2))" office:value-type="float" office:value="0" calcext:value-type="float">
            <text:p>0</text:p>
          </table:table-cell>
          <table:table-cell/>
          <table:table-cell table:formula="of:=IFERROR(LOG(([.K46]/[.L46])/(1-[.K46]/[.L46])) / LOG([.$B46]/[.$A46]); 2 * SIGN( [.K46]-[.L46]/2))" office:value-type="float" office:value="0" calcext:value-type="float">
            <text:p>0</text:p>
          </table:table-cell>
          <table:table-cell/>
          <table:table-cell table:formula="of:=IFERROR(LOG(([.M46]/[.N46])/(1-[.M46]/[.N46])) / LOG([.$B46]/[.$A46]); 2 * SIGN( [.M46]-[.N46]/2))" office:value-type="float" office:value="0" calcext:value-type="float">
            <text:p>0</text:p>
          </table:table-cell>
          <table:table-cell/>
          <table:table-cell table:formula="of:=IFERROR(LOG(([.O46]/[.P46])/(1-[.O46]/[.P46])) / LOG([.$B46]/[.$A46]); 2 * SIGN( [.O46]-[.P46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[.A47]&amp;[.B47]" office:value-type="string" office:string-value="44" calcext:value-type="string">
            <text:p>44</text:p>
          </table:table-cell>
          <table:table-cell/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0" calcext:value-type="float">
            <text:p>0</text:p>
          </table:table-cell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0" calcext:value-type="float">
            <text:p>0</text:p>
          </table:table-cell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0" calcext:value-type="float">
            <text:p>0</text:p>
          </table:table-cell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0" calcext:value-type="float">
            <text:p>0</text:p>
          </table:table-cell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0" calcext:value-type="float">
            <text:p>0</text:p>
          </table:table-cell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0" calcext:value-type="float">
            <text:p>0</text:p>
          </table:table-cell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1" calcext:value-type="float">
            <text:p>1</text:p>
          </table:table-cell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0" calcext:value-type="float">
            <text:p>0</text:p>
          </table:table-cell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1" calcext:value-type="float">
            <text:p>1</text:p>
          </table:table-cell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1" calcext:value-type="float">
            <text:p>1</text:p>
          </table:table-cell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0" calcext:value-type="float">
            <text:p>0</text:p>
          </table:table-cell>
          <table:table-cell table:formula="of:=IFNA(VLOOKUP([.$C47]; [Round1.$D$2:.$V$9];COLUMN()-3;0);&quot;0&quot;)+IFNA(VLOOKUP([.$C47]; [Round2.$D$2:.$V$16];COLUMN()-3;0);&quot;0&quot;)+IFNA(VLOOKUP([.$C47]; [Round3.$D$2:.$V$24];COLUMN()-3;0);&quot;0&quot;)+IFNA(VLOOKUP([.$C47]; [Round4.$D$2:.$V$23];COLUMN()-3;0);&quot;0&quot;)+IFNA(VLOOKUP([.$C47]; [Round5.$D$2:.$V$25];COLUMN()-3;0);&quot;0&quot;)+IFNA(VLOOKUP([.$C47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47]/[.F47])/(1-[.E47]/[.F47])) / LOG([.$B47]/[.$A47]); 2 * SIGN( [.E47]-[.F47]/2))" office:value-type="float" office:value="0" calcext:value-type="float">
            <text:p>0</text:p>
          </table:table-cell>
          <table:table-cell/>
          <table:table-cell table:formula="of:=IFERROR(LOG(([.G47]/[.H47])/(1-[.G47]/[.H47])) / LOG([.$B47]/[.$A47]); 2 * SIGN( [.G47]-[.H47]/2))" office:value-type="float" office:value="0" calcext:value-type="float">
            <text:p>0</text:p>
          </table:table-cell>
          <table:table-cell/>
          <table:table-cell table:formula="of:=IFERROR(LOG(([.I47]/[.J47])/(1-[.I47]/[.J47])) / LOG([.$B47]/[.$A47]); 2 * SIGN( [.I47]-[.J47]/2))" office:value-type="float" office:value="0" calcext:value-type="float">
            <text:p>0</text:p>
          </table:table-cell>
          <table:table-cell/>
          <table:table-cell table:formula="of:=IFERROR(LOG(([.K47]/[.L47])/(1-[.K47]/[.L47])) / LOG([.$B47]/[.$A47]); 2 * SIGN( [.K47]-[.L47]/2))" office:value-type="float" office:value="2" calcext:value-type="float">
            <text:p>2</text:p>
          </table:table-cell>
          <table:table-cell/>
          <table:table-cell table:formula="of:=IFERROR(LOG(([.M47]/[.N47])/(1-[.M47]/[.N47])) / LOG([.$B47]/[.$A47]); 2 * SIGN( [.M47]-[.N47]/2))" office:value-type="float" office:value="2" calcext:value-type="float">
            <text:p>2</text:p>
          </table:table-cell>
          <table:table-cell/>
          <table:table-cell table:formula="of:=IFERROR(LOG(([.O47]/[.P47])/(1-[.O47]/[.P47])) / LOG([.$B47]/[.$A47]); 2 * SIGN( [.O47]-[.P47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48]&amp;[.B48]" office:value-type="string" office:string-value="45" calcext:value-type="string">
            <text:p>45</text:p>
          </table:table-cell>
          <table:table-cell/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31" calcext:value-type="float">
            <text:p>31</text:p>
          </table:table-cell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0" calcext:value-type="float">
            <text:p>0</text:p>
          </table:table-cell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59" calcext:value-type="float">
            <text:p>59</text:p>
          </table:table-cell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33" calcext:value-type="float">
            <text:p>33</text:p>
          </table:table-cell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28" calcext:value-type="float">
            <text:p>28</text:p>
          </table:table-cell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61" calcext:value-type="float">
            <text:p>61</text:p>
          </table:table-cell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34" calcext:value-type="float">
            <text:p>34</text:p>
          </table:table-cell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28" calcext:value-type="float">
            <text:p>28</text:p>
          </table:table-cell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62" calcext:value-type="float">
            <text:p>62</text:p>
          </table:table-cell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35" calcext:value-type="float">
            <text:p>35</text:p>
          </table:table-cell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28" calcext:value-type="float">
            <text:p>28</text:p>
          </table:table-cell>
          <table:table-cell table:formula="of:=IFNA(VLOOKUP([.$C48]; [Round1.$D$2:.$V$9];COLUMN()-3;0);&quot;0&quot;)+IFNA(VLOOKUP([.$C48]; [Round2.$D$2:.$V$16];COLUMN()-3;0);&quot;0&quot;)+IFNA(VLOOKUP([.$C48]; [Round3.$D$2:.$V$24];COLUMN()-3;0);&quot;0&quot;)+IFNA(VLOOKUP([.$C48]; [Round4.$D$2:.$V$23];COLUMN()-3;0);&quot;0&quot;)+IFNA(VLOOKUP([.$C48]; [Round5.$D$2:.$V$25];COLUMN()-3;0);&quot;0&quot;)+IFNA(VLOOKUP([.$C48]; [Round6.$D$2:.$V$12];COLUMN()-3;0);&quot;0&quot;)" office:value-type="float" office:value="63" calcext:value-type="float">
            <text:p>63</text:p>
          </table:table-cell>
          <table:table-cell table:number-columns-repeated="2"/>
          <table:table-cell table:formula="of:=IFERROR(LOG(([.E48]/[.F48])/(1-[.E48]/[.F48])) / LOG([.$B48]/[.$A48]); 2 * SIGN( [.E48]-[.F48]/2))" office:value-type="float" office:value="2" calcext:value-type="float">
            <text:p>2</text:p>
          </table:table-cell>
          <table:table-cell/>
          <table:table-cell table:formula="of:=IFERROR(LOG(([.G48]/[.H48])/(1-[.G48]/[.H48])) / LOG([.$B48]/[.$A48]); 2 * SIGN( [.G48]-[.H48]/2))" office:value-type="float" office:value="2" calcext:value-type="float">
            <text:p>2</text:p>
          </table:table-cell>
          <table:table-cell/>
          <table:table-cell table:formula="of:=IFERROR(LOG(([.I48]/[.J48])/(1-[.I48]/[.J48])) / LOG([.$B48]/[.$A48]); 2 * SIGN( [.I48]-[.J48]/2))" office:value-type="float" office:value="-0.736310999460253" calcext:value-type="float">
            <text:p>-0.7363109995</text:p>
          </table:table-cell>
          <table:table-cell/>
          <table:table-cell table:formula="of:=IFERROR(LOG(([.K48]/[.L48])/(1-[.K48]/[.L48])) / LOG([.$B48]/[.$A48]); 2 * SIGN( [.K48]-[.L48]/2))" office:value-type="float" office:value="2" calcext:value-type="float">
            <text:p>2</text:p>
          </table:table-cell>
          <table:table-cell/>
          <table:table-cell table:formula="of:=IFERROR(LOG(([.M48]/[.N48])/(1-[.M48]/[.N48])) / LOG([.$B48]/[.$A48]); 2 * SIGN( [.M48]-[.N48]/2))" office:value-type="float" office:value="2" calcext:value-type="float">
            <text:p>2</text:p>
          </table:table-cell>
          <table:table-cell/>
          <table:table-cell table:formula="of:=IFERROR(LOG(([.O48]/[.P48])/(1-[.O48]/[.P48])) / LOG([.$B48]/[.$A48]); 2 * SIGN( [.O48]-[.P48]/2))" office:value-type="float" office:value="-1" calcext:value-type="float">
            <text:p>-1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49]&amp;[.B49]" office:value-type="string" office:string-value="46" calcext:value-type="string">
            <text:p>46</text:p>
          </table:table-cell>
          <table:table-cell/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2" calcext:value-type="float">
            <text:p>2</text:p>
          </table:table-cell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2" calcext:value-type="float">
            <text:p>2</text:p>
          </table:table-cell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4" calcext:value-type="float">
            <text:p>4</text:p>
          </table:table-cell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2" calcext:value-type="float">
            <text:p>2</text:p>
          </table:table-cell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2" calcext:value-type="float">
            <text:p>2</text:p>
          </table:table-cell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4" calcext:value-type="float">
            <text:p>4</text:p>
          </table:table-cell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2" calcext:value-type="float">
            <text:p>2</text:p>
          </table:table-cell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2" calcext:value-type="float">
            <text:p>2</text:p>
          </table:table-cell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4" calcext:value-type="float">
            <text:p>4</text:p>
          </table:table-cell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2" calcext:value-type="float">
            <text:p>2</text:p>
          </table:table-cell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2" calcext:value-type="float">
            <text:p>2</text:p>
          </table:table-cell>
          <table:table-cell table:formula="of:=IFNA(VLOOKUP([.$C49]; [Round1.$D$2:.$V$9];COLUMN()-3;0);&quot;0&quot;)+IFNA(VLOOKUP([.$C49]; [Round2.$D$2:.$V$16];COLUMN()-3;0);&quot;0&quot;)+IFNA(VLOOKUP([.$C49]; [Round3.$D$2:.$V$24];COLUMN()-3;0);&quot;0&quot;)+IFNA(VLOOKUP([.$C49]; [Round4.$D$2:.$V$23];COLUMN()-3;0);&quot;0&quot;)+IFNA(VLOOKUP([.$C49]; [Round5.$D$2:.$V$25];COLUMN()-3;0);&quot;0&quot;)+IFNA(VLOOKUP([.$C49]; [Round6.$D$2:.$V$12];COLUMN()-3;0);&quot;0&quot;)" office:value-type="float" office:value="4" calcext:value-type="float">
            <text:p>4</text:p>
          </table:table-cell>
          <table:table-cell table:number-columns-repeated="2"/>
          <table:table-cell table:formula="of:=IFERROR(LOG(([.E49]/[.F49])/(1-[.E49]/[.F49])) / LOG([.$B49]/[.$A49]); 2 * SIGN( [.E49]-[.F49]/2))" office:value-type="float" office:value="2" calcext:value-type="float">
            <text:p>2</text:p>
          </table:table-cell>
          <table:table-cell/>
          <table:table-cell table:formula="of:=IFERROR(LOG(([.G49]/[.H49])/(1-[.G49]/[.H49])) / LOG([.$B49]/[.$A49]); 2 * SIGN( [.G49]-[.H49]/2))" office:value-type="float" office:value="2" calcext:value-type="float">
            <text:p>2</text:p>
          </table:table-cell>
          <table:table-cell/>
          <table:table-cell table:formula="of:=IFERROR(LOG(([.I49]/[.J49])/(1-[.I49]/[.J49])) / LOG([.$B49]/[.$A49]); 2 * SIGN( [.I49]-[.J49]/2))" office:value-type="float" office:value="0" calcext:value-type="float">
            <text:p>0</text:p>
          </table:table-cell>
          <table:table-cell/>
          <table:table-cell table:formula="of:=IFERROR(LOG(([.K49]/[.L49])/(1-[.K49]/[.L49])) / LOG([.$B49]/[.$A49]); 2 * SIGN( [.K49]-[.L49]/2))" office:value-type="float" office:value="2" calcext:value-type="float">
            <text:p>2</text:p>
          </table:table-cell>
          <table:table-cell/>
          <table:table-cell table:formula="of:=IFERROR(LOG(([.M49]/[.N49])/(1-[.M49]/[.N49])) / LOG([.$B49]/[.$A49]); 2 * SIGN( [.M49]-[.N49]/2))" office:value-type="float" office:value="2" calcext:value-type="float">
            <text:p>2</text:p>
          </table:table-cell>
          <table:table-cell/>
          <table:table-cell table:formula="of:=IFERROR(LOG(([.O49]/[.P49])/(1-[.O49]/[.P49])) / LOG([.$B49]/[.$A49]); 2 * SIGN( [.O49]-[.P49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A50]&amp;[.B50]" office:value-type="string" office:string-value="47" calcext:value-type="string">
            <text:p>47</text:p>
          </table:table-cell>
          <table:table-cell/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1" calcext:value-type="float">
            <text:p>1</text:p>
          </table:table-cell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0" calcext:value-type="float">
            <text:p>0</text:p>
          </table:table-cell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1" calcext:value-type="float">
            <text:p>1</text:p>
          </table:table-cell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2" calcext:value-type="float">
            <text:p>2</text:p>
          </table:table-cell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0" calcext:value-type="float">
            <text:p>0</text:p>
          </table:table-cell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2" calcext:value-type="float">
            <text:p>2</text:p>
          </table:table-cell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2" calcext:value-type="float">
            <text:p>2</text:p>
          </table:table-cell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0" calcext:value-type="float">
            <text:p>0</text:p>
          </table:table-cell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2" calcext:value-type="float">
            <text:p>2</text:p>
          </table:table-cell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2" calcext:value-type="float">
            <text:p>2</text:p>
          </table:table-cell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1" calcext:value-type="float">
            <text:p>1</text:p>
          </table:table-cell>
          <table:table-cell table:formula="of:=IFNA(VLOOKUP([.$C50]; [Round1.$D$2:.$V$9];COLUMN()-3;0);&quot;0&quot;)+IFNA(VLOOKUP([.$C50]; [Round2.$D$2:.$V$16];COLUMN()-3;0);&quot;0&quot;)+IFNA(VLOOKUP([.$C50]; [Round3.$D$2:.$V$24];COLUMN()-3;0);&quot;0&quot;)+IFNA(VLOOKUP([.$C50]; [Round4.$D$2:.$V$23];COLUMN()-3;0);&quot;0&quot;)+IFNA(VLOOKUP([.$C50]; [Round5.$D$2:.$V$25];COLUMN()-3;0);&quot;0&quot;)+IFNA(VLOOKUP([.$C50]; [Round6.$D$2:.$V$12];COLUMN()-3;0);&quot;0&quot;)" office:value-type="float" office:value="3" calcext:value-type="float">
            <text:p>3</text:p>
          </table:table-cell>
          <table:table-cell table:number-columns-repeated="2"/>
          <table:table-cell table:formula="of:=IFERROR(LOG(([.E50]/[.F50])/(1-[.E50]/[.F50])) / LOG([.$B50]/[.$A50]); 2 * SIGN( [.E50]-[.F50]/2))" office:value-type="float" office:value="2" calcext:value-type="float">
            <text:p>2</text:p>
          </table:table-cell>
          <table:table-cell/>
          <table:table-cell table:formula="of:=IFERROR(LOG(([.G50]/[.H50])/(1-[.G50]/[.H50])) / LOG([.$B50]/[.$A50]); 2 * SIGN( [.G50]-[.H50]/2))" office:value-type="float" office:value="0" calcext:value-type="float">
            <text:p>0</text:p>
          </table:table-cell>
          <table:table-cell/>
          <table:table-cell table:formula="of:=IFERROR(LOG(([.I50]/[.J50])/(1-[.I50]/[.J50])) / LOG([.$B50]/[.$A50]); 2 * SIGN( [.I50]-[.J50]/2))" office:value-type="float" office:value="-2" calcext:value-type="float">
            <text:p>-2</text:p>
          </table:table-cell>
          <table:table-cell/>
          <table:table-cell table:formula="of:=IFERROR(LOG(([.K50]/[.L50])/(1-[.K50]/[.L50])) / LOG([.$B50]/[.$A50]); 2 * SIGN( [.K50]-[.L50]/2))" office:value-type="float" office:value="2" calcext:value-type="float">
            <text:p>2</text:p>
          </table:table-cell>
          <table:table-cell/>
          <table:table-cell table:formula="of:=IFERROR(LOG(([.M50]/[.N50])/(1-[.M50]/[.N50])) / LOG([.$B50]/[.$A50]); 2 * SIGN( [.M50]-[.N50]/2))" office:value-type="float" office:value="2" calcext:value-type="float">
            <text:p>2</text:p>
          </table:table-cell>
          <table:table-cell/>
          <table:table-cell table:formula="of:=IFERROR(LOG(([.O50]/[.P50])/(1-[.O50]/[.P50])) / LOG([.$B50]/[.$A50]); 2 * SIGN( [.O50]-[.P50]/2))" office:value-type="float" office:value="-1.23861262584667" calcext:value-type="float">
            <text:p>-1.2386126258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51]&amp;[.B51]" office:value-type="string" office:string-value="48" calcext:value-type="string">
            <text:p>48</text:p>
          </table:table-cell>
          <table:table-cell/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2" calcext:value-type="float">
            <text:p>2</text:p>
          </table:table-cell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4" calcext:value-type="float">
            <text:p>4</text:p>
          </table:table-cell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6" calcext:value-type="float">
            <text:p>6</text:p>
          </table:table-cell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2" calcext:value-type="float">
            <text:p>2</text:p>
          </table:table-cell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4" calcext:value-type="float">
            <text:p>4</text:p>
          </table:table-cell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6" calcext:value-type="float">
            <text:p>6</text:p>
          </table:table-cell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2" calcext:value-type="float">
            <text:p>2</text:p>
          </table:table-cell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4" calcext:value-type="float">
            <text:p>4</text:p>
          </table:table-cell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6" calcext:value-type="float">
            <text:p>6</text:p>
          </table:table-cell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2" calcext:value-type="float">
            <text:p>2</text:p>
          </table:table-cell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5" calcext:value-type="float">
            <text:p>5</text:p>
          </table:table-cell>
          <table:table-cell table:formula="of:=IFNA(VLOOKUP([.$C51]; [Round1.$D$2:.$V$9];COLUMN()-3;0);&quot;0&quot;)+IFNA(VLOOKUP([.$C51]; [Round2.$D$2:.$V$16];COLUMN()-3;0);&quot;0&quot;)+IFNA(VLOOKUP([.$C51]; [Round3.$D$2:.$V$24];COLUMN()-3;0);&quot;0&quot;)+IFNA(VLOOKUP([.$C51]; [Round4.$D$2:.$V$23];COLUMN()-3;0);&quot;0&quot;)+IFNA(VLOOKUP([.$C51]; [Round5.$D$2:.$V$25];COLUMN()-3;0);&quot;0&quot;)+IFNA(VLOOKUP([.$C51]; [Round6.$D$2:.$V$12];COLUMN()-3;0);&quot;0&quot;)" office:value-type="float" office:value="7" calcext:value-type="float">
            <text:p>7</text:p>
          </table:table-cell>
          <table:table-cell table:number-columns-repeated="2"/>
          <table:table-cell table:formula="of:=IFERROR(LOG(([.E51]/[.F51])/(1-[.E51]/[.F51])) / LOG([.$B51]/[.$A51]); 2 * SIGN( [.E51]-[.F51]/2))" office:value-type="float" office:value="0" calcext:value-type="float">
            <text:p>0</text:p>
          </table:table-cell>
          <table:table-cell/>
          <table:table-cell table:formula="of:=IFERROR(LOG(([.G51]/[.H51])/(1-[.G51]/[.H51])) / LOG([.$B51]/[.$A51]); 2 * SIGN( [.G51]-[.H51]/2))" office:value-type="float" office:value="2" calcext:value-type="float">
            <text:p>2</text:p>
          </table:table-cell>
          <table:table-cell/>
          <table:table-cell table:formula="of:=IFERROR(LOG(([.I51]/[.J51])/(1-[.I51]/[.J51])) / LOG([.$B51]/[.$A51]); 2 * SIGN( [.I51]-[.J51]/2))" office:value-type="float" office:value="1" calcext:value-type="float">
            <text:p>1</text:p>
          </table:table-cell>
          <table:table-cell/>
          <table:table-cell table:formula="of:=IFERROR(LOG(([.K51]/[.L51])/(1-[.K51]/[.L51])) / LOG([.$B51]/[.$A51]); 2 * SIGN( [.K51]-[.L51]/2))" office:value-type="float" office:value="0" calcext:value-type="float">
            <text:p>0</text:p>
          </table:table-cell>
          <table:table-cell/>
          <table:table-cell table:formula="of:=IFERROR(LOG(([.M51]/[.N51])/(1-[.M51]/[.N51])) / LOG([.$B51]/[.$A51]); 2 * SIGN( [.M51]-[.N51]/2))" office:value-type="float" office:value="2" calcext:value-type="float">
            <text:p>2</text:p>
          </table:table-cell>
          <table:table-cell/>
          <table:table-cell table:formula="of:=IFERROR(LOG(([.O51]/[.P51])/(1-[.O51]/[.P51])) / LOG([.$B51]/[.$A51]); 2 * SIGN( [.O51]-[.P51]/2))" office:value-type="float" office:value="1.32192809488736" calcext:value-type="float">
            <text:p>1.3219280949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A52]&amp;[.B52]" office:value-type="string" office:string-value="49" calcext:value-type="string">
            <text:p>49</text:p>
          </table:table-cell>
          <table:table-cell/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2" calcext:value-type="float">
            <text:p>2</text:p>
          </table:table-cell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0" calcext:value-type="float">
            <text:p>0</text:p>
          </table:table-cell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2" calcext:value-type="float">
            <text:p>2</text:p>
          </table:table-cell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2" calcext:value-type="float">
            <text:p>2</text:p>
          </table:table-cell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0" calcext:value-type="float">
            <text:p>0</text:p>
          </table:table-cell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2" calcext:value-type="float">
            <text:p>2</text:p>
          </table:table-cell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2" calcext:value-type="float">
            <text:p>2</text:p>
          </table:table-cell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0" calcext:value-type="float">
            <text:p>0</text:p>
          </table:table-cell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2" calcext:value-type="float">
            <text:p>2</text:p>
          </table:table-cell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2" calcext:value-type="float">
            <text:p>2</text:p>
          </table:table-cell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0" calcext:value-type="float">
            <text:p>0</text:p>
          </table:table-cell>
          <table:table-cell table:formula="of:=IFNA(VLOOKUP([.$C52]; [Round1.$D$2:.$V$9];COLUMN()-3;0);&quot;0&quot;)+IFNA(VLOOKUP([.$C52]; [Round2.$D$2:.$V$16];COLUMN()-3;0);&quot;0&quot;)+IFNA(VLOOKUP([.$C52]; [Round3.$D$2:.$V$24];COLUMN()-3;0);&quot;0&quot;)+IFNA(VLOOKUP([.$C52]; [Round4.$D$2:.$V$23];COLUMN()-3;0);&quot;0&quot;)+IFNA(VLOOKUP([.$C52]; [Round5.$D$2:.$V$25];COLUMN()-3;0);&quot;0&quot;)+IFNA(VLOOKUP([.$C52]; [Round6.$D$2:.$V$12];COLUMN()-3;0);&quot;0&quot;)" office:value-type="float" office:value="2" calcext:value-type="float">
            <text:p>2</text:p>
          </table:table-cell>
          <table:table-cell table:number-columns-repeated="2"/>
          <table:table-cell table:formula="of:=IFERROR(LOG(([.E52]/[.F52])/(1-[.E52]/[.F52])) / LOG([.$B52]/[.$A52]); 2 * SIGN( [.E52]-[.F52]/2))" office:value-type="float" office:value="2" calcext:value-type="float">
            <text:p>2</text:p>
          </table:table-cell>
          <table:table-cell/>
          <table:table-cell table:formula="of:=IFERROR(LOG(([.G52]/[.H52])/(1-[.G52]/[.H52])) / LOG([.$B52]/[.$A52]); 2 * SIGN( [.G52]-[.H52]/2))" office:value-type="float" office:value="2" calcext:value-type="float">
            <text:p>2</text:p>
          </table:table-cell>
          <table:table-cell/>
          <table:table-cell table:formula="of:=IFERROR(LOG(([.I52]/[.J52])/(1-[.I52]/[.J52])) / LOG([.$B52]/[.$A52]); 2 * SIGN( [.I52]-[.J52]/2))" office:value-type="float" office:value="-2" calcext:value-type="float">
            <text:p>-2</text:p>
          </table:table-cell>
          <table:table-cell/>
          <table:table-cell table:formula="of:=IFERROR(LOG(([.K52]/[.L52])/(1-[.K52]/[.L52])) / LOG([.$B52]/[.$A52]); 2 * SIGN( [.K52]-[.L52]/2))" office:value-type="float" office:value="2" calcext:value-type="float">
            <text:p>2</text:p>
          </table:table-cell>
          <table:table-cell/>
          <table:table-cell table:formula="of:=IFERROR(LOG(([.M52]/[.N52])/(1-[.M52]/[.N52])) / LOG([.$B52]/[.$A52]); 2 * SIGN( [.M52]-[.N52]/2))" office:value-type="float" office:value="2" calcext:value-type="float">
            <text:p>2</text:p>
          </table:table-cell>
          <table:table-cell/>
          <table:table-cell table:formula="of:=IFERROR(LOG(([.O52]/[.P52])/(1-[.O52]/[.P52])) / LOG([.$B52]/[.$A52]); 2 * SIGN( [.O52]-[.P52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53]&amp;[.B53]" office:value-type="string" office:string-value="410" calcext:value-type="string">
            <text:p>410</text:p>
          </table:table-cell>
          <table:table-cell/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2" calcext:value-type="float">
            <text:p>2</text:p>
          </table:table-cell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0" calcext:value-type="float">
            <text:p>0</text:p>
          </table:table-cell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2" calcext:value-type="float">
            <text:p>2</text:p>
          </table:table-cell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2" calcext:value-type="float">
            <text:p>2</text:p>
          </table:table-cell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0" calcext:value-type="float">
            <text:p>0</text:p>
          </table:table-cell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2" calcext:value-type="float">
            <text:p>2</text:p>
          </table:table-cell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2" calcext:value-type="float">
            <text:p>2</text:p>
          </table:table-cell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0" calcext:value-type="float">
            <text:p>0</text:p>
          </table:table-cell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2" calcext:value-type="float">
            <text:p>2</text:p>
          </table:table-cell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2" calcext:value-type="float">
            <text:p>2</text:p>
          </table:table-cell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0" calcext:value-type="float">
            <text:p>0</text:p>
          </table:table-cell>
          <table:table-cell table:formula="of:=IFNA(VLOOKUP([.$C53]; [Round1.$D$2:.$V$9];COLUMN()-3;0);&quot;0&quot;)+IFNA(VLOOKUP([.$C53]; [Round2.$D$2:.$V$16];COLUMN()-3;0);&quot;0&quot;)+IFNA(VLOOKUP([.$C53]; [Round3.$D$2:.$V$24];COLUMN()-3;0);&quot;0&quot;)+IFNA(VLOOKUP([.$C53]; [Round4.$D$2:.$V$23];COLUMN()-3;0);&quot;0&quot;)+IFNA(VLOOKUP([.$C53]; [Round5.$D$2:.$V$25];COLUMN()-3;0);&quot;0&quot;)+IFNA(VLOOKUP([.$C53]; [Round6.$D$2:.$V$12];COLUMN()-3;0);&quot;0&quot;)" office:value-type="float" office:value="2" calcext:value-type="float">
            <text:p>2</text:p>
          </table:table-cell>
          <table:table-cell table:number-columns-repeated="2"/>
          <table:table-cell table:formula="of:=IFERROR(LOG(([.E53]/[.F53])/(1-[.E53]/[.F53])) / LOG([.$B53]/[.$A53]); 2 * SIGN( [.E53]-[.F53]/2))" office:value-type="float" office:value="2" calcext:value-type="float">
            <text:p>2</text:p>
          </table:table-cell>
          <table:table-cell/>
          <table:table-cell table:formula="of:=IFERROR(LOG(([.G53]/[.H53])/(1-[.G53]/[.H53])) / LOG([.$B53]/[.$A53]); 2 * SIGN( [.G53]-[.H53]/2))" office:value-type="float" office:value="2" calcext:value-type="float">
            <text:p>2</text:p>
          </table:table-cell>
          <table:table-cell/>
          <table:table-cell table:formula="of:=IFERROR(LOG(([.I53]/[.J53])/(1-[.I53]/[.J53])) / LOG([.$B53]/[.$A53]); 2 * SIGN( [.I53]-[.J53]/2))" office:value-type="float" office:value="-2" calcext:value-type="float">
            <text:p>-2</text:p>
          </table:table-cell>
          <table:table-cell/>
          <table:table-cell table:formula="of:=IFERROR(LOG(([.K53]/[.L53])/(1-[.K53]/[.L53])) / LOG([.$B53]/[.$A53]); 2 * SIGN( [.K53]-[.L53]/2))" office:value-type="float" office:value="2" calcext:value-type="float">
            <text:p>2</text:p>
          </table:table-cell>
          <table:table-cell/>
          <table:table-cell table:formula="of:=IFERROR(LOG(([.M53]/[.N53])/(1-[.M53]/[.N53])) / LOG([.$B53]/[.$A53]); 2 * SIGN( [.M53]-[.N53]/2))" office:value-type="float" office:value="2" calcext:value-type="float">
            <text:p>2</text:p>
          </table:table-cell>
          <table:table-cell/>
          <table:table-cell table:formula="of:=IFERROR(LOG(([.O53]/[.P53])/(1-[.O53]/[.P53])) / LOG([.$B53]/[.$A53]); 2 * SIGN( [.O53]-[.P53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A54]&amp;[.B54]" office:value-type="string" office:string-value="411" calcext:value-type="string">
            <text:p>411</text:p>
          </table:table-cell>
          <table:table-cell/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formula="of:=IFNA(VLOOKUP([.$C54]; [Round1.$D$2:.$V$9];COLUMN()-3;0);&quot;0&quot;)+IFNA(VLOOKUP([.$C54]; [Round2.$D$2:.$V$16];COLUMN()-3;0);&quot;0&quot;)+IFNA(VLOOKUP([.$C54]; [Round3.$D$2:.$V$24];COLUMN()-3;0);&quot;0&quot;)+IFNA(VLOOKUP([.$C54]; [Round4.$D$2:.$V$23];COLUMN()-3;0);&quot;0&quot;)+IFNA(VLOOKUP([.$C54]; [Round5.$D$2:.$V$25];COLUMN()-3;0);&quot;0&quot;)+IFNA(VLOOKUP([.$C54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54]/[.F54])/(1-[.E54]/[.F54])) / LOG([.$B54]/[.$A54]); 2 * SIGN( [.E54]-[.F54]/2))" office:value-type="float" office:value="0" calcext:value-type="float">
            <text:p>0</text:p>
          </table:table-cell>
          <table:table-cell/>
          <table:table-cell table:formula="of:=IFERROR(LOG(([.G54]/[.H54])/(1-[.G54]/[.H54])) / LOG([.$B54]/[.$A54]); 2 * SIGN( [.G54]-[.H54]/2))" office:value-type="float" office:value="0" calcext:value-type="float">
            <text:p>0</text:p>
          </table:table-cell>
          <table:table-cell/>
          <table:table-cell table:formula="of:=IFERROR(LOG(([.I54]/[.J54])/(1-[.I54]/[.J54])) / LOG([.$B54]/[.$A54]); 2 * SIGN( [.I54]-[.J54]/2))" office:value-type="float" office:value="0" calcext:value-type="float">
            <text:p>0</text:p>
          </table:table-cell>
          <table:table-cell/>
          <table:table-cell table:formula="of:=IFERROR(LOG(([.K54]/[.L54])/(1-[.K54]/[.L54])) / LOG([.$B54]/[.$A54]); 2 * SIGN( [.K54]-[.L54]/2))" office:value-type="float" office:value="0" calcext:value-type="float">
            <text:p>0</text:p>
          </table:table-cell>
          <table:table-cell/>
          <table:table-cell table:formula="of:=IFERROR(LOG(([.M54]/[.N54])/(1-[.M54]/[.N54])) / LOG([.$B54]/[.$A54]); 2 * SIGN( [.M54]-[.N54]/2))" office:value-type="float" office:value="0" calcext:value-type="float">
            <text:p>0</text:p>
          </table:table-cell>
          <table:table-cell/>
          <table:table-cell table:formula="of:=IFERROR(LOG(([.O54]/[.P54])/(1-[.O54]/[.P54])) / LOG([.$B54]/[.$A54]); 2 * SIGN( [.O54]-[.P54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A55]&amp;[.B55]" office:value-type="string" office:string-value="412" calcext:value-type="string">
            <text:p>412</text:p>
          </table:table-cell>
          <table:table-cell/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16" calcext:value-type="float">
            <text:p>16</text:p>
          </table:table-cell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0" calcext:value-type="float">
            <text:p>0</text:p>
          </table:table-cell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27" calcext:value-type="float">
            <text:p>27</text:p>
          </table:table-cell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17" calcext:value-type="float">
            <text:p>17</text:p>
          </table:table-cell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11" calcext:value-type="float">
            <text:p>11</text:p>
          </table:table-cell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28" calcext:value-type="float">
            <text:p>28</text:p>
          </table:table-cell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18" calcext:value-type="float">
            <text:p>18</text:p>
          </table:table-cell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12" calcext:value-type="float">
            <text:p>12</text:p>
          </table:table-cell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30" calcext:value-type="float">
            <text:p>30</text:p>
          </table:table-cell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21" calcext:value-type="float">
            <text:p>21</text:p>
          </table:table-cell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12" calcext:value-type="float">
            <text:p>12</text:p>
          </table:table-cell>
          <table:table-cell table:formula="of:=IFNA(VLOOKUP([.$C55]; [Round1.$D$2:.$V$9];COLUMN()-3;0);&quot;0&quot;)+IFNA(VLOOKUP([.$C55]; [Round2.$D$2:.$V$16];COLUMN()-3;0);&quot;0&quot;)+IFNA(VLOOKUP([.$C55]; [Round3.$D$2:.$V$24];COLUMN()-3;0);&quot;0&quot;)+IFNA(VLOOKUP([.$C55]; [Round4.$D$2:.$V$23];COLUMN()-3;0);&quot;0&quot;)+IFNA(VLOOKUP([.$C55]; [Round5.$D$2:.$V$25];COLUMN()-3;0);&quot;0&quot;)+IFNA(VLOOKUP([.$C55]; [Round6.$D$2:.$V$12];COLUMN()-3;0);&quot;0&quot;)" office:value-type="float" office:value="33" calcext:value-type="float">
            <text:p>33</text:p>
          </table:table-cell>
          <table:table-cell table:number-columns-repeated="2"/>
          <table:table-cell table:formula="of:=IFERROR(LOG(([.E55]/[.F55])/(1-[.E55]/[.F55])) / LOG([.$B55]/[.$A55]); 2 * SIGN( [.E55]-[.F55]/2))" office:value-type="float" office:value="2" calcext:value-type="float">
            <text:p>2</text:p>
          </table:table-cell>
          <table:table-cell/>
          <table:table-cell table:formula="of:=IFERROR(LOG(([.G55]/[.H55])/(1-[.G55]/[.H55])) / LOG([.$B55]/[.$A55]); 2 * SIGN( [.G55]-[.H55]/2))" office:value-type="float" office:value="2" calcext:value-type="float">
            <text:p>2</text:p>
          </table:table-cell>
          <table:table-cell/>
          <table:table-cell table:formula="of:=IFERROR(LOG(([.I55]/[.J55])/(1-[.I55]/[.J55])) / LOG([.$B55]/[.$A55]); 2 * SIGN( [.I55]-[.J55]/2))" office:value-type="float" office:value="-0.396243584518428" calcext:value-type="float">
            <text:p>-0.3962435845</text:p>
          </table:table-cell>
          <table:table-cell/>
          <table:table-cell table:formula="of:=IFERROR(LOG(([.K55]/[.L55])/(1-[.K55]/[.L55])) / LOG([.$B55]/[.$A55]); 2 * SIGN( [.K55]-[.L55]/2))" office:value-type="float" office:value="2" calcext:value-type="float">
            <text:p>2</text:p>
          </table:table-cell>
          <table:table-cell/>
          <table:table-cell table:formula="of:=IFERROR(LOG(([.M55]/[.N55])/(1-[.M55]/[.N55])) / LOG([.$B55]/[.$A55]); 2 * SIGN( [.M55]-[.N55]/2))" office:value-type="float" office:value="2" calcext:value-type="float">
            <text:p>2</text:p>
          </table:table-cell>
          <table:table-cell/>
          <table:table-cell table:formula="of:=IFERROR(LOG(([.O55]/[.P55])/(1-[.O55]/[.P55])) / LOG([.$B55]/[.$A55]); 2 * SIGN( [.O55]-[.P55]/2))" office:value-type="float" office:value="-0.509384242018507" calcext:value-type="float">
            <text:p>-0.509384242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56]&amp;[.B56]" office:value-type="string" office:string-value="413" calcext:value-type="string">
            <text:p>413</text:p>
          </table:table-cell>
          <table:table-cell/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85" calcext:value-type="float">
            <text:p>85</text:p>
          </table:table-cell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23" calcext:value-type="float">
            <text:p>23</text:p>
          </table:table-cell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108" calcext:value-type="float">
            <text:p>108</text:p>
          </table:table-cell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88" calcext:value-type="float">
            <text:p>88</text:p>
          </table:table-cell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24" calcext:value-type="float">
            <text:p>24</text:p>
          </table:table-cell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112" calcext:value-type="float">
            <text:p>112</text:p>
          </table:table-cell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91" calcext:value-type="float">
            <text:p>91</text:p>
          </table:table-cell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25" calcext:value-type="float">
            <text:p>25</text:p>
          </table:table-cell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116" calcext:value-type="float">
            <text:p>116</text:p>
          </table:table-cell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95" calcext:value-type="float">
            <text:p>95</text:p>
          </table:table-cell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25" calcext:value-type="float">
            <text:p>25</text:p>
          </table:table-cell>
          <table:table-cell table:formula="of:=IFNA(VLOOKUP([.$C56]; [Round1.$D$2:.$V$9];COLUMN()-3;0);&quot;0&quot;)+IFNA(VLOOKUP([.$C56]; [Round2.$D$2:.$V$16];COLUMN()-3;0);&quot;0&quot;)+IFNA(VLOOKUP([.$C56]; [Round3.$D$2:.$V$24];COLUMN()-3;0);&quot;0&quot;)+IFNA(VLOOKUP([.$C56]; [Round4.$D$2:.$V$23];COLUMN()-3;0);&quot;0&quot;)+IFNA(VLOOKUP([.$C56]; [Round5.$D$2:.$V$25];COLUMN()-3;0);&quot;0&quot;)+IFNA(VLOOKUP([.$C56]; [Round6.$D$2:.$V$12];COLUMN()-3;0);&quot;0&quot;)" office:value-type="float" office:value="120" calcext:value-type="float">
            <text:p>120</text:p>
          </table:table-cell>
          <table:table-cell table:number-columns-repeated="2"/>
          <table:table-cell table:formula="of:=IFERROR(LOG(([.E56]/[.F56])/(1-[.E56]/[.F56])) / LOG([.$B56]/[.$A56]); 2 * SIGN( [.E56]-[.F56]/2))" office:value-type="float" office:value="2" calcext:value-type="float">
            <text:p>2</text:p>
          </table:table-cell>
          <table:table-cell/>
          <table:table-cell table:formula="of:=IFERROR(LOG(([.G56]/[.H56])/(1-[.G56]/[.H56])) / LOG([.$B56]/[.$A56]); 2 * SIGN( [.G56]-[.H56]/2))" office:value-type="float" office:value="2" calcext:value-type="float">
            <text:p>2</text:p>
          </table:table-cell>
          <table:table-cell/>
          <table:table-cell table:formula="of:=IFERROR(LOG(([.I56]/[.J56])/(1-[.I56]/[.J56])) / LOG([.$B56]/[.$A56]); 2 * SIGN( [.I56]-[.J56]/2))" office:value-type="float" office:value="-1.10234376315633" calcext:value-type="float">
            <text:p>-1.1023437632</text:p>
          </table:table-cell>
          <table:table-cell/>
          <table:table-cell table:formula="of:=IFERROR(LOG(([.K56]/[.L56])/(1-[.K56]/[.L56])) / LOG([.$B56]/[.$A56]); 2 * SIGN( [.K56]-[.L56]/2))" office:value-type="float" office:value="2" calcext:value-type="float">
            <text:p>2</text:p>
          </table:table-cell>
          <table:table-cell/>
          <table:table-cell table:formula="of:=IFERROR(LOG(([.M56]/[.N56])/(1-[.M56]/[.N56])) / LOG([.$B56]/[.$A56]); 2 * SIGN( [.M56]-[.N56]/2))" office:value-type="float" office:value="2" calcext:value-type="float">
            <text:p>2</text:p>
          </table:table-cell>
          <table:table-cell/>
          <table:table-cell table:formula="of:=IFERROR(LOG(([.O56]/[.P56])/(1-[.O56]/[.P56])) / LOG([.$B56]/[.$A56]); 2 * SIGN( [.O56]-[.P56]/2))" office:value-type="float" office:value="-1.13264786631878" calcext:value-type="float">
            <text:p>-1.1326478663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57]&amp;[.B57]" office:value-type="string" office:string-value="414" calcext:value-type="string">
            <text:p>414</text:p>
          </table:table-cell>
          <table:table-cell/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formula="of:=IFNA(VLOOKUP([.$C57]; [Round1.$D$2:.$V$9];COLUMN()-3;0);&quot;0&quot;)+IFNA(VLOOKUP([.$C57]; [Round2.$D$2:.$V$16];COLUMN()-3;0);&quot;0&quot;)+IFNA(VLOOKUP([.$C57]; [Round3.$D$2:.$V$24];COLUMN()-3;0);&quot;0&quot;)+IFNA(VLOOKUP([.$C57]; [Round4.$D$2:.$V$23];COLUMN()-3;0);&quot;0&quot;)+IFNA(VLOOKUP([.$C57]; [Round5.$D$2:.$V$25];COLUMN()-3;0);&quot;0&quot;)+IFNA(VLOOKUP([.$C57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57]/[.F57])/(1-[.E57]/[.F57])) / LOG([.$B57]/[.$A57]); 2 * SIGN( [.E57]-[.F57]/2))" office:value-type="float" office:value="0" calcext:value-type="float">
            <text:p>0</text:p>
          </table:table-cell>
          <table:table-cell/>
          <table:table-cell table:formula="of:=IFERROR(LOG(([.G57]/[.H57])/(1-[.G57]/[.H57])) / LOG([.$B57]/[.$A57]); 2 * SIGN( [.G57]-[.H57]/2))" office:value-type="float" office:value="0" calcext:value-type="float">
            <text:p>0</text:p>
          </table:table-cell>
          <table:table-cell/>
          <table:table-cell table:formula="of:=IFERROR(LOG(([.I57]/[.J57])/(1-[.I57]/[.J57])) / LOG([.$B57]/[.$A57]); 2 * SIGN( [.I57]-[.J57]/2))" office:value-type="float" office:value="0" calcext:value-type="float">
            <text:p>0</text:p>
          </table:table-cell>
          <table:table-cell/>
          <table:table-cell table:formula="of:=IFERROR(LOG(([.K57]/[.L57])/(1-[.K57]/[.L57])) / LOG([.$B57]/[.$A57]); 2 * SIGN( [.K57]-[.L57]/2))" office:value-type="float" office:value="0" calcext:value-type="float">
            <text:p>0</text:p>
          </table:table-cell>
          <table:table-cell/>
          <table:table-cell table:formula="of:=IFERROR(LOG(([.M57]/[.N57])/(1-[.M57]/[.N57])) / LOG([.$B57]/[.$A57]); 2 * SIGN( [.M57]-[.N57]/2))" office:value-type="float" office:value="0" calcext:value-type="float">
            <text:p>0</text:p>
          </table:table-cell>
          <table:table-cell/>
          <table:table-cell table:formula="of:=IFERROR(LOG(([.O57]/[.P57])/(1-[.O57]/[.P57])) / LOG([.$B57]/[.$A57]); 2 * SIGN( [.O57]-[.P57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A58]&amp;[.B58]" office:value-type="string" office:string-value="415" calcext:value-type="string">
            <text:p>415</text:p>
          </table:table-cell>
          <table:table-cell/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formula="of:=IFNA(VLOOKUP([.$C58]; [Round1.$D$2:.$V$9];COLUMN()-3;0);&quot;0&quot;)+IFNA(VLOOKUP([.$C58]; [Round2.$D$2:.$V$16];COLUMN()-3;0);&quot;0&quot;)+IFNA(VLOOKUP([.$C58]; [Round3.$D$2:.$V$24];COLUMN()-3;0);&quot;0&quot;)+IFNA(VLOOKUP([.$C58]; [Round4.$D$2:.$V$23];COLUMN()-3;0);&quot;0&quot;)+IFNA(VLOOKUP([.$C58]; [Round5.$D$2:.$V$25];COLUMN()-3;0);&quot;0&quot;)+IFNA(VLOOKUP([.$C58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58]/[.F58])/(1-[.E58]/[.F58])) / LOG([.$B58]/[.$A58]); 2 * SIGN( [.E58]-[.F58]/2))" office:value-type="float" office:value="0" calcext:value-type="float">
            <text:p>0</text:p>
          </table:table-cell>
          <table:table-cell/>
          <table:table-cell table:formula="of:=IFERROR(LOG(([.G58]/[.H58])/(1-[.G58]/[.H58])) / LOG([.$B58]/[.$A58]); 2 * SIGN( [.G58]-[.H58]/2))" office:value-type="float" office:value="0" calcext:value-type="float">
            <text:p>0</text:p>
          </table:table-cell>
          <table:table-cell/>
          <table:table-cell table:formula="of:=IFERROR(LOG(([.I58]/[.J58])/(1-[.I58]/[.J58])) / LOG([.$B58]/[.$A58]); 2 * SIGN( [.I58]-[.J58]/2))" office:value-type="float" office:value="0" calcext:value-type="float">
            <text:p>0</text:p>
          </table:table-cell>
          <table:table-cell/>
          <table:table-cell table:formula="of:=IFERROR(LOG(([.K58]/[.L58])/(1-[.K58]/[.L58])) / LOG([.$B58]/[.$A58]); 2 * SIGN( [.K58]-[.L58]/2))" office:value-type="float" office:value="0" calcext:value-type="float">
            <text:p>0</text:p>
          </table:table-cell>
          <table:table-cell/>
          <table:table-cell table:formula="of:=IFERROR(LOG(([.M58]/[.N58])/(1-[.M58]/[.N58])) / LOG([.$B58]/[.$A58]); 2 * SIGN( [.M58]-[.N58]/2))" office:value-type="float" office:value="0" calcext:value-type="float">
            <text:p>0</text:p>
          </table:table-cell>
          <table:table-cell/>
          <table:table-cell table:formula="of:=IFERROR(LOG(([.O58]/[.P58])/(1-[.O58]/[.P58])) / LOG([.$B58]/[.$A58]); 2 * SIGN( [.O58]-[.P58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A59]&amp;[.B59]" office:value-type="string" office:string-value="416" calcext:value-type="string">
            <text:p>416</text:p>
          </table:table-cell>
          <table:table-cell/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formula="of:=IFNA(VLOOKUP([.$C59]; [Round1.$D$2:.$V$9];COLUMN()-3;0);&quot;0&quot;)+IFNA(VLOOKUP([.$C59]; [Round2.$D$2:.$V$16];COLUMN()-3;0);&quot;0&quot;)+IFNA(VLOOKUP([.$C59]; [Round3.$D$2:.$V$24];COLUMN()-3;0);&quot;0&quot;)+IFNA(VLOOKUP([.$C59]; [Round4.$D$2:.$V$23];COLUMN()-3;0);&quot;0&quot;)+IFNA(VLOOKUP([.$C59]; [Round5.$D$2:.$V$25];COLUMN()-3;0);&quot;0&quot;)+IFNA(VLOOKUP([.$C59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59]/[.F59])/(1-[.E59]/[.F59])) / LOG([.$B59]/[.$A59]); 2 * SIGN( [.E59]-[.F59]/2))" office:value-type="float" office:value="0" calcext:value-type="float">
            <text:p>0</text:p>
          </table:table-cell>
          <table:table-cell/>
          <table:table-cell table:formula="of:=IFERROR(LOG(([.G59]/[.H59])/(1-[.G59]/[.H59])) / LOG([.$B59]/[.$A59]); 2 * SIGN( [.G59]-[.H59]/2))" office:value-type="float" office:value="0" calcext:value-type="float">
            <text:p>0</text:p>
          </table:table-cell>
          <table:table-cell/>
          <table:table-cell table:formula="of:=IFERROR(LOG(([.I59]/[.J59])/(1-[.I59]/[.J59])) / LOG([.$B59]/[.$A59]); 2 * SIGN( [.I59]-[.J59]/2))" office:value-type="float" office:value="0" calcext:value-type="float">
            <text:p>0</text:p>
          </table:table-cell>
          <table:table-cell/>
          <table:table-cell table:formula="of:=IFERROR(LOG(([.K59]/[.L59])/(1-[.K59]/[.L59])) / LOG([.$B59]/[.$A59]); 2 * SIGN( [.K59]-[.L59]/2))" office:value-type="float" office:value="0" calcext:value-type="float">
            <text:p>0</text:p>
          </table:table-cell>
          <table:table-cell/>
          <table:table-cell table:formula="of:=IFERROR(LOG(([.M59]/[.N59])/(1-[.M59]/[.N59])) / LOG([.$B59]/[.$A59]); 2 * SIGN( [.M59]-[.N59]/2))" office:value-type="float" office:value="0" calcext:value-type="float">
            <text:p>0</text:p>
          </table:table-cell>
          <table:table-cell/>
          <table:table-cell table:formula="of:=IFERROR(LOG(([.O59]/[.P59])/(1-[.O59]/[.P59])) / LOG([.$B59]/[.$A59]); 2 * SIGN( [.O59]-[.P59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formula="of:=[.A60]&amp;[.B60]" office:value-type="string" office:string-value="55" calcext:value-type="string">
            <text:p>55</text:p>
          </table:table-cell>
          <table:table-cell/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1" calcext:value-type="float">
            <text:p>1</text:p>
          </table:table-cell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0" calcext:value-type="float">
            <text:p>0</text:p>
          </table:table-cell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1" calcext:value-type="float">
            <text:p>1</text:p>
          </table:table-cell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1" calcext:value-type="float">
            <text:p>1</text:p>
          </table:table-cell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0" calcext:value-type="float">
            <text:p>0</text:p>
          </table:table-cell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1" calcext:value-type="float">
            <text:p>1</text:p>
          </table:table-cell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1" calcext:value-type="float">
            <text:p>1</text:p>
          </table:table-cell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0" calcext:value-type="float">
            <text:p>0</text:p>
          </table:table-cell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1" calcext:value-type="float">
            <text:p>1</text:p>
          </table:table-cell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1" calcext:value-type="float">
            <text:p>1</text:p>
          </table:table-cell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0" calcext:value-type="float">
            <text:p>0</text:p>
          </table:table-cell>
          <table:table-cell table:formula="of:=IFNA(VLOOKUP([.$C60]; [Round1.$D$2:.$V$9];COLUMN()-3;0);&quot;0&quot;)+IFNA(VLOOKUP([.$C60]; [Round2.$D$2:.$V$16];COLUMN()-3;0);&quot;0&quot;)+IFNA(VLOOKUP([.$C60]; [Round3.$D$2:.$V$24];COLUMN()-3;0);&quot;0&quot;)+IFNA(VLOOKUP([.$C60]; [Round4.$D$2:.$V$23];COLUMN()-3;0);&quot;0&quot;)+IFNA(VLOOKUP([.$C60]; [Round5.$D$2:.$V$25];COLUMN()-3;0);&quot;0&quot;)+IFNA(VLOOKUP([.$C60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60]/[.F60])/(1-[.E60]/[.F60])) / LOG([.$B60]/[.$A60]); 2 * SIGN( [.E60]-[.F60]/2))" office:value-type="float" office:value="2" calcext:value-type="float">
            <text:p>2</text:p>
          </table:table-cell>
          <table:table-cell/>
          <table:table-cell table:formula="of:=IFERROR(LOG(([.G60]/[.H60])/(1-[.G60]/[.H60])) / LOG([.$B60]/[.$A60]); 2 * SIGN( [.G60]-[.H60]/2))" office:value-type="float" office:value="2" calcext:value-type="float">
            <text:p>2</text:p>
          </table:table-cell>
          <table:table-cell/>
          <table:table-cell table:formula="of:=IFERROR(LOG(([.I60]/[.J60])/(1-[.I60]/[.J60])) / LOG([.$B60]/[.$A60]); 2 * SIGN( [.I60]-[.J60]/2))" office:value-type="float" office:value="-2" calcext:value-type="float">
            <text:p>-2</text:p>
          </table:table-cell>
          <table:table-cell/>
          <table:table-cell table:formula="of:=IFERROR(LOG(([.K60]/[.L60])/(1-[.K60]/[.L60])) / LOG([.$B60]/[.$A60]); 2 * SIGN( [.K60]-[.L60]/2))" office:value-type="float" office:value="2" calcext:value-type="float">
            <text:p>2</text:p>
          </table:table-cell>
          <table:table-cell/>
          <table:table-cell table:formula="of:=IFERROR(LOG(([.M60]/[.N60])/(1-[.M60]/[.N60])) / LOG([.$B60]/[.$A60]); 2 * SIGN( [.M60]-[.N60]/2))" office:value-type="float" office:value="2" calcext:value-type="float">
            <text:p>2</text:p>
          </table:table-cell>
          <table:table-cell/>
          <table:table-cell table:formula="of:=IFERROR(LOG(([.O60]/[.P60])/(1-[.O60]/[.P60])) / LOG([.$B60]/[.$A60]); 2 * SIGN( [.O60]-[.P60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1]&amp;[.B61]" office:value-type="string" office:string-value="56" calcext:value-type="string">
            <text:p>56</text:p>
          </table:table-cell>
          <table:table-cell/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1" calcext:value-type="float">
            <text:p>1</text:p>
          </table:table-cell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0" calcext:value-type="float">
            <text:p>0</text:p>
          </table:table-cell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1" calcext:value-type="float">
            <text:p>1</text:p>
          </table:table-cell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1" calcext:value-type="float">
            <text:p>1</text:p>
          </table:table-cell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0" calcext:value-type="float">
            <text:p>0</text:p>
          </table:table-cell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1" calcext:value-type="float">
            <text:p>1</text:p>
          </table:table-cell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1" calcext:value-type="float">
            <text:p>1</text:p>
          </table:table-cell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0" calcext:value-type="float">
            <text:p>0</text:p>
          </table:table-cell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1" calcext:value-type="float">
            <text:p>1</text:p>
          </table:table-cell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1" calcext:value-type="float">
            <text:p>1</text:p>
          </table:table-cell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0" calcext:value-type="float">
            <text:p>0</text:p>
          </table:table-cell>
          <table:table-cell table:formula="of:=IFNA(VLOOKUP([.$C61]; [Round1.$D$2:.$V$9];COLUMN()-3;0);&quot;0&quot;)+IFNA(VLOOKUP([.$C61]; [Round2.$D$2:.$V$16];COLUMN()-3;0);&quot;0&quot;)+IFNA(VLOOKUP([.$C61]; [Round3.$D$2:.$V$24];COLUMN()-3;0);&quot;0&quot;)+IFNA(VLOOKUP([.$C61]; [Round4.$D$2:.$V$23];COLUMN()-3;0);&quot;0&quot;)+IFNA(VLOOKUP([.$C61]; [Round5.$D$2:.$V$25];COLUMN()-3;0);&quot;0&quot;)+IFNA(VLOOKUP([.$C61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61]/[.F61])/(1-[.E61]/[.F61])) / LOG([.$B61]/[.$A61]); 2 * SIGN( [.E61]-[.F61]/2))" office:value-type="float" office:value="2" calcext:value-type="float">
            <text:p>2</text:p>
          </table:table-cell>
          <table:table-cell/>
          <table:table-cell table:formula="of:=IFERROR(LOG(([.G61]/[.H61])/(1-[.G61]/[.H61])) / LOG([.$B61]/[.$A61]); 2 * SIGN( [.G61]-[.H61]/2))" office:value-type="float" office:value="2" calcext:value-type="float">
            <text:p>2</text:p>
          </table:table-cell>
          <table:table-cell/>
          <table:table-cell table:formula="of:=IFERROR(LOG(([.I61]/[.J61])/(1-[.I61]/[.J61])) / LOG([.$B61]/[.$A61]); 2 * SIGN( [.I61]-[.J61]/2))" office:value-type="float" office:value="-2" calcext:value-type="float">
            <text:p>-2</text:p>
          </table:table-cell>
          <table:table-cell/>
          <table:table-cell table:formula="of:=IFERROR(LOG(([.K61]/[.L61])/(1-[.K61]/[.L61])) / LOG([.$B61]/[.$A61]); 2 * SIGN( [.K61]-[.L61]/2))" office:value-type="float" office:value="2" calcext:value-type="float">
            <text:p>2</text:p>
          </table:table-cell>
          <table:table-cell/>
          <table:table-cell table:formula="of:=IFERROR(LOG(([.M61]/[.N61])/(1-[.M61]/[.N61])) / LOG([.$B61]/[.$A61]); 2 * SIGN( [.M61]-[.N61]/2))" office:value-type="float" office:value="2" calcext:value-type="float">
            <text:p>2</text:p>
          </table:table-cell>
          <table:table-cell/>
          <table:table-cell table:formula="of:=IFERROR(LOG(([.O61]/[.P61])/(1-[.O61]/[.P61])) / LOG([.$B61]/[.$A61]); 2 * SIGN( [.O61]-[.P61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62]&amp;[.B62]" office:value-type="string" office:string-value="57" calcext:value-type="string">
            <text:p>57</text:p>
          </table:table-cell>
          <table:table-cell/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formula="of:=IFNA(VLOOKUP([.$C62]; [Round1.$D$2:.$V$9];COLUMN()-3;0);&quot;0&quot;)+IFNA(VLOOKUP([.$C62]; [Round2.$D$2:.$V$16];COLUMN()-3;0);&quot;0&quot;)+IFNA(VLOOKUP([.$C62]; [Round3.$D$2:.$V$24];COLUMN()-3;0);&quot;0&quot;)+IFNA(VLOOKUP([.$C62]; [Round4.$D$2:.$V$23];COLUMN()-3;0);&quot;0&quot;)+IFNA(VLOOKUP([.$C62]; [Round5.$D$2:.$V$25];COLUMN()-3;0);&quot;0&quot;)+IFNA(VLOOKUP([.$C62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62]/[.F62])/(1-[.E62]/[.F62])) / LOG([.$B62]/[.$A62]); 2 * SIGN( [.E62]-[.F62]/2))" office:value-type="float" office:value="0" calcext:value-type="float">
            <text:p>0</text:p>
          </table:table-cell>
          <table:table-cell/>
          <table:table-cell table:formula="of:=IFERROR(LOG(([.G62]/[.H62])/(1-[.G62]/[.H62])) / LOG([.$B62]/[.$A62]); 2 * SIGN( [.G62]-[.H62]/2))" office:value-type="float" office:value="0" calcext:value-type="float">
            <text:p>0</text:p>
          </table:table-cell>
          <table:table-cell/>
          <table:table-cell table:formula="of:=IFERROR(LOG(([.I62]/[.J62])/(1-[.I62]/[.J62])) / LOG([.$B62]/[.$A62]); 2 * SIGN( [.I62]-[.J62]/2))" office:value-type="float" office:value="0" calcext:value-type="float">
            <text:p>0</text:p>
          </table:table-cell>
          <table:table-cell/>
          <table:table-cell table:formula="of:=IFERROR(LOG(([.K62]/[.L62])/(1-[.K62]/[.L62])) / LOG([.$B62]/[.$A62]); 2 * SIGN( [.K62]-[.L62]/2))" office:value-type="float" office:value="0" calcext:value-type="float">
            <text:p>0</text:p>
          </table:table-cell>
          <table:table-cell/>
          <table:table-cell table:formula="of:=IFERROR(LOG(([.M62]/[.N62])/(1-[.M62]/[.N62])) / LOG([.$B62]/[.$A62]); 2 * SIGN( [.M62]-[.N62]/2))" office:value-type="float" office:value="0" calcext:value-type="float">
            <text:p>0</text:p>
          </table:table-cell>
          <table:table-cell/>
          <table:table-cell table:formula="of:=IFERROR(LOG(([.O62]/[.P62])/(1-[.O62]/[.P62])) / LOG([.$B62]/[.$A62]); 2 * SIGN( [.O62]-[.P62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A63]&amp;[.B63]" office:value-type="string" office:string-value="58" calcext:value-type="string">
            <text:p>58</text:p>
          </table:table-cell>
          <table:table-cell/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1" calcext:value-type="float">
            <text:p>1</text:p>
          </table:table-cell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2" calcext:value-type="float">
            <text:p>2</text:p>
          </table:table-cell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3" calcext:value-type="float">
            <text:p>3</text:p>
          </table:table-cell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1" calcext:value-type="float">
            <text:p>1</text:p>
          </table:table-cell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2" calcext:value-type="float">
            <text:p>2</text:p>
          </table:table-cell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3" calcext:value-type="float">
            <text:p>3</text:p>
          </table:table-cell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1" calcext:value-type="float">
            <text:p>1</text:p>
          </table:table-cell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2" calcext:value-type="float">
            <text:p>2</text:p>
          </table:table-cell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3" calcext:value-type="float">
            <text:p>3</text:p>
          </table:table-cell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1" calcext:value-type="float">
            <text:p>1</text:p>
          </table:table-cell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2" calcext:value-type="float">
            <text:p>2</text:p>
          </table:table-cell>
          <table:table-cell table:formula="of:=IFNA(VLOOKUP([.$C63]; [Round1.$D$2:.$V$9];COLUMN()-3;0);&quot;0&quot;)+IFNA(VLOOKUP([.$C63]; [Round2.$D$2:.$V$16];COLUMN()-3;0);&quot;0&quot;)+IFNA(VLOOKUP([.$C63]; [Round3.$D$2:.$V$24];COLUMN()-3;0);&quot;0&quot;)+IFNA(VLOOKUP([.$C63]; [Round4.$D$2:.$V$23];COLUMN()-3;0);&quot;0&quot;)+IFNA(VLOOKUP([.$C63]; [Round5.$D$2:.$V$25];COLUMN()-3;0);&quot;0&quot;)+IFNA(VLOOKUP([.$C63]; [Round6.$D$2:.$V$12];COLUMN()-3;0);&quot;0&quot;)" office:value-type="float" office:value="3" calcext:value-type="float">
            <text:p>3</text:p>
          </table:table-cell>
          <table:table-cell table:number-columns-repeated="2"/>
          <table:table-cell table:formula="of:=IFERROR(LOG(([.E63]/[.F63])/(1-[.E63]/[.F63])) / LOG([.$B63]/[.$A63]); 2 * SIGN( [.E63]-[.F63]/2))" office:value-type="float" office:value="0" calcext:value-type="float">
            <text:p>0</text:p>
          </table:table-cell>
          <table:table-cell/>
          <table:table-cell table:formula="of:=IFERROR(LOG(([.G63]/[.H63])/(1-[.G63]/[.H63])) / LOG([.$B63]/[.$A63]); 2 * SIGN( [.G63]-[.H63]/2))" office:value-type="float" office:value="2" calcext:value-type="float">
            <text:p>2</text:p>
          </table:table-cell>
          <table:table-cell/>
          <table:table-cell table:formula="of:=IFERROR(LOG(([.I63]/[.J63])/(1-[.I63]/[.J63])) / LOG([.$B63]/[.$A63]); 2 * SIGN( [.I63]-[.J63]/2))" office:value-type="float" office:value="1.47476984735695" calcext:value-type="float">
            <text:p>1.4747698474</text:p>
          </table:table-cell>
          <table:table-cell/>
          <table:table-cell table:formula="of:=IFERROR(LOG(([.K63]/[.L63])/(1-[.K63]/[.L63])) / LOG([.$B63]/[.$A63]); 2 * SIGN( [.K63]-[.L63]/2))" office:value-type="float" office:value="0" calcext:value-type="float">
            <text:p>0</text:p>
          </table:table-cell>
          <table:table-cell/>
          <table:table-cell table:formula="of:=IFERROR(LOG(([.M63]/[.N63])/(1-[.M63]/[.N63])) / LOG([.$B63]/[.$A63]); 2 * SIGN( [.M63]-[.N63]/2))" office:value-type="float" office:value="2" calcext:value-type="float">
            <text:p>2</text:p>
          </table:table-cell>
          <table:table-cell/>
          <table:table-cell table:formula="of:=IFERROR(LOG(([.O63]/[.P63])/(1-[.O63]/[.P63])) / LOG([.$B63]/[.$A63]); 2 * SIGN( [.O63]-[.P63]/2))" office:value-type="float" office:value="1.47476984735695" calcext:value-type="float">
            <text:p>1.4747698474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A64]&amp;[.B64]" office:value-type="string" office:string-value="59" calcext:value-type="string">
            <text:p>59</text:p>
          </table:table-cell>
          <table:table-cell/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1" calcext:value-type="float">
            <text:p>1</text:p>
          </table:table-cell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1" calcext:value-type="float">
            <text:p>1</text:p>
          </table:table-cell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2" calcext:value-type="float">
            <text:p>2</text:p>
          </table:table-cell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1" calcext:value-type="float">
            <text:p>1</text:p>
          </table:table-cell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1" calcext:value-type="float">
            <text:p>1</text:p>
          </table:table-cell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2" calcext:value-type="float">
            <text:p>2</text:p>
          </table:table-cell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1" calcext:value-type="float">
            <text:p>1</text:p>
          </table:table-cell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1" calcext:value-type="float">
            <text:p>1</text:p>
          </table:table-cell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2" calcext:value-type="float">
            <text:p>2</text:p>
          </table:table-cell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1" calcext:value-type="float">
            <text:p>1</text:p>
          </table:table-cell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1" calcext:value-type="float">
            <text:p>1</text:p>
          </table:table-cell>
          <table:table-cell table:formula="of:=IFNA(VLOOKUP([.$C64]; [Round1.$D$2:.$V$9];COLUMN()-3;0);&quot;0&quot;)+IFNA(VLOOKUP([.$C64]; [Round2.$D$2:.$V$16];COLUMN()-3;0);&quot;0&quot;)+IFNA(VLOOKUP([.$C64]; [Round3.$D$2:.$V$24];COLUMN()-3;0);&quot;0&quot;)+IFNA(VLOOKUP([.$C64]; [Round4.$D$2:.$V$23];COLUMN()-3;0);&quot;0&quot;)+IFNA(VLOOKUP([.$C64]; [Round5.$D$2:.$V$25];COLUMN()-3;0);&quot;0&quot;)+IFNA(VLOOKUP([.$C64]; [Round6.$D$2:.$V$12];COLUMN()-3;0);&quot;0&quot;)" office:value-type="float" office:value="2" calcext:value-type="float">
            <text:p>2</text:p>
          </table:table-cell>
          <table:table-cell table:number-columns-repeated="2"/>
          <table:table-cell table:formula="of:=IFERROR(LOG(([.E64]/[.F64])/(1-[.E64]/[.F64])) / LOG([.$B64]/[.$A64]); 2 * SIGN( [.E64]-[.F64]/2))" office:value-type="float" office:value="2" calcext:value-type="float">
            <text:p>2</text:p>
          </table:table-cell>
          <table:table-cell/>
          <table:table-cell table:formula="of:=IFERROR(LOG(([.G64]/[.H64])/(1-[.G64]/[.H64])) / LOG([.$B64]/[.$A64]); 2 * SIGN( [.G64]-[.H64]/2))" office:value-type="float" office:value="2" calcext:value-type="float">
            <text:p>2</text:p>
          </table:table-cell>
          <table:table-cell/>
          <table:table-cell table:formula="of:=IFERROR(LOG(([.I64]/[.J64])/(1-[.I64]/[.J64])) / LOG([.$B64]/[.$A64]); 2 * SIGN( [.I64]-[.J64]/2))" office:value-type="float" office:value="0" calcext:value-type="float">
            <text:p>0</text:p>
          </table:table-cell>
          <table:table-cell/>
          <table:table-cell table:formula="of:=IFERROR(LOG(([.K64]/[.L64])/(1-[.K64]/[.L64])) / LOG([.$B64]/[.$A64]); 2 * SIGN( [.K64]-[.L64]/2))" office:value-type="float" office:value="2" calcext:value-type="float">
            <text:p>2</text:p>
          </table:table-cell>
          <table:table-cell/>
          <table:table-cell table:formula="of:=IFERROR(LOG(([.M64]/[.N64])/(1-[.M64]/[.N64])) / LOG([.$B64]/[.$A64]); 2 * SIGN( [.M64]-[.N64]/2))" office:value-type="float" office:value="2" calcext:value-type="float">
            <text:p>2</text:p>
          </table:table-cell>
          <table:table-cell/>
          <table:table-cell table:formula="of:=IFERROR(LOG(([.O64]/[.P64])/(1-[.O64]/[.P64])) / LOG([.$B64]/[.$A64]); 2 * SIGN( [.O64]-[.P64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65]&amp;[.B65]" office:value-type="string" office:string-value="510" calcext:value-type="string">
            <text:p>510</text:p>
          </table:table-cell>
          <table:table-cell/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1" calcext:value-type="float">
            <text:p>1</text:p>
          </table:table-cell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0" calcext:value-type="float">
            <text:p>0</text:p>
          </table:table-cell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1" calcext:value-type="float">
            <text:p>1</text:p>
          </table:table-cell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1" calcext:value-type="float">
            <text:p>1</text:p>
          </table:table-cell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0" calcext:value-type="float">
            <text:p>0</text:p>
          </table:table-cell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1" calcext:value-type="float">
            <text:p>1</text:p>
          </table:table-cell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1" calcext:value-type="float">
            <text:p>1</text:p>
          </table:table-cell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0" calcext:value-type="float">
            <text:p>0</text:p>
          </table:table-cell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1" calcext:value-type="float">
            <text:p>1</text:p>
          </table:table-cell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1" calcext:value-type="float">
            <text:p>1</text:p>
          </table:table-cell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0" calcext:value-type="float">
            <text:p>0</text:p>
          </table:table-cell>
          <table:table-cell table:formula="of:=IFNA(VLOOKUP([.$C65]; [Round1.$D$2:.$V$9];COLUMN()-3;0);&quot;0&quot;)+IFNA(VLOOKUP([.$C65]; [Round2.$D$2:.$V$16];COLUMN()-3;0);&quot;0&quot;)+IFNA(VLOOKUP([.$C65]; [Round3.$D$2:.$V$24];COLUMN()-3;0);&quot;0&quot;)+IFNA(VLOOKUP([.$C65]; [Round4.$D$2:.$V$23];COLUMN()-3;0);&quot;0&quot;)+IFNA(VLOOKUP([.$C65]; [Round5.$D$2:.$V$25];COLUMN()-3;0);&quot;0&quot;)+IFNA(VLOOKUP([.$C65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65]/[.F65])/(1-[.E65]/[.F65])) / LOG([.$B65]/[.$A65]); 2 * SIGN( [.E65]-[.F65]/2))" office:value-type="float" office:value="2" calcext:value-type="float">
            <text:p>2</text:p>
          </table:table-cell>
          <table:table-cell/>
          <table:table-cell table:formula="of:=IFERROR(LOG(([.G65]/[.H65])/(1-[.G65]/[.H65])) / LOG([.$B65]/[.$A65]); 2 * SIGN( [.G65]-[.H65]/2))" office:value-type="float" office:value="2" calcext:value-type="float">
            <text:p>2</text:p>
          </table:table-cell>
          <table:table-cell/>
          <table:table-cell table:formula="of:=IFERROR(LOG(([.I65]/[.J65])/(1-[.I65]/[.J65])) / LOG([.$B65]/[.$A65]); 2 * SIGN( [.I65]-[.J65]/2))" office:value-type="float" office:value="-2" calcext:value-type="float">
            <text:p>-2</text:p>
          </table:table-cell>
          <table:table-cell/>
          <table:table-cell table:formula="of:=IFERROR(LOG(([.K65]/[.L65])/(1-[.K65]/[.L65])) / LOG([.$B65]/[.$A65]); 2 * SIGN( [.K65]-[.L65]/2))" office:value-type="float" office:value="2" calcext:value-type="float">
            <text:p>2</text:p>
          </table:table-cell>
          <table:table-cell/>
          <table:table-cell table:formula="of:=IFERROR(LOG(([.M65]/[.N65])/(1-[.M65]/[.N65])) / LOG([.$B65]/[.$A65]); 2 * SIGN( [.M65]-[.N65]/2))" office:value-type="float" office:value="2" calcext:value-type="float">
            <text:p>2</text:p>
          </table:table-cell>
          <table:table-cell/>
          <table:table-cell table:formula="of:=IFERROR(LOG(([.O65]/[.P65])/(1-[.O65]/[.P65])) / LOG([.$B65]/[.$A65]); 2 * SIGN( [.O65]-[.P65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A66]&amp;[.B66]" office:value-type="string" office:string-value="511" calcext:value-type="string">
            <text:p>511</text:p>
          </table:table-cell>
          <table:table-cell/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formula="of:=IFNA(VLOOKUP([.$C66]; [Round1.$D$2:.$V$9];COLUMN()-3;0);&quot;0&quot;)+IFNA(VLOOKUP([.$C66]; [Round2.$D$2:.$V$16];COLUMN()-3;0);&quot;0&quot;)+IFNA(VLOOKUP([.$C66]; [Round3.$D$2:.$V$24];COLUMN()-3;0);&quot;0&quot;)+IFNA(VLOOKUP([.$C66]; [Round4.$D$2:.$V$23];COLUMN()-3;0);&quot;0&quot;)+IFNA(VLOOKUP([.$C66]; [Round5.$D$2:.$V$25];COLUMN()-3;0);&quot;0&quot;)+IFNA(VLOOKUP([.$C66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66]/[.F66])/(1-[.E66]/[.F66])) / LOG([.$B66]/[.$A66]); 2 * SIGN( [.E66]-[.F66]/2))" office:value-type="float" office:value="0" calcext:value-type="float">
            <text:p>0</text:p>
          </table:table-cell>
          <table:table-cell/>
          <table:table-cell table:formula="of:=IFERROR(LOG(([.G66]/[.H66])/(1-[.G66]/[.H66])) / LOG([.$B66]/[.$A66]); 2 * SIGN( [.G66]-[.H66]/2))" office:value-type="float" office:value="0" calcext:value-type="float">
            <text:p>0</text:p>
          </table:table-cell>
          <table:table-cell/>
          <table:table-cell table:formula="of:=IFERROR(LOG(([.I66]/[.J66])/(1-[.I66]/[.J66])) / LOG([.$B66]/[.$A66]); 2 * SIGN( [.I66]-[.J66]/2))" office:value-type="float" office:value="0" calcext:value-type="float">
            <text:p>0</text:p>
          </table:table-cell>
          <table:table-cell/>
          <table:table-cell table:formula="of:=IFERROR(LOG(([.K66]/[.L66])/(1-[.K66]/[.L66])) / LOG([.$B66]/[.$A66]); 2 * SIGN( [.K66]-[.L66]/2))" office:value-type="float" office:value="0" calcext:value-type="float">
            <text:p>0</text:p>
          </table:table-cell>
          <table:table-cell/>
          <table:table-cell table:formula="of:=IFERROR(LOG(([.M66]/[.N66])/(1-[.M66]/[.N66])) / LOG([.$B66]/[.$A66]); 2 * SIGN( [.M66]-[.N66]/2))" office:value-type="float" office:value="0" calcext:value-type="float">
            <text:p>0</text:p>
          </table:table-cell>
          <table:table-cell/>
          <table:table-cell table:formula="of:=IFERROR(LOG(([.O66]/[.P66])/(1-[.O66]/[.P66])) / LOG([.$B66]/[.$A66]); 2 * SIGN( [.O66]-[.P66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A67]&amp;[.B67]" office:value-type="string" office:string-value="512" calcext:value-type="string">
            <text:p>512</text:p>
          </table:table-cell>
          <table:table-cell/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72" calcext:value-type="float">
            <text:p>72</text:p>
          </table:table-cell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36" calcext:value-type="float">
            <text:p>36</text:p>
          </table:table-cell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108" calcext:value-type="float">
            <text:p>108</text:p>
          </table:table-cell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74" calcext:value-type="float">
            <text:p>74</text:p>
          </table:table-cell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38" calcext:value-type="float">
            <text:p>38</text:p>
          </table:table-cell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112" calcext:value-type="float">
            <text:p>112</text:p>
          </table:table-cell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75" calcext:value-type="float">
            <text:p>75</text:p>
          </table:table-cell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41" calcext:value-type="float">
            <text:p>41</text:p>
          </table:table-cell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116" calcext:value-type="float">
            <text:p>116</text:p>
          </table:table-cell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76" calcext:value-type="float">
            <text:p>76</text:p>
          </table:table-cell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44" calcext:value-type="float">
            <text:p>44</text:p>
          </table:table-cell>
          <table:table-cell table:formula="of:=IFNA(VLOOKUP([.$C67]; [Round1.$D$2:.$V$9];COLUMN()-3;0);&quot;0&quot;)+IFNA(VLOOKUP([.$C67]; [Round2.$D$2:.$V$16];COLUMN()-3;0);&quot;0&quot;)+IFNA(VLOOKUP([.$C67]; [Round3.$D$2:.$V$24];COLUMN()-3;0);&quot;0&quot;)+IFNA(VLOOKUP([.$C67]; [Round4.$D$2:.$V$23];COLUMN()-3;0);&quot;0&quot;)+IFNA(VLOOKUP([.$C67]; [Round5.$D$2:.$V$25];COLUMN()-3;0);&quot;0&quot;)+IFNA(VLOOKUP([.$C67]; [Round6.$D$2:.$V$12];COLUMN()-3;0);&quot;0&quot;)" office:value-type="float" office:value="120" calcext:value-type="float">
            <text:p>120</text:p>
          </table:table-cell>
          <table:table-cell table:number-columns-repeated="2"/>
          <table:table-cell table:formula="of:=IFERROR(LOG(([.E67]/[.F67])/(1-[.E67]/[.F67])) / LOG([.$B67]/[.$A67]); 2 * SIGN( [.E67]-[.F67]/2))" office:value-type="float" office:value="2" calcext:value-type="float">
            <text:p>2</text:p>
          </table:table-cell>
          <table:table-cell/>
          <table:table-cell table:formula="of:=IFERROR(LOG(([.G67]/[.H67])/(1-[.G67]/[.H67])) / LOG([.$B67]/[.$A67]); 2 * SIGN( [.G67]-[.H67]/2))" office:value-type="float" office:value="2" calcext:value-type="float">
            <text:p>2</text:p>
          </table:table-cell>
          <table:table-cell/>
          <table:table-cell table:formula="of:=IFERROR(LOG(([.I67]/[.J67])/(1-[.I67]/[.J67])) / LOG([.$B67]/[.$A67]); 2 * SIGN( [.I67]-[.J67]/2))" office:value-type="float" office:value="-0.761282390839236" calcext:value-type="float">
            <text:p>-0.7612823908</text:p>
          </table:table-cell>
          <table:table-cell/>
          <table:table-cell table:formula="of:=IFERROR(LOG(([.K67]/[.L67])/(1-[.K67]/[.L67])) / LOG([.$B67]/[.$A67]); 2 * SIGN( [.K67]-[.L67]/2))" office:value-type="float" office:value="2" calcext:value-type="float">
            <text:p>2</text:p>
          </table:table-cell>
          <table:table-cell/>
          <table:table-cell table:formula="of:=IFERROR(LOG(([.M67]/[.N67])/(1-[.M67]/[.N67])) / LOG([.$B67]/[.$A67]); 2 * SIGN( [.M67]-[.N67]/2))" office:value-type="float" office:value="2" calcext:value-type="float">
            <text:p>2</text:p>
          </table:table-cell>
          <table:table-cell/>
          <table:table-cell table:formula="of:=IFERROR(LOG(([.O67]/[.P67])/(1-[.O67]/[.P67])) / LOG([.$B67]/[.$A67]); 2 * SIGN( [.O67]-[.P67]/2))" office:value-type="float" office:value="-0.624286948292404" calcext:value-type="float">
            <text:p>-0.6242869483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68]&amp;[.B68]" office:value-type="string" office:string-value="513" calcext:value-type="string">
            <text:p>513</text:p>
          </table:table-cell>
          <table:table-cell/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11" calcext:value-type="float">
            <text:p>11</text:p>
          </table:table-cell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0" calcext:value-type="float">
            <text:p>0</text:p>
          </table:table-cell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14" calcext:value-type="float">
            <text:p>14</text:p>
          </table:table-cell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11" calcext:value-type="float">
            <text:p>11</text:p>
          </table:table-cell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3" calcext:value-type="float">
            <text:p>3</text:p>
          </table:table-cell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14" calcext:value-type="float">
            <text:p>14</text:p>
          </table:table-cell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11" calcext:value-type="float">
            <text:p>11</text:p>
          </table:table-cell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3" calcext:value-type="float">
            <text:p>3</text:p>
          </table:table-cell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14" calcext:value-type="float">
            <text:p>14</text:p>
          </table:table-cell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11" calcext:value-type="float">
            <text:p>11</text:p>
          </table:table-cell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3" calcext:value-type="float">
            <text:p>3</text:p>
          </table:table-cell>
          <table:table-cell table:formula="of:=IFNA(VLOOKUP([.$C68]; [Round1.$D$2:.$V$9];COLUMN()-3;0);&quot;0&quot;)+IFNA(VLOOKUP([.$C68]; [Round2.$D$2:.$V$16];COLUMN()-3;0);&quot;0&quot;)+IFNA(VLOOKUP([.$C68]; [Round3.$D$2:.$V$24];COLUMN()-3;0);&quot;0&quot;)+IFNA(VLOOKUP([.$C68]; [Round4.$D$2:.$V$23];COLUMN()-3;0);&quot;0&quot;)+IFNA(VLOOKUP([.$C68]; [Round5.$D$2:.$V$25];COLUMN()-3;0);&quot;0&quot;)+IFNA(VLOOKUP([.$C68]; [Round6.$D$2:.$V$12];COLUMN()-3;0);&quot;0&quot;)" office:value-type="float" office:value="14" calcext:value-type="float">
            <text:p>14</text:p>
          </table:table-cell>
          <table:table-cell table:number-columns-repeated="2"/>
          <table:table-cell table:formula="of:=IFERROR(LOG(([.E68]/[.F68])/(1-[.E68]/[.F68])) / LOG([.$B68]/[.$A68]); 2 * SIGN( [.E68]-[.F68]/2))" office:value-type="float" office:value="2" calcext:value-type="float">
            <text:p>2</text:p>
          </table:table-cell>
          <table:table-cell/>
          <table:table-cell table:formula="of:=IFERROR(LOG(([.G68]/[.H68])/(1-[.G68]/[.H68])) / LOG([.$B68]/[.$A68]); 2 * SIGN( [.G68]-[.H68]/2))" office:value-type="float" office:value="2" calcext:value-type="float">
            <text:p>2</text:p>
          </table:table-cell>
          <table:table-cell/>
          <table:table-cell table:formula="of:=IFERROR(LOG(([.I68]/[.J68])/(1-[.I68]/[.J68])) / LOG([.$B68]/[.$A68]); 2 * SIGN( [.I68]-[.J68]/2))" office:value-type="float" office:value="-1.35977752112949" calcext:value-type="float">
            <text:p>-1.3597775211</text:p>
          </table:table-cell>
          <table:table-cell/>
          <table:table-cell table:formula="of:=IFERROR(LOG(([.K68]/[.L68])/(1-[.K68]/[.L68])) / LOG([.$B68]/[.$A68]); 2 * SIGN( [.K68]-[.L68]/2))" office:value-type="float" office:value="2" calcext:value-type="float">
            <text:p>2</text:p>
          </table:table-cell>
          <table:table-cell/>
          <table:table-cell table:formula="of:=IFERROR(LOG(([.M68]/[.N68])/(1-[.M68]/[.N68])) / LOG([.$B68]/[.$A68]); 2 * SIGN( [.M68]-[.N68]/2))" office:value-type="float" office:value="2" calcext:value-type="float">
            <text:p>2</text:p>
          </table:table-cell>
          <table:table-cell/>
          <table:table-cell table:formula="of:=IFERROR(LOG(([.O68]/[.P68])/(1-[.O68]/[.P68])) / LOG([.$B68]/[.$A68]); 2 * SIGN( [.O68]-[.P68]/2))" office:value-type="float" office:value="-1.35977752112949" calcext:value-type="float">
            <text:p>-1.3597775211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A69]&amp;[.B69]" office:value-type="string" office:string-value="514" calcext:value-type="string">
            <text:p>514</text:p>
          </table:table-cell>
          <table:table-cell/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formula="of:=IFNA(VLOOKUP([.$C69]; [Round1.$D$2:.$V$9];COLUMN()-3;0);&quot;0&quot;)+IFNA(VLOOKUP([.$C69]; [Round2.$D$2:.$V$16];COLUMN()-3;0);&quot;0&quot;)+IFNA(VLOOKUP([.$C69]; [Round3.$D$2:.$V$24];COLUMN()-3;0);&quot;0&quot;)+IFNA(VLOOKUP([.$C69]; [Round4.$D$2:.$V$23];COLUMN()-3;0);&quot;0&quot;)+IFNA(VLOOKUP([.$C69]; [Round5.$D$2:.$V$25];COLUMN()-3;0);&quot;0&quot;)+IFNA(VLOOKUP([.$C69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69]/[.F69])/(1-[.E69]/[.F69])) / LOG([.$B69]/[.$A69]); 2 * SIGN( [.E69]-[.F69]/2))" office:value-type="float" office:value="0" calcext:value-type="float">
            <text:p>0</text:p>
          </table:table-cell>
          <table:table-cell/>
          <table:table-cell table:formula="of:=IFERROR(LOG(([.G69]/[.H69])/(1-[.G69]/[.H69])) / LOG([.$B69]/[.$A69]); 2 * SIGN( [.G69]-[.H69]/2))" office:value-type="float" office:value="0" calcext:value-type="float">
            <text:p>0</text:p>
          </table:table-cell>
          <table:table-cell/>
          <table:table-cell table:formula="of:=IFERROR(LOG(([.I69]/[.J69])/(1-[.I69]/[.J69])) / LOG([.$B69]/[.$A69]); 2 * SIGN( [.I69]-[.J69]/2))" office:value-type="float" office:value="0" calcext:value-type="float">
            <text:p>0</text:p>
          </table:table-cell>
          <table:table-cell/>
          <table:table-cell table:formula="of:=IFERROR(LOG(([.K69]/[.L69])/(1-[.K69]/[.L69])) / LOG([.$B69]/[.$A69]); 2 * SIGN( [.K69]-[.L69]/2))" office:value-type="float" office:value="0" calcext:value-type="float">
            <text:p>0</text:p>
          </table:table-cell>
          <table:table-cell/>
          <table:table-cell table:formula="of:=IFERROR(LOG(([.M69]/[.N69])/(1-[.M69]/[.N69])) / LOG([.$B69]/[.$A69]); 2 * SIGN( [.M69]-[.N69]/2))" office:value-type="float" office:value="0" calcext:value-type="float">
            <text:p>0</text:p>
          </table:table-cell>
          <table:table-cell/>
          <table:table-cell table:formula="of:=IFERROR(LOG(([.O69]/[.P69])/(1-[.O69]/[.P69])) / LOG([.$B69]/[.$A69]); 2 * SIGN( [.O69]-[.P69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A70]&amp;[.B70]" office:value-type="string" office:string-value="515" calcext:value-type="string">
            <text:p>515</text:p>
          </table:table-cell>
          <table:table-cell/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formula="of:=IFNA(VLOOKUP([.$C70]; [Round1.$D$2:.$V$9];COLUMN()-3;0);&quot;0&quot;)+IFNA(VLOOKUP([.$C70]; [Round2.$D$2:.$V$16];COLUMN()-3;0);&quot;0&quot;)+IFNA(VLOOKUP([.$C70]; [Round3.$D$2:.$V$24];COLUMN()-3;0);&quot;0&quot;)+IFNA(VLOOKUP([.$C70]; [Round4.$D$2:.$V$23];COLUMN()-3;0);&quot;0&quot;)+IFNA(VLOOKUP([.$C70]; [Round5.$D$2:.$V$25];COLUMN()-3;0);&quot;0&quot;)+IFNA(VLOOKUP([.$C70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70]/[.F70])/(1-[.E70]/[.F70])) / LOG([.$B70]/[.$A70]); 2 * SIGN( [.E70]-[.F70]/2))" office:value-type="float" office:value="0" calcext:value-type="float">
            <text:p>0</text:p>
          </table:table-cell>
          <table:table-cell/>
          <table:table-cell table:formula="of:=IFERROR(LOG(([.G70]/[.H70])/(1-[.G70]/[.H70])) / LOG([.$B70]/[.$A70]); 2 * SIGN( [.G70]-[.H70]/2))" office:value-type="float" office:value="0" calcext:value-type="float">
            <text:p>0</text:p>
          </table:table-cell>
          <table:table-cell/>
          <table:table-cell table:formula="of:=IFERROR(LOG(([.I70]/[.J70])/(1-[.I70]/[.J70])) / LOG([.$B70]/[.$A70]); 2 * SIGN( [.I70]-[.J70]/2))" office:value-type="float" office:value="0" calcext:value-type="float">
            <text:p>0</text:p>
          </table:table-cell>
          <table:table-cell/>
          <table:table-cell table:formula="of:=IFERROR(LOG(([.K70]/[.L70])/(1-[.K70]/[.L70])) / LOG([.$B70]/[.$A70]); 2 * SIGN( [.K70]-[.L70]/2))" office:value-type="float" office:value="0" calcext:value-type="float">
            <text:p>0</text:p>
          </table:table-cell>
          <table:table-cell/>
          <table:table-cell table:formula="of:=IFERROR(LOG(([.M70]/[.N70])/(1-[.M70]/[.N70])) / LOG([.$B70]/[.$A70]); 2 * SIGN( [.M70]-[.N70]/2))" office:value-type="float" office:value="0" calcext:value-type="float">
            <text:p>0</text:p>
          </table:table-cell>
          <table:table-cell/>
          <table:table-cell table:formula="of:=IFERROR(LOG(([.O70]/[.P70])/(1-[.O70]/[.P70])) / LOG([.$B70]/[.$A70]); 2 * SIGN( [.O70]-[.P70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A71]&amp;[.B71]" office:value-type="string" office:string-value="516" calcext:value-type="string">
            <text:p>516</text:p>
          </table:table-cell>
          <table:table-cell/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formula="of:=IFNA(VLOOKUP([.$C71]; [Round1.$D$2:.$V$9];COLUMN()-3;0);&quot;0&quot;)+IFNA(VLOOKUP([.$C71]; [Round2.$D$2:.$V$16];COLUMN()-3;0);&quot;0&quot;)+IFNA(VLOOKUP([.$C71]; [Round3.$D$2:.$V$24];COLUMN()-3;0);&quot;0&quot;)+IFNA(VLOOKUP([.$C71]; [Round4.$D$2:.$V$23];COLUMN()-3;0);&quot;0&quot;)+IFNA(VLOOKUP([.$C71]; [Round5.$D$2:.$V$25];COLUMN()-3;0);&quot;0&quot;)+IFNA(VLOOKUP([.$C71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71]/[.F71])/(1-[.E71]/[.F71])) / LOG([.$B71]/[.$A71]); 2 * SIGN( [.E71]-[.F71]/2))" office:value-type="float" office:value="0" calcext:value-type="float">
            <text:p>0</text:p>
          </table:table-cell>
          <table:table-cell/>
          <table:table-cell table:formula="of:=IFERROR(LOG(([.G71]/[.H71])/(1-[.G71]/[.H71])) / LOG([.$B71]/[.$A71]); 2 * SIGN( [.G71]-[.H71]/2))" office:value-type="float" office:value="0" calcext:value-type="float">
            <text:p>0</text:p>
          </table:table-cell>
          <table:table-cell/>
          <table:table-cell table:formula="of:=IFERROR(LOG(([.I71]/[.J71])/(1-[.I71]/[.J71])) / LOG([.$B71]/[.$A71]); 2 * SIGN( [.I71]-[.J71]/2))" office:value-type="float" office:value="0" calcext:value-type="float">
            <text:p>0</text:p>
          </table:table-cell>
          <table:table-cell/>
          <table:table-cell table:formula="of:=IFERROR(LOG(([.K71]/[.L71])/(1-[.K71]/[.L71])) / LOG([.$B71]/[.$A71]); 2 * SIGN( [.K71]-[.L71]/2))" office:value-type="float" office:value="0" calcext:value-type="float">
            <text:p>0</text:p>
          </table:table-cell>
          <table:table-cell/>
          <table:table-cell table:formula="of:=IFERROR(LOG(([.M71]/[.N71])/(1-[.M71]/[.N71])) / LOG([.$B71]/[.$A71]); 2 * SIGN( [.M71]-[.N71]/2))" office:value-type="float" office:value="0" calcext:value-type="float">
            <text:p>0</text:p>
          </table:table-cell>
          <table:table-cell/>
          <table:table-cell table:formula="of:=IFERROR(LOG(([.O71]/[.P71])/(1-[.O71]/[.P71])) / LOG([.$B71]/[.$A71]); 2 * SIGN( [.O71]-[.P71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[.A72]&amp;[.B72]" office:value-type="string" office:string-value="66" calcext:value-type="string">
            <text:p>66</text:p>
          </table:table-cell>
          <table:table-cell/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formula="of:=IFNA(VLOOKUP([.$C72]; [Round1.$D$2:.$V$9];COLUMN()-3;0);&quot;0&quot;)+IFNA(VLOOKUP([.$C72]; [Round2.$D$2:.$V$16];COLUMN()-3;0);&quot;0&quot;)+IFNA(VLOOKUP([.$C72]; [Round3.$D$2:.$V$24];COLUMN()-3;0);&quot;0&quot;)+IFNA(VLOOKUP([.$C72]; [Round4.$D$2:.$V$23];COLUMN()-3;0);&quot;0&quot;)+IFNA(VLOOKUP([.$C72]; [Round5.$D$2:.$V$25];COLUMN()-3;0);&quot;0&quot;)+IFNA(VLOOKUP([.$C72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72]/[.F72])/(1-[.E72]/[.F72])) / LOG([.$B72]/[.$A72]); 2 * SIGN( [.E72]-[.F72]/2))" office:value-type="float" office:value="0" calcext:value-type="float">
            <text:p>0</text:p>
          </table:table-cell>
          <table:table-cell/>
          <table:table-cell table:formula="of:=IFERROR(LOG(([.G72]/[.H72])/(1-[.G72]/[.H72])) / LOG([.$B72]/[.$A72]); 2 * SIGN( [.G72]-[.H72]/2))" office:value-type="float" office:value="0" calcext:value-type="float">
            <text:p>0</text:p>
          </table:table-cell>
          <table:table-cell/>
          <table:table-cell table:formula="of:=IFERROR(LOG(([.I72]/[.J72])/(1-[.I72]/[.J72])) / LOG([.$B72]/[.$A72]); 2 * SIGN( [.I72]-[.J72]/2))" office:value-type="float" office:value="0" calcext:value-type="float">
            <text:p>0</text:p>
          </table:table-cell>
          <table:table-cell/>
          <table:table-cell table:formula="of:=IFERROR(LOG(([.K72]/[.L72])/(1-[.K72]/[.L72])) / LOG([.$B72]/[.$A72]); 2 * SIGN( [.K72]-[.L72]/2))" office:value-type="float" office:value="0" calcext:value-type="float">
            <text:p>0</text:p>
          </table:table-cell>
          <table:table-cell/>
          <table:table-cell table:formula="of:=IFERROR(LOG(([.M72]/[.N72])/(1-[.M72]/[.N72])) / LOG([.$B72]/[.$A72]); 2 * SIGN( [.M72]-[.N72]/2))" office:value-type="float" office:value="0" calcext:value-type="float">
            <text:p>0</text:p>
          </table:table-cell>
          <table:table-cell/>
          <table:table-cell table:formula="of:=IFERROR(LOG(([.O72]/[.P72])/(1-[.O72]/[.P72])) / LOG([.$B72]/[.$A72]); 2 * SIGN( [.O72]-[.P72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A73]&amp;[.B73]" office:value-type="string" office:string-value="67" calcext:value-type="string">
            <text:p>67</text:p>
          </table:table-cell>
          <table:table-cell/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3" calcext:value-type="float">
            <text:p>3</text:p>
          </table:table-cell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3" calcext:value-type="float">
            <text:p>3</text:p>
          </table:table-cell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6" calcext:value-type="float">
            <text:p>6</text:p>
          </table:table-cell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3" calcext:value-type="float">
            <text:p>3</text:p>
          </table:table-cell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3" calcext:value-type="float">
            <text:p>3</text:p>
          </table:table-cell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6" calcext:value-type="float">
            <text:p>6</text:p>
          </table:table-cell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3" calcext:value-type="float">
            <text:p>3</text:p>
          </table:table-cell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3" calcext:value-type="float">
            <text:p>3</text:p>
          </table:table-cell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6" calcext:value-type="float">
            <text:p>6</text:p>
          </table:table-cell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3" calcext:value-type="float">
            <text:p>3</text:p>
          </table:table-cell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3" calcext:value-type="float">
            <text:p>3</text:p>
          </table:table-cell>
          <table:table-cell table:formula="of:=IFNA(VLOOKUP([.$C73]; [Round1.$D$2:.$V$9];COLUMN()-3;0);&quot;0&quot;)+IFNA(VLOOKUP([.$C73]; [Round2.$D$2:.$V$16];COLUMN()-3;0);&quot;0&quot;)+IFNA(VLOOKUP([.$C73]; [Round3.$D$2:.$V$24];COLUMN()-3;0);&quot;0&quot;)+IFNA(VLOOKUP([.$C73]; [Round4.$D$2:.$V$23];COLUMN()-3;0);&quot;0&quot;)+IFNA(VLOOKUP([.$C73]; [Round5.$D$2:.$V$25];COLUMN()-3;0);&quot;0&quot;)+IFNA(VLOOKUP([.$C73]; [Round6.$D$2:.$V$12];COLUMN()-3;0);&quot;0&quot;)" office:value-type="float" office:value="6" calcext:value-type="float">
            <text:p>6</text:p>
          </table:table-cell>
          <table:table-cell table:number-columns-repeated="2"/>
          <table:table-cell table:formula="of:=IFERROR(LOG(([.E73]/[.F73])/(1-[.E73]/[.F73])) / LOG([.$B73]/[.$A73]); 2 * SIGN( [.E73]-[.F73]/2))" office:value-type="float" office:value="2" calcext:value-type="float">
            <text:p>2</text:p>
          </table:table-cell>
          <table:table-cell/>
          <table:table-cell table:formula="of:=IFERROR(LOG(([.G73]/[.H73])/(1-[.G73]/[.H73])) / LOG([.$B73]/[.$A73]); 2 * SIGN( [.G73]-[.H73]/2))" office:value-type="float" office:value="2" calcext:value-type="float">
            <text:p>2</text:p>
          </table:table-cell>
          <table:table-cell/>
          <table:table-cell table:formula="of:=IFERROR(LOG(([.I73]/[.J73])/(1-[.I73]/[.J73])) / LOG([.$B73]/[.$A73]); 2 * SIGN( [.I73]-[.J73]/2))" office:value-type="float" office:value="0" calcext:value-type="float">
            <text:p>0</text:p>
          </table:table-cell>
          <table:table-cell/>
          <table:table-cell table:formula="of:=IFERROR(LOG(([.K73]/[.L73])/(1-[.K73]/[.L73])) / LOG([.$B73]/[.$A73]); 2 * SIGN( [.K73]-[.L73]/2))" office:value-type="float" office:value="2" calcext:value-type="float">
            <text:p>2</text:p>
          </table:table-cell>
          <table:table-cell/>
          <table:table-cell table:formula="of:=IFERROR(LOG(([.M73]/[.N73])/(1-[.M73]/[.N73])) / LOG([.$B73]/[.$A73]); 2 * SIGN( [.M73]-[.N73]/2))" office:value-type="float" office:value="2" calcext:value-type="float">
            <text:p>2</text:p>
          </table:table-cell>
          <table:table-cell/>
          <table:table-cell table:formula="of:=IFERROR(LOG(([.O73]/[.P73])/(1-[.O73]/[.P73])) / LOG([.$B73]/[.$A73]); 2 * SIGN( [.O73]-[.P73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74]&amp;[.B74]" office:value-type="string" office:string-value="68" calcext:value-type="string">
            <text:p>68</text:p>
          </table:table-cell>
          <table:table-cell/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0" calcext:value-type="float">
            <text:p>0</text:p>
          </table:table-cell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1" calcext:value-type="float">
            <text:p>1</text:p>
          </table:table-cell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1" calcext:value-type="float">
            <text:p>1</text:p>
          </table:table-cell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0" calcext:value-type="float">
            <text:p>0</text:p>
          </table:table-cell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1" calcext:value-type="float">
            <text:p>1</text:p>
          </table:table-cell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1" calcext:value-type="float">
            <text:p>1</text:p>
          </table:table-cell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0" calcext:value-type="float">
            <text:p>0</text:p>
          </table:table-cell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1" calcext:value-type="float">
            <text:p>1</text:p>
          </table:table-cell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1" calcext:value-type="float">
            <text:p>1</text:p>
          </table:table-cell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0" calcext:value-type="float">
            <text:p>0</text:p>
          </table:table-cell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1" calcext:value-type="float">
            <text:p>1</text:p>
          </table:table-cell>
          <table:table-cell table:formula="of:=IFNA(VLOOKUP([.$C74]; [Round1.$D$2:.$V$9];COLUMN()-3;0);&quot;0&quot;)+IFNA(VLOOKUP([.$C74]; [Round2.$D$2:.$V$16];COLUMN()-3;0);&quot;0&quot;)+IFNA(VLOOKUP([.$C74]; [Round3.$D$2:.$V$24];COLUMN()-3;0);&quot;0&quot;)+IFNA(VLOOKUP([.$C74]; [Round4.$D$2:.$V$23];COLUMN()-3;0);&quot;0&quot;)+IFNA(VLOOKUP([.$C74]; [Round5.$D$2:.$V$25];COLUMN()-3;0);&quot;0&quot;)+IFNA(VLOOKUP([.$C74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74]/[.F74])/(1-[.E74]/[.F74])) / LOG([.$B74]/[.$A74]); 2 * SIGN( [.E74]-[.F74]/2))" office:value-type="float" office:value="-2" calcext:value-type="float">
            <text:p>-2</text:p>
          </table:table-cell>
          <table:table-cell/>
          <table:table-cell table:formula="of:=IFERROR(LOG(([.G74]/[.H74])/(1-[.G74]/[.H74])) / LOG([.$B74]/[.$A74]); 2 * SIGN( [.G74]-[.H74]/2))" office:value-type="float" office:value="2" calcext:value-type="float">
            <text:p>2</text:p>
          </table:table-cell>
          <table:table-cell/>
          <table:table-cell table:formula="of:=IFERROR(LOG(([.I74]/[.J74])/(1-[.I74]/[.J74])) / LOG([.$B74]/[.$A74]); 2 * SIGN( [.I74]-[.J74]/2))" office:value-type="float" office:value="2" calcext:value-type="float">
            <text:p>2</text:p>
          </table:table-cell>
          <table:table-cell/>
          <table:table-cell table:formula="of:=IFERROR(LOG(([.K74]/[.L74])/(1-[.K74]/[.L74])) / LOG([.$B74]/[.$A74]); 2 * SIGN( [.K74]-[.L74]/2))" office:value-type="float" office:value="-2" calcext:value-type="float">
            <text:p>-2</text:p>
          </table:table-cell>
          <table:table-cell/>
          <table:table-cell table:formula="of:=IFERROR(LOG(([.M74]/[.N74])/(1-[.M74]/[.N74])) / LOG([.$B74]/[.$A74]); 2 * SIGN( [.M74]-[.N74]/2))" office:value-type="float" office:value="2" calcext:value-type="float">
            <text:p>2</text:p>
          </table:table-cell>
          <table:table-cell/>
          <table:table-cell table:formula="of:=IFERROR(LOG(([.O74]/[.P74])/(1-[.O74]/[.P74])) / LOG([.$B74]/[.$A74]); 2 * SIGN( [.O74]-[.P74]/2))"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A75]&amp;[.B75]" office:value-type="string" office:string-value="69" calcext:value-type="string">
            <text:p>69</text:p>
          </table:table-cell>
          <table:table-cell/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formula="of:=IFNA(VLOOKUP([.$C75]; [Round1.$D$2:.$V$9];COLUMN()-3;0);&quot;0&quot;)+IFNA(VLOOKUP([.$C75]; [Round2.$D$2:.$V$16];COLUMN()-3;0);&quot;0&quot;)+IFNA(VLOOKUP([.$C75]; [Round3.$D$2:.$V$24];COLUMN()-3;0);&quot;0&quot;)+IFNA(VLOOKUP([.$C75]; [Round4.$D$2:.$V$23];COLUMN()-3;0);&quot;0&quot;)+IFNA(VLOOKUP([.$C75]; [Round5.$D$2:.$V$25];COLUMN()-3;0);&quot;0&quot;)+IFNA(VLOOKUP([.$C75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75]/[.F75])/(1-[.E75]/[.F75])) / LOG([.$B75]/[.$A75]); 2 * SIGN( [.E75]-[.F75]/2))" office:value-type="float" office:value="0" calcext:value-type="float">
            <text:p>0</text:p>
          </table:table-cell>
          <table:table-cell/>
          <table:table-cell table:formula="of:=IFERROR(LOG(([.G75]/[.H75])/(1-[.G75]/[.H75])) / LOG([.$B75]/[.$A75]); 2 * SIGN( [.G75]-[.H75]/2))" office:value-type="float" office:value="0" calcext:value-type="float">
            <text:p>0</text:p>
          </table:table-cell>
          <table:table-cell/>
          <table:table-cell table:formula="of:=IFERROR(LOG(([.I75]/[.J75])/(1-[.I75]/[.J75])) / LOG([.$B75]/[.$A75]); 2 * SIGN( [.I75]-[.J75]/2))" office:value-type="float" office:value="0" calcext:value-type="float">
            <text:p>0</text:p>
          </table:table-cell>
          <table:table-cell/>
          <table:table-cell table:formula="of:=IFERROR(LOG(([.K75]/[.L75])/(1-[.K75]/[.L75])) / LOG([.$B75]/[.$A75]); 2 * SIGN( [.K75]-[.L75]/2))" office:value-type="float" office:value="0" calcext:value-type="float">
            <text:p>0</text:p>
          </table:table-cell>
          <table:table-cell/>
          <table:table-cell table:formula="of:=IFERROR(LOG(([.M75]/[.N75])/(1-[.M75]/[.N75])) / LOG([.$B75]/[.$A75]); 2 * SIGN( [.M75]-[.N75]/2))" office:value-type="float" office:value="0" calcext:value-type="float">
            <text:p>0</text:p>
          </table:table-cell>
          <table:table-cell/>
          <table:table-cell table:formula="of:=IFERROR(LOG(([.O75]/[.P75])/(1-[.O75]/[.P75])) / LOG([.$B75]/[.$A75]); 2 * SIGN( [.O75]-[.P75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A76]&amp;[.B76]" office:value-type="string" office:string-value="610" calcext:value-type="string">
            <text:p>610</text:p>
          </table:table-cell>
          <table:table-cell/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4" calcext:value-type="float">
            <text:p>4</text:p>
          </table:table-cell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2" calcext:value-type="float">
            <text:p>2</text:p>
          </table:table-cell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6" calcext:value-type="float">
            <text:p>6</text:p>
          </table:table-cell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4" calcext:value-type="float">
            <text:p>4</text:p>
          </table:table-cell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2" calcext:value-type="float">
            <text:p>2</text:p>
          </table:table-cell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6" calcext:value-type="float">
            <text:p>6</text:p>
          </table:table-cell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4" calcext:value-type="float">
            <text:p>4</text:p>
          </table:table-cell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2" calcext:value-type="float">
            <text:p>2</text:p>
          </table:table-cell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6" calcext:value-type="float">
            <text:p>6</text:p>
          </table:table-cell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4" calcext:value-type="float">
            <text:p>4</text:p>
          </table:table-cell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2" calcext:value-type="float">
            <text:p>2</text:p>
          </table:table-cell>
          <table:table-cell table:formula="of:=IFNA(VLOOKUP([.$C76]; [Round1.$D$2:.$V$9];COLUMN()-3;0);&quot;0&quot;)+IFNA(VLOOKUP([.$C76]; [Round2.$D$2:.$V$16];COLUMN()-3;0);&quot;0&quot;)+IFNA(VLOOKUP([.$C76]; [Round3.$D$2:.$V$24];COLUMN()-3;0);&quot;0&quot;)+IFNA(VLOOKUP([.$C76]; [Round4.$D$2:.$V$23];COLUMN()-3;0);&quot;0&quot;)+IFNA(VLOOKUP([.$C76]; [Round5.$D$2:.$V$25];COLUMN()-3;0);&quot;0&quot;)+IFNA(VLOOKUP([.$C76]; [Round6.$D$2:.$V$12];COLUMN()-3;0);&quot;0&quot;)" office:value-type="float" office:value="6" calcext:value-type="float">
            <text:p>6</text:p>
          </table:table-cell>
          <table:table-cell table:number-columns-repeated="2"/>
          <table:table-cell table:formula="of:=IFERROR(LOG(([.E76]/[.F76])/(1-[.E76]/[.F76])) / LOG([.$B76]/[.$A76]); 2 * SIGN( [.E76]-[.F76]/2))" office:value-type="float" office:value="2" calcext:value-type="float">
            <text:p>2</text:p>
          </table:table-cell>
          <table:table-cell/>
          <table:table-cell table:formula="of:=IFERROR(LOG(([.G76]/[.H76])/(1-[.G76]/[.H76])) / LOG([.$B76]/[.$A76]); 2 * SIGN( [.G76]-[.H76]/2))" office:value-type="float" office:value="2" calcext:value-type="float">
            <text:p>2</text:p>
          </table:table-cell>
          <table:table-cell/>
          <table:table-cell table:formula="of:=IFERROR(LOG(([.I76]/[.J76])/(1-[.I76]/[.J76])) / LOG([.$B76]/[.$A76]); 2 * SIGN( [.I76]-[.J76]/2))" office:value-type="float" office:value="-1.35691544885672" calcext:value-type="float">
            <text:p>-1.3569154489</text:p>
          </table:table-cell>
          <table:table-cell/>
          <table:table-cell table:formula="of:=IFERROR(LOG(([.K76]/[.L76])/(1-[.K76]/[.L76])) / LOG([.$B76]/[.$A76]); 2 * SIGN( [.K76]-[.L76]/2))" office:value-type="float" office:value="2" calcext:value-type="float">
            <text:p>2</text:p>
          </table:table-cell>
          <table:table-cell/>
          <table:table-cell table:formula="of:=IFERROR(LOG(([.M76]/[.N76])/(1-[.M76]/[.N76])) / LOG([.$B76]/[.$A76]); 2 * SIGN( [.M76]-[.N76]/2))" office:value-type="float" office:value="2" calcext:value-type="float">
            <text:p>2</text:p>
          </table:table-cell>
          <table:table-cell/>
          <table:table-cell table:formula="of:=IFERROR(LOG(([.O76]/[.P76])/(1-[.O76]/[.P76])) / LOG([.$B76]/[.$A76]); 2 * SIGN( [.O76]-[.P76]/2))" office:value-type="float" office:value="-1.35691544885672" calcext:value-type="float">
            <text:p>-1.3569154489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A77]&amp;[.B77]" office:value-type="string" office:string-value="611" calcext:value-type="string">
            <text:p>611</text:p>
          </table:table-cell>
          <table:table-cell/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72" calcext:value-type="float">
            <text:p>72</text:p>
          </table:table-cell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36" calcext:value-type="float">
            <text:p>36</text:p>
          </table:table-cell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108" calcext:value-type="float">
            <text:p>108</text:p>
          </table:table-cell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74" calcext:value-type="float">
            <text:p>74</text:p>
          </table:table-cell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38" calcext:value-type="float">
            <text:p>38</text:p>
          </table:table-cell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112" calcext:value-type="float">
            <text:p>112</text:p>
          </table:table-cell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77" calcext:value-type="float">
            <text:p>77</text:p>
          </table:table-cell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39" calcext:value-type="float">
            <text:p>39</text:p>
          </table:table-cell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116" calcext:value-type="float">
            <text:p>116</text:p>
          </table:table-cell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79" calcext:value-type="float">
            <text:p>79</text:p>
          </table:table-cell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41" calcext:value-type="float">
            <text:p>41</text:p>
          </table:table-cell>
          <table:table-cell table:formula="of:=IFNA(VLOOKUP([.$C77]; [Round1.$D$2:.$V$9];COLUMN()-3;0);&quot;0&quot;)+IFNA(VLOOKUP([.$C77]; [Round2.$D$2:.$V$16];COLUMN()-3;0);&quot;0&quot;)+IFNA(VLOOKUP([.$C77]; [Round3.$D$2:.$V$24];COLUMN()-3;0);&quot;0&quot;)+IFNA(VLOOKUP([.$C77]; [Round4.$D$2:.$V$23];COLUMN()-3;0);&quot;0&quot;)+IFNA(VLOOKUP([.$C77]; [Round5.$D$2:.$V$25];COLUMN()-3;0);&quot;0&quot;)+IFNA(VLOOKUP([.$C77]; [Round6.$D$2:.$V$12];COLUMN()-3;0);&quot;0&quot;)" office:value-type="float" office:value="120" calcext:value-type="float">
            <text:p>120</text:p>
          </table:table-cell>
          <table:table-cell table:number-columns-repeated="2"/>
          <table:table-cell table:formula="of:=IFERROR(LOG(([.E77]/[.F77])/(1-[.E77]/[.F77])) / LOG([.$B77]/[.$A77]); 2 * SIGN( [.E77]-[.F77]/2))" office:value-type="float" office:value="2" calcext:value-type="float">
            <text:p>2</text:p>
          </table:table-cell>
          <table:table-cell/>
          <table:table-cell table:formula="of:=IFERROR(LOG(([.G77]/[.H77])/(1-[.G77]/[.H77])) / LOG([.$B77]/[.$A77]); 2 * SIGN( [.G77]-[.H77]/2))" office:value-type="float" office:value="2" calcext:value-type="float">
            <text:p>2</text:p>
          </table:table-cell>
          <table:table-cell/>
          <table:table-cell table:formula="of:=IFERROR(LOG(([.I77]/[.J77])/(1-[.I77]/[.J77])) / LOG([.$B77]/[.$A77]); 2 * SIGN( [.I77]-[.J77]/2))" office:value-type="float" office:value="-1.09955381211938" calcext:value-type="float">
            <text:p>-1.0995538121</text:p>
          </table:table-cell>
          <table:table-cell/>
          <table:table-cell table:formula="of:=IFERROR(LOG(([.K77]/[.L77])/(1-[.K77]/[.L77])) / LOG([.$B77]/[.$A77]); 2 * SIGN( [.K77]-[.L77]/2))" office:value-type="float" office:value="2" calcext:value-type="float">
            <text:p>2</text:p>
          </table:table-cell>
          <table:table-cell/>
          <table:table-cell table:formula="of:=IFERROR(LOG(([.M77]/[.N77])/(1-[.M77]/[.N77])) / LOG([.$B77]/[.$A77]); 2 * SIGN( [.M77]-[.N77]/2))" office:value-type="float" office:value="2" calcext:value-type="float">
            <text:p>2</text:p>
          </table:table-cell>
          <table:table-cell/>
          <table:table-cell table:formula="of:=IFERROR(LOG(([.O77]/[.P77])/(1-[.O77]/[.P77])) / LOG([.$B77]/[.$A77]); 2 * SIGN( [.O77]-[.P77]/2))" office:value-type="float" office:value="-1.08206078885196" calcext:value-type="float">
            <text:p>-1.0820607889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78]&amp;[.B78]" office:value-type="string" office:string-value="612" calcext:value-type="string">
            <text:p>612</text:p>
          </table:table-cell>
          <table:table-cell/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formula="of:=IFNA(VLOOKUP([.$C78]; [Round1.$D$2:.$V$9];COLUMN()-3;0);&quot;0&quot;)+IFNA(VLOOKUP([.$C78]; [Round2.$D$2:.$V$16];COLUMN()-3;0);&quot;0&quot;)+IFNA(VLOOKUP([.$C78]; [Round3.$D$2:.$V$24];COLUMN()-3;0);&quot;0&quot;)+IFNA(VLOOKUP([.$C78]; [Round4.$D$2:.$V$23];COLUMN()-3;0);&quot;0&quot;)+IFNA(VLOOKUP([.$C78]; [Round5.$D$2:.$V$25];COLUMN()-3;0);&quot;0&quot;)+IFNA(VLOOKUP([.$C78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78]/[.F78])/(1-[.E78]/[.F78])) / LOG([.$B78]/[.$A78]); 2 * SIGN( [.E78]-[.F78]/2))" office:value-type="float" office:value="0" calcext:value-type="float">
            <text:p>0</text:p>
          </table:table-cell>
          <table:table-cell/>
          <table:table-cell table:formula="of:=IFERROR(LOG(([.G78]/[.H78])/(1-[.G78]/[.H78])) / LOG([.$B78]/[.$A78]); 2 * SIGN( [.G78]-[.H78]/2))" office:value-type="float" office:value="0" calcext:value-type="float">
            <text:p>0</text:p>
          </table:table-cell>
          <table:table-cell/>
          <table:table-cell table:formula="of:=IFERROR(LOG(([.I78]/[.J78])/(1-[.I78]/[.J78])) / LOG([.$B78]/[.$A78]); 2 * SIGN( [.I78]-[.J78]/2))" office:value-type="float" office:value="0" calcext:value-type="float">
            <text:p>0</text:p>
          </table:table-cell>
          <table:table-cell/>
          <table:table-cell table:formula="of:=IFERROR(LOG(([.K78]/[.L78])/(1-[.K78]/[.L78])) / LOG([.$B78]/[.$A78]); 2 * SIGN( [.K78]-[.L78]/2))" office:value-type="float" office:value="0" calcext:value-type="float">
            <text:p>0</text:p>
          </table:table-cell>
          <table:table-cell/>
          <table:table-cell table:formula="of:=IFERROR(LOG(([.M78]/[.N78])/(1-[.M78]/[.N78])) / LOG([.$B78]/[.$A78]); 2 * SIGN( [.M78]-[.N78]/2))" office:value-type="float" office:value="0" calcext:value-type="float">
            <text:p>0</text:p>
          </table:table-cell>
          <table:table-cell/>
          <table:table-cell table:formula="of:=IFERROR(LOG(([.O78]/[.P78])/(1-[.O78]/[.P78])) / LOG([.$B78]/[.$A78]); 2 * SIGN( [.O78]-[.P78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[.A79]&amp;[.B79]" office:value-type="string" office:string-value="613" calcext:value-type="string">
            <text:p>613</text:p>
          </table:table-cell>
          <table:table-cell/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formula="of:=IFNA(VLOOKUP([.$C79]; [Round1.$D$2:.$V$9];COLUMN()-3;0);&quot;0&quot;)+IFNA(VLOOKUP([.$C79]; [Round2.$D$2:.$V$16];COLUMN()-3;0);&quot;0&quot;)+IFNA(VLOOKUP([.$C79]; [Round3.$D$2:.$V$24];COLUMN()-3;0);&quot;0&quot;)+IFNA(VLOOKUP([.$C79]; [Round4.$D$2:.$V$23];COLUMN()-3;0);&quot;0&quot;)+IFNA(VLOOKUP([.$C79]; [Round5.$D$2:.$V$25];COLUMN()-3;0);&quot;0&quot;)+IFNA(VLOOKUP([.$C79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79]/[.F79])/(1-[.E79]/[.F79])) / LOG([.$B79]/[.$A79]); 2 * SIGN( [.E79]-[.F79]/2))" office:value-type="float" office:value="0" calcext:value-type="float">
            <text:p>0</text:p>
          </table:table-cell>
          <table:table-cell/>
          <table:table-cell table:formula="of:=IFERROR(LOG(([.G79]/[.H79])/(1-[.G79]/[.H79])) / LOG([.$B79]/[.$A79]); 2 * SIGN( [.G79]-[.H79]/2))" office:value-type="float" office:value="0" calcext:value-type="float">
            <text:p>0</text:p>
          </table:table-cell>
          <table:table-cell/>
          <table:table-cell table:formula="of:=IFERROR(LOG(([.I79]/[.J79])/(1-[.I79]/[.J79])) / LOG([.$B79]/[.$A79]); 2 * SIGN( [.I79]-[.J79]/2))" office:value-type="float" office:value="0" calcext:value-type="float">
            <text:p>0</text:p>
          </table:table-cell>
          <table:table-cell/>
          <table:table-cell table:formula="of:=IFERROR(LOG(([.K79]/[.L79])/(1-[.K79]/[.L79])) / LOG([.$B79]/[.$A79]); 2 * SIGN( [.K79]-[.L79]/2))" office:value-type="float" office:value="0" calcext:value-type="float">
            <text:p>0</text:p>
          </table:table-cell>
          <table:table-cell/>
          <table:table-cell table:formula="of:=IFERROR(LOG(([.M79]/[.N79])/(1-[.M79]/[.N79])) / LOG([.$B79]/[.$A79]); 2 * SIGN( [.M79]-[.N79]/2))" office:value-type="float" office:value="0" calcext:value-type="float">
            <text:p>0</text:p>
          </table:table-cell>
          <table:table-cell/>
          <table:table-cell table:formula="of:=IFERROR(LOG(([.O79]/[.P79])/(1-[.O79]/[.P79])) / LOG([.$B79]/[.$A79]); 2 * SIGN( [.O79]-[.P79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A80]&amp;[.B80]" office:value-type="string" office:string-value="614" calcext:value-type="string">
            <text:p>614</text:p>
          </table:table-cell>
          <table:table-cell/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11" calcext:value-type="float">
            <text:p>11</text:p>
          </table:table-cell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0" calcext:value-type="float">
            <text:p>0</text:p>
          </table:table-cell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13" calcext:value-type="float">
            <text:p>13</text:p>
          </table:table-cell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11" calcext:value-type="float">
            <text:p>11</text:p>
          </table:table-cell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2" calcext:value-type="float">
            <text:p>2</text:p>
          </table:table-cell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13" calcext:value-type="float">
            <text:p>13</text:p>
          </table:table-cell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12" calcext:value-type="float">
            <text:p>12</text:p>
          </table:table-cell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2" calcext:value-type="float">
            <text:p>2</text:p>
          </table:table-cell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14" calcext:value-type="float">
            <text:p>14</text:p>
          </table:table-cell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12" calcext:value-type="float">
            <text:p>12</text:p>
          </table:table-cell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2" calcext:value-type="float">
            <text:p>2</text:p>
          </table:table-cell>
          <table:table-cell table:formula="of:=IFNA(VLOOKUP([.$C80]; [Round1.$D$2:.$V$9];COLUMN()-3;0);&quot;0&quot;)+IFNA(VLOOKUP([.$C80]; [Round2.$D$2:.$V$16];COLUMN()-3;0);&quot;0&quot;)+IFNA(VLOOKUP([.$C80]; [Round3.$D$2:.$V$24];COLUMN()-3;0);&quot;0&quot;)+IFNA(VLOOKUP([.$C80]; [Round4.$D$2:.$V$23];COLUMN()-3;0);&quot;0&quot;)+IFNA(VLOOKUP([.$C80]; [Round5.$D$2:.$V$25];COLUMN()-3;0);&quot;0&quot;)+IFNA(VLOOKUP([.$C80]; [Round6.$D$2:.$V$12];COLUMN()-3;0);&quot;0&quot;)" office:value-type="float" office:value="14" calcext:value-type="float">
            <text:p>14</text:p>
          </table:table-cell>
          <table:table-cell table:number-columns-repeated="2"/>
          <table:table-cell table:formula="of:=IFERROR(LOG(([.E80]/[.F80])/(1-[.E80]/[.F80])) / LOG([.$B80]/[.$A80]); 2 * SIGN( [.E80]-[.F80]/2))" office:value-type="float" office:value="2" calcext:value-type="float">
            <text:p>2</text:p>
          </table:table-cell>
          <table:table-cell/>
          <table:table-cell table:formula="of:=IFERROR(LOG(([.G80]/[.H80])/(1-[.G80]/[.H80])) / LOG([.$B80]/[.$A80]); 2 * SIGN( [.G80]-[.H80]/2))" office:value-type="float" office:value="2" calcext:value-type="float">
            <text:p>2</text:p>
          </table:table-cell>
          <table:table-cell/>
          <table:table-cell table:formula="of:=IFERROR(LOG(([.I80]/[.J80])/(1-[.I80]/[.J80])) / LOG([.$B80]/[.$A80]); 2 * SIGN( [.I80]-[.J80]/2))" office:value-type="float" office:value="-2.0119820572418" calcext:value-type="float">
            <text:p>-2.0119820572</text:p>
          </table:table-cell>
          <table:table-cell/>
          <table:table-cell table:formula="of:=IFERROR(LOG(([.K80]/[.L80])/(1-[.K80]/[.L80])) / LOG([.$B80]/[.$A80]); 2 * SIGN( [.K80]-[.L80]/2))" office:value-type="float" office:value="2" calcext:value-type="float">
            <text:p>2</text:p>
          </table:table-cell>
          <table:table-cell/>
          <table:table-cell table:formula="of:=IFERROR(LOG(([.M80]/[.N80])/(1-[.M80]/[.N80])) / LOG([.$B80]/[.$A80]); 2 * SIGN( [.M80]-[.N80]/2))" office:value-type="float" office:value="2" calcext:value-type="float">
            <text:p>2</text:p>
          </table:table-cell>
          <table:table-cell/>
          <table:table-cell table:formula="of:=IFERROR(LOG(([.O80]/[.P80])/(1-[.O80]/[.P80])) / LOG([.$B80]/[.$A80]); 2 * SIGN( [.O80]-[.P80]/2))" office:value-type="float" office:value="-2.11467484222047" calcext:value-type="float">
            <text:p>-2.1146748422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A81]&amp;[.B81]" office:value-type="string" office:string-value="615" calcext:value-type="string">
            <text:p>615</text:p>
          </table:table-cell>
          <table:table-cell/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formula="of:=IFNA(VLOOKUP([.$C81]; [Round1.$D$2:.$V$9];COLUMN()-3;0);&quot;0&quot;)+IFNA(VLOOKUP([.$C81]; [Round2.$D$2:.$V$16];COLUMN()-3;0);&quot;0&quot;)+IFNA(VLOOKUP([.$C81]; [Round3.$D$2:.$V$24];COLUMN()-3;0);&quot;0&quot;)+IFNA(VLOOKUP([.$C81]; [Round4.$D$2:.$V$23];COLUMN()-3;0);&quot;0&quot;)+IFNA(VLOOKUP([.$C81]; [Round5.$D$2:.$V$25];COLUMN()-3;0);&quot;0&quot;)+IFNA(VLOOKUP([.$C81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81]/[.F81])/(1-[.E81]/[.F81])) / LOG([.$B81]/[.$A81]); 2 * SIGN( [.E81]-[.F81]/2))" office:value-type="float" office:value="0" calcext:value-type="float">
            <text:p>0</text:p>
          </table:table-cell>
          <table:table-cell/>
          <table:table-cell table:formula="of:=IFERROR(LOG(([.G81]/[.H81])/(1-[.G81]/[.H81])) / LOG([.$B81]/[.$A81]); 2 * SIGN( [.G81]-[.H81]/2))" office:value-type="float" office:value="0" calcext:value-type="float">
            <text:p>0</text:p>
          </table:table-cell>
          <table:table-cell/>
          <table:table-cell table:formula="of:=IFERROR(LOG(([.I81]/[.J81])/(1-[.I81]/[.J81])) / LOG([.$B81]/[.$A81]); 2 * SIGN( [.I81]-[.J81]/2))" office:value-type="float" office:value="0" calcext:value-type="float">
            <text:p>0</text:p>
          </table:table-cell>
          <table:table-cell/>
          <table:table-cell table:formula="of:=IFERROR(LOG(([.K81]/[.L81])/(1-[.K81]/[.L81])) / LOG([.$B81]/[.$A81]); 2 * SIGN( [.K81]-[.L81]/2))" office:value-type="float" office:value="0" calcext:value-type="float">
            <text:p>0</text:p>
          </table:table-cell>
          <table:table-cell/>
          <table:table-cell table:formula="of:=IFERROR(LOG(([.M81]/[.N81])/(1-[.M81]/[.N81])) / LOG([.$B81]/[.$A81]); 2 * SIGN( [.M81]-[.N81]/2))" office:value-type="float" office:value="0" calcext:value-type="float">
            <text:p>0</text:p>
          </table:table-cell>
          <table:table-cell/>
          <table:table-cell table:formula="of:=IFERROR(LOG(([.O81]/[.P81])/(1-[.O81]/[.P81])) / LOG([.$B81]/[.$A81]); 2 * SIGN( [.O81]-[.P81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A82]&amp;[.B82]" office:value-type="string" office:string-value="616" calcext:value-type="string">
            <text:p>616</text:p>
          </table:table-cell>
          <table:table-cell/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formula="of:=IFNA(VLOOKUP([.$C82]; [Round1.$D$2:.$V$9];COLUMN()-3;0);&quot;0&quot;)+IFNA(VLOOKUP([.$C82]; [Round2.$D$2:.$V$16];COLUMN()-3;0);&quot;0&quot;)+IFNA(VLOOKUP([.$C82]; [Round3.$D$2:.$V$24];COLUMN()-3;0);&quot;0&quot;)+IFNA(VLOOKUP([.$C82]; [Round4.$D$2:.$V$23];COLUMN()-3;0);&quot;0&quot;)+IFNA(VLOOKUP([.$C82]; [Round5.$D$2:.$V$25];COLUMN()-3;0);&quot;0&quot;)+IFNA(VLOOKUP([.$C82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82]/[.F82])/(1-[.E82]/[.F82])) / LOG([.$B82]/[.$A82]); 2 * SIGN( [.E82]-[.F82]/2))" office:value-type="float" office:value="0" calcext:value-type="float">
            <text:p>0</text:p>
          </table:table-cell>
          <table:table-cell/>
          <table:table-cell table:formula="of:=IFERROR(LOG(([.G82]/[.H82])/(1-[.G82]/[.H82])) / LOG([.$B82]/[.$A82]); 2 * SIGN( [.G82]-[.H82]/2))" office:value-type="float" office:value="0" calcext:value-type="float">
            <text:p>0</text:p>
          </table:table-cell>
          <table:table-cell/>
          <table:table-cell table:formula="of:=IFERROR(LOG(([.I82]/[.J82])/(1-[.I82]/[.J82])) / LOG([.$B82]/[.$A82]); 2 * SIGN( [.I82]-[.J82]/2))" office:value-type="float" office:value="0" calcext:value-type="float">
            <text:p>0</text:p>
          </table:table-cell>
          <table:table-cell/>
          <table:table-cell table:formula="of:=IFERROR(LOG(([.K82]/[.L82])/(1-[.K82]/[.L82])) / LOG([.$B82]/[.$A82]); 2 * SIGN( [.K82]-[.L82]/2))" office:value-type="float" office:value="0" calcext:value-type="float">
            <text:p>0</text:p>
          </table:table-cell>
          <table:table-cell/>
          <table:table-cell table:formula="of:=IFERROR(LOG(([.M82]/[.N82])/(1-[.M82]/[.N82])) / LOG([.$B82]/[.$A82]); 2 * SIGN( [.M82]-[.N82]/2))" office:value-type="float" office:value="0" calcext:value-type="float">
            <text:p>0</text:p>
          </table:table-cell>
          <table:table-cell/>
          <table:table-cell table:formula="of:=IFERROR(LOG(([.O82]/[.P82])/(1-[.O82]/[.P82])) / LOG([.$B82]/[.$A82]); 2 * SIGN( [.O82]-[.P82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table:formula="of:=[.A83]&amp;[.B83]" office:value-type="string" office:string-value="77" calcext:value-type="string">
            <text:p>77</text:p>
          </table:table-cell>
          <table:table-cell/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formula="of:=IFNA(VLOOKUP([.$C83]; [Round1.$D$2:.$V$9];COLUMN()-3;0);&quot;0&quot;)+IFNA(VLOOKUP([.$C83]; [Round2.$D$2:.$V$16];COLUMN()-3;0);&quot;0&quot;)+IFNA(VLOOKUP([.$C83]; [Round3.$D$2:.$V$24];COLUMN()-3;0);&quot;0&quot;)+IFNA(VLOOKUP([.$C83]; [Round4.$D$2:.$V$23];COLUMN()-3;0);&quot;0&quot;)+IFNA(VLOOKUP([.$C83]; [Round5.$D$2:.$V$25];COLUMN()-3;0);&quot;0&quot;)+IFNA(VLOOKUP([.$C83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83]/[.F83])/(1-[.E83]/[.F83])) / LOG([.$B83]/[.$A83]); 2 * SIGN( [.E83]-[.F83]/2))" office:value-type="float" office:value="0" calcext:value-type="float">
            <text:p>0</text:p>
          </table:table-cell>
          <table:table-cell/>
          <table:table-cell table:formula="of:=IFERROR(LOG(([.G83]/[.H83])/(1-[.G83]/[.H83])) / LOG([.$B83]/[.$A83]); 2 * SIGN( [.G83]-[.H83]/2))" office:value-type="float" office:value="0" calcext:value-type="float">
            <text:p>0</text:p>
          </table:table-cell>
          <table:table-cell/>
          <table:table-cell table:formula="of:=IFERROR(LOG(([.I83]/[.J83])/(1-[.I83]/[.J83])) / LOG([.$B83]/[.$A83]); 2 * SIGN( [.I83]-[.J83]/2))" office:value-type="float" office:value="0" calcext:value-type="float">
            <text:p>0</text:p>
          </table:table-cell>
          <table:table-cell/>
          <table:table-cell table:formula="of:=IFERROR(LOG(([.K83]/[.L83])/(1-[.K83]/[.L83])) / LOG([.$B83]/[.$A83]); 2 * SIGN( [.K83]-[.L83]/2))" office:value-type="float" office:value="0" calcext:value-type="float">
            <text:p>0</text:p>
          </table:table-cell>
          <table:table-cell/>
          <table:table-cell table:formula="of:=IFERROR(LOG(([.M83]/[.N83])/(1-[.M83]/[.N83])) / LOG([.$B83]/[.$A83]); 2 * SIGN( [.M83]-[.N83]/2))" office:value-type="float" office:value="0" calcext:value-type="float">
            <text:p>0</text:p>
          </table:table-cell>
          <table:table-cell/>
          <table:table-cell table:formula="of:=IFERROR(LOG(([.O83]/[.P83])/(1-[.O83]/[.P83])) / LOG([.$B83]/[.$A83]); 2 * SIGN( [.O83]-[.P83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84]&amp;[.B84]" office:value-type="string" office:string-value="78" calcext:value-type="string">
            <text:p>78</text:p>
          </table:table-cell>
          <table:table-cell/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0" calcext:value-type="float">
            <text:p>0</text:p>
          </table:table-cell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1" calcext:value-type="float">
            <text:p>1</text:p>
          </table:table-cell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1" calcext:value-type="float">
            <text:p>1</text:p>
          </table:table-cell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0" calcext:value-type="float">
            <text:p>0</text:p>
          </table:table-cell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1" calcext:value-type="float">
            <text:p>1</text:p>
          </table:table-cell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1" calcext:value-type="float">
            <text:p>1</text:p>
          </table:table-cell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0" calcext:value-type="float">
            <text:p>0</text:p>
          </table:table-cell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1" calcext:value-type="float">
            <text:p>1</text:p>
          </table:table-cell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1" calcext:value-type="float">
            <text:p>1</text:p>
          </table:table-cell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1" calcext:value-type="float">
            <text:p>1</text:p>
          </table:table-cell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1" calcext:value-type="float">
            <text:p>1</text:p>
          </table:table-cell>
          <table:table-cell table:formula="of:=IFNA(VLOOKUP([.$C84]; [Round1.$D$2:.$V$9];COLUMN()-3;0);&quot;0&quot;)+IFNA(VLOOKUP([.$C84]; [Round2.$D$2:.$V$16];COLUMN()-3;0);&quot;0&quot;)+IFNA(VLOOKUP([.$C84]; [Round3.$D$2:.$V$24];COLUMN()-3;0);&quot;0&quot;)+IFNA(VLOOKUP([.$C84]; [Round4.$D$2:.$V$23];COLUMN()-3;0);&quot;0&quot;)+IFNA(VLOOKUP([.$C84]; [Round5.$D$2:.$V$25];COLUMN()-3;0);&quot;0&quot;)+IFNA(VLOOKUP([.$C84]; [Round6.$D$2:.$V$12];COLUMN()-3;0);&quot;0&quot;)" office:value-type="float" office:value="2" calcext:value-type="float">
            <text:p>2</text:p>
          </table:table-cell>
          <table:table-cell table:number-columns-repeated="2"/>
          <table:table-cell table:formula="of:=IFERROR(LOG(([.E84]/[.F84])/(1-[.E84]/[.F84])) / LOG([.$B84]/[.$A84]); 2 * SIGN( [.E84]-[.F84]/2))" office:value-type="float" office:value="-2" calcext:value-type="float">
            <text:p>-2</text:p>
          </table:table-cell>
          <table:table-cell/>
          <table:table-cell table:formula="of:=IFERROR(LOG(([.G84]/[.H84])/(1-[.G84]/[.H84])) / LOG([.$B84]/[.$A84]); 2 * SIGN( [.G84]-[.H84]/2))" office:value-type="float" office:value="2" calcext:value-type="float">
            <text:p>2</text:p>
          </table:table-cell>
          <table:table-cell/>
          <table:table-cell table:formula="of:=IFERROR(LOG(([.I84]/[.J84])/(1-[.I84]/[.J84])) / LOG([.$B84]/[.$A84]); 2 * SIGN( [.I84]-[.J84]/2))" office:value-type="float" office:value="2" calcext:value-type="float">
            <text:p>2</text:p>
          </table:table-cell>
          <table:table-cell/>
          <table:table-cell table:formula="of:=IFERROR(LOG(([.K84]/[.L84])/(1-[.K84]/[.L84])) / LOG([.$B84]/[.$A84]); 2 * SIGN( [.K84]-[.L84]/2))" office:value-type="float" office:value="-2" calcext:value-type="float">
            <text:p>-2</text:p>
          </table:table-cell>
          <table:table-cell/>
          <table:table-cell table:formula="of:=IFERROR(LOG(([.M84]/[.N84])/(1-[.M84]/[.N84])) / LOG([.$B84]/[.$A84]); 2 * SIGN( [.M84]-[.N84]/2))" office:value-type="float" office:value="2" calcext:value-type="float">
            <text:p>2</text:p>
          </table:table-cell>
          <table:table-cell/>
          <table:table-cell table:formula="of:=IFERROR(LOG(([.O84]/[.P84])/(1-[.O84]/[.P84])) / LOG([.$B84]/[.$A84]); 2 * SIGN( [.O84]-[.P84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85]&amp;[.B85]" office:value-type="string" office:string-value="79" calcext:value-type="string">
            <text:p>79</text:p>
          </table:table-cell>
          <table:table-cell/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formula="of:=IFNA(VLOOKUP([.$C85]; [Round1.$D$2:.$V$9];COLUMN()-3;0);&quot;0&quot;)+IFNA(VLOOKUP([.$C85]; [Round2.$D$2:.$V$16];COLUMN()-3;0);&quot;0&quot;)+IFNA(VLOOKUP([.$C85]; [Round3.$D$2:.$V$24];COLUMN()-3;0);&quot;0&quot;)+IFNA(VLOOKUP([.$C85]; [Round4.$D$2:.$V$23];COLUMN()-3;0);&quot;0&quot;)+IFNA(VLOOKUP([.$C85]; [Round5.$D$2:.$V$25];COLUMN()-3;0);&quot;0&quot;)+IFNA(VLOOKUP([.$C85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85]/[.F85])/(1-[.E85]/[.F85])) / LOG([.$B85]/[.$A85]); 2 * SIGN( [.E85]-[.F85]/2))" office:value-type="float" office:value="0" calcext:value-type="float">
            <text:p>0</text:p>
          </table:table-cell>
          <table:table-cell/>
          <table:table-cell table:formula="of:=IFERROR(LOG(([.G85]/[.H85])/(1-[.G85]/[.H85])) / LOG([.$B85]/[.$A85]); 2 * SIGN( [.G85]-[.H85]/2))" office:value-type="float" office:value="0" calcext:value-type="float">
            <text:p>0</text:p>
          </table:table-cell>
          <table:table-cell/>
          <table:table-cell table:formula="of:=IFERROR(LOG(([.I85]/[.J85])/(1-[.I85]/[.J85])) / LOG([.$B85]/[.$A85]); 2 * SIGN( [.I85]-[.J85]/2))" office:value-type="float" office:value="0" calcext:value-type="float">
            <text:p>0</text:p>
          </table:table-cell>
          <table:table-cell/>
          <table:table-cell table:formula="of:=IFERROR(LOG(([.K85]/[.L85])/(1-[.K85]/[.L85])) / LOG([.$B85]/[.$A85]); 2 * SIGN( [.K85]-[.L85]/2))" office:value-type="float" office:value="0" calcext:value-type="float">
            <text:p>0</text:p>
          </table:table-cell>
          <table:table-cell/>
          <table:table-cell table:formula="of:=IFERROR(LOG(([.M85]/[.N85])/(1-[.M85]/[.N85])) / LOG([.$B85]/[.$A85]); 2 * SIGN( [.M85]-[.N85]/2))" office:value-type="float" office:value="0" calcext:value-type="float">
            <text:p>0</text:p>
          </table:table-cell>
          <table:table-cell/>
          <table:table-cell table:formula="of:=IFERROR(LOG(([.O85]/[.P85])/(1-[.O85]/[.P85])) / LOG([.$B85]/[.$A85]); 2 * SIGN( [.O85]-[.P85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A86]&amp;[.B86]" office:value-type="string" office:string-value="710" calcext:value-type="string">
            <text:p>710</text:p>
          </table:table-cell>
          <table:table-cell/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65" calcext:value-type="float">
            <text:p>65</text:p>
          </table:table-cell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43" calcext:value-type="float">
            <text:p>43</text:p>
          </table:table-cell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108" calcext:value-type="float">
            <text:p>108</text:p>
          </table:table-cell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67" calcext:value-type="float">
            <text:p>67</text:p>
          </table:table-cell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45" calcext:value-type="float">
            <text:p>45</text:p>
          </table:table-cell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112" calcext:value-type="float">
            <text:p>112</text:p>
          </table:table-cell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70" calcext:value-type="float">
            <text:p>70</text:p>
          </table:table-cell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46" calcext:value-type="float">
            <text:p>46</text:p>
          </table:table-cell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116" calcext:value-type="float">
            <text:p>116</text:p>
          </table:table-cell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73" calcext:value-type="float">
            <text:p>73</text:p>
          </table:table-cell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47" calcext:value-type="float">
            <text:p>47</text:p>
          </table:table-cell>
          <table:table-cell table:formula="of:=IFNA(VLOOKUP([.$C86]; [Round1.$D$2:.$V$9];COLUMN()-3;0);&quot;0&quot;)+IFNA(VLOOKUP([.$C86]; [Round2.$D$2:.$V$16];COLUMN()-3;0);&quot;0&quot;)+IFNA(VLOOKUP([.$C86]; [Round3.$D$2:.$V$24];COLUMN()-3;0);&quot;0&quot;)+IFNA(VLOOKUP([.$C86]; [Round4.$D$2:.$V$23];COLUMN()-3;0);&quot;0&quot;)+IFNA(VLOOKUP([.$C86]; [Round5.$D$2:.$V$25];COLUMN()-3;0);&quot;0&quot;)+IFNA(VLOOKUP([.$C86]; [Round6.$D$2:.$V$12];COLUMN()-3;0);&quot;0&quot;)" office:value-type="float" office:value="120" calcext:value-type="float">
            <text:p>120</text:p>
          </table:table-cell>
          <table:table-cell table:number-columns-repeated="2"/>
          <table:table-cell table:formula="of:=IFERROR(LOG(([.E86]/[.F86])/(1-[.E86]/[.F86])) / LOG([.$B86]/[.$A86]); 2 * SIGN( [.E86]-[.F86]/2))" office:value-type="float" office:value="2" calcext:value-type="float">
            <text:p>2</text:p>
          </table:table-cell>
          <table:table-cell/>
          <table:table-cell table:formula="of:=IFERROR(LOG(([.G86]/[.H86])/(1-[.G86]/[.H86])) / LOG([.$B86]/[.$A86]); 2 * SIGN( [.G86]-[.H86]/2))" office:value-type="float" office:value="2" calcext:value-type="float">
            <text:p>2</text:p>
          </table:table-cell>
          <table:table-cell/>
          <table:table-cell table:formula="of:=IFERROR(LOG(([.I86]/[.J86])/(1-[.I86]/[.J86])) / LOG([.$B86]/[.$A86]); 2 * SIGN( [.I86]-[.J86]/2))" office:value-type="float" office:value="-1.11594642793024" calcext:value-type="float">
            <text:p>-1.1159464279</text:p>
          </table:table-cell>
          <table:table-cell/>
          <table:table-cell table:formula="of:=IFERROR(LOG(([.K86]/[.L86])/(1-[.K86]/[.L86])) / LOG([.$B86]/[.$A86]); 2 * SIGN( [.K86]-[.L86]/2))" office:value-type="float" office:value="2" calcext:value-type="float">
            <text:p>2</text:p>
          </table:table-cell>
          <table:table-cell/>
          <table:table-cell table:formula="of:=IFERROR(LOG(([.M86]/[.N86])/(1-[.M86]/[.N86])) / LOG([.$B86]/[.$A86]); 2 * SIGN( [.M86]-[.N86]/2))" office:value-type="float" office:value="2" calcext:value-type="float">
            <text:p>2</text:p>
          </table:table-cell>
          <table:table-cell/>
          <table:table-cell table:formula="of:=IFERROR(LOG(([.O86]/[.P86])/(1-[.O86]/[.P86])) / LOG([.$B86]/[.$A86]); 2 * SIGN( [.O86]-[.P86]/2))" office:value-type="float" office:value="-1.23449052679733" calcext:value-type="float">
            <text:p>-1.2344905268</text:p>
          </table:table-cell>
          <table:table-cell table:number-columns-repeated="99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87]&amp;[.B87]" office:value-type="string" office:string-value="711" calcext:value-type="string">
            <text:p>711</text:p>
          </table:table-cell>
          <table:table-cell/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0" calcext:value-type="float">
            <text:p>0</text:p>
          </table:table-cell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3" calcext:value-type="float">
            <text:p>3</text:p>
          </table:table-cell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3" calcext:value-type="float">
            <text:p>3</text:p>
          </table:table-cell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0" calcext:value-type="float">
            <text:p>0</text:p>
          </table:table-cell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3" calcext:value-type="float">
            <text:p>3</text:p>
          </table:table-cell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3" calcext:value-type="float">
            <text:p>3</text:p>
          </table:table-cell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0" calcext:value-type="float">
            <text:p>0</text:p>
          </table:table-cell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3" calcext:value-type="float">
            <text:p>3</text:p>
          </table:table-cell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3" calcext:value-type="float">
            <text:p>3</text:p>
          </table:table-cell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0" calcext:value-type="float">
            <text:p>0</text:p>
          </table:table-cell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3" calcext:value-type="float">
            <text:p>3</text:p>
          </table:table-cell>
          <table:table-cell table:formula="of:=IFNA(VLOOKUP([.$C87]; [Round1.$D$2:.$V$9];COLUMN()-3;0);&quot;0&quot;)+IFNA(VLOOKUP([.$C87]; [Round2.$D$2:.$V$16];COLUMN()-3;0);&quot;0&quot;)+IFNA(VLOOKUP([.$C87]; [Round3.$D$2:.$V$24];COLUMN()-3;0);&quot;0&quot;)+IFNA(VLOOKUP([.$C87]; [Round4.$D$2:.$V$23];COLUMN()-3;0);&quot;0&quot;)+IFNA(VLOOKUP([.$C87]; [Round5.$D$2:.$V$25];COLUMN()-3;0);&quot;0&quot;)+IFNA(VLOOKUP([.$C87]; [Round6.$D$2:.$V$12];COLUMN()-3;0);&quot;0&quot;)" office:value-type="float" office:value="3" calcext:value-type="float">
            <text:p>3</text:p>
          </table:table-cell>
          <table:table-cell table:number-columns-repeated="2"/>
          <table:table-cell table:formula="of:=IFERROR(LOG(([.E87]/[.F87])/(1-[.E87]/[.F87])) / LOG([.$B87]/[.$A87]); 2 * SIGN( [.E87]-[.F87]/2))" office:value-type="float" office:value="-2" calcext:value-type="float">
            <text:p>-2</text:p>
          </table:table-cell>
          <table:table-cell/>
          <table:table-cell table:formula="of:=IFERROR(LOG(([.G87]/[.H87])/(1-[.G87]/[.H87])) / LOG([.$B87]/[.$A87]); 2 * SIGN( [.G87]-[.H87]/2))" office:value-type="float" office:value="2" calcext:value-type="float">
            <text:p>2</text:p>
          </table:table-cell>
          <table:table-cell/>
          <table:table-cell table:formula="of:=IFERROR(LOG(([.I87]/[.J87])/(1-[.I87]/[.J87])) / LOG([.$B87]/[.$A87]); 2 * SIGN( [.I87]-[.J87]/2))" office:value-type="float" office:value="2" calcext:value-type="float">
            <text:p>2</text:p>
          </table:table-cell>
          <table:table-cell/>
          <table:table-cell table:formula="of:=IFERROR(LOG(([.K87]/[.L87])/(1-[.K87]/[.L87])) / LOG([.$B87]/[.$A87]); 2 * SIGN( [.K87]-[.L87]/2))" office:value-type="float" office:value="-2" calcext:value-type="float">
            <text:p>-2</text:p>
          </table:table-cell>
          <table:table-cell/>
          <table:table-cell table:formula="of:=IFERROR(LOG(([.M87]/[.N87])/(1-[.M87]/[.N87])) / LOG([.$B87]/[.$A87]); 2 * SIGN( [.M87]-[.N87]/2))" office:value-type="float" office:value="2" calcext:value-type="float">
            <text:p>2</text:p>
          </table:table-cell>
          <table:table-cell/>
          <table:table-cell table:formula="of:=IFERROR(LOG(([.O87]/[.P87])/(1-[.O87]/[.P87])) / LOG([.$B87]/[.$A87]); 2 * SIGN( [.O87]-[.P87]/2))"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A88]&amp;[.B88]" office:value-type="string" office:string-value="712" calcext:value-type="string">
            <text:p>712</text:p>
          </table:table-cell>
          <table:table-cell/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formula="of:=IFNA(VLOOKUP([.$C88]; [Round1.$D$2:.$V$9];COLUMN()-3;0);&quot;0&quot;)+IFNA(VLOOKUP([.$C88]; [Round2.$D$2:.$V$16];COLUMN()-3;0);&quot;0&quot;)+IFNA(VLOOKUP([.$C88]; [Round3.$D$2:.$V$24];COLUMN()-3;0);&quot;0&quot;)+IFNA(VLOOKUP([.$C88]; [Round4.$D$2:.$V$23];COLUMN()-3;0);&quot;0&quot;)+IFNA(VLOOKUP([.$C88]; [Round5.$D$2:.$V$25];COLUMN()-3;0);&quot;0&quot;)+IFNA(VLOOKUP([.$C88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88]/[.F88])/(1-[.E88]/[.F88])) / LOG([.$B88]/[.$A88]); 2 * SIGN( [.E88]-[.F88]/2))" office:value-type="float" office:value="0" calcext:value-type="float">
            <text:p>0</text:p>
          </table:table-cell>
          <table:table-cell/>
          <table:table-cell table:formula="of:=IFERROR(LOG(([.G88]/[.H88])/(1-[.G88]/[.H88])) / LOG([.$B88]/[.$A88]); 2 * SIGN( [.G88]-[.H88]/2))" office:value-type="float" office:value="0" calcext:value-type="float">
            <text:p>0</text:p>
          </table:table-cell>
          <table:table-cell/>
          <table:table-cell table:formula="of:=IFERROR(LOG(([.I88]/[.J88])/(1-[.I88]/[.J88])) / LOG([.$B88]/[.$A88]); 2 * SIGN( [.I88]-[.J88]/2))" office:value-type="float" office:value="0" calcext:value-type="float">
            <text:p>0</text:p>
          </table:table-cell>
          <table:table-cell/>
          <table:table-cell table:formula="of:=IFERROR(LOG(([.K88]/[.L88])/(1-[.K88]/[.L88])) / LOG([.$B88]/[.$A88]); 2 * SIGN( [.K88]-[.L88]/2))" office:value-type="float" office:value="0" calcext:value-type="float">
            <text:p>0</text:p>
          </table:table-cell>
          <table:table-cell/>
          <table:table-cell table:formula="of:=IFERROR(LOG(([.M88]/[.N88])/(1-[.M88]/[.N88])) / LOG([.$B88]/[.$A88]); 2 * SIGN( [.M88]-[.N88]/2))" office:value-type="float" office:value="0" calcext:value-type="float">
            <text:p>0</text:p>
          </table:table-cell>
          <table:table-cell/>
          <table:table-cell table:formula="of:=IFERROR(LOG(([.O88]/[.P88])/(1-[.O88]/[.P88])) / LOG([.$B88]/[.$A88]); 2 * SIGN( [.O88]-[.P88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A89]&amp;[.B89]" office:value-type="string" office:string-value="713" calcext:value-type="string">
            <text:p>713</text:p>
          </table:table-cell>
          <table:table-cell/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formula="of:=IFNA(VLOOKUP([.$C89]; [Round1.$D$2:.$V$9];COLUMN()-3;0);&quot;0&quot;)+IFNA(VLOOKUP([.$C89]; [Round2.$D$2:.$V$16];COLUMN()-3;0);&quot;0&quot;)+IFNA(VLOOKUP([.$C89]; [Round3.$D$2:.$V$24];COLUMN()-3;0);&quot;0&quot;)+IFNA(VLOOKUP([.$C89]; [Round4.$D$2:.$V$23];COLUMN()-3;0);&quot;0&quot;)+IFNA(VLOOKUP([.$C89]; [Round5.$D$2:.$V$25];COLUMN()-3;0);&quot;0&quot;)+IFNA(VLOOKUP([.$C89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89]/[.F89])/(1-[.E89]/[.F89])) / LOG([.$B89]/[.$A89]); 2 * SIGN( [.E89]-[.F89]/2))" office:value-type="float" office:value="0" calcext:value-type="float">
            <text:p>0</text:p>
          </table:table-cell>
          <table:table-cell/>
          <table:table-cell table:formula="of:=IFERROR(LOG(([.G89]/[.H89])/(1-[.G89]/[.H89])) / LOG([.$B89]/[.$A89]); 2 * SIGN( [.G89]-[.H89]/2))" office:value-type="float" office:value="0" calcext:value-type="float">
            <text:p>0</text:p>
          </table:table-cell>
          <table:table-cell/>
          <table:table-cell table:formula="of:=IFERROR(LOG(([.I89]/[.J89])/(1-[.I89]/[.J89])) / LOG([.$B89]/[.$A89]); 2 * SIGN( [.I89]-[.J89]/2))" office:value-type="float" office:value="0" calcext:value-type="float">
            <text:p>0</text:p>
          </table:table-cell>
          <table:table-cell/>
          <table:table-cell table:formula="of:=IFERROR(LOG(([.K89]/[.L89])/(1-[.K89]/[.L89])) / LOG([.$B89]/[.$A89]); 2 * SIGN( [.K89]-[.L89]/2))" office:value-type="float" office:value="0" calcext:value-type="float">
            <text:p>0</text:p>
          </table:table-cell>
          <table:table-cell/>
          <table:table-cell table:formula="of:=IFERROR(LOG(([.M89]/[.N89])/(1-[.M89]/[.N89])) / LOG([.$B89]/[.$A89]); 2 * SIGN( [.M89]-[.N89]/2))" office:value-type="float" office:value="0" calcext:value-type="float">
            <text:p>0</text:p>
          </table:table-cell>
          <table:table-cell/>
          <table:table-cell table:formula="of:=IFERROR(LOG(([.O89]/[.P89])/(1-[.O89]/[.P89])) / LOG([.$B89]/[.$A89]); 2 * SIGN( [.O89]-[.P89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A90]&amp;[.B90]" office:value-type="string" office:string-value="714" calcext:value-type="string">
            <text:p>714</text:p>
          </table:table-cell>
          <table:table-cell/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1" calcext:value-type="float">
            <text:p>1</text:p>
          </table:table-cell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0" calcext:value-type="float">
            <text:p>0</text:p>
          </table:table-cell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1" calcext:value-type="float">
            <text:p>1</text:p>
          </table:table-cell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1" calcext:value-type="float">
            <text:p>1</text:p>
          </table:table-cell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0" calcext:value-type="float">
            <text:p>0</text:p>
          </table:table-cell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1" calcext:value-type="float">
            <text:p>1</text:p>
          </table:table-cell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1" calcext:value-type="float">
            <text:p>1</text:p>
          </table:table-cell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0" calcext:value-type="float">
            <text:p>0</text:p>
          </table:table-cell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1" calcext:value-type="float">
            <text:p>1</text:p>
          </table:table-cell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1" calcext:value-type="float">
            <text:p>1</text:p>
          </table:table-cell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0" calcext:value-type="float">
            <text:p>0</text:p>
          </table:table-cell>
          <table:table-cell table:formula="of:=IFNA(VLOOKUP([.$C90]; [Round1.$D$2:.$V$9];COLUMN()-3;0);&quot;0&quot;)+IFNA(VLOOKUP([.$C90]; [Round2.$D$2:.$V$16];COLUMN()-3;0);&quot;0&quot;)+IFNA(VLOOKUP([.$C90]; [Round3.$D$2:.$V$24];COLUMN()-3;0);&quot;0&quot;)+IFNA(VLOOKUP([.$C90]; [Round4.$D$2:.$V$23];COLUMN()-3;0);&quot;0&quot;)+IFNA(VLOOKUP([.$C90]; [Round5.$D$2:.$V$25];COLUMN()-3;0);&quot;0&quot;)+IFNA(VLOOKUP([.$C90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90]/[.F90])/(1-[.E90]/[.F90])) / LOG([.$B90]/[.$A90]); 2 * SIGN( [.E90]-[.F90]/2))" office:value-type="float" office:value="2" calcext:value-type="float">
            <text:p>2</text:p>
          </table:table-cell>
          <table:table-cell/>
          <table:table-cell table:formula="of:=IFERROR(LOG(([.G90]/[.H90])/(1-[.G90]/[.H90])) / LOG([.$B90]/[.$A90]); 2 * SIGN( [.G90]-[.H90]/2))" office:value-type="float" office:value="2" calcext:value-type="float">
            <text:p>2</text:p>
          </table:table-cell>
          <table:table-cell/>
          <table:table-cell table:formula="of:=IFERROR(LOG(([.I90]/[.J90])/(1-[.I90]/[.J90])) / LOG([.$B90]/[.$A90]); 2 * SIGN( [.I90]-[.J90]/2))" office:value-type="float" office:value="-2" calcext:value-type="float">
            <text:p>-2</text:p>
          </table:table-cell>
          <table:table-cell/>
          <table:table-cell table:formula="of:=IFERROR(LOG(([.K90]/[.L90])/(1-[.K90]/[.L90])) / LOG([.$B90]/[.$A90]); 2 * SIGN( [.K90]-[.L90]/2))" office:value-type="float" office:value="2" calcext:value-type="float">
            <text:p>2</text:p>
          </table:table-cell>
          <table:table-cell/>
          <table:table-cell table:formula="of:=IFERROR(LOG(([.M90]/[.N90])/(1-[.M90]/[.N90])) / LOG([.$B90]/[.$A90]); 2 * SIGN( [.M90]-[.N90]/2))" office:value-type="float" office:value="2" calcext:value-type="float">
            <text:p>2</text:p>
          </table:table-cell>
          <table:table-cell/>
          <table:table-cell table:formula="of:=IFERROR(LOG(([.O90]/[.P90])/(1-[.O90]/[.P90])) / LOG([.$B90]/[.$A90]); 2 * SIGN( [.O90]-[.P90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A91]&amp;[.B91]" office:value-type="string" office:string-value="715" calcext:value-type="string">
            <text:p>715</text:p>
          </table:table-cell>
          <table:table-cell/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1" calcext:value-type="float">
            <text:p>1</text:p>
          </table:table-cell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0" calcext:value-type="float">
            <text:p>0</text:p>
          </table:table-cell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1" calcext:value-type="float">
            <text:p>1</text:p>
          </table:table-cell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2" calcext:value-type="float">
            <text:p>2</text:p>
          </table:table-cell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0" calcext:value-type="float">
            <text:p>0</text:p>
          </table:table-cell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2" calcext:value-type="float">
            <text:p>2</text:p>
          </table:table-cell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2" calcext:value-type="float">
            <text:p>2</text:p>
          </table:table-cell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1" calcext:value-type="float">
            <text:p>1</text:p>
          </table:table-cell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3" calcext:value-type="float">
            <text:p>3</text:p>
          </table:table-cell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2" calcext:value-type="float">
            <text:p>2</text:p>
          </table:table-cell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1" calcext:value-type="float">
            <text:p>1</text:p>
          </table:table-cell>
          <table:table-cell table:formula="of:=IFNA(VLOOKUP([.$C91]; [Round1.$D$2:.$V$9];COLUMN()-3;0);&quot;0&quot;)+IFNA(VLOOKUP([.$C91]; [Round2.$D$2:.$V$16];COLUMN()-3;0);&quot;0&quot;)+IFNA(VLOOKUP([.$C91]; [Round3.$D$2:.$V$24];COLUMN()-3;0);&quot;0&quot;)+IFNA(VLOOKUP([.$C91]; [Round4.$D$2:.$V$23];COLUMN()-3;0);&quot;0&quot;)+IFNA(VLOOKUP([.$C91]; [Round5.$D$2:.$V$25];COLUMN()-3;0);&quot;0&quot;)+IFNA(VLOOKUP([.$C91]; [Round6.$D$2:.$V$12];COLUMN()-3;0);&quot;0&quot;)" office:value-type="float" office:value="3" calcext:value-type="float">
            <text:p>3</text:p>
          </table:table-cell>
          <table:table-cell table:number-columns-repeated="2"/>
          <table:table-cell table:formula="of:=IFERROR(LOG(([.E91]/[.F91])/(1-[.E91]/[.F91])) / LOG([.$B91]/[.$A91]); 2 * SIGN( [.E91]-[.F91]/2))" office:value-type="float" office:value="2" calcext:value-type="float">
            <text:p>2</text:p>
          </table:table-cell>
          <table:table-cell/>
          <table:table-cell table:formula="of:=IFERROR(LOG(([.G91]/[.H91])/(1-[.G91]/[.H91])) / LOG([.$B91]/[.$A91]); 2 * SIGN( [.G91]-[.H91]/2))" office:value-type="float" office:value="0" calcext:value-type="float">
            <text:p>0</text:p>
          </table:table-cell>
          <table:table-cell/>
          <table:table-cell table:formula="of:=IFERROR(LOG(([.I91]/[.J91])/(1-[.I91]/[.J91])) / LOG([.$B91]/[.$A91]); 2 * SIGN( [.I91]-[.J91]/2))" office:value-type="float" office:value="-2" calcext:value-type="float">
            <text:p>-2</text:p>
          </table:table-cell>
          <table:table-cell/>
          <table:table-cell table:formula="of:=IFERROR(LOG(([.K91]/[.L91])/(1-[.K91]/[.L91])) / LOG([.$B91]/[.$A91]); 2 * SIGN( [.K91]-[.L91]/2))" office:value-type="float" office:value="2" calcext:value-type="float">
            <text:p>2</text:p>
          </table:table-cell>
          <table:table-cell/>
          <table:table-cell table:formula="of:=IFERROR(LOG(([.M91]/[.N91])/(1-[.M91]/[.N91])) / LOG([.$B91]/[.$A91]); 2 * SIGN( [.M91]-[.N91]/2))" office:value-type="float" office:value="2" calcext:value-type="float">
            <text:p>2</text:p>
          </table:table-cell>
          <table:table-cell/>
          <table:table-cell table:formula="of:=IFERROR(LOG(([.O91]/[.P91])/(1-[.O91]/[.P91])) / LOG([.$B91]/[.$A91]); 2 * SIGN( [.O91]-[.P91]/2))" office:value-type="float" office:value="-0.909474812009085" calcext:value-type="float">
            <text:p>-0.909474812</text:p>
          </table:table-cell>
          <table:table-cell table:number-columns-repeated="99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A92]&amp;[.B92]" office:value-type="string" office:string-value="716" calcext:value-type="string">
            <text:p>716</text:p>
          </table:table-cell>
          <table:table-cell/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formula="of:=IFNA(VLOOKUP([.$C92]; [Round1.$D$2:.$V$9];COLUMN()-3;0);&quot;0&quot;)+IFNA(VLOOKUP([.$C92]; [Round2.$D$2:.$V$16];COLUMN()-3;0);&quot;0&quot;)+IFNA(VLOOKUP([.$C92]; [Round3.$D$2:.$V$24];COLUMN()-3;0);&quot;0&quot;)+IFNA(VLOOKUP([.$C92]; [Round4.$D$2:.$V$23];COLUMN()-3;0);&quot;0&quot;)+IFNA(VLOOKUP([.$C92]; [Round5.$D$2:.$V$25];COLUMN()-3;0);&quot;0&quot;)+IFNA(VLOOKUP([.$C92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92]/[.F92])/(1-[.E92]/[.F92])) / LOG([.$B92]/[.$A92]); 2 * SIGN( [.E92]-[.F92]/2))" office:value-type="float" office:value="0" calcext:value-type="float">
            <text:p>0</text:p>
          </table:table-cell>
          <table:table-cell/>
          <table:table-cell table:formula="of:=IFERROR(LOG(([.G92]/[.H92])/(1-[.G92]/[.H92])) / LOG([.$B92]/[.$A92]); 2 * SIGN( [.G92]-[.H92]/2))" office:value-type="float" office:value="0" calcext:value-type="float">
            <text:p>0</text:p>
          </table:table-cell>
          <table:table-cell/>
          <table:table-cell table:formula="of:=IFERROR(LOG(([.I92]/[.J92])/(1-[.I92]/[.J92])) / LOG([.$B92]/[.$A92]); 2 * SIGN( [.I92]-[.J92]/2))" office:value-type="float" office:value="0" calcext:value-type="float">
            <text:p>0</text:p>
          </table:table-cell>
          <table:table-cell/>
          <table:table-cell table:formula="of:=IFERROR(LOG(([.K92]/[.L92])/(1-[.K92]/[.L92])) / LOG([.$B92]/[.$A92]); 2 * SIGN( [.K92]-[.L92]/2))" office:value-type="float" office:value="0" calcext:value-type="float">
            <text:p>0</text:p>
          </table:table-cell>
          <table:table-cell/>
          <table:table-cell table:formula="of:=IFERROR(LOG(([.M92]/[.N92])/(1-[.M92]/[.N92])) / LOG([.$B92]/[.$A92]); 2 * SIGN( [.M92]-[.N92]/2))" office:value-type="float" office:value="0" calcext:value-type="float">
            <text:p>0</text:p>
          </table:table-cell>
          <table:table-cell/>
          <table:table-cell table:formula="of:=IFERROR(LOG(([.O92]/[.P92])/(1-[.O92]/[.P92])) / LOG([.$B92]/[.$A92]); 2 * SIGN( [.O92]-[.P92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table:formula="of:=[.A93]&amp;[.B93]" office:value-type="string" office:string-value="88" calcext:value-type="string">
            <text:p>88</text:p>
          </table:table-cell>
          <table:table-cell/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formula="of:=IFNA(VLOOKUP([.$C93]; [Round1.$D$2:.$V$9];COLUMN()-3;0);&quot;0&quot;)+IFNA(VLOOKUP([.$C93]; [Round2.$D$2:.$V$16];COLUMN()-3;0);&quot;0&quot;)+IFNA(VLOOKUP([.$C93]; [Round3.$D$2:.$V$24];COLUMN()-3;0);&quot;0&quot;)+IFNA(VLOOKUP([.$C93]; [Round4.$D$2:.$V$23];COLUMN()-3;0);&quot;0&quot;)+IFNA(VLOOKUP([.$C93]; [Round5.$D$2:.$V$25];COLUMN()-3;0);&quot;0&quot;)+IFNA(VLOOKUP([.$C93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93]/[.F93])/(1-[.E93]/[.F93])) / LOG([.$B93]/[.$A93]); 2 * SIGN( [.E93]-[.F93]/2))" office:value-type="float" office:value="0" calcext:value-type="float">
            <text:p>0</text:p>
          </table:table-cell>
          <table:table-cell/>
          <table:table-cell table:formula="of:=IFERROR(LOG(([.G93]/[.H93])/(1-[.G93]/[.H93])) / LOG([.$B93]/[.$A93]); 2 * SIGN( [.G93]-[.H93]/2))" office:value-type="float" office:value="0" calcext:value-type="float">
            <text:p>0</text:p>
          </table:table-cell>
          <table:table-cell/>
          <table:table-cell table:formula="of:=IFERROR(LOG(([.I93]/[.J93])/(1-[.I93]/[.J93])) / LOG([.$B93]/[.$A93]); 2 * SIGN( [.I93]-[.J93]/2))" office:value-type="float" office:value="0" calcext:value-type="float">
            <text:p>0</text:p>
          </table:table-cell>
          <table:table-cell/>
          <table:table-cell table:formula="of:=IFERROR(LOG(([.K93]/[.L93])/(1-[.K93]/[.L93])) / LOG([.$B93]/[.$A93]); 2 * SIGN( [.K93]-[.L93]/2))" office:value-type="float" office:value="0" calcext:value-type="float">
            <text:p>0</text:p>
          </table:table-cell>
          <table:table-cell/>
          <table:table-cell table:formula="of:=IFERROR(LOG(([.M93]/[.N93])/(1-[.M93]/[.N93])) / LOG([.$B93]/[.$A93]); 2 * SIGN( [.M93]-[.N93]/2))" office:value-type="float" office:value="0" calcext:value-type="float">
            <text:p>0</text:p>
          </table:table-cell>
          <table:table-cell/>
          <table:table-cell table:formula="of:=IFERROR(LOG(([.O93]/[.P93])/(1-[.O93]/[.P93])) / LOG([.$B93]/[.$A93]); 2 * SIGN( [.O93]-[.P93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94]&amp;[.B94]" office:value-type="string" office:string-value="89" calcext:value-type="string">
            <text:p>89</text:p>
          </table:table-cell>
          <table:table-cell/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51" calcext:value-type="float">
            <text:p>51</text:p>
          </table:table-cell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57" calcext:value-type="float">
            <text:p>57</text:p>
          </table:table-cell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108" calcext:value-type="float">
            <text:p>108</text:p>
          </table:table-cell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54" calcext:value-type="float">
            <text:p>54</text:p>
          </table:table-cell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58" calcext:value-type="float">
            <text:p>58</text:p>
          </table:table-cell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112" calcext:value-type="float">
            <text:p>112</text:p>
          </table:table-cell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56" calcext:value-type="float">
            <text:p>56</text:p>
          </table:table-cell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60" calcext:value-type="float">
            <text:p>60</text:p>
          </table:table-cell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116" calcext:value-type="float">
            <text:p>116</text:p>
          </table:table-cell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59" calcext:value-type="float">
            <text:p>59</text:p>
          </table:table-cell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61" calcext:value-type="float">
            <text:p>61</text:p>
          </table:table-cell>
          <table:table-cell table:formula="of:=IFNA(VLOOKUP([.$C94]; [Round1.$D$2:.$V$9];COLUMN()-3;0);&quot;0&quot;)+IFNA(VLOOKUP([.$C94]; [Round2.$D$2:.$V$16];COLUMN()-3;0);&quot;0&quot;)+IFNA(VLOOKUP([.$C94]; [Round3.$D$2:.$V$24];COLUMN()-3;0);&quot;0&quot;)+IFNA(VLOOKUP([.$C94]; [Round4.$D$2:.$V$23];COLUMN()-3;0);&quot;0&quot;)+IFNA(VLOOKUP([.$C94]; [Round5.$D$2:.$V$25];COLUMN()-3;0);&quot;0&quot;)+IFNA(VLOOKUP([.$C94]; [Round6.$D$2:.$V$12];COLUMN()-3;0);&quot;0&quot;)" office:value-type="float" office:value="120" calcext:value-type="float">
            <text:p>120</text:p>
          </table:table-cell>
          <table:table-cell table:number-columns-repeated="2"/>
          <table:table-cell table:formula="of:=IFERROR(LOG(([.E94]/[.F94])/(1-[.E94]/[.F94])) / LOG([.$B94]/[.$A94]); 2 * SIGN( [.E94]-[.F94]/2))" office:value-type="float" office:value="18.169561954063" calcext:value-type="float">
            <text:p>18.1695619541</text:p>
          </table:table-cell>
          <table:table-cell/>
          <table:table-cell table:formula="of:=IFERROR(LOG(([.G94]/[.H94])/(1-[.G94]/[.H94])) / LOG([.$B94]/[.$A94]); 2 * SIGN( [.G94]-[.H94]/2))" office:value-type="float" office:value="2" calcext:value-type="float">
            <text:p>2</text:p>
          </table:table-cell>
          <table:table-cell/>
          <table:table-cell table:formula="of:=IFERROR(LOG(([.I94]/[.J94])/(1-[.I94]/[.J94])) / LOG([.$B94]/[.$A94]); 2 * SIGN( [.I94]-[.J94]/2))" office:value-type="float" office:value="0.606699968156851" calcext:value-type="float">
            <text:p>0.6066999682</text:p>
          </table:table-cell>
          <table:table-cell/>
          <table:table-cell table:formula="of:=IFERROR(LOG(([.K94]/[.L94])/(1-[.K94]/[.L94])) / LOG([.$B94]/[.$A94]); 2 * SIGN( [.K94]-[.L94]/2))" office:value-type="float" office:value="22.4060902735973" calcext:value-type="float">
            <text:p>22.4060902736</text:p>
          </table:table-cell>
          <table:table-cell/>
          <table:table-cell table:formula="of:=IFERROR(LOG(([.M94]/[.N94])/(1-[.M94]/[.N94])) / LOG([.$B94]/[.$A94]); 2 * SIGN( [.M94]-[.N94]/2))" office:value-type="float" office:value="2" calcext:value-type="float">
            <text:p>2</text:p>
          </table:table-cell>
          <table:table-cell/>
          <table:table-cell table:formula="of:=IFERROR(LOG(([.O94]/[.P94])/(1-[.O94]/[.P94])) / LOG([.$B94]/[.$A94]); 2 * SIGN( [.O94]-[.P94]/2))" office:value-type="float" office:value="0.283032442505951" calcext:value-type="float">
            <text:p>0.2830324425</text:p>
          </table:table-cell>
          <table:table-cell table:number-columns-repeated="99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95]&amp;[.B95]" office:value-type="string" office:string-value="810" calcext:value-type="string">
            <text:p>810</text:p>
          </table:table-cell>
          <table:table-cell/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formula="of:=IFNA(VLOOKUP([.$C95]; [Round1.$D$2:.$V$9];COLUMN()-3;0);&quot;0&quot;)+IFNA(VLOOKUP([.$C95]; [Round2.$D$2:.$V$16];COLUMN()-3;0);&quot;0&quot;)+IFNA(VLOOKUP([.$C95]; [Round3.$D$2:.$V$24];COLUMN()-3;0);&quot;0&quot;)+IFNA(VLOOKUP([.$C95]; [Round4.$D$2:.$V$23];COLUMN()-3;0);&quot;0&quot;)+IFNA(VLOOKUP([.$C95]; [Round5.$D$2:.$V$25];COLUMN()-3;0);&quot;0&quot;)+IFNA(VLOOKUP([.$C95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95]/[.F95])/(1-[.E95]/[.F95])) / LOG([.$B95]/[.$A95]); 2 * SIGN( [.E95]-[.F95]/2))" office:value-type="float" office:value="0" calcext:value-type="float">
            <text:p>0</text:p>
          </table:table-cell>
          <table:table-cell/>
          <table:table-cell table:formula="of:=IFERROR(LOG(([.G95]/[.H95])/(1-[.G95]/[.H95])) / LOG([.$B95]/[.$A95]); 2 * SIGN( [.G95]-[.H95]/2))" office:value-type="float" office:value="0" calcext:value-type="float">
            <text:p>0</text:p>
          </table:table-cell>
          <table:table-cell/>
          <table:table-cell table:formula="of:=IFERROR(LOG(([.I95]/[.J95])/(1-[.I95]/[.J95])) / LOG([.$B95]/[.$A95]); 2 * SIGN( [.I95]-[.J95]/2))" office:value-type="float" office:value="0" calcext:value-type="float">
            <text:p>0</text:p>
          </table:table-cell>
          <table:table-cell/>
          <table:table-cell table:formula="of:=IFERROR(LOG(([.K95]/[.L95])/(1-[.K95]/[.L95])) / LOG([.$B95]/[.$A95]); 2 * SIGN( [.K95]-[.L95]/2))" office:value-type="float" office:value="0" calcext:value-type="float">
            <text:p>0</text:p>
          </table:table-cell>
          <table:table-cell/>
          <table:table-cell table:formula="of:=IFERROR(LOG(([.M95]/[.N95])/(1-[.M95]/[.N95])) / LOG([.$B95]/[.$A95]); 2 * SIGN( [.M95]-[.N95]/2))" office:value-type="float" office:value="0" calcext:value-type="float">
            <text:p>0</text:p>
          </table:table-cell>
          <table:table-cell/>
          <table:table-cell table:formula="of:=IFERROR(LOG(([.O95]/[.P95])/(1-[.O95]/[.P95])) / LOG([.$B95]/[.$A95]); 2 * SIGN( [.O95]-[.P95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A96]&amp;[.B96]" office:value-type="string" office:string-value="811" calcext:value-type="string">
            <text:p>811</text:p>
          </table:table-cell>
          <table:table-cell/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1" calcext:value-type="float">
            <text:p>1</text:p>
          </table:table-cell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0" calcext:value-type="float">
            <text:p>0</text:p>
          </table:table-cell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1" calcext:value-type="float">
            <text:p>1</text:p>
          </table:table-cell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1" calcext:value-type="float">
            <text:p>1</text:p>
          </table:table-cell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0" calcext:value-type="float">
            <text:p>0</text:p>
          </table:table-cell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1" calcext:value-type="float">
            <text:p>1</text:p>
          </table:table-cell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1" calcext:value-type="float">
            <text:p>1</text:p>
          </table:table-cell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0" calcext:value-type="float">
            <text:p>0</text:p>
          </table:table-cell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1" calcext:value-type="float">
            <text:p>1</text:p>
          </table:table-cell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1" calcext:value-type="float">
            <text:p>1</text:p>
          </table:table-cell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0" calcext:value-type="float">
            <text:p>0</text:p>
          </table:table-cell>
          <table:table-cell table:formula="of:=IFNA(VLOOKUP([.$C96]; [Round1.$D$2:.$V$9];COLUMN()-3;0);&quot;0&quot;)+IFNA(VLOOKUP([.$C96]; [Round2.$D$2:.$V$16];COLUMN()-3;0);&quot;0&quot;)+IFNA(VLOOKUP([.$C96]; [Round3.$D$2:.$V$24];COLUMN()-3;0);&quot;0&quot;)+IFNA(VLOOKUP([.$C96]; [Round4.$D$2:.$V$23];COLUMN()-3;0);&quot;0&quot;)+IFNA(VLOOKUP([.$C96]; [Round5.$D$2:.$V$25];COLUMN()-3;0);&quot;0&quot;)+IFNA(VLOOKUP([.$C96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96]/[.F96])/(1-[.E96]/[.F96])) / LOG([.$B96]/[.$A96]); 2 * SIGN( [.E96]-[.F96]/2))" office:value-type="float" office:value="2" calcext:value-type="float">
            <text:p>2</text:p>
          </table:table-cell>
          <table:table-cell/>
          <table:table-cell table:formula="of:=IFERROR(LOG(([.G96]/[.H96])/(1-[.G96]/[.H96])) / LOG([.$B96]/[.$A96]); 2 * SIGN( [.G96]-[.H96]/2))" office:value-type="float" office:value="2" calcext:value-type="float">
            <text:p>2</text:p>
          </table:table-cell>
          <table:table-cell/>
          <table:table-cell table:formula="of:=IFERROR(LOG(([.I96]/[.J96])/(1-[.I96]/[.J96])) / LOG([.$B96]/[.$A96]); 2 * SIGN( [.I96]-[.J96]/2))" office:value-type="float" office:value="-2" calcext:value-type="float">
            <text:p>-2</text:p>
          </table:table-cell>
          <table:table-cell/>
          <table:table-cell table:formula="of:=IFERROR(LOG(([.K96]/[.L96])/(1-[.K96]/[.L96])) / LOG([.$B96]/[.$A96]); 2 * SIGN( [.K96]-[.L96]/2))" office:value-type="float" office:value="2" calcext:value-type="float">
            <text:p>2</text:p>
          </table:table-cell>
          <table:table-cell/>
          <table:table-cell table:formula="of:=IFERROR(LOG(([.M96]/[.N96])/(1-[.M96]/[.N96])) / LOG([.$B96]/[.$A96]); 2 * SIGN( [.M96]-[.N96]/2))" office:value-type="float" office:value="2" calcext:value-type="float">
            <text:p>2</text:p>
          </table:table-cell>
          <table:table-cell/>
          <table:table-cell table:formula="of:=IFERROR(LOG(([.O96]/[.P96])/(1-[.O96]/[.P96])) / LOG([.$B96]/[.$A96]); 2 * SIGN( [.O96]-[.P96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A97]&amp;[.B97]" office:value-type="string" office:string-value="812" calcext:value-type="string">
            <text:p>812</text:p>
          </table:table-cell>
          <table:table-cell/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0" calcext:value-type="float">
            <text:p>0</text:p>
          </table:table-cell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1" calcext:value-type="float">
            <text:p>1</text:p>
          </table:table-cell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1" calcext:value-type="float">
            <text:p>1</text:p>
          </table:table-cell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0" calcext:value-type="float">
            <text:p>0</text:p>
          </table:table-cell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1" calcext:value-type="float">
            <text:p>1</text:p>
          </table:table-cell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1" calcext:value-type="float">
            <text:p>1</text:p>
          </table:table-cell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0" calcext:value-type="float">
            <text:p>0</text:p>
          </table:table-cell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1" calcext:value-type="float">
            <text:p>1</text:p>
          </table:table-cell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1" calcext:value-type="float">
            <text:p>1</text:p>
          </table:table-cell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0" calcext:value-type="float">
            <text:p>0</text:p>
          </table:table-cell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1" calcext:value-type="float">
            <text:p>1</text:p>
          </table:table-cell>
          <table:table-cell table:formula="of:=IFNA(VLOOKUP([.$C97]; [Round1.$D$2:.$V$9];COLUMN()-3;0);&quot;0&quot;)+IFNA(VLOOKUP([.$C97]; [Round2.$D$2:.$V$16];COLUMN()-3;0);&quot;0&quot;)+IFNA(VLOOKUP([.$C97]; [Round3.$D$2:.$V$24];COLUMN()-3;0);&quot;0&quot;)+IFNA(VLOOKUP([.$C97]; [Round4.$D$2:.$V$23];COLUMN()-3;0);&quot;0&quot;)+IFNA(VLOOKUP([.$C97]; [Round5.$D$2:.$V$25];COLUMN()-3;0);&quot;0&quot;)+IFNA(VLOOKUP([.$C97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97]/[.F97])/(1-[.E97]/[.F97])) / LOG([.$B97]/[.$A97]); 2 * SIGN( [.E97]-[.F97]/2))" office:value-type="float" office:value="-2" calcext:value-type="float">
            <text:p>-2</text:p>
          </table:table-cell>
          <table:table-cell/>
          <table:table-cell table:formula="of:=IFERROR(LOG(([.G97]/[.H97])/(1-[.G97]/[.H97])) / LOG([.$B97]/[.$A97]); 2 * SIGN( [.G97]-[.H97]/2))" office:value-type="float" office:value="2" calcext:value-type="float">
            <text:p>2</text:p>
          </table:table-cell>
          <table:table-cell/>
          <table:table-cell table:formula="of:=IFERROR(LOG(([.I97]/[.J97])/(1-[.I97]/[.J97])) / LOG([.$B97]/[.$A97]); 2 * SIGN( [.I97]-[.J97]/2))" office:value-type="float" office:value="2" calcext:value-type="float">
            <text:p>2</text:p>
          </table:table-cell>
          <table:table-cell/>
          <table:table-cell table:formula="of:=IFERROR(LOG(([.K97]/[.L97])/(1-[.K97]/[.L97])) / LOG([.$B97]/[.$A97]); 2 * SIGN( [.K97]-[.L97]/2))" office:value-type="float" office:value="-2" calcext:value-type="float">
            <text:p>-2</text:p>
          </table:table-cell>
          <table:table-cell/>
          <table:table-cell table:formula="of:=IFERROR(LOG(([.M97]/[.N97])/(1-[.M97]/[.N97])) / LOG([.$B97]/[.$A97]); 2 * SIGN( [.M97]-[.N97]/2))" office:value-type="float" office:value="2" calcext:value-type="float">
            <text:p>2</text:p>
          </table:table-cell>
          <table:table-cell/>
          <table:table-cell table:formula="of:=IFERROR(LOG(([.O97]/[.P97])/(1-[.O97]/[.P97])) / LOG([.$B97]/[.$A97]); 2 * SIGN( [.O97]-[.P97]/2))"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A98]&amp;[.B98]" office:value-type="string" office:string-value="813" calcext:value-type="string">
            <text:p>813</text:p>
          </table:table-cell>
          <table:table-cell/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1" calcext:value-type="float">
            <text:p>1</text:p>
          </table:table-cell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0" calcext:value-type="float">
            <text:p>0</text:p>
          </table:table-cell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1" calcext:value-type="float">
            <text:p>1</text:p>
          </table:table-cell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1" calcext:value-type="float">
            <text:p>1</text:p>
          </table:table-cell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0" calcext:value-type="float">
            <text:p>0</text:p>
          </table:table-cell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1" calcext:value-type="float">
            <text:p>1</text:p>
          </table:table-cell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1" calcext:value-type="float">
            <text:p>1</text:p>
          </table:table-cell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0" calcext:value-type="float">
            <text:p>0</text:p>
          </table:table-cell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1" calcext:value-type="float">
            <text:p>1</text:p>
          </table:table-cell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1" calcext:value-type="float">
            <text:p>1</text:p>
          </table:table-cell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0" calcext:value-type="float">
            <text:p>0</text:p>
          </table:table-cell>
          <table:table-cell table:formula="of:=IFNA(VLOOKUP([.$C98]; [Round1.$D$2:.$V$9];COLUMN()-3;0);&quot;0&quot;)+IFNA(VLOOKUP([.$C98]; [Round2.$D$2:.$V$16];COLUMN()-3;0);&quot;0&quot;)+IFNA(VLOOKUP([.$C98]; [Round3.$D$2:.$V$24];COLUMN()-3;0);&quot;0&quot;)+IFNA(VLOOKUP([.$C98]; [Round4.$D$2:.$V$23];COLUMN()-3;0);&quot;0&quot;)+IFNA(VLOOKUP([.$C98]; [Round5.$D$2:.$V$25];COLUMN()-3;0);&quot;0&quot;)+IFNA(VLOOKUP([.$C98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98]/[.F98])/(1-[.E98]/[.F98])) / LOG([.$B98]/[.$A98]); 2 * SIGN( [.E98]-[.F98]/2))" office:value-type="float" office:value="2" calcext:value-type="float">
            <text:p>2</text:p>
          </table:table-cell>
          <table:table-cell/>
          <table:table-cell table:formula="of:=IFERROR(LOG(([.G98]/[.H98])/(1-[.G98]/[.H98])) / LOG([.$B98]/[.$A98]); 2 * SIGN( [.G98]-[.H98]/2))" office:value-type="float" office:value="2" calcext:value-type="float">
            <text:p>2</text:p>
          </table:table-cell>
          <table:table-cell/>
          <table:table-cell table:formula="of:=IFERROR(LOG(([.I98]/[.J98])/(1-[.I98]/[.J98])) / LOG([.$B98]/[.$A98]); 2 * SIGN( [.I98]-[.J98]/2))" office:value-type="float" office:value="-2" calcext:value-type="float">
            <text:p>-2</text:p>
          </table:table-cell>
          <table:table-cell/>
          <table:table-cell table:formula="of:=IFERROR(LOG(([.K98]/[.L98])/(1-[.K98]/[.L98])) / LOG([.$B98]/[.$A98]); 2 * SIGN( [.K98]-[.L98]/2))" office:value-type="float" office:value="2" calcext:value-type="float">
            <text:p>2</text:p>
          </table:table-cell>
          <table:table-cell/>
          <table:table-cell table:formula="of:=IFERROR(LOG(([.M98]/[.N98])/(1-[.M98]/[.N98])) / LOG([.$B98]/[.$A98]); 2 * SIGN( [.M98]-[.N98]/2))" office:value-type="float" office:value="2" calcext:value-type="float">
            <text:p>2</text:p>
          </table:table-cell>
          <table:table-cell/>
          <table:table-cell table:formula="of:=IFERROR(LOG(([.O98]/[.P98])/(1-[.O98]/[.P98])) / LOG([.$B98]/[.$A98]); 2 * SIGN( [.O98]-[.P98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A99]&amp;[.B99]" office:value-type="string" office:string-value="814" calcext:value-type="string">
            <text:p>814</text:p>
          </table:table-cell>
          <table:table-cell/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formula="of:=IFNA(VLOOKUP([.$C99]; [Round1.$D$2:.$V$9];COLUMN()-3;0);&quot;0&quot;)+IFNA(VLOOKUP([.$C99]; [Round2.$D$2:.$V$16];COLUMN()-3;0);&quot;0&quot;)+IFNA(VLOOKUP([.$C99]; [Round3.$D$2:.$V$24];COLUMN()-3;0);&quot;0&quot;)+IFNA(VLOOKUP([.$C99]; [Round4.$D$2:.$V$23];COLUMN()-3;0);&quot;0&quot;)+IFNA(VLOOKUP([.$C99]; [Round5.$D$2:.$V$25];COLUMN()-3;0);&quot;0&quot;)+IFNA(VLOOKUP([.$C99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99]/[.F99])/(1-[.E99]/[.F99])) / LOG([.$B99]/[.$A99]); 2 * SIGN( [.E99]-[.F99]/2))" office:value-type="float" office:value="0" calcext:value-type="float">
            <text:p>0</text:p>
          </table:table-cell>
          <table:table-cell/>
          <table:table-cell table:formula="of:=IFERROR(LOG(([.G99]/[.H99])/(1-[.G99]/[.H99])) / LOG([.$B99]/[.$A99]); 2 * SIGN( [.G99]-[.H99]/2))" office:value-type="float" office:value="0" calcext:value-type="float">
            <text:p>0</text:p>
          </table:table-cell>
          <table:table-cell/>
          <table:table-cell table:formula="of:=IFERROR(LOG(([.I99]/[.J99])/(1-[.I99]/[.J99])) / LOG([.$B99]/[.$A99]); 2 * SIGN( [.I99]-[.J99]/2))" office:value-type="float" office:value="0" calcext:value-type="float">
            <text:p>0</text:p>
          </table:table-cell>
          <table:table-cell/>
          <table:table-cell table:formula="of:=IFERROR(LOG(([.K99]/[.L99])/(1-[.K99]/[.L99])) / LOG([.$B99]/[.$A99]); 2 * SIGN( [.K99]-[.L99]/2))" office:value-type="float" office:value="0" calcext:value-type="float">
            <text:p>0</text:p>
          </table:table-cell>
          <table:table-cell/>
          <table:table-cell table:formula="of:=IFERROR(LOG(([.M99]/[.N99])/(1-[.M99]/[.N99])) / LOG([.$B99]/[.$A99]); 2 * SIGN( [.M99]-[.N99]/2))" office:value-type="float" office:value="0" calcext:value-type="float">
            <text:p>0</text:p>
          </table:table-cell>
          <table:table-cell/>
          <table:table-cell table:formula="of:=IFERROR(LOG(([.O99]/[.P99])/(1-[.O99]/[.P99])) / LOG([.$B99]/[.$A99]); 2 * SIGN( [.O99]-[.P99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A100]&amp;[.B100]" office:value-type="string" office:string-value="815" calcext:value-type="string">
            <text:p>815</text:p>
          </table:table-cell>
          <table:table-cell/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formula="of:=IFNA(VLOOKUP([.$C100]; [Round1.$D$2:.$V$9];COLUMN()-3;0);&quot;0&quot;)+IFNA(VLOOKUP([.$C100]; [Round2.$D$2:.$V$16];COLUMN()-3;0);&quot;0&quot;)+IFNA(VLOOKUP([.$C100]; [Round3.$D$2:.$V$24];COLUMN()-3;0);&quot;0&quot;)+IFNA(VLOOKUP([.$C100]; [Round4.$D$2:.$V$23];COLUMN()-3;0);&quot;0&quot;)+IFNA(VLOOKUP([.$C100]; [Round5.$D$2:.$V$25];COLUMN()-3;0);&quot;0&quot;)+IFNA(VLOOKUP([.$C100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00]/[.F100])/(1-[.E100]/[.F100])) / LOG([.$B100]/[.$A100]); 2 * SIGN( [.E100]-[.F100]/2))" office:value-type="float" office:value="0" calcext:value-type="float">
            <text:p>0</text:p>
          </table:table-cell>
          <table:table-cell/>
          <table:table-cell table:formula="of:=IFERROR(LOG(([.G100]/[.H100])/(1-[.G100]/[.H100])) / LOG([.$B100]/[.$A100]); 2 * SIGN( [.G100]-[.H100]/2))" office:value-type="float" office:value="0" calcext:value-type="float">
            <text:p>0</text:p>
          </table:table-cell>
          <table:table-cell/>
          <table:table-cell table:formula="of:=IFERROR(LOG(([.I100]/[.J100])/(1-[.I100]/[.J100])) / LOG([.$B100]/[.$A100]); 2 * SIGN( [.I100]-[.J100]/2))" office:value-type="float" office:value="0" calcext:value-type="float">
            <text:p>0</text:p>
          </table:table-cell>
          <table:table-cell/>
          <table:table-cell table:formula="of:=IFERROR(LOG(([.K100]/[.L100])/(1-[.K100]/[.L100])) / LOG([.$B100]/[.$A100]); 2 * SIGN( [.K100]-[.L100]/2))" office:value-type="float" office:value="0" calcext:value-type="float">
            <text:p>0</text:p>
          </table:table-cell>
          <table:table-cell/>
          <table:table-cell table:formula="of:=IFERROR(LOG(([.M100]/[.N100])/(1-[.M100]/[.N100])) / LOG([.$B100]/[.$A100]); 2 * SIGN( [.M100]-[.N100]/2))" office:value-type="float" office:value="0" calcext:value-type="float">
            <text:p>0</text:p>
          </table:table-cell>
          <table:table-cell/>
          <table:table-cell table:formula="of:=IFERROR(LOG(([.O100]/[.P100])/(1-[.O100]/[.P100])) / LOG([.$B100]/[.$A100]); 2 * SIGN( [.O100]-[.P100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A101]&amp;[.B101]" office:value-type="string" office:string-value="816" calcext:value-type="string">
            <text:p>816</text:p>
          </table:table-cell>
          <table:table-cell/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formula="of:=IFNA(VLOOKUP([.$C101]; [Round1.$D$2:.$V$9];COLUMN()-3;0);&quot;0&quot;)+IFNA(VLOOKUP([.$C101]; [Round2.$D$2:.$V$16];COLUMN()-3;0);&quot;0&quot;)+IFNA(VLOOKUP([.$C101]; [Round3.$D$2:.$V$24];COLUMN()-3;0);&quot;0&quot;)+IFNA(VLOOKUP([.$C101]; [Round4.$D$2:.$V$23];COLUMN()-3;0);&quot;0&quot;)+IFNA(VLOOKUP([.$C101]; [Round5.$D$2:.$V$25];COLUMN()-3;0);&quot;0&quot;)+IFNA(VLOOKUP([.$C101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01]/[.F101])/(1-[.E101]/[.F101])) / LOG([.$B101]/[.$A101]); 2 * SIGN( [.E101]-[.F101]/2))" office:value-type="float" office:value="0" calcext:value-type="float">
            <text:p>0</text:p>
          </table:table-cell>
          <table:table-cell/>
          <table:table-cell table:formula="of:=IFERROR(LOG(([.G101]/[.H101])/(1-[.G101]/[.H101])) / LOG([.$B101]/[.$A101]); 2 * SIGN( [.G101]-[.H101]/2))" office:value-type="float" office:value="0" calcext:value-type="float">
            <text:p>0</text:p>
          </table:table-cell>
          <table:table-cell/>
          <table:table-cell table:formula="of:=IFERROR(LOG(([.I101]/[.J101])/(1-[.I101]/[.J101])) / LOG([.$B101]/[.$A101]); 2 * SIGN( [.I101]-[.J101]/2))" office:value-type="float" office:value="0" calcext:value-type="float">
            <text:p>0</text:p>
          </table:table-cell>
          <table:table-cell/>
          <table:table-cell table:formula="of:=IFERROR(LOG(([.K101]/[.L101])/(1-[.K101]/[.L101])) / LOG([.$B101]/[.$A101]); 2 * SIGN( [.K101]-[.L101]/2))" office:value-type="float" office:value="0" calcext:value-type="float">
            <text:p>0</text:p>
          </table:table-cell>
          <table:table-cell/>
          <table:table-cell table:formula="of:=IFERROR(LOG(([.M101]/[.N101])/(1-[.M101]/[.N101])) / LOG([.$B101]/[.$A101]); 2 * SIGN( [.M101]-[.N101]/2))" office:value-type="float" office:value="0" calcext:value-type="float">
            <text:p>0</text:p>
          </table:table-cell>
          <table:table-cell/>
          <table:table-cell table:formula="of:=IFERROR(LOG(([.O101]/[.P101])/(1-[.O101]/[.P101])) / LOG([.$B101]/[.$A101]); 2 * SIGN( [.O101]-[.P101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formula="of:=[.A102]&amp;[.B102]" office:value-type="string" office:string-value="99" calcext:value-type="string">
            <text:p>99</text:p>
          </table:table-cell>
          <table:table-cell/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formula="of:=IFNA(VLOOKUP([.$C102]; [Round1.$D$2:.$V$9];COLUMN()-3;0);&quot;0&quot;)+IFNA(VLOOKUP([.$C102]; [Round2.$D$2:.$V$16];COLUMN()-3;0);&quot;0&quot;)+IFNA(VLOOKUP([.$C102]; [Round3.$D$2:.$V$24];COLUMN()-3;0);&quot;0&quot;)+IFNA(VLOOKUP([.$C102]; [Round4.$D$2:.$V$23];COLUMN()-3;0);&quot;0&quot;)+IFNA(VLOOKUP([.$C102]; [Round5.$D$2:.$V$25];COLUMN()-3;0);&quot;0&quot;)+IFNA(VLOOKUP([.$C102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02]/[.F102])/(1-[.E102]/[.F102])) / LOG([.$B102]/[.$A102]); 2 * SIGN( [.E102]-[.F102]/2))" office:value-type="float" office:value="0" calcext:value-type="float">
            <text:p>0</text:p>
          </table:table-cell>
          <table:table-cell/>
          <table:table-cell table:formula="of:=IFERROR(LOG(([.G102]/[.H102])/(1-[.G102]/[.H102])) / LOG([.$B102]/[.$A102]); 2 * SIGN( [.G102]-[.H102]/2))" office:value-type="float" office:value="0" calcext:value-type="float">
            <text:p>0</text:p>
          </table:table-cell>
          <table:table-cell/>
          <table:table-cell table:formula="of:=IFERROR(LOG(([.I102]/[.J102])/(1-[.I102]/[.J102])) / LOG([.$B102]/[.$A102]); 2 * SIGN( [.I102]-[.J102]/2))" office:value-type="float" office:value="0" calcext:value-type="float">
            <text:p>0</text:p>
          </table:table-cell>
          <table:table-cell/>
          <table:table-cell table:formula="of:=IFERROR(LOG(([.K102]/[.L102])/(1-[.K102]/[.L102])) / LOG([.$B102]/[.$A102]); 2 * SIGN( [.K102]-[.L102]/2))" office:value-type="float" office:value="0" calcext:value-type="float">
            <text:p>0</text:p>
          </table:table-cell>
          <table:table-cell/>
          <table:table-cell table:formula="of:=IFERROR(LOG(([.M102]/[.N102])/(1-[.M102]/[.N102])) / LOG([.$B102]/[.$A102]); 2 * SIGN( [.M102]-[.N102]/2))" office:value-type="float" office:value="0" calcext:value-type="float">
            <text:p>0</text:p>
          </table:table-cell>
          <table:table-cell/>
          <table:table-cell table:formula="of:=IFERROR(LOG(([.O102]/[.P102])/(1-[.O102]/[.P102])) / LOG([.$B102]/[.$A102]); 2 * SIGN( [.O102]-[.P102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A103]&amp;[.B103]" office:value-type="string" office:string-value="910" calcext:value-type="string">
            <text:p>910</text:p>
          </table:table-cell>
          <table:table-cell/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formula="of:=IFNA(VLOOKUP([.$C103]; [Round1.$D$2:.$V$9];COLUMN()-3;0);&quot;0&quot;)+IFNA(VLOOKUP([.$C103]; [Round2.$D$2:.$V$16];COLUMN()-3;0);&quot;0&quot;)+IFNA(VLOOKUP([.$C103]; [Round3.$D$2:.$V$24];COLUMN()-3;0);&quot;0&quot;)+IFNA(VLOOKUP([.$C103]; [Round4.$D$2:.$V$23];COLUMN()-3;0);&quot;0&quot;)+IFNA(VLOOKUP([.$C103]; [Round5.$D$2:.$V$25];COLUMN()-3;0);&quot;0&quot;)+IFNA(VLOOKUP([.$C103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03]/[.F103])/(1-[.E103]/[.F103])) / LOG([.$B103]/[.$A103]); 2 * SIGN( [.E103]-[.F103]/2))" office:value-type="float" office:value="0" calcext:value-type="float">
            <text:p>0</text:p>
          </table:table-cell>
          <table:table-cell/>
          <table:table-cell table:formula="of:=IFERROR(LOG(([.G103]/[.H103])/(1-[.G103]/[.H103])) / LOG([.$B103]/[.$A103]); 2 * SIGN( [.G103]-[.H103]/2))" office:value-type="float" office:value="0" calcext:value-type="float">
            <text:p>0</text:p>
          </table:table-cell>
          <table:table-cell/>
          <table:table-cell table:formula="of:=IFERROR(LOG(([.I103]/[.J103])/(1-[.I103]/[.J103])) / LOG([.$B103]/[.$A103]); 2 * SIGN( [.I103]-[.J103]/2))" office:value-type="float" office:value="0" calcext:value-type="float">
            <text:p>0</text:p>
          </table:table-cell>
          <table:table-cell/>
          <table:table-cell table:formula="of:=IFERROR(LOG(([.K103]/[.L103])/(1-[.K103]/[.L103])) / LOG([.$B103]/[.$A103]); 2 * SIGN( [.K103]-[.L103]/2))" office:value-type="float" office:value="0" calcext:value-type="float">
            <text:p>0</text:p>
          </table:table-cell>
          <table:table-cell/>
          <table:table-cell table:formula="of:=IFERROR(LOG(([.M103]/[.N103])/(1-[.M103]/[.N103])) / LOG([.$B103]/[.$A103]); 2 * SIGN( [.M103]-[.N103]/2))" office:value-type="float" office:value="0" calcext:value-type="float">
            <text:p>0</text:p>
          </table:table-cell>
          <table:table-cell/>
          <table:table-cell table:formula="of:=IFERROR(LOG(([.O103]/[.P103])/(1-[.O103]/[.P103])) / LOG([.$B103]/[.$A103]); 2 * SIGN( [.O103]-[.P103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A104]&amp;[.B104]" office:value-type="string" office:string-value="911" calcext:value-type="string">
            <text:p>911</text:p>
          </table:table-cell>
          <table:table-cell/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formula="of:=IFNA(VLOOKUP([.$C104]; [Round1.$D$2:.$V$9];COLUMN()-3;0);&quot;0&quot;)+IFNA(VLOOKUP([.$C104]; [Round2.$D$2:.$V$16];COLUMN()-3;0);&quot;0&quot;)+IFNA(VLOOKUP([.$C104]; [Round3.$D$2:.$V$24];COLUMN()-3;0);&quot;0&quot;)+IFNA(VLOOKUP([.$C104]; [Round4.$D$2:.$V$23];COLUMN()-3;0);&quot;0&quot;)+IFNA(VLOOKUP([.$C104]; [Round5.$D$2:.$V$25];COLUMN()-3;0);&quot;0&quot;)+IFNA(VLOOKUP([.$C104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04]/[.F104])/(1-[.E104]/[.F104])) / LOG([.$B104]/[.$A104]); 2 * SIGN( [.E104]-[.F104]/2))" office:value-type="float" office:value="0" calcext:value-type="float">
            <text:p>0</text:p>
          </table:table-cell>
          <table:table-cell/>
          <table:table-cell table:formula="of:=IFERROR(LOG(([.G104]/[.H104])/(1-[.G104]/[.H104])) / LOG([.$B104]/[.$A104]); 2 * SIGN( [.G104]-[.H104]/2))" office:value-type="float" office:value="0" calcext:value-type="float">
            <text:p>0</text:p>
          </table:table-cell>
          <table:table-cell/>
          <table:table-cell table:formula="of:=IFERROR(LOG(([.I104]/[.J104])/(1-[.I104]/[.J104])) / LOG([.$B104]/[.$A104]); 2 * SIGN( [.I104]-[.J104]/2))" office:value-type="float" office:value="0" calcext:value-type="float">
            <text:p>0</text:p>
          </table:table-cell>
          <table:table-cell/>
          <table:table-cell table:formula="of:=IFERROR(LOG(([.K104]/[.L104])/(1-[.K104]/[.L104])) / LOG([.$B104]/[.$A104]); 2 * SIGN( [.K104]-[.L104]/2))" office:value-type="float" office:value="0" calcext:value-type="float">
            <text:p>0</text:p>
          </table:table-cell>
          <table:table-cell/>
          <table:table-cell table:formula="of:=IFERROR(LOG(([.M104]/[.N104])/(1-[.M104]/[.N104])) / LOG([.$B104]/[.$A104]); 2 * SIGN( [.M104]-[.N104]/2))" office:value-type="float" office:value="0" calcext:value-type="float">
            <text:p>0</text:p>
          </table:table-cell>
          <table:table-cell/>
          <table:table-cell table:formula="of:=IFERROR(LOG(([.O104]/[.P104])/(1-[.O104]/[.P104])) / LOG([.$B104]/[.$A104]); 2 * SIGN( [.O104]-[.P104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A105]&amp;[.B105]" office:value-type="string" office:string-value="912" calcext:value-type="string">
            <text:p>912</text:p>
          </table:table-cell>
          <table:table-cell/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formula="of:=IFNA(VLOOKUP([.$C105]; [Round1.$D$2:.$V$9];COLUMN()-3;0);&quot;0&quot;)+IFNA(VLOOKUP([.$C105]; [Round2.$D$2:.$V$16];COLUMN()-3;0);&quot;0&quot;)+IFNA(VLOOKUP([.$C105]; [Round3.$D$2:.$V$24];COLUMN()-3;0);&quot;0&quot;)+IFNA(VLOOKUP([.$C105]; [Round4.$D$2:.$V$23];COLUMN()-3;0);&quot;0&quot;)+IFNA(VLOOKUP([.$C105]; [Round5.$D$2:.$V$25];COLUMN()-3;0);&quot;0&quot;)+IFNA(VLOOKUP([.$C105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05]/[.F105])/(1-[.E105]/[.F105])) / LOG([.$B105]/[.$A105]); 2 * SIGN( [.E105]-[.F105]/2))" office:value-type="float" office:value="0" calcext:value-type="float">
            <text:p>0</text:p>
          </table:table-cell>
          <table:table-cell/>
          <table:table-cell table:formula="of:=IFERROR(LOG(([.G105]/[.H105])/(1-[.G105]/[.H105])) / LOG([.$B105]/[.$A105]); 2 * SIGN( [.G105]-[.H105]/2))" office:value-type="float" office:value="0" calcext:value-type="float">
            <text:p>0</text:p>
          </table:table-cell>
          <table:table-cell/>
          <table:table-cell table:formula="of:=IFERROR(LOG(([.I105]/[.J105])/(1-[.I105]/[.J105])) / LOG([.$B105]/[.$A105]); 2 * SIGN( [.I105]-[.J105]/2))" office:value-type="float" office:value="0" calcext:value-type="float">
            <text:p>0</text:p>
          </table:table-cell>
          <table:table-cell/>
          <table:table-cell table:formula="of:=IFERROR(LOG(([.K105]/[.L105])/(1-[.K105]/[.L105])) / LOG([.$B105]/[.$A105]); 2 * SIGN( [.K105]-[.L105]/2))" office:value-type="float" office:value="0" calcext:value-type="float">
            <text:p>0</text:p>
          </table:table-cell>
          <table:table-cell/>
          <table:table-cell table:formula="of:=IFERROR(LOG(([.M105]/[.N105])/(1-[.M105]/[.N105])) / LOG([.$B105]/[.$A105]); 2 * SIGN( [.M105]-[.N105]/2))" office:value-type="float" office:value="0" calcext:value-type="float">
            <text:p>0</text:p>
          </table:table-cell>
          <table:table-cell/>
          <table:table-cell table:formula="of:=IFERROR(LOG(([.O105]/[.P105])/(1-[.O105]/[.P105])) / LOG([.$B105]/[.$A105]); 2 * SIGN( [.O105]-[.P105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A106]&amp;[.B106]" office:value-type="string" office:string-value="913" calcext:value-type="string">
            <text:p>913</text:p>
          </table:table-cell>
          <table:table-cell/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0" calcext:value-type="float">
            <text:p>0</text:p>
          </table:table-cell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0" calcext:value-type="float">
            <text:p>0</text:p>
          </table:table-cell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0" calcext:value-type="float">
            <text:p>0</text:p>
          </table:table-cell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0" calcext:value-type="float">
            <text:p>0</text:p>
          </table:table-cell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0" calcext:value-type="float">
            <text:p>0</text:p>
          </table:table-cell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0" calcext:value-type="float">
            <text:p>0</text:p>
          </table:table-cell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1" calcext:value-type="float">
            <text:p>1</text:p>
          </table:table-cell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0" calcext:value-type="float">
            <text:p>0</text:p>
          </table:table-cell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1" calcext:value-type="float">
            <text:p>1</text:p>
          </table:table-cell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1" calcext:value-type="float">
            <text:p>1</text:p>
          </table:table-cell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0" calcext:value-type="float">
            <text:p>0</text:p>
          </table:table-cell>
          <table:table-cell table:formula="of:=IFNA(VLOOKUP([.$C106]; [Round1.$D$2:.$V$9];COLUMN()-3;0);&quot;0&quot;)+IFNA(VLOOKUP([.$C106]; [Round2.$D$2:.$V$16];COLUMN()-3;0);&quot;0&quot;)+IFNA(VLOOKUP([.$C106]; [Round3.$D$2:.$V$24];COLUMN()-3;0);&quot;0&quot;)+IFNA(VLOOKUP([.$C106]; [Round4.$D$2:.$V$23];COLUMN()-3;0);&quot;0&quot;)+IFNA(VLOOKUP([.$C106]; [Round5.$D$2:.$V$25];COLUMN()-3;0);&quot;0&quot;)+IFNA(VLOOKUP([.$C106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106]/[.F106])/(1-[.E106]/[.F106])) / LOG([.$B106]/[.$A106]); 2 * SIGN( [.E106]-[.F106]/2))" office:value-type="float" office:value="0" calcext:value-type="float">
            <text:p>0</text:p>
          </table:table-cell>
          <table:table-cell/>
          <table:table-cell table:formula="of:=IFERROR(LOG(([.G106]/[.H106])/(1-[.G106]/[.H106])) / LOG([.$B106]/[.$A106]); 2 * SIGN( [.G106]-[.H106]/2))" office:value-type="float" office:value="0" calcext:value-type="float">
            <text:p>0</text:p>
          </table:table-cell>
          <table:table-cell/>
          <table:table-cell table:formula="of:=IFERROR(LOG(([.I106]/[.J106])/(1-[.I106]/[.J106])) / LOG([.$B106]/[.$A106]); 2 * SIGN( [.I106]-[.J106]/2))" office:value-type="float" office:value="0" calcext:value-type="float">
            <text:p>0</text:p>
          </table:table-cell>
          <table:table-cell/>
          <table:table-cell table:formula="of:=IFERROR(LOG(([.K106]/[.L106])/(1-[.K106]/[.L106])) / LOG([.$B106]/[.$A106]); 2 * SIGN( [.K106]-[.L106]/2))" office:value-type="float" office:value="2" calcext:value-type="float">
            <text:p>2</text:p>
          </table:table-cell>
          <table:table-cell/>
          <table:table-cell table:formula="of:=IFERROR(LOG(([.M106]/[.N106])/(1-[.M106]/[.N106])) / LOG([.$B106]/[.$A106]); 2 * SIGN( [.M106]-[.N106]/2))" office:value-type="float" office:value="2" calcext:value-type="float">
            <text:p>2</text:p>
          </table:table-cell>
          <table:table-cell/>
          <table:table-cell table:formula="of:=IFERROR(LOG(([.O106]/[.P106])/(1-[.O106]/[.P106])) / LOG([.$B106]/[.$A106]); 2 * SIGN( [.O106]-[.P106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A107]&amp;[.B107]" office:value-type="string" office:string-value="914" calcext:value-type="string">
            <text:p>914</text:p>
          </table:table-cell>
          <table:table-cell/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formula="of:=IFNA(VLOOKUP([.$C107]; [Round1.$D$2:.$V$9];COLUMN()-3;0);&quot;0&quot;)+IFNA(VLOOKUP([.$C107]; [Round2.$D$2:.$V$16];COLUMN()-3;0);&quot;0&quot;)+IFNA(VLOOKUP([.$C107]; [Round3.$D$2:.$V$24];COLUMN()-3;0);&quot;0&quot;)+IFNA(VLOOKUP([.$C107]; [Round4.$D$2:.$V$23];COLUMN()-3;0);&quot;0&quot;)+IFNA(VLOOKUP([.$C107]; [Round5.$D$2:.$V$25];COLUMN()-3;0);&quot;0&quot;)+IFNA(VLOOKUP([.$C107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07]/[.F107])/(1-[.E107]/[.F107])) / LOG([.$B107]/[.$A107]); 2 * SIGN( [.E107]-[.F107]/2))" office:value-type="float" office:value="0" calcext:value-type="float">
            <text:p>0</text:p>
          </table:table-cell>
          <table:table-cell/>
          <table:table-cell table:formula="of:=IFERROR(LOG(([.G107]/[.H107])/(1-[.G107]/[.H107])) / LOG([.$B107]/[.$A107]); 2 * SIGN( [.G107]-[.H107]/2))" office:value-type="float" office:value="0" calcext:value-type="float">
            <text:p>0</text:p>
          </table:table-cell>
          <table:table-cell/>
          <table:table-cell table:formula="of:=IFERROR(LOG(([.I107]/[.J107])/(1-[.I107]/[.J107])) / LOG([.$B107]/[.$A107]); 2 * SIGN( [.I107]-[.J107]/2))" office:value-type="float" office:value="0" calcext:value-type="float">
            <text:p>0</text:p>
          </table:table-cell>
          <table:table-cell/>
          <table:table-cell table:formula="of:=IFERROR(LOG(([.K107]/[.L107])/(1-[.K107]/[.L107])) / LOG([.$B107]/[.$A107]); 2 * SIGN( [.K107]-[.L107]/2))" office:value-type="float" office:value="0" calcext:value-type="float">
            <text:p>0</text:p>
          </table:table-cell>
          <table:table-cell/>
          <table:table-cell table:formula="of:=IFERROR(LOG(([.M107]/[.N107])/(1-[.M107]/[.N107])) / LOG([.$B107]/[.$A107]); 2 * SIGN( [.M107]-[.N107]/2))" office:value-type="float" office:value="0" calcext:value-type="float">
            <text:p>0</text:p>
          </table:table-cell>
          <table:table-cell/>
          <table:table-cell table:formula="of:=IFERROR(LOG(([.O107]/[.P107])/(1-[.O107]/[.P107])) / LOG([.$B107]/[.$A107]); 2 * SIGN( [.O107]-[.P107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A108]&amp;[.B108]" office:value-type="string" office:string-value="915" calcext:value-type="string">
            <text:p>915</text:p>
          </table:table-cell>
          <table:table-cell/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formula="of:=IFNA(VLOOKUP([.$C108]; [Round1.$D$2:.$V$9];COLUMN()-3;0);&quot;0&quot;)+IFNA(VLOOKUP([.$C108]; [Round2.$D$2:.$V$16];COLUMN()-3;0);&quot;0&quot;)+IFNA(VLOOKUP([.$C108]; [Round3.$D$2:.$V$24];COLUMN()-3;0);&quot;0&quot;)+IFNA(VLOOKUP([.$C108]; [Round4.$D$2:.$V$23];COLUMN()-3;0);&quot;0&quot;)+IFNA(VLOOKUP([.$C108]; [Round5.$D$2:.$V$25];COLUMN()-3;0);&quot;0&quot;)+IFNA(VLOOKUP([.$C108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08]/[.F108])/(1-[.E108]/[.F108])) / LOG([.$B108]/[.$A108]); 2 * SIGN( [.E108]-[.F108]/2))" office:value-type="float" office:value="0" calcext:value-type="float">
            <text:p>0</text:p>
          </table:table-cell>
          <table:table-cell/>
          <table:table-cell table:formula="of:=IFERROR(LOG(([.G108]/[.H108])/(1-[.G108]/[.H108])) / LOG([.$B108]/[.$A108]); 2 * SIGN( [.G108]-[.H108]/2))" office:value-type="float" office:value="0" calcext:value-type="float">
            <text:p>0</text:p>
          </table:table-cell>
          <table:table-cell/>
          <table:table-cell table:formula="of:=IFERROR(LOG(([.I108]/[.J108])/(1-[.I108]/[.J108])) / LOG([.$B108]/[.$A108]); 2 * SIGN( [.I108]-[.J108]/2))" office:value-type="float" office:value="0" calcext:value-type="float">
            <text:p>0</text:p>
          </table:table-cell>
          <table:table-cell/>
          <table:table-cell table:formula="of:=IFERROR(LOG(([.K108]/[.L108])/(1-[.K108]/[.L108])) / LOG([.$B108]/[.$A108]); 2 * SIGN( [.K108]-[.L108]/2))" office:value-type="float" office:value="0" calcext:value-type="float">
            <text:p>0</text:p>
          </table:table-cell>
          <table:table-cell/>
          <table:table-cell table:formula="of:=IFERROR(LOG(([.M108]/[.N108])/(1-[.M108]/[.N108])) / LOG([.$B108]/[.$A108]); 2 * SIGN( [.M108]-[.N108]/2))" office:value-type="float" office:value="0" calcext:value-type="float">
            <text:p>0</text:p>
          </table:table-cell>
          <table:table-cell/>
          <table:table-cell table:formula="of:=IFERROR(LOG(([.O108]/[.P108])/(1-[.O108]/[.P108])) / LOG([.$B108]/[.$A108]); 2 * SIGN( [.O108]-[.P108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A109]&amp;[.B109]" office:value-type="string" office:string-value="916" calcext:value-type="string">
            <text:p>916</text:p>
          </table:table-cell>
          <table:table-cell/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formula="of:=IFNA(VLOOKUP([.$C109]; [Round1.$D$2:.$V$9];COLUMN()-3;0);&quot;0&quot;)+IFNA(VLOOKUP([.$C109]; [Round2.$D$2:.$V$16];COLUMN()-3;0);&quot;0&quot;)+IFNA(VLOOKUP([.$C109]; [Round3.$D$2:.$V$24];COLUMN()-3;0);&quot;0&quot;)+IFNA(VLOOKUP([.$C109]; [Round4.$D$2:.$V$23];COLUMN()-3;0);&quot;0&quot;)+IFNA(VLOOKUP([.$C109]; [Round5.$D$2:.$V$25];COLUMN()-3;0);&quot;0&quot;)+IFNA(VLOOKUP([.$C109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09]/[.F109])/(1-[.E109]/[.F109])) / LOG([.$B109]/[.$A109]); 2 * SIGN( [.E109]-[.F109]/2))" office:value-type="float" office:value="0" calcext:value-type="float">
            <text:p>0</text:p>
          </table:table-cell>
          <table:table-cell/>
          <table:table-cell table:formula="of:=IFERROR(LOG(([.G109]/[.H109])/(1-[.G109]/[.H109])) / LOG([.$B109]/[.$A109]); 2 * SIGN( [.G109]-[.H109]/2))" office:value-type="float" office:value="0" calcext:value-type="float">
            <text:p>0</text:p>
          </table:table-cell>
          <table:table-cell/>
          <table:table-cell table:formula="of:=IFERROR(LOG(([.I109]/[.J109])/(1-[.I109]/[.J109])) / LOG([.$B109]/[.$A109]); 2 * SIGN( [.I109]-[.J109]/2))" office:value-type="float" office:value="0" calcext:value-type="float">
            <text:p>0</text:p>
          </table:table-cell>
          <table:table-cell/>
          <table:table-cell table:formula="of:=IFERROR(LOG(([.K109]/[.L109])/(1-[.K109]/[.L109])) / LOG([.$B109]/[.$A109]); 2 * SIGN( [.K109]-[.L109]/2))" office:value-type="float" office:value="0" calcext:value-type="float">
            <text:p>0</text:p>
          </table:table-cell>
          <table:table-cell/>
          <table:table-cell table:formula="of:=IFERROR(LOG(([.M109]/[.N109])/(1-[.M109]/[.N109])) / LOG([.$B109]/[.$A109]); 2 * SIGN( [.M109]-[.N109]/2))" office:value-type="float" office:value="0" calcext:value-type="float">
            <text:p>0</text:p>
          </table:table-cell>
          <table:table-cell/>
          <table:table-cell table:formula="of:=IFERROR(LOG(([.O109]/[.P109])/(1-[.O109]/[.P109])) / LOG([.$B109]/[.$A109]); 2 * SIGN( [.O109]-[.P109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[.A110]&amp;[.B110]" office:value-type="string" office:string-value="1010" calcext:value-type="string">
            <text:p>1010</text:p>
          </table:table-cell>
          <table:table-cell/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formula="of:=IFNA(VLOOKUP([.$C110]; [Round1.$D$2:.$V$9];COLUMN()-3;0);&quot;0&quot;)+IFNA(VLOOKUP([.$C110]; [Round2.$D$2:.$V$16];COLUMN()-3;0);&quot;0&quot;)+IFNA(VLOOKUP([.$C110]; [Round3.$D$2:.$V$24];COLUMN()-3;0);&quot;0&quot;)+IFNA(VLOOKUP([.$C110]; [Round4.$D$2:.$V$23];COLUMN()-3;0);&quot;0&quot;)+IFNA(VLOOKUP([.$C110]; [Round5.$D$2:.$V$25];COLUMN()-3;0);&quot;0&quot;)+IFNA(VLOOKUP([.$C110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10]/[.F110])/(1-[.E110]/[.F110])) / LOG([.$B110]/[.$A110]); 2 * SIGN( [.E110]-[.F110]/2))" office:value-type="float" office:value="0" calcext:value-type="float">
            <text:p>0</text:p>
          </table:table-cell>
          <table:table-cell/>
          <table:table-cell table:formula="of:=IFERROR(LOG(([.G110]/[.H110])/(1-[.G110]/[.H110])) / LOG([.$B110]/[.$A110]); 2 * SIGN( [.G110]-[.H110]/2))" office:value-type="float" office:value="0" calcext:value-type="float">
            <text:p>0</text:p>
          </table:table-cell>
          <table:table-cell/>
          <table:table-cell table:formula="of:=IFERROR(LOG(([.I110]/[.J110])/(1-[.I110]/[.J110])) / LOG([.$B110]/[.$A110]); 2 * SIGN( [.I110]-[.J110]/2))" office:value-type="float" office:value="0" calcext:value-type="float">
            <text:p>0</text:p>
          </table:table-cell>
          <table:table-cell/>
          <table:table-cell table:formula="of:=IFERROR(LOG(([.K110]/[.L110])/(1-[.K110]/[.L110])) / LOG([.$B110]/[.$A110]); 2 * SIGN( [.K110]-[.L110]/2))" office:value-type="float" office:value="0" calcext:value-type="float">
            <text:p>0</text:p>
          </table:table-cell>
          <table:table-cell/>
          <table:table-cell table:formula="of:=IFERROR(LOG(([.M110]/[.N110])/(1-[.M110]/[.N110])) / LOG([.$B110]/[.$A110]); 2 * SIGN( [.M110]-[.N110]/2))" office:value-type="float" office:value="0" calcext:value-type="float">
            <text:p>0</text:p>
          </table:table-cell>
          <table:table-cell/>
          <table:table-cell table:formula="of:=IFERROR(LOG(([.O110]/[.P110])/(1-[.O110]/[.P110])) / LOG([.$B110]/[.$A110]); 2 * SIGN( [.O110]-[.P110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A111]&amp;[.B111]" office:value-type="string" office:string-value="1011" calcext:value-type="string">
            <text:p>1011</text:p>
          </table:table-cell>
          <table:table-cell/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0" calcext:value-type="float">
            <text:p>0</text:p>
          </table:table-cell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1" calcext:value-type="float">
            <text:p>1</text:p>
          </table:table-cell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1" calcext:value-type="float">
            <text:p>1</text:p>
          </table:table-cell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0" calcext:value-type="float">
            <text:p>0</text:p>
          </table:table-cell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1" calcext:value-type="float">
            <text:p>1</text:p>
          </table:table-cell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1" calcext:value-type="float">
            <text:p>1</text:p>
          </table:table-cell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0" calcext:value-type="float">
            <text:p>0</text:p>
          </table:table-cell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1" calcext:value-type="float">
            <text:p>1</text:p>
          </table:table-cell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1" calcext:value-type="float">
            <text:p>1</text:p>
          </table:table-cell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0" calcext:value-type="float">
            <text:p>0</text:p>
          </table:table-cell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2" calcext:value-type="float">
            <text:p>2</text:p>
          </table:table-cell>
          <table:table-cell table:formula="of:=IFNA(VLOOKUP([.$C111]; [Round1.$D$2:.$V$9];COLUMN()-3;0);&quot;0&quot;)+IFNA(VLOOKUP([.$C111]; [Round2.$D$2:.$V$16];COLUMN()-3;0);&quot;0&quot;)+IFNA(VLOOKUP([.$C111]; [Round3.$D$2:.$V$24];COLUMN()-3;0);&quot;0&quot;)+IFNA(VLOOKUP([.$C111]; [Round4.$D$2:.$V$23];COLUMN()-3;0);&quot;0&quot;)+IFNA(VLOOKUP([.$C111]; [Round5.$D$2:.$V$25];COLUMN()-3;0);&quot;0&quot;)+IFNA(VLOOKUP([.$C111]; [Round6.$D$2:.$V$12];COLUMN()-3;0);&quot;0&quot;)" office:value-type="float" office:value="2" calcext:value-type="float">
            <text:p>2</text:p>
          </table:table-cell>
          <table:table-cell table:number-columns-repeated="2"/>
          <table:table-cell table:formula="of:=IFERROR(LOG(([.E111]/[.F111])/(1-[.E111]/[.F111])) / LOG([.$B111]/[.$A111]); 2 * SIGN( [.E111]-[.F111]/2))" office:value-type="float" office:value="-2" calcext:value-type="float">
            <text:p>-2</text:p>
          </table:table-cell>
          <table:table-cell/>
          <table:table-cell table:formula="of:=IFERROR(LOG(([.G111]/[.H111])/(1-[.G111]/[.H111])) / LOG([.$B111]/[.$A111]); 2 * SIGN( [.G111]-[.H111]/2))" office:value-type="float" office:value="2" calcext:value-type="float">
            <text:p>2</text:p>
          </table:table-cell>
          <table:table-cell/>
          <table:table-cell table:formula="of:=IFERROR(LOG(([.I111]/[.J111])/(1-[.I111]/[.J111])) / LOG([.$B111]/[.$A111]); 2 * SIGN( [.I111]-[.J111]/2))" office:value-type="float" office:value="2" calcext:value-type="float">
            <text:p>2</text:p>
          </table:table-cell>
          <table:table-cell/>
          <table:table-cell table:formula="of:=IFERROR(LOG(([.K111]/[.L111])/(1-[.K111]/[.L111])) / LOG([.$B111]/[.$A111]); 2 * SIGN( [.K111]-[.L111]/2))" office:value-type="float" office:value="-2" calcext:value-type="float">
            <text:p>-2</text:p>
          </table:table-cell>
          <table:table-cell/>
          <table:table-cell table:formula="of:=IFERROR(LOG(([.M111]/[.N111])/(1-[.M111]/[.N111])) / LOG([.$B111]/[.$A111]); 2 * SIGN( [.M111]-[.N111]/2))" office:value-type="float" office:value="2" calcext:value-type="float">
            <text:p>2</text:p>
          </table:table-cell>
          <table:table-cell/>
          <table:table-cell table:formula="of:=IFERROR(LOG(([.O111]/[.P111])/(1-[.O111]/[.P111])) / LOG([.$B111]/[.$A111]); 2 * SIGN( [.O111]-[.P111]/2))"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A112]&amp;[.B112]" office:value-type="string" office:string-value="1012" calcext:value-type="string">
            <text:p>1012</text:p>
          </table:table-cell>
          <table:table-cell/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formula="of:=IFNA(VLOOKUP([.$C112]; [Round1.$D$2:.$V$9];COLUMN()-3;0);&quot;0&quot;)+IFNA(VLOOKUP([.$C112]; [Round2.$D$2:.$V$16];COLUMN()-3;0);&quot;0&quot;)+IFNA(VLOOKUP([.$C112]; [Round3.$D$2:.$V$24];COLUMN()-3;0);&quot;0&quot;)+IFNA(VLOOKUP([.$C112]; [Round4.$D$2:.$V$23];COLUMN()-3;0);&quot;0&quot;)+IFNA(VLOOKUP([.$C112]; [Round5.$D$2:.$V$25];COLUMN()-3;0);&quot;0&quot;)+IFNA(VLOOKUP([.$C112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12]/[.F112])/(1-[.E112]/[.F112])) / LOG([.$B112]/[.$A112]); 2 * SIGN( [.E112]-[.F112]/2))" office:value-type="float" office:value="0" calcext:value-type="float">
            <text:p>0</text:p>
          </table:table-cell>
          <table:table-cell/>
          <table:table-cell table:formula="of:=IFERROR(LOG(([.G112]/[.H112])/(1-[.G112]/[.H112])) / LOG([.$B112]/[.$A112]); 2 * SIGN( [.G112]-[.H112]/2))" office:value-type="float" office:value="0" calcext:value-type="float">
            <text:p>0</text:p>
          </table:table-cell>
          <table:table-cell/>
          <table:table-cell table:formula="of:=IFERROR(LOG(([.I112]/[.J112])/(1-[.I112]/[.J112])) / LOG([.$B112]/[.$A112]); 2 * SIGN( [.I112]-[.J112]/2))" office:value-type="float" office:value="0" calcext:value-type="float">
            <text:p>0</text:p>
          </table:table-cell>
          <table:table-cell/>
          <table:table-cell table:formula="of:=IFERROR(LOG(([.K112]/[.L112])/(1-[.K112]/[.L112])) / LOG([.$B112]/[.$A112]); 2 * SIGN( [.K112]-[.L112]/2))" office:value-type="float" office:value="0" calcext:value-type="float">
            <text:p>0</text:p>
          </table:table-cell>
          <table:table-cell/>
          <table:table-cell table:formula="of:=IFERROR(LOG(([.M112]/[.N112])/(1-[.M112]/[.N112])) / LOG([.$B112]/[.$A112]); 2 * SIGN( [.M112]-[.N112]/2))" office:value-type="float" office:value="0" calcext:value-type="float">
            <text:p>0</text:p>
          </table:table-cell>
          <table:table-cell/>
          <table:table-cell table:formula="of:=IFERROR(LOG(([.O112]/[.P112])/(1-[.O112]/[.P112])) / LOG([.$B112]/[.$A112]); 2 * SIGN( [.O112]-[.P112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A113]&amp;[.B113]" office:value-type="string" office:string-value="1013" calcext:value-type="string">
            <text:p>1013</text:p>
          </table:table-cell>
          <table:table-cell/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formula="of:=IFNA(VLOOKUP([.$C113]; [Round1.$D$2:.$V$9];COLUMN()-3;0);&quot;0&quot;)+IFNA(VLOOKUP([.$C113]; [Round2.$D$2:.$V$16];COLUMN()-3;0);&quot;0&quot;)+IFNA(VLOOKUP([.$C113]; [Round3.$D$2:.$V$24];COLUMN()-3;0);&quot;0&quot;)+IFNA(VLOOKUP([.$C113]; [Round4.$D$2:.$V$23];COLUMN()-3;0);&quot;0&quot;)+IFNA(VLOOKUP([.$C113]; [Round5.$D$2:.$V$25];COLUMN()-3;0);&quot;0&quot;)+IFNA(VLOOKUP([.$C113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13]/[.F113])/(1-[.E113]/[.F113])) / LOG([.$B113]/[.$A113]); 2 * SIGN( [.E113]-[.F113]/2))" office:value-type="float" office:value="0" calcext:value-type="float">
            <text:p>0</text:p>
          </table:table-cell>
          <table:table-cell/>
          <table:table-cell table:formula="of:=IFERROR(LOG(([.G113]/[.H113])/(1-[.G113]/[.H113])) / LOG([.$B113]/[.$A113]); 2 * SIGN( [.G113]-[.H113]/2))" office:value-type="float" office:value="0" calcext:value-type="float">
            <text:p>0</text:p>
          </table:table-cell>
          <table:table-cell/>
          <table:table-cell table:formula="of:=IFERROR(LOG(([.I113]/[.J113])/(1-[.I113]/[.J113])) / LOG([.$B113]/[.$A113]); 2 * SIGN( [.I113]-[.J113]/2))" office:value-type="float" office:value="0" calcext:value-type="float">
            <text:p>0</text:p>
          </table:table-cell>
          <table:table-cell/>
          <table:table-cell table:formula="of:=IFERROR(LOG(([.K113]/[.L113])/(1-[.K113]/[.L113])) / LOG([.$B113]/[.$A113]); 2 * SIGN( [.K113]-[.L113]/2))" office:value-type="float" office:value="0" calcext:value-type="float">
            <text:p>0</text:p>
          </table:table-cell>
          <table:table-cell/>
          <table:table-cell table:formula="of:=IFERROR(LOG(([.M113]/[.N113])/(1-[.M113]/[.N113])) / LOG([.$B113]/[.$A113]); 2 * SIGN( [.M113]-[.N113]/2))" office:value-type="float" office:value="0" calcext:value-type="float">
            <text:p>0</text:p>
          </table:table-cell>
          <table:table-cell/>
          <table:table-cell table:formula="of:=IFERROR(LOG(([.O113]/[.P113])/(1-[.O113]/[.P113])) / LOG([.$B113]/[.$A113]); 2 * SIGN( [.O113]-[.P113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A114]&amp;[.B114]" office:value-type="string" office:string-value="1014" calcext:value-type="string">
            <text:p>1014</text:p>
          </table:table-cell>
          <table:table-cell/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1" calcext:value-type="float">
            <text:p>1</text:p>
          </table:table-cell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0" calcext:value-type="float">
            <text:p>0</text:p>
          </table:table-cell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1" calcext:value-type="float">
            <text:p>1</text:p>
          </table:table-cell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1" calcext:value-type="float">
            <text:p>1</text:p>
          </table:table-cell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0" calcext:value-type="float">
            <text:p>0</text:p>
          </table:table-cell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1" calcext:value-type="float">
            <text:p>1</text:p>
          </table:table-cell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1" calcext:value-type="float">
            <text:p>1</text:p>
          </table:table-cell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0" calcext:value-type="float">
            <text:p>0</text:p>
          </table:table-cell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1" calcext:value-type="float">
            <text:p>1</text:p>
          </table:table-cell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1" calcext:value-type="float">
            <text:p>1</text:p>
          </table:table-cell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0" calcext:value-type="float">
            <text:p>0</text:p>
          </table:table-cell>
          <table:table-cell table:formula="of:=IFNA(VLOOKUP([.$C114]; [Round1.$D$2:.$V$9];COLUMN()-3;0);&quot;0&quot;)+IFNA(VLOOKUP([.$C114]; [Round2.$D$2:.$V$16];COLUMN()-3;0);&quot;0&quot;)+IFNA(VLOOKUP([.$C114]; [Round3.$D$2:.$V$24];COLUMN()-3;0);&quot;0&quot;)+IFNA(VLOOKUP([.$C114]; [Round4.$D$2:.$V$23];COLUMN()-3;0);&quot;0&quot;)+IFNA(VLOOKUP([.$C114]; [Round5.$D$2:.$V$25];COLUMN()-3;0);&quot;0&quot;)+IFNA(VLOOKUP([.$C114]; [Round6.$D$2:.$V$12];COLUMN()-3;0);&quot;0&quot;)" office:value-type="float" office:value="1" calcext:value-type="float">
            <text:p>1</text:p>
          </table:table-cell>
          <table:table-cell table:number-columns-repeated="2"/>
          <table:table-cell table:formula="of:=IFERROR(LOG(([.E114]/[.F114])/(1-[.E114]/[.F114])) / LOG([.$B114]/[.$A114]); 2 * SIGN( [.E114]-[.F114]/2))" office:value-type="float" office:value="2" calcext:value-type="float">
            <text:p>2</text:p>
          </table:table-cell>
          <table:table-cell/>
          <table:table-cell table:formula="of:=IFERROR(LOG(([.G114]/[.H114])/(1-[.G114]/[.H114])) / LOG([.$B114]/[.$A114]); 2 * SIGN( [.G114]-[.H114]/2))" office:value-type="float" office:value="2" calcext:value-type="float">
            <text:p>2</text:p>
          </table:table-cell>
          <table:table-cell/>
          <table:table-cell table:formula="of:=IFERROR(LOG(([.I114]/[.J114])/(1-[.I114]/[.J114])) / LOG([.$B114]/[.$A114]); 2 * SIGN( [.I114]-[.J114]/2))" office:value-type="float" office:value="-2" calcext:value-type="float">
            <text:p>-2</text:p>
          </table:table-cell>
          <table:table-cell/>
          <table:table-cell table:formula="of:=IFERROR(LOG(([.K114]/[.L114])/(1-[.K114]/[.L114])) / LOG([.$B114]/[.$A114]); 2 * SIGN( [.K114]-[.L114]/2))" office:value-type="float" office:value="2" calcext:value-type="float">
            <text:p>2</text:p>
          </table:table-cell>
          <table:table-cell/>
          <table:table-cell table:formula="of:=IFERROR(LOG(([.M114]/[.N114])/(1-[.M114]/[.N114])) / LOG([.$B114]/[.$A114]); 2 * SIGN( [.M114]-[.N114]/2))" office:value-type="float" office:value="2" calcext:value-type="float">
            <text:p>2</text:p>
          </table:table-cell>
          <table:table-cell/>
          <table:table-cell table:formula="of:=IFERROR(LOG(([.O114]/[.P114])/(1-[.O114]/[.P114])) / LOG([.$B114]/[.$A114]); 2 * SIGN( [.O114]-[.P114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15]&amp;[.B115]" office:value-type="string" office:string-value="1015" calcext:value-type="string">
            <text:p>1015</text:p>
          </table:table-cell>
          <table:table-cell/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3" calcext:value-type="float">
            <text:p>3</text:p>
          </table:table-cell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0" calcext:value-type="float">
            <text:p>0</text:p>
          </table:table-cell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3" calcext:value-type="float">
            <text:p>3</text:p>
          </table:table-cell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4" calcext:value-type="float">
            <text:p>4</text:p>
          </table:table-cell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0" calcext:value-type="float">
            <text:p>0</text:p>
          </table:table-cell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4" calcext:value-type="float">
            <text:p>4</text:p>
          </table:table-cell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4" calcext:value-type="float">
            <text:p>4</text:p>
          </table:table-cell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0" calcext:value-type="float">
            <text:p>0</text:p>
          </table:table-cell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4" calcext:value-type="float">
            <text:p>4</text:p>
          </table:table-cell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4" calcext:value-type="float">
            <text:p>4</text:p>
          </table:table-cell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0" calcext:value-type="float">
            <text:p>0</text:p>
          </table:table-cell>
          <table:table-cell table:formula="of:=IFNA(VLOOKUP([.$C115]; [Round1.$D$2:.$V$9];COLUMN()-3;0);&quot;0&quot;)+IFNA(VLOOKUP([.$C115]; [Round2.$D$2:.$V$16];COLUMN()-3;0);&quot;0&quot;)+IFNA(VLOOKUP([.$C115]; [Round3.$D$2:.$V$24];COLUMN()-3;0);&quot;0&quot;)+IFNA(VLOOKUP([.$C115]; [Round4.$D$2:.$V$23];COLUMN()-3;0);&quot;0&quot;)+IFNA(VLOOKUP([.$C115]; [Round5.$D$2:.$V$25];COLUMN()-3;0);&quot;0&quot;)+IFNA(VLOOKUP([.$C115]; [Round6.$D$2:.$V$12];COLUMN()-3;0);&quot;0&quot;)" office:value-type="float" office:value="4" calcext:value-type="float">
            <text:p>4</text:p>
          </table:table-cell>
          <table:table-cell table:number-columns-repeated="2"/>
          <table:table-cell table:formula="of:=IFERROR(LOG(([.E115]/[.F115])/(1-[.E115]/[.F115])) / LOG([.$B115]/[.$A115]); 2 * SIGN( [.E115]-[.F115]/2))" office:value-type="float" office:value="2" calcext:value-type="float">
            <text:p>2</text:p>
          </table:table-cell>
          <table:table-cell/>
          <table:table-cell table:formula="of:=IFERROR(LOG(([.G115]/[.H115])/(1-[.G115]/[.H115])) / LOG([.$B115]/[.$A115]); 2 * SIGN( [.G115]-[.H115]/2))" office:value-type="float" office:value="2.70951129135145" calcext:value-type="float">
            <text:p>2.7095112914</text:p>
          </table:table-cell>
          <table:table-cell/>
          <table:table-cell table:formula="of:=IFERROR(LOG(([.I115]/[.J115])/(1-[.I115]/[.J115])) / LOG([.$B115]/[.$A115]); 2 * SIGN( [.I115]-[.J115]/2))" office:value-type="float" office:value="-2" calcext:value-type="float">
            <text:p>-2</text:p>
          </table:table-cell>
          <table:table-cell/>
          <table:table-cell table:formula="of:=IFERROR(LOG(([.K115]/[.L115])/(1-[.K115]/[.L115])) / LOG([.$B115]/[.$A115]); 2 * SIGN( [.K115]-[.L115]/2))" office:value-type="float" office:value="2" calcext:value-type="float">
            <text:p>2</text:p>
          </table:table-cell>
          <table:table-cell/>
          <table:table-cell table:formula="of:=IFERROR(LOG(([.M115]/[.N115])/(1-[.M115]/[.N115])) / LOG([.$B115]/[.$A115]); 2 * SIGN( [.M115]-[.N115]/2))" office:value-type="float" office:value="2" calcext:value-type="float">
            <text:p>2</text:p>
          </table:table-cell>
          <table:table-cell/>
          <table:table-cell table:formula="of:=IFERROR(LOG(([.O115]/[.P115])/(1-[.O115]/[.P115])) / LOG([.$B115]/[.$A115]); 2 * SIGN( [.O115]-[.P115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A116]&amp;[.B116]" office:value-type="string" office:string-value="1016" calcext:value-type="string">
            <text:p>1016</text:p>
          </table:table-cell>
          <table:table-cell/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formula="of:=IFNA(VLOOKUP([.$C116]; [Round1.$D$2:.$V$9];COLUMN()-3;0);&quot;0&quot;)+IFNA(VLOOKUP([.$C116]; [Round2.$D$2:.$V$16];COLUMN()-3;0);&quot;0&quot;)+IFNA(VLOOKUP([.$C116]; [Round3.$D$2:.$V$24];COLUMN()-3;0);&quot;0&quot;)+IFNA(VLOOKUP([.$C116]; [Round4.$D$2:.$V$23];COLUMN()-3;0);&quot;0&quot;)+IFNA(VLOOKUP([.$C116]; [Round5.$D$2:.$V$25];COLUMN()-3;0);&quot;0&quot;)+IFNA(VLOOKUP([.$C116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16]/[.F116])/(1-[.E116]/[.F116])) / LOG([.$B116]/[.$A116]); 2 * SIGN( [.E116]-[.F116]/2))" office:value-type="float" office:value="0" calcext:value-type="float">
            <text:p>0</text:p>
          </table:table-cell>
          <table:table-cell/>
          <table:table-cell table:formula="of:=IFERROR(LOG(([.G116]/[.H116])/(1-[.G116]/[.H116])) / LOG([.$B116]/[.$A116]); 2 * SIGN( [.G116]-[.H116]/2))" office:value-type="float" office:value="0" calcext:value-type="float">
            <text:p>0</text:p>
          </table:table-cell>
          <table:table-cell/>
          <table:table-cell table:formula="of:=IFERROR(LOG(([.I116]/[.J116])/(1-[.I116]/[.J116])) / LOG([.$B116]/[.$A116]); 2 * SIGN( [.I116]-[.J116]/2))" office:value-type="float" office:value="0" calcext:value-type="float">
            <text:p>0</text:p>
          </table:table-cell>
          <table:table-cell/>
          <table:table-cell table:formula="of:=IFERROR(LOG(([.K116]/[.L116])/(1-[.K116]/[.L116])) / LOG([.$B116]/[.$A116]); 2 * SIGN( [.K116]-[.L116]/2))" office:value-type="float" office:value="0" calcext:value-type="float">
            <text:p>0</text:p>
          </table:table-cell>
          <table:table-cell/>
          <table:table-cell table:formula="of:=IFERROR(LOG(([.M116]/[.N116])/(1-[.M116]/[.N116])) / LOG([.$B116]/[.$A116]); 2 * SIGN( [.M116]-[.N116]/2))" office:value-type="float" office:value="0" calcext:value-type="float">
            <text:p>0</text:p>
          </table:table-cell>
          <table:table-cell/>
          <table:table-cell table:formula="of:=IFERROR(LOG(([.O116]/[.P116])/(1-[.O116]/[.P116])) / LOG([.$B116]/[.$A116]); 2 * SIGN( [.O116]-[.P116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table:formula="of:=[.A117]&amp;[.B117]" office:value-type="string" office:string-value="1111" calcext:value-type="string">
            <text:p>1111</text:p>
          </table:table-cell>
          <table:table-cell/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formula="of:=IFNA(VLOOKUP([.$C117]; [Round1.$D$2:.$V$9];COLUMN()-3;0);&quot;0&quot;)+IFNA(VLOOKUP([.$C117]; [Round2.$D$2:.$V$16];COLUMN()-3;0);&quot;0&quot;)+IFNA(VLOOKUP([.$C117]; [Round3.$D$2:.$V$24];COLUMN()-3;0);&quot;0&quot;)+IFNA(VLOOKUP([.$C117]; [Round4.$D$2:.$V$23];COLUMN()-3;0);&quot;0&quot;)+IFNA(VLOOKUP([.$C117]; [Round5.$D$2:.$V$25];COLUMN()-3;0);&quot;0&quot;)+IFNA(VLOOKUP([.$C117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17]/[.F117])/(1-[.E117]/[.F117])) / LOG([.$B117]/[.$A117]); 2 * SIGN( [.E117]-[.F117]/2))" office:value-type="float" office:value="0" calcext:value-type="float">
            <text:p>0</text:p>
          </table:table-cell>
          <table:table-cell/>
          <table:table-cell table:formula="of:=IFERROR(LOG(([.G117]/[.H117])/(1-[.G117]/[.H117])) / LOG([.$B117]/[.$A117]); 2 * SIGN( [.G117]-[.H117]/2))" office:value-type="float" office:value="0" calcext:value-type="float">
            <text:p>0</text:p>
          </table:table-cell>
          <table:table-cell/>
          <table:table-cell table:formula="of:=IFERROR(LOG(([.I117]/[.J117])/(1-[.I117]/[.J117])) / LOG([.$B117]/[.$A117]); 2 * SIGN( [.I117]-[.J117]/2))" office:value-type="float" office:value="0" calcext:value-type="float">
            <text:p>0</text:p>
          </table:table-cell>
          <table:table-cell/>
          <table:table-cell table:formula="of:=IFERROR(LOG(([.K117]/[.L117])/(1-[.K117]/[.L117])) / LOG([.$B117]/[.$A117]); 2 * SIGN( [.K117]-[.L117]/2))" office:value-type="float" office:value="0" calcext:value-type="float">
            <text:p>0</text:p>
          </table:table-cell>
          <table:table-cell/>
          <table:table-cell table:formula="of:=IFERROR(LOG(([.M117]/[.N117])/(1-[.M117]/[.N117])) / LOG([.$B117]/[.$A117]); 2 * SIGN( [.M117]-[.N117]/2))" office:value-type="float" office:value="0" calcext:value-type="float">
            <text:p>0</text:p>
          </table:table-cell>
          <table:table-cell/>
          <table:table-cell table:formula="of:=IFERROR(LOG(([.O117]/[.P117])/(1-[.O117]/[.P117])) / LOG([.$B117]/[.$A117]); 2 * SIGN( [.O117]-[.P117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A118]&amp;[.B118]" office:value-type="string" office:string-value="1112" calcext:value-type="string">
            <text:p>1112</text:p>
          </table:table-cell>
          <table:table-cell/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formula="of:=IFNA(VLOOKUP([.$C118]; [Round1.$D$2:.$V$9];COLUMN()-3;0);&quot;0&quot;)+IFNA(VLOOKUP([.$C118]; [Round2.$D$2:.$V$16];COLUMN()-3;0);&quot;0&quot;)+IFNA(VLOOKUP([.$C118]; [Round3.$D$2:.$V$24];COLUMN()-3;0);&quot;0&quot;)+IFNA(VLOOKUP([.$C118]; [Round4.$D$2:.$V$23];COLUMN()-3;0);&quot;0&quot;)+IFNA(VLOOKUP([.$C118]; [Round5.$D$2:.$V$25];COLUMN()-3;0);&quot;0&quot;)+IFNA(VLOOKUP([.$C118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18]/[.F118])/(1-[.E118]/[.F118])) / LOG([.$B118]/[.$A118]); 2 * SIGN( [.E118]-[.F118]/2))" office:value-type="float" office:value="0" calcext:value-type="float">
            <text:p>0</text:p>
          </table:table-cell>
          <table:table-cell/>
          <table:table-cell table:formula="of:=IFERROR(LOG(([.G118]/[.H118])/(1-[.G118]/[.H118])) / LOG([.$B118]/[.$A118]); 2 * SIGN( [.G118]-[.H118]/2))" office:value-type="float" office:value="0" calcext:value-type="float">
            <text:p>0</text:p>
          </table:table-cell>
          <table:table-cell/>
          <table:table-cell table:formula="of:=IFERROR(LOG(([.I118]/[.J118])/(1-[.I118]/[.J118])) / LOG([.$B118]/[.$A118]); 2 * SIGN( [.I118]-[.J118]/2))" office:value-type="float" office:value="0" calcext:value-type="float">
            <text:p>0</text:p>
          </table:table-cell>
          <table:table-cell/>
          <table:table-cell table:formula="of:=IFERROR(LOG(([.K118]/[.L118])/(1-[.K118]/[.L118])) / LOG([.$B118]/[.$A118]); 2 * SIGN( [.K118]-[.L118]/2))" office:value-type="float" office:value="0" calcext:value-type="float">
            <text:p>0</text:p>
          </table:table-cell>
          <table:table-cell/>
          <table:table-cell table:formula="of:=IFERROR(LOG(([.M118]/[.N118])/(1-[.M118]/[.N118])) / LOG([.$B118]/[.$A118]); 2 * SIGN( [.M118]-[.N118]/2))" office:value-type="float" office:value="0" calcext:value-type="float">
            <text:p>0</text:p>
          </table:table-cell>
          <table:table-cell/>
          <table:table-cell table:formula="of:=IFERROR(LOG(([.O118]/[.P118])/(1-[.O118]/[.P118])) / LOG([.$B118]/[.$A118]); 2 * SIGN( [.O118]-[.P118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A119]&amp;[.B119]" office:value-type="string" office:string-value="1113" calcext:value-type="string">
            <text:p>1113</text:p>
          </table:table-cell>
          <table:table-cell/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formula="of:=IFNA(VLOOKUP([.$C119]; [Round1.$D$2:.$V$9];COLUMN()-3;0);&quot;0&quot;)+IFNA(VLOOKUP([.$C119]; [Round2.$D$2:.$V$16];COLUMN()-3;0);&quot;0&quot;)+IFNA(VLOOKUP([.$C119]; [Round3.$D$2:.$V$24];COLUMN()-3;0);&quot;0&quot;)+IFNA(VLOOKUP([.$C119]; [Round4.$D$2:.$V$23];COLUMN()-3;0);&quot;0&quot;)+IFNA(VLOOKUP([.$C119]; [Round5.$D$2:.$V$25];COLUMN()-3;0);&quot;0&quot;)+IFNA(VLOOKUP([.$C119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19]/[.F119])/(1-[.E119]/[.F119])) / LOG([.$B119]/[.$A119]); 2 * SIGN( [.E119]-[.F119]/2))" office:value-type="float" office:value="0" calcext:value-type="float">
            <text:p>0</text:p>
          </table:table-cell>
          <table:table-cell/>
          <table:table-cell table:formula="of:=IFERROR(LOG(([.G119]/[.H119])/(1-[.G119]/[.H119])) / LOG([.$B119]/[.$A119]); 2 * SIGN( [.G119]-[.H119]/2))" office:value-type="float" office:value="0" calcext:value-type="float">
            <text:p>0</text:p>
          </table:table-cell>
          <table:table-cell/>
          <table:table-cell table:formula="of:=IFERROR(LOG(([.I119]/[.J119])/(1-[.I119]/[.J119])) / LOG([.$B119]/[.$A119]); 2 * SIGN( [.I119]-[.J119]/2))" office:value-type="float" office:value="0" calcext:value-type="float">
            <text:p>0</text:p>
          </table:table-cell>
          <table:table-cell/>
          <table:table-cell table:formula="of:=IFERROR(LOG(([.K119]/[.L119])/(1-[.K119]/[.L119])) / LOG([.$B119]/[.$A119]); 2 * SIGN( [.K119]-[.L119]/2))" office:value-type="float" office:value="0" calcext:value-type="float">
            <text:p>0</text:p>
          </table:table-cell>
          <table:table-cell/>
          <table:table-cell table:formula="of:=IFERROR(LOG(([.M119]/[.N119])/(1-[.M119]/[.N119])) / LOG([.$B119]/[.$A119]); 2 * SIGN( [.M119]-[.N119]/2))" office:value-type="float" office:value="0" calcext:value-type="float">
            <text:p>0</text:p>
          </table:table-cell>
          <table:table-cell/>
          <table:table-cell table:formula="of:=IFERROR(LOG(([.O119]/[.P119])/(1-[.O119]/[.P119])) / LOG([.$B119]/[.$A119]); 2 * SIGN( [.O119]-[.P119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20]&amp;[.B120]" office:value-type="string" office:string-value="1114" calcext:value-type="string">
            <text:p>1114</text:p>
          </table:table-cell>
          <table:table-cell/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3" calcext:value-type="float">
            <text:p>3</text:p>
          </table:table-cell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0" calcext:value-type="float">
            <text:p>0</text:p>
          </table:table-cell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3" calcext:value-type="float">
            <text:p>3</text:p>
          </table:table-cell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3" calcext:value-type="float">
            <text:p>3</text:p>
          </table:table-cell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0" calcext:value-type="float">
            <text:p>0</text:p>
          </table:table-cell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3" calcext:value-type="float">
            <text:p>3</text:p>
          </table:table-cell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3" calcext:value-type="float">
            <text:p>3</text:p>
          </table:table-cell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0" calcext:value-type="float">
            <text:p>0</text:p>
          </table:table-cell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3" calcext:value-type="float">
            <text:p>3</text:p>
          </table:table-cell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4" calcext:value-type="float">
            <text:p>4</text:p>
          </table:table-cell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0" calcext:value-type="float">
            <text:p>0</text:p>
          </table:table-cell>
          <table:table-cell table:formula="of:=IFNA(VLOOKUP([.$C120]; [Round1.$D$2:.$V$9];COLUMN()-3;0);&quot;0&quot;)+IFNA(VLOOKUP([.$C120]; [Round2.$D$2:.$V$16];COLUMN()-3;0);&quot;0&quot;)+IFNA(VLOOKUP([.$C120]; [Round3.$D$2:.$V$24];COLUMN()-3;0);&quot;0&quot;)+IFNA(VLOOKUP([.$C120]; [Round4.$D$2:.$V$23];COLUMN()-3;0);&quot;0&quot;)+IFNA(VLOOKUP([.$C120]; [Round5.$D$2:.$V$25];COLUMN()-3;0);&quot;0&quot;)+IFNA(VLOOKUP([.$C120]; [Round6.$D$2:.$V$12];COLUMN()-3;0);&quot;0&quot;)" office:value-type="float" office:value="4" calcext:value-type="float">
            <text:p>4</text:p>
          </table:table-cell>
          <table:table-cell table:number-columns-repeated="2"/>
          <table:table-cell table:formula="of:=IFERROR(LOG(([.E120]/[.F120])/(1-[.E120]/[.F120])) / LOG([.$B120]/[.$A120]); 2 * SIGN( [.E120]-[.F120]/2))" office:value-type="float" office:value="2" calcext:value-type="float">
            <text:p>2</text:p>
          </table:table-cell>
          <table:table-cell/>
          <table:table-cell table:formula="of:=IFERROR(LOG(([.G120]/[.H120])/(1-[.G120]/[.H120])) / LOG([.$B120]/[.$A120]); 2 * SIGN( [.G120]-[.H120]/2))" office:value-type="float" office:value="2" calcext:value-type="float">
            <text:p>2</text:p>
          </table:table-cell>
          <table:table-cell/>
          <table:table-cell table:formula="of:=IFERROR(LOG(([.I120]/[.J120])/(1-[.I120]/[.J120])) / LOG([.$B120]/[.$A120]); 2 * SIGN( [.I120]-[.J120]/2))" office:value-type="float" office:value="-2" calcext:value-type="float">
            <text:p>-2</text:p>
          </table:table-cell>
          <table:table-cell/>
          <table:table-cell table:formula="of:=IFERROR(LOG(([.K120]/[.L120])/(1-[.K120]/[.L120])) / LOG([.$B120]/[.$A120]); 2 * SIGN( [.K120]-[.L120]/2))" office:value-type="float" office:value="2" calcext:value-type="float">
            <text:p>2</text:p>
          </table:table-cell>
          <table:table-cell/>
          <table:table-cell table:formula="of:=IFERROR(LOG(([.M120]/[.N120])/(1-[.M120]/[.N120])) / LOG([.$B120]/[.$A120]); 2 * SIGN( [.M120]-[.N120]/2))" office:value-type="float" office:value="4.55549394116453" calcext:value-type="float">
            <text:p>4.5554939412</text:p>
          </table:table-cell>
          <table:table-cell/>
          <table:table-cell table:formula="of:=IFERROR(LOG(([.O120]/[.P120])/(1-[.O120]/[.P120])) / LOG([.$B120]/[.$A120]); 2 * SIGN( [.O120]-[.P120]/2))" office:value-type="float" office:value="-2" calcext:value-type="float">
            <text:p>-2</text:p>
          </table:table-cell>
          <table:table-cell table:number-columns-repeated="99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A121]&amp;[.B121]" office:value-type="string" office:string-value="1115" calcext:value-type="string">
            <text:p>1115</text:p>
          </table:table-cell>
          <table:table-cell/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formula="of:=IFNA(VLOOKUP([.$C121]; [Round1.$D$2:.$V$9];COLUMN()-3;0);&quot;0&quot;)+IFNA(VLOOKUP([.$C121]; [Round2.$D$2:.$V$16];COLUMN()-3;0);&quot;0&quot;)+IFNA(VLOOKUP([.$C121]; [Round3.$D$2:.$V$24];COLUMN()-3;0);&quot;0&quot;)+IFNA(VLOOKUP([.$C121]; [Round4.$D$2:.$V$23];COLUMN()-3;0);&quot;0&quot;)+IFNA(VLOOKUP([.$C121]; [Round5.$D$2:.$V$25];COLUMN()-3;0);&quot;0&quot;)+IFNA(VLOOKUP([.$C121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21]/[.F121])/(1-[.E121]/[.F121])) / LOG([.$B121]/[.$A121]); 2 * SIGN( [.E121]-[.F121]/2))" office:value-type="float" office:value="0" calcext:value-type="float">
            <text:p>0</text:p>
          </table:table-cell>
          <table:table-cell/>
          <table:table-cell table:formula="of:=IFERROR(LOG(([.G121]/[.H121])/(1-[.G121]/[.H121])) / LOG([.$B121]/[.$A121]); 2 * SIGN( [.G121]-[.H121]/2))" office:value-type="float" office:value="0" calcext:value-type="float">
            <text:p>0</text:p>
          </table:table-cell>
          <table:table-cell/>
          <table:table-cell table:formula="of:=IFERROR(LOG(([.I121]/[.J121])/(1-[.I121]/[.J121])) / LOG([.$B121]/[.$A121]); 2 * SIGN( [.I121]-[.J121]/2))" office:value-type="float" office:value="0" calcext:value-type="float">
            <text:p>0</text:p>
          </table:table-cell>
          <table:table-cell/>
          <table:table-cell table:formula="of:=IFERROR(LOG(([.K121]/[.L121])/(1-[.K121]/[.L121])) / LOG([.$B121]/[.$A121]); 2 * SIGN( [.K121]-[.L121]/2))" office:value-type="float" office:value="0" calcext:value-type="float">
            <text:p>0</text:p>
          </table:table-cell>
          <table:table-cell/>
          <table:table-cell table:formula="of:=IFERROR(LOG(([.M121]/[.N121])/(1-[.M121]/[.N121])) / LOG([.$B121]/[.$A121]); 2 * SIGN( [.M121]-[.N121]/2))" office:value-type="float" office:value="0" calcext:value-type="float">
            <text:p>0</text:p>
          </table:table-cell>
          <table:table-cell/>
          <table:table-cell table:formula="of:=IFERROR(LOG(([.O121]/[.P121])/(1-[.O121]/[.P121])) / LOG([.$B121]/[.$A121]); 2 * SIGN( [.O121]-[.P121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A122]&amp;[.B122]" office:value-type="string" office:string-value="1116" calcext:value-type="string">
            <text:p>1116</text:p>
          </table:table-cell>
          <table:table-cell/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formula="of:=IFNA(VLOOKUP([.$C122]; [Round1.$D$2:.$V$9];COLUMN()-3;0);&quot;0&quot;)+IFNA(VLOOKUP([.$C122]; [Round2.$D$2:.$V$16];COLUMN()-3;0);&quot;0&quot;)+IFNA(VLOOKUP([.$C122]; [Round3.$D$2:.$V$24];COLUMN()-3;0);&quot;0&quot;)+IFNA(VLOOKUP([.$C122]; [Round4.$D$2:.$V$23];COLUMN()-3;0);&quot;0&quot;)+IFNA(VLOOKUP([.$C122]; [Round5.$D$2:.$V$25];COLUMN()-3;0);&quot;0&quot;)+IFNA(VLOOKUP([.$C122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22]/[.F122])/(1-[.E122]/[.F122])) / LOG([.$B122]/[.$A122]); 2 * SIGN( [.E122]-[.F122]/2))" office:value-type="float" office:value="0" calcext:value-type="float">
            <text:p>0</text:p>
          </table:table-cell>
          <table:table-cell/>
          <table:table-cell table:formula="of:=IFERROR(LOG(([.G122]/[.H122])/(1-[.G122]/[.H122])) / LOG([.$B122]/[.$A122]); 2 * SIGN( [.G122]-[.H122]/2))" office:value-type="float" office:value="0" calcext:value-type="float">
            <text:p>0</text:p>
          </table:table-cell>
          <table:table-cell/>
          <table:table-cell table:formula="of:=IFERROR(LOG(([.I122]/[.J122])/(1-[.I122]/[.J122])) / LOG([.$B122]/[.$A122]); 2 * SIGN( [.I122]-[.J122]/2))" office:value-type="float" office:value="0" calcext:value-type="float">
            <text:p>0</text:p>
          </table:table-cell>
          <table:table-cell/>
          <table:table-cell table:formula="of:=IFERROR(LOG(([.K122]/[.L122])/(1-[.K122]/[.L122])) / LOG([.$B122]/[.$A122]); 2 * SIGN( [.K122]-[.L122]/2))" office:value-type="float" office:value="0" calcext:value-type="float">
            <text:p>0</text:p>
          </table:table-cell>
          <table:table-cell/>
          <table:table-cell table:formula="of:=IFERROR(LOG(([.M122]/[.N122])/(1-[.M122]/[.N122])) / LOG([.$B122]/[.$A122]); 2 * SIGN( [.M122]-[.N122]/2))" office:value-type="float" office:value="0" calcext:value-type="float">
            <text:p>0</text:p>
          </table:table-cell>
          <table:table-cell/>
          <table:table-cell table:formula="of:=IFERROR(LOG(([.O122]/[.P122])/(1-[.O122]/[.P122])) / LOG([.$B122]/[.$A122]); 2 * SIGN( [.O122]-[.P122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table:formula="of:=[.A123]&amp;[.B123]" office:value-type="string" office:string-value="1212" calcext:value-type="string">
            <text:p>1212</text:p>
          </table:table-cell>
          <table:table-cell/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formula="of:=IFNA(VLOOKUP([.$C123]; [Round1.$D$2:.$V$9];COLUMN()-3;0);&quot;0&quot;)+IFNA(VLOOKUP([.$C123]; [Round2.$D$2:.$V$16];COLUMN()-3;0);&quot;0&quot;)+IFNA(VLOOKUP([.$C123]; [Round3.$D$2:.$V$24];COLUMN()-3;0);&quot;0&quot;)+IFNA(VLOOKUP([.$C123]; [Round4.$D$2:.$V$23];COLUMN()-3;0);&quot;0&quot;)+IFNA(VLOOKUP([.$C123]; [Round5.$D$2:.$V$25];COLUMN()-3;0);&quot;0&quot;)+IFNA(VLOOKUP([.$C123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23]/[.F123])/(1-[.E123]/[.F123])) / LOG([.$B123]/[.$A123]); 2 * SIGN( [.E123]-[.F123]/2))" office:value-type="float" office:value="0" calcext:value-type="float">
            <text:p>0</text:p>
          </table:table-cell>
          <table:table-cell/>
          <table:table-cell table:formula="of:=IFERROR(LOG(([.G123]/[.H123])/(1-[.G123]/[.H123])) / LOG([.$B123]/[.$A123]); 2 * SIGN( [.G123]-[.H123]/2))" office:value-type="float" office:value="0" calcext:value-type="float">
            <text:p>0</text:p>
          </table:table-cell>
          <table:table-cell/>
          <table:table-cell table:formula="of:=IFERROR(LOG(([.I123]/[.J123])/(1-[.I123]/[.J123])) / LOG([.$B123]/[.$A123]); 2 * SIGN( [.I123]-[.J123]/2))" office:value-type="float" office:value="0" calcext:value-type="float">
            <text:p>0</text:p>
          </table:table-cell>
          <table:table-cell/>
          <table:table-cell table:formula="of:=IFERROR(LOG(([.K123]/[.L123])/(1-[.K123]/[.L123])) / LOG([.$B123]/[.$A123]); 2 * SIGN( [.K123]-[.L123]/2))" office:value-type="float" office:value="0" calcext:value-type="float">
            <text:p>0</text:p>
          </table:table-cell>
          <table:table-cell/>
          <table:table-cell table:formula="of:=IFERROR(LOG(([.M123]/[.N123])/(1-[.M123]/[.N123])) / LOG([.$B123]/[.$A123]); 2 * SIGN( [.M123]-[.N123]/2))" office:value-type="float" office:value="0" calcext:value-type="float">
            <text:p>0</text:p>
          </table:table-cell>
          <table:table-cell/>
          <table:table-cell table:formula="of:=IFERROR(LOG(([.O123]/[.P123])/(1-[.O123]/[.P123])) / LOG([.$B123]/[.$A123]); 2 * SIGN( [.O123]-[.P123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A124]&amp;[.B124]" office:value-type="string" office:string-value="1213" calcext:value-type="string">
            <text:p>1213</text:p>
          </table:table-cell>
          <table:table-cell/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8" calcext:value-type="float">
            <text:p>8</text:p>
          </table:table-cell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0" calcext:value-type="float">
            <text:p>0</text:p>
          </table:table-cell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9" calcext:value-type="float">
            <text:p>9</text:p>
          </table:table-cell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8" calcext:value-type="float">
            <text:p>8</text:p>
          </table:table-cell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2" calcext:value-type="float">
            <text:p>2</text:p>
          </table:table-cell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10" calcext:value-type="float">
            <text:p>10</text:p>
          </table:table-cell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8" calcext:value-type="float">
            <text:p>8</text:p>
          </table:table-cell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3" calcext:value-type="float">
            <text:p>3</text:p>
          </table:table-cell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11" calcext:value-type="float">
            <text:p>11</text:p>
          </table:table-cell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8" calcext:value-type="float">
            <text:p>8</text:p>
          </table:table-cell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3" calcext:value-type="float">
            <text:p>3</text:p>
          </table:table-cell>
          <table:table-cell table:formula="of:=IFNA(VLOOKUP([.$C124]; [Round1.$D$2:.$V$9];COLUMN()-3;0);&quot;0&quot;)+IFNA(VLOOKUP([.$C124]; [Round2.$D$2:.$V$16];COLUMN()-3;0);&quot;0&quot;)+IFNA(VLOOKUP([.$C124]; [Round3.$D$2:.$V$24];COLUMN()-3;0);&quot;0&quot;)+IFNA(VLOOKUP([.$C124]; [Round4.$D$2:.$V$23];COLUMN()-3;0);&quot;0&quot;)+IFNA(VLOOKUP([.$C124]; [Round5.$D$2:.$V$25];COLUMN()-3;0);&quot;0&quot;)+IFNA(VLOOKUP([.$C124]; [Round6.$D$2:.$V$12];COLUMN()-3;0);&quot;0&quot;)" office:value-type="float" office:value="11" calcext:value-type="float">
            <text:p>11</text:p>
          </table:table-cell>
          <table:table-cell table:number-columns-repeated="2"/>
          <table:table-cell table:formula="of:=IFERROR(LOG(([.E124]/[.F124])/(1-[.E124]/[.F124])) / LOG([.$B124]/[.$A124]); 2 * SIGN( [.E124]-[.F124]/2))" office:value-type="float" office:value="2" calcext:value-type="float">
            <text:p>2</text:p>
          </table:table-cell>
          <table:table-cell/>
          <table:table-cell table:formula="of:=IFERROR(LOG(([.G124]/[.H124])/(1-[.G124]/[.H124])) / LOG([.$B124]/[.$A124]); 2 * SIGN( [.G124]-[.H124]/2))" office:value-type="float" office:value="2" calcext:value-type="float">
            <text:p>2</text:p>
          </table:table-cell>
          <table:table-cell/>
          <table:table-cell table:formula="of:=IFERROR(LOG(([.I124]/[.J124])/(1-[.I124]/[.J124])) / LOG([.$B124]/[.$A124]); 2 * SIGN( [.I124]-[.J124]/2))" office:value-type="float" office:value="-17.3194336050456" calcext:value-type="float">
            <text:p>-17.319433605</text:p>
          </table:table-cell>
          <table:table-cell/>
          <table:table-cell table:formula="of:=IFERROR(LOG(([.K124]/[.L124])/(1-[.K124]/[.L124])) / LOG([.$B124]/[.$A124]); 2 * SIGN( [.K124]-[.L124]/2))" office:value-type="float" office:value="2" calcext:value-type="float">
            <text:p>2</text:p>
          </table:table-cell>
          <table:table-cell/>
          <table:table-cell table:formula="of:=IFERROR(LOG(([.M124]/[.N124])/(1-[.M124]/[.N124])) / LOG([.$B124]/[.$A124]); 2 * SIGN( [.M124]-[.N124]/2))" office:value-type="float" office:value="2" calcext:value-type="float">
            <text:p>2</text:p>
          </table:table-cell>
          <table:table-cell/>
          <table:table-cell table:formula="of:=IFERROR(LOG(([.O124]/[.P124])/(1-[.O124]/[.P124])) / LOG([.$B124]/[.$A124]); 2 * SIGN( [.O124]-[.P124]/2))" office:value-type="float" office:value="-12.2538240087049" calcext:value-type="float">
            <text:p>-12.2538240087</text:p>
          </table:table-cell>
          <table:table-cell table:number-columns-repeated="99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A125]&amp;[.B125]" office:value-type="string" office:string-value="1214" calcext:value-type="string">
            <text:p>1214</text:p>
          </table:table-cell>
          <table:table-cell/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formula="of:=IFNA(VLOOKUP([.$C125]; [Round1.$D$2:.$V$9];COLUMN()-3;0);&quot;0&quot;)+IFNA(VLOOKUP([.$C125]; [Round2.$D$2:.$V$16];COLUMN()-3;0);&quot;0&quot;)+IFNA(VLOOKUP([.$C125]; [Round3.$D$2:.$V$24];COLUMN()-3;0);&quot;0&quot;)+IFNA(VLOOKUP([.$C125]; [Round4.$D$2:.$V$23];COLUMN()-3;0);&quot;0&quot;)+IFNA(VLOOKUP([.$C125]; [Round5.$D$2:.$V$25];COLUMN()-3;0);&quot;0&quot;)+IFNA(VLOOKUP([.$C125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25]/[.F125])/(1-[.E125]/[.F125])) / LOG([.$B125]/[.$A125]); 2 * SIGN( [.E125]-[.F125]/2))" office:value-type="float" office:value="0" calcext:value-type="float">
            <text:p>0</text:p>
          </table:table-cell>
          <table:table-cell/>
          <table:table-cell table:formula="of:=IFERROR(LOG(([.G125]/[.H125])/(1-[.G125]/[.H125])) / LOG([.$B125]/[.$A125]); 2 * SIGN( [.G125]-[.H125]/2))" office:value-type="float" office:value="0" calcext:value-type="float">
            <text:p>0</text:p>
          </table:table-cell>
          <table:table-cell/>
          <table:table-cell table:formula="of:=IFERROR(LOG(([.I125]/[.J125])/(1-[.I125]/[.J125])) / LOG([.$B125]/[.$A125]); 2 * SIGN( [.I125]-[.J125]/2))" office:value-type="float" office:value="0" calcext:value-type="float">
            <text:p>0</text:p>
          </table:table-cell>
          <table:table-cell/>
          <table:table-cell table:formula="of:=IFERROR(LOG(([.K125]/[.L125])/(1-[.K125]/[.L125])) / LOG([.$B125]/[.$A125]); 2 * SIGN( [.K125]-[.L125]/2))" office:value-type="float" office:value="0" calcext:value-type="float">
            <text:p>0</text:p>
          </table:table-cell>
          <table:table-cell/>
          <table:table-cell table:formula="of:=IFERROR(LOG(([.M125]/[.N125])/(1-[.M125]/[.N125])) / LOG([.$B125]/[.$A125]); 2 * SIGN( [.M125]-[.N125]/2))" office:value-type="float" office:value="0" calcext:value-type="float">
            <text:p>0</text:p>
          </table:table-cell>
          <table:table-cell/>
          <table:table-cell table:formula="of:=IFERROR(LOG(([.O125]/[.P125])/(1-[.O125]/[.P125])) / LOG([.$B125]/[.$A125]); 2 * SIGN( [.O125]-[.P125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A126]&amp;[.B126]" office:value-type="string" office:string-value="1215" calcext:value-type="string">
            <text:p>1215</text:p>
          </table:table-cell>
          <table:table-cell/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formula="of:=IFNA(VLOOKUP([.$C126]; [Round1.$D$2:.$V$9];COLUMN()-3;0);&quot;0&quot;)+IFNA(VLOOKUP([.$C126]; [Round2.$D$2:.$V$16];COLUMN()-3;0);&quot;0&quot;)+IFNA(VLOOKUP([.$C126]; [Round3.$D$2:.$V$24];COLUMN()-3;0);&quot;0&quot;)+IFNA(VLOOKUP([.$C126]; [Round4.$D$2:.$V$23];COLUMN()-3;0);&quot;0&quot;)+IFNA(VLOOKUP([.$C126]; [Round5.$D$2:.$V$25];COLUMN()-3;0);&quot;0&quot;)+IFNA(VLOOKUP([.$C126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26]/[.F126])/(1-[.E126]/[.F126])) / LOG([.$B126]/[.$A126]); 2 * SIGN( [.E126]-[.F126]/2))" office:value-type="float" office:value="0" calcext:value-type="float">
            <text:p>0</text:p>
          </table:table-cell>
          <table:table-cell/>
          <table:table-cell table:formula="of:=IFERROR(LOG(([.G126]/[.H126])/(1-[.G126]/[.H126])) / LOG([.$B126]/[.$A126]); 2 * SIGN( [.G126]-[.H126]/2))" office:value-type="float" office:value="0" calcext:value-type="float">
            <text:p>0</text:p>
          </table:table-cell>
          <table:table-cell/>
          <table:table-cell table:formula="of:=IFERROR(LOG(([.I126]/[.J126])/(1-[.I126]/[.J126])) / LOG([.$B126]/[.$A126]); 2 * SIGN( [.I126]-[.J126]/2))" office:value-type="float" office:value="0" calcext:value-type="float">
            <text:p>0</text:p>
          </table:table-cell>
          <table:table-cell/>
          <table:table-cell table:formula="of:=IFERROR(LOG(([.K126]/[.L126])/(1-[.K126]/[.L126])) / LOG([.$B126]/[.$A126]); 2 * SIGN( [.K126]-[.L126]/2))" office:value-type="float" office:value="0" calcext:value-type="float">
            <text:p>0</text:p>
          </table:table-cell>
          <table:table-cell/>
          <table:table-cell table:formula="of:=IFERROR(LOG(([.M126]/[.N126])/(1-[.M126]/[.N126])) / LOG([.$B126]/[.$A126]); 2 * SIGN( [.M126]-[.N126]/2))" office:value-type="float" office:value="0" calcext:value-type="float">
            <text:p>0</text:p>
          </table:table-cell>
          <table:table-cell/>
          <table:table-cell table:formula="of:=IFERROR(LOG(([.O126]/[.P126])/(1-[.O126]/[.P126])) / LOG([.$B126]/[.$A126]); 2 * SIGN( [.O126]-[.P126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27]&amp;[.B127]" office:value-type="string" office:string-value="1216" calcext:value-type="string">
            <text:p>1216</text:p>
          </table:table-cell>
          <table:table-cell/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formula="of:=IFNA(VLOOKUP([.$C127]; [Round1.$D$2:.$V$9];COLUMN()-3;0);&quot;0&quot;)+IFNA(VLOOKUP([.$C127]; [Round2.$D$2:.$V$16];COLUMN()-3;0);&quot;0&quot;)+IFNA(VLOOKUP([.$C127]; [Round3.$D$2:.$V$24];COLUMN()-3;0);&quot;0&quot;)+IFNA(VLOOKUP([.$C127]; [Round4.$D$2:.$V$23];COLUMN()-3;0);&quot;0&quot;)+IFNA(VLOOKUP([.$C127]; [Round5.$D$2:.$V$25];COLUMN()-3;0);&quot;0&quot;)+IFNA(VLOOKUP([.$C127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27]/[.F127])/(1-[.E127]/[.F127])) / LOG([.$B127]/[.$A127]); 2 * SIGN( [.E127]-[.F127]/2))" office:value-type="float" office:value="0" calcext:value-type="float">
            <text:p>0</text:p>
          </table:table-cell>
          <table:table-cell/>
          <table:table-cell table:formula="of:=IFERROR(LOG(([.G127]/[.H127])/(1-[.G127]/[.H127])) / LOG([.$B127]/[.$A127]); 2 * SIGN( [.G127]-[.H127]/2))" office:value-type="float" office:value="0" calcext:value-type="float">
            <text:p>0</text:p>
          </table:table-cell>
          <table:table-cell/>
          <table:table-cell table:formula="of:=IFERROR(LOG(([.I127]/[.J127])/(1-[.I127]/[.J127])) / LOG([.$B127]/[.$A127]); 2 * SIGN( [.I127]-[.J127]/2))" office:value-type="float" office:value="0" calcext:value-type="float">
            <text:p>0</text:p>
          </table:table-cell>
          <table:table-cell/>
          <table:table-cell table:formula="of:=IFERROR(LOG(([.K127]/[.L127])/(1-[.K127]/[.L127])) / LOG([.$B127]/[.$A127]); 2 * SIGN( [.K127]-[.L127]/2))" office:value-type="float" office:value="0" calcext:value-type="float">
            <text:p>0</text:p>
          </table:table-cell>
          <table:table-cell/>
          <table:table-cell table:formula="of:=IFERROR(LOG(([.M127]/[.N127])/(1-[.M127]/[.N127])) / LOG([.$B127]/[.$A127]); 2 * SIGN( [.M127]-[.N127]/2))" office:value-type="float" office:value="0" calcext:value-type="float">
            <text:p>0</text:p>
          </table:table-cell>
          <table:table-cell/>
          <table:table-cell table:formula="of:=IFERROR(LOG(([.O127]/[.P127])/(1-[.O127]/[.P127])) / LOG([.$B127]/[.$A127]); 2 * SIGN( [.O127]-[.P127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table:formula="of:=[.A128]&amp;[.B128]" office:value-type="string" office:string-value="1313" calcext:value-type="string">
            <text:p>1313</text:p>
          </table:table-cell>
          <table:table-cell/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formula="of:=IFNA(VLOOKUP([.$C128]; [Round1.$D$2:.$V$9];COLUMN()-3;0);&quot;0&quot;)+IFNA(VLOOKUP([.$C128]; [Round2.$D$2:.$V$16];COLUMN()-3;0);&quot;0&quot;)+IFNA(VLOOKUP([.$C128]; [Round3.$D$2:.$V$24];COLUMN()-3;0);&quot;0&quot;)+IFNA(VLOOKUP([.$C128]; [Round4.$D$2:.$V$23];COLUMN()-3;0);&quot;0&quot;)+IFNA(VLOOKUP([.$C128]; [Round5.$D$2:.$V$25];COLUMN()-3;0);&quot;0&quot;)+IFNA(VLOOKUP([.$C128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28]/[.F128])/(1-[.E128]/[.F128])) / LOG([.$B128]/[.$A128]); 2 * SIGN( [.E128]-[.F128]/2))" office:value-type="float" office:value="0" calcext:value-type="float">
            <text:p>0</text:p>
          </table:table-cell>
          <table:table-cell/>
          <table:table-cell table:formula="of:=IFERROR(LOG(([.G128]/[.H128])/(1-[.G128]/[.H128])) / LOG([.$B128]/[.$A128]); 2 * SIGN( [.G128]-[.H128]/2))" office:value-type="float" office:value="0" calcext:value-type="float">
            <text:p>0</text:p>
          </table:table-cell>
          <table:table-cell/>
          <table:table-cell table:formula="of:=IFERROR(LOG(([.I128]/[.J128])/(1-[.I128]/[.J128])) / LOG([.$B128]/[.$A128]); 2 * SIGN( [.I128]-[.J128]/2))" office:value-type="float" office:value="0" calcext:value-type="float">
            <text:p>0</text:p>
          </table:table-cell>
          <table:table-cell/>
          <table:table-cell table:formula="of:=IFERROR(LOG(([.K128]/[.L128])/(1-[.K128]/[.L128])) / LOG([.$B128]/[.$A128]); 2 * SIGN( [.K128]-[.L128]/2))" office:value-type="float" office:value="0" calcext:value-type="float">
            <text:p>0</text:p>
          </table:table-cell>
          <table:table-cell/>
          <table:table-cell table:formula="of:=IFERROR(LOG(([.M128]/[.N128])/(1-[.M128]/[.N128])) / LOG([.$B128]/[.$A128]); 2 * SIGN( [.M128]-[.N128]/2))" office:value-type="float" office:value="0" calcext:value-type="float">
            <text:p>0</text:p>
          </table:table-cell>
          <table:table-cell/>
          <table:table-cell table:formula="of:=IFERROR(LOG(([.O128]/[.P128])/(1-[.O128]/[.P128])) / LOG([.$B128]/[.$A128]); 2 * SIGN( [.O128]-[.P128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A129]&amp;[.B129]" office:value-type="string" office:string-value="1314" calcext:value-type="string">
            <text:p>1314</text:p>
          </table:table-cell>
          <table:table-cell/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formula="of:=IFNA(VLOOKUP([.$C129]; [Round1.$D$2:.$V$9];COLUMN()-3;0);&quot;0&quot;)+IFNA(VLOOKUP([.$C129]; [Round2.$D$2:.$V$16];COLUMN()-3;0);&quot;0&quot;)+IFNA(VLOOKUP([.$C129]; [Round3.$D$2:.$V$24];COLUMN()-3;0);&quot;0&quot;)+IFNA(VLOOKUP([.$C129]; [Round4.$D$2:.$V$23];COLUMN()-3;0);&quot;0&quot;)+IFNA(VLOOKUP([.$C129]; [Round5.$D$2:.$V$25];COLUMN()-3;0);&quot;0&quot;)+IFNA(VLOOKUP([.$C129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29]/[.F129])/(1-[.E129]/[.F129])) / LOG([.$B129]/[.$A129]); 2 * SIGN( [.E129]-[.F129]/2))" office:value-type="float" office:value="0" calcext:value-type="float">
            <text:p>0</text:p>
          </table:table-cell>
          <table:table-cell/>
          <table:table-cell table:formula="of:=IFERROR(LOG(([.G129]/[.H129])/(1-[.G129]/[.H129])) / LOG([.$B129]/[.$A129]); 2 * SIGN( [.G129]-[.H129]/2))" office:value-type="float" office:value="0" calcext:value-type="float">
            <text:p>0</text:p>
          </table:table-cell>
          <table:table-cell/>
          <table:table-cell table:formula="of:=IFERROR(LOG(([.I129]/[.J129])/(1-[.I129]/[.J129])) / LOG([.$B129]/[.$A129]); 2 * SIGN( [.I129]-[.J129]/2))" office:value-type="float" office:value="0" calcext:value-type="float">
            <text:p>0</text:p>
          </table:table-cell>
          <table:table-cell/>
          <table:table-cell table:formula="of:=IFERROR(LOG(([.K129]/[.L129])/(1-[.K129]/[.L129])) / LOG([.$B129]/[.$A129]); 2 * SIGN( [.K129]-[.L129]/2))" office:value-type="float" office:value="0" calcext:value-type="float">
            <text:p>0</text:p>
          </table:table-cell>
          <table:table-cell/>
          <table:table-cell table:formula="of:=IFERROR(LOG(([.M129]/[.N129])/(1-[.M129]/[.N129])) / LOG([.$B129]/[.$A129]); 2 * SIGN( [.M129]-[.N129]/2))" office:value-type="float" office:value="0" calcext:value-type="float">
            <text:p>0</text:p>
          </table:table-cell>
          <table:table-cell/>
          <table:table-cell table:formula="of:=IFERROR(LOG(([.O129]/[.P129])/(1-[.O129]/[.P129])) / LOG([.$B129]/[.$A129]); 2 * SIGN( [.O129]-[.P129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A130]&amp;[.B130]" office:value-type="string" office:string-value="1315" calcext:value-type="string">
            <text:p>1315</text:p>
          </table:table-cell>
          <table:table-cell/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formula="of:=IFNA(VLOOKUP([.$C130]; [Round1.$D$2:.$V$9];COLUMN()-3;0);&quot;0&quot;)+IFNA(VLOOKUP([.$C130]; [Round2.$D$2:.$V$16];COLUMN()-3;0);&quot;0&quot;)+IFNA(VLOOKUP([.$C130]; [Round3.$D$2:.$V$24];COLUMN()-3;0);&quot;0&quot;)+IFNA(VLOOKUP([.$C130]; [Round4.$D$2:.$V$23];COLUMN()-3;0);&quot;0&quot;)+IFNA(VLOOKUP([.$C130]; [Round5.$D$2:.$V$25];COLUMN()-3;0);&quot;0&quot;)+IFNA(VLOOKUP([.$C130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30]/[.F130])/(1-[.E130]/[.F130])) / LOG([.$B130]/[.$A130]); 2 * SIGN( [.E130]-[.F130]/2))" office:value-type="float" office:value="0" calcext:value-type="float">
            <text:p>0</text:p>
          </table:table-cell>
          <table:table-cell/>
          <table:table-cell table:formula="of:=IFERROR(LOG(([.G130]/[.H130])/(1-[.G130]/[.H130])) / LOG([.$B130]/[.$A130]); 2 * SIGN( [.G130]-[.H130]/2))" office:value-type="float" office:value="0" calcext:value-type="float">
            <text:p>0</text:p>
          </table:table-cell>
          <table:table-cell/>
          <table:table-cell table:formula="of:=IFERROR(LOG(([.I130]/[.J130])/(1-[.I130]/[.J130])) / LOG([.$B130]/[.$A130]); 2 * SIGN( [.I130]-[.J130]/2))" office:value-type="float" office:value="0" calcext:value-type="float">
            <text:p>0</text:p>
          </table:table-cell>
          <table:table-cell/>
          <table:table-cell table:formula="of:=IFERROR(LOG(([.K130]/[.L130])/(1-[.K130]/[.L130])) / LOG([.$B130]/[.$A130]); 2 * SIGN( [.K130]-[.L130]/2))" office:value-type="float" office:value="0" calcext:value-type="float">
            <text:p>0</text:p>
          </table:table-cell>
          <table:table-cell/>
          <table:table-cell table:formula="of:=IFERROR(LOG(([.M130]/[.N130])/(1-[.M130]/[.N130])) / LOG([.$B130]/[.$A130]); 2 * SIGN( [.M130]-[.N130]/2))" office:value-type="float" office:value="0" calcext:value-type="float">
            <text:p>0</text:p>
          </table:table-cell>
          <table:table-cell/>
          <table:table-cell table:formula="of:=IFERROR(LOG(([.O130]/[.P130])/(1-[.O130]/[.P130])) / LOG([.$B130]/[.$A130]); 2 * SIGN( [.O130]-[.P130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A131]&amp;[.B131]" office:value-type="string" office:string-value="1316" calcext:value-type="string">
            <text:p>1316</text:p>
          </table:table-cell>
          <table:table-cell/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formula="of:=IFNA(VLOOKUP([.$C131]; [Round1.$D$2:.$V$9];COLUMN()-3;0);&quot;0&quot;)+IFNA(VLOOKUP([.$C131]; [Round2.$D$2:.$V$16];COLUMN()-3;0);&quot;0&quot;)+IFNA(VLOOKUP([.$C131]; [Round3.$D$2:.$V$24];COLUMN()-3;0);&quot;0&quot;)+IFNA(VLOOKUP([.$C131]; [Round4.$D$2:.$V$23];COLUMN()-3;0);&quot;0&quot;)+IFNA(VLOOKUP([.$C131]; [Round5.$D$2:.$V$25];COLUMN()-3;0);&quot;0&quot;)+IFNA(VLOOKUP([.$C131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31]/[.F131])/(1-[.E131]/[.F131])) / LOG([.$B131]/[.$A131]); 2 * SIGN( [.E131]-[.F131]/2))" office:value-type="float" office:value="0" calcext:value-type="float">
            <text:p>0</text:p>
          </table:table-cell>
          <table:table-cell/>
          <table:table-cell table:formula="of:=IFERROR(LOG(([.G131]/[.H131])/(1-[.G131]/[.H131])) / LOG([.$B131]/[.$A131]); 2 * SIGN( [.G131]-[.H131]/2))" office:value-type="float" office:value="0" calcext:value-type="float">
            <text:p>0</text:p>
          </table:table-cell>
          <table:table-cell/>
          <table:table-cell table:formula="of:=IFERROR(LOG(([.I131]/[.J131])/(1-[.I131]/[.J131])) / LOG([.$B131]/[.$A131]); 2 * SIGN( [.I131]-[.J131]/2))" office:value-type="float" office:value="0" calcext:value-type="float">
            <text:p>0</text:p>
          </table:table-cell>
          <table:table-cell/>
          <table:table-cell table:formula="of:=IFERROR(LOG(([.K131]/[.L131])/(1-[.K131]/[.L131])) / LOG([.$B131]/[.$A131]); 2 * SIGN( [.K131]-[.L131]/2))" office:value-type="float" office:value="0" calcext:value-type="float">
            <text:p>0</text:p>
          </table:table-cell>
          <table:table-cell/>
          <table:table-cell table:formula="of:=IFERROR(LOG(([.M131]/[.N131])/(1-[.M131]/[.N131])) / LOG([.$B131]/[.$A131]); 2 * SIGN( [.M131]-[.N131]/2))" office:value-type="float" office:value="0" calcext:value-type="float">
            <text:p>0</text:p>
          </table:table-cell>
          <table:table-cell/>
          <table:table-cell table:formula="of:=IFERROR(LOG(([.O131]/[.P131])/(1-[.O131]/[.P131])) / LOG([.$B131]/[.$A131]); 2 * SIGN( [.O131]-[.P131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table:formula="of:=[.A132]&amp;[.B132]" office:value-type="string" office:string-value="1414" calcext:value-type="string">
            <text:p>1414</text:p>
          </table:table-cell>
          <table:table-cell/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formula="of:=IFNA(VLOOKUP([.$C132]; [Round1.$D$2:.$V$9];COLUMN()-3;0);&quot;0&quot;)+IFNA(VLOOKUP([.$C132]; [Round2.$D$2:.$V$16];COLUMN()-3;0);&quot;0&quot;)+IFNA(VLOOKUP([.$C132]; [Round3.$D$2:.$V$24];COLUMN()-3;0);&quot;0&quot;)+IFNA(VLOOKUP([.$C132]; [Round4.$D$2:.$V$23];COLUMN()-3;0);&quot;0&quot;)+IFNA(VLOOKUP([.$C132]; [Round5.$D$2:.$V$25];COLUMN()-3;0);&quot;0&quot;)+IFNA(VLOOKUP([.$C132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32]/[.F132])/(1-[.E132]/[.F132])) / LOG([.$B132]/[.$A132]); 2 * SIGN( [.E132]-[.F132]/2))" office:value-type="float" office:value="0" calcext:value-type="float">
            <text:p>0</text:p>
          </table:table-cell>
          <table:table-cell/>
          <table:table-cell table:formula="of:=IFERROR(LOG(([.G132]/[.H132])/(1-[.G132]/[.H132])) / LOG([.$B132]/[.$A132]); 2 * SIGN( [.G132]-[.H132]/2))" office:value-type="float" office:value="0" calcext:value-type="float">
            <text:p>0</text:p>
          </table:table-cell>
          <table:table-cell/>
          <table:table-cell table:formula="of:=IFERROR(LOG(([.I132]/[.J132])/(1-[.I132]/[.J132])) / LOG([.$B132]/[.$A132]); 2 * SIGN( [.I132]-[.J132]/2))" office:value-type="float" office:value="0" calcext:value-type="float">
            <text:p>0</text:p>
          </table:table-cell>
          <table:table-cell/>
          <table:table-cell table:formula="of:=IFERROR(LOG(([.K132]/[.L132])/(1-[.K132]/[.L132])) / LOG([.$B132]/[.$A132]); 2 * SIGN( [.K132]-[.L132]/2))" office:value-type="float" office:value="0" calcext:value-type="float">
            <text:p>0</text:p>
          </table:table-cell>
          <table:table-cell/>
          <table:table-cell table:formula="of:=IFERROR(LOG(([.M132]/[.N132])/(1-[.M132]/[.N132])) / LOG([.$B132]/[.$A132]); 2 * SIGN( [.M132]-[.N132]/2))" office:value-type="float" office:value="0" calcext:value-type="float">
            <text:p>0</text:p>
          </table:table-cell>
          <table:table-cell/>
          <table:table-cell table:formula="of:=IFERROR(LOG(([.O132]/[.P132])/(1-[.O132]/[.P132])) / LOG([.$B132]/[.$A132]); 2 * SIGN( [.O132]-[.P132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A133]&amp;[.B133]" office:value-type="string" office:string-value="1415" calcext:value-type="string">
            <text:p>1415</text:p>
          </table:table-cell>
          <table:table-cell/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formula="of:=IFNA(VLOOKUP([.$C133]; [Round1.$D$2:.$V$9];COLUMN()-3;0);&quot;0&quot;)+IFNA(VLOOKUP([.$C133]; [Round2.$D$2:.$V$16];COLUMN()-3;0);&quot;0&quot;)+IFNA(VLOOKUP([.$C133]; [Round3.$D$2:.$V$24];COLUMN()-3;0);&quot;0&quot;)+IFNA(VLOOKUP([.$C133]; [Round4.$D$2:.$V$23];COLUMN()-3;0);&quot;0&quot;)+IFNA(VLOOKUP([.$C133]; [Round5.$D$2:.$V$25];COLUMN()-3;0);&quot;0&quot;)+IFNA(VLOOKUP([.$C133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33]/[.F133])/(1-[.E133]/[.F133])) / LOG([.$B133]/[.$A133]); 2 * SIGN( [.E133]-[.F133]/2))" office:value-type="float" office:value="0" calcext:value-type="float">
            <text:p>0</text:p>
          </table:table-cell>
          <table:table-cell/>
          <table:table-cell table:formula="of:=IFERROR(LOG(([.G133]/[.H133])/(1-[.G133]/[.H133])) / LOG([.$B133]/[.$A133]); 2 * SIGN( [.G133]-[.H133]/2))" office:value-type="float" office:value="0" calcext:value-type="float">
            <text:p>0</text:p>
          </table:table-cell>
          <table:table-cell/>
          <table:table-cell table:formula="of:=IFERROR(LOG(([.I133]/[.J133])/(1-[.I133]/[.J133])) / LOG([.$B133]/[.$A133]); 2 * SIGN( [.I133]-[.J133]/2))" office:value-type="float" office:value="0" calcext:value-type="float">
            <text:p>0</text:p>
          </table:table-cell>
          <table:table-cell/>
          <table:table-cell table:formula="of:=IFERROR(LOG(([.K133]/[.L133])/(1-[.K133]/[.L133])) / LOG([.$B133]/[.$A133]); 2 * SIGN( [.K133]-[.L133]/2))" office:value-type="float" office:value="0" calcext:value-type="float">
            <text:p>0</text:p>
          </table:table-cell>
          <table:table-cell/>
          <table:table-cell table:formula="of:=IFERROR(LOG(([.M133]/[.N133])/(1-[.M133]/[.N133])) / LOG([.$B133]/[.$A133]); 2 * SIGN( [.M133]-[.N133]/2))" office:value-type="float" office:value="0" calcext:value-type="float">
            <text:p>0</text:p>
          </table:table-cell>
          <table:table-cell/>
          <table:table-cell table:formula="of:=IFERROR(LOG(([.O133]/[.P133])/(1-[.O133]/[.P133])) / LOG([.$B133]/[.$A133]); 2 * SIGN( [.O133]-[.P133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A134]&amp;[.B134]" office:value-type="string" office:string-value="1416" calcext:value-type="string">
            <text:p>1416</text:p>
          </table:table-cell>
          <table:table-cell/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formula="of:=IFNA(VLOOKUP([.$C134]; [Round1.$D$2:.$V$9];COLUMN()-3;0);&quot;0&quot;)+IFNA(VLOOKUP([.$C134]; [Round2.$D$2:.$V$16];COLUMN()-3;0);&quot;0&quot;)+IFNA(VLOOKUP([.$C134]; [Round3.$D$2:.$V$24];COLUMN()-3;0);&quot;0&quot;)+IFNA(VLOOKUP([.$C134]; [Round4.$D$2:.$V$23];COLUMN()-3;0);&quot;0&quot;)+IFNA(VLOOKUP([.$C134]; [Round5.$D$2:.$V$25];COLUMN()-3;0);&quot;0&quot;)+IFNA(VLOOKUP([.$C134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34]/[.F134])/(1-[.E134]/[.F134])) / LOG([.$B134]/[.$A134]); 2 * SIGN( [.E134]-[.F134]/2))" office:value-type="float" office:value="0" calcext:value-type="float">
            <text:p>0</text:p>
          </table:table-cell>
          <table:table-cell/>
          <table:table-cell table:formula="of:=IFERROR(LOG(([.G134]/[.H134])/(1-[.G134]/[.H134])) / LOG([.$B134]/[.$A134]); 2 * SIGN( [.G134]-[.H134]/2))" office:value-type="float" office:value="0" calcext:value-type="float">
            <text:p>0</text:p>
          </table:table-cell>
          <table:table-cell/>
          <table:table-cell table:formula="of:=IFERROR(LOG(([.I134]/[.J134])/(1-[.I134]/[.J134])) / LOG([.$B134]/[.$A134]); 2 * SIGN( [.I134]-[.J134]/2))" office:value-type="float" office:value="0" calcext:value-type="float">
            <text:p>0</text:p>
          </table:table-cell>
          <table:table-cell/>
          <table:table-cell table:formula="of:=IFERROR(LOG(([.K134]/[.L134])/(1-[.K134]/[.L134])) / LOG([.$B134]/[.$A134]); 2 * SIGN( [.K134]-[.L134]/2))" office:value-type="float" office:value="0" calcext:value-type="float">
            <text:p>0</text:p>
          </table:table-cell>
          <table:table-cell/>
          <table:table-cell table:formula="of:=IFERROR(LOG(([.M134]/[.N134])/(1-[.M134]/[.N134])) / LOG([.$B134]/[.$A134]); 2 * SIGN( [.M134]-[.N134]/2))" office:value-type="float" office:value="0" calcext:value-type="float">
            <text:p>0</text:p>
          </table:table-cell>
          <table:table-cell/>
          <table:table-cell table:formula="of:=IFERROR(LOG(([.O134]/[.P134])/(1-[.O134]/[.P134])) / LOG([.$B134]/[.$A134]); 2 * SIGN( [.O134]-[.P134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table:formula="of:=[.A135]&amp;[.B135]" office:value-type="string" office:string-value="1515" calcext:value-type="string">
            <text:p>1515</text:p>
          </table:table-cell>
          <table:table-cell/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formula="of:=IFNA(VLOOKUP([.$C135]; [Round1.$D$2:.$V$9];COLUMN()-3;0);&quot;0&quot;)+IFNA(VLOOKUP([.$C135]; [Round2.$D$2:.$V$16];COLUMN()-3;0);&quot;0&quot;)+IFNA(VLOOKUP([.$C135]; [Round3.$D$2:.$V$24];COLUMN()-3;0);&quot;0&quot;)+IFNA(VLOOKUP([.$C135]; [Round4.$D$2:.$V$23];COLUMN()-3;0);&quot;0&quot;)+IFNA(VLOOKUP([.$C135]; [Round5.$D$2:.$V$25];COLUMN()-3;0);&quot;0&quot;)+IFNA(VLOOKUP([.$C135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35]/[.F135])/(1-[.E135]/[.F135])) / LOG([.$B135]/[.$A135]); 2 * SIGN( [.E135]-[.F135]/2))" office:value-type="float" office:value="0" calcext:value-type="float">
            <text:p>0</text:p>
          </table:table-cell>
          <table:table-cell/>
          <table:table-cell table:formula="of:=IFERROR(LOG(([.G135]/[.H135])/(1-[.G135]/[.H135])) / LOG([.$B135]/[.$A135]); 2 * SIGN( [.G135]-[.H135]/2))" office:value-type="float" office:value="0" calcext:value-type="float">
            <text:p>0</text:p>
          </table:table-cell>
          <table:table-cell/>
          <table:table-cell table:formula="of:=IFERROR(LOG(([.I135]/[.J135])/(1-[.I135]/[.J135])) / LOG([.$B135]/[.$A135]); 2 * SIGN( [.I135]-[.J135]/2))" office:value-type="float" office:value="0" calcext:value-type="float">
            <text:p>0</text:p>
          </table:table-cell>
          <table:table-cell/>
          <table:table-cell table:formula="of:=IFERROR(LOG(([.K135]/[.L135])/(1-[.K135]/[.L135])) / LOG([.$B135]/[.$A135]); 2 * SIGN( [.K135]-[.L135]/2))" office:value-type="float" office:value="0" calcext:value-type="float">
            <text:p>0</text:p>
          </table:table-cell>
          <table:table-cell/>
          <table:table-cell table:formula="of:=IFERROR(LOG(([.M135]/[.N135])/(1-[.M135]/[.N135])) / LOG([.$B135]/[.$A135]); 2 * SIGN( [.M135]-[.N135]/2))" office:value-type="float" office:value="0" calcext:value-type="float">
            <text:p>0</text:p>
          </table:table-cell>
          <table:table-cell/>
          <table:table-cell table:formula="of:=IFERROR(LOG(([.O135]/[.P135])/(1-[.O135]/[.P135])) / LOG([.$B135]/[.$A135]); 2 * SIGN( [.O135]-[.P135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A136]&amp;[.B136]" office:value-type="string" office:string-value="1516" calcext:value-type="string">
            <text:p>1516</text:p>
          </table:table-cell>
          <table:table-cell/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formula="of:=IFNA(VLOOKUP([.$C136]; [Round1.$D$2:.$V$9];COLUMN()-3;0);&quot;0&quot;)+IFNA(VLOOKUP([.$C136]; [Round2.$D$2:.$V$16];COLUMN()-3;0);&quot;0&quot;)+IFNA(VLOOKUP([.$C136]; [Round3.$D$2:.$V$24];COLUMN()-3;0);&quot;0&quot;)+IFNA(VLOOKUP([.$C136]; [Round4.$D$2:.$V$23];COLUMN()-3;0);&quot;0&quot;)+IFNA(VLOOKUP([.$C136]; [Round5.$D$2:.$V$25];COLUMN()-3;0);&quot;0&quot;)+IFNA(VLOOKUP([.$C136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36]/[.F136])/(1-[.E136]/[.F136])) / LOG([.$B136]/[.$A136]); 2 * SIGN( [.E136]-[.F136]/2))" office:value-type="float" office:value="0" calcext:value-type="float">
            <text:p>0</text:p>
          </table:table-cell>
          <table:table-cell/>
          <table:table-cell table:formula="of:=IFERROR(LOG(([.G136]/[.H136])/(1-[.G136]/[.H136])) / LOG([.$B136]/[.$A136]); 2 * SIGN( [.G136]-[.H136]/2))" office:value-type="float" office:value="0" calcext:value-type="float">
            <text:p>0</text:p>
          </table:table-cell>
          <table:table-cell/>
          <table:table-cell table:formula="of:=IFERROR(LOG(([.I136]/[.J136])/(1-[.I136]/[.J136])) / LOG([.$B136]/[.$A136]); 2 * SIGN( [.I136]-[.J136]/2))" office:value-type="float" office:value="0" calcext:value-type="float">
            <text:p>0</text:p>
          </table:table-cell>
          <table:table-cell/>
          <table:table-cell table:formula="of:=IFERROR(LOG(([.K136]/[.L136])/(1-[.K136]/[.L136])) / LOG([.$B136]/[.$A136]); 2 * SIGN( [.K136]-[.L136]/2))" office:value-type="float" office:value="0" calcext:value-type="float">
            <text:p>0</text:p>
          </table:table-cell>
          <table:table-cell/>
          <table:table-cell table:formula="of:=IFERROR(LOG(([.M136]/[.N136])/(1-[.M136]/[.N136])) / LOG([.$B136]/[.$A136]); 2 * SIGN( [.M136]-[.N136]/2))" office:value-type="float" office:value="0" calcext:value-type="float">
            <text:p>0</text:p>
          </table:table-cell>
          <table:table-cell/>
          <table:table-cell table:formula="of:=IFERROR(LOG(([.O136]/[.P136])/(1-[.O136]/[.P136])) / LOG([.$B136]/[.$A136]); 2 * SIGN( [.O136]-[.P136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[.A137]&amp;[.B137]" office:value-type="string" office:string-value="1616" calcext:value-type="string">
            <text:p>1616</text:p>
          </table:table-cell>
          <table:table-cell/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formula="of:=IFNA(VLOOKUP([.$C137]; [Round1.$D$2:.$V$9];COLUMN()-3;0);&quot;0&quot;)+IFNA(VLOOKUP([.$C137]; [Round2.$D$2:.$V$16];COLUMN()-3;0);&quot;0&quot;)+IFNA(VLOOKUP([.$C137]; [Round3.$D$2:.$V$24];COLUMN()-3;0);&quot;0&quot;)+IFNA(VLOOKUP([.$C137]; [Round4.$D$2:.$V$23];COLUMN()-3;0);&quot;0&quot;)+IFNA(VLOOKUP([.$C137]; [Round5.$D$2:.$V$25];COLUMN()-3;0);&quot;0&quot;)+IFNA(VLOOKUP([.$C137]; [Round6.$D$2:.$V$12];COLUMN()-3;0);&quot;0&quot;)" office:value-type="float" office:value="0" calcext:value-type="float">
            <text:p>0</text:p>
          </table:table-cell>
          <table:table-cell table:number-columns-repeated="2"/>
          <table:table-cell table:formula="of:=IFERROR(LOG(([.E137]/[.F137])/(1-[.E137]/[.F137])) / LOG([.$B137]/[.$A137]); 2 * SIGN( [.E137]-[.F137]/2))" office:value-type="float" office:value="0" calcext:value-type="float">
            <text:p>0</text:p>
          </table:table-cell>
          <table:table-cell/>
          <table:table-cell table:formula="of:=IFERROR(LOG(([.G137]/[.H137])/(1-[.G137]/[.H137])) / LOG([.$B137]/[.$A137]); 2 * SIGN( [.G137]-[.H137]/2))" office:value-type="float" office:value="0" calcext:value-type="float">
            <text:p>0</text:p>
          </table:table-cell>
          <table:table-cell/>
          <table:table-cell table:formula="of:=IFERROR(LOG(([.I137]/[.J137])/(1-[.I137]/[.J137])) / LOG([.$B137]/[.$A137]); 2 * SIGN( [.I137]-[.J137]/2))" office:value-type="float" office:value="0" calcext:value-type="float">
            <text:p>0</text:p>
          </table:table-cell>
          <table:table-cell/>
          <table:table-cell table:formula="of:=IFERROR(LOG(([.K137]/[.L137])/(1-[.K137]/[.L137])) / LOG([.$B137]/[.$A137]); 2 * SIGN( [.K137]-[.L137]/2))" office:value-type="float" office:value="0" calcext:value-type="float">
            <text:p>0</text:p>
          </table:table-cell>
          <table:table-cell/>
          <table:table-cell table:formula="of:=IFERROR(LOG(([.M137]/[.N137])/(1-[.M137]/[.N137])) / LOG([.$B137]/[.$A137]); 2 * SIGN( [.M137]-[.N137]/2))" office:value-type="float" office:value="0" calcext:value-type="float">
            <text:p>0</text:p>
          </table:table-cell>
          <table:table-cell/>
          <table:table-cell table:formula="of:=IFERROR(LOG(([.O137]/[.P137])/(1-[.O137]/[.P137])) / LOG([.$B137]/[.$A137]); 2 * SIGN( [.O137]-[.P137]/2))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s:</text:p>
          </table:table-cell>
          <table:table-cell table:number-columns-repeated="4"/>
          <table:table-cell table:formula="of:=SUM([.F2:.F137])" office:value-type="float" office:value="342" calcext:value-type="float">
            <text:p>342</text:p>
          </table:table-cell>
          <table:table-cell/>
          <table:table-cell table:formula="of:=SUM([.H2:.H137])" office:value-type="float" office:value="1275" calcext:value-type="float">
            <text:p>1275</text:p>
          </table:table-cell>
          <table:table-cell/>
          <table:table-cell table:formula="of:=SUM([.J2:.J137])" office:value-type="float" office:value="1764" calcext:value-type="float">
            <text:p>1764</text:p>
          </table:table-cell>
          <table:table-cell/>
          <table:table-cell table:formula="of:=SUM([.L2:.L137])" office:value-type="float" office:value="509" calcext:value-type="float">
            <text:p>509</text:p>
          </table:table-cell>
          <table:table-cell/>
          <table:table-cell table:formula="of:=SUM([.N2:.N137])" office:value-type="float" office:value="1359" calcext:value-type="float">
            <text:p>1359</text:p>
          </table:table-cell>
          <table:table-cell/>
          <table:table-cell table:formula="of:=SUM([.P2:.P137])" office:value-type="float" office:value="1890" calcext:value-type="float">
            <text:p>1890</text:p>
          </table:table-cell>
          <table:table-cell table:number-columns-repeated="2"/>
          <table:table-cell table:formula="of:=SUMPRODUCT([.S2:.S137];[.F2:.F137])/SUM([.F2:.F137])" office:value-type="float" office:value="4.49816396451295" calcext:value-type="float">
            <text:p>4.4981639645</text:p>
          </table:table-cell>
          <table:table-cell/>
          <table:table-cell table:formula="of:=SUMPRODUCT([.U2:.U137];[.H2:.H137])/SUM([.H2:.H137])" office:value-type="float" office:value="1.89152012909028" calcext:value-type="float">
            <text:p>1.8915201291</text:p>
          </table:table-cell>
          <table:table-cell/>
          <table:table-cell table:formula="of:=SUMPRODUCT([.W2:.W137];[.J2:.J137])/SUM([.J2:.J137])" office:value-type="float" office:value="-0.968777072415304" calcext:value-type="float">
            <text:p>-0.9687770724</text:p>
          </table:table-cell>
          <table:table-cell/>
          <table:table-cell table:formula="of:=SUMPRODUCT([.Y2:.Y137];[.L2:.L137])/SUM([.L2:.L137])" office:value-type="float" office:value="4.26536829252982" calcext:value-type="float">
            <text:p>4.2653682925</text:p>
          </table:table-cell>
          <table:table-cell/>
          <table:table-cell table:formula="of:=SUMPRODUCT([.AA2:.AA137];[.N2:.N137])/SUM([.N2:.N137])" office:value-type="float" office:value="1.91167138014605" calcext:value-type="float">
            <text:p>1.9116713801</text:p>
          </table:table-cell>
          <table:table-cell/>
          <table:table-cell table:formula="of:=SUMPRODUCT([.AC2:.AC137];[.P2:.P137])/SUM([.P2:.P137])" office:value-type="float" office:value="-0.945936991973131" calcext:value-type="float">
            <text:p>-0.945936992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6:28:39.997446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08:07:08.109906964</meta:creation-date>
    <dc:date>2018-05-14T16:31:09.186402445</dc:date>
    <meta:editing-duration>PT17H56M57S</meta:editing-duration>
    <meta:editing-cycles>151</meta:editing-cycles>
    <meta:generator>LibreOffice/5.1.6.2$Linux_X86_64 LibreOffice_project/10m0$Build-2</meta:generator>
    <meta:document-statistic meta:table-count="8" meta:cell-count="8303" meta:object-count="0"/>
  </office:meta>
</office:document-meta>
</file>